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3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3.03cm"/>
    </style:style>
    <style:style style:name="co5" style:family="table-column">
      <style:table-column-properties fo:break-before="auto" style:column-width="3.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24cm" svg:height="9.005cm" svg:x="3.698cm" svg:y="414.82cm">
            <draw:object draw:notify-on-update-of-ranges="Sheet1.E2:Sheet1.E9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21.503cm" svg:y="414.395cm">
            <draw:object draw:notify-on-update-of-ranges="Sheet1.F2:Sheet1.F9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twist.linear.x</text:p>
          </table:table-cell>
          <table:table-cell office:value-type="string" calcext:value-type="string">
            <text:p>field.twist.linear.y</text:p>
          </table:table-cell>
          <table:table-cell office:value-type="string" calcext:value-type="string">
            <text:p>field.twist.linear.z</text:p>
          </table:table-cell>
          <table:table-cell office:value-type="string" calcext:value-type="string">
            <text:p>field.twist.angular.x</text:p>
          </table:table-cell>
          <table:table-cell office:value-type="string" calcext:value-type="string">
            <text:p>field.twist.angular.y</text:p>
          </table:table-cell>
          <table:table-cell office:value-type="string" calcext:value-type="string">
            <text:p>field.twist.angular.z</text:p>
          </table:table-cell>
        </table:table-row>
        <table:table-row table:style-name="ro1">
          <table:table-cell office:value-type="float" office:value="1.52687749897533E+018" calcext:value-type="float">
            <text:p>1526877498975330000</text:p>
          </table:table-cell>
          <table:table-cell office:value-type="float" office:value="311" calcext:value-type="float">
            <text:p>311</text:p>
          </table:table-cell>
          <table:table-cell office:value-type="float" office:value="1.52687749897151E+018" calcext:value-type="float">
            <text:p>1526877498971510000</text:p>
          </table:table-cell>
          <table:table-cell office:value-type="string" calcext:value-type="string">
            <text:p>world</text:p>
          </table:table-cell>
          <table:table-cell office:value-type="float" office:value="-0.000149698375026" calcext:value-type="float">
            <text:p>-0.0001496984</text:p>
          </table:table-cell>
          <table:table-cell office:value-type="float" office:value="0.000263748195721" calcext:value-type="float">
            <text:p>0.0002637482</text:p>
          </table:table-cell>
          <table:table-cell office:value-type="float" office:value="-0.00112484674901" calcext:value-type="float">
            <text:p>-0.00112484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899568E+018" calcext:value-type="float">
            <text:p>1526877498995680000</text:p>
          </table:table-cell>
          <table:table-cell office:value-type="float" office:value="312" calcext:value-type="float">
            <text:p>312</text:p>
          </table:table-cell>
          <table:table-cell office:value-type="float" office:value="1.52687749899138E+018" calcext:value-type="float">
            <text:p>1526877498991380000</text:p>
          </table:table-cell>
          <table:table-cell office:value-type="string" calcext:value-type="string">
            <text:p>world</text:p>
          </table:table-cell>
          <table:table-cell office:value-type="float" office:value="0.000148278093548" calcext:value-type="float">
            <text:p>0.0001482781</text:p>
          </table:table-cell>
          <table:table-cell office:value-type="float" office:value="-0.0000732793560019" calcext:value-type="float">
            <text:p>-7.32793560019E-005</text:p>
          </table:table-cell>
          <table:table-cell office:value-type="float" office:value="-0.000110215682071" calcext:value-type="float">
            <text:p>-0.00011021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01608E+018" calcext:value-type="float">
            <text:p>1526877499016080000</text:p>
          </table:table-cell>
          <table:table-cell office:value-type="float" office:value="313" calcext:value-type="float">
            <text:p>313</text:p>
          </table:table-cell>
          <table:table-cell office:value-type="float" office:value="1.52687749901134E+018" calcext:value-type="float">
            <text:p>1526877499011340000</text:p>
          </table:table-cell>
          <table:table-cell office:value-type="string" calcext:value-type="string">
            <text:p>world</text:p>
          </table:table-cell>
          <table:table-cell office:value-type="float" office:value="-0.000118505435239" calcext:value-type="float">
            <text:p>-0.0001185054</text:p>
          </table:table-cell>
          <table:table-cell office:value-type="float" office:value="0.000243570480961" calcext:value-type="float">
            <text:p>0.0002435705</text:p>
          </table:table-cell>
          <table:table-cell office:value-type="float" office:value="-0.000137200666359" calcext:value-type="float">
            <text:p>-0.00013720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03535E+018" calcext:value-type="float">
            <text:p>1526877499035350000</text:p>
          </table:table-cell>
          <table:table-cell office:value-type="float" office:value="314" calcext:value-type="float">
            <text:p>314</text:p>
          </table:table-cell>
          <table:table-cell office:value-type="float" office:value="1.52687749903107E+018" calcext:value-type="float">
            <text:p>1526877499031070000</text:p>
          </table:table-cell>
          <table:table-cell office:value-type="string" calcext:value-type="string">
            <text:p>world</text:p>
          </table:table-cell>
          <table:table-cell office:value-type="float" office:value="0.0002306913957" calcext:value-type="float">
            <text:p>0.0002306914</text:p>
          </table:table-cell>
          <table:table-cell office:value-type="float" office:value="0.000202055933187" calcext:value-type="float">
            <text:p>0.0002020559</text:p>
          </table:table-cell>
          <table:table-cell office:value-type="float" office:value="-0.00031790259527" calcext:value-type="float">
            <text:p>-0.00031790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05595E+018" calcext:value-type="float">
            <text:p>1526877499055950000</text:p>
          </table:table-cell>
          <table:table-cell office:value-type="float" office:value="315" calcext:value-type="float">
            <text:p>315</text:p>
          </table:table-cell>
          <table:table-cell office:value-type="float" office:value="1.52687749905086E+018" calcext:value-type="float">
            <text:p>1526877499050860000</text:p>
          </table:table-cell>
          <table:table-cell office:value-type="string" calcext:value-type="string">
            <text:p>world</text:p>
          </table:table-cell>
          <table:table-cell office:value-type="float" office:value="-0.00124601367861" calcext:value-type="float">
            <text:p>-0.0012460137</text:p>
          </table:table-cell>
          <table:table-cell office:value-type="float" office:value="-0.00110854674131" calcext:value-type="float">
            <text:p>-0.0011085467</text:p>
          </table:table-cell>
          <table:table-cell office:value-type="float" office:value="0.000332348019583" calcext:value-type="float">
            <text:p>0.0003323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07535E+018" calcext:value-type="float">
            <text:p>1526877499075350000</text:p>
          </table:table-cell>
          <table:table-cell office:value-type="float" office:value="316" calcext:value-type="float">
            <text:p>316</text:p>
          </table:table-cell>
          <table:table-cell office:value-type="float" office:value="1.5268774990716E+018" calcext:value-type="float">
            <text:p>1526877499071600000</text:p>
          </table:table-cell>
          <table:table-cell office:value-type="string" calcext:value-type="string">
            <text:p>world</text:p>
          </table:table-cell>
          <table:table-cell office:value-type="float" office:value="0.00045502721332" calcext:value-type="float">
            <text:p>0.0004550272</text:p>
          </table:table-cell>
          <table:table-cell office:value-type="float" office:value="0.000592982512899" calcext:value-type="float">
            <text:p>0.0005929825</text:p>
          </table:table-cell>
          <table:table-cell office:value-type="float" office:value="-0.000198463283596" calcext:value-type="float">
            <text:p>-0.00019846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09576E+018" calcext:value-type="float">
            <text:p>1526877499095760000</text:p>
          </table:table-cell>
          <table:table-cell office:value-type="float" office:value="317" calcext:value-type="float">
            <text:p>317</text:p>
          </table:table-cell>
          <table:table-cell office:value-type="float" office:value="1.52687749909144E+018" calcext:value-type="float">
            <text:p>1526877499091440000</text:p>
          </table:table-cell>
          <table:table-cell office:value-type="string" calcext:value-type="string">
            <text:p>world</text:p>
          </table:table-cell>
          <table:table-cell office:value-type="float" office:value="0.000410495966207" calcext:value-type="float">
            <text:p>0.000410496</text:p>
          </table:table-cell>
          <table:table-cell office:value-type="float" office:value="0.000681218749378" calcext:value-type="float">
            <text:p>0.0006812187</text:p>
          </table:table-cell>
          <table:table-cell office:value-type="float" office:value="0.0000360696503776" calcext:value-type="float">
            <text:p>3.60696503776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11605E+018" calcext:value-type="float">
            <text:p>1526877499116050000</text:p>
          </table:table-cell>
          <table:table-cell office:value-type="float" office:value="318" calcext:value-type="float">
            <text:p>318</text:p>
          </table:table-cell>
          <table:table-cell office:value-type="float" office:value="1.52687749911134E+018" calcext:value-type="float">
            <text:p>1526877499111340000</text:p>
          </table:table-cell>
          <table:table-cell office:value-type="string" calcext:value-type="string">
            <text:p>world</text:p>
          </table:table-cell>
          <table:table-cell office:value-type="float" office:value="0.000157064481755" calcext:value-type="float">
            <text:p>0.0001570645</text:p>
          </table:table-cell>
          <table:table-cell office:value-type="float" office:value="0.000276181672234" calcext:value-type="float">
            <text:p>0.0002761817</text:p>
          </table:table-cell>
          <table:table-cell office:value-type="float" office:value="-0.000218215354835" calcext:value-type="float">
            <text:p>-0.00021821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13555E+018" calcext:value-type="float">
            <text:p>1526877499135550000</text:p>
          </table:table-cell>
          <table:table-cell office:value-type="float" office:value="319" calcext:value-type="float">
            <text:p>319</text:p>
          </table:table-cell>
          <table:table-cell office:value-type="float" office:value="1.52687749913111E+018" calcext:value-type="float">
            <text:p>1526877499131110000</text:p>
          </table:table-cell>
          <table:table-cell office:value-type="string" calcext:value-type="string">
            <text:p>world</text:p>
          </table:table-cell>
          <table:table-cell office:value-type="float" office:value="0.00000366706808563" calcext:value-type="float">
            <text:p>3.66706808563E-006</text:p>
          </table:table-cell>
          <table:table-cell office:value-type="float" office:value="-0.0000810314377304" calcext:value-type="float">
            <text:p>-8.10314377304E-005</text:p>
          </table:table-cell>
          <table:table-cell office:value-type="float" office:value="0.000371524307411" calcext:value-type="float">
            <text:p>0.00037152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15565E+018" calcext:value-type="float">
            <text:p>1526877499155650000</text:p>
          </table:table-cell>
          <table:table-cell office:value-type="float" office:value="320" calcext:value-type="float">
            <text:p>320</text:p>
          </table:table-cell>
          <table:table-cell office:value-type="float" office:value="1.52687749915086E+018" calcext:value-type="float">
            <text:p>1526877499150860000</text:p>
          </table:table-cell>
          <table:table-cell office:value-type="string" calcext:value-type="string">
            <text:p>world</text:p>
          </table:table-cell>
          <table:table-cell office:value-type="float" office:value="-0.000924169609789" calcext:value-type="float">
            <text:p>-0.0009241696</text:p>
          </table:table-cell>
          <table:table-cell office:value-type="float" office:value="-0.00103241589386" calcext:value-type="float">
            <text:p>-0.0010324159</text:p>
          </table:table-cell>
          <table:table-cell office:value-type="float" office:value="-0.0000385175080737" calcext:value-type="float">
            <text:p>-3.85175080737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17596E+018" calcext:value-type="float">
            <text:p>1526877499175960000</text:p>
          </table:table-cell>
          <table:table-cell office:value-type="float" office:value="321" calcext:value-type="float">
            <text:p>321</text:p>
          </table:table-cell>
          <table:table-cell office:value-type="float" office:value="1.52687749917166E+018" calcext:value-type="float">
            <text:p>1526877499171660000</text:p>
          </table:table-cell>
          <table:table-cell office:value-type="string" calcext:value-type="string">
            <text:p>world</text:p>
          </table:table-cell>
          <table:table-cell office:value-type="float" office:value="0.000354159245035" calcext:value-type="float">
            <text:p>0.0003541592</text:p>
          </table:table-cell>
          <table:table-cell office:value-type="float" office:value="0.000659598677885" calcext:value-type="float">
            <text:p>0.0006595987</text:p>
          </table:table-cell>
          <table:table-cell office:value-type="float" office:value="-0.000429826555774" calcext:value-type="float">
            <text:p>-0.00042982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19535E+018" calcext:value-type="float">
            <text:p>1526877499195350000</text:p>
          </table:table-cell>
          <table:table-cell office:value-type="float" office:value="322" calcext:value-type="float">
            <text:p>322</text:p>
          </table:table-cell>
          <table:table-cell office:value-type="float" office:value="1.52687749919149E+018" calcext:value-type="float">
            <text:p>1526877499191490000</text:p>
          </table:table-cell>
          <table:table-cell office:value-type="string" calcext:value-type="string">
            <text:p>world</text:p>
          </table:table-cell>
          <table:table-cell office:value-type="float" office:value="0.000599640305154" calcext:value-type="float">
            <text:p>0.0005996403</text:p>
          </table:table-cell>
          <table:table-cell office:value-type="float" office:value="0.000708067906089" calcext:value-type="float">
            <text:p>0.0007080679</text:p>
          </table:table-cell>
          <table:table-cell office:value-type="float" office:value="-0.000359176425263" calcext:value-type="float">
            <text:p>-0.00035917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21584E+018" calcext:value-type="float">
            <text:p>1526877499215840000</text:p>
          </table:table-cell>
          <table:table-cell office:value-type="float" office:value="323" calcext:value-type="float">
            <text:p>323</text:p>
          </table:table-cell>
          <table:table-cell office:value-type="float" office:value="1.52687749921141E+018" calcext:value-type="float">
            <text:p>1526877499211410000</text:p>
          </table:table-cell>
          <table:table-cell office:value-type="string" calcext:value-type="string">
            <text:p>world</text:p>
          </table:table-cell>
          <table:table-cell office:value-type="float" office:value="-0.000148626422742" calcext:value-type="float">
            <text:p>-0.0001486264</text:p>
          </table:table-cell>
          <table:table-cell office:value-type="float" office:value="0.0000665904080961" calcext:value-type="float">
            <text:p>6.65904080961E-005</text:p>
          </table:table-cell>
          <table:table-cell office:value-type="float" office:value="0.000106487423182" calcext:value-type="float">
            <text:p>0.00010648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23597E+018" calcext:value-type="float">
            <text:p>1526877499235970000</text:p>
          </table:table-cell>
          <table:table-cell office:value-type="float" office:value="324" calcext:value-type="float">
            <text:p>324</text:p>
          </table:table-cell>
          <table:table-cell office:value-type="float" office:value="1.52687749923117E+018" calcext:value-type="float">
            <text:p>1526877499231170000</text:p>
          </table:table-cell>
          <table:table-cell office:value-type="string" calcext:value-type="string">
            <text:p>world</text:p>
          </table:table-cell>
          <table:table-cell office:value-type="float" office:value="0.0000797384127509" calcext:value-type="float">
            <text:p>7.97384127509E-005</text:p>
          </table:table-cell>
          <table:table-cell office:value-type="float" office:value="0.00052802200662" calcext:value-type="float">
            <text:p>0.000528022</text:p>
          </table:table-cell>
          <table:table-cell office:value-type="float" office:value="-0.000152968947077" calcext:value-type="float">
            <text:p>-0.00015296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25531E+018" calcext:value-type="float">
            <text:p>1526877499255310000</text:p>
          </table:table-cell>
          <table:table-cell office:value-type="float" office:value="325" calcext:value-type="float">
            <text:p>325</text:p>
          </table:table-cell>
          <table:table-cell office:value-type="float" office:value="1.52687749925095E+018" calcext:value-type="float">
            <text:p>1526877499250950000</text:p>
          </table:table-cell>
          <table:table-cell office:value-type="string" calcext:value-type="string">
            <text:p>world</text:p>
          </table:table-cell>
          <table:table-cell office:value-type="float" office:value="-0.000070388232416" calcext:value-type="float">
            <text:p>-7.0388232416E-005</text:p>
          </table:table-cell>
          <table:table-cell office:value-type="float" office:value="-0.000284843175905" calcext:value-type="float">
            <text:p>-0.0002848432</text:p>
          </table:table-cell>
          <table:table-cell office:value-type="float" office:value="-0.000035628752812" calcext:value-type="float">
            <text:p>-3.562875281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27574E+018" calcext:value-type="float">
            <text:p>1526877499275740000</text:p>
          </table:table-cell>
          <table:table-cell office:value-type="float" office:value="326" calcext:value-type="float">
            <text:p>326</text:p>
          </table:table-cell>
          <table:table-cell office:value-type="float" office:value="1.52687749927162E+018" calcext:value-type="float">
            <text:p>1526877499271620000</text:p>
          </table:table-cell>
          <table:table-cell office:value-type="string" calcext:value-type="string">
            <text:p>world</text:p>
          </table:table-cell>
          <table:table-cell office:value-type="float" office:value="0.000152418244397" calcext:value-type="float">
            <text:p>0.0001524182</text:p>
          </table:table-cell>
          <table:table-cell office:value-type="float" office:value="0.000203615418286" calcext:value-type="float">
            <text:p>0.0002036154</text:p>
          </table:table-cell>
          <table:table-cell office:value-type="float" office:value="-0.000313357100822" calcext:value-type="float">
            <text:p>-0.00031335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29621E+018" calcext:value-type="float">
            <text:p>1526877499296210000</text:p>
          </table:table-cell>
          <table:table-cell office:value-type="float" office:value="327" calcext:value-type="float">
            <text:p>327</text:p>
          </table:table-cell>
          <table:table-cell office:value-type="float" office:value="1.52687749929146E+018" calcext:value-type="float">
            <text:p>1526877499291460000</text:p>
          </table:table-cell>
          <table:table-cell office:value-type="string" calcext:value-type="string">
            <text:p>world</text:p>
          </table:table-cell>
          <table:table-cell office:value-type="float" office:value="-0.00091952533694" calcext:value-type="float">
            <text:p>-0.0009195253</text:p>
          </table:table-cell>
          <table:table-cell office:value-type="float" office:value="-0.0015235170722" calcext:value-type="float">
            <text:p>-0.0015235171</text:p>
          </table:table-cell>
          <table:table-cell office:value-type="float" office:value="0.000665677885991" calcext:value-type="float">
            <text:p>0.00066567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31558E+018" calcext:value-type="float">
            <text:p>1526877499315580000</text:p>
          </table:table-cell>
          <table:table-cell office:value-type="float" office:value="328" calcext:value-type="float">
            <text:p>328</text:p>
          </table:table-cell>
          <table:table-cell office:value-type="float" office:value="1.52687749931137E+018" calcext:value-type="float">
            <text:p>1526877499311370000</text:p>
          </table:table-cell>
          <table:table-cell office:value-type="string" calcext:value-type="string">
            <text:p>world</text:p>
          </table:table-cell>
          <table:table-cell office:value-type="float" office:value="0.000337022327585" calcext:value-type="float">
            <text:p>0.0003370223</text:p>
          </table:table-cell>
          <table:table-cell office:value-type="float" office:value="0.00116585905198" calcext:value-type="float">
            <text:p>0.0011658591</text:p>
          </table:table-cell>
          <table:table-cell office:value-type="float" office:value="-0.00050746742636" calcext:value-type="float">
            <text:p>-0.00050746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33583E+018" calcext:value-type="float">
            <text:p>1526877499335830000</text:p>
          </table:table-cell>
          <table:table-cell office:value-type="float" office:value="329" calcext:value-type="float">
            <text:p>329</text:p>
          </table:table-cell>
          <table:table-cell office:value-type="float" office:value="1.52687749933136E+018" calcext:value-type="float">
            <text:p>1526877499331360000</text:p>
          </table:table-cell>
          <table:table-cell office:value-type="string" calcext:value-type="string">
            <text:p>world</text:p>
          </table:table-cell>
          <table:table-cell office:value-type="float" office:value="0.000366821594071" calcext:value-type="float">
            <text:p>0.0003668216</text:p>
          </table:table-cell>
          <table:table-cell office:value-type="float" office:value="0.000509472680278" calcext:value-type="float">
            <text:p>0.0005094727</text:p>
          </table:table-cell>
          <table:table-cell office:value-type="float" office:value="-0.000240970592131" calcext:value-type="float">
            <text:p>-0.00024097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3561E+018" calcext:value-type="float">
            <text:p>1526877499356100000</text:p>
          </table:table-cell>
          <table:table-cell office:value-type="float" office:value="330" calcext:value-type="float">
            <text:p>330</text:p>
          </table:table-cell>
          <table:table-cell office:value-type="float" office:value="1.52687749935127E+018" calcext:value-type="float">
            <text:p>1526877499351270000</text:p>
          </table:table-cell>
          <table:table-cell office:value-type="string" calcext:value-type="string">
            <text:p>world</text:p>
          </table:table-cell>
          <table:table-cell office:value-type="float" office:value="0.0000691735258442" calcext:value-type="float">
            <text:p>6.91735258442E-005</text:p>
          </table:table-cell>
          <table:table-cell office:value-type="float" office:value="0.000206337324926" calcext:value-type="float">
            <text:p>0.0002063373</text:p>
          </table:table-cell>
          <table:table-cell office:value-type="float" office:value="0.000238061620621" calcext:value-type="float">
            <text:p>0.0002380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37534E+018" calcext:value-type="float">
            <text:p>1526877499375340000</text:p>
          </table:table-cell>
          <table:table-cell office:value-type="float" office:value="331" calcext:value-type="float">
            <text:p>331</text:p>
          </table:table-cell>
          <table:table-cell office:value-type="float" office:value="1.52687749937107E+018" calcext:value-type="float">
            <text:p>1526877499371070000</text:p>
          </table:table-cell>
          <table:table-cell office:value-type="string" calcext:value-type="string">
            <text:p>world</text:p>
          </table:table-cell>
          <table:table-cell office:value-type="float" office:value="0.000149818166392" calcext:value-type="float">
            <text:p>0.0001498182</text:p>
          </table:table-cell>
          <table:table-cell office:value-type="float" office:value="-0.0000315947181662" calcext:value-type="float">
            <text:p>-3.15947181662E-005</text:p>
          </table:table-cell>
          <table:table-cell office:value-type="float" office:value="-0.000240192966885" calcext:value-type="float">
            <text:p>-0.0002401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39575E+018" calcext:value-type="float">
            <text:p>1526877499395750000</text:p>
          </table:table-cell>
          <table:table-cell office:value-type="float" office:value="332" calcext:value-type="float">
            <text:p>332</text:p>
          </table:table-cell>
          <table:table-cell office:value-type="float" office:value="1.52687749939096E+018" calcext:value-type="float">
            <text:p>1526877499390960000</text:p>
          </table:table-cell>
          <table:table-cell office:value-type="string" calcext:value-type="string">
            <text:p>world</text:p>
          </table:table-cell>
          <table:table-cell office:value-type="float" office:value="0.000464370765258" calcext:value-type="float">
            <text:p>0.0004643708</text:p>
          </table:table-cell>
          <table:table-cell office:value-type="float" office:value="0.000218699467951" calcext:value-type="float">
            <text:p>0.0002186995</text:p>
          </table:table-cell>
          <table:table-cell office:value-type="float" office:value="0.000686306972057" calcext:value-type="float">
            <text:p>0.0006863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41597E+018" calcext:value-type="float">
            <text:p>1526877499415970000</text:p>
          </table:table-cell>
          <table:table-cell office:value-type="float" office:value="333" calcext:value-type="float">
            <text:p>333</text:p>
          </table:table-cell>
          <table:table-cell office:value-type="float" office:value="1.52687749941097E+018" calcext:value-type="float">
            <text:p>1526877499410970000</text:p>
          </table:table-cell>
          <table:table-cell office:value-type="string" calcext:value-type="string">
            <text:p>world</text:p>
          </table:table-cell>
          <table:table-cell office:value-type="float" office:value="-0.000269417447271" calcext:value-type="float">
            <text:p>-0.0002694174</text:p>
          </table:table-cell>
          <table:table-cell office:value-type="float" office:value="0.000238706707023" calcext:value-type="float">
            <text:p>0.0002387067</text:p>
          </table:table-cell>
          <table:table-cell office:value-type="float" office:value="-0.000738970935345" calcext:value-type="float">
            <text:p>-0.00073897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43542E+018" calcext:value-type="float">
            <text:p>1526877499435420000</text:p>
          </table:table-cell>
          <table:table-cell office:value-type="float" office:value="334" calcext:value-type="float">
            <text:p>334</text:p>
          </table:table-cell>
          <table:table-cell office:value-type="float" office:value="1.52687749943093E+018" calcext:value-type="float">
            <text:p>1526877499430930000</text:p>
          </table:table-cell>
          <table:table-cell office:value-type="string" calcext:value-type="string">
            <text:p>world</text:p>
          </table:table-cell>
          <table:table-cell office:value-type="float" office:value="-0.000079872981587" calcext:value-type="float">
            <text:p>-0.000079873</text:p>
          </table:table-cell>
          <table:table-cell office:value-type="float" office:value="-0.000339072488714" calcext:value-type="float">
            <text:p>-0.0003390725</text:p>
          </table:table-cell>
          <table:table-cell office:value-type="float" office:value="0.000100583070889" calcext:value-type="float">
            <text:p>0.00010058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45575E+018" calcext:value-type="float">
            <text:p>1526877499455750000</text:p>
          </table:table-cell>
          <table:table-cell office:value-type="float" office:value="335" calcext:value-type="float">
            <text:p>335</text:p>
          </table:table-cell>
          <table:table-cell office:value-type="float" office:value="1.52687749945086E+018" calcext:value-type="float">
            <text:p>1526877499450860000</text:p>
          </table:table-cell>
          <table:table-cell office:value-type="string" calcext:value-type="string">
            <text:p>world</text:p>
          </table:table-cell>
          <table:table-cell office:value-type="float" office:value="0.000358268793207" calcext:value-type="float">
            <text:p>0.0003582688</text:p>
          </table:table-cell>
          <table:table-cell office:value-type="float" office:value="-0.000389653170714" calcext:value-type="float">
            <text:p>-0.0003896532</text:p>
          </table:table-cell>
          <table:table-cell office:value-type="float" office:value="0.00028494533035" calcext:value-type="float">
            <text:p>0.00028494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47614E+018" calcext:value-type="float">
            <text:p>1526877499476140000</text:p>
          </table:table-cell>
          <table:table-cell office:value-type="float" office:value="336" calcext:value-type="float">
            <text:p>336</text:p>
          </table:table-cell>
          <table:table-cell office:value-type="float" office:value="1.5268774994711E+018" calcext:value-type="float">
            <text:p>1526877499471100000</text:p>
          </table:table-cell>
          <table:table-cell office:value-type="string" calcext:value-type="string">
            <text:p>world</text:p>
          </table:table-cell>
          <table:table-cell office:value-type="float" office:value="-0.000500526744872" calcext:value-type="float">
            <text:p>-0.0005005267</text:p>
          </table:table-cell>
          <table:table-cell office:value-type="float" office:value="-0.000070770867751" calcext:value-type="float">
            <text:p>-7.0770867751E-005</text:p>
          </table:table-cell>
          <table:table-cell office:value-type="float" office:value="-0.0000409200001741" calcext:value-type="float">
            <text:p>-0.000040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49554E+018" calcext:value-type="float">
            <text:p>1526877499495540000</text:p>
          </table:table-cell>
          <table:table-cell office:value-type="float" office:value="337" calcext:value-type="float">
            <text:p>337</text:p>
          </table:table-cell>
          <table:table-cell office:value-type="float" office:value="1.52687749949108E+018" calcext:value-type="float">
            <text:p>1526877499491080000</text:p>
          </table:table-cell>
          <table:table-cell office:value-type="string" calcext:value-type="string">
            <text:p>world</text:p>
          </table:table-cell>
          <table:table-cell office:value-type="float" office:value="-0.000107733358163" calcext:value-type="float">
            <text:p>-0.0001077334</text:p>
          </table:table-cell>
          <table:table-cell office:value-type="float" office:value="0.000564437417779" calcext:value-type="float">
            <text:p>0.0005644374</text:p>
          </table:table-cell>
          <table:table-cell office:value-type="float" office:value="-0.000336568540661" calcext:value-type="float">
            <text:p>-0.00033656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51585E+018" calcext:value-type="float">
            <text:p>1526877499515850000</text:p>
          </table:table-cell>
          <table:table-cell office:value-type="float" office:value="338" calcext:value-type="float">
            <text:p>338</text:p>
          </table:table-cell>
          <table:table-cell office:value-type="float" office:value="1.52687749951101E+018" calcext:value-type="float">
            <text:p>1526877499511010000</text:p>
          </table:table-cell>
          <table:table-cell office:value-type="string" calcext:value-type="string">
            <text:p>world</text:p>
          </table:table-cell>
          <table:table-cell office:value-type="float" office:value="0.0000621491853963" calcext:value-type="float">
            <text:p>6.21491853963E-005</text:p>
          </table:table-cell>
          <table:table-cell office:value-type="float" office:value="-0.0000968184904195" calcext:value-type="float">
            <text:p>-9.68184904195E-005</text:p>
          </table:table-cell>
          <table:table-cell office:value-type="float" office:value="0.0000665939151077" calcext:value-type="float">
            <text:p>6.65939151077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53611E+018" calcext:value-type="float">
            <text:p>1526877499536110000</text:p>
          </table:table-cell>
          <table:table-cell office:value-type="float" office:value="339" calcext:value-type="float">
            <text:p>339</text:p>
          </table:table-cell>
          <table:table-cell office:value-type="float" office:value="1.52687749953108E+018" calcext:value-type="float">
            <text:p>1526877499531080000</text:p>
          </table:table-cell>
          <table:table-cell office:value-type="string" calcext:value-type="string">
            <text:p>world</text:p>
          </table:table-cell>
          <table:table-cell office:value-type="float" office:value="0.00012778416567" calcext:value-type="float">
            <text:p>0.0001277842</text:p>
          </table:table-cell>
          <table:table-cell office:value-type="float" office:value="0.000368722539861" calcext:value-type="float">
            <text:p>0.0003687225</text:p>
          </table:table-cell>
          <table:table-cell office:value-type="float" office:value="0.000098060707387" calcext:value-type="float">
            <text:p>9.8060707387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55542E+018" calcext:value-type="float">
            <text:p>1526877499555420000</text:p>
          </table:table-cell>
          <table:table-cell office:value-type="float" office:value="340" calcext:value-type="float">
            <text:p>340</text:p>
          </table:table-cell>
          <table:table-cell office:value-type="float" office:value="1.52687749955085E+018" calcext:value-type="float">
            <text:p>1526877499550850000</text:p>
          </table:table-cell>
          <table:table-cell office:value-type="string" calcext:value-type="string">
            <text:p>world</text:p>
          </table:table-cell>
          <table:table-cell office:value-type="float" office:value="0.00000982759593171" calcext:value-type="float">
            <text:p>9.82759593171E-006</text:p>
          </table:table-cell>
          <table:table-cell office:value-type="float" office:value="-0.000162736134371" calcext:value-type="float">
            <text:p>-0.0001627361</text:p>
          </table:table-cell>
          <table:table-cell office:value-type="float" office:value="0.000164325960213" calcext:value-type="float">
            <text:p>0.0001643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57534E+018" calcext:value-type="float">
            <text:p>1526877499575340000</text:p>
          </table:table-cell>
          <table:table-cell office:value-type="float" office:value="341" calcext:value-type="float">
            <text:p>341</text:p>
          </table:table-cell>
          <table:table-cell office:value-type="float" office:value="1.52687749957155E+018" calcext:value-type="float">
            <text:p>1526877499571550000</text:p>
          </table:table-cell>
          <table:table-cell office:value-type="string" calcext:value-type="string">
            <text:p>world</text:p>
          </table:table-cell>
          <table:table-cell office:value-type="float" office:value="0.000027644678994" calcext:value-type="float">
            <text:p>2.7644678994E-005</text:p>
          </table:table-cell>
          <table:table-cell office:value-type="float" office:value="0.000289341434836" calcext:value-type="float">
            <text:p>0.0002893414</text:p>
          </table:table-cell>
          <table:table-cell office:value-type="float" office:value="-0.000357546901796" calcext:value-type="float">
            <text:p>-0.00035754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59562E+018" calcext:value-type="float">
            <text:p>1526877499595620000</text:p>
          </table:table-cell>
          <table:table-cell office:value-type="float" office:value="342" calcext:value-type="float">
            <text:p>342</text:p>
          </table:table-cell>
          <table:table-cell office:value-type="float" office:value="1.52687749959119E+018" calcext:value-type="float">
            <text:p>1526877499591190000</text:p>
          </table:table-cell>
          <table:table-cell office:value-type="string" calcext:value-type="string">
            <text:p>world</text:p>
          </table:table-cell>
          <table:table-cell office:value-type="float" office:value="-0.00000732131684344" calcext:value-type="float">
            <text:p>-7.32131684344E-006</text:p>
          </table:table-cell>
          <table:table-cell office:value-type="float" office:value="0.000222881499212" calcext:value-type="float">
            <text:p>0.0002228815</text:p>
          </table:table-cell>
          <table:table-cell office:value-type="float" office:value="0.000252123601967" calcext:value-type="float">
            <text:p>0.00025212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61597E+018" calcext:value-type="float">
            <text:p>1526877499615970000</text:p>
          </table:table-cell>
          <table:table-cell office:value-type="float" office:value="343" calcext:value-type="float">
            <text:p>343</text:p>
          </table:table-cell>
          <table:table-cell office:value-type="float" office:value="1.5268774996108E+018" calcext:value-type="float">
            <text:p>1526877499610800000</text:p>
          </table:table-cell>
          <table:table-cell office:value-type="string" calcext:value-type="string">
            <text:p>world</text:p>
          </table:table-cell>
          <table:table-cell office:value-type="float" office:value="0.0000489558078698" calcext:value-type="float">
            <text:p>4.89558078698E-005</text:p>
          </table:table-cell>
          <table:table-cell office:value-type="float" office:value="-0.0000281961401924" calcext:value-type="float">
            <text:p>-2.81961401924E-005</text:p>
          </table:table-cell>
          <table:table-cell office:value-type="float" office:value="-0.000146781312651" calcext:value-type="float">
            <text:p>-0.00014678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63522E+018" calcext:value-type="float">
            <text:p>1526877499635220000</text:p>
          </table:table-cell>
          <table:table-cell office:value-type="float" office:value="344" calcext:value-type="float">
            <text:p>344</text:p>
          </table:table-cell>
          <table:table-cell office:value-type="float" office:value="1.52687749963154E+018" calcext:value-type="float">
            <text:p>1526877499631540000</text:p>
          </table:table-cell>
          <table:table-cell office:value-type="string" calcext:value-type="string">
            <text:p>world</text:p>
          </table:table-cell>
          <table:table-cell office:value-type="float" office:value="-0.000122044686577" calcext:value-type="float">
            <text:p>-0.0001220447</text:p>
          </table:table-cell>
          <table:table-cell office:value-type="float" office:value="0.000164475583006" calcext:value-type="float">
            <text:p>0.0001644756</text:p>
          </table:table-cell>
          <table:table-cell office:value-type="float" office:value="-0.000151128420839" calcext:value-type="float">
            <text:p>-0.0001511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6554E+018" calcext:value-type="float">
            <text:p>1526877499655400000</text:p>
          </table:table-cell>
          <table:table-cell office:value-type="float" office:value="345" calcext:value-type="float">
            <text:p>345</text:p>
          </table:table-cell>
          <table:table-cell office:value-type="float" office:value="1.52687749965139E+018" calcext:value-type="float">
            <text:p>1526877499651390000</text:p>
          </table:table-cell>
          <table:table-cell office:value-type="string" calcext:value-type="string">
            <text:p>world</text:p>
          </table:table-cell>
          <table:table-cell office:value-type="float" office:value="0.00000677794741932" calcext:value-type="float">
            <text:p>6.77794741932E-006</text:p>
          </table:table-cell>
          <table:table-cell office:value-type="float" office:value="0.0000705062120687" calcext:value-type="float">
            <text:p>7.05062120687E-005</text:p>
          </table:table-cell>
          <table:table-cell office:value-type="float" office:value="0.0000659021607134" calcext:value-type="float">
            <text:p>6.59021607134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67589E+018" calcext:value-type="float">
            <text:p>1526877499675890000</text:p>
          </table:table-cell>
          <table:table-cell office:value-type="float" office:value="346" calcext:value-type="float">
            <text:p>346</text:p>
          </table:table-cell>
          <table:table-cell office:value-type="float" office:value="1.52687749967129E+018" calcext:value-type="float">
            <text:p>1526877499671290000</text:p>
          </table:table-cell>
          <table:table-cell office:value-type="string" calcext:value-type="string">
            <text:p>world</text:p>
          </table:table-cell>
          <table:table-cell office:value-type="float" office:value="-0.000549409014639" calcext:value-type="float">
            <text:p>-0.000549409</text:p>
          </table:table-cell>
          <table:table-cell office:value-type="float" office:value="-0.00209446321242" calcext:value-type="float">
            <text:p>-0.0020944632</text:p>
          </table:table-cell>
          <table:table-cell office:value-type="float" office:value="0.000394510338083" calcext:value-type="float">
            <text:p>0.00039451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69617E+018" calcext:value-type="float">
            <text:p>1526877499696170000</text:p>
          </table:table-cell>
          <table:table-cell office:value-type="float" office:value="347" calcext:value-type="float">
            <text:p>347</text:p>
          </table:table-cell>
          <table:table-cell office:value-type="float" office:value="1.52687749969117E+018" calcext:value-type="float">
            <text:p>1526877499691170000</text:p>
          </table:table-cell>
          <table:table-cell office:value-type="string" calcext:value-type="string">
            <text:p>world</text:p>
          </table:table-cell>
          <table:table-cell office:value-type="float" office:value="0.000207617267733" calcext:value-type="float">
            <text:p>0.0002076173</text:p>
          </table:table-cell>
          <table:table-cell office:value-type="float" office:value="0.000796413281932" calcext:value-type="float">
            <text:p>0.0007964133</text:p>
          </table:table-cell>
          <table:table-cell office:value-type="float" office:value="0.000287752045551" calcext:value-type="float">
            <text:p>0.000287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71557E+018" calcext:value-type="float">
            <text:p>1526877499715570000</text:p>
          </table:table-cell>
          <table:table-cell office:value-type="float" office:value="348" calcext:value-type="float">
            <text:p>348</text:p>
          </table:table-cell>
          <table:table-cell office:value-type="float" office:value="1.52687749971105E+018" calcext:value-type="float">
            <text:p>1526877499711050000</text:p>
          </table:table-cell>
          <table:table-cell office:value-type="string" calcext:value-type="string">
            <text:p>world</text:p>
          </table:table-cell>
          <table:table-cell office:value-type="float" office:value="0.000138531395351" calcext:value-type="float">
            <text:p>0.0001385314</text:p>
          </table:table-cell>
          <table:table-cell office:value-type="float" office:value="0.00076730112778" calcext:value-type="float">
            <text:p>0.0007673011</text:p>
          </table:table-cell>
          <table:table-cell office:value-type="float" office:value="-0.000552597630303" calcext:value-type="float">
            <text:p>-0.0005525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73574E+018" calcext:value-type="float">
            <text:p>1526877499735740000</text:p>
          </table:table-cell>
          <table:table-cell office:value-type="float" office:value="349" calcext:value-type="float">
            <text:p>349</text:p>
          </table:table-cell>
          <table:table-cell office:value-type="float" office:value="1.5268774997309E+018" calcext:value-type="float">
            <text:p>1526877499730900000</text:p>
          </table:table-cell>
          <table:table-cell office:value-type="string" calcext:value-type="string">
            <text:p>world</text:p>
          </table:table-cell>
          <table:table-cell office:value-type="float" office:value="-0.0000780586196925" calcext:value-type="float">
            <text:p>-7.80586196925E-005</text:p>
          </table:table-cell>
          <table:table-cell office:value-type="float" office:value="-0.0000493324769195" calcext:value-type="float">
            <text:p>-4.93324769195E-005</text:p>
          </table:table-cell>
          <table:table-cell office:value-type="float" office:value="0.000352673261659" calcext:value-type="float">
            <text:p>0.00035267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75613E+018" calcext:value-type="float">
            <text:p>1526877499756130000</text:p>
          </table:table-cell>
          <table:table-cell office:value-type="float" office:value="350" calcext:value-type="float">
            <text:p>350</text:p>
          </table:table-cell>
          <table:table-cell office:value-type="float" office:value="1.52687749975132E+018" calcext:value-type="float">
            <text:p>1526877499751320000</text:p>
          </table:table-cell>
          <table:table-cell office:value-type="string" calcext:value-type="string">
            <text:p>world</text:p>
          </table:table-cell>
          <table:table-cell office:value-type="float" office:value="0.000271174911177" calcext:value-type="float">
            <text:p>0.0002711749</text:p>
          </table:table-cell>
          <table:table-cell office:value-type="float" office:value="0.000662866863422" calcext:value-type="float">
            <text:p>0.0006628669</text:p>
          </table:table-cell>
          <table:table-cell office:value-type="float" office:value="-0.000447016325779" calcext:value-type="float">
            <text:p>-0.00044701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77561E+018" calcext:value-type="float">
            <text:p>1526877499775610000</text:p>
          </table:table-cell>
          <table:table-cell office:value-type="float" office:value="351" calcext:value-type="float">
            <text:p>351</text:p>
          </table:table-cell>
          <table:table-cell office:value-type="float" office:value="1.52687749977117E+018" calcext:value-type="float">
            <text:p>1526877499771170000</text:p>
          </table:table-cell>
          <table:table-cell office:value-type="string" calcext:value-type="string">
            <text:p>world</text:p>
          </table:table-cell>
          <table:table-cell office:value-type="float" office:value="-0.00027406681329" calcext:value-type="float">
            <text:p>-0.0002740668</text:p>
          </table:table-cell>
          <table:table-cell office:value-type="float" office:value="-0.000121442950331" calcext:value-type="float">
            <text:p>-0.000121443</text:p>
          </table:table-cell>
          <table:table-cell office:value-type="float" office:value="0.000260828557657" calcext:value-type="float">
            <text:p>0.00026082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79593E+018" calcext:value-type="float">
            <text:p>1526877499795930000</text:p>
          </table:table-cell>
          <table:table-cell office:value-type="float" office:value="352" calcext:value-type="float">
            <text:p>352</text:p>
          </table:table-cell>
          <table:table-cell office:value-type="float" office:value="1.52687749979087E+018" calcext:value-type="float">
            <text:p>1526877499790870000</text:p>
          </table:table-cell>
          <table:table-cell office:value-type="string" calcext:value-type="string">
            <text:p>world</text:p>
          </table:table-cell>
          <table:table-cell office:value-type="float" office:value="-0.000277675630059" calcext:value-type="float">
            <text:p>-0.0002776756</text:p>
          </table:table-cell>
          <table:table-cell office:value-type="float" office:value="0.000219554174691" calcext:value-type="float">
            <text:p>0.0002195542</text:p>
          </table:table-cell>
          <table:table-cell office:value-type="float" office:value="-0.0000432905799244" calcext:value-type="float">
            <text:p>-4.32905799244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81493E+018" calcext:value-type="float">
            <text:p>1526877499814930000</text:p>
          </table:table-cell>
          <table:table-cell office:value-type="float" office:value="353" calcext:value-type="float">
            <text:p>353</text:p>
          </table:table-cell>
          <table:table-cell office:value-type="float" office:value="1.52687749981139E+018" calcext:value-type="float">
            <text:p>1526877499811390000</text:p>
          </table:table-cell>
          <table:table-cell office:value-type="string" calcext:value-type="string">
            <text:p>world</text:p>
          </table:table-cell>
          <table:table-cell office:value-type="float" office:value="-0.000690622371621" calcext:value-type="float">
            <text:p>-0.0006906224</text:p>
          </table:table-cell>
          <table:table-cell office:value-type="float" office:value="-0.00184203882236" calcext:value-type="float">
            <text:p>-0.0018420388</text:p>
          </table:table-cell>
          <table:table-cell office:value-type="float" office:value="0.000353047507815" calcext:value-type="float">
            <text:p>0.00035304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83536E+018" calcext:value-type="float">
            <text:p>1526877499835360000</text:p>
          </table:table-cell>
          <table:table-cell office:value-type="float" office:value="354" calcext:value-type="float">
            <text:p>354</text:p>
          </table:table-cell>
          <table:table-cell office:value-type="float" office:value="1.52687749983109E+018" calcext:value-type="float">
            <text:p>1526877499831090000</text:p>
          </table:table-cell>
          <table:table-cell office:value-type="string" calcext:value-type="string">
            <text:p>world</text:p>
          </table:table-cell>
          <table:table-cell office:value-type="float" office:value="0.00040910259122" calcext:value-type="float">
            <text:p>0.0004091026</text:p>
          </table:table-cell>
          <table:table-cell office:value-type="float" office:value="0.00096245406894" calcext:value-type="float">
            <text:p>0.0009624541</text:p>
          </table:table-cell>
          <table:table-cell office:value-type="float" office:value="-0.000707131868694" calcext:value-type="float">
            <text:p>-0.00070713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85575E+018" calcext:value-type="float">
            <text:p>1526877499855750000</text:p>
          </table:table-cell>
          <table:table-cell office:value-type="float" office:value="355" calcext:value-type="float">
            <text:p>355</text:p>
          </table:table-cell>
          <table:table-cell office:value-type="float" office:value="1.52687749985065E+018" calcext:value-type="float">
            <text:p>1526877499850650000</text:p>
          </table:table-cell>
          <table:table-cell office:value-type="string" calcext:value-type="string">
            <text:p>world</text:p>
          </table:table-cell>
          <table:table-cell office:value-type="float" office:value="0.00292270630598" calcext:value-type="float">
            <text:p>0.0029227063</text:p>
          </table:table-cell>
          <table:table-cell office:value-type="float" office:value="0.00263164145872" calcext:value-type="float">
            <text:p>0.0026316415</text:p>
          </table:table-cell>
          <table:table-cell office:value-type="float" office:value="0.00236903876066" calcext:value-type="float">
            <text:p>0.00236903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87613E+018" calcext:value-type="float">
            <text:p>1526877499876130000</text:p>
          </table:table-cell>
          <table:table-cell office:value-type="float" office:value="356" calcext:value-type="float">
            <text:p>356</text:p>
          </table:table-cell>
          <table:table-cell office:value-type="float" office:value="1.52687749987162E+018" calcext:value-type="float">
            <text:p>1526877499871620000</text:p>
          </table:table-cell>
          <table:table-cell office:value-type="string" calcext:value-type="string">
            <text:p>world</text:p>
          </table:table-cell>
          <table:table-cell office:value-type="float" office:value="-0.00129098212346" calcext:value-type="float">
            <text:p>-0.0012909821</text:p>
          </table:table-cell>
          <table:table-cell office:value-type="float" office:value="-0.000943611841649" calcext:value-type="float">
            <text:p>-0.0009436118</text:p>
          </table:table-cell>
          <table:table-cell office:value-type="float" office:value="-0.00101728481241" calcext:value-type="float">
            <text:p>-0.0010172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89552E+018" calcext:value-type="float">
            <text:p>1526877499895520000</text:p>
          </table:table-cell>
          <table:table-cell office:value-type="float" office:value="357" calcext:value-type="float">
            <text:p>357</text:p>
          </table:table-cell>
          <table:table-cell office:value-type="float" office:value="1.52687749989164E+018" calcext:value-type="float">
            <text:p>1526877499891640000</text:p>
          </table:table-cell>
          <table:table-cell office:value-type="string" calcext:value-type="string">
            <text:p>world</text:p>
          </table:table-cell>
          <table:table-cell office:value-type="float" office:value="-0.00036322165397" calcext:value-type="float">
            <text:p>-0.0003632217</text:p>
          </table:table-cell>
          <table:table-cell office:value-type="float" office:value="0.00063952349592" calcext:value-type="float">
            <text:p>0.0006395235</text:p>
          </table:table-cell>
          <table:table-cell office:value-type="float" office:value="0.000369657063857" calcext:value-type="float">
            <text:p>0.00036965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91597E+018" calcext:value-type="float">
            <text:p>1526877499915970000</text:p>
          </table:table-cell>
          <table:table-cell office:value-type="float" office:value="358" calcext:value-type="float">
            <text:p>358</text:p>
          </table:table-cell>
          <table:table-cell office:value-type="float" office:value="1.52687749991153E+018" calcext:value-type="float">
            <text:p>1526877499911530000</text:p>
          </table:table-cell>
          <table:table-cell office:value-type="string" calcext:value-type="string">
            <text:p>world</text:p>
          </table:table-cell>
          <table:table-cell office:value-type="float" office:value="-0.0012973297853" calcext:value-type="float">
            <text:p>-0.0012973298</text:p>
          </table:table-cell>
          <table:table-cell office:value-type="float" office:value="-0.00243370980024" calcext:value-type="float">
            <text:p>-0.0024337098</text:p>
          </table:table-cell>
          <table:table-cell office:value-type="float" office:value="-0.0000586866226513" calcext:value-type="float">
            <text:p>-5.86866226513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93526E+018" calcext:value-type="float">
            <text:p>1526877499935260000</text:p>
          </table:table-cell>
          <table:table-cell office:value-type="float" office:value="359" calcext:value-type="float">
            <text:p>359</text:p>
          </table:table-cell>
          <table:table-cell office:value-type="float" office:value="1.52687749993136E+018" calcext:value-type="float">
            <text:p>1526877499931360000</text:p>
          </table:table-cell>
          <table:table-cell office:value-type="string" calcext:value-type="string">
            <text:p>world</text:p>
          </table:table-cell>
          <table:table-cell office:value-type="float" office:value="0.000266586896032" calcext:value-type="float">
            <text:p>0.0002665869</text:p>
          </table:table-cell>
          <table:table-cell office:value-type="float" office:value="0.000695992261171" calcext:value-type="float">
            <text:p>0.0006959923</text:p>
          </table:table-cell>
          <table:table-cell office:value-type="float" office:value="-0.00105187378358" calcext:value-type="float">
            <text:p>-0.00105187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9556E+018" calcext:value-type="float">
            <text:p>1526877499955600000</text:p>
          </table:table-cell>
          <table:table-cell office:value-type="float" office:value="360" calcext:value-type="float">
            <text:p>360</text:p>
          </table:table-cell>
          <table:table-cell office:value-type="float" office:value="1.52687749995125E+018" calcext:value-type="float">
            <text:p>1526877499951250000</text:p>
          </table:table-cell>
          <table:table-cell office:value-type="string" calcext:value-type="string">
            <text:p>world</text:p>
          </table:table-cell>
          <table:table-cell office:value-type="float" office:value="-0.00138095370494" calcext:value-type="float">
            <text:p>-0.0013809537</text:p>
          </table:table-cell>
          <table:table-cell office:value-type="float" office:value="-0.00335828633979" calcext:value-type="float">
            <text:p>-0.0033582863</text:p>
          </table:table-cell>
          <table:table-cell office:value-type="float" office:value="-0.0026748017408" calcext:value-type="float">
            <text:p>-0.00267480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97595E+018" calcext:value-type="float">
            <text:p>1526877499975950000</text:p>
          </table:table-cell>
          <table:table-cell office:value-type="float" office:value="361" calcext:value-type="float">
            <text:p>361</text:p>
          </table:table-cell>
          <table:table-cell office:value-type="float" office:value="1.52687749997106E+018" calcext:value-type="float">
            <text:p>1526877499971060000</text:p>
          </table:table-cell>
          <table:table-cell office:value-type="string" calcext:value-type="string">
            <text:p>world</text:p>
          </table:table-cell>
          <table:table-cell office:value-type="float" office:value="0.000713710091077" calcext:value-type="float">
            <text:p>0.0007137101</text:p>
          </table:table-cell>
          <table:table-cell office:value-type="float" office:value="0.00189614342526" calcext:value-type="float">
            <text:p>0.0018961434</text:p>
          </table:table-cell>
          <table:table-cell office:value-type="float" office:value="0.000897061545402" calcext:value-type="float">
            <text:p>0.00089706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49999511E+018" calcext:value-type="float">
            <text:p>1526877499995110000</text:p>
          </table:table-cell>
          <table:table-cell office:value-type="float" office:value="362" calcext:value-type="float">
            <text:p>362</text:p>
          </table:table-cell>
          <table:table-cell office:value-type="float" office:value="1.52687749999087E+018" calcext:value-type="float">
            <text:p>1526877499990870000</text:p>
          </table:table-cell>
          <table:table-cell office:value-type="string" calcext:value-type="string">
            <text:p>world</text:p>
          </table:table-cell>
          <table:table-cell office:value-type="float" office:value="0.000544750422705" calcext:value-type="float">
            <text:p>0.0005447504</text:p>
          </table:table-cell>
          <table:table-cell office:value-type="float" office:value="0.000480498361867" calcext:value-type="float">
            <text:p>0.0004804984</text:p>
          </table:table-cell>
          <table:table-cell office:value-type="float" office:value="0.000791856553406" calcext:value-type="float">
            <text:p>0.00079185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01554E+018" calcext:value-type="float">
            <text:p>1526877500015540000</text:p>
          </table:table-cell>
          <table:table-cell office:value-type="float" office:value="363" calcext:value-type="float">
            <text:p>363</text:p>
          </table:table-cell>
          <table:table-cell office:value-type="float" office:value="1.52687750001173E+018" calcext:value-type="float">
            <text:p>1526877500011730000</text:p>
          </table:table-cell>
          <table:table-cell office:value-type="string" calcext:value-type="string">
            <text:p>world</text:p>
          </table:table-cell>
          <table:table-cell office:value-type="float" office:value="0.000197890563868" calcext:value-type="float">
            <text:p>0.0001978906</text:p>
          </table:table-cell>
          <table:table-cell office:value-type="float" office:value="0.000494763138704" calcext:value-type="float">
            <text:p>0.0004947631</text:p>
          </table:table-cell>
          <table:table-cell office:value-type="float" office:value="-0.000140342861414" calcext:value-type="float">
            <text:p>-0.00014034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03589E+018" calcext:value-type="float">
            <text:p>1526877500035890000</text:p>
          </table:table-cell>
          <table:table-cell office:value-type="float" office:value="364" calcext:value-type="float">
            <text:p>364</text:p>
          </table:table-cell>
          <table:table-cell office:value-type="float" office:value="1.52687750003149E+018" calcext:value-type="float">
            <text:p>1526877500031490000</text:p>
          </table:table-cell>
          <table:table-cell office:value-type="string" calcext:value-type="string">
            <text:p>world</text:p>
          </table:table-cell>
          <table:table-cell office:value-type="float" office:value="-0.000135799724376" calcext:value-type="float">
            <text:p>-0.0001357997</text:p>
          </table:table-cell>
          <table:table-cell office:value-type="float" office:value="0.000031045259675" calcext:value-type="float">
            <text:p>3.1045259675E-005</text:p>
          </table:table-cell>
          <table:table-cell office:value-type="float" office:value="0.000142784629134" calcext:value-type="float">
            <text:p>0.00014278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05613E+018" calcext:value-type="float">
            <text:p>1526877500056130000</text:p>
          </table:table-cell>
          <table:table-cell office:value-type="float" office:value="365" calcext:value-type="float">
            <text:p>365</text:p>
          </table:table-cell>
          <table:table-cell office:value-type="float" office:value="1.52687750005135E+018" calcext:value-type="float">
            <text:p>1526877500051350000</text:p>
          </table:table-cell>
          <table:table-cell office:value-type="string" calcext:value-type="string">
            <text:p>world</text:p>
          </table:table-cell>
          <table:table-cell office:value-type="float" office:value="0.000675545772538" calcext:value-type="float">
            <text:p>0.0006755458</text:p>
          </table:table-cell>
          <table:table-cell office:value-type="float" office:value="0.000389153137803" calcext:value-type="float">
            <text:p>0.0003891531</text:p>
          </table:table-cell>
          <table:table-cell office:value-type="float" office:value="-0.000149439496454" calcext:value-type="float">
            <text:p>-0.00014943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07562E+018" calcext:value-type="float">
            <text:p>1526877500075620000</text:p>
          </table:table-cell>
          <table:table-cell office:value-type="float" office:value="366" calcext:value-type="float">
            <text:p>366</text:p>
          </table:table-cell>
          <table:table-cell office:value-type="float" office:value="1.52687750007108E+018" calcext:value-type="float">
            <text:p>1526877500071080000</text:p>
          </table:table-cell>
          <table:table-cell office:value-type="string" calcext:value-type="string">
            <text:p>world</text:p>
          </table:table-cell>
          <table:table-cell office:value-type="float" office:value="-0.000349145324435" calcext:value-type="float">
            <text:p>-0.0003491453</text:p>
          </table:table-cell>
          <table:table-cell office:value-type="float" office:value="-0.000147450191434" calcext:value-type="float">
            <text:p>-0.0001474502</text:p>
          </table:table-cell>
          <table:table-cell office:value-type="float" office:value="0.000513957231306" calcext:value-type="float">
            <text:p>0.00051395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09599E+018" calcext:value-type="float">
            <text:p>1526877500095990000</text:p>
          </table:table-cell>
          <table:table-cell office:value-type="float" office:value="367" calcext:value-type="float">
            <text:p>367</text:p>
          </table:table-cell>
          <table:table-cell office:value-type="float" office:value="1.52687750009106E+018" calcext:value-type="float">
            <text:p>1526877500091060000</text:p>
          </table:table-cell>
          <table:table-cell office:value-type="string" calcext:value-type="string">
            <text:p>world</text:p>
          </table:table-cell>
          <table:table-cell office:value-type="float" office:value="-0.000260355358478" calcext:value-type="float">
            <text:p>-0.0002603554</text:p>
          </table:table-cell>
          <table:table-cell office:value-type="float" office:value="-0.000324934400851" calcext:value-type="float">
            <text:p>-0.0003249344</text:p>
          </table:table-cell>
          <table:table-cell office:value-type="float" office:value="0.000134842688567" calcext:value-type="float">
            <text:p>0.00013484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11543E+018" calcext:value-type="float">
            <text:p>1526877500115430000</text:p>
          </table:table-cell>
          <table:table-cell office:value-type="float" office:value="368" calcext:value-type="float">
            <text:p>368</text:p>
          </table:table-cell>
          <table:table-cell office:value-type="float" office:value="1.5268775001109E+018" calcext:value-type="float">
            <text:p>1526877500110900000</text:p>
          </table:table-cell>
          <table:table-cell office:value-type="string" calcext:value-type="string">
            <text:p>world</text:p>
          </table:table-cell>
          <table:table-cell office:value-type="float" office:value="0.0001883393561" calcext:value-type="float">
            <text:p>0.0001883394</text:p>
          </table:table-cell>
          <table:table-cell office:value-type="float" office:value="-0.000028456110158" calcext:value-type="float">
            <text:p>-2.8456110158E-005</text:p>
          </table:table-cell>
          <table:table-cell office:value-type="float" office:value="-0.000279110914562" calcext:value-type="float">
            <text:p>-0.0002791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13558E+018" calcext:value-type="float">
            <text:p>1526877500135580000</text:p>
          </table:table-cell>
          <table:table-cell office:value-type="float" office:value="369" calcext:value-type="float">
            <text:p>369</text:p>
          </table:table-cell>
          <table:table-cell office:value-type="float" office:value="1.52687750013063E+018" calcext:value-type="float">
            <text:p>1526877500130630000</text:p>
          </table:table-cell>
          <table:table-cell office:value-type="string" calcext:value-type="string">
            <text:p>world</text:p>
          </table:table-cell>
          <table:table-cell office:value-type="float" office:value="0.00000746901059756" calcext:value-type="float">
            <text:p>0.000007469</text:p>
          </table:table-cell>
          <table:table-cell office:value-type="float" office:value="0.0000326966182911" calcext:value-type="float">
            <text:p>3.26966182911E-005</text:p>
          </table:table-cell>
          <table:table-cell office:value-type="float" office:value="0.00000241001544055" calcext:value-type="float">
            <text:p>0.000002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15593E+018" calcext:value-type="float">
            <text:p>1526877500155930000</text:p>
          </table:table-cell>
          <table:table-cell office:value-type="float" office:value="370" calcext:value-type="float">
            <text:p>370</text:p>
          </table:table-cell>
          <table:table-cell office:value-type="float" office:value="1.52687750015151E+018" calcext:value-type="float">
            <text:p>1526877500151510000</text:p>
          </table:table-cell>
          <table:table-cell office:value-type="string" calcext:value-type="string">
            <text:p>world</text:p>
          </table:table-cell>
          <table:table-cell office:value-type="float" office:value="0.00304759759456" calcext:value-type="float">
            <text:p>0.0030475976</text:p>
          </table:table-cell>
          <table:table-cell office:value-type="float" office:value="0.00093938288046" calcext:value-type="float">
            <text:p>0.0009393829</text:p>
          </table:table-cell>
          <table:table-cell office:value-type="float" office:value="0.00111886183731" calcext:value-type="float">
            <text:p>0.00111886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17516E+018" calcext:value-type="float">
            <text:p>1526877500175160000</text:p>
          </table:table-cell>
          <table:table-cell office:value-type="float" office:value="371" calcext:value-type="float">
            <text:p>371</text:p>
          </table:table-cell>
          <table:table-cell office:value-type="float" office:value="1.52687750017135E+018" calcext:value-type="float">
            <text:p>1526877500171350000</text:p>
          </table:table-cell>
          <table:table-cell office:value-type="string" calcext:value-type="string">
            <text:p>world</text:p>
          </table:table-cell>
          <table:table-cell office:value-type="float" office:value="-0.00281740352511" calcext:value-type="float">
            <text:p>-0.0028174035</text:p>
          </table:table-cell>
          <table:table-cell office:value-type="float" office:value="-0.00340453232639" calcext:value-type="float">
            <text:p>-0.0034045323</text:p>
          </table:table-cell>
          <table:table-cell office:value-type="float" office:value="-0.00412564259022" calcext:value-type="float">
            <text:p>-0.00412564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19547E+018" calcext:value-type="float">
            <text:p>1526877500195470000</text:p>
          </table:table-cell>
          <table:table-cell office:value-type="float" office:value="372" calcext:value-type="float">
            <text:p>372</text:p>
          </table:table-cell>
          <table:table-cell office:value-type="float" office:value="1.52687750019117E+018" calcext:value-type="float">
            <text:p>1526877500191170000</text:p>
          </table:table-cell>
          <table:table-cell office:value-type="string" calcext:value-type="string">
            <text:p>world</text:p>
          </table:table-cell>
          <table:table-cell office:value-type="float" office:value="-0.00065049668774" calcext:value-type="float">
            <text:p>-0.0006504967</text:p>
          </table:table-cell>
          <table:table-cell office:value-type="float" office:value="-0.00049831753131" calcext:value-type="float">
            <text:p>-0.0004983175</text:p>
          </table:table-cell>
          <table:table-cell office:value-type="float" office:value="-0.000664218445309" calcext:value-type="float">
            <text:p>-0.0006642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216E+018" calcext:value-type="float">
            <text:p>1526877500216000000</text:p>
          </table:table-cell>
          <table:table-cell office:value-type="float" office:value="373" calcext:value-type="float">
            <text:p>373</text:p>
          </table:table-cell>
          <table:table-cell office:value-type="float" office:value="1.52687750021113E+018" calcext:value-type="float">
            <text:p>1526877500211130000</text:p>
          </table:table-cell>
          <table:table-cell office:value-type="string" calcext:value-type="string">
            <text:p>world</text:p>
          </table:table-cell>
          <table:table-cell office:value-type="float" office:value="0.00183408684097" calcext:value-type="float">
            <text:p>0.0018340868</text:p>
          </table:table-cell>
          <table:table-cell office:value-type="float" office:value="0.000283185567241" calcext:value-type="float">
            <text:p>0.0002831856</text:p>
          </table:table-cell>
          <table:table-cell office:value-type="float" office:value="0.00126899103634" calcext:value-type="float">
            <text:p>0.0012689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23624E+018" calcext:value-type="float">
            <text:p>1526877500236240000</text:p>
          </table:table-cell>
          <table:table-cell office:value-type="float" office:value="374" calcext:value-type="float">
            <text:p>374</text:p>
          </table:table-cell>
          <table:table-cell office:value-type="float" office:value="1.52687750023107E+018" calcext:value-type="float">
            <text:p>1526877500231070000</text:p>
          </table:table-cell>
          <table:table-cell office:value-type="string" calcext:value-type="string">
            <text:p>world</text:p>
          </table:table-cell>
          <table:table-cell office:value-type="float" office:value="-0.00144517759327" calcext:value-type="float">
            <text:p>-0.0014451776</text:p>
          </table:table-cell>
          <table:table-cell office:value-type="float" office:value="-0.000642408849671" calcext:value-type="float">
            <text:p>-0.0006424088</text:p>
          </table:table-cell>
          <table:table-cell office:value-type="float" office:value="-0.0011793768499" calcext:value-type="float">
            <text:p>-0.0011793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25555E+018" calcext:value-type="float">
            <text:p>1526877500255550000</text:p>
          </table:table-cell>
          <table:table-cell office:value-type="float" office:value="375" calcext:value-type="float">
            <text:p>375</text:p>
          </table:table-cell>
          <table:table-cell office:value-type="float" office:value="1.52687750025073E+018" calcext:value-type="float">
            <text:p>1526877500250730000</text:p>
          </table:table-cell>
          <table:table-cell office:value-type="string" calcext:value-type="string">
            <text:p>world</text:p>
          </table:table-cell>
          <table:table-cell office:value-type="float" office:value="-0.00124776281882" calcext:value-type="float">
            <text:p>-0.0012477628</text:p>
          </table:table-cell>
          <table:table-cell office:value-type="float" office:value="-0.00151179812383" calcext:value-type="float">
            <text:p>-0.0015117981</text:p>
          </table:table-cell>
          <table:table-cell office:value-type="float" office:value="-0.00271636154503" calcext:value-type="float">
            <text:p>-0.00271636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27586E+018" calcext:value-type="float">
            <text:p>1526877500275860000</text:p>
          </table:table-cell>
          <table:table-cell office:value-type="float" office:value="376" calcext:value-type="float">
            <text:p>376</text:p>
          </table:table-cell>
          <table:table-cell office:value-type="float" office:value="1.52687750027167E+018" calcext:value-type="float">
            <text:p>1526877500271670000</text:p>
          </table:table-cell>
          <table:table-cell office:value-type="string" calcext:value-type="string">
            <text:p>world</text:p>
          </table:table-cell>
          <table:table-cell office:value-type="float" office:value="0.0000249121221714" calcext:value-type="float">
            <text:p>2.49121221714E-005</text:p>
          </table:table-cell>
          <table:table-cell office:value-type="float" office:value="0.000448000442702" calcext:value-type="float">
            <text:p>0.0004480004</text:p>
          </table:table-cell>
          <table:table-cell office:value-type="float" office:value="0.000913628842682" calcext:value-type="float">
            <text:p>0.0009136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29623E+018" calcext:value-type="float">
            <text:p>1526877500296230000</text:p>
          </table:table-cell>
          <table:table-cell office:value-type="float" office:value="377" calcext:value-type="float">
            <text:p>377</text:p>
          </table:table-cell>
          <table:table-cell office:value-type="float" office:value="1.52687750029153E+018" calcext:value-type="float">
            <text:p>1526877500291530000</text:p>
          </table:table-cell>
          <table:table-cell office:value-type="string" calcext:value-type="string">
            <text:p>world</text:p>
          </table:table-cell>
          <table:table-cell office:value-type="float" office:value="0.000232443111599" calcext:value-type="float">
            <text:p>0.0002324431</text:p>
          </table:table-cell>
          <table:table-cell office:value-type="float" office:value="-0.00000268220901489" calcext:value-type="float">
            <text:p>-2.68220901489E-006</text:p>
          </table:table-cell>
          <table:table-cell office:value-type="float" office:value="0.00024886985193" calcext:value-type="float">
            <text:p>0.00024886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31562E+018" calcext:value-type="float">
            <text:p>1526877500315620000</text:p>
          </table:table-cell>
          <table:table-cell office:value-type="float" office:value="378" calcext:value-type="float">
            <text:p>378</text:p>
          </table:table-cell>
          <table:table-cell office:value-type="float" office:value="1.52687750031146E+018" calcext:value-type="float">
            <text:p>1526877500311460000</text:p>
          </table:table-cell>
          <table:table-cell office:value-type="string" calcext:value-type="string">
            <text:p>world</text:p>
          </table:table-cell>
          <table:table-cell office:value-type="float" office:value="-0.000260076747509" calcext:value-type="float">
            <text:p>-0.0002600767</text:p>
          </table:table-cell>
          <table:table-cell office:value-type="float" office:value="-0.000224489442189" calcext:value-type="float">
            <text:p>-0.0002244894</text:p>
          </table:table-cell>
          <table:table-cell office:value-type="float" office:value="-0.000127424529637" calcext:value-type="float">
            <text:p>-0.00012742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3359E+018" calcext:value-type="float">
            <text:p>1526877500335900000</text:p>
          </table:table-cell>
          <table:table-cell office:value-type="float" office:value="379" calcext:value-type="float">
            <text:p>379</text:p>
          </table:table-cell>
          <table:table-cell office:value-type="float" office:value="1.52687750033132E+018" calcext:value-type="float">
            <text:p>1526877500331320000</text:p>
          </table:table-cell>
          <table:table-cell office:value-type="string" calcext:value-type="string">
            <text:p>world</text:p>
          </table:table-cell>
          <table:table-cell office:value-type="float" office:value="-0.0000575968224439" calcext:value-type="float">
            <text:p>-5.75968224439E-005</text:p>
          </table:table-cell>
          <table:table-cell office:value-type="float" office:value="0.0000755531145842" calcext:value-type="float">
            <text:p>7.55531145842E-005</text:p>
          </table:table-cell>
          <table:table-cell office:value-type="float" office:value="-0.000321063154843" calcext:value-type="float">
            <text:p>-0.0003210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35513E+018" calcext:value-type="float">
            <text:p>1526877500355130000</text:p>
          </table:table-cell>
          <table:table-cell office:value-type="float" office:value="380" calcext:value-type="float">
            <text:p>380</text:p>
          </table:table-cell>
          <table:table-cell office:value-type="float" office:value="1.52687750035108E+018" calcext:value-type="float">
            <text:p>1526877500351080000</text:p>
          </table:table-cell>
          <table:table-cell office:value-type="string" calcext:value-type="string">
            <text:p>world</text:p>
          </table:table-cell>
          <table:table-cell office:value-type="float" office:value="-0.00110141991172" calcext:value-type="float">
            <text:p>-0.0011014199</text:p>
          </table:table-cell>
          <table:table-cell office:value-type="float" office:value="-0.0016717921244" calcext:value-type="float">
            <text:p>-0.0016717921</text:p>
          </table:table-cell>
          <table:table-cell office:value-type="float" office:value="0.00122122757602" calcext:value-type="float">
            <text:p>0.00122122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37552E+018" calcext:value-type="float">
            <text:p>1526877500375520000</text:p>
          </table:table-cell>
          <table:table-cell office:value-type="float" office:value="381" calcext:value-type="float">
            <text:p>381</text:p>
          </table:table-cell>
          <table:table-cell office:value-type="float" office:value="1.5268775003709E+018" calcext:value-type="float">
            <text:p>1526877500370900000</text:p>
          </table:table-cell>
          <table:table-cell office:value-type="string" calcext:value-type="string">
            <text:p>world</text:p>
          </table:table-cell>
          <table:table-cell office:value-type="float" office:value="-0.0000836459221318" calcext:value-type="float">
            <text:p>-8.36459221318E-005</text:p>
          </table:table-cell>
          <table:table-cell office:value-type="float" office:value="0.000238115491811" calcext:value-type="float">
            <text:p>0.0002381155</text:p>
          </table:table-cell>
          <table:table-cell office:value-type="float" office:value="-0.00234177336097" calcext:value-type="float">
            <text:p>-0.00234177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3959E+018" calcext:value-type="float">
            <text:p>1526877500395900000</text:p>
          </table:table-cell>
          <table:table-cell office:value-type="float" office:value="382" calcext:value-type="float">
            <text:p>382</text:p>
          </table:table-cell>
          <table:table-cell office:value-type="float" office:value="1.52687750039075E+018" calcext:value-type="float">
            <text:p>1526877500390750000</text:p>
          </table:table-cell>
          <table:table-cell office:value-type="string" calcext:value-type="string">
            <text:p>world</text:p>
          </table:table-cell>
          <table:table-cell office:value-type="float" office:value="-0.000291411415674" calcext:value-type="float">
            <text:p>-0.0002914114</text:p>
          </table:table-cell>
          <table:table-cell office:value-type="float" office:value="-0.000416274153395" calcext:value-type="float">
            <text:p>-0.0004162742</text:p>
          </table:table-cell>
          <table:table-cell office:value-type="float" office:value="-0.00107060337905" calcext:value-type="float">
            <text:p>-0.00107060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41616E+018" calcext:value-type="float">
            <text:p>1526877500416160000</text:p>
          </table:table-cell>
          <table:table-cell office:value-type="float" office:value="383" calcext:value-type="float">
            <text:p>383</text:p>
          </table:table-cell>
          <table:table-cell office:value-type="float" office:value="1.52687750041156E+018" calcext:value-type="float">
            <text:p>1526877500411560000</text:p>
          </table:table-cell>
          <table:table-cell office:value-type="string" calcext:value-type="string">
            <text:p>world</text:p>
          </table:table-cell>
          <table:table-cell office:value-type="float" office:value="0.000802937312983" calcext:value-type="float">
            <text:p>0.0008029373</text:p>
          </table:table-cell>
          <table:table-cell office:value-type="float" office:value="0.000872486853041" calcext:value-type="float">
            <text:p>0.0008724869</text:p>
          </table:table-cell>
          <table:table-cell office:value-type="float" office:value="0.00139281759039" calcext:value-type="float">
            <text:p>0.0013928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43543E+018" calcext:value-type="float">
            <text:p>1526877500435430000</text:p>
          </table:table-cell>
          <table:table-cell office:value-type="float" office:value="384" calcext:value-type="float">
            <text:p>384</text:p>
          </table:table-cell>
          <table:table-cell office:value-type="float" office:value="1.52687750043141E+018" calcext:value-type="float">
            <text:p>1526877500431410000</text:p>
          </table:table-cell>
          <table:table-cell office:value-type="string" calcext:value-type="string">
            <text:p>world</text:p>
          </table:table-cell>
          <table:table-cell office:value-type="float" office:value="0.000202240174985" calcext:value-type="float">
            <text:p>0.0002022402</text:p>
          </table:table-cell>
          <table:table-cell office:value-type="float" office:value="0.0000157064059749" calcext:value-type="float">
            <text:p>1.57064059749E-005</text:p>
          </table:table-cell>
          <table:table-cell office:value-type="float" office:value="0.0010088160634" calcext:value-type="float">
            <text:p>0.00100881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45576E+018" calcext:value-type="float">
            <text:p>1526877500455760000</text:p>
          </table:table-cell>
          <table:table-cell office:value-type="float" office:value="385" calcext:value-type="float">
            <text:p>385</text:p>
          </table:table-cell>
          <table:table-cell office:value-type="float" office:value="1.52687750045132E+018" calcext:value-type="float">
            <text:p>1526877500451320000</text:p>
          </table:table-cell>
          <table:table-cell office:value-type="string" calcext:value-type="string">
            <text:p>world</text:p>
          </table:table-cell>
          <table:table-cell office:value-type="float" office:value="-0.000773312465753" calcext:value-type="float">
            <text:p>-0.0007733125</text:p>
          </table:table-cell>
          <table:table-cell office:value-type="float" office:value="-0.00109202973545" calcext:value-type="float">
            <text:p>-0.0010920297</text:p>
          </table:table-cell>
          <table:table-cell office:value-type="float" office:value="0.000311818672344" calcext:value-type="float">
            <text:p>0.00031181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47612E+018" calcext:value-type="float">
            <text:p>1526877500476120000</text:p>
          </table:table-cell>
          <table:table-cell office:value-type="float" office:value="386" calcext:value-type="float">
            <text:p>386</text:p>
          </table:table-cell>
          <table:table-cell office:value-type="float" office:value="1.52687750047135E+018" calcext:value-type="float">
            <text:p>1526877500471350000</text:p>
          </table:table-cell>
          <table:table-cell office:value-type="string" calcext:value-type="string">
            <text:p>world</text:p>
          </table:table-cell>
          <table:table-cell office:value-type="float" office:value="0.00297524943016" calcext:value-type="float">
            <text:p>0.0029752494</text:p>
          </table:table-cell>
          <table:table-cell office:value-type="float" office:value="0.00162770738825" calcext:value-type="float">
            <text:p>0.0016277074</text:p>
          </table:table-cell>
          <table:table-cell office:value-type="float" office:value="0.00131718616467" calcext:value-type="float">
            <text:p>0.00131718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49557E+018" calcext:value-type="float">
            <text:p>1526877500495570000</text:p>
          </table:table-cell>
          <table:table-cell office:value-type="float" office:value="387" calcext:value-type="float">
            <text:p>387</text:p>
          </table:table-cell>
          <table:table-cell office:value-type="float" office:value="1.52687750049117E+018" calcext:value-type="float">
            <text:p>1526877500491170000</text:p>
          </table:table-cell>
          <table:table-cell office:value-type="string" calcext:value-type="string">
            <text:p>world</text:p>
          </table:table-cell>
          <table:table-cell office:value-type="float" office:value="-0.00107573333662" calcext:value-type="float">
            <text:p>-0.0010757333</text:p>
          </table:table-cell>
          <table:table-cell office:value-type="float" office:value="-0.000199722126126" calcext:value-type="float">
            <text:p>-0.0001997221</text:p>
          </table:table-cell>
          <table:table-cell office:value-type="float" office:value="-0.000892724900041" calcext:value-type="float">
            <text:p>-0.00089272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5159E+018" calcext:value-type="float">
            <text:p>1526877500515900000</text:p>
          </table:table-cell>
          <table:table-cell office:value-type="float" office:value="388" calcext:value-type="float">
            <text:p>388</text:p>
          </table:table-cell>
          <table:table-cell office:value-type="float" office:value="1.52687750051105E+018" calcext:value-type="float">
            <text:p>1526877500511050000</text:p>
          </table:table-cell>
          <table:table-cell office:value-type="string" calcext:value-type="string">
            <text:p>world</text:p>
          </table:table-cell>
          <table:table-cell office:value-type="float" office:value="-0.00168196344748" calcext:value-type="float">
            <text:p>-0.0016819634</text:p>
          </table:table-cell>
          <table:table-cell office:value-type="float" office:value="-0.00158453988843" calcext:value-type="float">
            <text:p>-0.0015845399</text:p>
          </table:table-cell>
          <table:table-cell office:value-type="float" office:value="0.0000962993653957" calcext:value-type="float">
            <text:p>9.62993653957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53517E+018" calcext:value-type="float">
            <text:p>1526877500535170000</text:p>
          </table:table-cell>
          <table:table-cell office:value-type="float" office:value="389" calcext:value-type="float">
            <text:p>389</text:p>
          </table:table-cell>
          <table:table-cell office:value-type="float" office:value="1.5268775005309E+018" calcext:value-type="float">
            <text:p>1526877500530900000</text:p>
          </table:table-cell>
          <table:table-cell office:value-type="string" calcext:value-type="string">
            <text:p>world</text:p>
          </table:table-cell>
          <table:table-cell office:value-type="float" office:value="-0.00109431624878" calcext:value-type="float">
            <text:p>-0.0010943162</text:p>
          </table:table-cell>
          <table:table-cell office:value-type="float" office:value="-0.00100003473926" calcext:value-type="float">
            <text:p>-0.0010000347</text:p>
          </table:table-cell>
          <table:table-cell office:value-type="float" office:value="-0.00144826085307" calcext:value-type="float">
            <text:p>-0.00144826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55533E+018" calcext:value-type="float">
            <text:p>1526877500555330000</text:p>
          </table:table-cell>
          <table:table-cell office:value-type="float" office:value="390" calcext:value-type="float">
            <text:p>390</text:p>
          </table:table-cell>
          <table:table-cell office:value-type="float" office:value="1.52687750055068E+018" calcext:value-type="float">
            <text:p>1526877500550680000</text:p>
          </table:table-cell>
          <table:table-cell office:value-type="string" calcext:value-type="string">
            <text:p>world</text:p>
          </table:table-cell>
          <table:table-cell office:value-type="float" office:value="0.000907238048967" calcext:value-type="float">
            <text:p>0.000907238</text:p>
          </table:table-cell>
          <table:table-cell office:value-type="float" office:value="0.00133782927878" calcext:value-type="float">
            <text:p>0.0013378293</text:p>
          </table:table-cell>
          <table:table-cell office:value-type="float" office:value="0.000373375602067" calcext:value-type="float">
            <text:p>0.00037337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57556E+018" calcext:value-type="float">
            <text:p>1526877500575560000</text:p>
          </table:table-cell>
          <table:table-cell office:value-type="float" office:value="391" calcext:value-type="float">
            <text:p>391</text:p>
          </table:table-cell>
          <table:table-cell office:value-type="float" office:value="1.52687750057137E+018" calcext:value-type="float">
            <text:p>1526877500571370000</text:p>
          </table:table-cell>
          <table:table-cell office:value-type="string" calcext:value-type="string">
            <text:p>world</text:p>
          </table:table-cell>
          <table:table-cell office:value-type="float" office:value="0.000659712590277" calcext:value-type="float">
            <text:p>0.0006597126</text:p>
          </table:table-cell>
          <table:table-cell office:value-type="float" office:value="0.000727549835574" calcext:value-type="float">
            <text:p>0.0007275498</text:p>
          </table:table-cell>
          <table:table-cell office:value-type="float" office:value="0.0000844426540425" calcext:value-type="float">
            <text:p>8.44426540425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59602E+018" calcext:value-type="float">
            <text:p>1526877500596020000</text:p>
          </table:table-cell>
          <table:table-cell office:value-type="float" office:value="392" calcext:value-type="float">
            <text:p>392</text:p>
          </table:table-cell>
          <table:table-cell office:value-type="float" office:value="1.52687750059102E+018" calcext:value-type="float">
            <text:p>1526877500591020000</text:p>
          </table:table-cell>
          <table:table-cell office:value-type="string" calcext:value-type="string">
            <text:p>world</text:p>
          </table:table-cell>
          <table:table-cell office:value-type="float" office:value="0.000252074241871" calcext:value-type="float">
            <text:p>0.0002520742</text:p>
          </table:table-cell>
          <table:table-cell office:value-type="float" office:value="0.000582380802371" calcext:value-type="float">
            <text:p>0.0005823808</text:p>
          </table:table-cell>
          <table:table-cell office:value-type="float" office:value="0.000277149258181" calcext:value-type="float">
            <text:p>0.00027714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61541E+018" calcext:value-type="float">
            <text:p>1526877500615410000</text:p>
          </table:table-cell>
          <table:table-cell office:value-type="float" office:value="393" calcext:value-type="float">
            <text:p>393</text:p>
          </table:table-cell>
          <table:table-cell office:value-type="float" office:value="1.52687750061095E+018" calcext:value-type="float">
            <text:p>1526877500610950000</text:p>
          </table:table-cell>
          <table:table-cell office:value-type="string" calcext:value-type="string">
            <text:p>world</text:p>
          </table:table-cell>
          <table:table-cell office:value-type="float" office:value="-0.000398399715777" calcext:value-type="float">
            <text:p>-0.0003983997</text:p>
          </table:table-cell>
          <table:table-cell office:value-type="float" office:value="-0.000259164778981" calcext:value-type="float">
            <text:p>-0.0002591648</text:p>
          </table:table-cell>
          <table:table-cell office:value-type="float" office:value="-0.000251501158345" calcext:value-type="float">
            <text:p>-0.00025150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63581E+018" calcext:value-type="float">
            <text:p>1526877500635810000</text:p>
          </table:table-cell>
          <table:table-cell office:value-type="float" office:value="394" calcext:value-type="float">
            <text:p>394</text:p>
          </table:table-cell>
          <table:table-cell office:value-type="float" office:value="1.52687750063063E+018" calcext:value-type="float">
            <text:p>1526877500630630000</text:p>
          </table:table-cell>
          <table:table-cell office:value-type="string" calcext:value-type="string">
            <text:p>world</text:p>
          </table:table-cell>
          <table:table-cell office:value-type="float" office:value="0.000539267552085" calcext:value-type="float">
            <text:p>0.0005392676</text:p>
          </table:table-cell>
          <table:table-cell office:value-type="float" office:value="0.000262450572336" calcext:value-type="float">
            <text:p>0.0002624506</text:p>
          </table:table-cell>
          <table:table-cell office:value-type="float" office:value="0.000326623237925" calcext:value-type="float">
            <text:p>0.0003266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65616E+018" calcext:value-type="float">
            <text:p>1526877500656160000</text:p>
          </table:table-cell>
          <table:table-cell office:value-type="float" office:value="395" calcext:value-type="float">
            <text:p>395</text:p>
          </table:table-cell>
          <table:table-cell office:value-type="float" office:value="1.52687750065151E+018" calcext:value-type="float">
            <text:p>1526877500651510000</text:p>
          </table:table-cell>
          <table:table-cell office:value-type="string" calcext:value-type="string">
            <text:p>world</text:p>
          </table:table-cell>
          <table:table-cell office:value-type="float" office:value="0.00000894989352673" calcext:value-type="float">
            <text:p>8.94989352673E-006</text:p>
          </table:table-cell>
          <table:table-cell office:value-type="float" office:value="0.000137089009513" calcext:value-type="float">
            <text:p>0.000137089</text:p>
          </table:table-cell>
          <table:table-cell office:value-type="float" office:value="0.00054500362603" calcext:value-type="float">
            <text:p>0.00054500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67547E+018" calcext:value-type="float">
            <text:p>1526877500675470000</text:p>
          </table:table-cell>
          <table:table-cell office:value-type="float" office:value="396" calcext:value-type="float">
            <text:p>396</text:p>
          </table:table-cell>
          <table:table-cell office:value-type="float" office:value="1.52687750067159E+018" calcext:value-type="float">
            <text:p>1526877500671590000</text:p>
          </table:table-cell>
          <table:table-cell office:value-type="string" calcext:value-type="string">
            <text:p>world</text:p>
          </table:table-cell>
          <table:table-cell office:value-type="float" office:value="0.000137145761983" calcext:value-type="float">
            <text:p>0.0001371458</text:p>
          </table:table-cell>
          <table:table-cell office:value-type="float" office:value="0.00193079351448" calcext:value-type="float">
            <text:p>0.0019307935</text:p>
          </table:table-cell>
          <table:table-cell office:value-type="float" office:value="0.000984888989478" calcext:value-type="float">
            <text:p>0.0009848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6959E+018" calcext:value-type="float">
            <text:p>1526877500695900000</text:p>
          </table:table-cell>
          <table:table-cell office:value-type="float" office:value="397" calcext:value-type="float">
            <text:p>397</text:p>
          </table:table-cell>
          <table:table-cell office:value-type="float" office:value="1.52687750069165E+018" calcext:value-type="float">
            <text:p>1526877500691650000</text:p>
          </table:table-cell>
          <table:table-cell office:value-type="string" calcext:value-type="string">
            <text:p>world</text:p>
          </table:table-cell>
          <table:table-cell office:value-type="float" office:value="-0.0000113945716294" calcext:value-type="float">
            <text:p>-1.13945716294E-005</text:p>
          </table:table-cell>
          <table:table-cell office:value-type="float" office:value="0.000813321501482" calcext:value-type="float">
            <text:p>0.0008133215</text:p>
          </table:table-cell>
          <table:table-cell office:value-type="float" office:value="0.00120968394913" calcext:value-type="float">
            <text:p>0.00120968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71635E+018" calcext:value-type="float">
            <text:p>1526877500716350000</text:p>
          </table:table-cell>
          <table:table-cell office:value-type="float" office:value="398" calcext:value-type="float">
            <text:p>398</text:p>
          </table:table-cell>
          <table:table-cell office:value-type="float" office:value="1.52687750071158E+018" calcext:value-type="float">
            <text:p>1526877500711580000</text:p>
          </table:table-cell>
          <table:table-cell office:value-type="string" calcext:value-type="string">
            <text:p>world</text:p>
          </table:table-cell>
          <table:table-cell office:value-type="float" office:value="-0.000123887555674" calcext:value-type="float">
            <text:p>-0.0001238876</text:p>
          </table:table-cell>
          <table:table-cell office:value-type="float" office:value="-0.000717901741154" calcext:value-type="float">
            <text:p>-0.0007179017</text:p>
          </table:table-cell>
          <table:table-cell office:value-type="float" office:value="-0.00127539981622" calcext:value-type="float">
            <text:p>-0.00127539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73567E+018" calcext:value-type="float">
            <text:p>1526877500735670000</text:p>
          </table:table-cell>
          <table:table-cell office:value-type="float" office:value="399" calcext:value-type="float">
            <text:p>399</text:p>
          </table:table-cell>
          <table:table-cell office:value-type="float" office:value="1.52687750073148E+018" calcext:value-type="float">
            <text:p>1526877500731480000</text:p>
          </table:table-cell>
          <table:table-cell office:value-type="string" calcext:value-type="string">
            <text:p>world</text:p>
          </table:table-cell>
          <table:table-cell office:value-type="float" office:value="0.000268343545031" calcext:value-type="float">
            <text:p>0.0002683435</text:p>
          </table:table-cell>
          <table:table-cell office:value-type="float" office:value="0.00106550217606" calcext:value-type="float">
            <text:p>0.0010655022</text:p>
          </table:table-cell>
          <table:table-cell office:value-type="float" office:value="0.00172444409691" calcext:value-type="float">
            <text:p>0.00172444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7559E+018" calcext:value-type="float">
            <text:p>1526877500755900000</text:p>
          </table:table-cell>
          <table:table-cell office:value-type="float" office:value="400" calcext:value-type="float">
            <text:p>400</text:p>
          </table:table-cell>
          <table:table-cell office:value-type="float" office:value="1.5268775007513E+018" calcext:value-type="float">
            <text:p>1526877500751300000</text:p>
          </table:table-cell>
          <table:table-cell office:value-type="string" calcext:value-type="string">
            <text:p>world</text:p>
          </table:table-cell>
          <table:table-cell office:value-type="float" office:value="0.000539431232028" calcext:value-type="float">
            <text:p>0.0005394312</text:p>
          </table:table-cell>
          <table:table-cell office:value-type="float" office:value="0.000509240489919" calcext:value-type="float">
            <text:p>0.0005092405</text:p>
          </table:table-cell>
          <table:table-cell office:value-type="float" office:value="0.00094937661197" calcext:value-type="float">
            <text:p>0.00094937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77622E+018" calcext:value-type="float">
            <text:p>1526877500776220000</text:p>
          </table:table-cell>
          <table:table-cell office:value-type="float" office:value="401" calcext:value-type="float">
            <text:p>401</text:p>
          </table:table-cell>
          <table:table-cell office:value-type="float" office:value="1.52687750077097E+018" calcext:value-type="float">
            <text:p>1526877500770970000</text:p>
          </table:table-cell>
          <table:table-cell office:value-type="string" calcext:value-type="string">
            <text:p>world</text:p>
          </table:table-cell>
          <table:table-cell office:value-type="float" office:value="-0.000757193483878" calcext:value-type="float">
            <text:p>-0.0007571935</text:p>
          </table:table-cell>
          <table:table-cell office:value-type="float" office:value="-0.00217469013296" calcext:value-type="float">
            <text:p>-0.0021746901</text:p>
          </table:table-cell>
          <table:table-cell office:value-type="float" office:value="-0.00360672385432" calcext:value-type="float">
            <text:p>-0.00360672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79562E+018" calcext:value-type="float">
            <text:p>1526877500795620000</text:p>
          </table:table-cell>
          <table:table-cell office:value-type="float" office:value="402" calcext:value-type="float">
            <text:p>402</text:p>
          </table:table-cell>
          <table:table-cell office:value-type="float" office:value="1.52687750079084E+018" calcext:value-type="float">
            <text:p>1526877500790840000</text:p>
          </table:table-cell>
          <table:table-cell office:value-type="string" calcext:value-type="string">
            <text:p>world</text:p>
          </table:table-cell>
          <table:table-cell office:value-type="float" office:value="0.0000768789032008" calcext:value-type="float">
            <text:p>7.68789032008E-005</text:p>
          </table:table-cell>
          <table:table-cell office:value-type="float" office:value="0.00140955310781" calcext:value-type="float">
            <text:p>0.0014095531</text:p>
          </table:table-cell>
          <table:table-cell office:value-type="float" office:value="0.00241480860859" calcext:value-type="float">
            <text:p>0.00241480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81599E+018" calcext:value-type="float">
            <text:p>1526877500815990000</text:p>
          </table:table-cell>
          <table:table-cell office:value-type="float" office:value="403" calcext:value-type="float">
            <text:p>403</text:p>
          </table:table-cell>
          <table:table-cell office:value-type="float" office:value="1.5268775008117E+018" calcext:value-type="float">
            <text:p>1526877500811700000</text:p>
          </table:table-cell>
          <table:table-cell office:value-type="string" calcext:value-type="string">
            <text:p>world</text:p>
          </table:table-cell>
          <table:table-cell office:value-type="float" office:value="0.000390505418181" calcext:value-type="float">
            <text:p>0.0003905054</text:p>
          </table:table-cell>
          <table:table-cell office:value-type="float" office:value="0.000697453739122" calcext:value-type="float">
            <text:p>0.0006974537</text:p>
          </table:table-cell>
          <table:table-cell office:value-type="float" office:value="0.000904652755708" calcext:value-type="float">
            <text:p>0.0009046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83531E+018" calcext:value-type="float">
            <text:p>1526877500835310000</text:p>
          </table:table-cell>
          <table:table-cell office:value-type="float" office:value="404" calcext:value-type="float">
            <text:p>404</text:p>
          </table:table-cell>
          <table:table-cell office:value-type="float" office:value="1.52687750083067E+018" calcext:value-type="float">
            <text:p>1526877500830670000</text:p>
          </table:table-cell>
          <table:table-cell office:value-type="string" calcext:value-type="string">
            <text:p>world</text:p>
          </table:table-cell>
          <table:table-cell office:value-type="float" office:value="0.00020829346613" calcext:value-type="float">
            <text:p>0.0002082935</text:p>
          </table:table-cell>
          <table:table-cell office:value-type="float" office:value="0.000432033470133" calcext:value-type="float">
            <text:p>0.0004320335</text:p>
          </table:table-cell>
          <table:table-cell office:value-type="float" office:value="0.000805511604995" calcext:value-type="float">
            <text:p>0.00080551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85554E+018" calcext:value-type="float">
            <text:p>1526877500855540000</text:p>
          </table:table-cell>
          <table:table-cell office:value-type="float" office:value="405" calcext:value-type="float">
            <text:p>405</text:p>
          </table:table-cell>
          <table:table-cell office:value-type="float" office:value="1.5268775008516E+018" calcext:value-type="float">
            <text:p>1526877500851600000</text:p>
          </table:table-cell>
          <table:table-cell office:value-type="string" calcext:value-type="string">
            <text:p>world</text:p>
          </table:table-cell>
          <table:table-cell office:value-type="float" office:value="-0.0000333487841999" calcext:value-type="float">
            <text:p>-3.33487841999E-005</text:p>
          </table:table-cell>
          <table:table-cell office:value-type="float" office:value="0.000427562423283" calcext:value-type="float">
            <text:p>0.0004275624</text:p>
          </table:table-cell>
          <table:table-cell office:value-type="float" office:value="-0.0000549505057279" calcext:value-type="float">
            <text:p>-5.49505057279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87587E+018" calcext:value-type="float">
            <text:p>1526877500875870000</text:p>
          </table:table-cell>
          <table:table-cell office:value-type="float" office:value="406" calcext:value-type="float">
            <text:p>406</text:p>
          </table:table-cell>
          <table:table-cell office:value-type="float" office:value="1.52687750087094E+018" calcext:value-type="float">
            <text:p>1526877500870940000</text:p>
          </table:table-cell>
          <table:table-cell office:value-type="string" calcext:value-type="string">
            <text:p>world</text:p>
          </table:table-cell>
          <table:table-cell office:value-type="float" office:value="-0.000123213059851" calcext:value-type="float">
            <text:p>-0.0001232131</text:p>
          </table:table-cell>
          <table:table-cell office:value-type="float" office:value="-0.000170482162503" calcext:value-type="float">
            <text:p>-0.0001704822</text:p>
          </table:table-cell>
          <table:table-cell office:value-type="float" office:value="0.000335613323841" calcext:value-type="float">
            <text:p>0.00033561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89621E+018" calcext:value-type="float">
            <text:p>1526877500896210000</text:p>
          </table:table-cell>
          <table:table-cell office:value-type="float" office:value="407" calcext:value-type="float">
            <text:p>407</text:p>
          </table:table-cell>
          <table:table-cell office:value-type="float" office:value="1.52687750089096E+018" calcext:value-type="float">
            <text:p>1526877500890960000</text:p>
          </table:table-cell>
          <table:table-cell office:value-type="string" calcext:value-type="string">
            <text:p>world</text:p>
          </table:table-cell>
          <table:table-cell office:value-type="float" office:value="-0.00108467962127" calcext:value-type="float">
            <text:p>-0.0010846796</text:p>
          </table:table-cell>
          <table:table-cell office:value-type="float" office:value="-0.0011964563746" calcext:value-type="float">
            <text:p>-0.0011964564</text:p>
          </table:table-cell>
          <table:table-cell office:value-type="float" office:value="0.000308815913741" calcext:value-type="float">
            <text:p>0.00030881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91572E+018" calcext:value-type="float">
            <text:p>1526877500915720000</text:p>
          </table:table-cell>
          <table:table-cell office:value-type="float" office:value="408" calcext:value-type="float">
            <text:p>408</text:p>
          </table:table-cell>
          <table:table-cell office:value-type="float" office:value="1.52687750091066E+018" calcext:value-type="float">
            <text:p>1526877500910660000</text:p>
          </table:table-cell>
          <table:table-cell office:value-type="string" calcext:value-type="string">
            <text:p>world</text:p>
          </table:table-cell>
          <table:table-cell office:value-type="float" office:value="0.000794114603195" calcext:value-type="float">
            <text:p>0.0007941146</text:p>
          </table:table-cell>
          <table:table-cell office:value-type="float" office:value="0.00101410259958" calcext:value-type="float">
            <text:p>0.0010141026</text:p>
          </table:table-cell>
          <table:table-cell office:value-type="float" office:value="0.000185432698345" calcext:value-type="float">
            <text:p>0.00018543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93602E+018" calcext:value-type="float">
            <text:p>1526877500936020000</text:p>
          </table:table-cell>
          <table:table-cell office:value-type="float" office:value="409" calcext:value-type="float">
            <text:p>409</text:p>
          </table:table-cell>
          <table:table-cell office:value-type="float" office:value="1.52687750093145E+018" calcext:value-type="float">
            <text:p>1526877500931450000</text:p>
          </table:table-cell>
          <table:table-cell office:value-type="string" calcext:value-type="string">
            <text:p>world</text:p>
          </table:table-cell>
          <table:table-cell office:value-type="float" office:value="0.000132783781737" calcext:value-type="float">
            <text:p>0.0001327838</text:p>
          </table:table-cell>
          <table:table-cell office:value-type="float" office:value="-0.00139110442251" calcext:value-type="float">
            <text:p>-0.0013911044</text:p>
          </table:table-cell>
          <table:table-cell office:value-type="float" office:value="-0.00184713548515" calcext:value-type="float">
            <text:p>-0.00184713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95558E+018" calcext:value-type="float">
            <text:p>1526877500955580000</text:p>
          </table:table-cell>
          <table:table-cell office:value-type="float" office:value="410" calcext:value-type="float">
            <text:p>410</text:p>
          </table:table-cell>
          <table:table-cell office:value-type="float" office:value="1.52687750095124E+018" calcext:value-type="float">
            <text:p>1526877500951240000</text:p>
          </table:table-cell>
          <table:table-cell office:value-type="string" calcext:value-type="string">
            <text:p>world</text:p>
          </table:table-cell>
          <table:table-cell office:value-type="float" office:value="-0.0000620282662567" calcext:value-type="float">
            <text:p>-6.20282662567E-005</text:p>
          </table:table-cell>
          <table:table-cell office:value-type="float" office:value="0.000811141449958" calcext:value-type="float">
            <text:p>0.0008111414</text:p>
          </table:table-cell>
          <table:table-cell office:value-type="float" office:value="0.00112469051965" calcext:value-type="float">
            <text:p>0.0011246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97562E+018" calcext:value-type="float">
            <text:p>1526877500975620000</text:p>
          </table:table-cell>
          <table:table-cell office:value-type="float" office:value="411" calcext:value-type="float">
            <text:p>411</text:p>
          </table:table-cell>
          <table:table-cell office:value-type="float" office:value="1.52687750097099E+018" calcext:value-type="float">
            <text:p>1526877500970990000</text:p>
          </table:table-cell>
          <table:table-cell office:value-type="string" calcext:value-type="string">
            <text:p>world</text:p>
          </table:table-cell>
          <table:table-cell office:value-type="float" office:value="0.000131133041577" calcext:value-type="float">
            <text:p>0.000131133</text:p>
          </table:table-cell>
          <table:table-cell office:value-type="float" office:value="0.000713680172339" calcext:value-type="float">
            <text:p>0.0007136802</text:p>
          </table:table-cell>
          <table:table-cell office:value-type="float" office:value="0.0000579994521104" calcext:value-type="float">
            <text:p>5.79994521104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099597E+018" calcext:value-type="float">
            <text:p>1526877500995970000</text:p>
          </table:table-cell>
          <table:table-cell office:value-type="float" office:value="412" calcext:value-type="float">
            <text:p>412</text:p>
          </table:table-cell>
          <table:table-cell office:value-type="float" office:value="1.52687750099092E+018" calcext:value-type="float">
            <text:p>1526877500990920000</text:p>
          </table:table-cell>
          <table:table-cell office:value-type="string" calcext:value-type="string">
            <text:p>world</text:p>
          </table:table-cell>
          <table:table-cell office:value-type="float" office:value="0.000257172447164" calcext:value-type="float">
            <text:p>0.0002571724</text:p>
          </table:table-cell>
          <table:table-cell office:value-type="float" office:value="0.000201429444132" calcext:value-type="float">
            <text:p>0.0002014294</text:p>
          </table:table-cell>
          <table:table-cell office:value-type="float" office:value="0.0000778862668085" calcext:value-type="float">
            <text:p>7.78862668085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01525E+018" calcext:value-type="float">
            <text:p>1526877501015250000</text:p>
          </table:table-cell>
          <table:table-cell office:value-type="float" office:value="413" calcext:value-type="float">
            <text:p>413</text:p>
          </table:table-cell>
          <table:table-cell office:value-type="float" office:value="1.52687750101062E+018" calcext:value-type="float">
            <text:p>1526877501010620000</text:p>
          </table:table-cell>
          <table:table-cell office:value-type="string" calcext:value-type="string">
            <text:p>world</text:p>
          </table:table-cell>
          <table:table-cell office:value-type="float" office:value="-0.0000620987120783" calcext:value-type="float">
            <text:p>-6.20987120783E-005</text:p>
          </table:table-cell>
          <table:table-cell office:value-type="float" office:value="0.000400745659135" calcext:value-type="float">
            <text:p>0.0004007457</text:p>
          </table:table-cell>
          <table:table-cell office:value-type="float" office:value="0.0000968421372818" calcext:value-type="float">
            <text:p>9.6842137281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03567E+018" calcext:value-type="float">
            <text:p>1526877501035670000</text:p>
          </table:table-cell>
          <table:table-cell office:value-type="float" office:value="414" calcext:value-type="float">
            <text:p>414</text:p>
          </table:table-cell>
          <table:table-cell office:value-type="float" office:value="1.52687750103152E+018" calcext:value-type="float">
            <text:p>1526877501031520000</text:p>
          </table:table-cell>
          <table:table-cell office:value-type="string" calcext:value-type="string">
            <text:p>world</text:p>
          </table:table-cell>
          <table:table-cell office:value-type="float" office:value="-0.000543620437384" calcext:value-type="float">
            <text:p>-0.0005436204</text:p>
          </table:table-cell>
          <table:table-cell office:value-type="float" office:value="-0.00116235832684" calcext:value-type="float">
            <text:p>-0.0011623583</text:p>
          </table:table-cell>
          <table:table-cell office:value-type="float" office:value="0.000798669294454" calcext:value-type="float">
            <text:p>0.00079866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0561E+018" calcext:value-type="float">
            <text:p>1526877501056100000</text:p>
          </table:table-cell>
          <table:table-cell office:value-type="float" office:value="415" calcext:value-type="float">
            <text:p>415</text:p>
          </table:table-cell>
          <table:table-cell office:value-type="float" office:value="1.52687750105132E+018" calcext:value-type="float">
            <text:p>1526877501051320000</text:p>
          </table:table-cell>
          <table:table-cell office:value-type="string" calcext:value-type="string">
            <text:p>world</text:p>
          </table:table-cell>
          <table:table-cell office:value-type="float" office:value="-0.00122416892555" calcext:value-type="float">
            <text:p>-0.0012241689</text:p>
          </table:table-cell>
          <table:table-cell office:value-type="float" office:value="-0.00290108658373" calcext:value-type="float">
            <text:p>-0.0029010866</text:p>
          </table:table-cell>
          <table:table-cell office:value-type="float" office:value="-0.00275854044594" calcext:value-type="float">
            <text:p>-0.00275854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07544E+018" calcext:value-type="float">
            <text:p>1526877501075440000</text:p>
          </table:table-cell>
          <table:table-cell office:value-type="float" office:value="416" calcext:value-type="float">
            <text:p>416</text:p>
          </table:table-cell>
          <table:table-cell office:value-type="float" office:value="1.52687750107118E+018" calcext:value-type="float">
            <text:p>1526877501071180000</text:p>
          </table:table-cell>
          <table:table-cell office:value-type="string" calcext:value-type="string">
            <text:p>world</text:p>
          </table:table-cell>
          <table:table-cell office:value-type="float" office:value="0.00117561593652" calcext:value-type="float">
            <text:p>0.0011756159</text:p>
          </table:table-cell>
          <table:table-cell office:value-type="float" office:value="0.00223850598559" calcext:value-type="float">
            <text:p>0.002238506</text:p>
          </table:table-cell>
          <table:table-cell office:value-type="float" office:value="0.00134453794453" calcext:value-type="float">
            <text:p>0.00134453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09583E+018" calcext:value-type="float">
            <text:p>1526877501095830000</text:p>
          </table:table-cell>
          <table:table-cell office:value-type="float" office:value="417" calcext:value-type="float">
            <text:p>417</text:p>
          </table:table-cell>
          <table:table-cell office:value-type="float" office:value="1.526877501091E+018" calcext:value-type="float">
            <text:p>1526877501091000000</text:p>
          </table:table-cell>
          <table:table-cell office:value-type="string" calcext:value-type="string">
            <text:p>world</text:p>
          </table:table-cell>
          <table:table-cell office:value-type="float" office:value="0.00794826913625" calcext:value-type="float">
            <text:p>0.0079482691</text:p>
          </table:table-cell>
          <table:table-cell office:value-type="float" office:value="-0.00690529402345" calcext:value-type="float">
            <text:p>-0.006905294</text:p>
          </table:table-cell>
          <table:table-cell office:value-type="float" office:value="0.00773516157642" calcext:value-type="float">
            <text:p>0.0077351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1163E+018" calcext:value-type="float">
            <text:p>1526877501116300000</text:p>
          </table:table-cell>
          <table:table-cell office:value-type="float" office:value="418" calcext:value-type="float">
            <text:p>418</text:p>
          </table:table-cell>
          <table:table-cell office:value-type="float" office:value="1.52687750111085E+018" calcext:value-type="float">
            <text:p>1526877501110850000</text:p>
          </table:table-cell>
          <table:table-cell office:value-type="string" calcext:value-type="string">
            <text:p>world</text:p>
          </table:table-cell>
          <table:table-cell office:value-type="float" office:value="0.00534297805279" calcext:value-type="float">
            <text:p>0.0053429781</text:p>
          </table:table-cell>
          <table:table-cell office:value-type="float" office:value="0.00274173077196" calcext:value-type="float">
            <text:p>0.0027417308</text:p>
          </table:table-cell>
          <table:table-cell office:value-type="float" office:value="0.00404509622604" calcext:value-type="float">
            <text:p>0.00404509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13559E+018" calcext:value-type="float">
            <text:p>1526877501135590000</text:p>
          </table:table-cell>
          <table:table-cell office:value-type="float" office:value="419" calcext:value-type="float">
            <text:p>419</text:p>
          </table:table-cell>
          <table:table-cell office:value-type="float" office:value="1.52687750113169E+018" calcext:value-type="float">
            <text:p>1526877501131690000</text:p>
          </table:table-cell>
          <table:table-cell office:value-type="string" calcext:value-type="string">
            <text:p>world</text:p>
          </table:table-cell>
          <table:table-cell office:value-type="float" office:value="-0.00180852087215" calcext:value-type="float">
            <text:p>-0.0018085209</text:p>
          </table:table-cell>
          <table:table-cell office:value-type="float" office:value="0.00122744962573" calcext:value-type="float">
            <text:p>0.0012274496</text:p>
          </table:table-cell>
          <table:table-cell office:value-type="float" office:value="0.00432992354035" calcext:value-type="float">
            <text:p>0.00432992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15578E+018" calcext:value-type="float">
            <text:p>1526877501155780000</text:p>
          </table:table-cell>
          <table:table-cell office:value-type="float" office:value="420" calcext:value-type="float">
            <text:p>420</text:p>
          </table:table-cell>
          <table:table-cell office:value-type="float" office:value="1.52687750115079E+018" calcext:value-type="float">
            <text:p>1526877501150790000</text:p>
          </table:table-cell>
          <table:table-cell office:value-type="string" calcext:value-type="string">
            <text:p>world</text:p>
          </table:table-cell>
          <table:table-cell office:value-type="float" office:value="0.00301813124679" calcext:value-type="float">
            <text:p>0.0030181312</text:p>
          </table:table-cell>
          <table:table-cell office:value-type="float" office:value="0.0015746972058" calcext:value-type="float">
            <text:p>0.0015746972</text:p>
          </table:table-cell>
          <table:table-cell office:value-type="float" office:value="0.00146920408588" calcext:value-type="float">
            <text:p>0.00146920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17608E+018" calcext:value-type="float">
            <text:p>1526877501176080000</text:p>
          </table:table-cell>
          <table:table-cell office:value-type="float" office:value="421" calcext:value-type="float">
            <text:p>421</text:p>
          </table:table-cell>
          <table:table-cell office:value-type="float" office:value="1.52687750117088E+018" calcext:value-type="float">
            <text:p>1526877501170880000</text:p>
          </table:table-cell>
          <table:table-cell office:value-type="string" calcext:value-type="string">
            <text:p>world</text:p>
          </table:table-cell>
          <table:table-cell office:value-type="float" office:value="-0.0106099816039" calcext:value-type="float">
            <text:p>-0.0106099816</text:p>
          </table:table-cell>
          <table:table-cell office:value-type="float" office:value="-0.00239021889865" calcext:value-type="float">
            <text:p>-0.0023902189</text:p>
          </table:table-cell>
          <table:table-cell office:value-type="float" office:value="-0.0115893613547" calcext:value-type="float">
            <text:p>-0.01158936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19552E+018" calcext:value-type="float">
            <text:p>1526877501195520000</text:p>
          </table:table-cell>
          <table:table-cell office:value-type="float" office:value="422" calcext:value-type="float">
            <text:p>422</text:p>
          </table:table-cell>
          <table:table-cell office:value-type="float" office:value="1.52687750119145E+018" calcext:value-type="float">
            <text:p>1526877501191450000</text:p>
          </table:table-cell>
          <table:table-cell office:value-type="string" calcext:value-type="string">
            <text:p>world</text:p>
          </table:table-cell>
          <table:table-cell office:value-type="float" office:value="0.0029153698124" calcext:value-type="float">
            <text:p>0.0029153698</text:p>
          </table:table-cell>
          <table:table-cell office:value-type="float" office:value="0.00216181366704" calcext:value-type="float">
            <text:p>0.0021618137</text:p>
          </table:table-cell>
          <table:table-cell office:value-type="float" office:value="0.00204445421696" calcext:value-type="float">
            <text:p>0.00204445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21583E+018" calcext:value-type="float">
            <text:p>1526877501215830000</text:p>
          </table:table-cell>
          <table:table-cell office:value-type="float" office:value="423" calcext:value-type="float">
            <text:p>423</text:p>
          </table:table-cell>
          <table:table-cell office:value-type="float" office:value="1.52687750121119E+018" calcext:value-type="float">
            <text:p>1526877501211190000</text:p>
          </table:table-cell>
          <table:table-cell office:value-type="string" calcext:value-type="string">
            <text:p>world</text:p>
          </table:table-cell>
          <table:table-cell office:value-type="float" office:value="0.00337261077948" calcext:value-type="float">
            <text:p>0.0033726108</text:p>
          </table:table-cell>
          <table:table-cell office:value-type="float" office:value="-0.000872836564668" calcext:value-type="float">
            <text:p>-0.0008728366</text:p>
          </table:table-cell>
          <table:table-cell office:value-type="float" office:value="0.00421267841011" calcext:value-type="float">
            <text:p>0.0042126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23615E+018" calcext:value-type="float">
            <text:p>1526877501236150000</text:p>
          </table:table-cell>
          <table:table-cell office:value-type="float" office:value="424" calcext:value-type="float">
            <text:p>424</text:p>
          </table:table-cell>
          <table:table-cell office:value-type="float" office:value="1.52687750123104E+018" calcext:value-type="float">
            <text:p>1526877501231040000</text:p>
          </table:table-cell>
          <table:table-cell office:value-type="string" calcext:value-type="string">
            <text:p>world</text:p>
          </table:table-cell>
          <table:table-cell office:value-type="float" office:value="0.000789823883679" calcext:value-type="float">
            <text:p>0.0007898239</text:p>
          </table:table-cell>
          <table:table-cell office:value-type="float" office:value="-0.00751548167318" calcext:value-type="float">
            <text:p>-0.0075154817</text:p>
          </table:table-cell>
          <table:table-cell office:value-type="float" office:value="-0.00309822708368" calcext:value-type="float">
            <text:p>-0.00309822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2555E+018" calcext:value-type="float">
            <text:p>1526877501255500000</text:p>
          </table:table-cell>
          <table:table-cell office:value-type="float" office:value="425" calcext:value-type="float">
            <text:p>425</text:p>
          </table:table-cell>
          <table:table-cell office:value-type="float" office:value="1.52687750125064E+018" calcext:value-type="float">
            <text:p>1526877501250640000</text:p>
          </table:table-cell>
          <table:table-cell office:value-type="string" calcext:value-type="string">
            <text:p>world</text:p>
          </table:table-cell>
          <table:table-cell office:value-type="float" office:value="-0.00591210275888" calcext:value-type="float">
            <text:p>-0.0059121028</text:p>
          </table:table-cell>
          <table:table-cell office:value-type="float" office:value="-0.000102003104985" calcext:value-type="float">
            <text:p>-0.0001020031</text:p>
          </table:table-cell>
          <table:table-cell office:value-type="float" office:value="-0.00610022712499" calcext:value-type="float">
            <text:p>-0.00610022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27589E+018" calcext:value-type="float">
            <text:p>1526877501275890000</text:p>
          </table:table-cell>
          <table:table-cell office:value-type="float" office:value="426" calcext:value-type="float">
            <text:p>426</text:p>
          </table:table-cell>
          <table:table-cell office:value-type="float" office:value="1.52687750127154E+018" calcext:value-type="float">
            <text:p>1526877501271540000</text:p>
          </table:table-cell>
          <table:table-cell office:value-type="string" calcext:value-type="string">
            <text:p>world</text:p>
          </table:table-cell>
          <table:table-cell office:value-type="float" office:value="0.00355751207098" calcext:value-type="float">
            <text:p>0.0035575121</text:p>
          </table:table-cell>
          <table:table-cell office:value-type="float" office:value="0.00525949429721" calcext:value-type="float">
            <text:p>0.0052594943</text:p>
          </table:table-cell>
          <table:table-cell office:value-type="float" office:value="0.00877625495195" calcext:value-type="float">
            <text:p>0.0087762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29631E+018" calcext:value-type="float">
            <text:p>1526877501296310000</text:p>
          </table:table-cell>
          <table:table-cell office:value-type="float" office:value="427" calcext:value-type="float">
            <text:p>427</text:p>
          </table:table-cell>
          <table:table-cell office:value-type="float" office:value="1.52687750129145E+018" calcext:value-type="float">
            <text:p>1526877501291450000</text:p>
          </table:table-cell>
          <table:table-cell office:value-type="string" calcext:value-type="string">
            <text:p>world</text:p>
          </table:table-cell>
          <table:table-cell office:value-type="float" office:value="-0.00578217674047" calcext:value-type="float">
            <text:p>-0.0057821767</text:p>
          </table:table-cell>
          <table:table-cell office:value-type="float" office:value="0.00463371444494" calcext:value-type="float">
            <text:p>0.0046337144</text:p>
          </table:table-cell>
          <table:table-cell office:value-type="float" office:value="-0.00535523239523" calcext:value-type="float">
            <text:p>-0.00535523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31577E+018" calcext:value-type="float">
            <text:p>1526877501315770000</text:p>
          </table:table-cell>
          <table:table-cell office:value-type="float" office:value="428" calcext:value-type="float">
            <text:p>428</text:p>
          </table:table-cell>
          <table:table-cell office:value-type="float" office:value="1.5268775013114E+018" calcext:value-type="float">
            <text:p>1526877501311400000</text:p>
          </table:table-cell>
          <table:table-cell office:value-type="string" calcext:value-type="string">
            <text:p>world</text:p>
          </table:table-cell>
          <table:table-cell office:value-type="float" office:value="0.00673659192398" calcext:value-type="float">
            <text:p>0.0067365919</text:p>
          </table:table-cell>
          <table:table-cell office:value-type="float" office:value="-0.00379516882822" calcext:value-type="float">
            <text:p>-0.0037951688</text:p>
          </table:table-cell>
          <table:table-cell office:value-type="float" office:value="0.00413834722713" calcext:value-type="float">
            <text:p>0.0041383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33614E+018" calcext:value-type="float">
            <text:p>1526877501336140000</text:p>
          </table:table-cell>
          <table:table-cell office:value-type="float" office:value="429" calcext:value-type="float">
            <text:p>429</text:p>
          </table:table-cell>
          <table:table-cell office:value-type="float" office:value="1.52687750133121E+018" calcext:value-type="float">
            <text:p>1526877501331210000</text:p>
          </table:table-cell>
          <table:table-cell office:value-type="string" calcext:value-type="string">
            <text:p>world</text:p>
          </table:table-cell>
          <table:table-cell office:value-type="float" office:value="-0.00447701569647" calcext:value-type="float">
            <text:p>-0.0044770157</text:p>
          </table:table-cell>
          <table:table-cell office:value-type="float" office:value="-0.00477144960314" calcext:value-type="float">
            <text:p>-0.0047714496</text:p>
          </table:table-cell>
          <table:table-cell office:value-type="float" office:value="-0.00518334750086" calcext:value-type="float">
            <text:p>-0.00518334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35539E+018" calcext:value-type="float">
            <text:p>1526877501355390000</text:p>
          </table:table-cell>
          <table:table-cell office:value-type="float" office:value="430" calcext:value-type="float">
            <text:p>430</text:p>
          </table:table-cell>
          <table:table-cell office:value-type="float" office:value="1.526877501351E+018" calcext:value-type="float">
            <text:p>1526877501351000000</text:p>
          </table:table-cell>
          <table:table-cell office:value-type="string" calcext:value-type="string">
            <text:p>world</text:p>
          </table:table-cell>
          <table:table-cell office:value-type="float" office:value="-0.00144944700878" calcext:value-type="float">
            <text:p>-0.001449447</text:p>
          </table:table-cell>
          <table:table-cell office:value-type="float" office:value="0.00369074987248" calcext:value-type="float">
            <text:p>0.0036907499</text:p>
          </table:table-cell>
          <table:table-cell office:value-type="float" office:value="-0.00298433471471" calcext:value-type="float">
            <text:p>-0.00298433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3758E+018" calcext:value-type="float">
            <text:p>1526877501375800000</text:p>
          </table:table-cell>
          <table:table-cell office:value-type="float" office:value="431" calcext:value-type="float">
            <text:p>431</text:p>
          </table:table-cell>
          <table:table-cell office:value-type="float" office:value="1.52687750137074E+018" calcext:value-type="float">
            <text:p>1526877501370740000</text:p>
          </table:table-cell>
          <table:table-cell office:value-type="string" calcext:value-type="string">
            <text:p>world</text:p>
          </table:table-cell>
          <table:table-cell office:value-type="float" office:value="0.00110886851326" calcext:value-type="float">
            <text:p>0.0011088685</text:p>
          </table:table-cell>
          <table:table-cell office:value-type="float" office:value="0.00264418125153" calcext:value-type="float">
            <text:p>0.0026441813</text:p>
          </table:table-cell>
          <table:table-cell office:value-type="float" office:value="0.00157897546887" calcext:value-type="float">
            <text:p>0.00157897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39606E+018" calcext:value-type="float">
            <text:p>1526877501396060000</text:p>
          </table:table-cell>
          <table:table-cell office:value-type="float" office:value="432" calcext:value-type="float">
            <text:p>432</text:p>
          </table:table-cell>
          <table:table-cell office:value-type="float" office:value="1.52687750139171E+018" calcext:value-type="float">
            <text:p>1526877501391710000</text:p>
          </table:table-cell>
          <table:table-cell office:value-type="string" calcext:value-type="string">
            <text:p>world</text:p>
          </table:table-cell>
          <table:table-cell office:value-type="float" office:value="-0.00348998350091" calcext:value-type="float">
            <text:p>-0.0034899835</text:p>
          </table:table-cell>
          <table:table-cell office:value-type="float" office:value="-0.000658612931147" calcext:value-type="float">
            <text:p>-0.0006586129</text:p>
          </table:table-cell>
          <table:table-cell office:value-type="float" office:value="0.000387248990592" calcext:value-type="float">
            <text:p>0.0003872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41545E+018" calcext:value-type="float">
            <text:p>1526877501415450000</text:p>
          </table:table-cell>
          <table:table-cell office:value-type="float" office:value="433" calcext:value-type="float">
            <text:p>433</text:p>
          </table:table-cell>
          <table:table-cell office:value-type="float" office:value="1.52687750141144E+018" calcext:value-type="float">
            <text:p>1526877501411440000</text:p>
          </table:table-cell>
          <table:table-cell office:value-type="string" calcext:value-type="string">
            <text:p>world</text:p>
          </table:table-cell>
          <table:table-cell office:value-type="float" office:value="0.000261304085143" calcext:value-type="float">
            <text:p>0.0002613041</text:p>
          </table:table-cell>
          <table:table-cell office:value-type="float" office:value="-0.00300853792578" calcext:value-type="float">
            <text:p>-0.0030085379</text:p>
          </table:table-cell>
          <table:table-cell office:value-type="float" office:value="0.00359015655704" calcext:value-type="float">
            <text:p>0.00359015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43585E+018" calcext:value-type="float">
            <text:p>1526877501435850000</text:p>
          </table:table-cell>
          <table:table-cell office:value-type="float" office:value="434" calcext:value-type="float">
            <text:p>434</text:p>
          </table:table-cell>
          <table:table-cell office:value-type="float" office:value="1.52687750143133E+018" calcext:value-type="float">
            <text:p>1526877501431330000</text:p>
          </table:table-cell>
          <table:table-cell office:value-type="string" calcext:value-type="string">
            <text:p>world</text:p>
          </table:table-cell>
          <table:table-cell office:value-type="float" office:value="0.00657878583297" calcext:value-type="float">
            <text:p>0.0065787858</text:p>
          </table:table-cell>
          <table:table-cell office:value-type="float" office:value="-0.000791219004896" calcext:value-type="float">
            <text:p>-0.000791219</text:p>
          </table:table-cell>
          <table:table-cell office:value-type="float" office:value="0.00715957395732" calcext:value-type="float">
            <text:p>0.0071595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45613E+018" calcext:value-type="float">
            <text:p>1526877501456130000</text:p>
          </table:table-cell>
          <table:table-cell office:value-type="float" office:value="435" calcext:value-type="float">
            <text:p>435</text:p>
          </table:table-cell>
          <table:table-cell office:value-type="float" office:value="1.526877501451E+018" calcext:value-type="float">
            <text:p>1526877501451000000</text:p>
          </table:table-cell>
          <table:table-cell office:value-type="string" calcext:value-type="string">
            <text:p>world</text:p>
          </table:table-cell>
          <table:table-cell office:value-type="float" office:value="-0.0011962314602" calcext:value-type="float">
            <text:p>-0.0011962315</text:p>
          </table:table-cell>
          <table:table-cell office:value-type="float" office:value="0.00206250278279" calcext:value-type="float">
            <text:p>0.0020625028</text:p>
          </table:table-cell>
          <table:table-cell office:value-type="float" office:value="-0.00193726178259" calcext:value-type="float">
            <text:p>-0.00193726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47558E+018" calcext:value-type="float">
            <text:p>1526877501475580000</text:p>
          </table:table-cell>
          <table:table-cell office:value-type="float" office:value="436" calcext:value-type="float">
            <text:p>436</text:p>
          </table:table-cell>
          <table:table-cell office:value-type="float" office:value="1.52687750147104E+018" calcext:value-type="float">
            <text:p>1526877501471040000</text:p>
          </table:table-cell>
          <table:table-cell office:value-type="string" calcext:value-type="string">
            <text:p>world</text:p>
          </table:table-cell>
          <table:table-cell office:value-type="float" office:value="-0.000175117864273" calcext:value-type="float">
            <text:p>-0.0001751179</text:p>
          </table:table-cell>
          <table:table-cell office:value-type="float" office:value="-0.00168760912493" calcext:value-type="float">
            <text:p>-0.0016876091</text:p>
          </table:table-cell>
          <table:table-cell office:value-type="float" office:value="0.000519686029293" calcext:value-type="float">
            <text:p>0.0005196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49586E+018" calcext:value-type="float">
            <text:p>1526877501495860000</text:p>
          </table:table-cell>
          <table:table-cell office:value-type="float" office:value="437" calcext:value-type="float">
            <text:p>437</text:p>
          </table:table-cell>
          <table:table-cell office:value-type="float" office:value="1.52687750149099E+018" calcext:value-type="float">
            <text:p>1526877501490990000</text:p>
          </table:table-cell>
          <table:table-cell office:value-type="string" calcext:value-type="string">
            <text:p>world</text:p>
          </table:table-cell>
          <table:table-cell office:value-type="float" office:value="-0.000282949476968" calcext:value-type="float">
            <text:p>-0.0002829495</text:p>
          </table:table-cell>
          <table:table-cell office:value-type="float" office:value="-0.0009407652542" calcext:value-type="float">
            <text:p>-0.0009407653</text:p>
          </table:table-cell>
          <table:table-cell office:value-type="float" office:value="-0.0000275041384157" calcext:value-type="float">
            <text:p>-2.75041384157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51629E+018" calcext:value-type="float">
            <text:p>1526877501516290000</text:p>
          </table:table-cell>
          <table:table-cell office:value-type="float" office:value="438" calcext:value-type="float">
            <text:p>438</text:p>
          </table:table-cell>
          <table:table-cell office:value-type="float" office:value="1.52687750151068E+018" calcext:value-type="float">
            <text:p>1526877501510680000</text:p>
          </table:table-cell>
          <table:table-cell office:value-type="string" calcext:value-type="string">
            <text:p>world</text:p>
          </table:table-cell>
          <table:table-cell office:value-type="float" office:value="0.00346400612034" calcext:value-type="float">
            <text:p>0.0034640061</text:p>
          </table:table-cell>
          <table:table-cell office:value-type="float" office:value="-0.000660476682242" calcext:value-type="float">
            <text:p>-0.0006604767</text:p>
          </table:table-cell>
          <table:table-cell office:value-type="float" office:value="-0.0000284660800389" calcext:value-type="float">
            <text:p>-2.84660800389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53552E+018" calcext:value-type="float">
            <text:p>1526877501535520000</text:p>
          </table:table-cell>
          <table:table-cell office:value-type="float" office:value="439" calcext:value-type="float">
            <text:p>439</text:p>
          </table:table-cell>
          <table:table-cell office:value-type="float" office:value="1.52687750153149E+018" calcext:value-type="float">
            <text:p>1526877501531490000</text:p>
          </table:table-cell>
          <table:table-cell office:value-type="string" calcext:value-type="string">
            <text:p>world</text:p>
          </table:table-cell>
          <table:table-cell office:value-type="float" office:value="0.00157980050426" calcext:value-type="float">
            <text:p>0.0015798005</text:p>
          </table:table-cell>
          <table:table-cell office:value-type="float" office:value="0.00447454070672" calcext:value-type="float">
            <text:p>0.0044745407</text:p>
          </table:table-cell>
          <table:table-cell office:value-type="float" office:value="0.000217174732825" calcext:value-type="float">
            <text:p>0.00021717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55641E+018" calcext:value-type="float">
            <text:p>1526877501556410000</text:p>
          </table:table-cell>
          <table:table-cell office:value-type="float" office:value="440" calcext:value-type="float">
            <text:p>440</text:p>
          </table:table-cell>
          <table:table-cell office:value-type="float" office:value="1.52687750155134E+018" calcext:value-type="float">
            <text:p>1526877501551340000</text:p>
          </table:table-cell>
          <table:table-cell office:value-type="string" calcext:value-type="string">
            <text:p>world</text:p>
          </table:table-cell>
          <table:table-cell office:value-type="float" office:value="0.00161427888088" calcext:value-type="float">
            <text:p>0.0016142789</text:p>
          </table:table-cell>
          <table:table-cell office:value-type="float" office:value="-0.000689441338181" calcext:value-type="float">
            <text:p>-0.0006894413</text:p>
          </table:table-cell>
          <table:table-cell office:value-type="float" office:value="0.000499106652569" calcext:value-type="float">
            <text:p>0.00049910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57596E+018" calcext:value-type="float">
            <text:p>1526877501575960000</text:p>
          </table:table-cell>
          <table:table-cell office:value-type="float" office:value="441" calcext:value-type="float">
            <text:p>441</text:p>
          </table:table-cell>
          <table:table-cell office:value-type="float" office:value="1.52687750157087E+018" calcext:value-type="float">
            <text:p>1526877501570870000</text:p>
          </table:table-cell>
          <table:table-cell office:value-type="string" calcext:value-type="string">
            <text:p>world</text:p>
          </table:table-cell>
          <table:table-cell office:value-type="float" office:value="-0.00139595090877" calcext:value-type="float">
            <text:p>-0.0013959509</text:p>
          </table:table-cell>
          <table:table-cell office:value-type="float" office:value="-0.000563788344152" calcext:value-type="float">
            <text:p>-0.0005637883</text:p>
          </table:table-cell>
          <table:table-cell office:value-type="float" office:value="0.00172136852052" calcext:value-type="float">
            <text:p>0.00172136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59546E+018" calcext:value-type="float">
            <text:p>1526877501595460000</text:p>
          </table:table-cell>
          <table:table-cell office:value-type="float" office:value="442" calcext:value-type="float">
            <text:p>442</text:p>
          </table:table-cell>
          <table:table-cell office:value-type="float" office:value="1.52687750159141E+018" calcext:value-type="float">
            <text:p>1526877501591410000</text:p>
          </table:table-cell>
          <table:table-cell office:value-type="string" calcext:value-type="string">
            <text:p>world</text:p>
          </table:table-cell>
          <table:table-cell office:value-type="float" office:value="-0.00291336048394" calcext:value-type="float">
            <text:p>-0.0029133605</text:p>
          </table:table-cell>
          <table:table-cell office:value-type="float" office:value="-0.00275927456096" calcext:value-type="float">
            <text:p>-0.0027592746</text:p>
          </table:table-cell>
          <table:table-cell office:value-type="float" office:value="-0.00467918487266" calcext:value-type="float">
            <text:p>-0.00467918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61585E+018" calcext:value-type="float">
            <text:p>1526877501615850000</text:p>
          </table:table-cell>
          <table:table-cell office:value-type="float" office:value="443" calcext:value-type="float">
            <text:p>443</text:p>
          </table:table-cell>
          <table:table-cell office:value-type="float" office:value="1.52687750161101E+018" calcext:value-type="float">
            <text:p>1526877501611010000</text:p>
          </table:table-cell>
          <table:table-cell office:value-type="string" calcext:value-type="string">
            <text:p>world</text:p>
          </table:table-cell>
          <table:table-cell office:value-type="float" office:value="-0.00101497943979" calcext:value-type="float">
            <text:p>-0.0010149794</text:p>
          </table:table-cell>
          <table:table-cell office:value-type="float" office:value="0.00360270752572" calcext:value-type="float">
            <text:p>0.0036027075</text:p>
          </table:table-cell>
          <table:table-cell office:value-type="float" office:value="0.00302827567793" calcext:value-type="float">
            <text:p>0.00302827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63528E+018" calcext:value-type="float">
            <text:p>1526877501635280000</text:p>
          </table:table-cell>
          <table:table-cell office:value-type="float" office:value="444" calcext:value-type="float">
            <text:p>444</text:p>
          </table:table-cell>
          <table:table-cell office:value-type="float" office:value="1.52687750163171E+018" calcext:value-type="float">
            <text:p>1526877501631710000</text:p>
          </table:table-cell>
          <table:table-cell office:value-type="string" calcext:value-type="string">
            <text:p>world</text:p>
          </table:table-cell>
          <table:table-cell office:value-type="float" office:value="-0.00191747234203" calcext:value-type="float">
            <text:p>-0.0019174723</text:p>
          </table:table-cell>
          <table:table-cell office:value-type="float" office:value="-0.00466113211587" calcext:value-type="float">
            <text:p>-0.0046611321</text:p>
          </table:table-cell>
          <table:table-cell office:value-type="float" office:value="-0.00500424578786" calcext:value-type="float">
            <text:p>-0.00500424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65568E+018" calcext:value-type="float">
            <text:p>1526877501655680000</text:p>
          </table:table-cell>
          <table:table-cell office:value-type="float" office:value="445" calcext:value-type="float">
            <text:p>445</text:p>
          </table:table-cell>
          <table:table-cell office:value-type="float" office:value="1.52687750165144E+018" calcext:value-type="float">
            <text:p>1526877501651440000</text:p>
          </table:table-cell>
          <table:table-cell office:value-type="string" calcext:value-type="string">
            <text:p>world</text:p>
          </table:table-cell>
          <table:table-cell office:value-type="float" office:value="0.00403366144747" calcext:value-type="float">
            <text:p>0.0040336614</text:p>
          </table:table-cell>
          <table:table-cell office:value-type="float" office:value="0.00235918001272" calcext:value-type="float">
            <text:p>0.00235918</text:p>
          </table:table-cell>
          <table:table-cell office:value-type="float" office:value="0.0000488397199661" calcext:value-type="float">
            <text:p>4.88397199661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67607E+018" calcext:value-type="float">
            <text:p>1526877501676070000</text:p>
          </table:table-cell>
          <table:table-cell office:value-type="float" office:value="446" calcext:value-type="float">
            <text:p>446</text:p>
          </table:table-cell>
          <table:table-cell office:value-type="float" office:value="1.52687750167123E+018" calcext:value-type="float">
            <text:p>1526877501671230000</text:p>
          </table:table-cell>
          <table:table-cell office:value-type="string" calcext:value-type="string">
            <text:p>world</text:p>
          </table:table-cell>
          <table:table-cell office:value-type="float" office:value="0.000544943497516" calcext:value-type="float">
            <text:p>0.0005449435</text:p>
          </table:table-cell>
          <table:table-cell office:value-type="float" office:value="-0.00231289444491" calcext:value-type="float">
            <text:p>-0.0023128944</text:p>
          </table:table-cell>
          <table:table-cell office:value-type="float" office:value="0.000693210866302" calcext:value-type="float">
            <text:p>0.0006932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69546E+018" calcext:value-type="float">
            <text:p>1526877501695460000</text:p>
          </table:table-cell>
          <table:table-cell office:value-type="float" office:value="447" calcext:value-type="float">
            <text:p>447</text:p>
          </table:table-cell>
          <table:table-cell office:value-type="float" office:value="1.52687750169118E+018" calcext:value-type="float">
            <text:p>1526877501691180000</text:p>
          </table:table-cell>
          <table:table-cell office:value-type="string" calcext:value-type="string">
            <text:p>world</text:p>
          </table:table-cell>
          <table:table-cell office:value-type="float" office:value="-0.00093728286447" calcext:value-type="float">
            <text:p>-0.0009372829</text:p>
          </table:table-cell>
          <table:table-cell office:value-type="float" office:value="-0.00536298565567" calcext:value-type="float">
            <text:p>-0.0053629857</text:p>
          </table:table-cell>
          <table:table-cell office:value-type="float" office:value="-0.00405442435294" calcext:value-type="float">
            <text:p>-0.00405442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71572E+018" calcext:value-type="float">
            <text:p>1526877501715720000</text:p>
          </table:table-cell>
          <table:table-cell office:value-type="float" office:value="448" calcext:value-type="float">
            <text:p>448</text:p>
          </table:table-cell>
          <table:table-cell office:value-type="float" office:value="1.52687750171099E+018" calcext:value-type="float">
            <text:p>1526877501710990000</text:p>
          </table:table-cell>
          <table:table-cell office:value-type="string" calcext:value-type="string">
            <text:p>world</text:p>
          </table:table-cell>
          <table:table-cell office:value-type="float" office:value="0.00444312859327" calcext:value-type="float">
            <text:p>0.0044431286</text:p>
          </table:table-cell>
          <table:table-cell office:value-type="float" office:value="0.00246087973937" calcext:value-type="float">
            <text:p>0.0024608797</text:p>
          </table:table-cell>
          <table:table-cell office:value-type="float" office:value="0.00360379228368" calcext:value-type="float">
            <text:p>0.00360379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73604E+018" calcext:value-type="float">
            <text:p>1526877501736040000</text:p>
          </table:table-cell>
          <table:table-cell office:value-type="float" office:value="449" calcext:value-type="float">
            <text:p>449</text:p>
          </table:table-cell>
          <table:table-cell office:value-type="float" office:value="1.52687750173071E+018" calcext:value-type="float">
            <text:p>1526877501730710000</text:p>
          </table:table-cell>
          <table:table-cell office:value-type="string" calcext:value-type="string">
            <text:p>world</text:p>
          </table:table-cell>
          <table:table-cell office:value-type="float" office:value="-0.0106071941555" calcext:value-type="float">
            <text:p>-0.0106071942</text:p>
          </table:table-cell>
          <table:table-cell office:value-type="float" office:value="0.000831500568893" calcext:value-type="float">
            <text:p>0.0008315006</text:p>
          </table:table-cell>
          <table:table-cell office:value-type="float" office:value="-0.00676031131297" calcext:value-type="float">
            <text:p>-0.00676031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75544E+018" calcext:value-type="float">
            <text:p>1526877501755440000</text:p>
          </table:table-cell>
          <table:table-cell office:value-type="float" office:value="450" calcext:value-type="float">
            <text:p>450</text:p>
          </table:table-cell>
          <table:table-cell office:value-type="float" office:value="1.52687750175153E+018" calcext:value-type="float">
            <text:p>1526877501751530000</text:p>
          </table:table-cell>
          <table:table-cell office:value-type="string" calcext:value-type="string">
            <text:p>world</text:p>
          </table:table-cell>
          <table:table-cell office:value-type="float" office:value="0.000856085680425" calcext:value-type="float">
            <text:p>0.0008560857</text:p>
          </table:table-cell>
          <table:table-cell office:value-type="float" office:value="-0.00442671636119" calcext:value-type="float">
            <text:p>-0.0044267164</text:p>
          </table:table-cell>
          <table:table-cell office:value-type="float" office:value="-0.00363947078586" calcext:value-type="float">
            <text:p>-0.00363947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77568E+018" calcext:value-type="float">
            <text:p>1526877501775680000</text:p>
          </table:table-cell>
          <table:table-cell office:value-type="float" office:value="451" calcext:value-type="float">
            <text:p>451</text:p>
          </table:table-cell>
          <table:table-cell office:value-type="float" office:value="1.52687750177119E+018" calcext:value-type="float">
            <text:p>1526877501771190000</text:p>
          </table:table-cell>
          <table:table-cell office:value-type="string" calcext:value-type="string">
            <text:p>world</text:p>
          </table:table-cell>
          <table:table-cell office:value-type="float" office:value="0.0048814532347" calcext:value-type="float">
            <text:p>0.0048814532</text:p>
          </table:table-cell>
          <table:table-cell office:value-type="float" office:value="0.000541349407285" calcext:value-type="float">
            <text:p>0.0005413494</text:p>
          </table:table-cell>
          <table:table-cell office:value-type="float" office:value="0.00148672121577" calcext:value-type="float">
            <text:p>0.00148672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79612E+018" calcext:value-type="float">
            <text:p>1526877501796120000</text:p>
          </table:table-cell>
          <table:table-cell office:value-type="float" office:value="452" calcext:value-type="float">
            <text:p>452</text:p>
          </table:table-cell>
          <table:table-cell office:value-type="float" office:value="1.526877501791E+018" calcext:value-type="float">
            <text:p>1526877501791000000</text:p>
          </table:table-cell>
          <table:table-cell office:value-type="string" calcext:value-type="string">
            <text:p>world</text:p>
          </table:table-cell>
          <table:table-cell office:value-type="float" office:value="-0.000844133086503" calcext:value-type="float">
            <text:p>-0.0008441331</text:p>
          </table:table-cell>
          <table:table-cell office:value-type="float" office:value="0.00145360291936" calcext:value-type="float">
            <text:p>0.0014536029</text:p>
          </table:table-cell>
          <table:table-cell office:value-type="float" office:value="0.0030225799419" calcext:value-type="float">
            <text:p>0.00302257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81545E+018" calcext:value-type="float">
            <text:p>1526877501815450000</text:p>
          </table:table-cell>
          <table:table-cell office:value-type="float" office:value="453" calcext:value-type="float">
            <text:p>453</text:p>
          </table:table-cell>
          <table:table-cell office:value-type="float" office:value="1.52687750181079E+018" calcext:value-type="float">
            <text:p>1526877501810790000</text:p>
          </table:table-cell>
          <table:table-cell office:value-type="string" calcext:value-type="string">
            <text:p>world</text:p>
          </table:table-cell>
          <table:table-cell office:value-type="float" office:value="-0.00236647203565" calcext:value-type="float">
            <text:p>-0.002366472</text:p>
          </table:table-cell>
          <table:table-cell office:value-type="float" office:value="0.00191363191698" calcext:value-type="float">
            <text:p>0.0019136319</text:p>
          </table:table-cell>
          <table:table-cell office:value-type="float" office:value="-0.0048475060612" calcext:value-type="float">
            <text:p>-0.00484750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8358E+018" calcext:value-type="float">
            <text:p>1526877501835800000</text:p>
          </table:table-cell>
          <table:table-cell office:value-type="float" office:value="454" calcext:value-type="float">
            <text:p>454</text:p>
          </table:table-cell>
          <table:table-cell office:value-type="float" office:value="1.52687750183064E+018" calcext:value-type="float">
            <text:p>1526877501830640000</text:p>
          </table:table-cell>
          <table:table-cell office:value-type="string" calcext:value-type="string">
            <text:p>world</text:p>
          </table:table-cell>
          <table:table-cell office:value-type="float" office:value="-0.0000890007941052" calcext:value-type="float">
            <text:p>-8.90007941052E-005</text:p>
          </table:table-cell>
          <table:table-cell office:value-type="float" office:value="0.0058444715105" calcext:value-type="float">
            <text:p>0.0058444715</text:p>
          </table:table-cell>
          <table:table-cell office:value-type="float" office:value="0.0085011459887" calcext:value-type="float">
            <text:p>0.0085011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85623E+018" calcext:value-type="float">
            <text:p>1526877501856230000</text:p>
          </table:table-cell>
          <table:table-cell office:value-type="float" office:value="455" calcext:value-type="float">
            <text:p>455</text:p>
          </table:table-cell>
          <table:table-cell office:value-type="float" office:value="1.52687750185145E+018" calcext:value-type="float">
            <text:p>1526877501851450000</text:p>
          </table:table-cell>
          <table:table-cell office:value-type="string" calcext:value-type="string">
            <text:p>world</text:p>
          </table:table-cell>
          <table:table-cell office:value-type="float" office:value="0.00157220778055" calcext:value-type="float">
            <text:p>0.0015722078</text:p>
          </table:table-cell>
          <table:table-cell office:value-type="float" office:value="-0.00214285985567" calcext:value-type="float">
            <text:p>-0.0021428599</text:p>
          </table:table-cell>
          <table:table-cell office:value-type="float" office:value="-0.00174158951268" calcext:value-type="float">
            <text:p>-0.00174158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87544E+018" calcext:value-type="float">
            <text:p>1526877501875440000</text:p>
          </table:table-cell>
          <table:table-cell office:value-type="float" office:value="456" calcext:value-type="float">
            <text:p>456</text:p>
          </table:table-cell>
          <table:table-cell office:value-type="float" office:value="1.52687750187146E+018" calcext:value-type="float">
            <text:p>1526877501871460000</text:p>
          </table:table-cell>
          <table:table-cell office:value-type="string" calcext:value-type="string">
            <text:p>world</text:p>
          </table:table-cell>
          <table:table-cell office:value-type="float" office:value="-0.000853736302815" calcext:value-type="float">
            <text:p>-0.0008537363</text:p>
          </table:table-cell>
          <table:table-cell office:value-type="float" office:value="-0.00332343159243" calcext:value-type="float">
            <text:p>-0.0033234316</text:p>
          </table:table-cell>
          <table:table-cell office:value-type="float" office:value="-0.00341288838536" calcext:value-type="float">
            <text:p>-0.00341288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89584E+018" calcext:value-type="float">
            <text:p>1526877501895840000</text:p>
          </table:table-cell>
          <table:table-cell office:value-type="float" office:value="457" calcext:value-type="float">
            <text:p>457</text:p>
          </table:table-cell>
          <table:table-cell office:value-type="float" office:value="1.52687750189139E+018" calcext:value-type="float">
            <text:p>1526877501891390000</text:p>
          </table:table-cell>
          <table:table-cell office:value-type="string" calcext:value-type="string">
            <text:p>world</text:p>
          </table:table-cell>
          <table:table-cell office:value-type="float" office:value="-0.00104879611172" calcext:value-type="float">
            <text:p>-0.0010487961</text:p>
          </table:table-cell>
          <table:table-cell office:value-type="float" office:value="0.0014734021388" calcext:value-type="float">
            <text:p>0.0014734021</text:p>
          </table:table-cell>
          <table:table-cell office:value-type="float" office:value="0.00328515516594" calcext:value-type="float">
            <text:p>0.0032851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91625E+018" calcext:value-type="float">
            <text:p>1526877501916250000</text:p>
          </table:table-cell>
          <table:table-cell office:value-type="float" office:value="458" calcext:value-type="float">
            <text:p>458</text:p>
          </table:table-cell>
          <table:table-cell office:value-type="float" office:value="1.52687750191105E+018" calcext:value-type="float">
            <text:p>1526877501911050000</text:p>
          </table:table-cell>
          <table:table-cell office:value-type="string" calcext:value-type="string">
            <text:p>world</text:p>
          </table:table-cell>
          <table:table-cell office:value-type="float" office:value="0.0000346096348949" calcext:value-type="float">
            <text:p>3.46096348949E-005</text:p>
          </table:table-cell>
          <table:table-cell office:value-type="float" office:value="-0.00165677606128" calcext:value-type="float">
            <text:p>-0.0016567761</text:p>
          </table:table-cell>
          <table:table-cell office:value-type="float" office:value="-0.00348598253913" calcext:value-type="float">
            <text:p>-0.00348598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93555E+018" calcext:value-type="float">
            <text:p>1526877501935550000</text:p>
          </table:table-cell>
          <table:table-cell office:value-type="float" office:value="459" calcext:value-type="float">
            <text:p>459</text:p>
          </table:table-cell>
          <table:table-cell office:value-type="float" office:value="1.52687750193097E+018" calcext:value-type="float">
            <text:p>1526877501930970000</text:p>
          </table:table-cell>
          <table:table-cell office:value-type="string" calcext:value-type="string">
            <text:p>world</text:p>
          </table:table-cell>
          <table:table-cell office:value-type="float" office:value="0.00471869995818" calcext:value-type="float">
            <text:p>0.0047187</text:p>
          </table:table-cell>
          <table:table-cell office:value-type="float" office:value="-0.00377522781491" calcext:value-type="float">
            <text:p>-0.0037752278</text:p>
          </table:table-cell>
          <table:table-cell office:value-type="float" office:value="0.00198896508664" calcext:value-type="float">
            <text:p>0.00198896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95576E+018" calcext:value-type="float">
            <text:p>1526877501955760000</text:p>
          </table:table-cell>
          <table:table-cell office:value-type="float" office:value="460" calcext:value-type="float">
            <text:p>460</text:p>
          </table:table-cell>
          <table:table-cell office:value-type="float" office:value="1.52687750195057E+018" calcext:value-type="float">
            <text:p>1526877501950570000</text:p>
          </table:table-cell>
          <table:table-cell office:value-type="string" calcext:value-type="string">
            <text:p>world</text:p>
          </table:table-cell>
          <table:table-cell office:value-type="float" office:value="0.00312810228206" calcext:value-type="float">
            <text:p>0.0031281023</text:p>
          </table:table-cell>
          <table:table-cell office:value-type="float" office:value="-0.00105632690247" calcext:value-type="float">
            <text:p>-0.0010563269</text:p>
          </table:table-cell>
          <table:table-cell office:value-type="float" office:value="0.0037442650646" calcext:value-type="float">
            <text:p>0.00374426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97522E+018" calcext:value-type="float">
            <text:p>1526877501975220000</text:p>
          </table:table-cell>
          <table:table-cell office:value-type="float" office:value="461" calcext:value-type="float">
            <text:p>461</text:p>
          </table:table-cell>
          <table:table-cell office:value-type="float" office:value="1.52687750197131E+018" calcext:value-type="float">
            <text:p>1526877501971310000</text:p>
          </table:table-cell>
          <table:table-cell office:value-type="string" calcext:value-type="string">
            <text:p>world</text:p>
          </table:table-cell>
          <table:table-cell office:value-type="float" office:value="-0.00435196887702" calcext:value-type="float">
            <text:p>-0.0043519689</text:p>
          </table:table-cell>
          <table:table-cell office:value-type="float" office:value="0.00694263726473" calcext:value-type="float">
            <text:p>0.0069426373</text:p>
          </table:table-cell>
          <table:table-cell office:value-type="float" office:value="0.000858873478137" calcext:value-type="float">
            <text:p>0.00085887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199554E+018" calcext:value-type="float">
            <text:p>1526877501995540000</text:p>
          </table:table-cell>
          <table:table-cell office:value-type="float" office:value="462" calcext:value-type="float">
            <text:p>462</text:p>
          </table:table-cell>
          <table:table-cell office:value-type="float" office:value="1.52687750199096E+018" calcext:value-type="float">
            <text:p>1526877501990960000</text:p>
          </table:table-cell>
          <table:table-cell office:value-type="string" calcext:value-type="string">
            <text:p>world</text:p>
          </table:table-cell>
          <table:table-cell office:value-type="float" office:value="0.0008888207376" calcext:value-type="float">
            <text:p>0.0008888207</text:p>
          </table:table-cell>
          <table:table-cell office:value-type="float" office:value="-0.00586980767548" calcext:value-type="float">
            <text:p>-0.0058698077</text:p>
          </table:table-cell>
          <table:table-cell office:value-type="float" office:value="-0.00127840042114" calcext:value-type="float">
            <text:p>-0.0012784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01603E+018" calcext:value-type="float">
            <text:p>1526877502016030000</text:p>
          </table:table-cell>
          <table:table-cell office:value-type="float" office:value="463" calcext:value-type="float">
            <text:p>463</text:p>
          </table:table-cell>
          <table:table-cell office:value-type="float" office:value="1.5268775020113E+018" calcext:value-type="float">
            <text:p>1526877502011300000</text:p>
          </table:table-cell>
          <table:table-cell office:value-type="string" calcext:value-type="string">
            <text:p>world</text:p>
          </table:table-cell>
          <table:table-cell office:value-type="float" office:value="0.00128189916722" calcext:value-type="float">
            <text:p>0.0012818992</text:p>
          </table:table-cell>
          <table:table-cell office:value-type="float" office:value="-0.00017002876848" calcext:value-type="float">
            <text:p>-0.0001700288</text:p>
          </table:table-cell>
          <table:table-cell office:value-type="float" office:value="0.0019937066827" calcext:value-type="float">
            <text:p>0.00199370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03552E+018" calcext:value-type="float">
            <text:p>1526877502035520000</text:p>
          </table:table-cell>
          <table:table-cell office:value-type="float" office:value="464" calcext:value-type="float">
            <text:p>464</text:p>
          </table:table-cell>
          <table:table-cell office:value-type="float" office:value="1.52687750203109E+018" calcext:value-type="float">
            <text:p>1526877502031090000</text:p>
          </table:table-cell>
          <table:table-cell office:value-type="string" calcext:value-type="string">
            <text:p>world</text:p>
          </table:table-cell>
          <table:table-cell office:value-type="float" office:value="-0.00249496009201" calcext:value-type="float">
            <text:p>-0.0024949601</text:p>
          </table:table-cell>
          <table:table-cell office:value-type="float" office:value="0.00215353537351" calcext:value-type="float">
            <text:p>0.0021535354</text:p>
          </table:table-cell>
          <table:table-cell office:value-type="float" office:value="-0.00299027608708" calcext:value-type="float">
            <text:p>-0.00299027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05579E+018" calcext:value-type="float">
            <text:p>1526877502055790000</text:p>
          </table:table-cell>
          <table:table-cell office:value-type="float" office:value="465" calcext:value-type="float">
            <text:p>465</text:p>
          </table:table-cell>
          <table:table-cell office:value-type="float" office:value="1.52687750205089E+018" calcext:value-type="float">
            <text:p>1526877502050890000</text:p>
          </table:table-cell>
          <table:table-cell office:value-type="string" calcext:value-type="string">
            <text:p>world</text:p>
          </table:table-cell>
          <table:table-cell office:value-type="float" office:value="-0.00352451135404" calcext:value-type="float">
            <text:p>-0.0035245114</text:p>
          </table:table-cell>
          <table:table-cell office:value-type="float" office:value="0.00265672709793" calcext:value-type="float">
            <text:p>0.0026567271</text:p>
          </table:table-cell>
          <table:table-cell office:value-type="float" office:value="0.00262798066251" calcext:value-type="float">
            <text:p>0.00262798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07607E+018" calcext:value-type="float">
            <text:p>1526877502076070000</text:p>
          </table:table-cell>
          <table:table-cell office:value-type="float" office:value="466" calcext:value-type="float">
            <text:p>466</text:p>
          </table:table-cell>
          <table:table-cell office:value-type="float" office:value="1.52687750207082E+018" calcext:value-type="float">
            <text:p>1526877502070820000</text:p>
          </table:table-cell>
          <table:table-cell office:value-type="string" calcext:value-type="string">
            <text:p>world</text:p>
          </table:table-cell>
          <table:table-cell office:value-type="float" office:value="0.00170575117227" calcext:value-type="float">
            <text:p>0.0017057512</text:p>
          </table:table-cell>
          <table:table-cell office:value-type="float" office:value="-0.00227423734032" calcext:value-type="float">
            <text:p>-0.0022742373</text:p>
          </table:table-cell>
          <table:table-cell office:value-type="float" office:value="0.00133778795134" calcext:value-type="float">
            <text:p>0.0013377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09549E+018" calcext:value-type="float">
            <text:p>1526877502095490000</text:p>
          </table:table-cell>
          <table:table-cell office:value-type="float" office:value="467" calcext:value-type="float">
            <text:p>467</text:p>
          </table:table-cell>
          <table:table-cell office:value-type="float" office:value="1.52687750209061E+018" calcext:value-type="float">
            <text:p>1526877502090610000</text:p>
          </table:table-cell>
          <table:table-cell office:value-type="string" calcext:value-type="string">
            <text:p>world</text:p>
          </table:table-cell>
          <table:table-cell office:value-type="float" office:value="-0.000304157554638" calcext:value-type="float">
            <text:p>-0.0003041576</text:p>
          </table:table-cell>
          <table:table-cell office:value-type="float" office:value="0.00280532147735" calcext:value-type="float">
            <text:p>0.0028053215</text:p>
          </table:table-cell>
          <table:table-cell office:value-type="float" office:value="0.00479084253311" calcext:value-type="float">
            <text:p>0.00479084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11586E+018" calcext:value-type="float">
            <text:p>1526877502115860000</text:p>
          </table:table-cell>
          <table:table-cell office:value-type="float" office:value="468" calcext:value-type="float">
            <text:p>468</text:p>
          </table:table-cell>
          <table:table-cell office:value-type="float" office:value="1.52687750211144E+018" calcext:value-type="float">
            <text:p>1526877502111440000</text:p>
          </table:table-cell>
          <table:table-cell office:value-type="string" calcext:value-type="string">
            <text:p>world</text:p>
          </table:table-cell>
          <table:table-cell office:value-type="float" office:value="0.000238701555645" calcext:value-type="float">
            <text:p>0.0002387016</text:p>
          </table:table-cell>
          <table:table-cell office:value-type="float" office:value="0.00211610272527" calcext:value-type="float">
            <text:p>0.0021161027</text:p>
          </table:table-cell>
          <table:table-cell office:value-type="float" office:value="-0.00133333657868" calcext:value-type="float">
            <text:p>-0.0013333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13611E+018" calcext:value-type="float">
            <text:p>1526877502136110000</text:p>
          </table:table-cell>
          <table:table-cell office:value-type="float" office:value="469" calcext:value-type="float">
            <text:p>469</text:p>
          </table:table-cell>
          <table:table-cell office:value-type="float" office:value="1.52687750213143E+018" calcext:value-type="float">
            <text:p>1526877502131430000</text:p>
          </table:table-cell>
          <table:table-cell office:value-type="string" calcext:value-type="string">
            <text:p>world</text:p>
          </table:table-cell>
          <table:table-cell office:value-type="float" office:value="-0.0012808899628" calcext:value-type="float">
            <text:p>-0.00128089</text:p>
          </table:table-cell>
          <table:table-cell office:value-type="float" office:value="-0.00413644872606" calcext:value-type="float">
            <text:p>-0.0041364487</text:p>
          </table:table-cell>
          <table:table-cell office:value-type="float" office:value="-0.00692254444584" calcext:value-type="float">
            <text:p>-0.00692254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15547E+018" calcext:value-type="float">
            <text:p>1526877502155470000</text:p>
          </table:table-cell>
          <table:table-cell office:value-type="float" office:value="470" calcext:value-type="float">
            <text:p>470</text:p>
          </table:table-cell>
          <table:table-cell office:value-type="float" office:value="1.5268775021512E+018" calcext:value-type="float">
            <text:p>1526877502151200000</text:p>
          </table:table-cell>
          <table:table-cell office:value-type="string" calcext:value-type="string">
            <text:p>world</text:p>
          </table:table-cell>
          <table:table-cell office:value-type="float" office:value="0.00333336880431" calcext:value-type="float">
            <text:p>0.0033333688</text:p>
          </table:table-cell>
          <table:table-cell office:value-type="float" office:value="0.00229593459517" calcext:value-type="float">
            <text:p>0.0022959346</text:p>
          </table:table-cell>
          <table:table-cell office:value-type="float" office:value="-0.00120758125558" calcext:value-type="float">
            <text:p>-0.00120758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17583E+018" calcext:value-type="float">
            <text:p>1526877502175830000</text:p>
          </table:table-cell>
          <table:table-cell office:value-type="float" office:value="471" calcext:value-type="float">
            <text:p>471</text:p>
          </table:table-cell>
          <table:table-cell office:value-type="float" office:value="1.52687750217104E+018" calcext:value-type="float">
            <text:p>1526877502171040000</text:p>
          </table:table-cell>
          <table:table-cell office:value-type="string" calcext:value-type="string">
            <text:p>world</text:p>
          </table:table-cell>
          <table:table-cell office:value-type="float" office:value="0.006511378102" calcext:value-type="float">
            <text:p>0.0065113781</text:p>
          </table:table-cell>
          <table:table-cell office:value-type="float" office:value="0.000615267723333" calcext:value-type="float">
            <text:p>0.0006152677</text:p>
          </table:table-cell>
          <table:table-cell office:value-type="float" office:value="0.00435235537589" calcext:value-type="float">
            <text:p>0.00435235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19515E+018" calcext:value-type="float">
            <text:p>1526877502195150000</text:p>
          </table:table-cell>
          <table:table-cell office:value-type="float" office:value="472" calcext:value-type="float">
            <text:p>472</text:p>
          </table:table-cell>
          <table:table-cell office:value-type="float" office:value="1.52687750219096E+018" calcext:value-type="float">
            <text:p>1526877502190960000</text:p>
          </table:table-cell>
          <table:table-cell office:value-type="string" calcext:value-type="string">
            <text:p>world</text:p>
          </table:table-cell>
          <table:table-cell office:value-type="float" office:value="-0.00687197735533" calcext:value-type="float">
            <text:p>-0.0068719774</text:p>
          </table:table-cell>
          <table:table-cell office:value-type="float" office:value="-0.000393338239519" calcext:value-type="float">
            <text:p>-0.0003933382</text:p>
          </table:table-cell>
          <table:table-cell office:value-type="float" office:value="-0.00199394999072" calcext:value-type="float">
            <text:p>-0.001993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21552E+018" calcext:value-type="float">
            <text:p>1526877502215520000</text:p>
          </table:table-cell>
          <table:table-cell office:value-type="float" office:value="473" calcext:value-type="float">
            <text:p>473</text:p>
          </table:table-cell>
          <table:table-cell office:value-type="float" office:value="1.52687750221078E+018" calcext:value-type="float">
            <text:p>1526877502210780000</text:p>
          </table:table-cell>
          <table:table-cell office:value-type="string" calcext:value-type="string">
            <text:p>world</text:p>
          </table:table-cell>
          <table:table-cell office:value-type="float" office:value="-0.000844904454425" calcext:value-type="float">
            <text:p>-0.0008449045</text:p>
          </table:table-cell>
          <table:table-cell office:value-type="float" office:value="-0.00434156181291" calcext:value-type="float">
            <text:p>-0.0043415618</text:p>
          </table:table-cell>
          <table:table-cell office:value-type="float" office:value="-0.000527379161213" calcext:value-type="float">
            <text:p>-0.0005273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23586E+018" calcext:value-type="float">
            <text:p>1526877502235860000</text:p>
          </table:table-cell>
          <table:table-cell office:value-type="float" office:value="474" calcext:value-type="float">
            <text:p>474</text:p>
          </table:table-cell>
          <table:table-cell office:value-type="float" office:value="1.52687750223156E+018" calcext:value-type="float">
            <text:p>1526877502231560000</text:p>
          </table:table-cell>
          <table:table-cell office:value-type="string" calcext:value-type="string">
            <text:p>world</text:p>
          </table:table-cell>
          <table:table-cell office:value-type="float" office:value="0.00025692244526" calcext:value-type="float">
            <text:p>0.0002569224</text:p>
          </table:table-cell>
          <table:table-cell office:value-type="float" office:value="0.00278446939774" calcext:value-type="float">
            <text:p>0.0027844694</text:p>
          </table:table-cell>
          <table:table-cell office:value-type="float" office:value="-0.00132326059975" calcext:value-type="float">
            <text:p>-0.00132326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25621E+018" calcext:value-type="float">
            <text:p>1526877502256210000</text:p>
          </table:table-cell>
          <table:table-cell office:value-type="float" office:value="475" calcext:value-type="float">
            <text:p>475</text:p>
          </table:table-cell>
          <table:table-cell office:value-type="float" office:value="1.52687750225123E+018" calcext:value-type="float">
            <text:p>1526877502251230000</text:p>
          </table:table-cell>
          <table:table-cell office:value-type="string" calcext:value-type="string">
            <text:p>world</text:p>
          </table:table-cell>
          <table:table-cell office:value-type="float" office:value="-0.000946813204791" calcext:value-type="float">
            <text:p>-0.0009468132</text:p>
          </table:table-cell>
          <table:table-cell office:value-type="float" office:value="-0.000499154091813" calcext:value-type="float">
            <text:p>-0.0004991541</text:p>
          </table:table-cell>
          <table:table-cell office:value-type="float" office:value="0.00261970749125" calcext:value-type="float">
            <text:p>0.00261970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27559E+018" calcext:value-type="float">
            <text:p>1526877502275590000</text:p>
          </table:table-cell>
          <table:table-cell office:value-type="float" office:value="476" calcext:value-type="float">
            <text:p>476</text:p>
          </table:table-cell>
          <table:table-cell office:value-type="float" office:value="1.52687750227102E+018" calcext:value-type="float">
            <text:p>1526877502271020000</text:p>
          </table:table-cell>
          <table:table-cell office:value-type="string" calcext:value-type="string">
            <text:p>world</text:p>
          </table:table-cell>
          <table:table-cell office:value-type="float" office:value="0.000342994666426" calcext:value-type="float">
            <text:p>0.0003429947</text:p>
          </table:table-cell>
          <table:table-cell office:value-type="float" office:value="0.00188199616969" calcext:value-type="float">
            <text:p>0.0018819962</text:p>
          </table:table-cell>
          <table:table-cell office:value-type="float" office:value="0.00173960952088" calcext:value-type="float">
            <text:p>0.00173960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29608E+018" calcext:value-type="float">
            <text:p>1526877502296080000</text:p>
          </table:table-cell>
          <table:table-cell office:value-type="float" office:value="477" calcext:value-type="float">
            <text:p>477</text:p>
          </table:table-cell>
          <table:table-cell office:value-type="float" office:value="1.52687750229079E+018" calcext:value-type="float">
            <text:p>1526877502290790000</text:p>
          </table:table-cell>
          <table:table-cell office:value-type="string" calcext:value-type="string">
            <text:p>world</text:p>
          </table:table-cell>
          <table:table-cell office:value-type="float" office:value="-0.000368390115909" calcext:value-type="float">
            <text:p>-0.0003683901</text:p>
          </table:table-cell>
          <table:table-cell office:value-type="float" office:value="0.00272116763517" calcext:value-type="float">
            <text:p>0.0027211676</text:p>
          </table:table-cell>
          <table:table-cell office:value-type="float" office:value="0.00581251084805" calcext:value-type="float">
            <text:p>0.00581251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31541E+018" calcext:value-type="float">
            <text:p>1526877502315410000</text:p>
          </table:table-cell>
          <table:table-cell office:value-type="float" office:value="478" calcext:value-type="float">
            <text:p>478</text:p>
          </table:table-cell>
          <table:table-cell office:value-type="float" office:value="1.52687750231084E+018" calcext:value-type="float">
            <text:p>1526877502310840000</text:p>
          </table:table-cell>
          <table:table-cell office:value-type="string" calcext:value-type="string">
            <text:p>world</text:p>
          </table:table-cell>
          <table:table-cell office:value-type="float" office:value="0.00127079361118" calcext:value-type="float">
            <text:p>0.0012707936</text:p>
          </table:table-cell>
          <table:table-cell office:value-type="float" office:value="-0.00414928700775" calcext:value-type="float">
            <text:p>-0.004149287</text:p>
          </table:table-cell>
          <table:table-cell office:value-type="float" office:value="-0.00528393406421" calcext:value-type="float">
            <text:p>-0.00528393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33578E+018" calcext:value-type="float">
            <text:p>1526877502335780000</text:p>
          </table:table-cell>
          <table:table-cell office:value-type="float" office:value="479" calcext:value-type="float">
            <text:p>479</text:p>
          </table:table-cell>
          <table:table-cell office:value-type="float" office:value="1.52687750233178E+018" calcext:value-type="float">
            <text:p>1526877502331780000</text:p>
          </table:table-cell>
          <table:table-cell office:value-type="string" calcext:value-type="string">
            <text:p>world</text:p>
          </table:table-cell>
          <table:table-cell office:value-type="float" office:value="0.0013814115664" calcext:value-type="float">
            <text:p>0.0013814116</text:p>
          </table:table-cell>
          <table:table-cell office:value-type="float" office:value="0.00256992550567" calcext:value-type="float">
            <text:p>0.0025699255</text:p>
          </table:table-cell>
          <table:table-cell office:value-type="float" office:value="-0.00219904864207" calcext:value-type="float">
            <text:p>-0.00219904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35621E+018" calcext:value-type="float">
            <text:p>1526877502356210000</text:p>
          </table:table-cell>
          <table:table-cell office:value-type="float" office:value="480" calcext:value-type="float">
            <text:p>480</text:p>
          </table:table-cell>
          <table:table-cell office:value-type="float" office:value="1.52687750235162E+018" calcext:value-type="float">
            <text:p>1526877502351620000</text:p>
          </table:table-cell>
          <table:table-cell office:value-type="string" calcext:value-type="string">
            <text:p>world</text:p>
          </table:table-cell>
          <table:table-cell office:value-type="float" office:value="0.00287594390102" calcext:value-type="float">
            <text:p>0.0028759439</text:p>
          </table:table-cell>
          <table:table-cell office:value-type="float" office:value="0.00131423131097" calcext:value-type="float">
            <text:p>0.0013142313</text:p>
          </table:table-cell>
          <table:table-cell office:value-type="float" office:value="-0.000536013802048" calcext:value-type="float">
            <text:p>-0.00053601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37553E+018" calcext:value-type="float">
            <text:p>1526877502375530000</text:p>
          </table:table-cell>
          <table:table-cell office:value-type="float" office:value="481" calcext:value-type="float">
            <text:p>481</text:p>
          </table:table-cell>
          <table:table-cell office:value-type="float" office:value="1.52687750237138E+018" calcext:value-type="float">
            <text:p>1526877502371380000</text:p>
          </table:table-cell>
          <table:table-cell office:value-type="string" calcext:value-type="string">
            <text:p>world</text:p>
          </table:table-cell>
          <table:table-cell office:value-type="float" office:value="-0.000539075001143" calcext:value-type="float">
            <text:p>-0.000539075</text:p>
          </table:table-cell>
          <table:table-cell office:value-type="float" office:value="0.0016921593342" calcext:value-type="float">
            <text:p>0.0016921593</text:p>
          </table:table-cell>
          <table:table-cell office:value-type="float" office:value="0.00298407278024" calcext:value-type="float">
            <text:p>0.0029840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3958E+018" calcext:value-type="float">
            <text:p>1526877502395800000</text:p>
          </table:table-cell>
          <table:table-cell office:value-type="float" office:value="482" calcext:value-type="float">
            <text:p>482</text:p>
          </table:table-cell>
          <table:table-cell office:value-type="float" office:value="1.52687750239118E+018" calcext:value-type="float">
            <text:p>1526877502391180000</text:p>
          </table:table-cell>
          <table:table-cell office:value-type="string" calcext:value-type="string">
            <text:p>world</text:p>
          </table:table-cell>
          <table:table-cell office:value-type="float" office:value="-0.000741893541999" calcext:value-type="float">
            <text:p>-0.0007418935</text:p>
          </table:table-cell>
          <table:table-cell office:value-type="float" office:value="0.00213505746797" calcext:value-type="float">
            <text:p>0.0021350575</text:p>
          </table:table-cell>
          <table:table-cell office:value-type="float" office:value="0.00060145999305" calcext:value-type="float">
            <text:p>0.000601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41632E+018" calcext:value-type="float">
            <text:p>1526877502416320000</text:p>
          </table:table-cell>
          <table:table-cell office:value-type="float" office:value="483" calcext:value-type="float">
            <text:p>483</text:p>
          </table:table-cell>
          <table:table-cell office:value-type="float" office:value="1.52687750241095E+018" calcext:value-type="float">
            <text:p>1526877502410950000</text:p>
          </table:table-cell>
          <table:table-cell office:value-type="string" calcext:value-type="string">
            <text:p>world</text:p>
          </table:table-cell>
          <table:table-cell office:value-type="float" office:value="0.00366819789633" calcext:value-type="float">
            <text:p>0.0036681979</text:p>
          </table:table-cell>
          <table:table-cell office:value-type="float" office:value="-0.0019101863727" calcext:value-type="float">
            <text:p>-0.0019101864</text:p>
          </table:table-cell>
          <table:table-cell office:value-type="float" office:value="-0.000771160121076" calcext:value-type="float">
            <text:p>-0.00077116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43578E+018" calcext:value-type="float">
            <text:p>1526877502435780000</text:p>
          </table:table-cell>
          <table:table-cell office:value-type="float" office:value="484" calcext:value-type="float">
            <text:p>484</text:p>
          </table:table-cell>
          <table:table-cell office:value-type="float" office:value="1.52687750243079E+018" calcext:value-type="float">
            <text:p>1526877502430790000</text:p>
          </table:table-cell>
          <table:table-cell office:value-type="string" calcext:value-type="string">
            <text:p>world</text:p>
          </table:table-cell>
          <table:table-cell office:value-type="float" office:value="0.000949246401433" calcext:value-type="float">
            <text:p>0.0009492464</text:p>
          </table:table-cell>
          <table:table-cell office:value-type="float" office:value="0.00176658853889" calcext:value-type="float">
            <text:p>0.0017665885</text:p>
          </table:table-cell>
          <table:table-cell office:value-type="float" office:value="0.00516334595159" calcext:value-type="float">
            <text:p>0.0051633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45621E+018" calcext:value-type="float">
            <text:p>1526877502456210000</text:p>
          </table:table-cell>
          <table:table-cell office:value-type="float" office:value="485" calcext:value-type="float">
            <text:p>485</text:p>
          </table:table-cell>
          <table:table-cell office:value-type="float" office:value="1.52687750245078E+018" calcext:value-type="float">
            <text:p>1526877502450780000</text:p>
          </table:table-cell>
          <table:table-cell office:value-type="string" calcext:value-type="string">
            <text:p>world</text:p>
          </table:table-cell>
          <table:table-cell office:value-type="float" office:value="-0.0000680228986312" calcext:value-type="float">
            <text:p>-6.80228986312E-005</text:p>
          </table:table-cell>
          <table:table-cell office:value-type="float" office:value="-0.000955541385338" calcext:value-type="float">
            <text:p>-0.0009555414</text:p>
          </table:table-cell>
          <table:table-cell office:value-type="float" office:value="0.000935415388085" calcext:value-type="float">
            <text:p>0.00093541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47555E+018" calcext:value-type="float">
            <text:p>1526877502475550000</text:p>
          </table:table-cell>
          <table:table-cell office:value-type="float" office:value="486" calcext:value-type="float">
            <text:p>486</text:p>
          </table:table-cell>
          <table:table-cell office:value-type="float" office:value="1.52687750247099E+018" calcext:value-type="float">
            <text:p>1526877502470990000</text:p>
          </table:table-cell>
          <table:table-cell office:value-type="string" calcext:value-type="string">
            <text:p>world</text:p>
          </table:table-cell>
          <table:table-cell office:value-type="float" office:value="-0.00219253287651" calcext:value-type="float">
            <text:p>-0.0021925329</text:p>
          </table:table-cell>
          <table:table-cell office:value-type="float" office:value="0.000130697211716" calcext:value-type="float">
            <text:p>0.0001306972</text:p>
          </table:table-cell>
          <table:table-cell office:value-type="float" office:value="0.00243823044002" calcext:value-type="float">
            <text:p>0.0024382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49582E+018" calcext:value-type="float">
            <text:p>1526877502495820000</text:p>
          </table:table-cell>
          <table:table-cell office:value-type="float" office:value="487" calcext:value-type="float">
            <text:p>487</text:p>
          </table:table-cell>
          <table:table-cell office:value-type="float" office:value="1.52687750249089E+018" calcext:value-type="float">
            <text:p>1526877502490890000</text:p>
          </table:table-cell>
          <table:table-cell office:value-type="string" calcext:value-type="string">
            <text:p>world</text:p>
          </table:table-cell>
          <table:table-cell office:value-type="float" office:value="-0.0036570369266" calcext:value-type="float">
            <text:p>-0.0036570369</text:p>
          </table:table-cell>
          <table:table-cell office:value-type="float" office:value="0.0000154999070219" calcext:value-type="float">
            <text:p>1.54999070219E-005</text:p>
          </table:table-cell>
          <table:table-cell office:value-type="float" office:value="-0.00218507414684" calcext:value-type="float">
            <text:p>-0.00218507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51613E+018" calcext:value-type="float">
            <text:p>1526877502516130000</text:p>
          </table:table-cell>
          <table:table-cell office:value-type="float" office:value="488" calcext:value-type="float">
            <text:p>488</text:p>
          </table:table-cell>
          <table:table-cell office:value-type="float" office:value="1.52687750251178E+018" calcext:value-type="float">
            <text:p>1526877502511780000</text:p>
          </table:table-cell>
          <table:table-cell office:value-type="string" calcext:value-type="string">
            <text:p>world</text:p>
          </table:table-cell>
          <table:table-cell office:value-type="float" office:value="0.000498857116327" calcext:value-type="float">
            <text:p>0.0004988571</text:p>
          </table:table-cell>
          <table:table-cell office:value-type="float" office:value="0.000631151313428" calcext:value-type="float">
            <text:p>0.0006311513</text:p>
          </table:table-cell>
          <table:table-cell office:value-type="float" office:value="0.00202926015481" calcext:value-type="float">
            <text:p>0.00202926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53552E+018" calcext:value-type="float">
            <text:p>1526877502535520000</text:p>
          </table:table-cell>
          <table:table-cell office:value-type="float" office:value="489" calcext:value-type="float">
            <text:p>489</text:p>
          </table:table-cell>
          <table:table-cell office:value-type="float" office:value="1.52687750253165E+018" calcext:value-type="float">
            <text:p>1526877502531650000</text:p>
          </table:table-cell>
          <table:table-cell office:value-type="string" calcext:value-type="string">
            <text:p>world</text:p>
          </table:table-cell>
          <table:table-cell office:value-type="float" office:value="0.00364479795098" calcext:value-type="float">
            <text:p>0.003644798</text:p>
          </table:table-cell>
          <table:table-cell office:value-type="float" office:value="0.0014008297585" calcext:value-type="float">
            <text:p>0.0014008298</text:p>
          </table:table-cell>
          <table:table-cell office:value-type="float" office:value="0.0042997780256" calcext:value-type="float">
            <text:p>0.0042997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55576E+018" calcext:value-type="float">
            <text:p>1526877502555760000</text:p>
          </table:table-cell>
          <table:table-cell office:value-type="float" office:value="490" calcext:value-type="float">
            <text:p>490</text:p>
          </table:table-cell>
          <table:table-cell office:value-type="float" office:value="1.52687750255089E+018" calcext:value-type="float">
            <text:p>1526877502550890000</text:p>
          </table:table-cell>
          <table:table-cell office:value-type="string" calcext:value-type="string">
            <text:p>world</text:p>
          </table:table-cell>
          <table:table-cell office:value-type="float" office:value="0.00273847486824" calcext:value-type="float">
            <text:p>0.0027384749</text:p>
          </table:table-cell>
          <table:table-cell office:value-type="float" office:value="0.000366225693142" calcext:value-type="float">
            <text:p>0.0003662257</text:p>
          </table:table-cell>
          <table:table-cell office:value-type="float" office:value="-0.00434034597129" calcext:value-type="float">
            <text:p>-0.0043403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57607E+018" calcext:value-type="float">
            <text:p>1526877502576070000</text:p>
          </table:table-cell>
          <table:table-cell office:value-type="float" office:value="491" calcext:value-type="float">
            <text:p>491</text:p>
          </table:table-cell>
          <table:table-cell office:value-type="float" office:value="1.52687750257153E+018" calcext:value-type="float">
            <text:p>1526877502571530000</text:p>
          </table:table-cell>
          <table:table-cell office:value-type="string" calcext:value-type="string">
            <text:p>world</text:p>
          </table:table-cell>
          <table:table-cell office:value-type="float" office:value="0.00180442817509" calcext:value-type="float">
            <text:p>0.0018044282</text:p>
          </table:table-cell>
          <table:table-cell office:value-type="float" office:value="0.00347085436806" calcext:value-type="float">
            <text:p>0.0034708544</text:p>
          </table:table-cell>
          <table:table-cell office:value-type="float" office:value="-0.00319699803367" calcext:value-type="float">
            <text:p>-0.0031969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59531E+018" calcext:value-type="float">
            <text:p>1526877502595310000</text:p>
          </table:table-cell>
          <table:table-cell office:value-type="float" office:value="492" calcext:value-type="float">
            <text:p>492</text:p>
          </table:table-cell>
          <table:table-cell office:value-type="float" office:value="1.52687750259115E+018" calcext:value-type="float">
            <text:p>1526877502591150000</text:p>
          </table:table-cell>
          <table:table-cell office:value-type="string" calcext:value-type="string">
            <text:p>world</text:p>
          </table:table-cell>
          <table:table-cell office:value-type="float" office:value="-0.0021416945383" calcext:value-type="float">
            <text:p>-0.0021416945</text:p>
          </table:table-cell>
          <table:table-cell office:value-type="float" office:value="-0.000190860591829" calcext:value-type="float">
            <text:p>-0.0001908606</text:p>
          </table:table-cell>
          <table:table-cell office:value-type="float" office:value="-0.0030344221741" calcext:value-type="float">
            <text:p>-0.00303442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61574E+018" calcext:value-type="float">
            <text:p>1526877502615740000</text:p>
          </table:table-cell>
          <table:table-cell office:value-type="float" office:value="493" calcext:value-type="float">
            <text:p>493</text:p>
          </table:table-cell>
          <table:table-cell office:value-type="float" office:value="1.52687750261084E+018" calcext:value-type="float">
            <text:p>1526877502610840000</text:p>
          </table:table-cell>
          <table:table-cell office:value-type="string" calcext:value-type="string">
            <text:p>world</text:p>
          </table:table-cell>
          <table:table-cell office:value-type="float" office:value="-0.00153176730964" calcext:value-type="float">
            <text:p>-0.0015317673</text:p>
          </table:table-cell>
          <table:table-cell office:value-type="float" office:value="-0.00109251798131" calcext:value-type="float">
            <text:p>-0.001092518</text:p>
          </table:table-cell>
          <table:table-cell office:value-type="float" office:value="-0.00094771431759" calcext:value-type="float">
            <text:p>-0.00094771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63617E+018" calcext:value-type="float">
            <text:p>1526877502636170000</text:p>
          </table:table-cell>
          <table:table-cell office:value-type="float" office:value="494" calcext:value-type="float">
            <text:p>494</text:p>
          </table:table-cell>
          <table:table-cell office:value-type="float" office:value="1.52687750263163E+018" calcext:value-type="float">
            <text:p>1526877502631630000</text:p>
          </table:table-cell>
          <table:table-cell office:value-type="string" calcext:value-type="string">
            <text:p>world</text:p>
          </table:table-cell>
          <table:table-cell office:value-type="float" office:value="0.000964683888014" calcext:value-type="float">
            <text:p>0.0009646839</text:p>
          </table:table-cell>
          <table:table-cell office:value-type="float" office:value="-0.00130405765958" calcext:value-type="float">
            <text:p>-0.0013040577</text:p>
          </table:table-cell>
          <table:table-cell office:value-type="float" office:value="0.00153913768008" calcext:value-type="float">
            <text:p>0.00153913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65541E+018" calcext:value-type="float">
            <text:p>1526877502655410000</text:p>
          </table:table-cell>
          <table:table-cell office:value-type="float" office:value="495" calcext:value-type="float">
            <text:p>495</text:p>
          </table:table-cell>
          <table:table-cell office:value-type="float" office:value="1.52687750265133E+018" calcext:value-type="float">
            <text:p>1526877502651330000</text:p>
          </table:table-cell>
          <table:table-cell office:value-type="string" calcext:value-type="string">
            <text:p>world</text:p>
          </table:table-cell>
          <table:table-cell office:value-type="float" office:value="-0.000314664008329" calcext:value-type="float">
            <text:p>-0.000314664</text:p>
          </table:table-cell>
          <table:table-cell office:value-type="float" office:value="-0.00254873419181" calcext:value-type="float">
            <text:p>-0.0025487342</text:p>
          </table:table-cell>
          <table:table-cell office:value-type="float" office:value="-0.000448553822935" calcext:value-type="float">
            <text:p>-0.00044855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67569E+018" calcext:value-type="float">
            <text:p>1526877502675690000</text:p>
          </table:table-cell>
          <table:table-cell office:value-type="float" office:value="496" calcext:value-type="float">
            <text:p>496</text:p>
          </table:table-cell>
          <table:table-cell office:value-type="float" office:value="1.52687750267105E+018" calcext:value-type="float">
            <text:p>1526877502671050000</text:p>
          </table:table-cell>
          <table:table-cell office:value-type="string" calcext:value-type="string">
            <text:p>world</text:p>
          </table:table-cell>
          <table:table-cell office:value-type="float" office:value="-0.00568328378722" calcext:value-type="float">
            <text:p>-0.0056832838</text:p>
          </table:table-cell>
          <table:table-cell office:value-type="float" office:value="-0.00178111193236" calcext:value-type="float">
            <text:p>-0.0017811119</text:p>
          </table:table-cell>
          <table:table-cell office:value-type="float" office:value="0.000294126744848" calcext:value-type="float">
            <text:p>0.00029412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696E+018" calcext:value-type="float">
            <text:p>1526877502696000000</text:p>
          </table:table-cell>
          <table:table-cell office:value-type="float" office:value="497" calcext:value-type="float">
            <text:p>497</text:p>
          </table:table-cell>
          <table:table-cell office:value-type="float" office:value="1.52687750269098E+018" calcext:value-type="float">
            <text:p>1526877502690980000</text:p>
          </table:table-cell>
          <table:table-cell office:value-type="string" calcext:value-type="string">
            <text:p>world</text:p>
          </table:table-cell>
          <table:table-cell office:value-type="float" office:value="-0.00206467602402" calcext:value-type="float">
            <text:p>-0.002064676</text:p>
          </table:table-cell>
          <table:table-cell office:value-type="float" office:value="-0.00199026265182" calcext:value-type="float">
            <text:p>-0.0019902627</text:p>
          </table:table-cell>
          <table:table-cell office:value-type="float" office:value="-0.0126710273325" calcext:value-type="float">
            <text:p>-0.01267102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71536E+018" calcext:value-type="float">
            <text:p>1526877502715360000</text:p>
          </table:table-cell>
          <table:table-cell office:value-type="float" office:value="498" calcext:value-type="float">
            <text:p>498</text:p>
          </table:table-cell>
          <table:table-cell office:value-type="float" office:value="1.52687750271173E+018" calcext:value-type="float">
            <text:p>1526877502711730000</text:p>
          </table:table-cell>
          <table:table-cell office:value-type="string" calcext:value-type="string">
            <text:p>world</text:p>
          </table:table-cell>
          <table:table-cell office:value-type="float" office:value="0.00527114002034" calcext:value-type="float">
            <text:p>0.00527114</text:p>
          </table:table-cell>
          <table:table-cell office:value-type="float" office:value="0.00485291192308" calcext:value-type="float">
            <text:p>0.0048529119</text:p>
          </table:table-cell>
          <table:table-cell office:value-type="float" office:value="0.00149190239608" calcext:value-type="float">
            <text:p>0.0014919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73567E+018" calcext:value-type="float">
            <text:p>1526877502735670000</text:p>
          </table:table-cell>
          <table:table-cell office:value-type="float" office:value="499" calcext:value-type="float">
            <text:p>499</text:p>
          </table:table-cell>
          <table:table-cell office:value-type="float" office:value="1.5268775027317E+018" calcext:value-type="float">
            <text:p>1526877502731700000</text:p>
          </table:table-cell>
          <table:table-cell office:value-type="string" calcext:value-type="string">
            <text:p>world</text:p>
          </table:table-cell>
          <table:table-cell office:value-type="float" office:value="0.00492850132287" calcext:value-type="float">
            <text:p>0.0049285013</text:p>
          </table:table-cell>
          <table:table-cell office:value-type="float" office:value="0.0051003312692" calcext:value-type="float">
            <text:p>0.0051003313</text:p>
          </table:table-cell>
          <table:table-cell office:value-type="float" office:value="0.00357873458415" calcext:value-type="float">
            <text:p>0.00357873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756E+018" calcext:value-type="float">
            <text:p>1526877502756000000</text:p>
          </table:table-cell>
          <table:table-cell office:value-type="float" office:value="500" calcext:value-type="float">
            <text:p>500</text:p>
          </table:table-cell>
          <table:table-cell office:value-type="float" office:value="1.52687750275152E+018" calcext:value-type="float">
            <text:p>1526877502751520000</text:p>
          </table:table-cell>
          <table:table-cell office:value-type="string" calcext:value-type="string">
            <text:p>world</text:p>
          </table:table-cell>
          <table:table-cell office:value-type="float" office:value="0.00505032390356" calcext:value-type="float">
            <text:p>0.0050503239</text:p>
          </table:table-cell>
          <table:table-cell office:value-type="float" office:value="0.007286736276" calcext:value-type="float">
            <text:p>0.0072867363</text:p>
          </table:table-cell>
          <table:table-cell office:value-type="float" office:value="0.0100327227265" calcext:value-type="float">
            <text:p>0.01003272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77529E+018" calcext:value-type="float">
            <text:p>1526877502775290000</text:p>
          </table:table-cell>
          <table:table-cell office:value-type="float" office:value="501" calcext:value-type="float">
            <text:p>501</text:p>
          </table:table-cell>
          <table:table-cell office:value-type="float" office:value="1.52687750277129E+018" calcext:value-type="float">
            <text:p>1526877502771290000</text:p>
          </table:table-cell>
          <table:table-cell office:value-type="string" calcext:value-type="string">
            <text:p>world</text:p>
          </table:table-cell>
          <table:table-cell office:value-type="float" office:value="0.00255727767944" calcext:value-type="float">
            <text:p>0.0025572777</text:p>
          </table:table-cell>
          <table:table-cell office:value-type="float" office:value="0.00317201414146" calcext:value-type="float">
            <text:p>0.0031720141</text:p>
          </table:table-cell>
          <table:table-cell office:value-type="float" office:value="-0.00189356319606" calcext:value-type="float">
            <text:p>-0.0018935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79554E+018" calcext:value-type="float">
            <text:p>1526877502795540000</text:p>
          </table:table-cell>
          <table:table-cell office:value-type="float" office:value="502" calcext:value-type="float">
            <text:p>502</text:p>
          </table:table-cell>
          <table:table-cell office:value-type="float" office:value="1.52687750279101E+018" calcext:value-type="float">
            <text:p>1526877502791010000</text:p>
          </table:table-cell>
          <table:table-cell office:value-type="string" calcext:value-type="string">
            <text:p>world</text:p>
          </table:table-cell>
          <table:table-cell office:value-type="float" office:value="0.00110873312224" calcext:value-type="float">
            <text:p>0.0011087331</text:p>
          </table:table-cell>
          <table:table-cell office:value-type="float" office:value="-0.00608429778367" calcext:value-type="float">
            <text:p>-0.0060842978</text:p>
          </table:table-cell>
          <table:table-cell office:value-type="float" office:value="-0.00369759020396" calcext:value-type="float">
            <text:p>-0.00369759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81598E+018" calcext:value-type="float">
            <text:p>1526877502815980000</text:p>
          </table:table-cell>
          <table:table-cell office:value-type="float" office:value="503" calcext:value-type="float">
            <text:p>503</text:p>
          </table:table-cell>
          <table:table-cell office:value-type="float" office:value="1.52687750281083E+018" calcext:value-type="float">
            <text:p>1526877502810830000</text:p>
          </table:table-cell>
          <table:table-cell office:value-type="string" calcext:value-type="string">
            <text:p>world</text:p>
          </table:table-cell>
          <table:table-cell office:value-type="float" office:value="-0.00624991254881" calcext:value-type="float">
            <text:p>-0.0062499125</text:p>
          </table:table-cell>
          <table:table-cell office:value-type="float" office:value="-0.0047151139006" calcext:value-type="float">
            <text:p>-0.0047151139</text:p>
          </table:table-cell>
          <table:table-cell office:value-type="float" office:value="0.00344685465097" calcext:value-type="float">
            <text:p>0.00344685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83523E+018" calcext:value-type="float">
            <text:p>1526877502835230000</text:p>
          </table:table-cell>
          <table:table-cell office:value-type="float" office:value="504" calcext:value-type="float">
            <text:p>504</text:p>
          </table:table-cell>
          <table:table-cell office:value-type="float" office:value="1.52687750283171E+018" calcext:value-type="float">
            <text:p>1526877502831710000</text:p>
          </table:table-cell>
          <table:table-cell office:value-type="string" calcext:value-type="string">
            <text:p>world</text:p>
          </table:table-cell>
          <table:table-cell office:value-type="float" office:value="-0.00354467588477" calcext:value-type="float">
            <text:p>-0.0035446759</text:p>
          </table:table-cell>
          <table:table-cell office:value-type="float" office:value="-0.00862727500498" calcext:value-type="float">
            <text:p>-0.008627275</text:p>
          </table:table-cell>
          <table:table-cell office:value-type="float" office:value="-0.00196393718943" calcext:value-type="float">
            <text:p>-0.00196393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85549E+018" calcext:value-type="float">
            <text:p>1526877502855490000</text:p>
          </table:table-cell>
          <table:table-cell office:value-type="float" office:value="505" calcext:value-type="float">
            <text:p>505</text:p>
          </table:table-cell>
          <table:table-cell office:value-type="float" office:value="1.52687750285154E+018" calcext:value-type="float">
            <text:p>1526877502851540000</text:p>
          </table:table-cell>
          <table:table-cell office:value-type="string" calcext:value-type="string">
            <text:p>world</text:p>
          </table:table-cell>
          <table:table-cell office:value-type="float" office:value="-0.00126228877343" calcext:value-type="float">
            <text:p>-0.0012622888</text:p>
          </table:table-cell>
          <table:table-cell office:value-type="float" office:value="-0.00247078458779" calcext:value-type="float">
            <text:p>-0.0024707846</text:p>
          </table:table-cell>
          <table:table-cell office:value-type="float" office:value="0.00207172357477" calcext:value-type="float">
            <text:p>0.00207172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87583E+018" calcext:value-type="float">
            <text:p>1526877502875830000</text:p>
          </table:table-cell>
          <table:table-cell office:value-type="float" office:value="506" calcext:value-type="float">
            <text:p>506</text:p>
          </table:table-cell>
          <table:table-cell office:value-type="float" office:value="1.52687750287132E+018" calcext:value-type="float">
            <text:p>1526877502871320000</text:p>
          </table:table-cell>
          <table:table-cell office:value-type="string" calcext:value-type="string">
            <text:p>world</text:p>
          </table:table-cell>
          <table:table-cell office:value-type="float" office:value="-0.00239668227732" calcext:value-type="float">
            <text:p>-0.0023966823</text:p>
          </table:table-cell>
          <table:table-cell office:value-type="float" office:value="-0.0015200166963" calcext:value-type="float">
            <text:p>-0.0015200167</text:p>
          </table:table-cell>
          <table:table-cell office:value-type="float" office:value="0.0043614464812" calcext:value-type="float">
            <text:p>0.00436144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89616E+018" calcext:value-type="float">
            <text:p>1526877502896160000</text:p>
          </table:table-cell>
          <table:table-cell office:value-type="float" office:value="507" calcext:value-type="float">
            <text:p>507</text:p>
          </table:table-cell>
          <table:table-cell office:value-type="float" office:value="1.52687750289096E+018" calcext:value-type="float">
            <text:p>1526877502890960000</text:p>
          </table:table-cell>
          <table:table-cell office:value-type="string" calcext:value-type="string">
            <text:p>world</text:p>
          </table:table-cell>
          <table:table-cell office:value-type="float" office:value="-0.0038227676414" calcext:value-type="float">
            <text:p>-0.0038227676</text:p>
          </table:table-cell>
          <table:table-cell office:value-type="float" office:value="0.000928050139919" calcext:value-type="float">
            <text:p>0.0009280501</text:p>
          </table:table-cell>
          <table:table-cell office:value-type="float" office:value="-0.00800882000476" calcext:value-type="float">
            <text:p>-0.008008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91547E+018" calcext:value-type="float">
            <text:p>1526877502915470000</text:p>
          </table:table-cell>
          <table:table-cell office:value-type="float" office:value="508" calcext:value-type="float">
            <text:p>508</text:p>
          </table:table-cell>
          <table:table-cell office:value-type="float" office:value="1.52687750291067E+018" calcext:value-type="float">
            <text:p>1526877502910670000</text:p>
          </table:table-cell>
          <table:table-cell office:value-type="string" calcext:value-type="string">
            <text:p>world</text:p>
          </table:table-cell>
          <table:table-cell office:value-type="float" office:value="0.00138544361107" calcext:value-type="float">
            <text:p>0.0013854436</text:p>
          </table:table-cell>
          <table:table-cell office:value-type="float" office:value="-0.00203872844577" calcext:value-type="float">
            <text:p>-0.0020387284</text:p>
          </table:table-cell>
          <table:table-cell office:value-type="float" office:value="0.00364688271657" calcext:value-type="float">
            <text:p>0.00364688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9358E+018" calcext:value-type="float">
            <text:p>1526877502935800000</text:p>
          </table:table-cell>
          <table:table-cell office:value-type="float" office:value="509" calcext:value-type="float">
            <text:p>509</text:p>
          </table:table-cell>
          <table:table-cell office:value-type="float" office:value="1.5268775029316E+018" calcext:value-type="float">
            <text:p>1526877502931600000</text:p>
          </table:table-cell>
          <table:table-cell office:value-type="string" calcext:value-type="string">
            <text:p>world</text:p>
          </table:table-cell>
          <table:table-cell office:value-type="float" office:value="0.0110080316663" calcext:value-type="float">
            <text:p>0.0110080317</text:p>
          </table:table-cell>
          <table:table-cell office:value-type="float" office:value="0.00187277188525" calcext:value-type="float">
            <text:p>0.0018727719</text:p>
          </table:table-cell>
          <table:table-cell office:value-type="float" office:value="0.00669504795223" calcext:value-type="float">
            <text:p>0.006695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95617E+018" calcext:value-type="float">
            <text:p>1526877502956170000</text:p>
          </table:table-cell>
          <table:table-cell office:value-type="float" office:value="510" calcext:value-type="float">
            <text:p>510</text:p>
          </table:table-cell>
          <table:table-cell office:value-type="float" office:value="1.52687750295138E+018" calcext:value-type="float">
            <text:p>1526877502951380000</text:p>
          </table:table-cell>
          <table:table-cell office:value-type="string" calcext:value-type="string">
            <text:p>world</text:p>
          </table:table-cell>
          <table:table-cell office:value-type="float" office:value="0.00753996660933" calcext:value-type="float">
            <text:p>0.0075399666</text:p>
          </table:table-cell>
          <table:table-cell office:value-type="float" office:value="0.00159826292656" calcext:value-type="float">
            <text:p>0.0015982629</text:p>
          </table:table-cell>
          <table:table-cell office:value-type="float" office:value="0.00600569322705" calcext:value-type="float">
            <text:p>0.00600569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97553E+018" calcext:value-type="float">
            <text:p>1526877502975530000</text:p>
          </table:table-cell>
          <table:table-cell office:value-type="float" office:value="511" calcext:value-type="float">
            <text:p>511</text:p>
          </table:table-cell>
          <table:table-cell office:value-type="float" office:value="1.52687750297124E+018" calcext:value-type="float">
            <text:p>1526877502971240000</text:p>
          </table:table-cell>
          <table:table-cell office:value-type="string" calcext:value-type="string">
            <text:p>world</text:p>
          </table:table-cell>
          <table:table-cell office:value-type="float" office:value="0.00382039393298" calcext:value-type="float">
            <text:p>0.0038203939</text:p>
          </table:table-cell>
          <table:table-cell office:value-type="float" office:value="0.00397606519982" calcext:value-type="float">
            <text:p>0.0039760652</text:p>
          </table:table-cell>
          <table:table-cell office:value-type="float" office:value="-0.00108017819002" calcext:value-type="float">
            <text:p>-0.00108017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299596E+018" calcext:value-type="float">
            <text:p>1526877502995960000</text:p>
          </table:table-cell>
          <table:table-cell office:value-type="float" office:value="512" calcext:value-type="float">
            <text:p>512</text:p>
          </table:table-cell>
          <table:table-cell office:value-type="float" office:value="1.52687750299111E+018" calcext:value-type="float">
            <text:p>1526877502991110000</text:p>
          </table:table-cell>
          <table:table-cell office:value-type="string" calcext:value-type="string">
            <text:p>world</text:p>
          </table:table-cell>
          <table:table-cell office:value-type="float" office:value="0.00203074305318" calcext:value-type="float">
            <text:p>0.0020307431</text:p>
          </table:table-cell>
          <table:table-cell office:value-type="float" office:value="-0.00406537018716" calcext:value-type="float">
            <text:p>-0.0040653702</text:p>
          </table:table-cell>
          <table:table-cell office:value-type="float" office:value="0.000679333577864" calcext:value-type="float">
            <text:p>0.0006793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01533E+018" calcext:value-type="float">
            <text:p>1526877503015330000</text:p>
          </table:table-cell>
          <table:table-cell office:value-type="float" office:value="513" calcext:value-type="float">
            <text:p>513</text:p>
          </table:table-cell>
          <table:table-cell office:value-type="float" office:value="1.52687750301096E+018" calcext:value-type="float">
            <text:p>1526877503010960000</text:p>
          </table:table-cell>
          <table:table-cell office:value-type="string" calcext:value-type="string">
            <text:p>world</text:p>
          </table:table-cell>
          <table:table-cell office:value-type="float" office:value="0.00751441391185" calcext:value-type="float">
            <text:p>0.0075144139</text:p>
          </table:table-cell>
          <table:table-cell office:value-type="float" office:value="0.00284786522388" calcext:value-type="float">
            <text:p>0.0028478652</text:p>
          </table:table-cell>
          <table:table-cell office:value-type="float" office:value="0.00426444597542" calcext:value-type="float">
            <text:p>0.0042644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0358E+018" calcext:value-type="float">
            <text:p>1526877503035800000</text:p>
          </table:table-cell>
          <table:table-cell office:value-type="float" office:value="514" calcext:value-type="float">
            <text:p>514</text:p>
          </table:table-cell>
          <table:table-cell office:value-type="float" office:value="1.52687750303063E+018" calcext:value-type="float">
            <text:p>1526877503030630000</text:p>
          </table:table-cell>
          <table:table-cell office:value-type="string" calcext:value-type="string">
            <text:p>world</text:p>
          </table:table-cell>
          <table:table-cell office:value-type="float" office:value="0.00584670249373" calcext:value-type="float">
            <text:p>0.0058467025</text:p>
          </table:table-cell>
          <table:table-cell office:value-type="float" office:value="0.00226700212806" calcext:value-type="float">
            <text:p>0.0022670021</text:p>
          </table:table-cell>
          <table:table-cell office:value-type="float" office:value="0.000482258154079" calcext:value-type="float">
            <text:p>0.00048225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05609E+018" calcext:value-type="float">
            <text:p>1526877503056090000</text:p>
          </table:table-cell>
          <table:table-cell office:value-type="float" office:value="515" calcext:value-type="float">
            <text:p>515</text:p>
          </table:table-cell>
          <table:table-cell office:value-type="float" office:value="1.52687750305156E+018" calcext:value-type="float">
            <text:p>1526877503051560000</text:p>
          </table:table-cell>
          <table:table-cell office:value-type="string" calcext:value-type="string">
            <text:p>world</text:p>
          </table:table-cell>
          <table:table-cell office:value-type="float" office:value="0.00147524429485" calcext:value-type="float">
            <text:p>0.0014752443</text:p>
          </table:table-cell>
          <table:table-cell office:value-type="float" office:value="0.00581189105287" calcext:value-type="float">
            <text:p>0.0058118911</text:p>
          </table:table-cell>
          <table:table-cell office:value-type="float" office:value="-0.00855335220695" calcext:value-type="float">
            <text:p>-0.00855335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07542E+018" calcext:value-type="float">
            <text:p>1526877503075420000</text:p>
          </table:table-cell>
          <table:table-cell office:value-type="float" office:value="516" calcext:value-type="float">
            <text:p>516</text:p>
          </table:table-cell>
          <table:table-cell office:value-type="float" office:value="1.52687750307142E+018" calcext:value-type="float">
            <text:p>1526877503071420000</text:p>
          </table:table-cell>
          <table:table-cell office:value-type="string" calcext:value-type="string">
            <text:p>world</text:p>
          </table:table-cell>
          <table:table-cell office:value-type="float" office:value="0.0106378793716" calcext:value-type="float">
            <text:p>0.0106378794</text:p>
          </table:table-cell>
          <table:table-cell office:value-type="float" office:value="0.00144832278602" calcext:value-type="float">
            <text:p>0.0014483228</text:p>
          </table:table-cell>
          <table:table-cell office:value-type="float" office:value="0.00255150534213" calcext:value-type="float">
            <text:p>0.00255150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0959E+018" calcext:value-type="float">
            <text:p>1526877503095900000</text:p>
          </table:table-cell>
          <table:table-cell office:value-type="float" office:value="517" calcext:value-type="float">
            <text:p>517</text:p>
          </table:table-cell>
          <table:table-cell office:value-type="float" office:value="1.52687750309145E+018" calcext:value-type="float">
            <text:p>1526877503091450000</text:p>
          </table:table-cell>
          <table:table-cell office:value-type="string" calcext:value-type="string">
            <text:p>world</text:p>
          </table:table-cell>
          <table:table-cell office:value-type="float" office:value="0.00877631269395" calcext:value-type="float">
            <text:p>0.0087763127</text:p>
          </table:table-cell>
          <table:table-cell office:value-type="float" office:value="0.00343727646396" calcext:value-type="float">
            <text:p>0.0034372765</text:p>
          </table:table-cell>
          <table:table-cell office:value-type="float" office:value="-0.00169230881147" calcext:value-type="float">
            <text:p>-0.0016923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11622E+018" calcext:value-type="float">
            <text:p>1526877503116220000</text:p>
          </table:table-cell>
          <table:table-cell office:value-type="float" office:value="518" calcext:value-type="float">
            <text:p>518</text:p>
          </table:table-cell>
          <table:table-cell office:value-type="float" office:value="1.52687750311149E+018" calcext:value-type="float">
            <text:p>1526877503111490000</text:p>
          </table:table-cell>
          <table:table-cell office:value-type="string" calcext:value-type="string">
            <text:p>world</text:p>
          </table:table-cell>
          <table:table-cell office:value-type="float" office:value="0.0128545584157" calcext:value-type="float">
            <text:p>0.0128545584</text:p>
          </table:table-cell>
          <table:table-cell office:value-type="float" office:value="0.00785323884338" calcext:value-type="float">
            <text:p>0.0078532388</text:p>
          </table:table-cell>
          <table:table-cell office:value-type="float" office:value="0.00224965717643" calcext:value-type="float">
            <text:p>0.00224965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13557E+018" calcext:value-type="float">
            <text:p>1526877503135570000</text:p>
          </table:table-cell>
          <table:table-cell office:value-type="float" office:value="519" calcext:value-type="float">
            <text:p>519</text:p>
          </table:table-cell>
          <table:table-cell office:value-type="float" office:value="1.52687750313128E+018" calcext:value-type="float">
            <text:p>1526877503131280000</text:p>
          </table:table-cell>
          <table:table-cell office:value-type="string" calcext:value-type="string">
            <text:p>world</text:p>
          </table:table-cell>
          <table:table-cell office:value-type="float" office:value="0.0206037051976" calcext:value-type="float">
            <text:p>0.0206037052</text:p>
          </table:table-cell>
          <table:table-cell office:value-type="float" office:value="0.0125743597746" calcext:value-type="float">
            <text:p>0.0125743598</text:p>
          </table:table-cell>
          <table:table-cell office:value-type="float" office:value="0.00999320484698" calcext:value-type="float">
            <text:p>0.0099932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156E+018" calcext:value-type="float">
            <text:p>1526877503156000000</text:p>
          </table:table-cell>
          <table:table-cell office:value-type="float" office:value="520" calcext:value-type="float">
            <text:p>520</text:p>
          </table:table-cell>
          <table:table-cell office:value-type="float" office:value="1.52687750315095E+018" calcext:value-type="float">
            <text:p>1526877503150950000</text:p>
          </table:table-cell>
          <table:table-cell office:value-type="string" calcext:value-type="string">
            <text:p>world</text:p>
          </table:table-cell>
          <table:table-cell office:value-type="float" office:value="0.0167879760265" calcext:value-type="float">
            <text:p>0.016787976</text:p>
          </table:table-cell>
          <table:table-cell office:value-type="float" office:value="0.0157185457647" calcext:value-type="float">
            <text:p>0.0157185458</text:p>
          </table:table-cell>
          <table:table-cell office:value-type="float" office:value="0.00263308780268" calcext:value-type="float">
            <text:p>0.00263308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17565E+018" calcext:value-type="float">
            <text:p>1526877503175650000</text:p>
          </table:table-cell>
          <table:table-cell office:value-type="float" office:value="521" calcext:value-type="float">
            <text:p>521</text:p>
          </table:table-cell>
          <table:table-cell office:value-type="float" office:value="1.52687750317088E+018" calcext:value-type="float">
            <text:p>1526877503170880000</text:p>
          </table:table-cell>
          <table:table-cell office:value-type="string" calcext:value-type="string">
            <text:p>world</text:p>
          </table:table-cell>
          <table:table-cell office:value-type="float" office:value="0.0162555761635" calcext:value-type="float">
            <text:p>0.0162555762</text:p>
          </table:table-cell>
          <table:table-cell office:value-type="float" office:value="0.00781977549195" calcext:value-type="float">
            <text:p>0.0078197755</text:p>
          </table:table-cell>
          <table:table-cell office:value-type="float" office:value="0.00702060945332" calcext:value-type="float">
            <text:p>0.00702060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19602E+018" calcext:value-type="float">
            <text:p>1526877503196020000</text:p>
          </table:table-cell>
          <table:table-cell office:value-type="float" office:value="522" calcext:value-type="float">
            <text:p>522</text:p>
          </table:table-cell>
          <table:table-cell office:value-type="float" office:value="1.5268775031908E+018" calcext:value-type="float">
            <text:p>1526877503190800000</text:p>
          </table:table-cell>
          <table:table-cell office:value-type="string" calcext:value-type="string">
            <text:p>world</text:p>
          </table:table-cell>
          <table:table-cell office:value-type="float" office:value="0.0178238600492" calcext:value-type="float">
            <text:p>0.01782386</text:p>
          </table:table-cell>
          <table:table-cell office:value-type="float" office:value="0.0142135815695" calcext:value-type="float">
            <text:p>0.0142135816</text:p>
          </table:table-cell>
          <table:table-cell office:value-type="float" office:value="0.00811464060098" calcext:value-type="float">
            <text:p>0.00811464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2155E+018" calcext:value-type="float">
            <text:p>1526877503215500000</text:p>
          </table:table-cell>
          <table:table-cell office:value-type="float" office:value="523" calcext:value-type="float">
            <text:p>523</text:p>
          </table:table-cell>
          <table:table-cell office:value-type="float" office:value="1.5268775032115E+018" calcext:value-type="float">
            <text:p>1526877503211500000</text:p>
          </table:table-cell>
          <table:table-cell office:value-type="string" calcext:value-type="string">
            <text:p>world</text:p>
          </table:table-cell>
          <table:table-cell office:value-type="float" office:value="0.0111909834668" calcext:value-type="float">
            <text:p>0.0111909835</text:p>
          </table:table-cell>
          <table:table-cell office:value-type="float" office:value="0.0234399754554" calcext:value-type="float">
            <text:p>0.0234399755</text:p>
          </table:table-cell>
          <table:table-cell office:value-type="float" office:value="0.00149436853826" calcext:value-type="float">
            <text:p>0.00149436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23589E+018" calcext:value-type="float">
            <text:p>1526877503235890000</text:p>
          </table:table-cell>
          <table:table-cell office:value-type="float" office:value="524" calcext:value-type="float">
            <text:p>524</text:p>
          </table:table-cell>
          <table:table-cell office:value-type="float" office:value="1.52687750323137E+018" calcext:value-type="float">
            <text:p>1526877503231370000</text:p>
          </table:table-cell>
          <table:table-cell office:value-type="string" calcext:value-type="string">
            <text:p>world</text:p>
          </table:table-cell>
          <table:table-cell office:value-type="float" office:value="0.0169056579471" calcext:value-type="float">
            <text:p>0.0169056579</text:p>
          </table:table-cell>
          <table:table-cell office:value-type="float" office:value="0.0264912284911" calcext:value-type="float">
            <text:p>0.0264912285</text:p>
          </table:table-cell>
          <table:table-cell office:value-type="float" office:value="0.0229607149959" calcext:value-type="float">
            <text:p>0.0229607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25602E+018" calcext:value-type="float">
            <text:p>1526877503256020000</text:p>
          </table:table-cell>
          <table:table-cell office:value-type="float" office:value="525" calcext:value-type="float">
            <text:p>525</text:p>
          </table:table-cell>
          <table:table-cell office:value-type="float" office:value="1.52687750325093E+018" calcext:value-type="float">
            <text:p>1526877503250930000</text:p>
          </table:table-cell>
          <table:table-cell office:value-type="string" calcext:value-type="string">
            <text:p>world</text:p>
          </table:table-cell>
          <table:table-cell office:value-type="float" office:value="0.0230343174189" calcext:value-type="float">
            <text:p>0.0230343174</text:p>
          </table:table-cell>
          <table:table-cell office:value-type="float" office:value="0.0316795185208" calcext:value-type="float">
            <text:p>0.0316795185</text:p>
          </table:table-cell>
          <table:table-cell office:value-type="float" office:value="0.0197141207755" calcext:value-type="float">
            <text:p>0.0197141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27541E+018" calcext:value-type="float">
            <text:p>1526877503275410000</text:p>
          </table:table-cell>
          <table:table-cell office:value-type="float" office:value="526" calcext:value-type="float">
            <text:p>526</text:p>
          </table:table-cell>
          <table:table-cell office:value-type="float" office:value="1.52687750327063E+018" calcext:value-type="float">
            <text:p>1526877503270630000</text:p>
          </table:table-cell>
          <table:table-cell office:value-type="string" calcext:value-type="string">
            <text:p>world</text:p>
          </table:table-cell>
          <table:table-cell office:value-type="float" office:value="0.0196471698582" calcext:value-type="float">
            <text:p>0.0196471699</text:p>
          </table:table-cell>
          <table:table-cell office:value-type="float" office:value="0.0308100301772" calcext:value-type="float">
            <text:p>0.0308100302</text:p>
          </table:table-cell>
          <table:table-cell office:value-type="float" office:value="0.0151818552986" calcext:value-type="float">
            <text:p>0.01518185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29579E+018" calcext:value-type="float">
            <text:p>1526877503295790000</text:p>
          </table:table-cell>
          <table:table-cell office:value-type="float" office:value="527" calcext:value-type="float">
            <text:p>527</text:p>
          </table:table-cell>
          <table:table-cell office:value-type="float" office:value="1.52687750329153E+018" calcext:value-type="float">
            <text:p>1526877503291530000</text:p>
          </table:table-cell>
          <table:table-cell office:value-type="string" calcext:value-type="string">
            <text:p>world</text:p>
          </table:table-cell>
          <table:table-cell office:value-type="float" office:value="0.0232870019972" calcext:value-type="float">
            <text:p>0.023287002</text:p>
          </table:table-cell>
          <table:table-cell office:value-type="float" office:value="0.0380226001143" calcext:value-type="float">
            <text:p>0.0380226001</text:p>
          </table:table-cell>
          <table:table-cell office:value-type="float" office:value="0.0178383756429" calcext:value-type="float">
            <text:p>0.01783837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31607E+018" calcext:value-type="float">
            <text:p>1526877503316070000</text:p>
          </table:table-cell>
          <table:table-cell office:value-type="float" office:value="528" calcext:value-type="float">
            <text:p>528</text:p>
          </table:table-cell>
          <table:table-cell office:value-type="float" office:value="1.52687750331139E+018" calcext:value-type="float">
            <text:p>1526877503311390000</text:p>
          </table:table-cell>
          <table:table-cell office:value-type="string" calcext:value-type="string">
            <text:p>world</text:p>
          </table:table-cell>
          <table:table-cell office:value-type="float" office:value="0.0146963838488" calcext:value-type="float">
            <text:p>0.0146963838</text:p>
          </table:table-cell>
          <table:table-cell office:value-type="float" office:value="0.0409086719155" calcext:value-type="float">
            <text:p>0.0409086719</text:p>
          </table:table-cell>
          <table:table-cell office:value-type="float" office:value="0.0229410938919" calcext:value-type="float">
            <text:p>0.02294109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33565E+018" calcext:value-type="float">
            <text:p>1526877503335650000</text:p>
          </table:table-cell>
          <table:table-cell office:value-type="float" office:value="529" calcext:value-type="float">
            <text:p>529</text:p>
          </table:table-cell>
          <table:table-cell office:value-type="float" office:value="1.52687750333119E+018" calcext:value-type="float">
            <text:p>1526877503331190000</text:p>
          </table:table-cell>
          <table:table-cell office:value-type="string" calcext:value-type="string">
            <text:p>world</text:p>
          </table:table-cell>
          <table:table-cell office:value-type="float" office:value="0.0163834989071" calcext:value-type="float">
            <text:p>0.0163834989</text:p>
          </table:table-cell>
          <table:table-cell office:value-type="float" office:value="0.0440736040473" calcext:value-type="float">
            <text:p>0.044073604</text:p>
          </table:table-cell>
          <table:table-cell office:value-type="float" office:value="0.0102363843471" calcext:value-type="float">
            <text:p>0.01023638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35594E+018" calcext:value-type="float">
            <text:p>1526877503355940000</text:p>
          </table:table-cell>
          <table:table-cell office:value-type="float" office:value="530" calcext:value-type="float">
            <text:p>530</text:p>
          </table:table-cell>
          <table:table-cell office:value-type="float" office:value="1.52687750335092E+018" calcext:value-type="float">
            <text:p>1526877503350920000</text:p>
          </table:table-cell>
          <table:table-cell office:value-type="string" calcext:value-type="string">
            <text:p>world</text:p>
          </table:table-cell>
          <table:table-cell office:value-type="float" office:value="0.012145800516" calcext:value-type="float">
            <text:p>0.0121458005</text:p>
          </table:table-cell>
          <table:table-cell office:value-type="float" office:value="0.0484761372209" calcext:value-type="float">
            <text:p>0.0484761372</text:p>
          </table:table-cell>
          <table:table-cell office:value-type="float" office:value="0.00917804986238" calcext:value-type="float">
            <text:p>0.00917804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37527E+018" calcext:value-type="float">
            <text:p>1526877503375270000</text:p>
          </table:table-cell>
          <table:table-cell office:value-type="float" office:value="531" calcext:value-type="float">
            <text:p>531</text:p>
          </table:table-cell>
          <table:table-cell office:value-type="float" office:value="1.52687750337062E+018" calcext:value-type="float">
            <text:p>1526877503370620000</text:p>
          </table:table-cell>
          <table:table-cell office:value-type="string" calcext:value-type="string">
            <text:p>world</text:p>
          </table:table-cell>
          <table:table-cell office:value-type="float" office:value="0.0145350145176" calcext:value-type="float">
            <text:p>0.0145350145</text:p>
          </table:table-cell>
          <table:table-cell office:value-type="float" office:value="0.0456540547311" calcext:value-type="float">
            <text:p>0.0456540547</text:p>
          </table:table-cell>
          <table:table-cell office:value-type="float" office:value="0.0101772546768" calcext:value-type="float">
            <text:p>0.01017725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39569E+018" calcext:value-type="float">
            <text:p>1526877503395690000</text:p>
          </table:table-cell>
          <table:table-cell office:value-type="float" office:value="532" calcext:value-type="float">
            <text:p>532</text:p>
          </table:table-cell>
          <table:table-cell office:value-type="float" office:value="1.52687750339147E+018" calcext:value-type="float">
            <text:p>1526877503391470000</text:p>
          </table:table-cell>
          <table:table-cell office:value-type="string" calcext:value-type="string">
            <text:p>world</text:p>
          </table:table-cell>
          <table:table-cell office:value-type="float" office:value="0.0152409411967" calcext:value-type="float">
            <text:p>0.0152409412</text:p>
          </table:table-cell>
          <table:table-cell office:value-type="float" office:value="0.0486901029944" calcext:value-type="float">
            <text:p>0.048690103</text:p>
          </table:table-cell>
          <table:table-cell office:value-type="float" office:value="0.0105946334079" calcext:value-type="float">
            <text:p>0.01059463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416E+018" calcext:value-type="float">
            <text:p>1526877503416000000</text:p>
          </table:table-cell>
          <table:table-cell office:value-type="float" office:value="533" calcext:value-type="float">
            <text:p>533</text:p>
          </table:table-cell>
          <table:table-cell office:value-type="float" office:value="1.52687750341124E+018" calcext:value-type="float">
            <text:p>1526877503411240000</text:p>
          </table:table-cell>
          <table:table-cell office:value-type="string" calcext:value-type="string">
            <text:p>world</text:p>
          </table:table-cell>
          <table:table-cell office:value-type="float" office:value="0.011635934934" calcext:value-type="float">
            <text:p>0.0116359349</text:p>
          </table:table-cell>
          <table:table-cell office:value-type="float" office:value="0.0577338971198" calcext:value-type="float">
            <text:p>0.0577338971</text:p>
          </table:table-cell>
          <table:table-cell office:value-type="float" office:value="0.0210887491703" calcext:value-type="float">
            <text:p>0.02108874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43539E+018" calcext:value-type="float">
            <text:p>1526877503435390000</text:p>
          </table:table-cell>
          <table:table-cell office:value-type="float" office:value="534" calcext:value-type="float">
            <text:p>534</text:p>
          </table:table-cell>
          <table:table-cell office:value-type="float" office:value="1.52687750343093E+018" calcext:value-type="float">
            <text:p>1526877503430930000</text:p>
          </table:table-cell>
          <table:table-cell office:value-type="string" calcext:value-type="string">
            <text:p>world</text:p>
          </table:table-cell>
          <table:table-cell office:value-type="float" office:value="0.00606003357098" calcext:value-type="float">
            <text:p>0.0060600336</text:p>
          </table:table-cell>
          <table:table-cell office:value-type="float" office:value="0.0586972609162" calcext:value-type="float">
            <text:p>0.0586972609</text:p>
          </table:table-cell>
          <table:table-cell office:value-type="float" office:value="0.0142886554822" calcext:value-type="float">
            <text:p>0.01428865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45573E+018" calcext:value-type="float">
            <text:p>1526877503455730000</text:p>
          </table:table-cell>
          <table:table-cell office:value-type="float" office:value="535" calcext:value-type="float">
            <text:p>535</text:p>
          </table:table-cell>
          <table:table-cell office:value-type="float" office:value="1.52687750345163E+018" calcext:value-type="float">
            <text:p>1526877503451630000</text:p>
          </table:table-cell>
          <table:table-cell office:value-type="string" calcext:value-type="string">
            <text:p>world</text:p>
          </table:table-cell>
          <table:table-cell office:value-type="float" office:value="0.00506063224748" calcext:value-type="float">
            <text:p>0.0050606322</text:p>
          </table:table-cell>
          <table:table-cell office:value-type="float" office:value="0.0564760491252" calcext:value-type="float">
            <text:p>0.0564760491</text:p>
          </table:table-cell>
          <table:table-cell office:value-type="float" office:value="0.0226108264178" calcext:value-type="float">
            <text:p>0.0226108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47611E+018" calcext:value-type="float">
            <text:p>1526877503476110000</text:p>
          </table:table-cell>
          <table:table-cell office:value-type="float" office:value="536" calcext:value-type="float">
            <text:p>536</text:p>
          </table:table-cell>
          <table:table-cell office:value-type="float" office:value="1.52687750347097E+018" calcext:value-type="float">
            <text:p>1526877503470970000</text:p>
          </table:table-cell>
          <table:table-cell office:value-type="string" calcext:value-type="string">
            <text:p>world</text:p>
          </table:table-cell>
          <table:table-cell office:value-type="float" office:value="-0.00663417484611" calcext:value-type="float">
            <text:p>-0.0066341748</text:p>
          </table:table-cell>
          <table:table-cell office:value-type="float" office:value="0.0547129884362" calcext:value-type="float">
            <text:p>0.0547129884</text:p>
          </table:table-cell>
          <table:table-cell office:value-type="float" office:value="0.0222242213786" calcext:value-type="float">
            <text:p>0.02222422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49563E+018" calcext:value-type="float">
            <text:p>1526877503495630000</text:p>
          </table:table-cell>
          <table:table-cell office:value-type="float" office:value="537" calcext:value-type="float">
            <text:p>537</text:p>
          </table:table-cell>
          <table:table-cell office:value-type="float" office:value="1.52687750349075E+018" calcext:value-type="float">
            <text:p>1526877503490750000</text:p>
          </table:table-cell>
          <table:table-cell office:value-type="string" calcext:value-type="string">
            <text:p>world</text:p>
          </table:table-cell>
          <table:table-cell office:value-type="float" office:value="-0.00575313530862" calcext:value-type="float">
            <text:p>-0.0057531353</text:p>
          </table:table-cell>
          <table:table-cell office:value-type="float" office:value="0.0794524401426" calcext:value-type="float">
            <text:p>0.0794524401</text:p>
          </table:table-cell>
          <table:table-cell office:value-type="float" office:value="0.0365693792701" calcext:value-type="float">
            <text:p>0.03656937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5159E+018" calcext:value-type="float">
            <text:p>1526877503515900000</text:p>
          </table:table-cell>
          <table:table-cell office:value-type="float" office:value="538" calcext:value-type="float">
            <text:p>538</text:p>
          </table:table-cell>
          <table:table-cell office:value-type="float" office:value="1.52687750351164E+018" calcext:value-type="float">
            <text:p>1526877503511640000</text:p>
          </table:table-cell>
          <table:table-cell office:value-type="string" calcext:value-type="string">
            <text:p>world</text:p>
          </table:table-cell>
          <table:table-cell office:value-type="float" office:value="-0.0143809877336" calcext:value-type="float">
            <text:p>-0.0143809877</text:p>
          </table:table-cell>
          <table:table-cell office:value-type="float" office:value="0.0722100436687" calcext:value-type="float">
            <text:p>0.0722100437</text:p>
          </table:table-cell>
          <table:table-cell office:value-type="float" office:value="0.0331834256649" calcext:value-type="float">
            <text:p>0.03318342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53521E+018" calcext:value-type="float">
            <text:p>1526877503535210000</text:p>
          </table:table-cell>
          <table:table-cell office:value-type="float" office:value="539" calcext:value-type="float">
            <text:p>539</text:p>
          </table:table-cell>
          <table:table-cell office:value-type="float" office:value="1.52687750353137E+018" calcext:value-type="float">
            <text:p>1526877503531370000</text:p>
          </table:table-cell>
          <table:table-cell office:value-type="string" calcext:value-type="string">
            <text:p>world</text:p>
          </table:table-cell>
          <table:table-cell office:value-type="float" office:value="-0.036478407681" calcext:value-type="float">
            <text:p>-0.0364784077</text:p>
          </table:table-cell>
          <table:table-cell office:value-type="float" office:value="0.103801764548" calcext:value-type="float">
            <text:p>0.1038017645</text:p>
          </table:table-cell>
          <table:table-cell office:value-type="float" office:value="0.044565781951" calcext:value-type="float">
            <text:p>0.0445657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5554E+018" calcext:value-type="float">
            <text:p>1526877503555400000</text:p>
          </table:table-cell>
          <table:table-cell office:value-type="float" office:value="540" calcext:value-type="float">
            <text:p>540</text:p>
          </table:table-cell>
          <table:table-cell office:value-type="float" office:value="1.52687750355106E+018" calcext:value-type="float">
            <text:p>1526877503551060000</text:p>
          </table:table-cell>
          <table:table-cell office:value-type="string" calcext:value-type="string">
            <text:p>world</text:p>
          </table:table-cell>
          <table:table-cell office:value-type="float" office:value="-0.0413183607161" calcext:value-type="float">
            <text:p>-0.0413183607</text:p>
          </table:table-cell>
          <table:table-cell office:value-type="float" office:value="0.0909000486135" calcext:value-type="float">
            <text:p>0.0909000486</text:p>
          </table:table-cell>
          <table:table-cell office:value-type="float" office:value="0.0399216413498" calcext:value-type="float">
            <text:p>0.03992164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57569E+018" calcext:value-type="float">
            <text:p>1526877503575690000</text:p>
          </table:table-cell>
          <table:table-cell office:value-type="float" office:value="541" calcext:value-type="float">
            <text:p>541</text:p>
          </table:table-cell>
          <table:table-cell office:value-type="float" office:value="1.52687750357073E+018" calcext:value-type="float">
            <text:p>1526877503570730000</text:p>
          </table:table-cell>
          <table:table-cell office:value-type="string" calcext:value-type="string">
            <text:p>world</text:p>
          </table:table-cell>
          <table:table-cell office:value-type="float" office:value="-0.0563625469804" calcext:value-type="float">
            <text:p>-0.056362547</text:p>
          </table:table-cell>
          <table:table-cell office:value-type="float" office:value="0.0967298597097" calcext:value-type="float">
            <text:p>0.0967298597</text:p>
          </table:table-cell>
          <table:table-cell office:value-type="float" office:value="0.0474968366325" calcext:value-type="float">
            <text:p>0.0474968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595E+018" calcext:value-type="float">
            <text:p>1526877503595000000</text:p>
          </table:table-cell>
          <table:table-cell office:value-type="float" office:value="542" calcext:value-type="float">
            <text:p>542</text:p>
          </table:table-cell>
          <table:table-cell office:value-type="float" office:value="1.52687750359146E+018" calcext:value-type="float">
            <text:p>1526877503591460000</text:p>
          </table:table-cell>
          <table:table-cell office:value-type="string" calcext:value-type="string">
            <text:p>world</text:p>
          </table:table-cell>
          <table:table-cell office:value-type="float" office:value="-0.09507997334" calcext:value-type="float">
            <text:p>-0.0950799733</text:p>
          </table:table-cell>
          <table:table-cell office:value-type="float" office:value="0.139941394329" calcext:value-type="float">
            <text:p>0.1399413943</text:p>
          </table:table-cell>
          <table:table-cell office:value-type="float" office:value="0.0557969585061" calcext:value-type="float">
            <text:p>0.05579695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61545E+018" calcext:value-type="float">
            <text:p>1526877503615450000</text:p>
          </table:table-cell>
          <table:table-cell office:value-type="float" office:value="543" calcext:value-type="float">
            <text:p>543</text:p>
          </table:table-cell>
          <table:table-cell office:value-type="float" office:value="1.52687750361116E+018" calcext:value-type="float">
            <text:p>1526877503611160000</text:p>
          </table:table-cell>
          <table:table-cell office:value-type="string" calcext:value-type="string">
            <text:p>world</text:p>
          </table:table-cell>
          <table:table-cell office:value-type="float" office:value="-0.106373593211" calcext:value-type="float">
            <text:p>-0.1063735932</text:p>
          </table:table-cell>
          <table:table-cell office:value-type="float" office:value="0.119736477733" calcext:value-type="float">
            <text:p>0.1197364777</text:p>
          </table:table-cell>
          <table:table-cell office:value-type="float" office:value="0.0540102422237" calcext:value-type="float">
            <text:p>0.05401024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63586E+018" calcext:value-type="float">
            <text:p>1526877503635860000</text:p>
          </table:table-cell>
          <table:table-cell office:value-type="float" office:value="544" calcext:value-type="float">
            <text:p>544</text:p>
          </table:table-cell>
          <table:table-cell office:value-type="float" office:value="1.52687750363113E+018" calcext:value-type="float">
            <text:p>1526877503631130000</text:p>
          </table:table-cell>
          <table:table-cell office:value-type="string" calcext:value-type="string">
            <text:p>world</text:p>
          </table:table-cell>
          <table:table-cell office:value-type="float" office:value="-0.154504358768" calcext:value-type="float">
            <text:p>-0.1545043588</text:p>
          </table:table-cell>
          <table:table-cell office:value-type="float" office:value="0.161666750908" calcext:value-type="float">
            <text:p>0.1616667509</text:p>
          </table:table-cell>
          <table:table-cell office:value-type="float" office:value="0.0590007267892" calcext:value-type="float">
            <text:p>0.05900072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65596E+018" calcext:value-type="float">
            <text:p>1526877503655960000</text:p>
          </table:table-cell>
          <table:table-cell office:value-type="float" office:value="545" calcext:value-type="float">
            <text:p>545</text:p>
          </table:table-cell>
          <table:table-cell office:value-type="float" office:value="1.52687750365075E+018" calcext:value-type="float">
            <text:p>1526877503650750000</text:p>
          </table:table-cell>
          <table:table-cell office:value-type="string" calcext:value-type="string">
            <text:p>world</text:p>
          </table:table-cell>
          <table:table-cell office:value-type="float" office:value="-0.155661344528" calcext:value-type="float">
            <text:p>-0.1556613445</text:p>
          </table:table-cell>
          <table:table-cell office:value-type="float" office:value="0.149242475629" calcext:value-type="float">
            <text:p>0.1492424756</text:p>
          </table:table-cell>
          <table:table-cell office:value-type="float" office:value="0.048389211297" calcext:value-type="float">
            <text:p>0.04838921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6755E+018" calcext:value-type="float">
            <text:p>1526877503675500000</text:p>
          </table:table-cell>
          <table:table-cell office:value-type="float" office:value="546" calcext:value-type="float">
            <text:p>546</text:p>
          </table:table-cell>
          <table:table-cell office:value-type="float" office:value="1.52687750367133E+018" calcext:value-type="float">
            <text:p>1526877503671330000</text:p>
          </table:table-cell>
          <table:table-cell office:value-type="string" calcext:value-type="string">
            <text:p>world</text:p>
          </table:table-cell>
          <table:table-cell office:value-type="float" office:value="-0.173282414675" calcext:value-type="float">
            <text:p>-0.1732824147</text:p>
          </table:table-cell>
          <table:table-cell office:value-type="float" office:value="0.153562933207" calcext:value-type="float">
            <text:p>0.1535629332</text:p>
          </table:table-cell>
          <table:table-cell office:value-type="float" office:value="0.0493295192719" calcext:value-type="float">
            <text:p>0.04932951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69599E+018" calcext:value-type="float">
            <text:p>1526877503695990000</text:p>
          </table:table-cell>
          <table:table-cell office:value-type="float" office:value="547" calcext:value-type="float">
            <text:p>547</text:p>
          </table:table-cell>
          <table:table-cell office:value-type="float" office:value="1.5268775036911E+018" calcext:value-type="float">
            <text:p>1526877503691100000</text:p>
          </table:table-cell>
          <table:table-cell office:value-type="string" calcext:value-type="string">
            <text:p>world</text:p>
          </table:table-cell>
          <table:table-cell office:value-type="float" office:value="-0.243425145745" calcext:value-type="float">
            <text:p>-0.2434251457</text:p>
          </table:table-cell>
          <table:table-cell office:value-type="float" office:value="0.186540186405" calcext:value-type="float">
            <text:p>0.1865401864</text:p>
          </table:table-cell>
          <table:table-cell office:value-type="float" office:value="0.0521235950291" calcext:value-type="float">
            <text:p>0.0521235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71528E+018" calcext:value-type="float">
            <text:p>1526877503715280000</text:p>
          </table:table-cell>
          <table:table-cell office:value-type="float" office:value="548" calcext:value-type="float">
            <text:p>548</text:p>
          </table:table-cell>
          <table:table-cell office:value-type="float" office:value="1.52687750371105E+018" calcext:value-type="float">
            <text:p>1526877503711050000</text:p>
          </table:table-cell>
          <table:table-cell office:value-type="string" calcext:value-type="string">
            <text:p>world</text:p>
          </table:table-cell>
          <table:table-cell office:value-type="float" office:value="-0.240730926394" calcext:value-type="float">
            <text:p>-0.2407309264</text:p>
          </table:table-cell>
          <table:table-cell office:value-type="float" office:value="0.173527806997" calcext:value-type="float">
            <text:p>0.173527807</text:p>
          </table:table-cell>
          <table:table-cell office:value-type="float" office:value="0.0432020649314" calcext:value-type="float">
            <text:p>0.04320206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7356E+018" calcext:value-type="float">
            <text:p>1526877503735600000</text:p>
          </table:table-cell>
          <table:table-cell office:value-type="float" office:value="549" calcext:value-type="float">
            <text:p>549</text:p>
          </table:table-cell>
          <table:table-cell office:value-type="float" office:value="1.52687750373066E+018" calcext:value-type="float">
            <text:p>1526877503730660000</text:p>
          </table:table-cell>
          <table:table-cell office:value-type="string" calcext:value-type="string">
            <text:p>world</text:p>
          </table:table-cell>
          <table:table-cell office:value-type="float" office:value="-0.250767022371" calcext:value-type="float">
            <text:p>-0.2507670224</text:p>
          </table:table-cell>
          <table:table-cell office:value-type="float" office:value="0.16913664341" calcext:value-type="float">
            <text:p>0.1691366434</text:p>
          </table:table-cell>
          <table:table-cell office:value-type="float" office:value="0.0414141565561" calcext:value-type="float">
            <text:p>0.04141415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75593E+018" calcext:value-type="float">
            <text:p>1526877503755930000</text:p>
          </table:table-cell>
          <table:table-cell office:value-type="float" office:value="550" calcext:value-type="float">
            <text:p>550</text:p>
          </table:table-cell>
          <table:table-cell office:value-type="float" office:value="1.5268775037515E+018" calcext:value-type="float">
            <text:p>1526877503751500000</text:p>
          </table:table-cell>
          <table:table-cell office:value-type="string" calcext:value-type="string">
            <text:p>world</text:p>
          </table:table-cell>
          <table:table-cell office:value-type="float" office:value="-0.33306235075" calcext:value-type="float">
            <text:p>-0.3330623508</text:p>
          </table:table-cell>
          <table:table-cell office:value-type="float" office:value="0.209481701255" calcext:value-type="float">
            <text:p>0.2094817013</text:p>
          </table:table-cell>
          <table:table-cell office:value-type="float" office:value="0.0478120408952" calcext:value-type="float">
            <text:p>0.04781204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7752E+018" calcext:value-type="float">
            <text:p>1526877503775200000</text:p>
          </table:table-cell>
          <table:table-cell office:value-type="float" office:value="551" calcext:value-type="float">
            <text:p>551</text:p>
          </table:table-cell>
          <table:table-cell office:value-type="float" office:value="1.52687750377126E+018" calcext:value-type="float">
            <text:p>1526877503771260000</text:p>
          </table:table-cell>
          <table:table-cell office:value-type="string" calcext:value-type="string">
            <text:p>world</text:p>
          </table:table-cell>
          <table:table-cell office:value-type="float" office:value="-0.330695807934" calcext:value-type="float">
            <text:p>-0.3306958079</text:p>
          </table:table-cell>
          <table:table-cell office:value-type="float" office:value="0.201525479555" calcext:value-type="float">
            <text:p>0.2015254796</text:p>
          </table:table-cell>
          <table:table-cell office:value-type="float" office:value="0.0429394580424" calcext:value-type="float">
            <text:p>0.0429394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79543E+018" calcext:value-type="float">
            <text:p>1526877503795430000</text:p>
          </table:table-cell>
          <table:table-cell office:value-type="float" office:value="552" calcext:value-type="float">
            <text:p>552</text:p>
          </table:table-cell>
          <table:table-cell office:value-type="float" office:value="1.52687750379103E+018" calcext:value-type="float">
            <text:p>1526877503791030000</text:p>
          </table:table-cell>
          <table:table-cell office:value-type="string" calcext:value-type="string">
            <text:p>world</text:p>
          </table:table-cell>
          <table:table-cell office:value-type="float" office:value="-0.411720812321" calcext:value-type="float">
            <text:p>-0.4117208123</text:p>
          </table:table-cell>
          <table:table-cell office:value-type="float" office:value="0.237827181816" calcext:value-type="float">
            <text:p>0.2378271818</text:p>
          </table:table-cell>
          <table:table-cell office:value-type="float" office:value="0.0442118048668" calcext:value-type="float">
            <text:p>0.04421180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81575E+018" calcext:value-type="float">
            <text:p>1526877503815750000</text:p>
          </table:table-cell>
          <table:table-cell office:value-type="float" office:value="553" calcext:value-type="float">
            <text:p>553</text:p>
          </table:table-cell>
          <table:table-cell office:value-type="float" office:value="1.52687750381082E+018" calcext:value-type="float">
            <text:p>1526877503810820000</text:p>
          </table:table-cell>
          <table:table-cell office:value-type="string" calcext:value-type="string">
            <text:p>world</text:p>
          </table:table-cell>
          <table:table-cell office:value-type="float" office:value="-0.380615442991" calcext:value-type="float">
            <text:p>-0.380615443</text:p>
          </table:table-cell>
          <table:table-cell office:value-type="float" office:value="0.215874254704" calcext:value-type="float">
            <text:p>0.2158742547</text:p>
          </table:table-cell>
          <table:table-cell office:value-type="float" office:value="0.041410215199" calcext:value-type="float">
            <text:p>0.0414102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83609E+018" calcext:value-type="float">
            <text:p>1526877503836090000</text:p>
          </table:table-cell>
          <table:table-cell office:value-type="float" office:value="554" calcext:value-type="float">
            <text:p>554</text:p>
          </table:table-cell>
          <table:table-cell office:value-type="float" office:value="1.52687750383172E+018" calcext:value-type="float">
            <text:p>1526877503831720000</text:p>
          </table:table-cell>
          <table:table-cell office:value-type="string" calcext:value-type="string">
            <text:p>world</text:p>
          </table:table-cell>
          <table:table-cell office:value-type="float" office:value="-0.474619209766" calcext:value-type="float">
            <text:p>-0.4746192098</text:p>
          </table:table-cell>
          <table:table-cell office:value-type="float" office:value="0.269223988056" calcext:value-type="float">
            <text:p>0.2692239881</text:p>
          </table:table-cell>
          <table:table-cell office:value-type="float" office:value="0.0514205023646" calcext:value-type="float">
            <text:p>0.0514205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85536E+018" calcext:value-type="float">
            <text:p>1526877503855360000</text:p>
          </table:table-cell>
          <table:table-cell office:value-type="float" office:value="555" calcext:value-type="float">
            <text:p>555</text:p>
          </table:table-cell>
          <table:table-cell office:value-type="float" office:value="1.52687750385152E+018" calcext:value-type="float">
            <text:p>1526877503851520000</text:p>
          </table:table-cell>
          <table:table-cell office:value-type="string" calcext:value-type="string">
            <text:p>world</text:p>
          </table:table-cell>
          <table:table-cell office:value-type="float" office:value="-0.44706851244" calcext:value-type="float">
            <text:p>-0.4470685124</text:p>
          </table:table-cell>
          <table:table-cell office:value-type="float" office:value="0.251038014889" calcext:value-type="float">
            <text:p>0.2510380149</text:p>
          </table:table-cell>
          <table:table-cell office:value-type="float" office:value="0.0495510324836" calcext:value-type="float">
            <text:p>0.04955103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87571E+018" calcext:value-type="float">
            <text:p>1526877503875710000</text:p>
          </table:table-cell>
          <table:table-cell office:value-type="float" office:value="556" calcext:value-type="float">
            <text:p>556</text:p>
          </table:table-cell>
          <table:table-cell office:value-type="float" office:value="1.5268775038712E+018" calcext:value-type="float">
            <text:p>1526877503871200000</text:p>
          </table:table-cell>
          <table:table-cell office:value-type="string" calcext:value-type="string">
            <text:p>world</text:p>
          </table:table-cell>
          <table:table-cell office:value-type="float" office:value="-0.43749922514" calcext:value-type="float">
            <text:p>-0.4374992251</text:p>
          </table:table-cell>
          <table:table-cell office:value-type="float" office:value="0.237191930413" calcext:value-type="float">
            <text:p>0.2371919304</text:p>
          </table:table-cell>
          <table:table-cell office:value-type="float" office:value="0.0531631037593" calcext:value-type="float">
            <text:p>0.05316310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89595E+018" calcext:value-type="float">
            <text:p>1526877503895950000</text:p>
          </table:table-cell>
          <table:table-cell office:value-type="float" office:value="557" calcext:value-type="float">
            <text:p>557</text:p>
          </table:table-cell>
          <table:table-cell office:value-type="float" office:value="1.5268775038911E+018" calcext:value-type="float">
            <text:p>1526877503891100000</text:p>
          </table:table-cell>
          <table:table-cell office:value-type="string" calcext:value-type="string">
            <text:p>world</text:p>
          </table:table-cell>
          <table:table-cell office:value-type="float" office:value="-0.554039001465" calcext:value-type="float">
            <text:p>-0.5540390015</text:p>
          </table:table-cell>
          <table:table-cell office:value-type="float" office:value="0.300160825253" calcext:value-type="float">
            <text:p>0.3001608253</text:p>
          </table:table-cell>
          <table:table-cell office:value-type="float" office:value="0.0681641250849" calcext:value-type="float">
            <text:p>0.06816412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91545E+018" calcext:value-type="float">
            <text:p>1526877503915450000</text:p>
          </table:table-cell>
          <table:table-cell office:value-type="float" office:value="558" calcext:value-type="float">
            <text:p>558</text:p>
          </table:table-cell>
          <table:table-cell office:value-type="float" office:value="1.52687750391087E+018" calcext:value-type="float">
            <text:p>1526877503910870000</text:p>
          </table:table-cell>
          <table:table-cell office:value-type="string" calcext:value-type="string">
            <text:p>world</text:p>
          </table:table-cell>
          <table:table-cell office:value-type="float" office:value="-0.524500191212" calcext:value-type="float">
            <text:p>-0.5245001912</text:p>
          </table:table-cell>
          <table:table-cell office:value-type="float" office:value="0.280971497297" calcext:value-type="float">
            <text:p>0.2809714973</text:p>
          </table:table-cell>
          <table:table-cell office:value-type="float" office:value="0.0681807696819" calcext:value-type="float">
            <text:p>0.06818076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93586E+018" calcext:value-type="float">
            <text:p>1526877503935860000</text:p>
          </table:table-cell>
          <table:table-cell office:value-type="float" office:value="559" calcext:value-type="float">
            <text:p>559</text:p>
          </table:table-cell>
          <table:table-cell office:value-type="float" office:value="1.52687750393177E+018" calcext:value-type="float">
            <text:p>1526877503931770000</text:p>
          </table:table-cell>
          <table:table-cell office:value-type="string" calcext:value-type="string">
            <text:p>world</text:p>
          </table:table-cell>
          <table:table-cell office:value-type="float" office:value="-0.628623008728" calcext:value-type="float">
            <text:p>-0.6286230087</text:p>
          </table:table-cell>
          <table:table-cell office:value-type="float" office:value="0.337558865547" calcext:value-type="float">
            <text:p>0.3375588655</text:p>
          </table:table-cell>
          <table:table-cell office:value-type="float" office:value="0.0862778052688" calcext:value-type="float">
            <text:p>0.08627780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95616E+018" calcext:value-type="float">
            <text:p>1526877503956160000</text:p>
          </table:table-cell>
          <table:table-cell office:value-type="float" office:value="560" calcext:value-type="float">
            <text:p>560</text:p>
          </table:table-cell>
          <table:table-cell office:value-type="float" office:value="1.52687750395158E+018" calcext:value-type="float">
            <text:p>1526877503951580000</text:p>
          </table:table-cell>
          <table:table-cell office:value-type="string" calcext:value-type="string">
            <text:p>world</text:p>
          </table:table-cell>
          <table:table-cell office:value-type="float" office:value="-0.567345380783" calcext:value-type="float">
            <text:p>-0.5673453808</text:p>
          </table:table-cell>
          <table:table-cell office:value-type="float" office:value="0.306711435318" calcext:value-type="float">
            <text:p>0.3067114353</text:p>
          </table:table-cell>
          <table:table-cell office:value-type="float" office:value="0.086580529809" calcext:value-type="float">
            <text:p>0.08658052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97559E+018" calcext:value-type="float">
            <text:p>1526877503975590000</text:p>
          </table:table-cell>
          <table:table-cell office:value-type="float" office:value="561" calcext:value-type="float">
            <text:p>561</text:p>
          </table:table-cell>
          <table:table-cell office:value-type="float" office:value="1.52687750397142E+018" calcext:value-type="float">
            <text:p>1526877503971420000</text:p>
          </table:table-cell>
          <table:table-cell office:value-type="string" calcext:value-type="string">
            <text:p>world</text:p>
          </table:table-cell>
          <table:table-cell office:value-type="float" office:value="-0.556279957294" calcext:value-type="float">
            <text:p>-0.5562799573</text:p>
          </table:table-cell>
          <table:table-cell office:value-type="float" office:value="0.30618584156" calcext:value-type="float">
            <text:p>0.3061858416</text:p>
          </table:table-cell>
          <table:table-cell office:value-type="float" office:value="0.0862032622099" calcext:value-type="float">
            <text:p>0.08620326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399602E+018" calcext:value-type="float">
            <text:p>1526877503996020000</text:p>
          </table:table-cell>
          <table:table-cell office:value-type="float" office:value="562" calcext:value-type="float">
            <text:p>562</text:p>
          </table:table-cell>
          <table:table-cell office:value-type="float" office:value="1.52687750399135E+018" calcext:value-type="float">
            <text:p>1526877503991350000</text:p>
          </table:table-cell>
          <table:table-cell office:value-type="string" calcext:value-type="string">
            <text:p>world</text:p>
          </table:table-cell>
          <table:table-cell office:value-type="float" office:value="-0.689247846603" calcext:value-type="float">
            <text:p>-0.6892478466</text:p>
          </table:table-cell>
          <table:table-cell office:value-type="float" office:value="0.379792928696" calcext:value-type="float">
            <text:p>0.3797929287</text:p>
          </table:table-cell>
          <table:table-cell office:value-type="float" office:value="0.115932248533" calcext:value-type="float">
            <text:p>0.11593224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01539E+018" calcext:value-type="float">
            <text:p>1526877504015390000</text:p>
          </table:table-cell>
          <table:table-cell office:value-type="float" office:value="563" calcext:value-type="float">
            <text:p>563</text:p>
          </table:table-cell>
          <table:table-cell office:value-type="float" office:value="1.52687750401098E+018" calcext:value-type="float">
            <text:p>1526877504010980000</text:p>
          </table:table-cell>
          <table:table-cell office:value-type="string" calcext:value-type="string">
            <text:p>world</text:p>
          </table:table-cell>
          <table:table-cell office:value-type="float" office:value="-0.643983781338" calcext:value-type="float">
            <text:p>-0.6439837813</text:p>
          </table:table-cell>
          <table:table-cell office:value-type="float" office:value="0.3513032794" calcext:value-type="float">
            <text:p>0.3513032794</text:p>
          </table:table-cell>
          <table:table-cell office:value-type="float" office:value="0.120029650629" calcext:value-type="float">
            <text:p>0.12002965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03571E+018" calcext:value-type="float">
            <text:p>1526877504035710000</text:p>
          </table:table-cell>
          <table:table-cell office:value-type="float" office:value="564" calcext:value-type="float">
            <text:p>564</text:p>
          </table:table-cell>
          <table:table-cell office:value-type="float" office:value="1.52687750403084E+018" calcext:value-type="float">
            <text:p>1526877504030840000</text:p>
          </table:table-cell>
          <table:table-cell office:value-type="string" calcext:value-type="string">
            <text:p>world</text:p>
          </table:table-cell>
          <table:table-cell office:value-type="float" office:value="-0.611512124538" calcext:value-type="float">
            <text:p>-0.6115121245</text:p>
          </table:table-cell>
          <table:table-cell office:value-type="float" office:value="0.337848901749" calcext:value-type="float">
            <text:p>0.3378489017</text:p>
          </table:table-cell>
          <table:table-cell office:value-type="float" office:value="0.118134871125" calcext:value-type="float">
            <text:p>0.11813487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05605E+018" calcext:value-type="float">
            <text:p>1526877504056050000</text:p>
          </table:table-cell>
          <table:table-cell office:value-type="float" office:value="565" calcext:value-type="float">
            <text:p>565</text:p>
          </table:table-cell>
          <table:table-cell office:value-type="float" office:value="1.52687750405153E+018" calcext:value-type="float">
            <text:p>1526877504051530000</text:p>
          </table:table-cell>
          <table:table-cell office:value-type="string" calcext:value-type="string">
            <text:p>world</text:p>
          </table:table-cell>
          <table:table-cell office:value-type="float" office:value="-0.757358670235" calcext:value-type="float">
            <text:p>-0.7573586702</text:p>
          </table:table-cell>
          <table:table-cell office:value-type="float" office:value="0.412175834179" calcext:value-type="float">
            <text:p>0.4121758342</text:p>
          </table:table-cell>
          <table:table-cell office:value-type="float" office:value="0.150707677007" calcext:value-type="float">
            <text:p>0.1507076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07536E+018" calcext:value-type="float">
            <text:p>1526877504075360000</text:p>
          </table:table-cell>
          <table:table-cell office:value-type="float" office:value="566" calcext:value-type="float">
            <text:p>566</text:p>
          </table:table-cell>
          <table:table-cell office:value-type="float" office:value="1.52687750407119E+018" calcext:value-type="float">
            <text:p>1526877504071190000</text:p>
          </table:table-cell>
          <table:table-cell office:value-type="string" calcext:value-type="string">
            <text:p>world</text:p>
          </table:table-cell>
          <table:table-cell office:value-type="float" office:value="-0.71578592062" calcext:value-type="float">
            <text:p>-0.7157859206</text:p>
          </table:table-cell>
          <table:table-cell office:value-type="float" office:value="0.391681194305" calcext:value-type="float">
            <text:p>0.3916811943</text:p>
          </table:table-cell>
          <table:table-cell office:value-type="float" office:value="0.157096102834" calcext:value-type="float">
            <text:p>0.15709610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09566E+018" calcext:value-type="float">
            <text:p>1526877504095660000</text:p>
          </table:table-cell>
          <table:table-cell office:value-type="float" office:value="567" calcext:value-type="float">
            <text:p>567</text:p>
          </table:table-cell>
          <table:table-cell office:value-type="float" office:value="1.52687750409096E+018" calcext:value-type="float">
            <text:p>1526877504090960000</text:p>
          </table:table-cell>
          <table:table-cell office:value-type="string" calcext:value-type="string">
            <text:p>world</text:p>
          </table:table-cell>
          <table:table-cell office:value-type="float" office:value="-0.833890914917" calcext:value-type="float">
            <text:p>-0.8338909149</text:p>
          </table:table-cell>
          <table:table-cell office:value-type="float" office:value="0.464532017708" calcext:value-type="float">
            <text:p>0.4645320177</text:p>
          </table:table-cell>
          <table:table-cell office:value-type="float" office:value="0.197509407997" calcext:value-type="float">
            <text:p>0.197509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11602E+018" calcext:value-type="float">
            <text:p>1526877504116020000</text:p>
          </table:table-cell>
          <table:table-cell office:value-type="float" office:value="568" calcext:value-type="float">
            <text:p>568</text:p>
          </table:table-cell>
          <table:table-cell office:value-type="float" office:value="1.52687750411082E+018" calcext:value-type="float">
            <text:p>1526877504110820000</text:p>
          </table:table-cell>
          <table:table-cell office:value-type="string" calcext:value-type="string">
            <text:p>world</text:p>
          </table:table-cell>
          <table:table-cell office:value-type="float" office:value="-0.742680549622" calcext:value-type="float">
            <text:p>-0.7426805496</text:p>
          </table:table-cell>
          <table:table-cell office:value-type="float" office:value="0.416152000427" calcext:value-type="float">
            <text:p>0.4161520004</text:p>
          </table:table-cell>
          <table:table-cell office:value-type="float" office:value="0.180704027414" calcext:value-type="float">
            <text:p>0.18070402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13543E+018" calcext:value-type="float">
            <text:p>1526877504135430000</text:p>
          </table:table-cell>
          <table:table-cell office:value-type="float" office:value="569" calcext:value-type="float">
            <text:p>569</text:p>
          </table:table-cell>
          <table:table-cell office:value-type="float" office:value="1.52687750413146E+018" calcext:value-type="float">
            <text:p>1526877504131460000</text:p>
          </table:table-cell>
          <table:table-cell office:value-type="string" calcext:value-type="string">
            <text:p>world</text:p>
          </table:table-cell>
          <table:table-cell office:value-type="float" office:value="-0.89400434494" calcext:value-type="float">
            <text:p>-0.8940043449</text:p>
          </table:table-cell>
          <table:table-cell office:value-type="float" office:value="0.509343147278" calcext:value-type="float">
            <text:p>0.5093431473</text:p>
          </table:table-cell>
          <table:table-cell office:value-type="float" office:value="0.228653371334" calcext:value-type="float">
            <text:p>0.22865337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15577E+018" calcext:value-type="float">
            <text:p>1526877504155770000</text:p>
          </table:table-cell>
          <table:table-cell office:value-type="float" office:value="570" calcext:value-type="float">
            <text:p>570</text:p>
          </table:table-cell>
          <table:table-cell office:value-type="float" office:value="1.52687750415122E+018" calcext:value-type="float">
            <text:p>1526877504151220000</text:p>
          </table:table-cell>
          <table:table-cell office:value-type="string" calcext:value-type="string">
            <text:p>world</text:p>
          </table:table-cell>
          <table:table-cell office:value-type="float" office:value="-0.789030492306" calcext:value-type="float">
            <text:p>-0.7890304923</text:p>
          </table:table-cell>
          <table:table-cell office:value-type="float" office:value="0.446845293045" calcext:value-type="float">
            <text:p>0.446845293</text:p>
          </table:table-cell>
          <table:table-cell office:value-type="float" office:value="0.200813323259" calcext:value-type="float">
            <text:p>0.20081332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17518E+018" calcext:value-type="float">
            <text:p>1526877504175180000</text:p>
          </table:table-cell>
          <table:table-cell office:value-type="float" office:value="571" calcext:value-type="float">
            <text:p>571</text:p>
          </table:table-cell>
          <table:table-cell office:value-type="float" office:value="1.52687750417097E+018" calcext:value-type="float">
            <text:p>1526877504170970000</text:p>
          </table:table-cell>
          <table:table-cell office:value-type="string" calcext:value-type="string">
            <text:p>world</text:p>
          </table:table-cell>
          <table:table-cell office:value-type="float" office:value="-0.749533474445" calcext:value-type="float">
            <text:p>-0.7495334744</text:p>
          </table:table-cell>
          <table:table-cell office:value-type="float" office:value="0.433729469776" calcext:value-type="float">
            <text:p>0.4337294698</text:p>
          </table:table-cell>
          <table:table-cell office:value-type="float" office:value="0.212361097336" calcext:value-type="float">
            <text:p>0.21236109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19551E+018" calcext:value-type="float">
            <text:p>1526877504195510000</text:p>
          </table:table-cell>
          <table:table-cell office:value-type="float" office:value="572" calcext:value-type="float">
            <text:p>572</text:p>
          </table:table-cell>
          <table:table-cell office:value-type="float" office:value="1.5268775041908E+018" calcext:value-type="float">
            <text:p>1526877504190800000</text:p>
          </table:table-cell>
          <table:table-cell office:value-type="string" calcext:value-type="string">
            <text:p>world</text:p>
          </table:table-cell>
          <table:table-cell office:value-type="float" office:value="-0.897222757339" calcext:value-type="float">
            <text:p>-0.8972227573</text:p>
          </table:table-cell>
          <table:table-cell office:value-type="float" office:value="0.531561493874" calcext:value-type="float">
            <text:p>0.5315614939</text:p>
          </table:table-cell>
          <table:table-cell office:value-type="float" office:value="0.280319482088" calcext:value-type="float">
            <text:p>0.28031948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21597E+018" calcext:value-type="float">
            <text:p>1526877504215970000</text:p>
          </table:table-cell>
          <table:table-cell office:value-type="float" office:value="573" calcext:value-type="float">
            <text:p>573</text:p>
          </table:table-cell>
          <table:table-cell office:value-type="float" office:value="1.52687750421145E+018" calcext:value-type="float">
            <text:p>1526877504211450000</text:p>
          </table:table-cell>
          <table:table-cell office:value-type="string" calcext:value-type="string">
            <text:p>world</text:p>
          </table:table-cell>
          <table:table-cell office:value-type="float" office:value="-0.800334751606" calcext:value-type="float">
            <text:p>-0.8003347516</text:p>
          </table:table-cell>
          <table:table-cell office:value-type="float" office:value="0.471315890551" calcext:value-type="float">
            <text:p>0.4713158906</text:p>
          </table:table-cell>
          <table:table-cell office:value-type="float" office:value="0.26363876462" calcext:value-type="float">
            <text:p>0.26363876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23514E+018" calcext:value-type="float">
            <text:p>1526877504235140000</text:p>
          </table:table-cell>
          <table:table-cell office:value-type="float" office:value="574" calcext:value-type="float">
            <text:p>574</text:p>
          </table:table-cell>
          <table:table-cell office:value-type="float" office:value="1.52687750423131E+018" calcext:value-type="float">
            <text:p>1526877504231310000</text:p>
          </table:table-cell>
          <table:table-cell office:value-type="string" calcext:value-type="string">
            <text:p>world</text:p>
          </table:table-cell>
          <table:table-cell office:value-type="float" office:value="-0.958081007004" calcext:value-type="float">
            <text:p>-0.958081007</text:p>
          </table:table-cell>
          <table:table-cell office:value-type="float" office:value="0.574106454849" calcext:value-type="float">
            <text:p>0.5741064548</text:p>
          </table:table-cell>
          <table:table-cell office:value-type="float" office:value="0.377041518688" calcext:value-type="float">
            <text:p>0.37704151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25555E+018" calcext:value-type="float">
            <text:p>1526877504255550000</text:p>
          </table:table-cell>
          <table:table-cell office:value-type="float" office:value="575" calcext:value-type="float">
            <text:p>575</text:p>
          </table:table-cell>
          <table:table-cell office:value-type="float" office:value="1.52687750425094E+018" calcext:value-type="float">
            <text:p>1526877504250940000</text:p>
          </table:table-cell>
          <table:table-cell office:value-type="string" calcext:value-type="string">
            <text:p>world</text:p>
          </table:table-cell>
          <table:table-cell office:value-type="float" office:value="-0.823044538498" calcext:value-type="float">
            <text:p>-0.8230445385</text:p>
          </table:table-cell>
          <table:table-cell office:value-type="float" office:value="0.497067153454" calcext:value-type="float">
            <text:p>0.4970671535</text:p>
          </table:table-cell>
          <table:table-cell office:value-type="float" office:value="0.360440224409" calcext:value-type="float">
            <text:p>0.36044022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27604E+018" calcext:value-type="float">
            <text:p>1526877504276040000</text:p>
          </table:table-cell>
          <table:table-cell office:value-type="float" office:value="576" calcext:value-type="float">
            <text:p>576</text:p>
          </table:table-cell>
          <table:table-cell office:value-type="float" office:value="1.52687750427172E+018" calcext:value-type="float">
            <text:p>1526877504271720000</text:p>
          </table:table-cell>
          <table:table-cell office:value-type="string" calcext:value-type="string">
            <text:p>world</text:p>
          </table:table-cell>
          <table:table-cell office:value-type="float" office:value="-0.746850371361" calcext:value-type="float">
            <text:p>-0.7468503714</text:p>
          </table:table-cell>
          <table:table-cell office:value-type="float" office:value="0.45889377594" calcext:value-type="float">
            <text:p>0.4588937759</text:p>
          </table:table-cell>
          <table:table-cell office:value-type="float" office:value="0.376693695784" calcext:value-type="float">
            <text:p>0.37669369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29534E+018" calcext:value-type="float">
            <text:p>1526877504295340000</text:p>
          </table:table-cell>
          <table:table-cell office:value-type="float" office:value="577" calcext:value-type="float">
            <text:p>577</text:p>
          </table:table-cell>
          <table:table-cell office:value-type="float" office:value="1.52687750429144E+018" calcext:value-type="float">
            <text:p>1526877504291440000</text:p>
          </table:table-cell>
          <table:table-cell office:value-type="string" calcext:value-type="string">
            <text:p>world</text:p>
          </table:table-cell>
          <table:table-cell office:value-type="float" office:value="-0.898435652256" calcext:value-type="float">
            <text:p>-0.8984356523</text:p>
          </table:table-cell>
          <table:table-cell office:value-type="float" office:value="0.559625506401" calcext:value-type="float">
            <text:p>0.5596255064</text:p>
          </table:table-cell>
          <table:table-cell office:value-type="float" office:value="0.53210324049" calcext:value-type="float">
            <text:p>0.53210324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31564E+018" calcext:value-type="float">
            <text:p>1526877504315640000</text:p>
          </table:table-cell>
          <table:table-cell office:value-type="float" office:value="578" calcext:value-type="float">
            <text:p>578</text:p>
          </table:table-cell>
          <table:table-cell office:value-type="float" office:value="1.5268775043114E+018" calcext:value-type="float">
            <text:p>1526877504311400000</text:p>
          </table:table-cell>
          <table:table-cell office:value-type="string" calcext:value-type="string">
            <text:p>world</text:p>
          </table:table-cell>
          <table:table-cell office:value-type="float" office:value="-0.768560230732" calcext:value-type="float">
            <text:p>-0.7685602307</text:p>
          </table:table-cell>
          <table:table-cell office:value-type="float" office:value="0.489532113075" calcext:value-type="float">
            <text:p>0.4895321131</text:p>
          </table:table-cell>
          <table:table-cell office:value-type="float" office:value="0.511194467545" calcext:value-type="float">
            <text:p>0.51119446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33613E+018" calcext:value-type="float">
            <text:p>1526877504336130000</text:p>
          </table:table-cell>
          <table:table-cell office:value-type="float" office:value="579" calcext:value-type="float">
            <text:p>579</text:p>
          </table:table-cell>
          <table:table-cell office:value-type="float" office:value="1.52687750433128E+018" calcext:value-type="float">
            <text:p>1526877504331280000</text:p>
          </table:table-cell>
          <table:table-cell office:value-type="string" calcext:value-type="string">
            <text:p>world</text:p>
          </table:table-cell>
          <table:table-cell office:value-type="float" office:value="-0.842938780785" calcext:value-type="float">
            <text:p>-0.8429387808</text:p>
          </table:table-cell>
          <table:table-cell office:value-type="float" office:value="0.558505058289" calcext:value-type="float">
            <text:p>0.5585050583</text:p>
          </table:table-cell>
          <table:table-cell office:value-type="float" office:value="0.657968401909" calcext:value-type="float">
            <text:p>0.65796840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35548E+018" calcext:value-type="float">
            <text:p>1526877504355480000</text:p>
          </table:table-cell>
          <table:table-cell office:value-type="float" office:value="580" calcext:value-type="float">
            <text:p>580</text:p>
          </table:table-cell>
          <table:table-cell office:value-type="float" office:value="1.52687750435096E+018" calcext:value-type="float">
            <text:p>1526877504350960000</text:p>
          </table:table-cell>
          <table:table-cell office:value-type="string" calcext:value-type="string">
            <text:p>world</text:p>
          </table:table-cell>
          <table:table-cell office:value-type="float" office:value="-0.729143857956" calcext:value-type="float">
            <text:p>-0.729143858</text:p>
          </table:table-cell>
          <table:table-cell office:value-type="float" office:value="0.499826818705" calcext:value-type="float">
            <text:p>0.4998268187</text:p>
          </table:table-cell>
          <table:table-cell office:value-type="float" office:value="0.636468529701" calcext:value-type="float">
            <text:p>0.63646852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37581E+018" calcext:value-type="float">
            <text:p>1526877504375810000</text:p>
          </table:table-cell>
          <table:table-cell office:value-type="float" office:value="581" calcext:value-type="float">
            <text:p>581</text:p>
          </table:table-cell>
          <table:table-cell office:value-type="float" office:value="1.52687750437081E+018" calcext:value-type="float">
            <text:p>1526877504370810000</text:p>
          </table:table-cell>
          <table:table-cell office:value-type="string" calcext:value-type="string">
            <text:p>world</text:p>
          </table:table-cell>
          <table:table-cell office:value-type="float" office:value="-0.648958027363" calcext:value-type="float">
            <text:p>-0.6489580274</text:p>
          </table:table-cell>
          <table:table-cell office:value-type="float" office:value="0.454140454531" calcext:value-type="float">
            <text:p>0.4541404545</text:p>
          </table:table-cell>
          <table:table-cell office:value-type="float" office:value="0.62947756052" calcext:value-type="float">
            <text:p>0.62947756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39632E+018" calcext:value-type="float">
            <text:p>1526877504396320000</text:p>
          </table:table-cell>
          <table:table-cell office:value-type="float" office:value="582" calcext:value-type="float">
            <text:p>582</text:p>
          </table:table-cell>
          <table:table-cell office:value-type="float" office:value="1.5268775043906E+018" calcext:value-type="float">
            <text:p>1526877504390600000</text:p>
          </table:table-cell>
          <table:table-cell office:value-type="string" calcext:value-type="string">
            <text:p>world</text:p>
          </table:table-cell>
          <table:table-cell office:value-type="float" office:value="-0.738144755363" calcext:value-type="float">
            <text:p>-0.7381447554</text:p>
          </table:table-cell>
          <table:table-cell office:value-type="float" office:value="0.536652565002" calcext:value-type="float">
            <text:p>0.536652565</text:p>
          </table:table-cell>
          <table:table-cell office:value-type="float" office:value="0.816001772881" calcext:value-type="float">
            <text:p>0.81600177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41564E+018" calcext:value-type="float">
            <text:p>1526877504415640000</text:p>
          </table:table-cell>
          <table:table-cell office:value-type="float" office:value="583" calcext:value-type="float">
            <text:p>583</text:p>
          </table:table-cell>
          <table:table-cell office:value-type="float" office:value="1.52687750441145E+018" calcext:value-type="float">
            <text:p>1526877504411450000</text:p>
          </table:table-cell>
          <table:table-cell office:value-type="string" calcext:value-type="string">
            <text:p>world</text:p>
          </table:table-cell>
          <table:table-cell office:value-type="float" office:value="-0.638374686241" calcext:value-type="float">
            <text:p>-0.6383746862</text:p>
          </table:table-cell>
          <table:table-cell office:value-type="float" office:value="0.473735392094" calcext:value-type="float">
            <text:p>0.4737353921</text:p>
          </table:table-cell>
          <table:table-cell office:value-type="float" office:value="0.770419597626" calcext:value-type="float">
            <text:p>0.7704195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43614E+018" calcext:value-type="float">
            <text:p>1526877504436140000</text:p>
          </table:table-cell>
          <table:table-cell office:value-type="float" office:value="584" calcext:value-type="float">
            <text:p>584</text:p>
          </table:table-cell>
          <table:table-cell office:value-type="float" office:value="1.52687750443135E+018" calcext:value-type="float">
            <text:p>1526877504431350000</text:p>
          </table:table-cell>
          <table:table-cell office:value-type="string" calcext:value-type="string">
            <text:p>world</text:p>
          </table:table-cell>
          <table:table-cell office:value-type="float" office:value="-0.688837766647" calcext:value-type="float">
            <text:p>-0.6888377666</text:p>
          </table:table-cell>
          <table:table-cell office:value-type="float" office:value="0.521175324917" calcext:value-type="float">
            <text:p>0.5211753249</text:p>
          </table:table-cell>
          <table:table-cell office:value-type="float" office:value="0.928930103779" calcext:value-type="float">
            <text:p>0.92893010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45544E+018" calcext:value-type="float">
            <text:p>1526877504455440000</text:p>
          </table:table-cell>
          <table:table-cell office:value-type="float" office:value="585" calcext:value-type="float">
            <text:p>585</text:p>
          </table:table-cell>
          <table:table-cell office:value-type="float" office:value="1.52687750445117E+018" calcext:value-type="float">
            <text:p>1526877504451170000</text:p>
          </table:table-cell>
          <table:table-cell office:value-type="string" calcext:value-type="string">
            <text:p>world</text:p>
          </table:table-cell>
          <table:table-cell office:value-type="float" office:value="-0.582660913467" calcext:value-type="float">
            <text:p>-0.5826609135</text:p>
          </table:table-cell>
          <table:table-cell office:value-type="float" office:value="0.454887241125" calcext:value-type="float">
            <text:p>0.4548872411</text:p>
          </table:table-cell>
          <table:table-cell office:value-type="float" office:value="0.864878714085" calcext:value-type="float">
            <text:p>0.86487871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47585E+018" calcext:value-type="float">
            <text:p>1526877504475850000</text:p>
          </table:table-cell>
          <table:table-cell office:value-type="float" office:value="586" calcext:value-type="float">
            <text:p>586</text:p>
          </table:table-cell>
          <table:table-cell office:value-type="float" office:value="1.52687750447132E+018" calcext:value-type="float">
            <text:p>1526877504471320000</text:p>
          </table:table-cell>
          <table:table-cell office:value-type="string" calcext:value-type="string">
            <text:p>world</text:p>
          </table:table-cell>
          <table:table-cell office:value-type="float" office:value="-0.512329816818" calcext:value-type="float">
            <text:p>-0.5123298168</text:p>
          </table:table-cell>
          <table:table-cell office:value-type="float" office:value="0.406445086002" calcext:value-type="float">
            <text:p>0.406445086</text:p>
          </table:table-cell>
          <table:table-cell office:value-type="float" office:value="0.831956505775" calcext:value-type="float">
            <text:p>0.83195650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49616E+018" calcext:value-type="float">
            <text:p>1526877504496160000</text:p>
          </table:table-cell>
          <table:table-cell office:value-type="float" office:value="587" calcext:value-type="float">
            <text:p>587</text:p>
          </table:table-cell>
          <table:table-cell office:value-type="float" office:value="1.52687750449099E+018" calcext:value-type="float">
            <text:p>1526877504490990000</text:p>
          </table:table-cell>
          <table:table-cell office:value-type="string" calcext:value-type="string">
            <text:p>world</text:p>
          </table:table-cell>
          <table:table-cell office:value-type="float" office:value="-0.558668196201" calcext:value-type="float">
            <text:p>-0.5586681962</text:p>
          </table:table-cell>
          <table:table-cell office:value-type="float" office:value="0.468591064215" calcext:value-type="float">
            <text:p>0.4685910642</text:p>
          </table:table-cell>
          <table:table-cell office:value-type="float" office:value="1.0213842392" calcext:value-type="float">
            <text:p>1.0213842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51567E+018" calcext:value-type="float">
            <text:p>1526877504515670000</text:p>
          </table:table-cell>
          <table:table-cell office:value-type="float" office:value="588" calcext:value-type="float">
            <text:p>588</text:p>
          </table:table-cell>
          <table:table-cell office:value-type="float" office:value="1.52687750451078E+018" calcext:value-type="float">
            <text:p>1526877504510780000</text:p>
          </table:table-cell>
          <table:table-cell office:value-type="string" calcext:value-type="string">
            <text:p>world</text:p>
          </table:table-cell>
          <table:table-cell office:value-type="float" office:value="-0.477908015251" calcext:value-type="float">
            <text:p>-0.4779080153</text:p>
          </table:table-cell>
          <table:table-cell office:value-type="float" office:value="0.41426306963" calcext:value-type="float">
            <text:p>0.4142630696</text:p>
          </table:table-cell>
          <table:table-cell office:value-type="float" office:value="0.957143187523" calcext:value-type="float">
            <text:p>0.95714318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53594E+018" calcext:value-type="float">
            <text:p>1526877504535940000</text:p>
          </table:table-cell>
          <table:table-cell office:value-type="float" office:value="589" calcext:value-type="float">
            <text:p>589</text:p>
          </table:table-cell>
          <table:table-cell office:value-type="float" office:value="1.52687750453155E+018" calcext:value-type="float">
            <text:p>1526877504531550000</text:p>
          </table:table-cell>
          <table:table-cell office:value-type="string" calcext:value-type="string">
            <text:p>world</text:p>
          </table:table-cell>
          <table:table-cell office:value-type="float" office:value="-0.507857680321" calcext:value-type="float">
            <text:p>-0.5078576803</text:p>
          </table:table-cell>
          <table:table-cell office:value-type="float" office:value="0.45649600029" calcext:value-type="float">
            <text:p>0.4564960003</text:p>
          </table:table-cell>
          <table:table-cell office:value-type="float" office:value="1.12398707867" calcext:value-type="float">
            <text:p>1.12398707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555E+018" calcext:value-type="float">
            <text:p>1526877504555000000</text:p>
          </table:table-cell>
          <table:table-cell office:value-type="float" office:value="590" calcext:value-type="float">
            <text:p>590</text:p>
          </table:table-cell>
          <table:table-cell office:value-type="float" office:value="1.52687750455133E+018" calcext:value-type="float">
            <text:p>1526877504551330000</text:p>
          </table:table-cell>
          <table:table-cell office:value-type="string" calcext:value-type="string">
            <text:p>world</text:p>
          </table:table-cell>
          <table:table-cell office:value-type="float" office:value="-0.426886320114" calcext:value-type="float">
            <text:p>-0.4268863201</text:p>
          </table:table-cell>
          <table:table-cell office:value-type="float" office:value="0.391362369061" calcext:value-type="float">
            <text:p>0.3913623691</text:p>
          </table:table-cell>
          <table:table-cell office:value-type="float" office:value="1.0228767395" calcext:value-type="float">
            <text:p>1.02287673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57519E+018" calcext:value-type="float">
            <text:p>1526877504575190000</text:p>
          </table:table-cell>
          <table:table-cell office:value-type="float" office:value="591" calcext:value-type="float">
            <text:p>591</text:p>
          </table:table-cell>
          <table:table-cell office:value-type="float" office:value="1.5268775045709E+018" calcext:value-type="float">
            <text:p>1526877504570900000</text:p>
          </table:table-cell>
          <table:table-cell office:value-type="string" calcext:value-type="string">
            <text:p>world</text:p>
          </table:table-cell>
          <table:table-cell office:value-type="float" office:value="-0.367485523224" calcext:value-type="float">
            <text:p>-0.3674855232</text:p>
          </table:table-cell>
          <table:table-cell office:value-type="float" office:value="0.347056478262" calcext:value-type="float">
            <text:p>0.3470564783</text:p>
          </table:table-cell>
          <table:table-cell office:value-type="float" office:value="0.941360592842" calcext:value-type="float">
            <text:p>0.9413605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5957E+018" calcext:value-type="float">
            <text:p>1526877504595700000</text:p>
          </table:table-cell>
          <table:table-cell office:value-type="float" office:value="592" calcext:value-type="float">
            <text:p>592</text:p>
          </table:table-cell>
          <table:table-cell office:value-type="float" office:value="1.52687750459159E+018" calcext:value-type="float">
            <text:p>1526877504591590000</text:p>
          </table:table-cell>
          <table:table-cell office:value-type="string" calcext:value-type="string">
            <text:p>world</text:p>
          </table:table-cell>
          <table:table-cell office:value-type="float" office:value="-0.394322037697" calcext:value-type="float">
            <text:p>-0.3943220377</text:p>
          </table:table-cell>
          <table:table-cell office:value-type="float" office:value="0.383787214756" calcext:value-type="float">
            <text:p>0.3837872148</text:p>
          </table:table-cell>
          <table:table-cell office:value-type="float" office:value="1.1219369173" calcext:value-type="float">
            <text:p>1.12193691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61594E+018" calcext:value-type="float">
            <text:p>1526877504615940000</text:p>
          </table:table-cell>
          <table:table-cell office:value-type="float" office:value="593" calcext:value-type="float">
            <text:p>593</text:p>
          </table:table-cell>
          <table:table-cell office:value-type="float" office:value="1.5268775046113E+018" calcext:value-type="float">
            <text:p>1526877504611300000</text:p>
          </table:table-cell>
          <table:table-cell office:value-type="string" calcext:value-type="string">
            <text:p>world</text:p>
          </table:table-cell>
          <table:table-cell office:value-type="float" office:value="-0.319138348103" calcext:value-type="float">
            <text:p>-0.3191383481</text:p>
          </table:table-cell>
          <table:table-cell office:value-type="float" office:value="0.324695438147" calcext:value-type="float">
            <text:p>0.3246954381</text:p>
          </table:table-cell>
          <table:table-cell office:value-type="float" office:value="1.00139176846" calcext:value-type="float">
            <text:p>1.00139176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6355E+018" calcext:value-type="float">
            <text:p>1526877504635500000</text:p>
          </table:table-cell>
          <table:table-cell office:value-type="float" office:value="594" calcext:value-type="float">
            <text:p>594</text:p>
          </table:table-cell>
          <table:table-cell office:value-type="float" office:value="1.52687750463095E+018" calcext:value-type="float">
            <text:p>1526877504630950000</text:p>
          </table:table-cell>
          <table:table-cell office:value-type="string" calcext:value-type="string">
            <text:p>world</text:p>
          </table:table-cell>
          <table:table-cell office:value-type="float" office:value="-0.273798853159" calcext:value-type="float">
            <text:p>-0.2737988532</text:p>
          </table:table-cell>
          <table:table-cell office:value-type="float" office:value="0.301275193691" calcext:value-type="float">
            <text:p>0.3012751937</text:p>
          </table:table-cell>
          <table:table-cell office:value-type="float" office:value="0.971170067787" calcext:value-type="float">
            <text:p>0.97117006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65576E+018" calcext:value-type="float">
            <text:p>1526877504655760000</text:p>
          </table:table-cell>
          <table:table-cell office:value-type="float" office:value="595" calcext:value-type="float">
            <text:p>595</text:p>
          </table:table-cell>
          <table:table-cell office:value-type="float" office:value="1.52687750465078E+018" calcext:value-type="float">
            <text:p>1526877504650780000</text:p>
          </table:table-cell>
          <table:table-cell office:value-type="string" calcext:value-type="string">
            <text:p>world</text:p>
          </table:table-cell>
          <table:table-cell office:value-type="float" office:value="-0.282968580723" calcext:value-type="float">
            <text:p>-0.2829685807</text:p>
          </table:table-cell>
          <table:table-cell office:value-type="float" office:value="0.329401731491" calcext:value-type="float">
            <text:p>0.3294017315</text:p>
          </table:table-cell>
          <table:table-cell office:value-type="float" office:value="1.16112446785" calcext:value-type="float">
            <text:p>1.16112446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67613E+018" calcext:value-type="float">
            <text:p>1526877504676130000</text:p>
          </table:table-cell>
          <table:table-cell office:value-type="float" office:value="596" calcext:value-type="float">
            <text:p>596</text:p>
          </table:table-cell>
          <table:table-cell office:value-type="float" office:value="1.52687750467166E+018" calcext:value-type="float">
            <text:p>1526877504671660000</text:p>
          </table:table-cell>
          <table:table-cell office:value-type="string" calcext:value-type="string">
            <text:p>world</text:p>
          </table:table-cell>
          <table:table-cell office:value-type="float" office:value="-0.216606885195" calcext:value-type="float">
            <text:p>-0.2166068852</text:p>
          </table:table-cell>
          <table:table-cell office:value-type="float" office:value="0.276056885719" calcext:value-type="float">
            <text:p>0.2760568857</text:p>
          </table:table-cell>
          <table:table-cell office:value-type="float" office:value="1.03113794327" calcext:value-type="float">
            <text:p>1.03113794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69544E+018" calcext:value-type="float">
            <text:p>1526877504695440000</text:p>
          </table:table-cell>
          <table:table-cell office:value-type="float" office:value="597" calcext:value-type="float">
            <text:p>597</text:p>
          </table:table-cell>
          <table:table-cell office:value-type="float" office:value="1.52687750469158E+018" calcext:value-type="float">
            <text:p>1526877504691580000</text:p>
          </table:table-cell>
          <table:table-cell office:value-type="string" calcext:value-type="string">
            <text:p>world</text:p>
          </table:table-cell>
          <table:table-cell office:value-type="float" office:value="-0.223656386137" calcext:value-type="float">
            <text:p>-0.2236563861</text:p>
          </table:table-cell>
          <table:table-cell office:value-type="float" office:value="0.303148180246" calcext:value-type="float">
            <text:p>0.3031481802</text:p>
          </table:table-cell>
          <table:table-cell office:value-type="float" office:value="1.21485829353" calcext:value-type="float">
            <text:p>1.21485829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7157E+018" calcext:value-type="float">
            <text:p>1526877504715700000</text:p>
          </table:table-cell>
          <table:table-cell office:value-type="float" office:value="598" calcext:value-type="float">
            <text:p>598</text:p>
          </table:table-cell>
          <table:table-cell office:value-type="float" office:value="1.5268775047114E+018" calcext:value-type="float">
            <text:p>1526877504711400000</text:p>
          </table:table-cell>
          <table:table-cell office:value-type="string" calcext:value-type="string">
            <text:p>world</text:p>
          </table:table-cell>
          <table:table-cell office:value-type="float" office:value="-0.168448328972" calcext:value-type="float">
            <text:p>-0.168448329</text:p>
          </table:table-cell>
          <table:table-cell office:value-type="float" office:value="0.250657886267" calcext:value-type="float">
            <text:p>0.2506578863</text:p>
          </table:table-cell>
          <table:table-cell office:value-type="float" office:value="1.04852366447" calcext:value-type="float">
            <text:p>1.04852366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7361E+018" calcext:value-type="float">
            <text:p>1526877504736100000</text:p>
          </table:table-cell>
          <table:table-cell office:value-type="float" office:value="599" calcext:value-type="float">
            <text:p>599</text:p>
          </table:table-cell>
          <table:table-cell office:value-type="float" office:value="1.52687750473124E+018" calcext:value-type="float">
            <text:p>1526877504731240000</text:p>
          </table:table-cell>
          <table:table-cell office:value-type="string" calcext:value-type="string">
            <text:p>world</text:p>
          </table:table-cell>
          <table:table-cell office:value-type="float" office:value="-0.149800986052" calcext:value-type="float">
            <text:p>-0.1498009861</text:p>
          </table:table-cell>
          <table:table-cell office:value-type="float" office:value="0.251200914383" calcext:value-type="float">
            <text:p>0.2512009144</text:p>
          </table:table-cell>
          <table:table-cell office:value-type="float" office:value="1.19105362892" calcext:value-type="float">
            <text:p>1.19105362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75535E+018" calcext:value-type="float">
            <text:p>1526877504755350000</text:p>
          </table:table-cell>
          <table:table-cell office:value-type="float" office:value="600" calcext:value-type="float">
            <text:p>600</text:p>
          </table:table-cell>
          <table:table-cell office:value-type="float" office:value="1.52687750475122E+018" calcext:value-type="float">
            <text:p>1526877504751220000</text:p>
          </table:table-cell>
          <table:table-cell office:value-type="string" calcext:value-type="string">
            <text:p>world</text:p>
          </table:table-cell>
          <table:table-cell office:value-type="float" office:value="-0.104135908186" calcext:value-type="float">
            <text:p>-0.1041359082</text:p>
          </table:table-cell>
          <table:table-cell office:value-type="float" office:value="0.203761726618" calcext:value-type="float">
            <text:p>0.2037617266</text:p>
          </table:table-cell>
          <table:table-cell office:value-type="float" office:value="1.05703818798" calcext:value-type="float">
            <text:p>1.0570381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77566E+018" calcext:value-type="float">
            <text:p>1526877504775660000</text:p>
          </table:table-cell>
          <table:table-cell office:value-type="float" office:value="601" calcext:value-type="float">
            <text:p>601</text:p>
          </table:table-cell>
          <table:table-cell office:value-type="float" office:value="1.52687750477099E+018" calcext:value-type="float">
            <text:p>1526877504770990000</text:p>
          </table:table-cell>
          <table:table-cell office:value-type="string" calcext:value-type="string">
            <text:p>world</text:p>
          </table:table-cell>
          <table:table-cell office:value-type="float" office:value="-0.0690653398633" calcext:value-type="float">
            <text:p>-0.0690653399</text:p>
          </table:table-cell>
          <table:table-cell office:value-type="float" office:value="0.171082317829" calcext:value-type="float">
            <text:p>0.1710823178</text:p>
          </table:table-cell>
          <table:table-cell office:value-type="float" office:value="0.965044736862" calcext:value-type="float">
            <text:p>0.96504473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79597E+018" calcext:value-type="float">
            <text:p>1526877504795970000</text:p>
          </table:table-cell>
          <table:table-cell office:value-type="float" office:value="602" calcext:value-type="float">
            <text:p>602</text:p>
          </table:table-cell>
          <table:table-cell office:value-type="float" office:value="1.52687750479069E+018" calcext:value-type="float">
            <text:p>1526877504790690000</text:p>
          </table:table-cell>
          <table:table-cell office:value-type="string" calcext:value-type="string">
            <text:p>world</text:p>
          </table:table-cell>
          <table:table-cell office:value-type="float" office:value="-0.0441429689527" calcext:value-type="float">
            <text:p>-0.044142969</text:p>
          </table:table-cell>
          <table:table-cell office:value-type="float" office:value="0.174993783236" calcext:value-type="float">
            <text:p>0.1749937832</text:p>
          </table:table-cell>
          <table:table-cell office:value-type="float" office:value="1.1344294548" calcext:value-type="float">
            <text:p>1.13442945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81526E+018" calcext:value-type="float">
            <text:p>1526877504815260000</text:p>
          </table:table-cell>
          <table:table-cell office:value-type="float" office:value="603" calcext:value-type="float">
            <text:p>603</text:p>
          </table:table-cell>
          <table:table-cell office:value-type="float" office:value="1.52687750481148E+018" calcext:value-type="float">
            <text:p>1526877504811480000</text:p>
          </table:table-cell>
          <table:table-cell office:value-type="string" calcext:value-type="string">
            <text:p>world</text:p>
          </table:table-cell>
          <table:table-cell office:value-type="float" office:value="-0.0109718805179" calcext:value-type="float">
            <text:p>-0.0109718805</text:p>
          </table:table-cell>
          <table:table-cell office:value-type="float" office:value="0.140657827258" calcext:value-type="float">
            <text:p>0.1406578273</text:p>
          </table:table-cell>
          <table:table-cell office:value-type="float" office:value="1.01430416107" calcext:value-type="float">
            <text:p>1.01430416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83557E+018" calcext:value-type="float">
            <text:p>1526877504835570000</text:p>
          </table:table-cell>
          <table:table-cell office:value-type="float" office:value="604" calcext:value-type="float">
            <text:p>604</text:p>
          </table:table-cell>
          <table:table-cell office:value-type="float" office:value="1.52687750483132E+018" calcext:value-type="float">
            <text:p>1526877504831320000</text:p>
          </table:table-cell>
          <table:table-cell office:value-type="string" calcext:value-type="string">
            <text:p>world</text:p>
          </table:table-cell>
          <table:table-cell office:value-type="float" office:value="0.0272440239787" calcext:value-type="float">
            <text:p>0.027244024</text:p>
          </table:table-cell>
          <table:table-cell office:value-type="float" office:value="0.1285674721" calcext:value-type="float">
            <text:p>0.1285674721</text:p>
          </table:table-cell>
          <table:table-cell office:value-type="float" office:value="1.13823604584" calcext:value-type="float">
            <text:p>1.13823604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85585E+018" calcext:value-type="float">
            <text:p>1526877504855850000</text:p>
          </table:table-cell>
          <table:table-cell office:value-type="float" office:value="605" calcext:value-type="float">
            <text:p>605</text:p>
          </table:table-cell>
          <table:table-cell office:value-type="float" office:value="1.52687750485097E+018" calcext:value-type="float">
            <text:p>1526877504850970000</text:p>
          </table:table-cell>
          <table:table-cell office:value-type="string" calcext:value-type="string">
            <text:p>world</text:p>
          </table:table-cell>
          <table:table-cell office:value-type="float" office:value="0.0515962876379" calcext:value-type="float">
            <text:p>0.0515962876</text:p>
          </table:table-cell>
          <table:table-cell office:value-type="float" office:value="0.0977074354887" calcext:value-type="float">
            <text:p>0.0977074355</text:p>
          </table:table-cell>
          <table:table-cell office:value-type="float" office:value="0.979165673256" calcext:value-type="float">
            <text:p>0.97916567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87513E+018" calcext:value-type="float">
            <text:p>1526877504875130000</text:p>
          </table:table-cell>
          <table:table-cell office:value-type="float" office:value="606" calcext:value-type="float">
            <text:p>606</text:p>
          </table:table-cell>
          <table:table-cell office:value-type="float" office:value="1.52687750487065E+018" calcext:value-type="float">
            <text:p>1526877504870650000</text:p>
          </table:table-cell>
          <table:table-cell office:value-type="string" calcext:value-type="string">
            <text:p>world</text:p>
          </table:table-cell>
          <table:table-cell office:value-type="float" office:value="0.0709205716848" calcext:value-type="float">
            <text:p>0.0709205717</text:p>
          </table:table-cell>
          <table:table-cell office:value-type="float" office:value="0.0724911168218" calcext:value-type="float">
            <text:p>0.0724911168</text:p>
          </table:table-cell>
          <table:table-cell office:value-type="float" office:value="0.909346342087" calcext:value-type="float">
            <text:p>0.90934634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89548E+018" calcext:value-type="float">
            <text:p>1526877504895480000</text:p>
          </table:table-cell>
          <table:table-cell office:value-type="float" office:value="607" calcext:value-type="float">
            <text:p>607</text:p>
          </table:table-cell>
          <table:table-cell office:value-type="float" office:value="1.52687750489077E+018" calcext:value-type="float">
            <text:p>1526877504890770000</text:p>
          </table:table-cell>
          <table:table-cell office:value-type="string" calcext:value-type="string">
            <text:p>world</text:p>
          </table:table-cell>
          <table:table-cell office:value-type="float" office:value="0.123522952199" calcext:value-type="float">
            <text:p>0.1235229522</text:p>
          </table:table-cell>
          <table:table-cell office:value-type="float" office:value="0.0574975758791" calcext:value-type="float">
            <text:p>0.0574975759</text:p>
          </table:table-cell>
          <table:table-cell office:value-type="float" office:value="1.02826714516" calcext:value-type="float">
            <text:p>1.02826714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91587E+018" calcext:value-type="float">
            <text:p>1526877504915870000</text:p>
          </table:table-cell>
          <table:table-cell office:value-type="float" office:value="608" calcext:value-type="float">
            <text:p>608</text:p>
          </table:table-cell>
          <table:table-cell office:value-type="float" office:value="1.52687750491161E+018" calcext:value-type="float">
            <text:p>1526877504911610000</text:p>
          </table:table-cell>
          <table:table-cell office:value-type="string" calcext:value-type="string">
            <text:p>world</text:p>
          </table:table-cell>
          <table:table-cell office:value-type="float" office:value="0.132458508015" calcext:value-type="float">
            <text:p>0.132458508</text:p>
          </table:table-cell>
          <table:table-cell office:value-type="float" office:value="0.037534147501" calcext:value-type="float">
            <text:p>0.0375341475</text:p>
          </table:table-cell>
          <table:table-cell office:value-type="float" office:value="0.881902456284" calcext:value-type="float">
            <text:p>0.88190245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93517E+018" calcext:value-type="float">
            <text:p>1526877504935170000</text:p>
          </table:table-cell>
          <table:table-cell office:value-type="float" office:value="609" calcext:value-type="float">
            <text:p>609</text:p>
          </table:table-cell>
          <table:table-cell office:value-type="float" office:value="1.52687750493153E+018" calcext:value-type="float">
            <text:p>1526877504931530000</text:p>
          </table:table-cell>
          <table:table-cell office:value-type="string" calcext:value-type="string">
            <text:p>world</text:p>
          </table:table-cell>
          <table:table-cell office:value-type="float" office:value="0.194466471672" calcext:value-type="float">
            <text:p>0.1944664717</text:p>
          </table:table-cell>
          <table:table-cell office:value-type="float" office:value="0.0109838368371" calcext:value-type="float">
            <text:p>0.0109838368</text:p>
          </table:table-cell>
          <table:table-cell office:value-type="float" office:value="1.00645589828" calcext:value-type="float">
            <text:p>1.00645589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95551E+018" calcext:value-type="float">
            <text:p>1526877504955510000</text:p>
          </table:table-cell>
          <table:table-cell office:value-type="float" office:value="610" calcext:value-type="float">
            <text:p>610</text:p>
          </table:table-cell>
          <table:table-cell office:value-type="float" office:value="1.52687750495145E+018" calcext:value-type="float">
            <text:p>1526877504951450000</text:p>
          </table:table-cell>
          <table:table-cell office:value-type="string" calcext:value-type="string">
            <text:p>world</text:p>
          </table:table-cell>
          <table:table-cell office:value-type="float" office:value="0.193484038115" calcext:value-type="float">
            <text:p>0.1934840381</text:p>
          </table:table-cell>
          <table:table-cell office:value-type="float" office:value="-0.00482239713892" calcext:value-type="float">
            <text:p>-0.0048223971</text:p>
          </table:table-cell>
          <table:table-cell office:value-type="float" office:value="0.84886097908" calcext:value-type="float">
            <text:p>0.84886097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97575E+018" calcext:value-type="float">
            <text:p>1526877504975750000</text:p>
          </table:table-cell>
          <table:table-cell office:value-type="float" office:value="611" calcext:value-type="float">
            <text:p>611</text:p>
          </table:table-cell>
          <table:table-cell office:value-type="float" office:value="1.52687750497121E+018" calcext:value-type="float">
            <text:p>1526877504971210000</text:p>
          </table:table-cell>
          <table:table-cell office:value-type="string" calcext:value-type="string">
            <text:p>world</text:p>
          </table:table-cell>
          <table:table-cell office:value-type="float" office:value="0.201421499252" calcext:value-type="float">
            <text:p>0.2014214993</text:p>
          </table:table-cell>
          <table:table-cell office:value-type="float" office:value="-0.0237627122551" calcext:value-type="float">
            <text:p>-0.0237627123</text:p>
          </table:table-cell>
          <table:table-cell office:value-type="float" office:value="0.761501073837" calcext:value-type="float">
            <text:p>0.76150107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499615E+018" calcext:value-type="float">
            <text:p>1526877504996150000</text:p>
          </table:table-cell>
          <table:table-cell office:value-type="float" office:value="612" calcext:value-type="float">
            <text:p>612</text:p>
          </table:table-cell>
          <table:table-cell office:value-type="float" office:value="1.52687750499106E+018" calcext:value-type="float">
            <text:p>1526877504991060000</text:p>
          </table:table-cell>
          <table:table-cell office:value-type="string" calcext:value-type="string">
            <text:p>world</text:p>
          </table:table-cell>
          <table:table-cell office:value-type="float" office:value="0.280523836613" calcext:value-type="float">
            <text:p>0.2805238366</text:p>
          </table:table-cell>
          <table:table-cell office:value-type="float" office:value="-0.0537228137255" calcext:value-type="float">
            <text:p>-0.0537228137</text:p>
          </table:table-cell>
          <table:table-cell office:value-type="float" office:value="0.859254181385" calcext:value-type="float">
            <text:p>0.85925418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01558E+018" calcext:value-type="float">
            <text:p>1526877505015580000</text:p>
          </table:table-cell>
          <table:table-cell office:value-type="float" office:value="613" calcext:value-type="float">
            <text:p>613</text:p>
          </table:table-cell>
          <table:table-cell office:value-type="float" office:value="1.52687750501102E+018" calcext:value-type="float">
            <text:p>1526877505011020000</text:p>
          </table:table-cell>
          <table:table-cell office:value-type="string" calcext:value-type="string">
            <text:p>world</text:p>
          </table:table-cell>
          <table:table-cell office:value-type="float" office:value="0.27447488904" calcext:value-type="float">
            <text:p>0.274474889</text:p>
          </table:table-cell>
          <table:table-cell office:value-type="float" office:value="-0.0675980746746" calcext:value-type="float">
            <text:p>-0.0675980747</text:p>
          </table:table-cell>
          <table:table-cell office:value-type="float" office:value="0.752277493477" calcext:value-type="float">
            <text:p>0.75227749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03589E+018" calcext:value-type="float">
            <text:p>1526877505035890000</text:p>
          </table:table-cell>
          <table:table-cell office:value-type="float" office:value="614" calcext:value-type="float">
            <text:p>614</text:p>
          </table:table-cell>
          <table:table-cell office:value-type="float" office:value="1.52687750503066E+018" calcext:value-type="float">
            <text:p>1526877505030660000</text:p>
          </table:table-cell>
          <table:table-cell office:value-type="string" calcext:value-type="string">
            <text:p>world</text:p>
          </table:table-cell>
          <table:table-cell office:value-type="float" office:value="0.281193256378" calcext:value-type="float">
            <text:p>0.2811932564</text:p>
          </table:table-cell>
          <table:table-cell office:value-type="float" office:value="-0.0772184506059" calcext:value-type="float">
            <text:p>-0.0772184506</text:p>
          </table:table-cell>
          <table:table-cell office:value-type="float" office:value="0.675551891327" calcext:value-type="float">
            <text:p>0.67555189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05524E+018" calcext:value-type="float">
            <text:p>1526877505055240000</text:p>
          </table:table-cell>
          <table:table-cell office:value-type="float" office:value="615" calcext:value-type="float">
            <text:p>615</text:p>
          </table:table-cell>
          <table:table-cell office:value-type="float" office:value="1.52687750505159E+018" calcext:value-type="float">
            <text:p>1526877505051590000</text:p>
          </table:table-cell>
          <table:table-cell office:value-type="string" calcext:value-type="string">
            <text:p>world</text:p>
          </table:table-cell>
          <table:table-cell office:value-type="float" office:value="0.385686844587" calcext:value-type="float">
            <text:p>0.3856868446</text:p>
          </table:table-cell>
          <table:table-cell office:value-type="float" office:value="-0.124229803681" calcext:value-type="float">
            <text:p>-0.1242298037</text:p>
          </table:table-cell>
          <table:table-cell office:value-type="float" office:value="0.789155066013" calcext:value-type="float">
            <text:p>0.7891550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07563E+018" calcext:value-type="float">
            <text:p>1526877505075630000</text:p>
          </table:table-cell>
          <table:table-cell office:value-type="float" office:value="616" calcext:value-type="float">
            <text:p>616</text:p>
          </table:table-cell>
          <table:table-cell office:value-type="float" office:value="1.52687750507142E+018" calcext:value-type="float">
            <text:p>1526877505071420000</text:p>
          </table:table-cell>
          <table:table-cell office:value-type="string" calcext:value-type="string">
            <text:p>world</text:p>
          </table:table-cell>
          <table:table-cell office:value-type="float" office:value="0.363349497318" calcext:value-type="float">
            <text:p>0.3633494973</text:p>
          </table:table-cell>
          <table:table-cell office:value-type="float" office:value="-0.13016526401" calcext:value-type="float">
            <text:p>-0.130165264</text:p>
          </table:table-cell>
          <table:table-cell office:value-type="float" office:value="0.673248648643" calcext:value-type="float">
            <text:p>0.67324864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09601E+018" calcext:value-type="float">
            <text:p>1526877505096010000</text:p>
          </table:table-cell>
          <table:table-cell office:value-type="float" office:value="617" calcext:value-type="float">
            <text:p>617</text:p>
          </table:table-cell>
          <table:table-cell office:value-type="float" office:value="1.52687750509111E+018" calcext:value-type="float">
            <text:p>1526877505091110000</text:p>
          </table:table-cell>
          <table:table-cell office:value-type="string" calcext:value-type="string">
            <text:p>world</text:p>
          </table:table-cell>
          <table:table-cell office:value-type="float" office:value="0.458544641733" calcext:value-type="float">
            <text:p>0.4585446417</text:p>
          </table:table-cell>
          <table:table-cell office:value-type="float" office:value="-0.180087015033" calcext:value-type="float">
            <text:p>-0.180087015</text:p>
          </table:table-cell>
          <table:table-cell office:value-type="float" office:value="0.742606759071" calcext:value-type="float">
            <text:p>0.74260675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11529E+018" calcext:value-type="float">
            <text:p>1526877505115290000</text:p>
          </table:table-cell>
          <table:table-cell office:value-type="float" office:value="618" calcext:value-type="float">
            <text:p>618</text:p>
          </table:table-cell>
          <table:table-cell office:value-type="float" office:value="1.52687750511089E+018" calcext:value-type="float">
            <text:p>1526877505110890000</text:p>
          </table:table-cell>
          <table:table-cell office:value-type="string" calcext:value-type="string">
            <text:p>world</text:p>
          </table:table-cell>
          <table:table-cell office:value-type="float" office:value="0.438751846552" calcext:value-type="float">
            <text:p>0.4387518466</text:p>
          </table:table-cell>
          <table:table-cell office:value-type="float" office:value="-0.178985863924" calcext:value-type="float">
            <text:p>-0.1789858639</text:p>
          </table:table-cell>
          <table:table-cell office:value-type="float" office:value="0.649879217148" calcext:value-type="float">
            <text:p>0.64987921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13557E+018" calcext:value-type="float">
            <text:p>1526877505135570000</text:p>
          </table:table-cell>
          <table:table-cell office:value-type="float" office:value="619" calcext:value-type="float">
            <text:p>619</text:p>
          </table:table-cell>
          <table:table-cell office:value-type="float" office:value="1.52687750513173E+018" calcext:value-type="float">
            <text:p>1526877505131730000</text:p>
          </table:table-cell>
          <table:table-cell office:value-type="string" calcext:value-type="string">
            <text:p>world</text:p>
          </table:table-cell>
          <table:table-cell office:value-type="float" office:value="0.535890102386" calcext:value-type="float">
            <text:p>0.5358901024</text:p>
          </table:table-cell>
          <table:table-cell office:value-type="float" office:value="-0.234135270119" calcext:value-type="float">
            <text:p>-0.2341352701</text:p>
          </table:table-cell>
          <table:table-cell office:value-type="float" office:value="0.705857634544" calcext:value-type="float">
            <text:p>0.70585763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15592E+018" calcext:value-type="float">
            <text:p>1526877505155920000</text:p>
          </table:table-cell>
          <table:table-cell office:value-type="float" office:value="620" calcext:value-type="float">
            <text:p>620</text:p>
          </table:table-cell>
          <table:table-cell office:value-type="float" office:value="1.52687750515157E+018" calcext:value-type="float">
            <text:p>1526877505151570000</text:p>
          </table:table-cell>
          <table:table-cell office:value-type="string" calcext:value-type="string">
            <text:p>world</text:p>
          </table:table-cell>
          <table:table-cell office:value-type="float" office:value="0.485021442175" calcext:value-type="float">
            <text:p>0.4850214422</text:p>
          </table:table-cell>
          <table:table-cell office:value-type="float" office:value="-0.219734504819" calcext:value-type="float">
            <text:p>-0.2197345048</text:p>
          </table:table-cell>
          <table:table-cell office:value-type="float" office:value="0.596932530403" calcext:value-type="float">
            <text:p>0.5969325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17621E+018" calcext:value-type="float">
            <text:p>1526877505176210000</text:p>
          </table:table-cell>
          <table:table-cell office:value-type="float" office:value="621" calcext:value-type="float">
            <text:p>621</text:p>
          </table:table-cell>
          <table:table-cell office:value-type="float" office:value="1.52687750517131E+018" calcext:value-type="float">
            <text:p>1526877505171310000</text:p>
          </table:table-cell>
          <table:table-cell office:value-type="string" calcext:value-type="string">
            <text:p>world</text:p>
          </table:table-cell>
          <table:table-cell office:value-type="float" office:value="0.476926624775" calcext:value-type="float">
            <text:p>0.4769266248</text:p>
          </table:table-cell>
          <table:table-cell office:value-type="float" office:value="-0.225553005934" calcext:value-type="float">
            <text:p>-0.2255530059</text:p>
          </table:table-cell>
          <table:table-cell office:value-type="float" office:value="0.533540010452" calcext:value-type="float">
            <text:p>0.53354001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19554E+018" calcext:value-type="float">
            <text:p>1526877505195540000</text:p>
          </table:table-cell>
          <table:table-cell office:value-type="float" office:value="622" calcext:value-type="float">
            <text:p>622</text:p>
          </table:table-cell>
          <table:table-cell office:value-type="float" office:value="1.52687750519119E+018" calcext:value-type="float">
            <text:p>1526877505191190000</text:p>
          </table:table-cell>
          <table:table-cell office:value-type="string" calcext:value-type="string">
            <text:p>world</text:p>
          </table:table-cell>
          <table:table-cell office:value-type="float" office:value="0.616342902184" calcext:value-type="float">
            <text:p>0.6163429022</text:p>
          </table:table-cell>
          <table:table-cell office:value-type="float" office:value="-0.301433563232" calcext:value-type="float">
            <text:p>-0.3014335632</text:p>
          </table:table-cell>
          <table:table-cell office:value-type="float" office:value="0.61063849926" calcext:value-type="float">
            <text:p>0.61063849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21596E+018" calcext:value-type="float">
            <text:p>1526877505215960000</text:p>
          </table:table-cell>
          <table:table-cell office:value-type="float" office:value="623" calcext:value-type="float">
            <text:p>623</text:p>
          </table:table-cell>
          <table:table-cell office:value-type="float" office:value="1.52687750521102E+018" calcext:value-type="float">
            <text:p>1526877505211020000</text:p>
          </table:table-cell>
          <table:table-cell office:value-type="string" calcext:value-type="string">
            <text:p>world</text:p>
          </table:table-cell>
          <table:table-cell office:value-type="float" office:value="0.555607974529" calcext:value-type="float">
            <text:p>0.5556079745</text:p>
          </table:table-cell>
          <table:table-cell office:value-type="float" office:value="-0.278040826321" calcext:value-type="float">
            <text:p>-0.2780408263</text:p>
          </table:table-cell>
          <table:table-cell office:value-type="float" office:value="0.508366465569" calcext:value-type="float">
            <text:p>0.5083664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23533E+018" calcext:value-type="float">
            <text:p>1526877505235330000</text:p>
          </table:table-cell>
          <table:table-cell office:value-type="float" office:value="624" calcext:value-type="float">
            <text:p>624</text:p>
          </table:table-cell>
          <table:table-cell office:value-type="float" office:value="1.52687750523081E+018" calcext:value-type="float">
            <text:p>1526877505230810000</text:p>
          </table:table-cell>
          <table:table-cell office:value-type="string" calcext:value-type="string">
            <text:p>world</text:p>
          </table:table-cell>
          <table:table-cell office:value-type="float" office:value="0.550458371639" calcext:value-type="float">
            <text:p>0.5504583716</text:p>
          </table:table-cell>
          <table:table-cell office:value-type="float" office:value="-0.280262470245" calcext:value-type="float">
            <text:p>-0.2802624702</text:p>
          </table:table-cell>
          <table:table-cell office:value-type="float" office:value="0.459303230047" calcext:value-type="float">
            <text:p>0.459303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25568E+018" calcext:value-type="float">
            <text:p>1526877505255680000</text:p>
          </table:table-cell>
          <table:table-cell office:value-type="float" office:value="625" calcext:value-type="float">
            <text:p>625</text:p>
          </table:table-cell>
          <table:table-cell office:value-type="float" office:value="1.5268775052506E+018" calcext:value-type="float">
            <text:p>1526877505250600000</text:p>
          </table:table-cell>
          <table:table-cell office:value-type="string" calcext:value-type="string">
            <text:p>world</text:p>
          </table:table-cell>
          <table:table-cell office:value-type="float" office:value="0.680250406265" calcext:value-type="float">
            <text:p>0.6802504063</text:p>
          </table:table-cell>
          <table:table-cell office:value-type="float" office:value="-0.355428904295" calcext:value-type="float">
            <text:p>-0.3554289043</text:p>
          </table:table-cell>
          <table:table-cell office:value-type="float" office:value="0.506037354469" calcext:value-type="float">
            <text:p>0.50603735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27624E+018" calcext:value-type="float">
            <text:p>1526877505276240000</text:p>
          </table:table-cell>
          <table:table-cell office:value-type="float" office:value="626" calcext:value-type="float">
            <text:p>626</text:p>
          </table:table-cell>
          <table:table-cell office:value-type="float" office:value="1.52687750527135E+018" calcext:value-type="float">
            <text:p>1526877505271350000</text:p>
          </table:table-cell>
          <table:table-cell office:value-type="string" calcext:value-type="string">
            <text:p>world</text:p>
          </table:table-cell>
          <table:table-cell office:value-type="float" office:value="0.616706728935" calcext:value-type="float">
            <text:p>0.6167067289</text:p>
          </table:table-cell>
          <table:table-cell office:value-type="float" office:value="-0.330845415592" calcext:value-type="float">
            <text:p>-0.3308454156</text:p>
          </table:table-cell>
          <table:table-cell office:value-type="float" office:value="0.427607655525" calcext:value-type="float">
            <text:p>0.42760765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2956E+018" calcext:value-type="float">
            <text:p>1526877505295600000</text:p>
          </table:table-cell>
          <table:table-cell office:value-type="float" office:value="627" calcext:value-type="float">
            <text:p>627</text:p>
          </table:table-cell>
          <table:table-cell office:value-type="float" office:value="1.52687750529112E+018" calcext:value-type="float">
            <text:p>1526877505291120000</text:p>
          </table:table-cell>
          <table:table-cell office:value-type="string" calcext:value-type="string">
            <text:p>world</text:p>
          </table:table-cell>
          <table:table-cell office:value-type="float" office:value="0.769121527672" calcext:value-type="float">
            <text:p>0.7691215277</text:p>
          </table:table-cell>
          <table:table-cell office:value-type="float" office:value="-0.416323184967" calcext:value-type="float">
            <text:p>-0.416323185</text:p>
          </table:table-cell>
          <table:table-cell office:value-type="float" office:value="0.485150247812" calcext:value-type="float">
            <text:p>0.48515024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31604E+018" calcext:value-type="float">
            <text:p>1526877505316040000</text:p>
          </table:table-cell>
          <table:table-cell office:value-type="float" office:value="628" calcext:value-type="float">
            <text:p>628</text:p>
          </table:table-cell>
          <table:table-cell office:value-type="float" office:value="1.52687750531094E+018" calcext:value-type="float">
            <text:p>1526877505310940000</text:p>
          </table:table-cell>
          <table:table-cell office:value-type="string" calcext:value-type="string">
            <text:p>world</text:p>
          </table:table-cell>
          <table:table-cell office:value-type="float" office:value="0.68133443594" calcext:value-type="float">
            <text:p>0.6813344359</text:p>
          </table:table-cell>
          <table:table-cell office:value-type="float" office:value="-0.379984855652" calcext:value-type="float">
            <text:p>-0.3799848557</text:p>
          </table:table-cell>
          <table:table-cell office:value-type="float" office:value="0.401089251041" calcext:value-type="float">
            <text:p>0.4010892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33544E+018" calcext:value-type="float">
            <text:p>1526877505335440000</text:p>
          </table:table-cell>
          <table:table-cell office:value-type="float" office:value="629" calcext:value-type="float">
            <text:p>629</text:p>
          </table:table-cell>
          <table:table-cell office:value-type="float" office:value="1.5268775053307E+018" calcext:value-type="float">
            <text:p>1526877505330700000</text:p>
          </table:table-cell>
          <table:table-cell office:value-type="string" calcext:value-type="string">
            <text:p>world</text:p>
          </table:table-cell>
          <table:table-cell office:value-type="float" office:value="0.840678811073" calcext:value-type="float">
            <text:p>0.8406788111</text:p>
          </table:table-cell>
          <table:table-cell office:value-type="float" office:value="-0.470960229635" calcext:value-type="float">
            <text:p>-0.4709602296</text:p>
          </table:table-cell>
          <table:table-cell office:value-type="float" office:value="0.450962930918" calcext:value-type="float">
            <text:p>0.45096293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35576E+018" calcext:value-type="float">
            <text:p>1526877505355760000</text:p>
          </table:table-cell>
          <table:table-cell office:value-type="float" office:value="630" calcext:value-type="float">
            <text:p>630</text:p>
          </table:table-cell>
          <table:table-cell office:value-type="float" office:value="1.5268775053514E+018" calcext:value-type="float">
            <text:p>1526877505351400000</text:p>
          </table:table-cell>
          <table:table-cell office:value-type="string" calcext:value-type="string">
            <text:p>world</text:p>
          </table:table-cell>
          <table:table-cell office:value-type="float" office:value="0.740777254105" calcext:value-type="float">
            <text:p>0.7407772541</text:p>
          </table:table-cell>
          <table:table-cell office:value-type="float" office:value="-0.421907037497" calcext:value-type="float">
            <text:p>-0.4219070375</text:p>
          </table:table-cell>
          <table:table-cell office:value-type="float" office:value="0.377183139324" calcext:value-type="float">
            <text:p>0.37718313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37613E+018" calcext:value-type="float">
            <text:p>1526877505376130000</text:p>
          </table:table-cell>
          <table:table-cell office:value-type="float" office:value="631" calcext:value-type="float">
            <text:p>631</text:p>
          </table:table-cell>
          <table:table-cell office:value-type="float" office:value="1.5268775053712E+018" calcext:value-type="float">
            <text:p>1526877505371200000</text:p>
          </table:table-cell>
          <table:table-cell office:value-type="string" calcext:value-type="string">
            <text:p>world</text:p>
          </table:table-cell>
          <table:table-cell office:value-type="float" office:value="0.694785416126" calcext:value-type="float">
            <text:p>0.6947854161</text:p>
          </table:table-cell>
          <table:table-cell office:value-type="float" office:value="-0.402893155813" calcext:value-type="float">
            <text:p>-0.4028931558</text:p>
          </table:table-cell>
          <table:table-cell office:value-type="float" office:value="0.333470493555" calcext:value-type="float">
            <text:p>0.3334704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39559E+018" calcext:value-type="float">
            <text:p>1526877505395590000</text:p>
          </table:table-cell>
          <table:table-cell office:value-type="float" office:value="632" calcext:value-type="float">
            <text:p>632</text:p>
          </table:table-cell>
          <table:table-cell office:value-type="float" office:value="1.52687750539103E+018" calcext:value-type="float">
            <text:p>1526877505391030000</text:p>
          </table:table-cell>
          <table:table-cell office:value-type="string" calcext:value-type="string">
            <text:p>world</text:p>
          </table:table-cell>
          <table:table-cell office:value-type="float" office:value="0.865487933159" calcext:value-type="float">
            <text:p>0.8654879332</text:p>
          </table:table-cell>
          <table:table-cell office:value-type="float" office:value="-0.509088158607" calcext:value-type="float">
            <text:p>-0.5090881586</text:p>
          </table:table-cell>
          <table:table-cell office:value-type="float" office:value="0.377640724182" calcext:value-type="float">
            <text:p>0.37764072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41591E+018" calcext:value-type="float">
            <text:p>1526877505415910000</text:p>
          </table:table-cell>
          <table:table-cell office:value-type="float" office:value="633" calcext:value-type="float">
            <text:p>633</text:p>
          </table:table-cell>
          <table:table-cell office:value-type="float" office:value="1.52687750541094E+018" calcext:value-type="float">
            <text:p>1526877505410940000</text:p>
          </table:table-cell>
          <table:table-cell office:value-type="string" calcext:value-type="string">
            <text:p>world</text:p>
          </table:table-cell>
          <table:table-cell office:value-type="float" office:value="0.763200104237" calcext:value-type="float">
            <text:p>0.7632001042</text:p>
          </table:table-cell>
          <table:table-cell office:value-type="float" office:value="-0.458418130875" calcext:value-type="float">
            <text:p>-0.4584181309</text:p>
          </table:table-cell>
          <table:table-cell office:value-type="float" office:value="0.302271991968" calcext:value-type="float">
            <text:p>0.302271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43623E+018" calcext:value-type="float">
            <text:p>1526877505436230000</text:p>
          </table:table-cell>
          <table:table-cell office:value-type="float" office:value="634" calcext:value-type="float">
            <text:p>634</text:p>
          </table:table-cell>
          <table:table-cell office:value-type="float" office:value="1.52687750543069E+018" calcext:value-type="float">
            <text:p>1526877505430690000</text:p>
          </table:table-cell>
          <table:table-cell office:value-type="string" calcext:value-type="string">
            <text:p>world</text:p>
          </table:table-cell>
          <table:table-cell office:value-type="float" office:value="0.884763836861" calcext:value-type="float">
            <text:p>0.8847638369</text:p>
          </table:table-cell>
          <table:table-cell office:value-type="float" office:value="-0.533470392227" calcext:value-type="float">
            <text:p>-0.5334703922</text:p>
          </table:table-cell>
          <table:table-cell office:value-type="float" office:value="0.304059803486" calcext:value-type="float">
            <text:p>0.30405980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45565E+018" calcext:value-type="float">
            <text:p>1526877505455650000</text:p>
          </table:table-cell>
          <table:table-cell office:value-type="float" office:value="635" calcext:value-type="float">
            <text:p>635</text:p>
          </table:table-cell>
          <table:table-cell office:value-type="float" office:value="1.52687750545157E+018" calcext:value-type="float">
            <text:p>1526877505451570000</text:p>
          </table:table-cell>
          <table:table-cell office:value-type="string" calcext:value-type="string">
            <text:p>world</text:p>
          </table:table-cell>
          <table:table-cell office:value-type="float" office:value="0.794597685337" calcext:value-type="float">
            <text:p>0.7945976853</text:p>
          </table:table-cell>
          <table:table-cell office:value-type="float" office:value="-0.485162705183" calcext:value-type="float">
            <text:p>-0.4851627052</text:p>
          </table:table-cell>
          <table:table-cell office:value-type="float" office:value="0.237502336502" calcext:value-type="float">
            <text:p>0.2375023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47597E+018" calcext:value-type="float">
            <text:p>1526877505475970000</text:p>
          </table:table-cell>
          <table:table-cell office:value-type="float" office:value="636" calcext:value-type="float">
            <text:p>636</text:p>
          </table:table-cell>
          <table:table-cell office:value-type="float" office:value="1.5268775054709E+018" calcext:value-type="float">
            <text:p>1526877505470900000</text:p>
          </table:table-cell>
          <table:table-cell office:value-type="string" calcext:value-type="string">
            <text:p>world</text:p>
          </table:table-cell>
          <table:table-cell office:value-type="float" office:value="0.735950708389" calcext:value-type="float">
            <text:p>0.7359507084</text:p>
          </table:table-cell>
          <table:table-cell office:value-type="float" office:value="-0.45011022687" calcext:value-type="float">
            <text:p>-0.4501102269</text:p>
          </table:table-cell>
          <table:table-cell office:value-type="float" office:value="0.191296085715" calcext:value-type="float">
            <text:p>0.19129608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49521E+018" calcext:value-type="float">
            <text:p>1526877505495210000</text:p>
          </table:table-cell>
          <table:table-cell office:value-type="float" office:value="637" calcext:value-type="float">
            <text:p>637</text:p>
          </table:table-cell>
          <table:table-cell office:value-type="float" office:value="1.52687750549094E+018" calcext:value-type="float">
            <text:p>1526877505490940000</text:p>
          </table:table-cell>
          <table:table-cell office:value-type="string" calcext:value-type="string">
            <text:p>world</text:p>
          </table:table-cell>
          <table:table-cell office:value-type="float" office:value="0.906425774097" calcext:value-type="float">
            <text:p>0.9064257741</text:p>
          </table:table-cell>
          <table:table-cell office:value-type="float" office:value="-0.565120577812" calcext:value-type="float">
            <text:p>-0.5651205778</text:p>
          </table:table-cell>
          <table:table-cell office:value-type="float" office:value="0.18154579401" calcext:value-type="float">
            <text:p>0.1815457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51556E+018" calcext:value-type="float">
            <text:p>1526877505515560000</text:p>
          </table:table-cell>
          <table:table-cell office:value-type="float" office:value="638" calcext:value-type="float">
            <text:p>638</text:p>
          </table:table-cell>
          <table:table-cell office:value-type="float" office:value="1.52687750551068E+018" calcext:value-type="float">
            <text:p>1526877505510680000</text:p>
          </table:table-cell>
          <table:table-cell office:value-type="string" calcext:value-type="string">
            <text:p>world</text:p>
          </table:table-cell>
          <table:table-cell office:value-type="float" office:value="0.793143510818" calcext:value-type="float">
            <text:p>0.7931435108</text:p>
          </table:table-cell>
          <table:table-cell office:value-type="float" office:value="-0.500036716461" calcext:value-type="float">
            <text:p>-0.5000367165</text:p>
          </table:table-cell>
          <table:table-cell office:value-type="float" office:value="0.135454177856" calcext:value-type="float">
            <text:p>0.13545417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53585E+018" calcext:value-type="float">
            <text:p>1526877505535850000</text:p>
          </table:table-cell>
          <table:table-cell office:value-type="float" office:value="639" calcext:value-type="float">
            <text:p>639</text:p>
          </table:table-cell>
          <table:table-cell office:value-type="float" office:value="1.52687750553148E+018" calcext:value-type="float">
            <text:p>1526877505531480000</text:p>
          </table:table-cell>
          <table:table-cell office:value-type="string" calcext:value-type="string">
            <text:p>world</text:p>
          </table:table-cell>
          <table:table-cell office:value-type="float" office:value="0.904635846615" calcext:value-type="float">
            <text:p>0.9046358466</text:p>
          </table:table-cell>
          <table:table-cell office:value-type="float" office:value="-0.582251191139" calcext:value-type="float">
            <text:p>-0.5822511911</text:p>
          </table:table-cell>
          <table:table-cell office:value-type="float" office:value="0.118898555636" calcext:value-type="float">
            <text:p>0.11889855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55601E+018" calcext:value-type="float">
            <text:p>1526877505556010000</text:p>
          </table:table-cell>
          <table:table-cell office:value-type="float" office:value="640" calcext:value-type="float">
            <text:p>640</text:p>
          </table:table-cell>
          <table:table-cell office:value-type="float" office:value="1.52687750555133E+018" calcext:value-type="float">
            <text:p>1526877505551330000</text:p>
          </table:table-cell>
          <table:table-cell office:value-type="string" calcext:value-type="string">
            <text:p>world</text:p>
          </table:table-cell>
          <table:table-cell office:value-type="float" office:value="0.796577453613" calcext:value-type="float">
            <text:p>0.7965774536</text:p>
          </table:table-cell>
          <table:table-cell office:value-type="float" office:value="-0.51182615757" calcext:value-type="float">
            <text:p>-0.5118261576</text:p>
          </table:table-cell>
          <table:table-cell office:value-type="float" office:value="0.0918002873659" calcext:value-type="float">
            <text:p>0.09180028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57532E+018" calcext:value-type="float">
            <text:p>1526877505575320000</text:p>
          </table:table-cell>
          <table:table-cell office:value-type="float" office:value="641" calcext:value-type="float">
            <text:p>641</text:p>
          </table:table-cell>
          <table:table-cell office:value-type="float" office:value="1.52687750557084E+018" calcext:value-type="float">
            <text:p>1526877505570840000</text:p>
          </table:table-cell>
          <table:table-cell office:value-type="string" calcext:value-type="string">
            <text:p>world</text:p>
          </table:table-cell>
          <table:table-cell office:value-type="float" office:value="0.747718691826" calcext:value-type="float">
            <text:p>0.7477186918</text:p>
          </table:table-cell>
          <table:table-cell office:value-type="float" office:value="-0.488323718309" calcext:value-type="float">
            <text:p>-0.4883237183</text:p>
          </table:table-cell>
          <table:table-cell office:value-type="float" office:value="0.0739321112633" calcext:value-type="float">
            <text:p>0.07393211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59569E+018" calcext:value-type="float">
            <text:p>1526877505595690000</text:p>
          </table:table-cell>
          <table:table-cell office:value-type="float" office:value="642" calcext:value-type="float">
            <text:p>642</text:p>
          </table:table-cell>
          <table:table-cell office:value-type="float" office:value="1.52687750559141E+018" calcext:value-type="float">
            <text:p>1526877505591410000</text:p>
          </table:table-cell>
          <table:table-cell office:value-type="string" calcext:value-type="string">
            <text:p>world</text:p>
          </table:table-cell>
          <table:table-cell office:value-type="float" office:value="0.865731239319" calcext:value-type="float">
            <text:p>0.8657312393</text:p>
          </table:table-cell>
          <table:table-cell office:value-type="float" office:value="-0.580507040024" calcext:value-type="float">
            <text:p>-0.58050704</text:p>
          </table:table-cell>
          <table:table-cell office:value-type="float" office:value="0.0582320615649" calcext:value-type="float">
            <text:p>0.0582320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61602E+018" calcext:value-type="float">
            <text:p>1526877505616020000</text:p>
          </table:table-cell>
          <table:table-cell office:value-type="float" office:value="643" calcext:value-type="float">
            <text:p>643</text:p>
          </table:table-cell>
          <table:table-cell office:value-type="float" office:value="1.52687750561126E+018" calcext:value-type="float">
            <text:p>1526877505611260000</text:p>
          </table:table-cell>
          <table:table-cell office:value-type="string" calcext:value-type="string">
            <text:p>world</text:p>
          </table:table-cell>
          <table:table-cell office:value-type="float" office:value="0.764191865921" calcext:value-type="float">
            <text:p>0.7641918659</text:p>
          </table:table-cell>
          <table:table-cell office:value-type="float" office:value="-0.514097929001" calcext:value-type="float">
            <text:p>-0.514097929</text:p>
          </table:table-cell>
          <table:table-cell office:value-type="float" office:value="0.048779912293" calcext:value-type="float">
            <text:p>0.04877991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63541E+018" calcext:value-type="float">
            <text:p>1526877505635410000</text:p>
          </table:table-cell>
          <table:table-cell office:value-type="float" office:value="644" calcext:value-type="float">
            <text:p>644</text:p>
          </table:table-cell>
          <table:table-cell office:value-type="float" office:value="1.52687750563117E+018" calcext:value-type="float">
            <text:p>1526877505631170000</text:p>
          </table:table-cell>
          <table:table-cell office:value-type="string" calcext:value-type="string">
            <text:p>world</text:p>
          </table:table-cell>
          <table:table-cell office:value-type="float" office:value="0.88300126791" calcext:value-type="float">
            <text:p>0.8830012679</text:p>
          </table:table-cell>
          <table:table-cell office:value-type="float" office:value="-0.607870995998" calcext:value-type="float">
            <text:p>-0.607870996</text:p>
          </table:table-cell>
          <table:table-cell office:value-type="float" office:value="0.0396775715053" calcext:value-type="float">
            <text:p>0.03967757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65589E+018" calcext:value-type="float">
            <text:p>1526877505655890000</text:p>
          </table:table-cell>
          <table:table-cell office:value-type="float" office:value="645" calcext:value-type="float">
            <text:p>645</text:p>
          </table:table-cell>
          <table:table-cell office:value-type="float" office:value="1.52687750565093E+018" calcext:value-type="float">
            <text:p>1526877505650930000</text:p>
          </table:table-cell>
          <table:table-cell office:value-type="string" calcext:value-type="string">
            <text:p>world</text:p>
          </table:table-cell>
          <table:table-cell office:value-type="float" office:value="0.752496540546" calcext:value-type="float">
            <text:p>0.7524965405</text:p>
          </table:table-cell>
          <table:table-cell office:value-type="float" office:value="-0.523769915104" calcext:value-type="float">
            <text:p>-0.5237699151</text:p>
          </table:table-cell>
          <table:table-cell office:value-type="float" office:value="0.0215058624744" calcext:value-type="float">
            <text:p>0.0215058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67614E+018" calcext:value-type="float">
            <text:p>1526877505676140000</text:p>
          </table:table-cell>
          <table:table-cell office:value-type="float" office:value="646" calcext:value-type="float">
            <text:p>646</text:p>
          </table:table-cell>
          <table:table-cell office:value-type="float" office:value="1.52687750567058E+018" calcext:value-type="float">
            <text:p>1526877505670580000</text:p>
          </table:table-cell>
          <table:table-cell office:value-type="string" calcext:value-type="string">
            <text:p>world</text:p>
          </table:table-cell>
          <table:table-cell office:value-type="float" office:value="0.679796159267" calcext:value-type="float">
            <text:p>0.6797961593</text:p>
          </table:table-cell>
          <table:table-cell office:value-type="float" office:value="-0.482649564743" calcext:value-type="float">
            <text:p>-0.4826495647</text:p>
          </table:table-cell>
          <table:table-cell office:value-type="float" office:value="0.0164926983416" calcext:value-type="float">
            <text:p>0.01649269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69569E+018" calcext:value-type="float">
            <text:p>1526877505695690000</text:p>
          </table:table-cell>
          <table:table-cell office:value-type="float" office:value="647" calcext:value-type="float">
            <text:p>647</text:p>
          </table:table-cell>
          <table:table-cell office:value-type="float" office:value="1.52687750569132E+018" calcext:value-type="float">
            <text:p>1526877505691320000</text:p>
          </table:table-cell>
          <table:table-cell office:value-type="string" calcext:value-type="string">
            <text:p>world</text:p>
          </table:table-cell>
          <table:table-cell office:value-type="float" office:value="0.796578884125" calcext:value-type="float">
            <text:p>0.7965788841</text:p>
          </table:table-cell>
          <table:table-cell office:value-type="float" office:value="-0.578563570976" calcext:value-type="float">
            <text:p>-0.578563571</text:p>
          </table:table-cell>
          <table:table-cell office:value-type="float" office:value="-0.00152601767331" calcext:value-type="float">
            <text:p>-0.00152601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71582E+018" calcext:value-type="float">
            <text:p>1526877505715820000</text:p>
          </table:table-cell>
          <table:table-cell office:value-type="float" office:value="648" calcext:value-type="float">
            <text:p>648</text:p>
          </table:table-cell>
          <table:table-cell office:value-type="float" office:value="1.526877505711E+018" calcext:value-type="float">
            <text:p>1526877505711000000</text:p>
          </table:table-cell>
          <table:table-cell office:value-type="string" calcext:value-type="string">
            <text:p>world</text:p>
          </table:table-cell>
          <table:table-cell office:value-type="float" office:value="0.676819622517" calcext:value-type="float">
            <text:p>0.6768196225</text:p>
          </table:table-cell>
          <table:table-cell office:value-type="float" office:value="-0.498914092779" calcext:value-type="float">
            <text:p>-0.4989140928</text:p>
          </table:table-cell>
          <table:table-cell office:value-type="float" office:value="-0.0139520764351" calcext:value-type="float">
            <text:p>-0.01395207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73529E+018" calcext:value-type="float">
            <text:p>1526877505735290000</text:p>
          </table:table-cell>
          <table:table-cell office:value-type="float" office:value="649" calcext:value-type="float">
            <text:p>649</text:p>
          </table:table-cell>
          <table:table-cell office:value-type="float" office:value="1.52687750573089E+018" calcext:value-type="float">
            <text:p>1526877505730890000</text:p>
          </table:table-cell>
          <table:table-cell office:value-type="string" calcext:value-type="string">
            <text:p>world</text:p>
          </table:table-cell>
          <table:table-cell office:value-type="float" office:value="0.764889478683" calcext:value-type="float">
            <text:p>0.7648894787</text:p>
          </table:table-cell>
          <table:table-cell office:value-type="float" office:value="-0.577757716179" calcext:value-type="float">
            <text:p>-0.5777577162</text:p>
          </table:table-cell>
          <table:table-cell office:value-type="float" office:value="-0.0234223082662" calcext:value-type="float">
            <text:p>-0.02342230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7557E+018" calcext:value-type="float">
            <text:p>1526877505755700000</text:p>
          </table:table-cell>
          <table:table-cell office:value-type="float" office:value="650" calcext:value-type="float">
            <text:p>650</text:p>
          </table:table-cell>
          <table:table-cell office:value-type="float" office:value="1.52687750575175E+018" calcext:value-type="float">
            <text:p>1526877505751750000</text:p>
          </table:table-cell>
          <table:table-cell office:value-type="string" calcext:value-type="string">
            <text:p>world</text:p>
          </table:table-cell>
          <table:table-cell office:value-type="float" office:value="0.635945320129" calcext:value-type="float">
            <text:p>0.6359453201</text:p>
          </table:table-cell>
          <table:table-cell office:value-type="float" office:value="-0.487271785736" calcext:value-type="float">
            <text:p>-0.4872717857</text:p>
          </table:table-cell>
          <table:table-cell office:value-type="float" office:value="-0.0182912498713" calcext:value-type="float">
            <text:p>-0.01829124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77623E+018" calcext:value-type="float">
            <text:p>1526877505776230000</text:p>
          </table:table-cell>
          <table:table-cell office:value-type="float" office:value="651" calcext:value-type="float">
            <text:p>651</text:p>
          </table:table-cell>
          <table:table-cell office:value-type="float" office:value="1.52687750577119E+018" calcext:value-type="float">
            <text:p>1526877505771190000</text:p>
          </table:table-cell>
          <table:table-cell office:value-type="string" calcext:value-type="string">
            <text:p>world</text:p>
          </table:table-cell>
          <table:table-cell office:value-type="float" office:value="0.562644958496" calcext:value-type="float">
            <text:p>0.5626449585</text:p>
          </table:table-cell>
          <table:table-cell office:value-type="float" office:value="-0.432547450066" calcext:value-type="float">
            <text:p>-0.4325474501</text:p>
          </table:table-cell>
          <table:table-cell office:value-type="float" office:value="-0.000298775732517" calcext:value-type="float">
            <text:p>-0.00029877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79535E+018" calcext:value-type="float">
            <text:p>1526877505795350000</text:p>
          </table:table-cell>
          <table:table-cell office:value-type="float" office:value="652" calcext:value-type="float">
            <text:p>652</text:p>
          </table:table-cell>
          <table:table-cell office:value-type="float" office:value="1.52687750579099E+018" calcext:value-type="float">
            <text:p>1526877505790990000</text:p>
          </table:table-cell>
          <table:table-cell office:value-type="string" calcext:value-type="string">
            <text:p>world</text:p>
          </table:table-cell>
          <table:table-cell office:value-type="float" office:value="0.642668306828" calcext:value-type="float">
            <text:p>0.6426683068</text:p>
          </table:table-cell>
          <table:table-cell office:value-type="float" office:value="-0.503777861595" calcext:value-type="float">
            <text:p>-0.5037778616</text:p>
          </table:table-cell>
          <table:table-cell office:value-type="float" office:value="0.0350333079696" calcext:value-type="float">
            <text:p>0.0350333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81567E+018" calcext:value-type="float">
            <text:p>1526877505815670000</text:p>
          </table:table-cell>
          <table:table-cell office:value-type="float" office:value="653" calcext:value-type="float">
            <text:p>653</text:p>
          </table:table-cell>
          <table:table-cell office:value-type="float" office:value="1.52687750581057E+018" calcext:value-type="float">
            <text:p>1526877505810570000</text:p>
          </table:table-cell>
          <table:table-cell office:value-type="string" calcext:value-type="string">
            <text:p>world</text:p>
          </table:table-cell>
          <table:table-cell office:value-type="float" office:value="0.532492876053" calcext:value-type="float">
            <text:p>0.5324928761</text:p>
          </table:table-cell>
          <table:table-cell office:value-type="float" office:value="-0.419624179602" calcext:value-type="float">
            <text:p>-0.4196241796</text:p>
          </table:table-cell>
          <table:table-cell office:value-type="float" office:value="0.0595171935856" calcext:value-type="float">
            <text:p>0.0595171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83621E+018" calcext:value-type="float">
            <text:p>1526877505836210000</text:p>
          </table:table-cell>
          <table:table-cell office:value-type="float" office:value="654" calcext:value-type="float">
            <text:p>654</text:p>
          </table:table-cell>
          <table:table-cell office:value-type="float" office:value="1.52687750583123E+018" calcext:value-type="float">
            <text:p>1526877505831230000</text:p>
          </table:table-cell>
          <table:table-cell office:value-type="string" calcext:value-type="string">
            <text:p>world</text:p>
          </table:table-cell>
          <table:table-cell office:value-type="float" office:value="0.553766608238" calcext:value-type="float">
            <text:p>0.5537666082</text:p>
          </table:table-cell>
          <table:table-cell office:value-type="float" office:value="-0.434782266617" calcext:value-type="float">
            <text:p>-0.4347822666</text:p>
          </table:table-cell>
          <table:table-cell office:value-type="float" office:value="0.12936347723" calcext:value-type="float">
            <text:p>0.12936347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85549E+018" calcext:value-type="float">
            <text:p>1526877505855490000</text:p>
          </table:table-cell>
          <table:table-cell office:value-type="float" office:value="655" calcext:value-type="float">
            <text:p>655</text:p>
          </table:table-cell>
          <table:table-cell office:value-type="float" office:value="1.52687750585099E+018" calcext:value-type="float">
            <text:p>1526877505850990000</text:p>
          </table:table-cell>
          <table:table-cell office:value-type="string" calcext:value-type="string">
            <text:p>world</text:p>
          </table:table-cell>
          <table:table-cell office:value-type="float" office:value="0.460674226284" calcext:value-type="float">
            <text:p>0.4606742263</text:p>
          </table:table-cell>
          <table:table-cell office:value-type="float" office:value="-0.358339846134" calcext:value-type="float">
            <text:p>-0.3583398461</text:p>
          </table:table-cell>
          <table:table-cell office:value-type="float" office:value="0.158142358065" calcext:value-type="float">
            <text:p>0.15814235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8758E+018" calcext:value-type="float">
            <text:p>1526877505875800000</text:p>
          </table:table-cell>
          <table:table-cell office:value-type="float" office:value="656" calcext:value-type="float">
            <text:p>656</text:p>
          </table:table-cell>
          <table:table-cell office:value-type="float" office:value="1.52687750587082E+018" calcext:value-type="float">
            <text:p>1526877505870820000</text:p>
          </table:table-cell>
          <table:table-cell office:value-type="string" calcext:value-type="string">
            <text:p>world</text:p>
          </table:table-cell>
          <table:table-cell office:value-type="float" office:value="0.387261509895" calcext:value-type="float">
            <text:p>0.3872615099</text:p>
          </table:table-cell>
          <table:table-cell office:value-type="float" office:value="-0.300355553627" calcext:value-type="float">
            <text:p>-0.3003555536</text:p>
          </table:table-cell>
          <table:table-cell office:value-type="float" office:value="0.190836012363" calcext:value-type="float">
            <text:p>0.19083601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89614E+018" calcext:value-type="float">
            <text:p>1526877505896140000</text:p>
          </table:table-cell>
          <table:table-cell office:value-type="float" office:value="657" calcext:value-type="float">
            <text:p>657</text:p>
          </table:table-cell>
          <table:table-cell office:value-type="float" office:value="1.52687750589074E+018" calcext:value-type="float">
            <text:p>1526877505890740000</text:p>
          </table:table-cell>
          <table:table-cell office:value-type="string" calcext:value-type="string">
            <text:p>world</text:p>
          </table:table-cell>
          <table:table-cell office:value-type="float" office:value="0.403692901134" calcext:value-type="float">
            <text:p>0.4036929011</text:p>
          </table:table-cell>
          <table:table-cell office:value-type="float" office:value="-0.303370475769" calcext:value-type="float">
            <text:p>-0.3033704758</text:p>
          </table:table-cell>
          <table:table-cell office:value-type="float" office:value="0.297968178988" calcext:value-type="float">
            <text:p>0.2979681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91548E+018" calcext:value-type="float">
            <text:p>1526877505915480000</text:p>
          </table:table-cell>
          <table:table-cell office:value-type="float" office:value="658" calcext:value-type="float">
            <text:p>658</text:p>
          </table:table-cell>
          <table:table-cell office:value-type="float" office:value="1.5268775059115E+018" calcext:value-type="float">
            <text:p>1526877505911500000</text:p>
          </table:table-cell>
          <table:table-cell office:value-type="string" calcext:value-type="string">
            <text:p>world</text:p>
          </table:table-cell>
          <table:table-cell office:value-type="float" office:value="0.334267556667" calcext:value-type="float">
            <text:p>0.3342675567</text:p>
          </table:table-cell>
          <table:table-cell office:value-type="float" office:value="-0.240662008524" calcext:value-type="float">
            <text:p>-0.2406620085</text:p>
          </table:table-cell>
          <table:table-cell office:value-type="float" office:value="0.314428091049" calcext:value-type="float">
            <text:p>0.3144280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93569E+018" calcext:value-type="float">
            <text:p>1526877505935690000</text:p>
          </table:table-cell>
          <table:table-cell office:value-type="float" office:value="659" calcext:value-type="float">
            <text:p>659</text:p>
          </table:table-cell>
          <table:table-cell office:value-type="float" office:value="1.52687750593133E+018" calcext:value-type="float">
            <text:p>1526877505931330000</text:p>
          </table:table-cell>
          <table:table-cell office:value-type="string" calcext:value-type="string">
            <text:p>world</text:p>
          </table:table-cell>
          <table:table-cell office:value-type="float" office:value="0.32188385725" calcext:value-type="float">
            <text:p>0.3218838573</text:p>
          </table:table-cell>
          <table:table-cell office:value-type="float" office:value="-0.220310509205" calcext:value-type="float">
            <text:p>-0.2203105092</text:p>
          </table:table-cell>
          <table:table-cell office:value-type="float" office:value="0.427564024925" calcext:value-type="float">
            <text:p>0.42756402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95603E+018" calcext:value-type="float">
            <text:p>1526877505956030000</text:p>
          </table:table-cell>
          <table:table-cell office:value-type="float" office:value="660" calcext:value-type="float">
            <text:p>660</text:p>
          </table:table-cell>
          <table:table-cell office:value-type="float" office:value="1.52687750595098E+018" calcext:value-type="float">
            <text:p>1526877505950980000</text:p>
          </table:table-cell>
          <table:table-cell office:value-type="string" calcext:value-type="string">
            <text:p>world</text:p>
          </table:table-cell>
          <table:table-cell office:value-type="float" office:value="0.257797062397" calcext:value-type="float">
            <text:p>0.2577970624</text:p>
          </table:table-cell>
          <table:table-cell office:value-type="float" office:value="-0.157419785857" calcext:value-type="float">
            <text:p>-0.1574197859</text:p>
          </table:table-cell>
          <table:table-cell office:value-type="float" office:value="0.412266612053" calcext:value-type="float">
            <text:p>0.41226661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97541E+018" calcext:value-type="float">
            <text:p>1526877505975410000</text:p>
          </table:table-cell>
          <table:table-cell office:value-type="float" office:value="661" calcext:value-type="float">
            <text:p>661</text:p>
          </table:table-cell>
          <table:table-cell office:value-type="float" office:value="1.52687750597065E+018" calcext:value-type="float">
            <text:p>1526877505970650000</text:p>
          </table:table-cell>
          <table:table-cell office:value-type="string" calcext:value-type="string">
            <text:p>world</text:p>
          </table:table-cell>
          <table:table-cell office:value-type="float" office:value="0.212343543768" calcext:value-type="float">
            <text:p>0.2123435438</text:p>
          </table:table-cell>
          <table:table-cell office:value-type="float" office:value="-0.114679425955" calcext:value-type="float">
            <text:p>-0.114679426</text:p>
          </table:table-cell>
          <table:table-cell office:value-type="float" office:value="0.434486627579" calcext:value-type="float">
            <text:p>0.43448662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599578E+018" calcext:value-type="float">
            <text:p>1526877505995780000</text:p>
          </table:table-cell>
          <table:table-cell office:value-type="float" office:value="662" calcext:value-type="float">
            <text:p>662</text:p>
          </table:table-cell>
          <table:table-cell office:value-type="float" office:value="1.52687750599163E+018" calcext:value-type="float">
            <text:p>1526877505991630000</text:p>
          </table:table-cell>
          <table:table-cell office:value-type="string" calcext:value-type="string">
            <text:p>world</text:p>
          </table:table-cell>
          <table:table-cell office:value-type="float" office:value="0.215659379959" calcext:value-type="float">
            <text:p>0.21565938</text:p>
          </table:table-cell>
          <table:table-cell office:value-type="float" office:value="-0.0853349342942" calcext:value-type="float">
            <text:p>-0.0853349343</text:p>
          </table:table-cell>
          <table:table-cell office:value-type="float" office:value="0.547455668449" calcext:value-type="float">
            <text:p>0.54745566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01611E+018" calcext:value-type="float">
            <text:p>1526877506016110000</text:p>
          </table:table-cell>
          <table:table-cell office:value-type="float" office:value="663" calcext:value-type="float">
            <text:p>663</text:p>
          </table:table-cell>
          <table:table-cell office:value-type="float" office:value="1.52687750601146E+018" calcext:value-type="float">
            <text:p>1526877506011460000</text:p>
          </table:table-cell>
          <table:table-cell office:value-type="string" calcext:value-type="string">
            <text:p>world</text:p>
          </table:table-cell>
          <table:table-cell office:value-type="float" office:value="0.168171852827" calcext:value-type="float">
            <text:p>0.1681718528</text:p>
          </table:table-cell>
          <table:table-cell office:value-type="float" office:value="-0.0468376465142" calcext:value-type="float">
            <text:p>-0.0468376465</text:p>
          </table:table-cell>
          <table:table-cell office:value-type="float" office:value="0.505451083183" calcext:value-type="float">
            <text:p>0.5054510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03535E+018" calcext:value-type="float">
            <text:p>1526877506035350000</text:p>
          </table:table-cell>
          <table:table-cell office:value-type="float" office:value="664" calcext:value-type="float">
            <text:p>664</text:p>
          </table:table-cell>
          <table:table-cell office:value-type="float" office:value="1.52687750603127E+018" calcext:value-type="float">
            <text:p>1526877506031270000</text:p>
          </table:table-cell>
          <table:table-cell office:value-type="string" calcext:value-type="string">
            <text:p>world</text:p>
          </table:table-cell>
          <table:table-cell office:value-type="float" office:value="0.170718729496" calcext:value-type="float">
            <text:p>0.1707187295</text:p>
          </table:table-cell>
          <table:table-cell office:value-type="float" office:value="-0.00817935913801" calcext:value-type="float">
            <text:p>-0.0081793591</text:p>
          </table:table-cell>
          <table:table-cell office:value-type="float" office:value="0.615860283375" calcext:value-type="float">
            <text:p>0.61586028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0558E+018" calcext:value-type="float">
            <text:p>1526877506055800000</text:p>
          </table:table-cell>
          <table:table-cell office:value-type="float" office:value="665" calcext:value-type="float">
            <text:p>665</text:p>
          </table:table-cell>
          <table:table-cell office:value-type="float" office:value="1.52687750605114E+018" calcext:value-type="float">
            <text:p>1526877506051140000</text:p>
          </table:table-cell>
          <table:table-cell office:value-type="string" calcext:value-type="string">
            <text:p>world</text:p>
          </table:table-cell>
          <table:table-cell office:value-type="float" office:value="0.130736649036" calcext:value-type="float">
            <text:p>0.130736649</text:p>
          </table:table-cell>
          <table:table-cell office:value-type="float" office:value="0.0229050051421" calcext:value-type="float">
            <text:p>0.0229050051</text:p>
          </table:table-cell>
          <table:table-cell office:value-type="float" office:value="0.529002666473" calcext:value-type="float">
            <text:p>0.52900266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07605E+018" calcext:value-type="float">
            <text:p>1526877506076050000</text:p>
          </table:table-cell>
          <table:table-cell office:value-type="float" office:value="666" calcext:value-type="float">
            <text:p>666</text:p>
          </table:table-cell>
          <table:table-cell office:value-type="float" office:value="1.52687750607088E+018" calcext:value-type="float">
            <text:p>1526877506070880000</text:p>
          </table:table-cell>
          <table:table-cell office:value-type="string" calcext:value-type="string">
            <text:p>world</text:p>
          </table:table-cell>
          <table:table-cell office:value-type="float" office:value="0.106066800654" calcext:value-type="float">
            <text:p>0.1060668007</text:p>
          </table:table-cell>
          <table:table-cell office:value-type="float" office:value="0.04768287763" calcext:value-type="float">
            <text:p>0.0476828776</text:p>
          </table:table-cell>
          <table:table-cell office:value-type="float" office:value="0.488562256098" calcext:value-type="float">
            <text:p>0.48856225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09516E+018" calcext:value-type="float">
            <text:p>1526877506095160000</text:p>
          </table:table-cell>
          <table:table-cell office:value-type="float" office:value="667" calcext:value-type="float">
            <text:p>667</text:p>
          </table:table-cell>
          <table:table-cell office:value-type="float" office:value="1.52687750609166E+018" calcext:value-type="float">
            <text:p>1526877506091660000</text:p>
          </table:table-cell>
          <table:table-cell office:value-type="string" calcext:value-type="string">
            <text:p>world</text:p>
          </table:table-cell>
          <table:table-cell office:value-type="float" office:value="0.11220741272" calcext:value-type="float">
            <text:p>0.1122074127</text:p>
          </table:table-cell>
          <table:table-cell office:value-type="float" office:value="0.0949226096272" calcext:value-type="float">
            <text:p>0.0949226096</text:p>
          </table:table-cell>
          <table:table-cell office:value-type="float" office:value="0.581068992615" calcext:value-type="float">
            <text:p>0.58106899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11539E+018" calcext:value-type="float">
            <text:p>1526877506115390000</text:p>
          </table:table-cell>
          <table:table-cell office:value-type="float" office:value="668" calcext:value-type="float">
            <text:p>668</text:p>
          </table:table-cell>
          <table:table-cell office:value-type="float" office:value="1.52687750611131E+018" calcext:value-type="float">
            <text:p>1526877506111310000</text:p>
          </table:table-cell>
          <table:table-cell office:value-type="string" calcext:value-type="string">
            <text:p>world</text:p>
          </table:table-cell>
          <table:table-cell office:value-type="float" office:value="0.0856447964907" calcext:value-type="float">
            <text:p>0.0856447965</text:p>
          </table:table-cell>
          <table:table-cell office:value-type="float" office:value="0.107061117887" calcext:value-type="float">
            <text:p>0.1070611179</text:p>
          </table:table-cell>
          <table:table-cell office:value-type="float" office:value="0.489692747593" calcext:value-type="float">
            <text:p>0.48969274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13572E+018" calcext:value-type="float">
            <text:p>1526877506135720000</text:p>
          </table:table-cell>
          <table:table-cell office:value-type="float" office:value="669" calcext:value-type="float">
            <text:p>669</text:p>
          </table:table-cell>
          <table:table-cell office:value-type="float" office:value="1.52687750613107E+018" calcext:value-type="float">
            <text:p>1526877506131070000</text:p>
          </table:table-cell>
          <table:table-cell office:value-type="string" calcext:value-type="string">
            <text:p>world</text:p>
          </table:table-cell>
          <table:table-cell office:value-type="float" office:value="0.0808481276035" calcext:value-type="float">
            <text:p>0.0808481276</text:p>
          </table:table-cell>
          <table:table-cell office:value-type="float" office:value="0.16009041667" calcext:value-type="float">
            <text:p>0.1600904167</text:p>
          </table:table-cell>
          <table:table-cell office:value-type="float" office:value="0.537359893322" calcext:value-type="float">
            <text:p>0.53735989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15601E+018" calcext:value-type="float">
            <text:p>1526877506156010000</text:p>
          </table:table-cell>
          <table:table-cell office:value-type="float" office:value="670" calcext:value-type="float">
            <text:p>670</text:p>
          </table:table-cell>
          <table:table-cell office:value-type="float" office:value="1.52687750615085E+018" calcext:value-type="float">
            <text:p>1526877506150850000</text:p>
          </table:table-cell>
          <table:table-cell office:value-type="string" calcext:value-type="string">
            <text:p>world</text:p>
          </table:table-cell>
          <table:table-cell office:value-type="float" office:value="0.0575553439558" calcext:value-type="float">
            <text:p>0.057555344</text:p>
          </table:table-cell>
          <table:table-cell office:value-type="float" office:value="0.16593208909" calcext:value-type="float">
            <text:p>0.1659320891</text:p>
          </table:table-cell>
          <table:table-cell office:value-type="float" office:value="0.452609062195" calcext:value-type="float">
            <text:p>0.45260906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1754E+018" calcext:value-type="float">
            <text:p>1526877506175400000</text:p>
          </table:table-cell>
          <table:table-cell office:value-type="float" office:value="671" calcext:value-type="float">
            <text:p>671</text:p>
          </table:table-cell>
          <table:table-cell office:value-type="float" office:value="1.5268775061706E+018" calcext:value-type="float">
            <text:p>1526877506170600000</text:p>
          </table:table-cell>
          <table:table-cell office:value-type="string" calcext:value-type="string">
            <text:p>world</text:p>
          </table:table-cell>
          <table:table-cell office:value-type="float" office:value="0.0427656769753" calcext:value-type="float">
            <text:p>0.042765677</text:p>
          </table:table-cell>
          <table:table-cell office:value-type="float" office:value="0.181627810001" calcext:value-type="float">
            <text:p>0.18162781</text:p>
          </table:table-cell>
          <table:table-cell office:value-type="float" office:value="0.407821714878" calcext:value-type="float">
            <text:p>0.40782171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19572E+018" calcext:value-type="float">
            <text:p>1526877506195720000</text:p>
          </table:table-cell>
          <table:table-cell office:value-type="float" office:value="672" calcext:value-type="float">
            <text:p>672</text:p>
          </table:table-cell>
          <table:table-cell office:value-type="float" office:value="1.5268775061915E+018" calcext:value-type="float">
            <text:p>1526877506191500000</text:p>
          </table:table-cell>
          <table:table-cell office:value-type="string" calcext:value-type="string">
            <text:p>world</text:p>
          </table:table-cell>
          <table:table-cell office:value-type="float" office:value="0.0396731160581" calcext:value-type="float">
            <text:p>0.0396731161</text:p>
          </table:table-cell>
          <table:table-cell office:value-type="float" office:value="0.249860793352" calcext:value-type="float">
            <text:p>0.2498607934</text:p>
          </table:table-cell>
          <table:table-cell office:value-type="float" office:value="0.453840434551" calcext:value-type="float">
            <text:p>0.45384043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2161E+018" calcext:value-type="float">
            <text:p>1526877506216100000</text:p>
          </table:table-cell>
          <table:table-cell office:value-type="float" office:value="673" calcext:value-type="float">
            <text:p>673</text:p>
          </table:table-cell>
          <table:table-cell office:value-type="float" office:value="1.52687750621131E+018" calcext:value-type="float">
            <text:p>1526877506211310000</text:p>
          </table:table-cell>
          <table:table-cell office:value-type="string" calcext:value-type="string">
            <text:p>world</text:p>
          </table:table-cell>
          <table:table-cell office:value-type="float" office:value="0.0284523516893" calcext:value-type="float">
            <text:p>0.0284523517</text:p>
          </table:table-cell>
          <table:table-cell office:value-type="float" office:value="0.24259519577" calcext:value-type="float">
            <text:p>0.2425951958</text:p>
          </table:table-cell>
          <table:table-cell office:value-type="float" office:value="0.38252261281" calcext:value-type="float">
            <text:p>0.3825226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23531E+018" calcext:value-type="float">
            <text:p>1526877506235310000</text:p>
          </table:table-cell>
          <table:table-cell office:value-type="float" office:value="674" calcext:value-type="float">
            <text:p>674</text:p>
          </table:table-cell>
          <table:table-cell office:value-type="float" office:value="1.52687750623099E+018" calcext:value-type="float">
            <text:p>1526877506230990000</text:p>
          </table:table-cell>
          <table:table-cell office:value-type="string" calcext:value-type="string">
            <text:p>world</text:p>
          </table:table-cell>
          <table:table-cell office:value-type="float" office:value="0.0217319875956" calcext:value-type="float">
            <text:p>0.0217319876</text:p>
          </table:table-cell>
          <table:table-cell office:value-type="float" office:value="0.253541648388" calcext:value-type="float">
            <text:p>0.2535416484</text:p>
          </table:table-cell>
          <table:table-cell office:value-type="float" office:value="0.351771950722" calcext:value-type="float">
            <text:p>0.35177195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25562E+018" calcext:value-type="float">
            <text:p>1526877506255620000</text:p>
          </table:table-cell>
          <table:table-cell office:value-type="float" office:value="675" calcext:value-type="float">
            <text:p>675</text:p>
          </table:table-cell>
          <table:table-cell office:value-type="float" office:value="1.52687750625064E+018" calcext:value-type="float">
            <text:p>1526877506250640000</text:p>
          </table:table-cell>
          <table:table-cell office:value-type="string" calcext:value-type="string">
            <text:p>world</text:p>
          </table:table-cell>
          <table:table-cell office:value-type="float" office:value="0.0133799016476" calcext:value-type="float">
            <text:p>0.0133799016</text:p>
          </table:table-cell>
          <table:table-cell office:value-type="float" office:value="0.334271967411" calcext:value-type="float">
            <text:p>0.3342719674</text:p>
          </table:table-cell>
          <table:table-cell office:value-type="float" office:value="0.389887213707" calcext:value-type="float">
            <text:p>0.38988721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27605E+018" calcext:value-type="float">
            <text:p>1526877506276050000</text:p>
          </table:table-cell>
          <table:table-cell office:value-type="float" office:value="676" calcext:value-type="float">
            <text:p>676</text:p>
          </table:table-cell>
          <table:table-cell office:value-type="float" office:value="1.52687750627138E+018" calcext:value-type="float">
            <text:p>1526877506271380000</text:p>
          </table:table-cell>
          <table:table-cell office:value-type="string" calcext:value-type="string">
            <text:p>world</text:p>
          </table:table-cell>
          <table:table-cell office:value-type="float" office:value="0.00545528531075" calcext:value-type="float">
            <text:p>0.0054552853</text:p>
          </table:table-cell>
          <table:table-cell office:value-type="float" office:value="0.315593183041" calcext:value-type="float">
            <text:p>0.315593183</text:p>
          </table:table-cell>
          <table:table-cell office:value-type="float" office:value="0.325862109661" calcext:value-type="float">
            <text:p>0.32586210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29533E+018" calcext:value-type="float">
            <text:p>1526877506295330000</text:p>
          </table:table-cell>
          <table:table-cell office:value-type="float" office:value="677" calcext:value-type="float">
            <text:p>677</text:p>
          </table:table-cell>
          <table:table-cell office:value-type="float" office:value="1.52687750629161E+018" calcext:value-type="float">
            <text:p>1526877506291610000</text:p>
          </table:table-cell>
          <table:table-cell office:value-type="string" calcext:value-type="string">
            <text:p>world</text:p>
          </table:table-cell>
          <table:table-cell office:value-type="float" office:value="-0.00728657096624" calcext:value-type="float">
            <text:p>-0.007286571</text:p>
          </table:table-cell>
          <table:table-cell office:value-type="float" office:value="0.412417173386" calcext:value-type="float">
            <text:p>0.4124171734</text:p>
          </table:table-cell>
          <table:table-cell office:value-type="float" office:value="0.350347965956" calcext:value-type="float">
            <text:p>0.3503479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31571E+018" calcext:value-type="float">
            <text:p>1526877506315710000</text:p>
          </table:table-cell>
          <table:table-cell office:value-type="float" office:value="678" calcext:value-type="float">
            <text:p>678</text:p>
          </table:table-cell>
          <table:table-cell office:value-type="float" office:value="1.52687750631137E+018" calcext:value-type="float">
            <text:p>1526877506311370000</text:p>
          </table:table-cell>
          <table:table-cell office:value-type="string" calcext:value-type="string">
            <text:p>world</text:p>
          </table:table-cell>
          <table:table-cell office:value-type="float" office:value="-0.0127685694024" calcext:value-type="float">
            <text:p>-0.0127685694</text:p>
          </table:table-cell>
          <table:table-cell office:value-type="float" office:value="0.378802597523" calcext:value-type="float">
            <text:p>0.3788025975</text:p>
          </table:table-cell>
          <table:table-cell office:value-type="float" office:value="0.282853603363" calcext:value-type="float">
            <text:p>0.28285360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33629E+018" calcext:value-type="float">
            <text:p>1526877506336290000</text:p>
          </table:table-cell>
          <table:table-cell office:value-type="float" office:value="679" calcext:value-type="float">
            <text:p>679</text:p>
          </table:table-cell>
          <table:table-cell office:value-type="float" office:value="1.52687750633104E+018" calcext:value-type="float">
            <text:p>1526877506331040000</text:p>
          </table:table-cell>
          <table:table-cell office:value-type="string" calcext:value-type="string">
            <text:p>world</text:p>
          </table:table-cell>
          <table:table-cell office:value-type="float" office:value="-0.0213622488081" calcext:value-type="float">
            <text:p>-0.0213622488</text:p>
          </table:table-cell>
          <table:table-cell office:value-type="float" office:value="0.462375730276" calcext:value-type="float">
            <text:p>0.4623757303</text:p>
          </table:table-cell>
          <table:table-cell office:value-type="float" office:value="0.286646008492" calcext:value-type="float">
            <text:p>0.28664600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35552E+018" calcext:value-type="float">
            <text:p>1526877506355520000</text:p>
          </table:table-cell>
          <table:table-cell office:value-type="float" office:value="680" calcext:value-type="float">
            <text:p>680</text:p>
          </table:table-cell>
          <table:table-cell office:value-type="float" office:value="1.52687750635081E+018" calcext:value-type="float">
            <text:p>1526877506350810000</text:p>
          </table:table-cell>
          <table:table-cell office:value-type="string" calcext:value-type="string">
            <text:p>world</text:p>
          </table:table-cell>
          <table:table-cell office:value-type="float" office:value="-0.0260389074683" calcext:value-type="float">
            <text:p>-0.0260389075</text:p>
          </table:table-cell>
          <table:table-cell office:value-type="float" office:value="0.435245215893" calcext:value-type="float">
            <text:p>0.4352452159</text:p>
          </table:table-cell>
          <table:table-cell office:value-type="float" office:value="0.23506064713" calcext:value-type="float">
            <text:p>0.23506064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37595E+018" calcext:value-type="float">
            <text:p>1526877506375950000</text:p>
          </table:table-cell>
          <table:table-cell office:value-type="float" office:value="681" calcext:value-type="float">
            <text:p>681</text:p>
          </table:table-cell>
          <table:table-cell office:value-type="float" office:value="1.52687750637167E+018" calcext:value-type="float">
            <text:p>1526877506371670000</text:p>
          </table:table-cell>
          <table:table-cell office:value-type="string" calcext:value-type="string">
            <text:p>world</text:p>
          </table:table-cell>
          <table:table-cell office:value-type="float" office:value="-0.0282333511859" calcext:value-type="float">
            <text:p>-0.0282333512</text:p>
          </table:table-cell>
          <table:table-cell office:value-type="float" office:value="0.42410799861" calcext:value-type="float">
            <text:p>0.4241079986</text:p>
          </table:table-cell>
          <table:table-cell office:value-type="float" office:value="0.204585909843" calcext:value-type="float">
            <text:p>0.20458590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39531E+018" calcext:value-type="float">
            <text:p>1526877506395310000</text:p>
          </table:table-cell>
          <table:table-cell office:value-type="float" office:value="682" calcext:value-type="float">
            <text:p>682</text:p>
          </table:table-cell>
          <table:table-cell office:value-type="float" office:value="1.52687750639171E+018" calcext:value-type="float">
            <text:p>1526877506391710000</text:p>
          </table:table-cell>
          <table:table-cell office:value-type="string" calcext:value-type="string">
            <text:p>world</text:p>
          </table:table-cell>
          <table:table-cell office:value-type="float" office:value="-0.0483641885221" calcext:value-type="float">
            <text:p>-0.0483641885</text:p>
          </table:table-cell>
          <table:table-cell office:value-type="float" office:value="0.555876553059" calcext:value-type="float">
            <text:p>0.5558765531</text:p>
          </table:table-cell>
          <table:table-cell office:value-type="float" office:value="0.233933806419" calcext:value-type="float">
            <text:p>0.23393380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41563E+018" calcext:value-type="float">
            <text:p>1526877506415630000</text:p>
          </table:table-cell>
          <table:table-cell office:value-type="float" office:value="683" calcext:value-type="float">
            <text:p>683</text:p>
          </table:table-cell>
          <table:table-cell office:value-type="float" office:value="1.52687750641144E+018" calcext:value-type="float">
            <text:p>1526877506411440000</text:p>
          </table:table-cell>
          <table:table-cell office:value-type="string" calcext:value-type="string">
            <text:p>world</text:p>
          </table:table-cell>
          <table:table-cell office:value-type="float" office:value="-0.0459519103169" calcext:value-type="float">
            <text:p>-0.0459519103</text:p>
          </table:table-cell>
          <table:table-cell office:value-type="float" office:value="0.511278271675" calcext:value-type="float">
            <text:p>0.5112782717</text:p>
          </table:table-cell>
          <table:table-cell office:value-type="float" office:value="0.189898818731" calcext:value-type="float">
            <text:p>0.18989881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43591E+018" calcext:value-type="float">
            <text:p>1526877506435910000</text:p>
          </table:table-cell>
          <table:table-cell office:value-type="float" office:value="684" calcext:value-type="float">
            <text:p>684</text:p>
          </table:table-cell>
          <table:table-cell office:value-type="float" office:value="1.5268775064315E+018" calcext:value-type="float">
            <text:p>1526877506431500000</text:p>
          </table:table-cell>
          <table:table-cell office:value-type="string" calcext:value-type="string">
            <text:p>world</text:p>
          </table:table-cell>
          <table:table-cell office:value-type="float" office:value="-0.0639741420746" calcext:value-type="float">
            <text:p>-0.0639741421</text:p>
          </table:table-cell>
          <table:table-cell office:value-type="float" office:value="0.617902517319" calcext:value-type="float">
            <text:p>0.6179025173</text:p>
          </table:table-cell>
          <table:table-cell office:value-type="float" office:value="0.200946450233" calcext:value-type="float">
            <text:p>0.20094645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45602E+018" calcext:value-type="float">
            <text:p>1526877506456020000</text:p>
          </table:table-cell>
          <table:table-cell office:value-type="float" office:value="685" calcext:value-type="float">
            <text:p>685</text:p>
          </table:table-cell>
          <table:table-cell office:value-type="float" office:value="1.52687750645077E+018" calcext:value-type="float">
            <text:p>1526877506450770000</text:p>
          </table:table-cell>
          <table:table-cell office:value-type="string" calcext:value-type="string">
            <text:p>world</text:p>
          </table:table-cell>
          <table:table-cell office:value-type="float" office:value="-0.0615855753422" calcext:value-type="float">
            <text:p>-0.0615855753</text:p>
          </table:table-cell>
          <table:table-cell office:value-type="float" office:value="0.564395785332" calcext:value-type="float">
            <text:p>0.5643957853</text:p>
          </table:table-cell>
          <table:table-cell office:value-type="float" office:value="0.161912858486" calcext:value-type="float">
            <text:p>0.16191285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4754E+018" calcext:value-type="float">
            <text:p>1526877506475400000</text:p>
          </table:table-cell>
          <table:table-cell office:value-type="float" office:value="686" calcext:value-type="float">
            <text:p>686</text:p>
          </table:table-cell>
          <table:table-cell office:value-type="float" office:value="1.52687750647077E+018" calcext:value-type="float">
            <text:p>1526877506470770000</text:p>
          </table:table-cell>
          <table:table-cell office:value-type="string" calcext:value-type="string">
            <text:p>world</text:p>
          </table:table-cell>
          <table:table-cell office:value-type="float" office:value="-0.0558697395027" calcext:value-type="float">
            <text:p>-0.0558697395</text:p>
          </table:table-cell>
          <table:table-cell office:value-type="float" office:value="0.56576025486" calcext:value-type="float">
            <text:p>0.5657602549</text:p>
          </table:table-cell>
          <table:table-cell office:value-type="float" office:value="0.14515119791" calcext:value-type="float">
            <text:p>0.14515119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4958E+018" calcext:value-type="float">
            <text:p>1526877506495800000</text:p>
          </table:table-cell>
          <table:table-cell office:value-type="float" office:value="687" calcext:value-type="float">
            <text:p>687</text:p>
          </table:table-cell>
          <table:table-cell office:value-type="float" office:value="1.52687750649156E+018" calcext:value-type="float">
            <text:p>1526877506491560000</text:p>
          </table:table-cell>
          <table:table-cell office:value-type="string" calcext:value-type="string">
            <text:p>world</text:p>
          </table:table-cell>
          <table:table-cell office:value-type="float" office:value="-0.0815007090569" calcext:value-type="float">
            <text:p>-0.0815007091</text:p>
          </table:table-cell>
          <table:table-cell office:value-type="float" office:value="0.69714307785" calcext:value-type="float">
            <text:p>0.6971430779</text:p>
          </table:table-cell>
          <table:table-cell office:value-type="float" office:value="0.15932187438" calcext:value-type="float">
            <text:p>0.1593218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51603E+018" calcext:value-type="float">
            <text:p>1526877506516030000</text:p>
          </table:table-cell>
          <table:table-cell office:value-type="float" office:value="688" calcext:value-type="float">
            <text:p>688</text:p>
          </table:table-cell>
          <table:table-cell office:value-type="float" office:value="1.52687750651129E+018" calcext:value-type="float">
            <text:p>1526877506511290000</text:p>
          </table:table-cell>
          <table:table-cell office:value-type="string" calcext:value-type="string">
            <text:p>world</text:p>
          </table:table-cell>
          <table:table-cell office:value-type="float" office:value="-0.0671591833234" calcext:value-type="float">
            <text:p>-0.0671591833</text:p>
          </table:table-cell>
          <table:table-cell office:value-type="float" office:value="0.642256498337" calcext:value-type="float">
            <text:p>0.6422564983</text:p>
          </table:table-cell>
          <table:table-cell office:value-type="float" office:value="0.136674046516" calcext:value-type="float">
            <text:p>0.13667404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53537E+018" calcext:value-type="float">
            <text:p>1526877506535370000</text:p>
          </table:table-cell>
          <table:table-cell office:value-type="float" office:value="689" calcext:value-type="float">
            <text:p>689</text:p>
          </table:table-cell>
          <table:table-cell office:value-type="float" office:value="1.52687750653104E+018" calcext:value-type="float">
            <text:p>1526877506531040000</text:p>
          </table:table-cell>
          <table:table-cell office:value-type="string" calcext:value-type="string">
            <text:p>world</text:p>
          </table:table-cell>
          <table:table-cell office:value-type="float" office:value="-0.0766373872757" calcext:value-type="float">
            <text:p>-0.0766373873</text:p>
          </table:table-cell>
          <table:table-cell office:value-type="float" office:value="0.635210216045" calcext:value-type="float">
            <text:p>0.635210216</text:p>
          </table:table-cell>
          <table:table-cell office:value-type="float" office:value="0.120110183954" calcext:value-type="float">
            <text:p>0.120110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55545E+018" calcext:value-type="float">
            <text:p>1526877506555450000</text:p>
          </table:table-cell>
          <table:table-cell office:value-type="float" office:value="690" calcext:value-type="float">
            <text:p>690</text:p>
          </table:table-cell>
          <table:table-cell office:value-type="float" office:value="1.52687750655073E+018" calcext:value-type="float">
            <text:p>1526877506550730000</text:p>
          </table:table-cell>
          <table:table-cell office:value-type="string" calcext:value-type="string">
            <text:p>world</text:p>
          </table:table-cell>
          <table:table-cell office:value-type="float" office:value="-0.0861799791455" calcext:value-type="float">
            <text:p>-0.0861799791</text:p>
          </table:table-cell>
          <table:table-cell office:value-type="float" office:value="0.790592908859" calcext:value-type="float">
            <text:p>0.7905929089</text:p>
          </table:table-cell>
          <table:table-cell office:value-type="float" office:value="0.131117612123" calcext:value-type="float">
            <text:p>0.13111761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57584E+018" calcext:value-type="float">
            <text:p>1526877506575840000</text:p>
          </table:table-cell>
          <table:table-cell office:value-type="float" office:value="691" calcext:value-type="float">
            <text:p>691</text:p>
          </table:table-cell>
          <table:table-cell office:value-type="float" office:value="1.52687750657127E+018" calcext:value-type="float">
            <text:p>1526877506571270000</text:p>
          </table:table-cell>
          <table:table-cell office:value-type="string" calcext:value-type="string">
            <text:p>world</text:p>
          </table:table-cell>
          <table:table-cell office:value-type="float" office:value="-0.0845461338758" calcext:value-type="float">
            <text:p>-0.0845461339</text:p>
          </table:table-cell>
          <table:table-cell office:value-type="float" office:value="0.720181047916" calcext:value-type="float">
            <text:p>0.7201810479</text:p>
          </table:table-cell>
          <table:table-cell office:value-type="float" office:value="0.105949886143" calcext:value-type="float">
            <text:p>0.10594988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59496E+018" calcext:value-type="float">
            <text:p>1526877506594960000</text:p>
          </table:table-cell>
          <table:table-cell office:value-type="float" office:value="692" calcext:value-type="float">
            <text:p>692</text:p>
          </table:table-cell>
          <table:table-cell office:value-type="float" office:value="1.52687750659086E+018" calcext:value-type="float">
            <text:p>1526877506590860000</text:p>
          </table:table-cell>
          <table:table-cell office:value-type="string" calcext:value-type="string">
            <text:p>world</text:p>
          </table:table-cell>
          <table:table-cell office:value-type="float" office:value="-0.100133866072" calcext:value-type="float">
            <text:p>-0.1001338661</text:p>
          </table:table-cell>
          <table:table-cell office:value-type="float" office:value="0.897443652153" calcext:value-type="float">
            <text:p>0.8974436522</text:p>
          </table:table-cell>
          <table:table-cell office:value-type="float" office:value="0.116911485791" calcext:value-type="float">
            <text:p>0.11691148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61538E+018" calcext:value-type="float">
            <text:p>1526877506615380000</text:p>
          </table:table-cell>
          <table:table-cell office:value-type="float" office:value="693" calcext:value-type="float">
            <text:p>693</text:p>
          </table:table-cell>
          <table:table-cell office:value-type="float" office:value="1.52687750661153E+018" calcext:value-type="float">
            <text:p>1526877506611530000</text:p>
          </table:table-cell>
          <table:table-cell office:value-type="string" calcext:value-type="string">
            <text:p>world</text:p>
          </table:table-cell>
          <table:table-cell office:value-type="float" office:value="-0.0900912880898" calcext:value-type="float">
            <text:p>-0.0900912881</text:p>
          </table:table-cell>
          <table:table-cell office:value-type="float" office:value="0.798844456673" calcext:value-type="float">
            <text:p>0.7988444567</text:p>
          </table:table-cell>
          <table:table-cell office:value-type="float" office:value="0.0949578285217" calcext:value-type="float">
            <text:p>0.09495782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63591E+018" calcext:value-type="float">
            <text:p>1526877506635910000</text:p>
          </table:table-cell>
          <table:table-cell office:value-type="float" office:value="694" calcext:value-type="float">
            <text:p>694</text:p>
          </table:table-cell>
          <table:table-cell office:value-type="float" office:value="1.52687750663121E+018" calcext:value-type="float">
            <text:p>1526877506631210000</text:p>
          </table:table-cell>
          <table:table-cell office:value-type="string" calcext:value-type="string">
            <text:p>world</text:p>
          </table:table-cell>
          <table:table-cell office:value-type="float" office:value="-0.08350186795" calcext:value-type="float">
            <text:p>-0.083501868</text:p>
          </table:table-cell>
          <table:table-cell office:value-type="float" office:value="0.757635951042" calcext:value-type="float">
            <text:p>0.757635951</text:p>
          </table:table-cell>
          <table:table-cell office:value-type="float" office:value="0.0776363164186" calcext:value-type="float">
            <text:p>0.07763631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65618E+018" calcext:value-type="float">
            <text:p>1526877506656180000</text:p>
          </table:table-cell>
          <table:table-cell office:value-type="float" office:value="695" calcext:value-type="float">
            <text:p>695</text:p>
          </table:table-cell>
          <table:table-cell office:value-type="float" office:value="1.52687750665109E+018" calcext:value-type="float">
            <text:p>1526877506651090000</text:p>
          </table:table-cell>
          <table:table-cell office:value-type="string" calcext:value-type="string">
            <text:p>world</text:p>
          </table:table-cell>
          <table:table-cell office:value-type="float" office:value="-0.100387468934" calcext:value-type="float">
            <text:p>-0.1003874689</text:p>
          </table:table-cell>
          <table:table-cell office:value-type="float" office:value="0.935204565525" calcext:value-type="float">
            <text:p>0.9352045655</text:p>
          </table:table-cell>
          <table:table-cell office:value-type="float" office:value="0.0775373280048" calcext:value-type="float">
            <text:p>0.077537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67555E+018" calcext:value-type="float">
            <text:p>1526877506675550000</text:p>
          </table:table-cell>
          <table:table-cell office:value-type="float" office:value="696" calcext:value-type="float">
            <text:p>696</text:p>
          </table:table-cell>
          <table:table-cell office:value-type="float" office:value="1.5268775066709E+018" calcext:value-type="float">
            <text:p>1526877506670900000</text:p>
          </table:table-cell>
          <table:table-cell office:value-type="string" calcext:value-type="string">
            <text:p>world</text:p>
          </table:table-cell>
          <table:table-cell office:value-type="float" office:value="-0.094068184495" calcext:value-type="float">
            <text:p>-0.0940681845</text:p>
          </table:table-cell>
          <table:table-cell office:value-type="float" office:value="0.869878530502" calcext:value-type="float">
            <text:p>0.8698785305</text:p>
          </table:table-cell>
          <table:table-cell office:value-type="float" office:value="0.0618114471436" calcext:value-type="float">
            <text:p>0.06181144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69587E+018" calcext:value-type="float">
            <text:p>1526877506695870000</text:p>
          </table:table-cell>
          <table:table-cell office:value-type="float" office:value="697" calcext:value-type="float">
            <text:p>697</text:p>
          </table:table-cell>
          <table:table-cell office:value-type="float" office:value="1.52687750669167E+018" calcext:value-type="float">
            <text:p>1526877506691670000</text:p>
          </table:table-cell>
          <table:table-cell office:value-type="string" calcext:value-type="string">
            <text:p>world</text:p>
          </table:table-cell>
          <table:table-cell office:value-type="float" office:value="-0.105672731996" calcext:value-type="float">
            <text:p>-0.105672732</text:p>
          </table:table-cell>
          <table:table-cell office:value-type="float" office:value="1.01994085312" calcext:value-type="float">
            <text:p>1.0199408531</text:p>
          </table:table-cell>
          <table:table-cell office:value-type="float" office:value="0.0543836653233" calcext:value-type="float">
            <text:p>0.05438366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71611E+018" calcext:value-type="float">
            <text:p>1526877506716110000</text:p>
          </table:table-cell>
          <table:table-cell office:value-type="float" office:value="698" calcext:value-type="float">
            <text:p>698</text:p>
          </table:table-cell>
          <table:table-cell office:value-type="float" office:value="1.52687750671144E+018" calcext:value-type="float">
            <text:p>1526877506711440000</text:p>
          </table:table-cell>
          <table:table-cell office:value-type="string" calcext:value-type="string">
            <text:p>world</text:p>
          </table:table-cell>
          <table:table-cell office:value-type="float" office:value="-0.0879723355174" calcext:value-type="float">
            <text:p>-0.0879723355</text:p>
          </table:table-cell>
          <table:table-cell office:value-type="float" office:value="0.910057663918" calcext:value-type="float">
            <text:p>0.9100576639</text:p>
          </table:table-cell>
          <table:table-cell office:value-type="float" office:value="0.0300492942333" calcext:value-type="float">
            <text:p>0.03004929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73561E+018" calcext:value-type="float">
            <text:p>1526877506735610000</text:p>
          </table:table-cell>
          <table:table-cell office:value-type="float" office:value="699" calcext:value-type="float">
            <text:p>699</text:p>
          </table:table-cell>
          <table:table-cell office:value-type="float" office:value="1.52687750673139E+018" calcext:value-type="float">
            <text:p>1526877506731390000</text:p>
          </table:table-cell>
          <table:table-cell office:value-type="string" calcext:value-type="string">
            <text:p>world</text:p>
          </table:table-cell>
          <table:table-cell office:value-type="float" office:value="-0.107650667429" calcext:value-type="float">
            <text:p>-0.1076506674</text:p>
          </table:table-cell>
          <table:table-cell office:value-type="float" office:value="1.08996915817" calcext:value-type="float">
            <text:p>1.0899691582</text:p>
          </table:table-cell>
          <table:table-cell office:value-type="float" office:value="-0.000639783218503" calcext:value-type="float">
            <text:p>-0.0006397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75576E+018" calcext:value-type="float">
            <text:p>1526877506755760000</text:p>
          </table:table-cell>
          <table:table-cell office:value-type="float" office:value="700" calcext:value-type="float">
            <text:p>700</text:p>
          </table:table-cell>
          <table:table-cell office:value-type="float" office:value="1.52687750675116E+018" calcext:value-type="float">
            <text:p>1526877506751160000</text:p>
          </table:table-cell>
          <table:table-cell office:value-type="string" calcext:value-type="string">
            <text:p>world</text:p>
          </table:table-cell>
          <table:table-cell office:value-type="float" office:value="-0.0897949635983" calcext:value-type="float">
            <text:p>-0.0897949636</text:p>
          </table:table-cell>
          <table:table-cell office:value-type="float" office:value="0.958105862141" calcext:value-type="float">
            <text:p>0.9581058621</text:p>
          </table:table-cell>
          <table:table-cell office:value-type="float" office:value="-0.0224794484675" calcext:value-type="float">
            <text:p>-0.02247944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77616E+018" calcext:value-type="float">
            <text:p>1526877506776160000</text:p>
          </table:table-cell>
          <table:table-cell office:value-type="float" office:value="701" calcext:value-type="float">
            <text:p>701</text:p>
          </table:table-cell>
          <table:table-cell office:value-type="float" office:value="1.52687750677099E+018" calcext:value-type="float">
            <text:p>1526877506770990000</text:p>
          </table:table-cell>
          <table:table-cell office:value-type="string" calcext:value-type="string">
            <text:p>world</text:p>
          </table:table-cell>
          <table:table-cell office:value-type="float" office:value="-0.0807662308216" calcext:value-type="float">
            <text:p>-0.0807662308</text:p>
          </table:table-cell>
          <table:table-cell office:value-type="float" office:value="0.895890593529" calcext:value-type="float">
            <text:p>0.8958905935</text:p>
          </table:table-cell>
          <table:table-cell office:value-type="float" office:value="-0.0365900211036" calcext:value-type="float">
            <text:p>-0.03659002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79562E+018" calcext:value-type="float">
            <text:p>1526877506795620000</text:p>
          </table:table-cell>
          <table:table-cell office:value-type="float" office:value="702" calcext:value-type="float">
            <text:p>702</text:p>
          </table:table-cell>
          <table:table-cell office:value-type="float" office:value="1.52687750679103E+018" calcext:value-type="float">
            <text:p>1526877506791030000</text:p>
          </table:table-cell>
          <table:table-cell office:value-type="string" calcext:value-type="string">
            <text:p>world</text:p>
          </table:table-cell>
          <table:table-cell office:value-type="float" office:value="-0.101461701095" calcext:value-type="float">
            <text:p>-0.1014617011</text:p>
          </table:table-cell>
          <table:table-cell office:value-type="float" office:value="1.10482215881" calcext:value-type="float">
            <text:p>1.1048221588</text:p>
          </table:table-cell>
          <table:table-cell office:value-type="float" office:value="-0.0802000910044" calcext:value-type="float">
            <text:p>-0.0802000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81592E+018" calcext:value-type="float">
            <text:p>1526877506815920000</text:p>
          </table:table-cell>
          <table:table-cell office:value-type="float" office:value="703" calcext:value-type="float">
            <text:p>703</text:p>
          </table:table-cell>
          <table:table-cell office:value-type="float" office:value="1.52687750681084E+018" calcext:value-type="float">
            <text:p>1526877506810840000</text:p>
          </table:table-cell>
          <table:table-cell office:value-type="string" calcext:value-type="string">
            <text:p>world</text:p>
          </table:table-cell>
          <table:table-cell office:value-type="float" office:value="-0.0860808342695" calcext:value-type="float">
            <text:p>-0.0860808343</text:p>
          </table:table-cell>
          <table:table-cell office:value-type="float" office:value="0.975561499596" calcext:value-type="float">
            <text:p>0.9755614996</text:p>
          </table:table-cell>
          <table:table-cell office:value-type="float" office:value="-0.0864937603474" calcext:value-type="float">
            <text:p>-0.08649376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83516E+018" calcext:value-type="float">
            <text:p>1526877506835160000</text:p>
          </table:table-cell>
          <table:table-cell office:value-type="float" office:value="704" calcext:value-type="float">
            <text:p>704</text:p>
          </table:table-cell>
          <table:table-cell office:value-type="float" office:value="1.52687750683166E+018" calcext:value-type="float">
            <text:p>1526877506831660000</text:p>
          </table:table-cell>
          <table:table-cell office:value-type="string" calcext:value-type="string">
            <text:p>world</text:p>
          </table:table-cell>
          <table:table-cell office:value-type="float" office:value="-0.0999147519469" calcext:value-type="float">
            <text:p>-0.0999147519</text:p>
          </table:table-cell>
          <table:table-cell office:value-type="float" office:value="1.15723514557" calcext:value-type="float">
            <text:p>1.1572351456</text:p>
          </table:table-cell>
          <table:table-cell office:value-type="float" office:value="-0.142111778259" calcext:value-type="float">
            <text:p>-0.14211177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85564E+018" calcext:value-type="float">
            <text:p>1526877506855640000</text:p>
          </table:table-cell>
          <table:table-cell office:value-type="float" office:value="705" calcext:value-type="float">
            <text:p>705</text:p>
          </table:table-cell>
          <table:table-cell office:value-type="float" office:value="1.52687750685142E+018" calcext:value-type="float">
            <text:p>1526877506851420000</text:p>
          </table:table-cell>
          <table:table-cell office:value-type="string" calcext:value-type="string">
            <text:p>world</text:p>
          </table:table-cell>
          <table:table-cell office:value-type="float" office:value="-0.0848618000746" calcext:value-type="float">
            <text:p>-0.0848618001</text:p>
          </table:table-cell>
          <table:table-cell office:value-type="float" office:value="1.00272941589" calcext:value-type="float">
            <text:p>1.0027294159</text:p>
          </table:table-cell>
          <table:table-cell office:value-type="float" office:value="-0.144760936499" calcext:value-type="float">
            <text:p>-0.1447609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87609E+018" calcext:value-type="float">
            <text:p>1526877506876090000</text:p>
          </table:table-cell>
          <table:table-cell office:value-type="float" office:value="706" calcext:value-type="float">
            <text:p>706</text:p>
          </table:table-cell>
          <table:table-cell office:value-type="float" office:value="1.5268775068712E+018" calcext:value-type="float">
            <text:p>1526877506871200000</text:p>
          </table:table-cell>
          <table:table-cell office:value-type="string" calcext:value-type="string">
            <text:p>world</text:p>
          </table:table-cell>
          <table:table-cell office:value-type="float" office:value="-0.0809614211321" calcext:value-type="float">
            <text:p>-0.0809614211</text:p>
          </table:table-cell>
          <table:table-cell office:value-type="float" office:value="0.92670571804" calcext:value-type="float">
            <text:p>0.926705718</text:p>
          </table:table-cell>
          <table:table-cell office:value-type="float" office:value="-0.153136819601" calcext:value-type="float">
            <text:p>-0.15313681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8952E+018" calcext:value-type="float">
            <text:p>1526877506895200000</text:p>
          </table:table-cell>
          <table:table-cell office:value-type="float" office:value="707" calcext:value-type="float">
            <text:p>707</text:p>
          </table:table-cell>
          <table:table-cell office:value-type="float" office:value="1.52687750689132E+018" calcext:value-type="float">
            <text:p>1526877506891320000</text:p>
          </table:table-cell>
          <table:table-cell office:value-type="string" calcext:value-type="string">
            <text:p>world</text:p>
          </table:table-cell>
          <table:table-cell office:value-type="float" office:value="-0.100659042597" calcext:value-type="float">
            <text:p>-0.1006590426</text:p>
          </table:table-cell>
          <table:table-cell office:value-type="float" office:value="1.14292216301" calcext:value-type="float">
            <text:p>1.142922163</text:p>
          </table:table-cell>
          <table:table-cell office:value-type="float" office:value="-0.220430225134" calcext:value-type="float">
            <text:p>-0.22043022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91553E+018" calcext:value-type="float">
            <text:p>1526877506915530000</text:p>
          </table:table-cell>
          <table:table-cell office:value-type="float" office:value="708" calcext:value-type="float">
            <text:p>708</text:p>
          </table:table-cell>
          <table:table-cell office:value-type="float" office:value="1.52687750691113E+018" calcext:value-type="float">
            <text:p>1526877506911130000</text:p>
          </table:table-cell>
          <table:table-cell office:value-type="string" calcext:value-type="string">
            <text:p>world</text:p>
          </table:table-cell>
          <table:table-cell office:value-type="float" office:value="-0.0854587629437" calcext:value-type="float">
            <text:p>-0.0854587629</text:p>
          </table:table-cell>
          <table:table-cell office:value-type="float" office:value="1.00186610222" calcext:value-type="float">
            <text:p>1.0018661022</text:p>
          </table:table-cell>
          <table:table-cell office:value-type="float" office:value="-0.20360404253" calcext:value-type="float">
            <text:p>-0.20360404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93585E+018" calcext:value-type="float">
            <text:p>1526877506935850000</text:p>
          </table:table-cell>
          <table:table-cell office:value-type="float" office:value="709" calcext:value-type="float">
            <text:p>709</text:p>
          </table:table-cell>
          <table:table-cell office:value-type="float" office:value="1.52687750693098E+018" calcext:value-type="float">
            <text:p>1526877506930980000</text:p>
          </table:table-cell>
          <table:table-cell office:value-type="string" calcext:value-type="string">
            <text:p>world</text:p>
          </table:table-cell>
          <table:table-cell office:value-type="float" office:value="-0.0982105433941" calcext:value-type="float">
            <text:p>-0.0982105434</text:p>
          </table:table-cell>
          <table:table-cell office:value-type="float" office:value="1.1401976347" calcext:value-type="float">
            <text:p>1.1401976347</text:p>
          </table:table-cell>
          <table:table-cell office:value-type="float" office:value="-0.255942583084" calcext:value-type="float">
            <text:p>-0.25594258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95611E+018" calcext:value-type="float">
            <text:p>1526877506956110000</text:p>
          </table:table-cell>
          <table:table-cell office:value-type="float" office:value="710" calcext:value-type="float">
            <text:p>710</text:p>
          </table:table-cell>
          <table:table-cell office:value-type="float" office:value="1.52687750695067E+018" calcext:value-type="float">
            <text:p>1526877506950670000</text:p>
          </table:table-cell>
          <table:table-cell office:value-type="string" calcext:value-type="string">
            <text:p>world</text:p>
          </table:table-cell>
          <table:table-cell office:value-type="float" office:value="-0.0871311426163" calcext:value-type="float">
            <text:p>-0.0871311426</text:p>
          </table:table-cell>
          <table:table-cell office:value-type="float" office:value="0.994510173798" calcext:value-type="float">
            <text:p>0.9945101738</text:p>
          </table:table-cell>
          <table:table-cell office:value-type="float" office:value="-0.230422526598" calcext:value-type="float">
            <text:p>-0.23042252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97535E+018" calcext:value-type="float">
            <text:p>1526877506975350000</text:p>
          </table:table-cell>
          <table:table-cell office:value-type="float" office:value="711" calcext:value-type="float">
            <text:p>711</text:p>
          </table:table-cell>
          <table:table-cell office:value-type="float" office:value="1.52687750697159E+018" calcext:value-type="float">
            <text:p>1526877506971590000</text:p>
          </table:table-cell>
          <table:table-cell office:value-type="string" calcext:value-type="string">
            <text:p>world</text:p>
          </table:table-cell>
          <table:table-cell office:value-type="float" office:value="-0.0933058187366" calcext:value-type="float">
            <text:p>-0.0933058187</text:p>
          </table:table-cell>
          <table:table-cell office:value-type="float" office:value="1.15422725677" calcext:value-type="float">
            <text:p>1.1542272568</text:p>
          </table:table-cell>
          <table:table-cell office:value-type="float" office:value="-0.28533026576" calcext:value-type="float">
            <text:p>-0.28533026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699586E+018" calcext:value-type="float">
            <text:p>1526877506995860000</text:p>
          </table:table-cell>
          <table:table-cell office:value-type="float" office:value="712" calcext:value-type="float">
            <text:p>712</text:p>
          </table:table-cell>
          <table:table-cell office:value-type="float" office:value="1.52687750699134E+018" calcext:value-type="float">
            <text:p>1526877506991340000</text:p>
          </table:table-cell>
          <table:table-cell office:value-type="string" calcext:value-type="string">
            <text:p>world</text:p>
          </table:table-cell>
          <table:table-cell office:value-type="float" office:value="-0.0825444534421" calcext:value-type="float">
            <text:p>-0.0825444534</text:p>
          </table:table-cell>
          <table:table-cell office:value-type="float" office:value="0.984565079212" calcext:value-type="float">
            <text:p>0.9845650792</text:p>
          </table:table-cell>
          <table:table-cell office:value-type="float" office:value="-0.265597194433" calcext:value-type="float">
            <text:p>-0.2655971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01607E+018" calcext:value-type="float">
            <text:p>1526877507016070000</text:p>
          </table:table-cell>
          <table:table-cell office:value-type="float" office:value="713" calcext:value-type="float">
            <text:p>713</text:p>
          </table:table-cell>
          <table:table-cell office:value-type="float" office:value="1.52687750701119E+018" calcext:value-type="float">
            <text:p>1526877507011190000</text:p>
          </table:table-cell>
          <table:table-cell office:value-type="string" calcext:value-type="string">
            <text:p>world</text:p>
          </table:table-cell>
          <table:table-cell office:value-type="float" office:value="-0.0657580345869" calcext:value-type="float">
            <text:p>-0.0657580346</text:p>
          </table:table-cell>
          <table:table-cell office:value-type="float" office:value="0.899015307426" calcext:value-type="float">
            <text:p>0.8990153074</text:p>
          </table:table-cell>
          <table:table-cell office:value-type="float" office:value="-0.26045948267" calcext:value-type="float">
            <text:p>-0.26045948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0353E+018" calcext:value-type="float">
            <text:p>1526877507035300000</text:p>
          </table:table-cell>
          <table:table-cell office:value-type="float" office:value="714" calcext:value-type="float">
            <text:p>714</text:p>
          </table:table-cell>
          <table:table-cell office:value-type="float" office:value="1.5268775070309E+018" calcext:value-type="float">
            <text:p>1526877507030900000</text:p>
          </table:table-cell>
          <table:table-cell office:value-type="string" calcext:value-type="string">
            <text:p>world</text:p>
          </table:table-cell>
          <table:table-cell office:value-type="float" office:value="-0.0732819959521" calcext:value-type="float">
            <text:p>-0.073281996</text:p>
          </table:table-cell>
          <table:table-cell office:value-type="float" office:value="1.08816003799" calcext:value-type="float">
            <text:p>1.088160038</text:p>
          </table:table-cell>
          <table:table-cell office:value-type="float" office:value="-0.322198659182" calcext:value-type="float">
            <text:p>-0.3221986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05569E+018" calcext:value-type="float">
            <text:p>1526877507055690000</text:p>
          </table:table-cell>
          <table:table-cell office:value-type="float" office:value="715" calcext:value-type="float">
            <text:p>715</text:p>
          </table:table-cell>
          <table:table-cell office:value-type="float" office:value="1.52687750705085E+018" calcext:value-type="float">
            <text:p>1526877507050850000</text:p>
          </table:table-cell>
          <table:table-cell office:value-type="string" calcext:value-type="string">
            <text:p>world</text:p>
          </table:table-cell>
          <table:table-cell office:value-type="float" office:value="-0.0646550953388" calcext:value-type="float">
            <text:p>-0.0646550953</text:p>
          </table:table-cell>
          <table:table-cell office:value-type="float" office:value="0.93983566761" calcext:value-type="float">
            <text:p>0.9398356676</text:p>
          </table:table-cell>
          <table:table-cell office:value-type="float" office:value="-0.282737970352" calcext:value-type="float">
            <text:p>-0.2827379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07615E+018" calcext:value-type="float">
            <text:p>1526877507076150000</text:p>
          </table:table-cell>
          <table:table-cell office:value-type="float" office:value="716" calcext:value-type="float">
            <text:p>716</text:p>
          </table:table-cell>
          <table:table-cell office:value-type="float" office:value="1.52687750707081E+018" calcext:value-type="float">
            <text:p>1526877507070810000</text:p>
          </table:table-cell>
          <table:table-cell office:value-type="string" calcext:value-type="string">
            <text:p>world</text:p>
          </table:table-cell>
          <table:table-cell office:value-type="float" office:value="-0.05358697474" calcext:value-type="float">
            <text:p>-0.0535869747</text:p>
          </table:table-cell>
          <table:table-cell office:value-type="float" office:value="0.854484260082" calcext:value-type="float">
            <text:p>0.8544842601</text:p>
          </table:table-cell>
          <table:table-cell office:value-type="float" office:value="-0.258194833994" calcext:value-type="float">
            <text:p>-0.2581948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09552E+018" calcext:value-type="float">
            <text:p>1526877507095520000</text:p>
          </table:table-cell>
          <table:table-cell office:value-type="float" office:value="717" calcext:value-type="float">
            <text:p>717</text:p>
          </table:table-cell>
          <table:table-cell office:value-type="float" office:value="1.52687750709062E+018" calcext:value-type="float">
            <text:p>1526877507090620000</text:p>
          </table:table-cell>
          <table:table-cell office:value-type="string" calcext:value-type="string">
            <text:p>world</text:p>
          </table:table-cell>
          <table:table-cell office:value-type="float" office:value="-0.0549477636814" calcext:value-type="float">
            <text:p>-0.0549477637</text:p>
          </table:table-cell>
          <table:table-cell office:value-type="float" office:value="1.01945722103" calcext:value-type="float">
            <text:p>1.019457221</text:p>
          </table:table-cell>
          <table:table-cell office:value-type="float" office:value="-0.308466732502" calcext:value-type="float">
            <text:p>-0.30846673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11593E+018" calcext:value-type="float">
            <text:p>1526877507115930000</text:p>
          </table:table-cell>
          <table:table-cell office:value-type="float" office:value="718" calcext:value-type="float">
            <text:p>718</text:p>
          </table:table-cell>
          <table:table-cell office:value-type="float" office:value="1.52687750711153E+018" calcext:value-type="float">
            <text:p>1526877507111530000</text:p>
          </table:table-cell>
          <table:table-cell office:value-type="string" calcext:value-type="string">
            <text:p>world</text:p>
          </table:table-cell>
          <table:table-cell office:value-type="float" office:value="-0.047671161592" calcext:value-type="float">
            <text:p>-0.0476711616</text:p>
          </table:table-cell>
          <table:table-cell office:value-type="float" office:value="0.87789440155" calcext:value-type="float">
            <text:p>0.8778944016</text:p>
          </table:table-cell>
          <table:table-cell office:value-type="float" office:value="-0.259552001953" calcext:value-type="float">
            <text:p>-0.259552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13636E+018" calcext:value-type="float">
            <text:p>1526877507136360000</text:p>
          </table:table-cell>
          <table:table-cell office:value-type="float" office:value="719" calcext:value-type="float">
            <text:p>719</text:p>
          </table:table-cell>
          <table:table-cell office:value-type="float" office:value="1.5268775071314E+018" calcext:value-type="float">
            <text:p>1526877507131400000</text:p>
          </table:table-cell>
          <table:table-cell office:value-type="string" calcext:value-type="string">
            <text:p>world</text:p>
          </table:table-cell>
          <table:table-cell office:value-type="float" office:value="-0.03445738554" calcext:value-type="float">
            <text:p>-0.0344573855</text:p>
          </table:table-cell>
          <table:table-cell office:value-type="float" office:value="0.966177940369" calcext:value-type="float">
            <text:p>0.9661779404</text:p>
          </table:table-cell>
          <table:table-cell office:value-type="float" office:value="-0.271567881107" calcext:value-type="float">
            <text:p>-0.27156788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15566E+018" calcext:value-type="float">
            <text:p>1526877507155660000</text:p>
          </table:table-cell>
          <table:table-cell office:value-type="float" office:value="720" calcext:value-type="float">
            <text:p>720</text:p>
          </table:table-cell>
          <table:table-cell office:value-type="float" office:value="1.52687750715115E+018" calcext:value-type="float">
            <text:p>1526877507151150000</text:p>
          </table:table-cell>
          <table:table-cell office:value-type="string" calcext:value-type="string">
            <text:p>world</text:p>
          </table:table-cell>
          <table:table-cell office:value-type="float" office:value="-0.0178369302303" calcext:value-type="float">
            <text:p>-0.0178369302</text:p>
          </table:table-cell>
          <table:table-cell office:value-type="float" office:value="0.847699284554" calcext:value-type="float">
            <text:p>0.8476992846</text:p>
          </table:table-cell>
          <table:table-cell office:value-type="float" office:value="-0.229600936174" calcext:value-type="float">
            <text:p>-0.22960093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17588E+018" calcext:value-type="float">
            <text:p>1526877507175880000</text:p>
          </table:table-cell>
          <table:table-cell office:value-type="float" office:value="721" calcext:value-type="float">
            <text:p>721</text:p>
          </table:table-cell>
          <table:table-cell office:value-type="float" office:value="1.52687750717093E+018" calcext:value-type="float">
            <text:p>1526877507170930000</text:p>
          </table:table-cell>
          <table:table-cell office:value-type="string" calcext:value-type="string">
            <text:p>world</text:p>
          </table:table-cell>
          <table:table-cell office:value-type="float" office:value="-0.0313975960016" calcext:value-type="float">
            <text:p>-0.031397596</text:p>
          </table:table-cell>
          <table:table-cell office:value-type="float" office:value="0.762183904648" calcext:value-type="float">
            <text:p>0.7621839046</text:p>
          </table:table-cell>
          <table:table-cell office:value-type="float" office:value="-0.215894311666" calcext:value-type="float">
            <text:p>-0.21589431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19514E+018" calcext:value-type="float">
            <text:p>1526877507195140000</text:p>
          </table:table-cell>
          <table:table-cell office:value-type="float" office:value="722" calcext:value-type="float">
            <text:p>722</text:p>
          </table:table-cell>
          <table:table-cell office:value-type="float" office:value="1.52687750719089E+018" calcext:value-type="float">
            <text:p>1526877507190890000</text:p>
          </table:table-cell>
          <table:table-cell office:value-type="string" calcext:value-type="string">
            <text:p>world</text:p>
          </table:table-cell>
          <table:table-cell office:value-type="float" office:value="-0.0164660923183" calcext:value-type="float">
            <text:p>-0.0164660923</text:p>
          </table:table-cell>
          <table:table-cell office:value-type="float" office:value="0.882953047752" calcext:value-type="float">
            <text:p>0.8829530478</text:p>
          </table:table-cell>
          <table:table-cell office:value-type="float" office:value="-0.223094075918" calcext:value-type="float">
            <text:p>-0.22309407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21559E+018" calcext:value-type="float">
            <text:p>1526877507215590000</text:p>
          </table:table-cell>
          <table:table-cell office:value-type="float" office:value="723" calcext:value-type="float">
            <text:p>723</text:p>
          </table:table-cell>
          <table:table-cell office:value-type="float" office:value="1.52687750721108E+018" calcext:value-type="float">
            <text:p>1526877507211080000</text:p>
          </table:table-cell>
          <table:table-cell office:value-type="string" calcext:value-type="string">
            <text:p>world</text:p>
          </table:table-cell>
          <table:table-cell office:value-type="float" office:value="-0.0141380168498" calcext:value-type="float">
            <text:p>-0.0141380168</text:p>
          </table:table-cell>
          <table:table-cell office:value-type="float" office:value="0.755312979221" calcext:value-type="float">
            <text:p>0.7553129792</text:p>
          </table:table-cell>
          <table:table-cell office:value-type="float" office:value="-0.19349899888" calcext:value-type="float">
            <text:p>-0.19349899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23577E+018" calcext:value-type="float">
            <text:p>1526877507235770000</text:p>
          </table:table-cell>
          <table:table-cell office:value-type="float" office:value="724" calcext:value-type="float">
            <text:p>724</text:p>
          </table:table-cell>
          <table:table-cell office:value-type="float" office:value="1.52687750723081E+018" calcext:value-type="float">
            <text:p>1526877507230810000</text:p>
          </table:table-cell>
          <table:table-cell office:value-type="string" calcext:value-type="string">
            <text:p>world</text:p>
          </table:table-cell>
          <table:table-cell office:value-type="float" office:value="-0.00616990681738" calcext:value-type="float">
            <text:p>-0.0061699068</text:p>
          </table:table-cell>
          <table:table-cell office:value-type="float" office:value="0.823844075203" calcext:value-type="float">
            <text:p>0.8238440752</text:p>
          </table:table-cell>
          <table:table-cell office:value-type="float" office:value="-0.194803237915" calcext:value-type="float">
            <text:p>-0.19480323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2562E+018" calcext:value-type="float">
            <text:p>1526877507256200000</text:p>
          </table:table-cell>
          <table:table-cell office:value-type="float" office:value="725" calcext:value-type="float">
            <text:p>725</text:p>
          </table:table-cell>
          <table:table-cell office:value-type="float" office:value="1.52687750725158E+018" calcext:value-type="float">
            <text:p>1526877507251580000</text:p>
          </table:table-cell>
          <table:table-cell office:value-type="string" calcext:value-type="string">
            <text:p>world</text:p>
          </table:table-cell>
          <table:table-cell office:value-type="float" office:value="-0.00313690910116" calcext:value-type="float">
            <text:p>-0.0031369091</text:p>
          </table:table-cell>
          <table:table-cell office:value-type="float" office:value="0.697051525116" calcext:value-type="float">
            <text:p>0.6970515251</text:p>
          </table:table-cell>
          <table:table-cell office:value-type="float" office:value="-0.154104366899" calcext:value-type="float">
            <text:p>-0.15410436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27546E+018" calcext:value-type="float">
            <text:p>1526877507275460000</text:p>
          </table:table-cell>
          <table:table-cell office:value-type="float" office:value="726" calcext:value-type="float">
            <text:p>726</text:p>
          </table:table-cell>
          <table:table-cell office:value-type="float" office:value="1.52687750727164E+018" calcext:value-type="float">
            <text:p>1526877507271640000</text:p>
          </table:table-cell>
          <table:table-cell office:value-type="string" calcext:value-type="string">
            <text:p>world</text:p>
          </table:table-cell>
          <table:table-cell office:value-type="float" office:value="-0.00404712837189" calcext:value-type="float">
            <text:p>-0.0040471284</text:p>
          </table:table-cell>
          <table:table-cell office:value-type="float" office:value="0.637552917004" calcext:value-type="float">
            <text:p>0.637552917</text:p>
          </table:table-cell>
          <table:table-cell office:value-type="float" office:value="-0.140980094671" calcext:value-type="float">
            <text:p>-0.14098009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29581E+018" calcext:value-type="float">
            <text:p>1526877507295810000</text:p>
          </table:table-cell>
          <table:table-cell office:value-type="float" office:value="727" calcext:value-type="float">
            <text:p>727</text:p>
          </table:table-cell>
          <table:table-cell office:value-type="float" office:value="1.52687750729159E+018" calcext:value-type="float">
            <text:p>1526877507291590000</text:p>
          </table:table-cell>
          <table:table-cell office:value-type="string" calcext:value-type="string">
            <text:p>world</text:p>
          </table:table-cell>
          <table:table-cell office:value-type="float" office:value="-0.00306624616496" calcext:value-type="float">
            <text:p>-0.0030662462</text:p>
          </table:table-cell>
          <table:table-cell office:value-type="float" office:value="0.707292973995" calcext:value-type="float">
            <text:p>0.707292974</text:p>
          </table:table-cell>
          <table:table-cell office:value-type="float" office:value="-0.13111770153" calcext:value-type="float">
            <text:p>-0.13111770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31635E+018" calcext:value-type="float">
            <text:p>1526877507316350000</text:p>
          </table:table-cell>
          <table:table-cell office:value-type="float" office:value="728" calcext:value-type="float">
            <text:p>728</text:p>
          </table:table-cell>
          <table:table-cell office:value-type="float" office:value="1.52687750731137E+018" calcext:value-type="float">
            <text:p>1526877507311370000</text:p>
          </table:table-cell>
          <table:table-cell office:value-type="string" calcext:value-type="string">
            <text:p>world</text:p>
          </table:table-cell>
          <table:table-cell office:value-type="float" office:value="-0.00266554113477" calcext:value-type="float">
            <text:p>-0.0026655411</text:p>
          </table:table-cell>
          <table:table-cell office:value-type="float" office:value="0.603481173515" calcext:value-type="float">
            <text:p>0.6034811735</text:p>
          </table:table-cell>
          <table:table-cell office:value-type="float" office:value="-0.110583201051" calcext:value-type="float">
            <text:p>-0.11058320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33566E+018" calcext:value-type="float">
            <text:p>1526877507335660000</text:p>
          </table:table-cell>
          <table:table-cell office:value-type="float" office:value="729" calcext:value-type="float">
            <text:p>729</text:p>
          </table:table-cell>
          <table:table-cell office:value-type="float" office:value="1.52687750733111E+018" calcext:value-type="float">
            <text:p>1526877507331110000</text:p>
          </table:table-cell>
          <table:table-cell office:value-type="string" calcext:value-type="string">
            <text:p>world</text:p>
          </table:table-cell>
          <table:table-cell office:value-type="float" office:value="-0.00181464990601" calcext:value-type="float">
            <text:p>-0.0018146499</text:p>
          </table:table-cell>
          <table:table-cell office:value-type="float" office:value="0.672373175621" calcext:value-type="float">
            <text:p>0.6723731756</text:p>
          </table:table-cell>
          <table:table-cell office:value-type="float" office:value="-0.106069296598" calcext:value-type="float">
            <text:p>-0.10606929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35602E+018" calcext:value-type="float">
            <text:p>1526877507356020000</text:p>
          </table:table-cell>
          <table:table-cell office:value-type="float" office:value="730" calcext:value-type="float">
            <text:p>730</text:p>
          </table:table-cell>
          <table:table-cell office:value-type="float" office:value="1.52687750735116E+018" calcext:value-type="float">
            <text:p>1526877507351160000</text:p>
          </table:table-cell>
          <table:table-cell office:value-type="string" calcext:value-type="string">
            <text:p>world</text:p>
          </table:table-cell>
          <table:table-cell office:value-type="float" office:value="0.00164130609483" calcext:value-type="float">
            <text:p>0.0016413061</text:p>
          </table:table-cell>
          <table:table-cell office:value-type="float" office:value="0.561949133873" calcext:value-type="float">
            <text:p>0.5619491339</text:p>
          </table:table-cell>
          <table:table-cell office:value-type="float" office:value="-0.0789917483926" calcext:value-type="float">
            <text:p>-0.07899174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37533E+018" calcext:value-type="float">
            <text:p>1526877507375330000</text:p>
          </table:table-cell>
          <table:table-cell office:value-type="float" office:value="731" calcext:value-type="float">
            <text:p>731</text:p>
          </table:table-cell>
          <table:table-cell office:value-type="float" office:value="1.52687750737098E+018" calcext:value-type="float">
            <text:p>1526877507370980000</text:p>
          </table:table-cell>
          <table:table-cell office:value-type="string" calcext:value-type="string">
            <text:p>world</text:p>
          </table:table-cell>
          <table:table-cell office:value-type="float" office:value="0.0017381014768" calcext:value-type="float">
            <text:p>0.0017381015</text:p>
          </table:table-cell>
          <table:table-cell office:value-type="float" office:value="0.506429433823" calcext:value-type="float">
            <text:p>0.5064294338</text:p>
          </table:table-cell>
          <table:table-cell office:value-type="float" office:value="-0.0581914633512" calcext:value-type="float">
            <text:p>-0.05819146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39564E+018" calcext:value-type="float">
            <text:p>1526877507395640000</text:p>
          </table:table-cell>
          <table:table-cell office:value-type="float" office:value="732" calcext:value-type="float">
            <text:p>732</text:p>
          </table:table-cell>
          <table:table-cell office:value-type="float" office:value="1.52687750739092E+018" calcext:value-type="float">
            <text:p>1526877507390920000</text:p>
          </table:table-cell>
          <table:table-cell office:value-type="string" calcext:value-type="string">
            <text:p>world</text:p>
          </table:table-cell>
          <table:table-cell office:value-type="float" office:value="-0.00395037652925" calcext:value-type="float">
            <text:p>-0.0039503765</text:p>
          </table:table-cell>
          <table:table-cell office:value-type="float" office:value="0.54613506794" calcext:value-type="float">
            <text:p>0.5461350679</text:p>
          </table:table-cell>
          <table:table-cell office:value-type="float" office:value="-0.0532037168741" calcext:value-type="float">
            <text:p>-0.05320371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41597E+018" calcext:value-type="float">
            <text:p>1526877507415970000</text:p>
          </table:table-cell>
          <table:table-cell office:value-type="float" office:value="733" calcext:value-type="float">
            <text:p>733</text:p>
          </table:table-cell>
          <table:table-cell office:value-type="float" office:value="1.52687750741063E+018" calcext:value-type="float">
            <text:p>1526877507410630000</text:p>
          </table:table-cell>
          <table:table-cell office:value-type="string" calcext:value-type="string">
            <text:p>world</text:p>
          </table:table-cell>
          <table:table-cell office:value-type="float" office:value="-0.0059007788077" calcext:value-type="float">
            <text:p>-0.0059007788</text:p>
          </table:table-cell>
          <table:table-cell office:value-type="float" office:value="0.460198491812" calcext:value-type="float">
            <text:p>0.4601984918</text:p>
          </table:table-cell>
          <table:table-cell office:value-type="float" office:value="-0.0377794802189" calcext:value-type="float">
            <text:p>-0.03777948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43529E+018" calcext:value-type="float">
            <text:p>1526877507435290000</text:p>
          </table:table-cell>
          <table:table-cell office:value-type="float" office:value="734" calcext:value-type="float">
            <text:p>734</text:p>
          </table:table-cell>
          <table:table-cell office:value-type="float" office:value="1.52687750743151E+018" calcext:value-type="float">
            <text:p>1526877507431510000</text:p>
          </table:table-cell>
          <table:table-cell office:value-type="string" calcext:value-type="string">
            <text:p>world</text:p>
          </table:table-cell>
          <table:table-cell office:value-type="float" office:value="-0.00176060432568" calcext:value-type="float">
            <text:p>-0.0017606043</text:p>
          </table:table-cell>
          <table:table-cell office:value-type="float" office:value="0.502004027367" calcext:value-type="float">
            <text:p>0.5020040274</text:p>
          </table:table-cell>
          <table:table-cell office:value-type="float" office:value="-0.0234307460487" calcext:value-type="float">
            <text:p>-0.0234307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45555E+018" calcext:value-type="float">
            <text:p>1526877507455550000</text:p>
          </table:table-cell>
          <table:table-cell office:value-type="float" office:value="735" calcext:value-type="float">
            <text:p>735</text:p>
          </table:table-cell>
          <table:table-cell office:value-type="float" office:value="1.52687750745149E+018" calcext:value-type="float">
            <text:p>1526877507451490000</text:p>
          </table:table-cell>
          <table:table-cell office:value-type="string" calcext:value-type="string">
            <text:p>world</text:p>
          </table:table-cell>
          <table:table-cell office:value-type="float" office:value="-0.0080705974251" calcext:value-type="float">
            <text:p>-0.0080705974</text:p>
          </table:table-cell>
          <table:table-cell office:value-type="float" office:value="0.412728726864" calcext:value-type="float">
            <text:p>0.4127287269</text:p>
          </table:table-cell>
          <table:table-cell office:value-type="float" office:value="-0.0179531853646" calcext:value-type="float">
            <text:p>-0.01795318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47591E+018" calcext:value-type="float">
            <text:p>1526877507475910000</text:p>
          </table:table-cell>
          <table:table-cell office:value-type="float" office:value="736" calcext:value-type="float">
            <text:p>736</text:p>
          </table:table-cell>
          <table:table-cell office:value-type="float" office:value="1.52687750747159E+018" calcext:value-type="float">
            <text:p>1526877507471590000</text:p>
          </table:table-cell>
          <table:table-cell office:value-type="string" calcext:value-type="string">
            <text:p>world</text:p>
          </table:table-cell>
          <table:table-cell office:value-type="float" office:value="-0.00741604575887" calcext:value-type="float">
            <text:p>-0.0074160458</text:p>
          </table:table-cell>
          <table:table-cell office:value-type="float" office:value="0.358430802822" calcext:value-type="float">
            <text:p>0.3584308028</text:p>
          </table:table-cell>
          <table:table-cell office:value-type="float" office:value="-0.00751737458631" calcext:value-type="float">
            <text:p>-0.00751737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49521E+018" calcext:value-type="float">
            <text:p>1526877507495210000</text:p>
          </table:table-cell>
          <table:table-cell office:value-type="float" office:value="737" calcext:value-type="float">
            <text:p>737</text:p>
          </table:table-cell>
          <table:table-cell office:value-type="float" office:value="1.52687750749139E+018" calcext:value-type="float">
            <text:p>1526877507491390000</text:p>
          </table:table-cell>
          <table:table-cell office:value-type="string" calcext:value-type="string">
            <text:p>world</text:p>
          </table:table-cell>
          <table:table-cell office:value-type="float" office:value="-0.0150274503976" calcext:value-type="float">
            <text:p>-0.0150274504</text:p>
          </table:table-cell>
          <table:table-cell office:value-type="float" office:value="0.398337602615" calcext:value-type="float">
            <text:p>0.3983376026</text:p>
          </table:table-cell>
          <table:table-cell office:value-type="float" office:value="0.00497021619231" calcext:value-type="float">
            <text:p>0.00497021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51557E+018" calcext:value-type="float">
            <text:p>1526877507515570000</text:p>
          </table:table-cell>
          <table:table-cell office:value-type="float" office:value="738" calcext:value-type="float">
            <text:p>738</text:p>
          </table:table-cell>
          <table:table-cell office:value-type="float" office:value="1.52687750751129E+018" calcext:value-type="float">
            <text:p>1526877507511290000</text:p>
          </table:table-cell>
          <table:table-cell office:value-type="string" calcext:value-type="string">
            <text:p>world</text:p>
          </table:table-cell>
          <table:table-cell office:value-type="float" office:value="-0.0144442114979" calcext:value-type="float">
            <text:p>-0.0144442115</text:p>
          </table:table-cell>
          <table:table-cell office:value-type="float" office:value="0.327079355717" calcext:value-type="float">
            <text:p>0.3270793557</text:p>
          </table:table-cell>
          <table:table-cell office:value-type="float" office:value="0.00805860757828" calcext:value-type="float">
            <text:p>0.00805860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53617E+018" calcext:value-type="float">
            <text:p>1526877507536170000</text:p>
          </table:table-cell>
          <table:table-cell office:value-type="float" office:value="739" calcext:value-type="float">
            <text:p>739</text:p>
          </table:table-cell>
          <table:table-cell office:value-type="float" office:value="1.52687750753119E+018" calcext:value-type="float">
            <text:p>1526877507531190000</text:p>
          </table:table-cell>
          <table:table-cell office:value-type="string" calcext:value-type="string">
            <text:p>world</text:p>
          </table:table-cell>
          <table:table-cell office:value-type="float" office:value="-0.01925932616" calcext:value-type="float">
            <text:p>-0.0192593262</text:p>
          </table:table-cell>
          <table:table-cell office:value-type="float" office:value="0.336079537868" calcext:value-type="float">
            <text:p>0.3360795379</text:p>
          </table:table-cell>
          <table:table-cell office:value-type="float" office:value="0.0173843987286" calcext:value-type="float">
            <text:p>0.01738439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555E+018" calcext:value-type="float">
            <text:p>1526877507555000000</text:p>
          </table:table-cell>
          <table:table-cell office:value-type="float" office:value="740" calcext:value-type="float">
            <text:p>740</text:p>
          </table:table-cell>
          <table:table-cell office:value-type="float" office:value="1.5268775075509E+018" calcext:value-type="float">
            <text:p>1526877507550900000</text:p>
          </table:table-cell>
          <table:table-cell office:value-type="string" calcext:value-type="string">
            <text:p>world</text:p>
          </table:table-cell>
          <table:table-cell office:value-type="float" office:value="-0.0137574058026" calcext:value-type="float">
            <text:p>-0.0137574058</text:p>
          </table:table-cell>
          <table:table-cell office:value-type="float" office:value="0.278126716614" calcext:value-type="float">
            <text:p>0.2781267166</text:p>
          </table:table-cell>
          <table:table-cell office:value-type="float" office:value="0.0228987932205" calcext:value-type="float">
            <text:p>0.02289879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57528E+018" calcext:value-type="float">
            <text:p>1526877507575280000</text:p>
          </table:table-cell>
          <table:table-cell office:value-type="float" office:value="741" calcext:value-type="float">
            <text:p>741</text:p>
          </table:table-cell>
          <table:table-cell office:value-type="float" office:value="1.52687750757153E+018" calcext:value-type="float">
            <text:p>1526877507571530000</text:p>
          </table:table-cell>
          <table:table-cell office:value-type="string" calcext:value-type="string">
            <text:p>world</text:p>
          </table:table-cell>
          <table:table-cell office:value-type="float" office:value="-0.0169938988984" calcext:value-type="float">
            <text:p>-0.0169938989</text:p>
          </table:table-cell>
          <table:table-cell office:value-type="float" office:value="0.236927211285" calcext:value-type="float">
            <text:p>0.2369272113</text:p>
          </table:table-cell>
          <table:table-cell office:value-type="float" office:value="0.023709744215" calcext:value-type="float">
            <text:p>0.02370974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59564E+018" calcext:value-type="float">
            <text:p>1526877507595640000</text:p>
          </table:table-cell>
          <table:table-cell office:value-type="float" office:value="742" calcext:value-type="float">
            <text:p>742</text:p>
          </table:table-cell>
          <table:table-cell office:value-type="float" office:value="1.52687750759125E+018" calcext:value-type="float">
            <text:p>1526877507591250000</text:p>
          </table:table-cell>
          <table:table-cell office:value-type="string" calcext:value-type="string">
            <text:p>world</text:p>
          </table:table-cell>
          <table:table-cell office:value-type="float" office:value="-0.0243441946805" calcext:value-type="float">
            <text:p>-0.0243441947</text:p>
          </table:table-cell>
          <table:table-cell office:value-type="float" office:value="0.248774752021" calcext:value-type="float">
            <text:p>0.248774752</text:p>
          </table:table-cell>
          <table:table-cell office:value-type="float" office:value="0.0273938179016" calcext:value-type="float">
            <text:p>0.02739381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61601E+018" calcext:value-type="float">
            <text:p>1526877507616010000</text:p>
          </table:table-cell>
          <table:table-cell office:value-type="float" office:value="743" calcext:value-type="float">
            <text:p>743</text:p>
          </table:table-cell>
          <table:table-cell office:value-type="float" office:value="1.52687750761093E+018" calcext:value-type="float">
            <text:p>1526877507610930000</text:p>
          </table:table-cell>
          <table:table-cell office:value-type="string" calcext:value-type="string">
            <text:p>world</text:p>
          </table:table-cell>
          <table:table-cell office:value-type="float" office:value="-0.0231879800558" calcext:value-type="float">
            <text:p>-0.0231879801</text:p>
          </table:table-cell>
          <table:table-cell office:value-type="float" office:value="0.196462035179" calcext:value-type="float">
            <text:p>0.1964620352</text:p>
          </table:table-cell>
          <table:table-cell office:value-type="float" office:value="0.0330849289894" calcext:value-type="float">
            <text:p>0.0330849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63524E+018" calcext:value-type="float">
            <text:p>1526877507635240000</text:p>
          </table:table-cell>
          <table:table-cell office:value-type="float" office:value="744" calcext:value-type="float">
            <text:p>744</text:p>
          </table:table-cell>
          <table:table-cell office:value-type="float" office:value="1.52687750763161E+018" calcext:value-type="float">
            <text:p>1526877507631610000</text:p>
          </table:table-cell>
          <table:table-cell office:value-type="string" calcext:value-type="string">
            <text:p>world</text:p>
          </table:table-cell>
          <table:table-cell office:value-type="float" office:value="-0.0274086073041" calcext:value-type="float">
            <text:p>-0.0274086073</text:p>
          </table:table-cell>
          <table:table-cell office:value-type="float" office:value="0.205962687731" calcext:value-type="float">
            <text:p>0.2059626877</text:p>
          </table:table-cell>
          <table:table-cell office:value-type="float" office:value="0.0389772504568" calcext:value-type="float">
            <text:p>0.03897725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65546E+018" calcext:value-type="float">
            <text:p>1526877507655460000</text:p>
          </table:table-cell>
          <table:table-cell office:value-type="float" office:value="745" calcext:value-type="float">
            <text:p>745</text:p>
          </table:table-cell>
          <table:table-cell office:value-type="float" office:value="1.52687750765133E+018" calcext:value-type="float">
            <text:p>1526877507651330000</text:p>
          </table:table-cell>
          <table:table-cell office:value-type="string" calcext:value-type="string">
            <text:p>world</text:p>
          </table:table-cell>
          <table:table-cell office:value-type="float" office:value="-0.0264584645629" calcext:value-type="float">
            <text:p>-0.0264584646</text:p>
          </table:table-cell>
          <table:table-cell office:value-type="float" office:value="0.162533730268" calcext:value-type="float">
            <text:p>0.1625337303</text:p>
          </table:table-cell>
          <table:table-cell office:value-type="float" office:value="0.0292849373072" calcext:value-type="float">
            <text:p>0.02928493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67585E+018" calcext:value-type="float">
            <text:p>1526877507675850000</text:p>
          </table:table-cell>
          <table:table-cell office:value-type="float" office:value="746" calcext:value-type="float">
            <text:p>746</text:p>
          </table:table-cell>
          <table:table-cell office:value-type="float" office:value="1.52687750767085E+018" calcext:value-type="float">
            <text:p>1526877507670850000</text:p>
          </table:table-cell>
          <table:table-cell office:value-type="string" calcext:value-type="string">
            <text:p>world</text:p>
          </table:table-cell>
          <table:table-cell office:value-type="float" office:value="-0.0275029148906" calcext:value-type="float">
            <text:p>-0.0275029149</text:p>
          </table:table-cell>
          <table:table-cell office:value-type="float" office:value="0.127737551928" calcext:value-type="float">
            <text:p>0.1277375519</text:p>
          </table:table-cell>
          <table:table-cell office:value-type="float" office:value="0.0305161811411" calcext:value-type="float">
            <text:p>0.03051618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69522E+018" calcext:value-type="float">
            <text:p>1526877507695220000</text:p>
          </table:table-cell>
          <table:table-cell office:value-type="float" office:value="747" calcext:value-type="float">
            <text:p>747</text:p>
          </table:table-cell>
          <table:table-cell office:value-type="float" office:value="1.52687750769167E+018" calcext:value-type="float">
            <text:p>1526877507691670000</text:p>
          </table:table-cell>
          <table:table-cell office:value-type="string" calcext:value-type="string">
            <text:p>world</text:p>
          </table:table-cell>
          <table:table-cell office:value-type="float" office:value="-0.0325768142939" calcext:value-type="float">
            <text:p>-0.0325768143</text:p>
          </table:table-cell>
          <table:table-cell office:value-type="float" office:value="0.134421482682" calcext:value-type="float">
            <text:p>0.1344214827</text:p>
          </table:table-cell>
          <table:table-cell office:value-type="float" office:value="0.0244876891375" calcext:value-type="float">
            <text:p>0.02448768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71579E+018" calcext:value-type="float">
            <text:p>1526877507715790000</text:p>
          </table:table-cell>
          <table:table-cell office:value-type="float" office:value="748" calcext:value-type="float">
            <text:p>748</text:p>
          </table:table-cell>
          <table:table-cell office:value-type="float" office:value="1.52687750771156E+018" calcext:value-type="float">
            <text:p>1526877507711560000</text:p>
          </table:table-cell>
          <table:table-cell office:value-type="string" calcext:value-type="string">
            <text:p>world</text:p>
          </table:table-cell>
          <table:table-cell office:value-type="float" office:value="-0.0253446288407" calcext:value-type="float">
            <text:p>-0.0253446288</text:p>
          </table:table-cell>
          <table:table-cell office:value-type="float" office:value="0.10313654691" calcext:value-type="float">
            <text:p>0.1031365469</text:p>
          </table:table-cell>
          <table:table-cell office:value-type="float" office:value="0.0218173079193" calcext:value-type="float">
            <text:p>0.02181730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73589E+018" calcext:value-type="float">
            <text:p>1526877507735890000</text:p>
          </table:table-cell>
          <table:table-cell office:value-type="float" office:value="749" calcext:value-type="float">
            <text:p>749</text:p>
          </table:table-cell>
          <table:table-cell office:value-type="float" office:value="1.52687750773145E+018" calcext:value-type="float">
            <text:p>1526877507731450000</text:p>
          </table:table-cell>
          <table:table-cell office:value-type="string" calcext:value-type="string">
            <text:p>world</text:p>
          </table:table-cell>
          <table:table-cell office:value-type="float" office:value="-0.0334779843688" calcext:value-type="float">
            <text:p>-0.0334779844</text:p>
          </table:table-cell>
          <table:table-cell office:value-type="float" office:value="0.0873299539089" calcext:value-type="float">
            <text:p>0.0873299539</text:p>
          </table:table-cell>
          <table:table-cell office:value-type="float" office:value="0.0190540906042" calcext:value-type="float">
            <text:p>0.01905409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75618E+018" calcext:value-type="float">
            <text:p>1526877507756180000</text:p>
          </table:table-cell>
          <table:table-cell office:value-type="float" office:value="750" calcext:value-type="float">
            <text:p>750</text:p>
          </table:table-cell>
          <table:table-cell office:value-type="float" office:value="1.52687750775122E+018" calcext:value-type="float">
            <text:p>1526877507751220000</text:p>
          </table:table-cell>
          <table:table-cell office:value-type="string" calcext:value-type="string">
            <text:p>world</text:p>
          </table:table-cell>
          <table:table-cell office:value-type="float" office:value="-0.0283566601574" calcext:value-type="float">
            <text:p>-0.0283566602</text:p>
          </table:table-cell>
          <table:table-cell office:value-type="float" office:value="0.06322003901" calcext:value-type="float">
            <text:p>0.063220039</text:p>
          </table:table-cell>
          <table:table-cell office:value-type="float" office:value="0.0140787465498" calcext:value-type="float">
            <text:p>0.01407874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77555E+018" calcext:value-type="float">
            <text:p>1526877507775550000</text:p>
          </table:table-cell>
          <table:table-cell office:value-type="float" office:value="751" calcext:value-type="float">
            <text:p>751</text:p>
          </table:table-cell>
          <table:table-cell office:value-type="float" office:value="1.52687750777088E+018" calcext:value-type="float">
            <text:p>1526877507770880000</text:p>
          </table:table-cell>
          <table:table-cell office:value-type="string" calcext:value-type="string">
            <text:p>world</text:p>
          </table:table-cell>
          <table:table-cell office:value-type="float" office:value="-0.0336819887161" calcext:value-type="float">
            <text:p>-0.0336819887</text:p>
          </table:table-cell>
          <table:table-cell office:value-type="float" office:value="0.0506071969867" calcext:value-type="float">
            <text:p>0.050607197</text:p>
          </table:table-cell>
          <table:table-cell office:value-type="float" office:value="0.00252490211278" calcext:value-type="float">
            <text:p>0.00252490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79597E+018" calcext:value-type="float">
            <text:p>1526877507795970000</text:p>
          </table:table-cell>
          <table:table-cell office:value-type="float" office:value="752" calcext:value-type="float">
            <text:p>752</text:p>
          </table:table-cell>
          <table:table-cell office:value-type="float" office:value="1.52687750779145E+018" calcext:value-type="float">
            <text:p>1526877507791450000</text:p>
          </table:table-cell>
          <table:table-cell office:value-type="string" calcext:value-type="string">
            <text:p>world</text:p>
          </table:table-cell>
          <table:table-cell office:value-type="float" office:value="-0.0387177914381" calcext:value-type="float">
            <text:p>-0.0387177914</text:p>
          </table:table-cell>
          <table:table-cell office:value-type="float" office:value="0.0382377430797" calcext:value-type="float">
            <text:p>0.0382377431</text:p>
          </table:table-cell>
          <table:table-cell office:value-type="float" office:value="-0.00216473452747" calcext:value-type="float">
            <text:p>-0.00216473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81508E+018" calcext:value-type="float">
            <text:p>1526877507815080000</text:p>
          </table:table-cell>
          <table:table-cell office:value-type="float" office:value="753" calcext:value-type="float">
            <text:p>753</text:p>
          </table:table-cell>
          <table:table-cell office:value-type="float" office:value="1.52687750781112E+018" calcext:value-type="float">
            <text:p>1526877507811120000</text:p>
          </table:table-cell>
          <table:table-cell office:value-type="string" calcext:value-type="string">
            <text:p>world</text:p>
          </table:table-cell>
          <table:table-cell office:value-type="float" office:value="-0.0331745743752" calcext:value-type="float">
            <text:p>-0.0331745744</text:p>
          </table:table-cell>
          <table:table-cell office:value-type="float" office:value="0.0242128185928" calcext:value-type="float">
            <text:p>0.0242128186</text:p>
          </table:table-cell>
          <table:table-cell office:value-type="float" office:value="0.00254082097672" calcext:value-type="float">
            <text:p>0.0025408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83559E+018" calcext:value-type="float">
            <text:p>1526877507835590000</text:p>
          </table:table-cell>
          <table:table-cell office:value-type="float" office:value="754" calcext:value-type="float">
            <text:p>754</text:p>
          </table:table-cell>
          <table:table-cell office:value-type="float" office:value="1.5268775078308E+018" calcext:value-type="float">
            <text:p>1526877507830800000</text:p>
          </table:table-cell>
          <table:table-cell office:value-type="string" calcext:value-type="string">
            <text:p>world</text:p>
          </table:table-cell>
          <table:table-cell office:value-type="float" office:value="-0.0393862053752" calcext:value-type="float">
            <text:p>-0.0393862054</text:p>
          </table:table-cell>
          <table:table-cell office:value-type="float" office:value="0.00481936056167" calcext:value-type="float">
            <text:p>0.0048193606</text:p>
          </table:table-cell>
          <table:table-cell office:value-type="float" office:value="-0.0111137889326" calcext:value-type="float">
            <text:p>-0.01111378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85586E+018" calcext:value-type="float">
            <text:p>1526877507855860000</text:p>
          </table:table-cell>
          <table:table-cell office:value-type="float" office:value="755" calcext:value-type="float">
            <text:p>755</text:p>
          </table:table-cell>
          <table:table-cell office:value-type="float" office:value="1.52687750785145E+018" calcext:value-type="float">
            <text:p>1526877507851450000</text:p>
          </table:table-cell>
          <table:table-cell office:value-type="string" calcext:value-type="string">
            <text:p>world</text:p>
          </table:table-cell>
          <table:table-cell office:value-type="float" office:value="-0.0393554419279" calcext:value-type="float">
            <text:p>-0.0393554419</text:p>
          </table:table-cell>
          <table:table-cell office:value-type="float" office:value="-0.00726751564071" calcext:value-type="float">
            <text:p>-0.0072675156</text:p>
          </table:table-cell>
          <table:table-cell office:value-type="float" office:value="-0.0111987674609" calcext:value-type="float">
            <text:p>-0.01119876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87613E+018" calcext:value-type="float">
            <text:p>1526877507876130000</text:p>
          </table:table-cell>
          <table:table-cell office:value-type="float" office:value="756" calcext:value-type="float">
            <text:p>756</text:p>
          </table:table-cell>
          <table:table-cell office:value-type="float" office:value="1.52687750787121E+018" calcext:value-type="float">
            <text:p>1526877507871210000</text:p>
          </table:table-cell>
          <table:table-cell office:value-type="string" calcext:value-type="string">
            <text:p>world</text:p>
          </table:table-cell>
          <table:table-cell office:value-type="float" office:value="-0.0370067544281" calcext:value-type="float">
            <text:p>-0.0370067544</text:p>
          </table:table-cell>
          <table:table-cell office:value-type="float" office:value="-0.0132481139153" calcext:value-type="float">
            <text:p>-0.0132481139</text:p>
          </table:table-cell>
          <table:table-cell office:value-type="float" office:value="-0.0110829332843" calcext:value-type="float">
            <text:p>-0.01108293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8955E+018" calcext:value-type="float">
            <text:p>1526877507895500000</text:p>
          </table:table-cell>
          <table:table-cell office:value-type="float" office:value="757" calcext:value-type="float">
            <text:p>757</text:p>
          </table:table-cell>
          <table:table-cell office:value-type="float" office:value="1.52687750789102E+018" calcext:value-type="float">
            <text:p>1526877507891020000</text:p>
          </table:table-cell>
          <table:table-cell office:value-type="string" calcext:value-type="string">
            <text:p>world</text:p>
          </table:table-cell>
          <table:table-cell office:value-type="float" office:value="-0.0495824553072" calcext:value-type="float">
            <text:p>-0.0495824553</text:p>
          </table:table-cell>
          <table:table-cell office:value-type="float" office:value="-0.0329984612763" calcext:value-type="float">
            <text:p>-0.0329984613</text:p>
          </table:table-cell>
          <table:table-cell office:value-type="float" office:value="-0.0251149032265" calcext:value-type="float">
            <text:p>-0.0251149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91585E+018" calcext:value-type="float">
            <text:p>1526877507915850000</text:p>
          </table:table-cell>
          <table:table-cell office:value-type="float" office:value="758" calcext:value-type="float">
            <text:p>758</text:p>
          </table:table-cell>
          <table:table-cell office:value-type="float" office:value="1.52687750791089E+018" calcext:value-type="float">
            <text:p>1526877507910890000</text:p>
          </table:table-cell>
          <table:table-cell office:value-type="string" calcext:value-type="string">
            <text:p>world</text:p>
          </table:table-cell>
          <table:table-cell office:value-type="float" office:value="-0.0375495404005" calcext:value-type="float">
            <text:p>-0.0375495404</text:p>
          </table:table-cell>
          <table:table-cell office:value-type="float" office:value="-0.0393465720117" calcext:value-type="float">
            <text:p>-0.039346572</text:p>
          </table:table-cell>
          <table:table-cell office:value-type="float" office:value="-0.0174004565924" calcext:value-type="float">
            <text:p>-0.01740045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93612E+018" calcext:value-type="float">
            <text:p>1526877507936120000</text:p>
          </table:table-cell>
          <table:table-cell office:value-type="float" office:value="759" calcext:value-type="float">
            <text:p>759</text:p>
          </table:table-cell>
          <table:table-cell office:value-type="float" office:value="1.52687750793092E+018" calcext:value-type="float">
            <text:p>1526877507930920000</text:p>
          </table:table-cell>
          <table:table-cell office:value-type="string" calcext:value-type="string">
            <text:p>world</text:p>
          </table:table-cell>
          <table:table-cell office:value-type="float" office:value="-0.0469750054181" calcext:value-type="float">
            <text:p>-0.0469750054</text:p>
          </table:table-cell>
          <table:table-cell office:value-type="float" office:value="-0.055257640779" calcext:value-type="float">
            <text:p>-0.0552576408</text:p>
          </table:table-cell>
          <table:table-cell office:value-type="float" office:value="-0.0295279547572" calcext:value-type="float">
            <text:p>-0.02952795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95557E+018" calcext:value-type="float">
            <text:p>1526877507955570000</text:p>
          </table:table-cell>
          <table:table-cell office:value-type="float" office:value="760" calcext:value-type="float">
            <text:p>760</text:p>
          </table:table-cell>
          <table:table-cell office:value-type="float" office:value="1.52687750795096E+018" calcext:value-type="float">
            <text:p>1526877507950960000</text:p>
          </table:table-cell>
          <table:table-cell office:value-type="string" calcext:value-type="string">
            <text:p>world</text:p>
          </table:table-cell>
          <table:table-cell office:value-type="float" office:value="-0.0437406226993" calcext:value-type="float">
            <text:p>-0.0437406227</text:p>
          </table:table-cell>
          <table:table-cell office:value-type="float" office:value="-0.0608950741589" calcext:value-type="float">
            <text:p>-0.0608950742</text:p>
          </table:table-cell>
          <table:table-cell office:value-type="float" office:value="-0.0271387510002" calcext:value-type="float">
            <text:p>-0.0271387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97578E+018" calcext:value-type="float">
            <text:p>1526877507975780000</text:p>
          </table:table-cell>
          <table:table-cell office:value-type="float" office:value="761" calcext:value-type="float">
            <text:p>761</text:p>
          </table:table-cell>
          <table:table-cell office:value-type="float" office:value="1.52687750797084E+018" calcext:value-type="float">
            <text:p>1526877507970840000</text:p>
          </table:table-cell>
          <table:table-cell office:value-type="string" calcext:value-type="string">
            <text:p>world</text:p>
          </table:table-cell>
          <table:table-cell office:value-type="float" office:value="-0.0432667322457" calcext:value-type="float">
            <text:p>-0.0432667322</text:p>
          </table:table-cell>
          <table:table-cell office:value-type="float" office:value="-0.0560283884406" calcext:value-type="float">
            <text:p>-0.0560283884</text:p>
          </table:table-cell>
          <table:table-cell office:value-type="float" office:value="-0.0304286293685" calcext:value-type="float">
            <text:p>-0.03042862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799602E+018" calcext:value-type="float">
            <text:p>1526877507996020000</text:p>
          </table:table-cell>
          <table:table-cell office:value-type="float" office:value="762" calcext:value-type="float">
            <text:p>762</text:p>
          </table:table-cell>
          <table:table-cell office:value-type="float" office:value="1.52687750799066E+018" calcext:value-type="float">
            <text:p>1526877507990660000</text:p>
          </table:table-cell>
          <table:table-cell office:value-type="string" calcext:value-type="string">
            <text:p>world</text:p>
          </table:table-cell>
          <table:table-cell office:value-type="float" office:value="-0.042996712029" calcext:value-type="float">
            <text:p>-0.042996712</text:p>
          </table:table-cell>
          <table:table-cell office:value-type="float" office:value="-0.0840542912483" calcext:value-type="float">
            <text:p>-0.0840542912</text:p>
          </table:table-cell>
          <table:table-cell office:value-type="float" office:value="-0.0307675525546" calcext:value-type="float">
            <text:p>-0.03076755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01543E+018" calcext:value-type="float">
            <text:p>1526877508015430000</text:p>
          </table:table-cell>
          <table:table-cell office:value-type="float" office:value="763" calcext:value-type="float">
            <text:p>763</text:p>
          </table:table-cell>
          <table:table-cell office:value-type="float" office:value="1.52687750801147E+018" calcext:value-type="float">
            <text:p>1526877508011470000</text:p>
          </table:table-cell>
          <table:table-cell office:value-type="string" calcext:value-type="string">
            <text:p>world</text:p>
          </table:table-cell>
          <table:table-cell office:value-type="float" office:value="-0.0365252271295" calcext:value-type="float">
            <text:p>-0.0365252271</text:p>
          </table:table-cell>
          <table:table-cell office:value-type="float" office:value="-0.0860360711813" calcext:value-type="float">
            <text:p>-0.0860360712</text:p>
          </table:table-cell>
          <table:table-cell office:value-type="float" office:value="-0.0297916121781" calcext:value-type="float">
            <text:p>-0.02979161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03581E+018" calcext:value-type="float">
            <text:p>1526877508035810000</text:p>
          </table:table-cell>
          <table:table-cell office:value-type="float" office:value="764" calcext:value-type="float">
            <text:p>764</text:p>
          </table:table-cell>
          <table:table-cell office:value-type="float" office:value="1.52687750803137E+018" calcext:value-type="float">
            <text:p>1526877508031370000</text:p>
          </table:table-cell>
          <table:table-cell office:value-type="string" calcext:value-type="string">
            <text:p>world</text:p>
          </table:table-cell>
          <table:table-cell office:value-type="float" office:value="-0.0484157800674" calcext:value-type="float">
            <text:p>-0.0484157801</text:p>
          </table:table-cell>
          <table:table-cell office:value-type="float" office:value="-0.100804552436" calcext:value-type="float">
            <text:p>-0.1008045524</text:p>
          </table:table-cell>
          <table:table-cell office:value-type="float" office:value="-0.0353660658002" calcext:value-type="float">
            <text:p>-0.03536606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05609E+018" calcext:value-type="float">
            <text:p>1526877508056090000</text:p>
          </table:table-cell>
          <table:table-cell office:value-type="float" office:value="765" calcext:value-type="float">
            <text:p>765</text:p>
          </table:table-cell>
          <table:table-cell office:value-type="float" office:value="1.52687750805112E+018" calcext:value-type="float">
            <text:p>1526877508051120000</text:p>
          </table:table-cell>
          <table:table-cell office:value-type="string" calcext:value-type="string">
            <text:p>world</text:p>
          </table:table-cell>
          <table:table-cell office:value-type="float" office:value="-0.0371603816748" calcext:value-type="float">
            <text:p>-0.0371603817</text:p>
          </table:table-cell>
          <table:table-cell office:value-type="float" office:value="-0.10004325211" calcext:value-type="float">
            <text:p>-0.1000432521</text:p>
          </table:table-cell>
          <table:table-cell office:value-type="float" office:value="-0.0270171575248" calcext:value-type="float">
            <text:p>-0.02701715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07538E+018" calcext:value-type="float">
            <text:p>1526877508075380000</text:p>
          </table:table-cell>
          <table:table-cell office:value-type="float" office:value="766" calcext:value-type="float">
            <text:p>766</text:p>
          </table:table-cell>
          <table:table-cell office:value-type="float" office:value="1.5268775080709E+018" calcext:value-type="float">
            <text:p>1526877508070900000</text:p>
          </table:table-cell>
          <table:table-cell office:value-type="string" calcext:value-type="string">
            <text:p>world</text:p>
          </table:table-cell>
          <table:table-cell office:value-type="float" office:value="-0.0336275286973" calcext:value-type="float">
            <text:p>-0.0336275287</text:p>
          </table:table-cell>
          <table:table-cell office:value-type="float" office:value="-0.0913829952478" calcext:value-type="float">
            <text:p>-0.0913829952</text:p>
          </table:table-cell>
          <table:table-cell office:value-type="float" office:value="-0.0485765188932" calcext:value-type="float">
            <text:p>-0.04857651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09564E+018" calcext:value-type="float">
            <text:p>1526877508095640000</text:p>
          </table:table-cell>
          <table:table-cell office:value-type="float" office:value="767" calcext:value-type="float">
            <text:p>767</text:p>
          </table:table-cell>
          <table:table-cell office:value-type="float" office:value="1.52687750809081E+018" calcext:value-type="float">
            <text:p>1526877508090810000</text:p>
          </table:table-cell>
          <table:table-cell office:value-type="string" calcext:value-type="string">
            <text:p>world</text:p>
          </table:table-cell>
          <table:table-cell office:value-type="float" office:value="-0.0455960668623" calcext:value-type="float">
            <text:p>-0.0455960669</text:p>
          </table:table-cell>
          <table:table-cell office:value-type="float" office:value="-0.124786376953" calcext:value-type="float">
            <text:p>-0.124786377</text:p>
          </table:table-cell>
          <table:table-cell office:value-type="float" office:value="-0.0345613062382" calcext:value-type="float">
            <text:p>-0.03456130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11609E+018" calcext:value-type="float">
            <text:p>1526877508116090000</text:p>
          </table:table-cell>
          <table:table-cell office:value-type="float" office:value="768" calcext:value-type="float">
            <text:p>768</text:p>
          </table:table-cell>
          <table:table-cell office:value-type="float" office:value="1.52687750811167E+018" calcext:value-type="float">
            <text:p>1526877508111670000</text:p>
          </table:table-cell>
          <table:table-cell office:value-type="string" calcext:value-type="string">
            <text:p>world</text:p>
          </table:table-cell>
          <table:table-cell office:value-type="float" office:value="-0.0337309278548" calcext:value-type="float">
            <text:p>-0.0337309279</text:p>
          </table:table-cell>
          <table:table-cell office:value-type="float" office:value="-0.107357367873" calcext:value-type="float">
            <text:p>-0.1073573679</text:p>
          </table:table-cell>
          <table:table-cell office:value-type="float" office:value="-0.0274492111057" calcext:value-type="float">
            <text:p>-0.02744921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1355E+018" calcext:value-type="float">
            <text:p>1526877508135500000</text:p>
          </table:table-cell>
          <table:table-cell office:value-type="float" office:value="769" calcext:value-type="float">
            <text:p>769</text:p>
          </table:table-cell>
          <table:table-cell office:value-type="float" office:value="1.52687750813152E+018" calcext:value-type="float">
            <text:p>1526877508131520000</text:p>
          </table:table-cell>
          <table:table-cell office:value-type="string" calcext:value-type="string">
            <text:p>world</text:p>
          </table:table-cell>
          <table:table-cell office:value-type="float" office:value="-0.0301520638168" calcext:value-type="float">
            <text:p>-0.0301520638</text:p>
          </table:table-cell>
          <table:table-cell office:value-type="float" office:value="-0.134453386068" calcext:value-type="float">
            <text:p>-0.1344533861</text:p>
          </table:table-cell>
          <table:table-cell office:value-type="float" office:value="-0.0279345139861" calcext:value-type="float">
            <text:p>-0.0279345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15568E+018" calcext:value-type="float">
            <text:p>1526877508155680000</text:p>
          </table:table-cell>
          <table:table-cell office:value-type="float" office:value="770" calcext:value-type="float">
            <text:p>770</text:p>
          </table:table-cell>
          <table:table-cell office:value-type="float" office:value="1.52687750815136E+018" calcext:value-type="float">
            <text:p>1526877508151360000</text:p>
          </table:table-cell>
          <table:table-cell office:value-type="string" calcext:value-type="string">
            <text:p>world</text:p>
          </table:table-cell>
          <table:table-cell office:value-type="float" office:value="-0.0355917066336" calcext:value-type="float">
            <text:p>-0.0355917066</text:p>
          </table:table-cell>
          <table:table-cell office:value-type="float" office:value="-0.119946166873" calcext:value-type="float">
            <text:p>-0.1199461669</text:p>
          </table:table-cell>
          <table:table-cell office:value-type="float" office:value="-0.0383353829384" calcext:value-type="float">
            <text:p>-0.03833538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17601E+018" calcext:value-type="float">
            <text:p>1526877508176010000</text:p>
          </table:table-cell>
          <table:table-cell office:value-type="float" office:value="771" calcext:value-type="float">
            <text:p>771</text:p>
          </table:table-cell>
          <table:table-cell office:value-type="float" office:value="1.52687750817117E+018" calcext:value-type="float">
            <text:p>1526877508171170000</text:p>
          </table:table-cell>
          <table:table-cell office:value-type="string" calcext:value-type="string">
            <text:p>world</text:p>
          </table:table-cell>
          <table:table-cell office:value-type="float" office:value="-0.0297970883548" calcext:value-type="float">
            <text:p>-0.0297970884</text:p>
          </table:table-cell>
          <table:table-cell office:value-type="float" office:value="-0.110709816217" calcext:value-type="float">
            <text:p>-0.1107098162</text:p>
          </table:table-cell>
          <table:table-cell office:value-type="float" office:value="-0.0277285315096" calcext:value-type="float">
            <text:p>-0.02772853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19546E+018" calcext:value-type="float">
            <text:p>1526877508195460000</text:p>
          </table:table-cell>
          <table:table-cell office:value-type="float" office:value="772" calcext:value-type="float">
            <text:p>772</text:p>
          </table:table-cell>
          <table:table-cell office:value-type="float" office:value="1.52687750819135E+018" calcext:value-type="float">
            <text:p>1526877508191350000</text:p>
          </table:table-cell>
          <table:table-cell office:value-type="string" calcext:value-type="string">
            <text:p>world</text:p>
          </table:table-cell>
          <table:table-cell office:value-type="float" office:value="-0.0315703041852" calcext:value-type="float">
            <text:p>-0.0315703042</text:p>
          </table:table-cell>
          <table:table-cell office:value-type="float" office:value="-0.140293508768" calcext:value-type="float">
            <text:p>-0.1402935088</text:p>
          </table:table-cell>
          <table:table-cell office:value-type="float" office:value="-0.0418675988913" calcext:value-type="float">
            <text:p>-0.04186759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21591E+018" calcext:value-type="float">
            <text:p>1526877508215910000</text:p>
          </table:table-cell>
          <table:table-cell office:value-type="float" office:value="773" calcext:value-type="float">
            <text:p>773</text:p>
          </table:table-cell>
          <table:table-cell office:value-type="float" office:value="1.52687750821116E+018" calcext:value-type="float">
            <text:p>1526877508211160000</text:p>
          </table:table-cell>
          <table:table-cell office:value-type="string" calcext:value-type="string">
            <text:p>world</text:p>
          </table:table-cell>
          <table:table-cell office:value-type="float" office:value="-0.0261997766793" calcext:value-type="float">
            <text:p>-0.0261997767</text:p>
          </table:table-cell>
          <table:table-cell office:value-type="float" office:value="-0.125075474381" calcext:value-type="float">
            <text:p>-0.1250754744</text:p>
          </table:table-cell>
          <table:table-cell office:value-type="float" office:value="-0.0257413797081" calcext:value-type="float">
            <text:p>-0.02574137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23606E+018" calcext:value-type="float">
            <text:p>1526877508236060000</text:p>
          </table:table-cell>
          <table:table-cell office:value-type="float" office:value="774" calcext:value-type="float">
            <text:p>774</text:p>
          </table:table-cell>
          <table:table-cell office:value-type="float" office:value="1.52687750823119E+018" calcext:value-type="float">
            <text:p>1526877508231190000</text:p>
          </table:table-cell>
          <table:table-cell office:value-type="string" calcext:value-type="string">
            <text:p>world</text:p>
          </table:table-cell>
          <table:table-cell office:value-type="float" office:value="-0.0301010087132" calcext:value-type="float">
            <text:p>-0.0301010087</text:p>
          </table:table-cell>
          <table:table-cell office:value-type="float" office:value="-0.147678747773" calcext:value-type="float">
            <text:p>-0.1476787478</text:p>
          </table:table-cell>
          <table:table-cell office:value-type="float" office:value="-0.0419552028179" calcext:value-type="float">
            <text:p>-0.04195520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2554E+018" calcext:value-type="float">
            <text:p>1526877508255400000</text:p>
          </table:table-cell>
          <table:table-cell office:value-type="float" office:value="775" calcext:value-type="float">
            <text:p>775</text:p>
          </table:table-cell>
          <table:table-cell office:value-type="float" office:value="1.52687750825113E+018" calcext:value-type="float">
            <text:p>1526877508251130000</text:p>
          </table:table-cell>
          <table:table-cell office:value-type="string" calcext:value-type="string">
            <text:p>world</text:p>
          </table:table-cell>
          <table:table-cell office:value-type="float" office:value="-0.0299765970558" calcext:value-type="float">
            <text:p>-0.0299765971</text:p>
          </table:table-cell>
          <table:table-cell office:value-type="float" office:value="-0.13609804213" calcext:value-type="float">
            <text:p>-0.1360980421</text:p>
          </table:table-cell>
          <table:table-cell office:value-type="float" office:value="-0.0380183532834" calcext:value-type="float">
            <text:p>-0.03801835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27568E+018" calcext:value-type="float">
            <text:p>1526877508275680000</text:p>
          </table:table-cell>
          <table:table-cell office:value-type="float" office:value="776" calcext:value-type="float">
            <text:p>776</text:p>
          </table:table-cell>
          <table:table-cell office:value-type="float" office:value="1.52687750827114E+018" calcext:value-type="float">
            <text:p>1526877508271140000</text:p>
          </table:table-cell>
          <table:table-cell office:value-type="string" calcext:value-type="string">
            <text:p>world</text:p>
          </table:table-cell>
          <table:table-cell office:value-type="float" office:value="-0.0134759619832" calcext:value-type="float">
            <text:p>-0.013475962</text:p>
          </table:table-cell>
          <table:table-cell office:value-type="float" office:value="-0.122378572822" calcext:value-type="float">
            <text:p>-0.1223785728</text:p>
          </table:table-cell>
          <table:table-cell office:value-type="float" office:value="-0.0195956733078" calcext:value-type="float">
            <text:p>-0.01959567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29618E+018" calcext:value-type="float">
            <text:p>1526877508296180000</text:p>
          </table:table-cell>
          <table:table-cell office:value-type="float" office:value="777" calcext:value-type="float">
            <text:p>777</text:p>
          </table:table-cell>
          <table:table-cell office:value-type="float" office:value="1.52687750829124E+018" calcext:value-type="float">
            <text:p>1526877508291240000</text:p>
          </table:table-cell>
          <table:table-cell office:value-type="string" calcext:value-type="string">
            <text:p>world</text:p>
          </table:table-cell>
          <table:table-cell office:value-type="float" office:value="-0.0376143008471" calcext:value-type="float">
            <text:p>-0.0376143008</text:p>
          </table:table-cell>
          <table:table-cell office:value-type="float" office:value="-0.143080800772" calcext:value-type="float">
            <text:p>-0.1430808008</text:p>
          </table:table-cell>
          <table:table-cell office:value-type="float" office:value="-0.0609199181199" calcext:value-type="float">
            <text:p>-0.06091991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31535E+018" calcext:value-type="float">
            <text:p>1526877508315350000</text:p>
          </table:table-cell>
          <table:table-cell office:value-type="float" office:value="778" calcext:value-type="float">
            <text:p>778</text:p>
          </table:table-cell>
          <table:table-cell office:value-type="float" office:value="1.52687750831101E+018" calcext:value-type="float">
            <text:p>1526877508311010000</text:p>
          </table:table-cell>
          <table:table-cell office:value-type="string" calcext:value-type="string">
            <text:p>world</text:p>
          </table:table-cell>
          <table:table-cell office:value-type="float" office:value="-0.0130599625409" calcext:value-type="float">
            <text:p>-0.0130599625</text:p>
          </table:table-cell>
          <table:table-cell office:value-type="float" office:value="-0.137897133827" calcext:value-type="float">
            <text:p>-0.1378971338</text:p>
          </table:table-cell>
          <table:table-cell office:value-type="float" office:value="-0.0235525555909" calcext:value-type="float">
            <text:p>-0.02355255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33584E+018" calcext:value-type="float">
            <text:p>1526877508335840000</text:p>
          </table:table-cell>
          <table:table-cell office:value-type="float" office:value="779" calcext:value-type="float">
            <text:p>779</text:p>
          </table:table-cell>
          <table:table-cell office:value-type="float" office:value="1.52687750833124E+018" calcext:value-type="float">
            <text:p>1526877508331240000</text:p>
          </table:table-cell>
          <table:table-cell office:value-type="string" calcext:value-type="string">
            <text:p>world</text:p>
          </table:table-cell>
          <table:table-cell office:value-type="float" office:value="-0.0169559028" calcext:value-type="float">
            <text:p>-0.0169559028</text:p>
          </table:table-cell>
          <table:table-cell office:value-type="float" office:value="-0.15685158968" calcext:value-type="float">
            <text:p>-0.1568515897</text:p>
          </table:table-cell>
          <table:table-cell office:value-type="float" office:value="-0.0379976220429" calcext:value-type="float">
            <text:p>-0.0379976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35619E+018" calcext:value-type="float">
            <text:p>1526877508356190000</text:p>
          </table:table-cell>
          <table:table-cell office:value-type="float" office:value="780" calcext:value-type="float">
            <text:p>780</text:p>
          </table:table-cell>
          <table:table-cell office:value-type="float" office:value="1.52687750835098E+018" calcext:value-type="float">
            <text:p>1526877508350980000</text:p>
          </table:table-cell>
          <table:table-cell office:value-type="string" calcext:value-type="string">
            <text:p>world</text:p>
          </table:table-cell>
          <table:table-cell office:value-type="float" office:value="-0.00834106840193" calcext:value-type="float">
            <text:p>-0.0083410684</text:p>
          </table:table-cell>
          <table:table-cell office:value-type="float" office:value="-0.132899388671" calcext:value-type="float">
            <text:p>-0.1328993887</text:p>
          </table:table-cell>
          <table:table-cell office:value-type="float" office:value="-0.0340432301164" calcext:value-type="float">
            <text:p>-0.03404323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37551E+018" calcext:value-type="float">
            <text:p>1526877508375510000</text:p>
          </table:table-cell>
          <table:table-cell office:value-type="float" office:value="781" calcext:value-type="float">
            <text:p>781</text:p>
          </table:table-cell>
          <table:table-cell office:value-type="float" office:value="1.52687750837089E+018" calcext:value-type="float">
            <text:p>1526877508370890000</text:p>
          </table:table-cell>
          <table:table-cell office:value-type="string" calcext:value-type="string">
            <text:p>world</text:p>
          </table:table-cell>
          <table:table-cell office:value-type="float" office:value="-0.000883314292878" calcext:value-type="float">
            <text:p>-0.0008833143</text:p>
          </table:table-cell>
          <table:table-cell office:value-type="float" office:value="-0.128686979413" calcext:value-type="float">
            <text:p>-0.1286869794</text:p>
          </table:table-cell>
          <table:table-cell office:value-type="float" office:value="-0.0313355475664" calcext:value-type="float">
            <text:p>-0.03133554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3958E+018" calcext:value-type="float">
            <text:p>1526877508395800000</text:p>
          </table:table-cell>
          <table:table-cell office:value-type="float" office:value="782" calcext:value-type="float">
            <text:p>782</text:p>
          </table:table-cell>
          <table:table-cell office:value-type="float" office:value="1.52687750839061E+018" calcext:value-type="float">
            <text:p>1526877508390610000</text:p>
          </table:table-cell>
          <table:table-cell office:value-type="string" calcext:value-type="string">
            <text:p>world</text:p>
          </table:table-cell>
          <table:table-cell office:value-type="float" office:value="-0.00549837294966" calcext:value-type="float">
            <text:p>-0.0054983729</text:p>
          </table:table-cell>
          <table:table-cell office:value-type="float" office:value="-0.155838936567" calcext:value-type="float">
            <text:p>-0.1558389366</text:p>
          </table:table-cell>
          <table:table-cell office:value-type="float" office:value="-0.032287709415" calcext:value-type="float">
            <text:p>-0.03228770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41619E+018" calcext:value-type="float">
            <text:p>1526877508416190000</text:p>
          </table:table-cell>
          <table:table-cell office:value-type="float" office:value="783" calcext:value-type="float">
            <text:p>783</text:p>
          </table:table-cell>
          <table:table-cell office:value-type="float" office:value="1.5268775084115E+018" calcext:value-type="float">
            <text:p>1526877508411500000</text:p>
          </table:table-cell>
          <table:table-cell office:value-type="string" calcext:value-type="string">
            <text:p>world</text:p>
          </table:table-cell>
          <table:table-cell office:value-type="float" office:value="-0.00419583451003" calcext:value-type="float">
            <text:p>-0.0041958345</text:p>
          </table:table-cell>
          <table:table-cell office:value-type="float" office:value="-0.128484249115" calcext:value-type="float">
            <text:p>-0.1284842491</text:p>
          </table:table-cell>
          <table:table-cell office:value-type="float" office:value="-0.0403821393847" calcext:value-type="float">
            <text:p>-0.04038213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43555E+018" calcext:value-type="float">
            <text:p>1526877508435550000</text:p>
          </table:table-cell>
          <table:table-cell office:value-type="float" office:value="784" calcext:value-type="float">
            <text:p>784</text:p>
          </table:table-cell>
          <table:table-cell office:value-type="float" office:value="1.52687750843135E+018" calcext:value-type="float">
            <text:p>1526877508431350000</text:p>
          </table:table-cell>
          <table:table-cell office:value-type="string" calcext:value-type="string">
            <text:p>world</text:p>
          </table:table-cell>
          <table:table-cell office:value-type="float" office:value="-0.007488575764" calcext:value-type="float">
            <text:p>-0.0074885758</text:p>
          </table:table-cell>
          <table:table-cell office:value-type="float" office:value="-0.151829883456" calcext:value-type="float">
            <text:p>-0.1518298835</text:p>
          </table:table-cell>
          <table:table-cell office:value-type="float" office:value="-0.0461071878672" calcext:value-type="float">
            <text:p>-0.04610718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45606E+018" calcext:value-type="float">
            <text:p>1526877508456060000</text:p>
          </table:table-cell>
          <table:table-cell office:value-type="float" office:value="785" calcext:value-type="float">
            <text:p>785</text:p>
          </table:table-cell>
          <table:table-cell office:value-type="float" office:value="1.52687750845121E+018" calcext:value-type="float">
            <text:p>1526877508451210000</text:p>
          </table:table-cell>
          <table:table-cell office:value-type="string" calcext:value-type="string">
            <text:p>world</text:p>
          </table:table-cell>
          <table:table-cell office:value-type="float" office:value="-0.0060919560492" calcext:value-type="float">
            <text:p>-0.006091956</text:p>
          </table:table-cell>
          <table:table-cell office:value-type="float" office:value="-0.131823509932" calcext:value-type="float">
            <text:p>-0.1318235099</text:p>
          </table:table-cell>
          <table:table-cell office:value-type="float" office:value="-0.0405468717217" calcext:value-type="float">
            <text:p>-0.04054687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4753E+018" calcext:value-type="float">
            <text:p>1526877508475300000</text:p>
          </table:table-cell>
          <table:table-cell office:value-type="float" office:value="786" calcext:value-type="float">
            <text:p>786</text:p>
          </table:table-cell>
          <table:table-cell office:value-type="float" office:value="1.52687750847137E+018" calcext:value-type="float">
            <text:p>1526877508471370000</text:p>
          </table:table-cell>
          <table:table-cell office:value-type="string" calcext:value-type="string">
            <text:p>world</text:p>
          </table:table-cell>
          <table:table-cell office:value-type="float" office:value="-0.000636510085315" calcext:value-type="float">
            <text:p>-0.0006365101</text:p>
          </table:table-cell>
          <table:table-cell office:value-type="float" office:value="-0.122981160879" calcext:value-type="float">
            <text:p>-0.1229811609</text:p>
          </table:table-cell>
          <table:table-cell office:value-type="float" office:value="-0.0307468287647" calcext:value-type="float">
            <text:p>-0.0307468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49558E+018" calcext:value-type="float">
            <text:p>1526877508495580000</text:p>
          </table:table-cell>
          <table:table-cell office:value-type="float" office:value="787" calcext:value-type="float">
            <text:p>787</text:p>
          </table:table-cell>
          <table:table-cell office:value-type="float" office:value="1.52687750849108E+018" calcext:value-type="float">
            <text:p>1526877508491080000</text:p>
          </table:table-cell>
          <table:table-cell office:value-type="string" calcext:value-type="string">
            <text:p>world</text:p>
          </table:table-cell>
          <table:table-cell office:value-type="float" office:value="-0.0041758781299" calcext:value-type="float">
            <text:p>-0.0041758781</text:p>
          </table:table-cell>
          <table:table-cell office:value-type="float" office:value="-0.139404729009" calcext:value-type="float">
            <text:p>-0.139404729</text:p>
          </table:table-cell>
          <table:table-cell office:value-type="float" office:value="-0.0465620681643" calcext:value-type="float">
            <text:p>-0.04656206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51604E+018" calcext:value-type="float">
            <text:p>1526877508516040000</text:p>
          </table:table-cell>
          <table:table-cell office:value-type="float" office:value="788" calcext:value-type="float">
            <text:p>788</text:p>
          </table:table-cell>
          <table:table-cell office:value-type="float" office:value="1.52687750851095E+018" calcext:value-type="float">
            <text:p>1526877508510950000</text:p>
          </table:table-cell>
          <table:table-cell office:value-type="string" calcext:value-type="string">
            <text:p>world</text:p>
          </table:table-cell>
          <table:table-cell office:value-type="float" office:value="-0.00830332096666" calcext:value-type="float">
            <text:p>-0.008303321</text:p>
          </table:table-cell>
          <table:table-cell office:value-type="float" office:value="-0.11815816164" calcext:value-type="float">
            <text:p>-0.1181581616</text:p>
          </table:table-cell>
          <table:table-cell office:value-type="float" office:value="-0.0441204458475" calcext:value-type="float">
            <text:p>-0.04412044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53545E+018" calcext:value-type="float">
            <text:p>1526877508535450000</text:p>
          </table:table-cell>
          <table:table-cell office:value-type="float" office:value="789" calcext:value-type="float">
            <text:p>789</text:p>
          </table:table-cell>
          <table:table-cell office:value-type="float" office:value="1.52687750853163E+018" calcext:value-type="float">
            <text:p>1526877508531630000</text:p>
          </table:table-cell>
          <table:table-cell office:value-type="string" calcext:value-type="string">
            <text:p>world</text:p>
          </table:table-cell>
          <table:table-cell office:value-type="float" office:value="0.00375860417262" calcext:value-type="float">
            <text:p>0.0037586042</text:p>
          </table:table-cell>
          <table:table-cell office:value-type="float" office:value="-0.133441463113" calcext:value-type="float">
            <text:p>-0.1334414631</text:p>
          </table:table-cell>
          <table:table-cell office:value-type="float" office:value="-0.0337384603918" calcext:value-type="float">
            <text:p>-0.03373846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55569E+018" calcext:value-type="float">
            <text:p>1526877508555690000</text:p>
          </table:table-cell>
          <table:table-cell office:value-type="float" office:value="790" calcext:value-type="float">
            <text:p>790</text:p>
          </table:table-cell>
          <table:table-cell office:value-type="float" office:value="1.52687750855132E+018" calcext:value-type="float">
            <text:p>1526877508551320000</text:p>
          </table:table-cell>
          <table:table-cell office:value-type="string" calcext:value-type="string">
            <text:p>world</text:p>
          </table:table-cell>
          <table:table-cell office:value-type="float" office:value="-0.0108270347118" calcext:value-type="float">
            <text:p>-0.0108270347</text:p>
          </table:table-cell>
          <table:table-cell office:value-type="float" office:value="-0.11902436614" calcext:value-type="float">
            <text:p>-0.1190243661</text:p>
          </table:table-cell>
          <table:table-cell office:value-type="float" office:value="-0.041111048311" calcext:value-type="float">
            <text:p>-0.04111104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57593E+018" calcext:value-type="float">
            <text:p>1526877508575930000</text:p>
          </table:table-cell>
          <table:table-cell office:value-type="float" office:value="791" calcext:value-type="float">
            <text:p>791</text:p>
          </table:table-cell>
          <table:table-cell office:value-type="float" office:value="1.52687750857102E+018" calcext:value-type="float">
            <text:p>1526877508571020000</text:p>
          </table:table-cell>
          <table:table-cell office:value-type="string" calcext:value-type="string">
            <text:p>world</text:p>
          </table:table-cell>
          <table:table-cell office:value-type="float" office:value="-0.0054597412236" calcext:value-type="float">
            <text:p>-0.0054597412</text:p>
          </table:table-cell>
          <table:table-cell office:value-type="float" office:value="-0.101942799985" calcext:value-type="float">
            <text:p>-0.1019428</text:p>
          </table:table-cell>
          <table:table-cell office:value-type="float" office:value="-0.0396673195064" calcext:value-type="float">
            <text:p>-0.03966731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59516E+018" calcext:value-type="float">
            <text:p>1526877508595160000</text:p>
          </table:table-cell>
          <table:table-cell office:value-type="float" office:value="792" calcext:value-type="float">
            <text:p>792</text:p>
          </table:table-cell>
          <table:table-cell office:value-type="float" office:value="1.52687750859055E+018" calcext:value-type="float">
            <text:p>1526877508590550000</text:p>
          </table:table-cell>
          <table:table-cell office:value-type="string" calcext:value-type="string">
            <text:p>world</text:p>
          </table:table-cell>
          <table:table-cell office:value-type="float" office:value="-0.0000656500924379" calcext:value-type="float">
            <text:p>-6.56500924379E-005</text:p>
          </table:table-cell>
          <table:table-cell office:value-type="float" office:value="-0.117364361882" calcext:value-type="float">
            <text:p>-0.1173643619</text:p>
          </table:table-cell>
          <table:table-cell office:value-type="float" office:value="-0.038891620934" calcext:value-type="float">
            <text:p>-0.03889162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61537E+018" calcext:value-type="float">
            <text:p>1526877508615370000</text:p>
          </table:table-cell>
          <table:table-cell office:value-type="float" office:value="793" calcext:value-type="float">
            <text:p>793</text:p>
          </table:table-cell>
          <table:table-cell office:value-type="float" office:value="1.52687750861115E+018" calcext:value-type="float">
            <text:p>1526877508611150000</text:p>
          </table:table-cell>
          <table:table-cell office:value-type="string" calcext:value-type="string">
            <text:p>world</text:p>
          </table:table-cell>
          <table:table-cell office:value-type="float" office:value="-0.0116584608331" calcext:value-type="float">
            <text:p>-0.0116584608</text:p>
          </table:table-cell>
          <table:table-cell office:value-type="float" office:value="-0.104341343045" calcext:value-type="float">
            <text:p>-0.104341343</text:p>
          </table:table-cell>
          <table:table-cell office:value-type="float" office:value="-0.0500415638089" calcext:value-type="float">
            <text:p>-0.05004156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63574E+018" calcext:value-type="float">
            <text:p>1526877508635740000</text:p>
          </table:table-cell>
          <table:table-cell office:value-type="float" office:value="794" calcext:value-type="float">
            <text:p>794</text:p>
          </table:table-cell>
          <table:table-cell office:value-type="float" office:value="1.52687750863086E+018" calcext:value-type="float">
            <text:p>1526877508630860000</text:p>
          </table:table-cell>
          <table:table-cell office:value-type="string" calcext:value-type="string">
            <text:p>world</text:p>
          </table:table-cell>
          <table:table-cell office:value-type="float" office:value="0.00227961270139" calcext:value-type="float">
            <text:p>0.0022796127</text:p>
          </table:table-cell>
          <table:table-cell office:value-type="float" office:value="-0.112511903048" calcext:value-type="float">
            <text:p>-0.112511903</text:p>
          </table:table-cell>
          <table:table-cell office:value-type="float" office:value="-0.0397527962923" calcext:value-type="float">
            <text:p>-0.03975279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65613E+018" calcext:value-type="float">
            <text:p>1526877508656130000</text:p>
          </table:table-cell>
          <table:table-cell office:value-type="float" office:value="795" calcext:value-type="float">
            <text:p>795</text:p>
          </table:table-cell>
          <table:table-cell office:value-type="float" office:value="1.52687750865172E+018" calcext:value-type="float">
            <text:p>1526877508651720000</text:p>
          </table:table-cell>
          <table:table-cell office:value-type="string" calcext:value-type="string">
            <text:p>world</text:p>
          </table:table-cell>
          <table:table-cell office:value-type="float" office:value="-0.00137744122185" calcext:value-type="float">
            <text:p>-0.0013774412</text:p>
          </table:table-cell>
          <table:table-cell office:value-type="float" office:value="-0.0939008891582" calcext:value-type="float">
            <text:p>-0.0939008892</text:p>
          </table:table-cell>
          <table:table-cell office:value-type="float" office:value="-0.0420945957303" calcext:value-type="float">
            <text:p>-0.04209459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67552E+018" calcext:value-type="float">
            <text:p>1526877508675520000</text:p>
          </table:table-cell>
          <table:table-cell office:value-type="float" office:value="796" calcext:value-type="float">
            <text:p>796</text:p>
          </table:table-cell>
          <table:table-cell office:value-type="float" office:value="1.52687750867083E+018" calcext:value-type="float">
            <text:p>1526877508670830000</text:p>
          </table:table-cell>
          <table:table-cell office:value-type="string" calcext:value-type="string">
            <text:p>world</text:p>
          </table:table-cell>
          <table:table-cell office:value-type="float" office:value="-0.0112570719793" calcext:value-type="float">
            <text:p>-0.011257072</text:p>
          </table:table-cell>
          <table:table-cell office:value-type="float" office:value="-0.0880549103022" calcext:value-type="float">
            <text:p>-0.0880549103</text:p>
          </table:table-cell>
          <table:table-cell office:value-type="float" office:value="-0.0485559254885" calcext:value-type="float">
            <text:p>-0.04855592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69617E+018" calcext:value-type="float">
            <text:p>1526877508696170000</text:p>
          </table:table-cell>
          <table:table-cell office:value-type="float" office:value="797" calcext:value-type="float">
            <text:p>797</text:p>
          </table:table-cell>
          <table:table-cell office:value-type="float" office:value="1.52687750869095E+018" calcext:value-type="float">
            <text:p>1526877508690950000</text:p>
          </table:table-cell>
          <table:table-cell office:value-type="string" calcext:value-type="string">
            <text:p>world</text:p>
          </table:table-cell>
          <table:table-cell office:value-type="float" office:value="-0.00892159715295" calcext:value-type="float">
            <text:p>-0.0089215972</text:p>
          </table:table-cell>
          <table:table-cell office:value-type="float" office:value="-0.0942815691233" calcext:value-type="float">
            <text:p>-0.0942815691</text:p>
          </table:table-cell>
          <table:table-cell office:value-type="float" office:value="-0.0522337183356" calcext:value-type="float">
            <text:p>-0.05223371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71535E+018" calcext:value-type="float">
            <text:p>1526877508715350000</text:p>
          </table:table-cell>
          <table:table-cell office:value-type="float" office:value="798" calcext:value-type="float">
            <text:p>798</text:p>
          </table:table-cell>
          <table:table-cell office:value-type="float" office:value="1.52687750871072E+018" calcext:value-type="float">
            <text:p>1526877508710720000</text:p>
          </table:table-cell>
          <table:table-cell office:value-type="string" calcext:value-type="string">
            <text:p>world</text:p>
          </table:table-cell>
          <table:table-cell office:value-type="float" office:value="-0.000796890584752" calcext:value-type="float">
            <text:p>-0.0007968906</text:p>
          </table:table-cell>
          <table:table-cell office:value-type="float" office:value="-0.0805958807468" calcext:value-type="float">
            <text:p>-0.0805958807</text:p>
          </table:table-cell>
          <table:table-cell office:value-type="float" office:value="-0.0413896068931" calcext:value-type="float">
            <text:p>-0.04138960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73596E+018" calcext:value-type="float">
            <text:p>1526877508735960000</text:p>
          </table:table-cell>
          <table:table-cell office:value-type="float" office:value="799" calcext:value-type="float">
            <text:p>799</text:p>
          </table:table-cell>
          <table:table-cell office:value-type="float" office:value="1.52687750873166E+018" calcext:value-type="float">
            <text:p>1526877508731660000</text:p>
          </table:table-cell>
          <table:table-cell office:value-type="string" calcext:value-type="string">
            <text:p>world</text:p>
          </table:table-cell>
          <table:table-cell office:value-type="float" office:value="0.00217019300908" calcext:value-type="float">
            <text:p>0.002170193</text:p>
          </table:table-cell>
          <table:table-cell office:value-type="float" office:value="-0.0861042141914" calcext:value-type="float">
            <text:p>-0.0861042142</text:p>
          </table:table-cell>
          <table:table-cell office:value-type="float" office:value="-0.0313572697341" calcext:value-type="float">
            <text:p>-0.03135726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75606E+018" calcext:value-type="float">
            <text:p>1526877508756060000</text:p>
          </table:table-cell>
          <table:table-cell office:value-type="float" office:value="800" calcext:value-type="float">
            <text:p>800</text:p>
          </table:table-cell>
          <table:table-cell office:value-type="float" office:value="1.52687750875084E+018" calcext:value-type="float">
            <text:p>1526877508750840000</text:p>
          </table:table-cell>
          <table:table-cell office:value-type="string" calcext:value-type="string">
            <text:p>world</text:p>
          </table:table-cell>
          <table:table-cell office:value-type="float" office:value="-0.0082726739347" calcext:value-type="float">
            <text:p>-0.0082726739</text:p>
          </table:table-cell>
          <table:table-cell office:value-type="float" office:value="-0.0707828402519" calcext:value-type="float">
            <text:p>-0.0707828403</text:p>
          </table:table-cell>
          <table:table-cell office:value-type="float" office:value="-0.0443694666028" calcext:value-type="float">
            <text:p>-0.04436946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77539E+018" calcext:value-type="float">
            <text:p>1526877508775390000</text:p>
          </table:table-cell>
          <table:table-cell office:value-type="float" office:value="801" calcext:value-type="float">
            <text:p>801</text:p>
          </table:table-cell>
          <table:table-cell office:value-type="float" office:value="1.52687750877063E+018" calcext:value-type="float">
            <text:p>1526877508770630000</text:p>
          </table:table-cell>
          <table:table-cell office:value-type="string" calcext:value-type="string">
            <text:p>world</text:p>
          </table:table-cell>
          <table:table-cell office:value-type="float" office:value="0.00393943116069" calcext:value-type="float">
            <text:p>0.0039394312</text:p>
          </table:table-cell>
          <table:table-cell office:value-type="float" office:value="-0.0617547556758" calcext:value-type="float">
            <text:p>-0.0617547557</text:p>
          </table:table-cell>
          <table:table-cell office:value-type="float" office:value="-0.0298910774291" calcext:value-type="float">
            <text:p>-0.02989107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79565E+018" calcext:value-type="float">
            <text:p>1526877508795650000</text:p>
          </table:table-cell>
          <table:table-cell office:value-type="float" office:value="802" calcext:value-type="float">
            <text:p>802</text:p>
          </table:table-cell>
          <table:table-cell office:value-type="float" office:value="1.52687750879077E+018" calcext:value-type="float">
            <text:p>1526877508790770000</text:p>
          </table:table-cell>
          <table:table-cell office:value-type="string" calcext:value-type="string">
            <text:p>world</text:p>
          </table:table-cell>
          <table:table-cell office:value-type="float" office:value="-0.00256513059139" calcext:value-type="float">
            <text:p>-0.0025651306</text:p>
          </table:table-cell>
          <table:table-cell office:value-type="float" office:value="-0.0742118507624" calcext:value-type="float">
            <text:p>-0.0742118508</text:p>
          </table:table-cell>
          <table:table-cell office:value-type="float" office:value="-0.0391176864505" calcext:value-type="float">
            <text:p>-0.03911768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8161E+018" calcext:value-type="float">
            <text:p>1526877508816100000</text:p>
          </table:table-cell>
          <table:table-cell office:value-type="float" office:value="803" calcext:value-type="float">
            <text:p>803</text:p>
          </table:table-cell>
          <table:table-cell office:value-type="float" office:value="1.52687750881155E+018" calcext:value-type="float">
            <text:p>1526877508811550000</text:p>
          </table:table-cell>
          <table:table-cell office:value-type="string" calcext:value-type="string">
            <text:p>world</text:p>
          </table:table-cell>
          <table:table-cell office:value-type="float" office:value="0.00535938423127" calcext:value-type="float">
            <text:p>0.0053593842</text:p>
          </table:table-cell>
          <table:table-cell office:value-type="float" office:value="-0.0620938390493" calcext:value-type="float">
            <text:p>-0.062093839</text:p>
          </table:table-cell>
          <table:table-cell office:value-type="float" office:value="-0.0259016901255" calcext:value-type="float">
            <text:p>-0.02590169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83534E+018" calcext:value-type="float">
            <text:p>1526877508835340000</text:p>
          </table:table-cell>
          <table:table-cell office:value-type="float" office:value="804" calcext:value-type="float">
            <text:p>804</text:p>
          </table:table-cell>
          <table:table-cell office:value-type="float" office:value="1.52687750883146E+018" calcext:value-type="float">
            <text:p>1526877508831460000</text:p>
          </table:table-cell>
          <table:table-cell office:value-type="string" calcext:value-type="string">
            <text:p>world</text:p>
          </table:table-cell>
          <table:table-cell office:value-type="float" office:value="-0.00108947954141" calcext:value-type="float">
            <text:p>-0.0010894795</text:p>
          </table:table-cell>
          <table:table-cell office:value-type="float" office:value="-0.0663139298558" calcext:value-type="float">
            <text:p>-0.0663139299</text:p>
          </table:table-cell>
          <table:table-cell office:value-type="float" office:value="-0.0420153029263" calcext:value-type="float">
            <text:p>-0.04201530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85587E+018" calcext:value-type="float">
            <text:p>1526877508855870000</text:p>
          </table:table-cell>
          <table:table-cell office:value-type="float" office:value="805" calcext:value-type="float">
            <text:p>805</text:p>
          </table:table-cell>
          <table:table-cell office:value-type="float" office:value="1.52687750885125E+018" calcext:value-type="float">
            <text:p>1526877508851250000</text:p>
          </table:table-cell>
          <table:table-cell office:value-type="string" calcext:value-type="string">
            <text:p>world</text:p>
          </table:table-cell>
          <table:table-cell office:value-type="float" office:value="0.00302214268595" calcext:value-type="float">
            <text:p>0.0030221427</text:p>
          </table:table-cell>
          <table:table-cell office:value-type="float" office:value="-0.0542845502496" calcext:value-type="float">
            <text:p>-0.0542845502</text:p>
          </table:table-cell>
          <table:table-cell office:value-type="float" office:value="-0.0307641774416" calcext:value-type="float">
            <text:p>-0.03076417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87628E+018" calcext:value-type="float">
            <text:p>1526877508876280000</text:p>
          </table:table-cell>
          <table:table-cell office:value-type="float" office:value="806" calcext:value-type="float">
            <text:p>806</text:p>
          </table:table-cell>
          <table:table-cell office:value-type="float" office:value="1.52687750887118E+018" calcext:value-type="float">
            <text:p>1526877508871180000</text:p>
          </table:table-cell>
          <table:table-cell office:value-type="string" calcext:value-type="string">
            <text:p>world</text:p>
          </table:table-cell>
          <table:table-cell office:value-type="float" office:value="0.0106884781271" calcext:value-type="float">
            <text:p>0.0106884781</text:p>
          </table:table-cell>
          <table:table-cell office:value-type="float" office:value="-0.0484307669103" calcext:value-type="float">
            <text:p>-0.0484307669</text:p>
          </table:table-cell>
          <table:table-cell office:value-type="float" office:value="-0.0162642467767" calcext:value-type="float">
            <text:p>-0.01626424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89554E+018" calcext:value-type="float">
            <text:p>1526877508895540000</text:p>
          </table:table-cell>
          <table:table-cell office:value-type="float" office:value="807" calcext:value-type="float">
            <text:p>807</text:p>
          </table:table-cell>
          <table:table-cell office:value-type="float" office:value="1.52687750889104E+018" calcext:value-type="float">
            <text:p>1526877508891040000</text:p>
          </table:table-cell>
          <table:table-cell office:value-type="string" calcext:value-type="string">
            <text:p>world</text:p>
          </table:table-cell>
          <table:table-cell office:value-type="float" office:value="0.00558904185891" calcext:value-type="float">
            <text:p>0.0055890419</text:p>
          </table:table-cell>
          <table:table-cell office:value-type="float" office:value="-0.054055634886" calcext:value-type="float">
            <text:p>-0.0540556349</text:p>
          </table:table-cell>
          <table:table-cell office:value-type="float" office:value="-0.0338929891586" calcext:value-type="float">
            <text:p>-0.03389298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91593E+018" calcext:value-type="float">
            <text:p>1526877508915930000</text:p>
          </table:table-cell>
          <table:table-cell office:value-type="float" office:value="808" calcext:value-type="float">
            <text:p>808</text:p>
          </table:table-cell>
          <table:table-cell office:value-type="float" office:value="1.52687750891101E+018" calcext:value-type="float">
            <text:p>1526877508911010000</text:p>
          </table:table-cell>
          <table:table-cell office:value-type="string" calcext:value-type="string">
            <text:p>world</text:p>
          </table:table-cell>
          <table:table-cell office:value-type="float" office:value="0.00985174905509" calcext:value-type="float">
            <text:p>0.0098517491</text:p>
          </table:table-cell>
          <table:table-cell office:value-type="float" office:value="-0.0481317639351" calcext:value-type="float">
            <text:p>-0.0481317639</text:p>
          </table:table-cell>
          <table:table-cell office:value-type="float" office:value="-0.0304138865322" calcext:value-type="float">
            <text:p>-0.03041388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93519E+018" calcext:value-type="float">
            <text:p>1526877508935190000</text:p>
          </table:table-cell>
          <table:table-cell office:value-type="float" office:value="809" calcext:value-type="float">
            <text:p>809</text:p>
          </table:table-cell>
          <table:table-cell office:value-type="float" office:value="1.52687750893093E+018" calcext:value-type="float">
            <text:p>1526877508930930000</text:p>
          </table:table-cell>
          <table:table-cell office:value-type="string" calcext:value-type="string">
            <text:p>world</text:p>
          </table:table-cell>
          <table:table-cell office:value-type="float" office:value="0.00561020383611" calcext:value-type="float">
            <text:p>0.0056102038</text:p>
          </table:table-cell>
          <table:table-cell office:value-type="float" office:value="-0.0535245351493" calcext:value-type="float">
            <text:p>-0.0535245351</text:p>
          </table:table-cell>
          <table:table-cell office:value-type="float" office:value="-0.0280853360891" calcext:value-type="float">
            <text:p>-0.02808533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9554E+018" calcext:value-type="float">
            <text:p>1526877508955400000</text:p>
          </table:table-cell>
          <table:table-cell office:value-type="float" office:value="810" calcext:value-type="float">
            <text:p>810</text:p>
          </table:table-cell>
          <table:table-cell office:value-type="float" office:value="1.52687750895083E+018" calcext:value-type="float">
            <text:p>1526877508950830000</text:p>
          </table:table-cell>
          <table:table-cell office:value-type="string" calcext:value-type="string">
            <text:p>world</text:p>
          </table:table-cell>
          <table:table-cell office:value-type="float" office:value="0.00724919047207" calcext:value-type="float">
            <text:p>0.0072491905</text:p>
          </table:table-cell>
          <table:table-cell office:value-type="float" office:value="-0.037601467222" calcext:value-type="float">
            <text:p>-0.0376014672</text:p>
          </table:table-cell>
          <table:table-cell office:value-type="float" office:value="-0.027376588434" calcext:value-type="float">
            <text:p>-0.02737658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97562E+018" calcext:value-type="float">
            <text:p>1526877508975620000</text:p>
          </table:table-cell>
          <table:table-cell office:value-type="float" office:value="811" calcext:value-type="float">
            <text:p>811</text:p>
          </table:table-cell>
          <table:table-cell office:value-type="float" office:value="1.52687750897167E+018" calcext:value-type="float">
            <text:p>1526877508971670000</text:p>
          </table:table-cell>
          <table:table-cell office:value-type="string" calcext:value-type="string">
            <text:p>world</text:p>
          </table:table-cell>
          <table:table-cell office:value-type="float" office:value="0.0165188498795" calcext:value-type="float">
            <text:p>0.0165188499</text:p>
          </table:table-cell>
          <table:table-cell office:value-type="float" office:value="-0.0407928898931" calcext:value-type="float">
            <text:p>-0.0407928899</text:p>
          </table:table-cell>
          <table:table-cell office:value-type="float" office:value="-0.00650972686708" calcext:value-type="float">
            <text:p>-0.00650972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899614E+018" calcext:value-type="float">
            <text:p>1526877508996140000</text:p>
          </table:table-cell>
          <table:table-cell office:value-type="float" office:value="812" calcext:value-type="float">
            <text:p>812</text:p>
          </table:table-cell>
          <table:table-cell office:value-type="float" office:value="1.52687750899148E+018" calcext:value-type="float">
            <text:p>1526877508991480000</text:p>
          </table:table-cell>
          <table:table-cell office:value-type="string" calcext:value-type="string">
            <text:p>world</text:p>
          </table:table-cell>
          <table:table-cell office:value-type="float" office:value="0.00805288087577" calcext:value-type="float">
            <text:p>0.0080528809</text:p>
          </table:table-cell>
          <table:table-cell office:value-type="float" office:value="-0.0402186214924" calcext:value-type="float">
            <text:p>-0.0402186215</text:p>
          </table:table-cell>
          <table:table-cell office:value-type="float" office:value="-0.0306652858853" calcext:value-type="float">
            <text:p>-0.03066528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01519E+018" calcext:value-type="float">
            <text:p>1526877509015190000</text:p>
          </table:table-cell>
          <table:table-cell office:value-type="float" office:value="813" calcext:value-type="float">
            <text:p>813</text:p>
          </table:table-cell>
          <table:table-cell office:value-type="float" office:value="1.52687750901128E+018" calcext:value-type="float">
            <text:p>1526877509011280000</text:p>
          </table:table-cell>
          <table:table-cell office:value-type="string" calcext:value-type="string">
            <text:p>world</text:p>
          </table:table-cell>
          <table:table-cell office:value-type="float" office:value="0.0137657057494" calcext:value-type="float">
            <text:p>0.0137657057</text:p>
          </table:table-cell>
          <table:table-cell office:value-type="float" office:value="-0.0335084199905" calcext:value-type="float">
            <text:p>-0.03350842</text:p>
          </table:table-cell>
          <table:table-cell office:value-type="float" office:value="-0.0207947809249" calcext:value-type="float">
            <text:p>-0.02079478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03563E+018" calcext:value-type="float">
            <text:p>1526877509035630000</text:p>
          </table:table-cell>
          <table:table-cell office:value-type="float" office:value="814" calcext:value-type="float">
            <text:p>814</text:p>
          </table:table-cell>
          <table:table-cell office:value-type="float" office:value="1.526877509031E+018" calcext:value-type="float">
            <text:p>1526877509031000000</text:p>
          </table:table-cell>
          <table:table-cell office:value-type="string" calcext:value-type="string">
            <text:p>world</text:p>
          </table:table-cell>
          <table:table-cell office:value-type="float" office:value="0.00439951056615" calcext:value-type="float">
            <text:p>0.0043995106</text:p>
          </table:table-cell>
          <table:table-cell office:value-type="float" office:value="-0.0405899360776" calcext:value-type="float">
            <text:p>-0.0405899361</text:p>
          </table:table-cell>
          <table:table-cell office:value-type="float" office:value="-0.0420872420073" calcext:value-type="float">
            <text:p>-0.0420872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05592E+018" calcext:value-type="float">
            <text:p>1526877509055920000</text:p>
          </table:table-cell>
          <table:table-cell office:value-type="float" office:value="815" calcext:value-type="float">
            <text:p>815</text:p>
          </table:table-cell>
          <table:table-cell office:value-type="float" office:value="1.52687750905068E+018" calcext:value-type="float">
            <text:p>1526877509050680000</text:p>
          </table:table-cell>
          <table:table-cell office:value-type="string" calcext:value-type="string">
            <text:p>world</text:p>
          </table:table-cell>
          <table:table-cell office:value-type="float" office:value="0.0191777143627" calcext:value-type="float">
            <text:p>0.0191777144</text:p>
          </table:table-cell>
          <table:table-cell office:value-type="float" office:value="-0.0327372699976" calcext:value-type="float">
            <text:p>-0.03273727</text:p>
          </table:table-cell>
          <table:table-cell office:value-type="float" office:value="0.00246761739254" calcext:value-type="float">
            <text:p>0.00246761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07578E+018" calcext:value-type="float">
            <text:p>1526877509075780000</text:p>
          </table:table-cell>
          <table:table-cell office:value-type="float" office:value="816" calcext:value-type="float">
            <text:p>816</text:p>
          </table:table-cell>
          <table:table-cell office:value-type="float" office:value="1.52687750907142E+018" calcext:value-type="float">
            <text:p>1526877509071420000</text:p>
          </table:table-cell>
          <table:table-cell office:value-type="string" calcext:value-type="string">
            <text:p>world</text:p>
          </table:table-cell>
          <table:table-cell office:value-type="float" office:value="0.000250222161412" calcext:value-type="float">
            <text:p>0.0002502222</text:p>
          </table:table-cell>
          <table:table-cell office:value-type="float" office:value="-0.0273998528719" calcext:value-type="float">
            <text:p>-0.0273998529</text:p>
          </table:table-cell>
          <table:table-cell office:value-type="float" office:value="-0.0260513145477" calcext:value-type="float">
            <text:p>-0.02605131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09596E+018" calcext:value-type="float">
            <text:p>1526877509095960000</text:p>
          </table:table-cell>
          <table:table-cell office:value-type="float" office:value="817" calcext:value-type="float">
            <text:p>817</text:p>
          </table:table-cell>
          <table:table-cell office:value-type="float" office:value="1.52687750909152E+018" calcext:value-type="float">
            <text:p>1526877509091520000</text:p>
          </table:table-cell>
          <table:table-cell office:value-type="string" calcext:value-type="string">
            <text:p>world</text:p>
          </table:table-cell>
          <table:table-cell office:value-type="float" office:value="0.0121565191075" calcext:value-type="float">
            <text:p>0.0121565191</text:p>
          </table:table-cell>
          <table:table-cell office:value-type="float" office:value="-0.0298357065767" calcext:value-type="float">
            <text:p>-0.0298357066</text:p>
          </table:table-cell>
          <table:table-cell office:value-type="float" office:value="-0.0130579033867" calcext:value-type="float">
            <text:p>-0.01305790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11518E+018" calcext:value-type="float">
            <text:p>1526877509115180000</text:p>
          </table:table-cell>
          <table:table-cell office:value-type="float" office:value="818" calcext:value-type="float">
            <text:p>818</text:p>
          </table:table-cell>
          <table:table-cell office:value-type="float" office:value="1.52687750911138E+018" calcext:value-type="float">
            <text:p>1526877509111380000</text:p>
          </table:table-cell>
          <table:table-cell office:value-type="string" calcext:value-type="string">
            <text:p>world</text:p>
          </table:table-cell>
          <table:table-cell office:value-type="float" office:value="0.0221843235195" calcext:value-type="float">
            <text:p>0.0221843235</text:p>
          </table:table-cell>
          <table:table-cell office:value-type="float" office:value="-0.0246198959649" calcext:value-type="float">
            <text:p>-0.024619896</text:p>
          </table:table-cell>
          <table:table-cell office:value-type="float" office:value="-0.00358642684296" calcext:value-type="float">
            <text:p>-0.00358642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13547E+018" calcext:value-type="float">
            <text:p>1526877509135470000</text:p>
          </table:table-cell>
          <table:table-cell office:value-type="float" office:value="819" calcext:value-type="float">
            <text:p>819</text:p>
          </table:table-cell>
          <table:table-cell office:value-type="float" office:value="1.52687750913161E+018" calcext:value-type="float">
            <text:p>1526877509131610000</text:p>
          </table:table-cell>
          <table:table-cell office:value-type="string" calcext:value-type="string">
            <text:p>world</text:p>
          </table:table-cell>
          <table:table-cell office:value-type="float" office:value="0.0154421143234" calcext:value-type="float">
            <text:p>0.0154421143</text:p>
          </table:table-cell>
          <table:table-cell office:value-type="float" office:value="-0.0291791856289" calcext:value-type="float">
            <text:p>-0.0291791856</text:p>
          </table:table-cell>
          <table:table-cell office:value-type="float" office:value="-0.0106203770265" calcext:value-type="float">
            <text:p>-0.0106203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15636E+018" calcext:value-type="float">
            <text:p>1526877509156360000</text:p>
          </table:table-cell>
          <table:table-cell office:value-type="float" office:value="820" calcext:value-type="float">
            <text:p>820</text:p>
          </table:table-cell>
          <table:table-cell office:value-type="float" office:value="1.52687750915145E+018" calcext:value-type="float">
            <text:p>1526877509151450000</text:p>
          </table:table-cell>
          <table:table-cell office:value-type="string" calcext:value-type="string">
            <text:p>world</text:p>
          </table:table-cell>
          <table:table-cell office:value-type="float" office:value="0.0064550274983" calcext:value-type="float">
            <text:p>0.0064550275</text:p>
          </table:table-cell>
          <table:table-cell office:value-type="float" office:value="-0.0207878798246" calcext:value-type="float">
            <text:p>-0.0207878798</text:p>
          </table:table-cell>
          <table:table-cell office:value-type="float" office:value="-0.0215347334743" calcext:value-type="float">
            <text:p>-0.02153473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17597E+018" calcext:value-type="float">
            <text:p>1526877509175970000</text:p>
          </table:table-cell>
          <table:table-cell office:value-type="float" office:value="821" calcext:value-type="float">
            <text:p>821</text:p>
          </table:table-cell>
          <table:table-cell office:value-type="float" office:value="1.52687750917128E+018" calcext:value-type="float">
            <text:p>1526877509171280000</text:p>
          </table:table-cell>
          <table:table-cell office:value-type="string" calcext:value-type="string">
            <text:p>world</text:p>
          </table:table-cell>
          <table:table-cell office:value-type="float" office:value="0.0159275252372" calcext:value-type="float">
            <text:p>0.0159275252</text:p>
          </table:table-cell>
          <table:table-cell office:value-type="float" office:value="-0.0194475278258" calcext:value-type="float">
            <text:p>-0.0194475278</text:p>
          </table:table-cell>
          <table:table-cell office:value-type="float" office:value="-0.00332070793957" calcext:value-type="float">
            <text:p>-0.00332070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19521E+018" calcext:value-type="float">
            <text:p>1526877509195210000</text:p>
          </table:table-cell>
          <table:table-cell office:value-type="float" office:value="822" calcext:value-type="float">
            <text:p>822</text:p>
          </table:table-cell>
          <table:table-cell office:value-type="float" office:value="1.52687750919093E+018" calcext:value-type="float">
            <text:p>1526877509190930000</text:p>
          </table:table-cell>
          <table:table-cell office:value-type="string" calcext:value-type="string">
            <text:p>world</text:p>
          </table:table-cell>
          <table:table-cell office:value-type="float" office:value="0.00949600618333" calcext:value-type="float">
            <text:p>0.0094960062</text:p>
          </table:table-cell>
          <table:table-cell office:value-type="float" office:value="-0.0196506343782" calcext:value-type="float">
            <text:p>-0.0196506344</text:p>
          </table:table-cell>
          <table:table-cell office:value-type="float" office:value="-0.0312013905495" calcext:value-type="float">
            <text:p>-0.031201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21572E+018" calcext:value-type="float">
            <text:p>1526877509215720000</text:p>
          </table:table-cell>
          <table:table-cell office:value-type="float" office:value="823" calcext:value-type="float">
            <text:p>823</text:p>
          </table:table-cell>
          <table:table-cell office:value-type="float" office:value="1.52687750921082E+018" calcext:value-type="float">
            <text:p>1526877509210820000</text:p>
          </table:table-cell>
          <table:table-cell office:value-type="string" calcext:value-type="string">
            <text:p>world</text:p>
          </table:table-cell>
          <table:table-cell office:value-type="float" office:value="0.00726738199592" calcext:value-type="float">
            <text:p>0.007267382</text:p>
          </table:table-cell>
          <table:table-cell office:value-type="float" office:value="-0.0162491388619" calcext:value-type="float">
            <text:p>-0.0162491389</text:p>
          </table:table-cell>
          <table:table-cell office:value-type="float" office:value="-0.0205605830997" calcext:value-type="float">
            <text:p>-0.02056058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23608E+018" calcext:value-type="float">
            <text:p>1526877509236080000</text:p>
          </table:table-cell>
          <table:table-cell office:value-type="float" office:value="824" calcext:value-type="float">
            <text:p>824</text:p>
          </table:table-cell>
          <table:table-cell office:value-type="float" office:value="1.52687750923071E+018" calcext:value-type="float">
            <text:p>1526877509230710000</text:p>
          </table:table-cell>
          <table:table-cell office:value-type="string" calcext:value-type="string">
            <text:p>world</text:p>
          </table:table-cell>
          <table:table-cell office:value-type="float" office:value="0.0156037220731" calcext:value-type="float">
            <text:p>0.0156037221</text:p>
          </table:table-cell>
          <table:table-cell office:value-type="float" office:value="-0.0170565787703" calcext:value-type="float">
            <text:p>-0.0170565788</text:p>
          </table:table-cell>
          <table:table-cell office:value-type="float" office:value="-0.0228279531002" calcext:value-type="float">
            <text:p>-0.02282795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25535E+018" calcext:value-type="float">
            <text:p>1526877509255350000</text:p>
          </table:table-cell>
          <table:table-cell office:value-type="float" office:value="825" calcext:value-type="float">
            <text:p>825</text:p>
          </table:table-cell>
          <table:table-cell office:value-type="float" office:value="1.52687750925146E+018" calcext:value-type="float">
            <text:p>1526877509251460000</text:p>
          </table:table-cell>
          <table:table-cell office:value-type="string" calcext:value-type="string">
            <text:p>world</text:p>
          </table:table-cell>
          <table:table-cell office:value-type="float" office:value="0.0183486063033" calcext:value-type="float">
            <text:p>0.0183486063</text:p>
          </table:table-cell>
          <table:table-cell office:value-type="float" office:value="-0.0114595610648" calcext:value-type="float">
            <text:p>-0.0114595611</text:p>
          </table:table-cell>
          <table:table-cell office:value-type="float" office:value="-0.0150738973171" calcext:value-type="float">
            <text:p>-0.01507389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27559E+018" calcext:value-type="float">
            <text:p>1526877509275590000</text:p>
          </table:table-cell>
          <table:table-cell office:value-type="float" office:value="826" calcext:value-type="float">
            <text:p>826</text:p>
          </table:table-cell>
          <table:table-cell office:value-type="float" office:value="1.52687750927127E+018" calcext:value-type="float">
            <text:p>1526877509271270000</text:p>
          </table:table-cell>
          <table:table-cell office:value-type="string" calcext:value-type="string">
            <text:p>world</text:p>
          </table:table-cell>
          <table:table-cell office:value-type="float" office:value="0.00698585947976" calcext:value-type="float">
            <text:p>0.0069858595</text:p>
          </table:table-cell>
          <table:table-cell office:value-type="float" office:value="-0.0112028289586" calcext:value-type="float">
            <text:p>-0.011202829</text:p>
          </table:table-cell>
          <table:table-cell office:value-type="float" office:value="-0.0277016982436" calcext:value-type="float">
            <text:p>-0.02770169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29598E+018" calcext:value-type="float">
            <text:p>1526877509295980000</text:p>
          </table:table-cell>
          <table:table-cell office:value-type="float" office:value="827" calcext:value-type="float">
            <text:p>827</text:p>
          </table:table-cell>
          <table:table-cell office:value-type="float" office:value="1.52687750929127E+018" calcext:value-type="float">
            <text:p>1526877509291270000</text:p>
          </table:table-cell>
          <table:table-cell office:value-type="string" calcext:value-type="string">
            <text:p>world</text:p>
          </table:table-cell>
          <table:table-cell office:value-type="float" office:value="0.00876937247813" calcext:value-type="float">
            <text:p>0.0087693725</text:p>
          </table:table-cell>
          <table:table-cell office:value-type="float" office:value="-0.0103796627373" calcext:value-type="float">
            <text:p>-0.0103796627</text:p>
          </table:table-cell>
          <table:table-cell office:value-type="float" office:value="-0.0262535046786" calcext:value-type="float">
            <text:p>-0.0262535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31514E+018" calcext:value-type="float">
            <text:p>1526877509315140000</text:p>
          </table:table-cell>
          <table:table-cell office:value-type="float" office:value="828" calcext:value-type="float">
            <text:p>828</text:p>
          </table:table-cell>
          <table:table-cell office:value-type="float" office:value="1.52687750931112E+018" calcext:value-type="float">
            <text:p>1526877509311120000</text:p>
          </table:table-cell>
          <table:table-cell office:value-type="string" calcext:value-type="string">
            <text:p>world</text:p>
          </table:table-cell>
          <table:table-cell office:value-type="float" office:value="0.00646618381143" calcext:value-type="float">
            <text:p>0.0064661838</text:p>
          </table:table-cell>
          <table:table-cell office:value-type="float" office:value="-0.0119671095163" calcext:value-type="float">
            <text:p>-0.0119671095</text:p>
          </table:table-cell>
          <table:table-cell office:value-type="float" office:value="-0.0535792447627" calcext:value-type="float">
            <text:p>-0.0535792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33578E+018" calcext:value-type="float">
            <text:p>1526877509335780000</text:p>
          </table:table-cell>
          <table:table-cell office:value-type="float" office:value="829" calcext:value-type="float">
            <text:p>829</text:p>
          </table:table-cell>
          <table:table-cell office:value-type="float" office:value="1.52687750933101E+018" calcext:value-type="float">
            <text:p>1526877509331010000</text:p>
          </table:table-cell>
          <table:table-cell office:value-type="string" calcext:value-type="string">
            <text:p>world</text:p>
          </table:table-cell>
          <table:table-cell office:value-type="float" office:value="0.0141158103943" calcext:value-type="float">
            <text:p>0.0141158104</text:p>
          </table:table-cell>
          <table:table-cell office:value-type="float" office:value="-0.0105555746704" calcext:value-type="float">
            <text:p>-0.0105555747</text:p>
          </table:table-cell>
          <table:table-cell office:value-type="float" office:value="-0.0196359865367" calcext:value-type="float">
            <text:p>-0.01963598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35576E+018" calcext:value-type="float">
            <text:p>1526877509355760000</text:p>
          </table:table-cell>
          <table:table-cell office:value-type="float" office:value="830" calcext:value-type="float">
            <text:p>830</text:p>
          </table:table-cell>
          <table:table-cell office:value-type="float" office:value="1.5268775093508E+018" calcext:value-type="float">
            <text:p>1526877509350800000</text:p>
          </table:table-cell>
          <table:table-cell office:value-type="string" calcext:value-type="string">
            <text:p>world</text:p>
          </table:table-cell>
          <table:table-cell office:value-type="float" office:value="0.00637059146538" calcext:value-type="float">
            <text:p>0.0063705915</text:p>
          </table:table-cell>
          <table:table-cell office:value-type="float" office:value="-0.0100810043514" calcext:value-type="float">
            <text:p>-0.0100810044</text:p>
          </table:table-cell>
          <table:table-cell office:value-type="float" office:value="-0.0516326874495" calcext:value-type="float">
            <text:p>-0.05163268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37612E+018" calcext:value-type="float">
            <text:p>1526877509376120000</text:p>
          </table:table-cell>
          <table:table-cell office:value-type="float" office:value="831" calcext:value-type="float">
            <text:p>831</text:p>
          </table:table-cell>
          <table:table-cell office:value-type="float" office:value="1.52687750937171E+018" calcext:value-type="float">
            <text:p>1526877509371710000</text:p>
          </table:table-cell>
          <table:table-cell office:value-type="string" calcext:value-type="string">
            <text:p>world</text:p>
          </table:table-cell>
          <table:table-cell office:value-type="float" office:value="0.014786249958" calcext:value-type="float">
            <text:p>0.01478625</text:p>
          </table:table-cell>
          <table:table-cell office:value-type="float" office:value="-0.00675283838063" calcext:value-type="float">
            <text:p>-0.0067528384</text:p>
          </table:table-cell>
          <table:table-cell office:value-type="float" office:value="-0.0293600931764" calcext:value-type="float">
            <text:p>-0.02936009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39573E+018" calcext:value-type="float">
            <text:p>1526877509395730000</text:p>
          </table:table-cell>
          <table:table-cell office:value-type="float" office:value="832" calcext:value-type="float">
            <text:p>832</text:p>
          </table:table-cell>
          <table:table-cell office:value-type="float" office:value="1.52687750939157E+018" calcext:value-type="float">
            <text:p>1526877509391570000</text:p>
          </table:table-cell>
          <table:table-cell office:value-type="string" calcext:value-type="string">
            <text:p>world</text:p>
          </table:table-cell>
          <table:table-cell office:value-type="float" office:value="0.0155491195619" calcext:value-type="float">
            <text:p>0.0155491196</text:p>
          </table:table-cell>
          <table:table-cell office:value-type="float" office:value="-0.00695455307141" calcext:value-type="float">
            <text:p>-0.0069545531</text:p>
          </table:table-cell>
          <table:table-cell office:value-type="float" office:value="-0.0226743929088" calcext:value-type="float">
            <text:p>-0.02267439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41585E+018" calcext:value-type="float">
            <text:p>1526877509415850000</text:p>
          </table:table-cell>
          <table:table-cell office:value-type="float" office:value="833" calcext:value-type="float">
            <text:p>833</text:p>
          </table:table-cell>
          <table:table-cell office:value-type="float" office:value="1.52687750941146E+018" calcext:value-type="float">
            <text:p>1526877509411460000</text:p>
          </table:table-cell>
          <table:table-cell office:value-type="string" calcext:value-type="string">
            <text:p>world</text:p>
          </table:table-cell>
          <table:table-cell office:value-type="float" office:value="0.013097025454" calcext:value-type="float">
            <text:p>0.0130970255</text:p>
          </table:table-cell>
          <table:table-cell office:value-type="float" office:value="-0.00827856268734" calcext:value-type="float">
            <text:p>-0.0082785627</text:p>
          </table:table-cell>
          <table:table-cell office:value-type="float" office:value="-0.0137317767367" calcext:value-type="float">
            <text:p>-0.01373177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43505E+018" calcext:value-type="float">
            <text:p>1526877509435050000</text:p>
          </table:table-cell>
          <table:table-cell office:value-type="float" office:value="834" calcext:value-type="float">
            <text:p>834</text:p>
          </table:table-cell>
          <table:table-cell office:value-type="float" office:value="1.52687750943136E+018" calcext:value-type="float">
            <text:p>1526877509431360000</text:p>
          </table:table-cell>
          <table:table-cell office:value-type="string" calcext:value-type="string">
            <text:p>world</text:p>
          </table:table-cell>
          <table:table-cell office:value-type="float" office:value="0.0116794537753" calcext:value-type="float">
            <text:p>0.0116794538</text:p>
          </table:table-cell>
          <table:table-cell office:value-type="float" office:value="-0.00641845120117" calcext:value-type="float">
            <text:p>-0.0064184512</text:p>
          </table:table-cell>
          <table:table-cell office:value-type="float" office:value="-0.0433931797743" calcext:value-type="float">
            <text:p>-0.04339317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45536E+018" calcext:value-type="float">
            <text:p>1526877509455360000</text:p>
          </table:table-cell>
          <table:table-cell office:value-type="float" office:value="835" calcext:value-type="float">
            <text:p>835</text:p>
          </table:table-cell>
          <table:table-cell office:value-type="float" office:value="1.5268775094509E+018" calcext:value-type="float">
            <text:p>1526877509450900000</text:p>
          </table:table-cell>
          <table:table-cell office:value-type="string" calcext:value-type="string">
            <text:p>world</text:p>
          </table:table-cell>
          <table:table-cell office:value-type="float" office:value="0.00718892598525" calcext:value-type="float">
            <text:p>0.007188926</text:p>
          </table:table-cell>
          <table:table-cell office:value-type="float" office:value="-0.0095215048641" calcext:value-type="float">
            <text:p>-0.0095215049</text:p>
          </table:table-cell>
          <table:table-cell office:value-type="float" office:value="-0.028398828581" calcext:value-type="float">
            <text:p>-0.02839882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47554E+018" calcext:value-type="float">
            <text:p>1526877509475540000</text:p>
          </table:table-cell>
          <table:table-cell office:value-type="float" office:value="836" calcext:value-type="float">
            <text:p>836</text:p>
          </table:table-cell>
          <table:table-cell office:value-type="float" office:value="1.52687750947092E+018" calcext:value-type="float">
            <text:p>1526877509470920000</text:p>
          </table:table-cell>
          <table:table-cell office:value-type="string" calcext:value-type="string">
            <text:p>world</text:p>
          </table:table-cell>
          <table:table-cell office:value-type="float" office:value="0.0146055966616" calcext:value-type="float">
            <text:p>0.0146055967</text:p>
          </table:table-cell>
          <table:table-cell office:value-type="float" office:value="-0.0115184448659" calcext:value-type="float">
            <text:p>-0.0115184449</text:p>
          </table:table-cell>
          <table:table-cell office:value-type="float" office:value="-0.0260323565453" calcext:value-type="float">
            <text:p>-0.02603235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49571E+018" calcext:value-type="float">
            <text:p>1526877509495710000</text:p>
          </table:table-cell>
          <table:table-cell office:value-type="float" office:value="837" calcext:value-type="float">
            <text:p>837</text:p>
          </table:table-cell>
          <table:table-cell office:value-type="float" office:value="1.52687750949069E+018" calcext:value-type="float">
            <text:p>1526877509490690000</text:p>
          </table:table-cell>
          <table:table-cell office:value-type="string" calcext:value-type="string">
            <text:p>world</text:p>
          </table:table-cell>
          <table:table-cell office:value-type="float" office:value="0.00487132789567" calcext:value-type="float">
            <text:p>0.0048713279</text:p>
          </table:table-cell>
          <table:table-cell office:value-type="float" office:value="-0.0159004703164" calcext:value-type="float">
            <text:p>-0.0159004703</text:p>
          </table:table-cell>
          <table:table-cell office:value-type="float" office:value="-0.0313728414476" calcext:value-type="float">
            <text:p>-0.03137284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51607E+018" calcext:value-type="float">
            <text:p>1526877509516070000</text:p>
          </table:table-cell>
          <table:table-cell office:value-type="float" office:value="838" calcext:value-type="float">
            <text:p>838</text:p>
          </table:table-cell>
          <table:table-cell office:value-type="float" office:value="1.52687750951135E+018" calcext:value-type="float">
            <text:p>1526877509511350000</text:p>
          </table:table-cell>
          <table:table-cell office:value-type="string" calcext:value-type="string">
            <text:p>world</text:p>
          </table:table-cell>
          <table:table-cell office:value-type="float" office:value="0.00183630781248" calcext:value-type="float">
            <text:p>0.0018363078</text:p>
          </table:table-cell>
          <table:table-cell office:value-type="float" office:value="-0.0135762803257" calcext:value-type="float">
            <text:p>-0.0135762803</text:p>
          </table:table-cell>
          <table:table-cell office:value-type="float" office:value="-0.0561001002789" calcext:value-type="float">
            <text:p>-0.0561001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5353E+018" calcext:value-type="float">
            <text:p>1526877509535300000</text:p>
          </table:table-cell>
          <table:table-cell office:value-type="float" office:value="839" calcext:value-type="float">
            <text:p>839</text:p>
          </table:table-cell>
          <table:table-cell office:value-type="float" office:value="1.52687750953111E+018" calcext:value-type="float">
            <text:p>1526877509531110000</text:p>
          </table:table-cell>
          <table:table-cell office:value-type="string" calcext:value-type="string">
            <text:p>world</text:p>
          </table:table-cell>
          <table:table-cell office:value-type="float" office:value="0.0225087311119" calcext:value-type="float">
            <text:p>0.0225087311</text:p>
          </table:table-cell>
          <table:table-cell office:value-type="float" office:value="-0.0196621529758" calcext:value-type="float">
            <text:p>-0.019662153</text:p>
          </table:table-cell>
          <table:table-cell office:value-type="float" office:value="-0.0205022860318" calcext:value-type="float">
            <text:p>-0.0205022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55551E+018" calcext:value-type="float">
            <text:p>1526877509555510000</text:p>
          </table:table-cell>
          <table:table-cell office:value-type="float" office:value="840" calcext:value-type="float">
            <text:p>840</text:p>
          </table:table-cell>
          <table:table-cell office:value-type="float" office:value="1.52687750955084E+018" calcext:value-type="float">
            <text:p>1526877509550840000</text:p>
          </table:table-cell>
          <table:table-cell office:value-type="string" calcext:value-type="string">
            <text:p>world</text:p>
          </table:table-cell>
          <table:table-cell office:value-type="float" office:value="0.0112699605525" calcext:value-type="float">
            <text:p>0.0112699606</text:p>
          </table:table-cell>
          <table:table-cell office:value-type="float" office:value="-0.0154119990766" calcext:value-type="float">
            <text:p>-0.0154119991</text:p>
          </table:table-cell>
          <table:table-cell office:value-type="float" office:value="-0.0292821638286" calcext:value-type="float">
            <text:p>-0.02928216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57573E+018" calcext:value-type="float">
            <text:p>1526877509575730000</text:p>
          </table:table-cell>
          <table:table-cell office:value-type="float" office:value="841" calcext:value-type="float">
            <text:p>841</text:p>
          </table:table-cell>
          <table:table-cell office:value-type="float" office:value="1.52687750957151E+018" calcext:value-type="float">
            <text:p>1526877509571510000</text:p>
          </table:table-cell>
          <table:table-cell office:value-type="string" calcext:value-type="string">
            <text:p>world</text:p>
          </table:table-cell>
          <table:table-cell office:value-type="float" office:value="-0.000375897157937" calcext:value-type="float">
            <text:p>-0.0003758972</text:p>
          </table:table-cell>
          <table:table-cell office:value-type="float" office:value="-0.0124201290309" calcext:value-type="float">
            <text:p>-0.012420129</text:p>
          </table:table-cell>
          <table:table-cell office:value-type="float" office:value="-0.0409124642611" calcext:value-type="float">
            <text:p>-0.04091246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5959E+018" calcext:value-type="float">
            <text:p>1526877509595900000</text:p>
          </table:table-cell>
          <table:table-cell office:value-type="float" office:value="842" calcext:value-type="float">
            <text:p>842</text:p>
          </table:table-cell>
          <table:table-cell office:value-type="float" office:value="1.52687750959103E+018" calcext:value-type="float">
            <text:p>1526877509591030000</text:p>
          </table:table-cell>
          <table:table-cell office:value-type="string" calcext:value-type="string">
            <text:p>world</text:p>
          </table:table-cell>
          <table:table-cell office:value-type="float" office:value="0.00625106412917" calcext:value-type="float">
            <text:p>0.0062510641</text:p>
          </table:table-cell>
          <table:table-cell office:value-type="float" office:value="-0.0126781882718" calcext:value-type="float">
            <text:p>-0.0126781883</text:p>
          </table:table-cell>
          <table:table-cell office:value-type="float" office:value="-0.0369046851993" calcext:value-type="float">
            <text:p>-0.03690468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6151E+018" calcext:value-type="float">
            <text:p>1526877509615100000</text:p>
          </table:table-cell>
          <table:table-cell office:value-type="float" office:value="843" calcext:value-type="float">
            <text:p>843</text:p>
          </table:table-cell>
          <table:table-cell office:value-type="float" office:value="1.52687750961058E+018" calcext:value-type="float">
            <text:p>1526877509610580000</text:p>
          </table:table-cell>
          <table:table-cell office:value-type="string" calcext:value-type="string">
            <text:p>world</text:p>
          </table:table-cell>
          <table:table-cell office:value-type="float" office:value="0.00930694676936" calcext:value-type="float">
            <text:p>0.0093069468</text:p>
          </table:table-cell>
          <table:table-cell office:value-type="float" office:value="-0.0142240505666" calcext:value-type="float">
            <text:p>-0.0142240506</text:p>
          </table:table-cell>
          <table:table-cell office:value-type="float" office:value="-0.0290000159293" calcext:value-type="float">
            <text:p>-0.02900001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63551E+018" calcext:value-type="float">
            <text:p>1526877509635510000</text:p>
          </table:table-cell>
          <table:table-cell office:value-type="float" office:value="844" calcext:value-type="float">
            <text:p>844</text:p>
          </table:table-cell>
          <table:table-cell office:value-type="float" office:value="1.52687750963126E+018" calcext:value-type="float">
            <text:p>1526877509631260000</text:p>
          </table:table-cell>
          <table:table-cell office:value-type="string" calcext:value-type="string">
            <text:p>world</text:p>
          </table:table-cell>
          <table:table-cell office:value-type="float" office:value="0.00430342694744" calcext:value-type="float">
            <text:p>0.0043034269</text:p>
          </table:table-cell>
          <table:table-cell office:value-type="float" office:value="-0.0118855973706" calcext:value-type="float">
            <text:p>-0.0118855974</text:p>
          </table:table-cell>
          <table:table-cell office:value-type="float" office:value="-0.0446576289833" calcext:value-type="float">
            <text:p>-0.0446576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65574E+018" calcext:value-type="float">
            <text:p>1526877509655740000</text:p>
          </table:table-cell>
          <table:table-cell office:value-type="float" office:value="845" calcext:value-type="float">
            <text:p>845</text:p>
          </table:table-cell>
          <table:table-cell office:value-type="float" office:value="1.52687750965085E+018" calcext:value-type="float">
            <text:p>1526877509650850000</text:p>
          </table:table-cell>
          <table:table-cell office:value-type="string" calcext:value-type="string">
            <text:p>world</text:p>
          </table:table-cell>
          <table:table-cell office:value-type="float" office:value="-0.00728621054441" calcext:value-type="float">
            <text:p>-0.0072862105</text:p>
          </table:table-cell>
          <table:table-cell office:value-type="float" office:value="-0.00593516882509" calcext:value-type="float">
            <text:p>-0.0059351688</text:p>
          </table:table-cell>
          <table:table-cell office:value-type="float" office:value="-0.0564436614513" calcext:value-type="float">
            <text:p>-0.05644366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67602E+018" calcext:value-type="float">
            <text:p>1526877509676020000</text:p>
          </table:table-cell>
          <table:table-cell office:value-type="float" office:value="846" calcext:value-type="float">
            <text:p>846</text:p>
          </table:table-cell>
          <table:table-cell office:value-type="float" office:value="1.52687750967163E+018" calcext:value-type="float">
            <text:p>1526877509671630000</text:p>
          </table:table-cell>
          <table:table-cell office:value-type="string" calcext:value-type="string">
            <text:p>world</text:p>
          </table:table-cell>
          <table:table-cell office:value-type="float" office:value="0.000194736523554" calcext:value-type="float">
            <text:p>0.0001947365</text:p>
          </table:table-cell>
          <table:table-cell office:value-type="float" office:value="-0.00486263539642" calcext:value-type="float">
            <text:p>-0.0048626354</text:p>
          </table:table-cell>
          <table:table-cell office:value-type="float" office:value="-0.0430152863264" calcext:value-type="float">
            <text:p>-0.04301528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69533E+018" calcext:value-type="float">
            <text:p>1526877509695330000</text:p>
          </table:table-cell>
          <table:table-cell office:value-type="float" office:value="847" calcext:value-type="float">
            <text:p>847</text:p>
          </table:table-cell>
          <table:table-cell office:value-type="float" office:value="1.52687750969124E+018" calcext:value-type="float">
            <text:p>1526877509691240000</text:p>
          </table:table-cell>
          <table:table-cell office:value-type="string" calcext:value-type="string">
            <text:p>world</text:p>
          </table:table-cell>
          <table:table-cell office:value-type="float" office:value="-0.00806205626577" calcext:value-type="float">
            <text:p>-0.0080620563</text:p>
          </table:table-cell>
          <table:table-cell office:value-type="float" office:value="-0.00427152402699" calcext:value-type="float">
            <text:p>-0.004271524</text:p>
          </table:table-cell>
          <table:table-cell office:value-type="float" office:value="-0.0376046970487" calcext:value-type="float">
            <text:p>-0.0376046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71566E+018" calcext:value-type="float">
            <text:p>1526877509715660000</text:p>
          </table:table-cell>
          <table:table-cell office:value-type="float" office:value="848" calcext:value-type="float">
            <text:p>848</text:p>
          </table:table-cell>
          <table:table-cell office:value-type="float" office:value="1.52687750971089E+018" calcext:value-type="float">
            <text:p>1526877509710890000</text:p>
          </table:table-cell>
          <table:table-cell office:value-type="string" calcext:value-type="string">
            <text:p>world</text:p>
          </table:table-cell>
          <table:table-cell office:value-type="float" office:value="-0.000831487588584" calcext:value-type="float">
            <text:p>-0.0008314876</text:p>
          </table:table-cell>
          <table:table-cell office:value-type="float" office:value="-0.00533643830568" calcext:value-type="float">
            <text:p>-0.0053364383</text:p>
          </table:table-cell>
          <table:table-cell office:value-type="float" office:value="-0.0242044981569" calcext:value-type="float">
            <text:p>-0.02420449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73622E+018" calcext:value-type="float">
            <text:p>1526877509736220000</text:p>
          </table:table-cell>
          <table:table-cell office:value-type="float" office:value="849" calcext:value-type="float">
            <text:p>849</text:p>
          </table:table-cell>
          <table:table-cell office:value-type="float" office:value="1.52687750973089E+018" calcext:value-type="float">
            <text:p>1526877509730890000</text:p>
          </table:table-cell>
          <table:table-cell office:value-type="string" calcext:value-type="string">
            <text:p>world</text:p>
          </table:table-cell>
          <table:table-cell office:value-type="float" office:value="0.00222520390525" calcext:value-type="float">
            <text:p>0.0022252039</text:p>
          </table:table-cell>
          <table:table-cell office:value-type="float" office:value="-0.0051630330272" calcext:value-type="float">
            <text:p>-0.005163033</text:p>
          </table:table-cell>
          <table:table-cell office:value-type="float" office:value="-0.0225291121751" calcext:value-type="float">
            <text:p>-0.02252911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75543E+018" calcext:value-type="float">
            <text:p>1526877509755430000</text:p>
          </table:table-cell>
          <table:table-cell office:value-type="float" office:value="850" calcext:value-type="float">
            <text:p>850</text:p>
          </table:table-cell>
          <table:table-cell office:value-type="float" office:value="1.52687750975068E+018" calcext:value-type="float">
            <text:p>1526877509750680000</text:p>
          </table:table-cell>
          <table:table-cell office:value-type="string" calcext:value-type="string">
            <text:p>world</text:p>
          </table:table-cell>
          <table:table-cell office:value-type="float" office:value="-0.00861422065645" calcext:value-type="float">
            <text:p>-0.0086142207</text:p>
          </table:table-cell>
          <table:table-cell office:value-type="float" office:value="-0.00518397009" calcext:value-type="float">
            <text:p>-0.0051839701</text:p>
          </table:table-cell>
          <table:table-cell office:value-type="float" office:value="-0.0311930738389" calcext:value-type="float">
            <text:p>-0.03119307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77577E+018" calcext:value-type="float">
            <text:p>1526877509775770000</text:p>
          </table:table-cell>
          <table:table-cell office:value-type="float" office:value="851" calcext:value-type="float">
            <text:p>851</text:p>
          </table:table-cell>
          <table:table-cell office:value-type="float" office:value="1.52687750977143E+018" calcext:value-type="float">
            <text:p>1526877509771430000</text:p>
          </table:table-cell>
          <table:table-cell office:value-type="string" calcext:value-type="string">
            <text:p>world</text:p>
          </table:table-cell>
          <table:table-cell office:value-type="float" office:value="-0.00785103719682" calcext:value-type="float">
            <text:p>-0.0078510372</text:p>
          </table:table-cell>
          <table:table-cell office:value-type="float" office:value="-0.00499272812158" calcext:value-type="float">
            <text:p>-0.0049927281</text:p>
          </table:table-cell>
          <table:table-cell office:value-type="float" office:value="-0.0273665823042" calcext:value-type="float">
            <text:p>-0.02736658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79616E+018" calcext:value-type="float">
            <text:p>1526877509796160000</text:p>
          </table:table-cell>
          <table:table-cell office:value-type="float" office:value="852" calcext:value-type="float">
            <text:p>852</text:p>
          </table:table-cell>
          <table:table-cell office:value-type="float" office:value="1.52687750979127E+018" calcext:value-type="float">
            <text:p>1526877509791270000</text:p>
          </table:table-cell>
          <table:table-cell office:value-type="string" calcext:value-type="string">
            <text:p>world</text:p>
          </table:table-cell>
          <table:table-cell office:value-type="float" office:value="-0.0175380948931" calcext:value-type="float">
            <text:p>-0.0175380949</text:p>
          </table:table-cell>
          <table:table-cell office:value-type="float" office:value="-0.00420162361115" calcext:value-type="float">
            <text:p>-0.0042016236</text:p>
          </table:table-cell>
          <table:table-cell office:value-type="float" office:value="-0.0324139855802" calcext:value-type="float">
            <text:p>-0.0324139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81546E+018" calcext:value-type="float">
            <text:p>1526877509815460000</text:p>
          </table:table-cell>
          <table:table-cell office:value-type="float" office:value="853" calcext:value-type="float">
            <text:p>853</text:p>
          </table:table-cell>
          <table:table-cell office:value-type="float" office:value="1.52687750981101E+018" calcext:value-type="float">
            <text:p>1526877509811010000</text:p>
          </table:table-cell>
          <table:table-cell office:value-type="string" calcext:value-type="string">
            <text:p>world</text:p>
          </table:table-cell>
          <table:table-cell office:value-type="float" office:value="-0.0000838162377477" calcext:value-type="float">
            <text:p>-8.38162377477E-005</text:p>
          </table:table-cell>
          <table:table-cell office:value-type="float" office:value="-0.00135104660876" calcext:value-type="float">
            <text:p>-0.0013510466</text:p>
          </table:table-cell>
          <table:table-cell office:value-type="float" office:value="-0.0213372092694" calcext:value-type="float">
            <text:p>-0.02133720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83666E+018" calcext:value-type="float">
            <text:p>1526877509836660000</text:p>
          </table:table-cell>
          <table:table-cell office:value-type="float" office:value="854" calcext:value-type="float">
            <text:p>854</text:p>
          </table:table-cell>
          <table:table-cell office:value-type="float" office:value="1.52687750983075E+018" calcext:value-type="float">
            <text:p>1526877509830750000</text:p>
          </table:table-cell>
          <table:table-cell office:value-type="string" calcext:value-type="string">
            <text:p>world</text:p>
          </table:table-cell>
          <table:table-cell office:value-type="float" office:value="-0.0356805324554" calcext:value-type="float">
            <text:p>-0.0356805325</text:p>
          </table:table-cell>
          <table:table-cell office:value-type="float" office:value="0.00138133473229" calcext:value-type="float">
            <text:p>0.0013813347</text:p>
          </table:table-cell>
          <table:table-cell office:value-type="float" office:value="-0.0578075014055" calcext:value-type="float">
            <text:p>-0.05780750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85612E+018" calcext:value-type="float">
            <text:p>1526877509856120000</text:p>
          </table:table-cell>
          <table:table-cell office:value-type="float" office:value="855" calcext:value-type="float">
            <text:p>855</text:p>
          </table:table-cell>
          <table:table-cell office:value-type="float" office:value="1.52687750985158E+018" calcext:value-type="float">
            <text:p>1526877509851580000</text:p>
          </table:table-cell>
          <table:table-cell office:value-type="string" calcext:value-type="string">
            <text:p>world</text:p>
          </table:table-cell>
          <table:table-cell office:value-type="float" office:value="-0.013623258099" calcext:value-type="float">
            <text:p>-0.0136232581</text:p>
          </table:table-cell>
          <table:table-cell office:value-type="float" office:value="0.00235426519066" calcext:value-type="float">
            <text:p>0.0023542652</text:p>
          </table:table-cell>
          <table:table-cell office:value-type="float" office:value="-0.0306032970548" calcext:value-type="float">
            <text:p>-0.03060329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87542E+018" calcext:value-type="float">
            <text:p>1526877509875420000</text:p>
          </table:table-cell>
          <table:table-cell office:value-type="float" office:value="856" calcext:value-type="float">
            <text:p>856</text:p>
          </table:table-cell>
          <table:table-cell office:value-type="float" office:value="1.52687750987159E+018" calcext:value-type="float">
            <text:p>1526877509871590000</text:p>
          </table:table-cell>
          <table:table-cell office:value-type="string" calcext:value-type="string">
            <text:p>world</text:p>
          </table:table-cell>
          <table:table-cell office:value-type="float" office:value="-0.0206340104342" calcext:value-type="float">
            <text:p>-0.0206340104</text:p>
          </table:table-cell>
          <table:table-cell office:value-type="float" office:value="0.0135342311114" calcext:value-type="float">
            <text:p>0.0135342311</text:p>
          </table:table-cell>
          <table:table-cell office:value-type="float" office:value="-0.036475494504" calcext:value-type="float">
            <text:p>-0.03647549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89575E+018" calcext:value-type="float">
            <text:p>1526877509895750000</text:p>
          </table:table-cell>
          <table:table-cell office:value-type="float" office:value="857" calcext:value-type="float">
            <text:p>857</text:p>
          </table:table-cell>
          <table:table-cell office:value-type="float" office:value="1.52687750989142E+018" calcext:value-type="float">
            <text:p>1526877509891420000</text:p>
          </table:table-cell>
          <table:table-cell office:value-type="string" calcext:value-type="string">
            <text:p>world</text:p>
          </table:table-cell>
          <table:table-cell office:value-type="float" office:value="-0.0250300336629" calcext:value-type="float">
            <text:p>-0.0250300337</text:p>
          </table:table-cell>
          <table:table-cell office:value-type="float" office:value="0.00994167849422" calcext:value-type="float">
            <text:p>0.0099416785</text:p>
          </table:table-cell>
          <table:table-cell office:value-type="float" office:value="-0.0346233099699" calcext:value-type="float">
            <text:p>-0.034623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91614E+018" calcext:value-type="float">
            <text:p>1526877509916140000</text:p>
          </table:table-cell>
          <table:table-cell office:value-type="float" office:value="858" calcext:value-type="float">
            <text:p>858</text:p>
          </table:table-cell>
          <table:table-cell office:value-type="float" office:value="1.52687750991121E+018" calcext:value-type="float">
            <text:p>1526877509911210000</text:p>
          </table:table-cell>
          <table:table-cell office:value-type="string" calcext:value-type="string">
            <text:p>world</text:p>
          </table:table-cell>
          <table:table-cell office:value-type="float" office:value="-0.0206227265298" calcext:value-type="float">
            <text:p>-0.0206227265</text:p>
          </table:table-cell>
          <table:table-cell office:value-type="float" office:value="0.0149736749008" calcext:value-type="float">
            <text:p>0.0149736749</text:p>
          </table:table-cell>
          <table:table-cell office:value-type="float" office:value="-0.0335470177233" calcext:value-type="float">
            <text:p>-0.03354701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93548E+018" calcext:value-type="float">
            <text:p>1526877509935480000</text:p>
          </table:table-cell>
          <table:table-cell office:value-type="float" office:value="859" calcext:value-type="float">
            <text:p>859</text:p>
          </table:table-cell>
          <table:table-cell office:value-type="float" office:value="1.52687750993113E+018" calcext:value-type="float">
            <text:p>1526877509931130000</text:p>
          </table:table-cell>
          <table:table-cell office:value-type="string" calcext:value-type="string">
            <text:p>world</text:p>
          </table:table-cell>
          <table:table-cell office:value-type="float" office:value="-0.036310352385" calcext:value-type="float">
            <text:p>-0.0363103524</text:p>
          </table:table-cell>
          <table:table-cell office:value-type="float" office:value="0.0176903270185" calcext:value-type="float">
            <text:p>0.017690327</text:p>
          </table:table-cell>
          <table:table-cell office:value-type="float" office:value="-0.0615165457129" calcext:value-type="float">
            <text:p>-0.06151654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9561E+018" calcext:value-type="float">
            <text:p>1526877509956100000</text:p>
          </table:table-cell>
          <table:table-cell office:value-type="float" office:value="860" calcext:value-type="float">
            <text:p>860</text:p>
          </table:table-cell>
          <table:table-cell office:value-type="float" office:value="1.52687750995096E+018" calcext:value-type="float">
            <text:p>1526877509950960000</text:p>
          </table:table-cell>
          <table:table-cell office:value-type="string" calcext:value-type="string">
            <text:p>world</text:p>
          </table:table-cell>
          <table:table-cell office:value-type="float" office:value="-0.0176829453558" calcext:value-type="float">
            <text:p>-0.0176829454</text:p>
          </table:table-cell>
          <table:table-cell office:value-type="float" office:value="0.0217453502119" calcext:value-type="float">
            <text:p>0.0217453502</text:p>
          </table:table-cell>
          <table:table-cell office:value-type="float" office:value="-0.0178567487746" calcext:value-type="float">
            <text:p>-0.0178567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97603E+018" calcext:value-type="float">
            <text:p>1526877509976030000</text:p>
          </table:table-cell>
          <table:table-cell office:value-type="float" office:value="861" calcext:value-type="float">
            <text:p>861</text:p>
          </table:table-cell>
          <table:table-cell office:value-type="float" office:value="1.52687750997076E+018" calcext:value-type="float">
            <text:p>1526877509970760000</text:p>
          </table:table-cell>
          <table:table-cell office:value-type="string" calcext:value-type="string">
            <text:p>world</text:p>
          </table:table-cell>
          <table:table-cell office:value-type="float" office:value="-0.0192849859595" calcext:value-type="float">
            <text:p>-0.019284986</text:p>
          </table:table-cell>
          <table:table-cell office:value-type="float" office:value="0.015387326479" calcext:value-type="float">
            <text:p>0.0153873265</text:p>
          </table:table-cell>
          <table:table-cell office:value-type="float" office:value="-0.0202006101608" calcext:value-type="float">
            <text:p>-0.02020061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0999535E+018" calcext:value-type="float">
            <text:p>1526877509995350000</text:p>
          </table:table-cell>
          <table:table-cell office:value-type="float" office:value="862" calcext:value-type="float">
            <text:p>862</text:p>
          </table:table-cell>
          <table:table-cell office:value-type="float" office:value="1.52687750999167E+018" calcext:value-type="float">
            <text:p>1526877509991670000</text:p>
          </table:table-cell>
          <table:table-cell office:value-type="string" calcext:value-type="string">
            <text:p>world</text:p>
          </table:table-cell>
          <table:table-cell office:value-type="float" office:value="-0.039302662015" calcext:value-type="float">
            <text:p>-0.039302662</text:p>
          </table:table-cell>
          <table:table-cell office:value-type="float" office:value="0.0248815063387" calcext:value-type="float">
            <text:p>0.0248815063</text:p>
          </table:table-cell>
          <table:table-cell office:value-type="float" office:value="-0.0425900071859" calcext:value-type="float">
            <text:p>-0.0425900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01566E+018" calcext:value-type="float">
            <text:p>1526877510015660000</text:p>
          </table:table-cell>
          <table:table-cell office:value-type="float" office:value="863" calcext:value-type="float">
            <text:p>863</text:p>
          </table:table-cell>
          <table:table-cell office:value-type="float" office:value="1.52687751001152E+018" calcext:value-type="float">
            <text:p>1526877510011520000</text:p>
          </table:table-cell>
          <table:table-cell office:value-type="string" calcext:value-type="string">
            <text:p>world</text:p>
          </table:table-cell>
          <table:table-cell office:value-type="float" office:value="-0.0389680117369" calcext:value-type="float">
            <text:p>-0.0389680117</text:p>
          </table:table-cell>
          <table:table-cell office:value-type="float" office:value="0.0236735232174" calcext:value-type="float">
            <text:p>0.0236735232</text:p>
          </table:table-cell>
          <table:table-cell office:value-type="float" office:value="-0.0422006100416" calcext:value-type="float">
            <text:p>-0.042200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03593E+018" calcext:value-type="float">
            <text:p>1526877510035930000</text:p>
          </table:table-cell>
          <table:table-cell office:value-type="float" office:value="864" calcext:value-type="float">
            <text:p>864</text:p>
          </table:table-cell>
          <table:table-cell office:value-type="float" office:value="1.526877510031E+018" calcext:value-type="float">
            <text:p>1526877510031000000</text:p>
          </table:table-cell>
          <table:table-cell office:value-type="string" calcext:value-type="string">
            <text:p>world</text:p>
          </table:table-cell>
          <table:table-cell office:value-type="float" office:value="-0.0328028202057" calcext:value-type="float">
            <text:p>-0.0328028202</text:p>
          </table:table-cell>
          <table:table-cell office:value-type="float" office:value="0.0312945879996" calcext:value-type="float">
            <text:p>0.031294588</text:p>
          </table:table-cell>
          <table:table-cell office:value-type="float" office:value="-0.031694944948" calcext:value-type="float">
            <text:p>-0.03169494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05512E+018" calcext:value-type="float">
            <text:p>1526877510055120000</text:p>
          </table:table-cell>
          <table:table-cell office:value-type="float" office:value="865" calcext:value-type="float">
            <text:p>865</text:p>
          </table:table-cell>
          <table:table-cell office:value-type="float" office:value="1.52687751005086E+018" calcext:value-type="float">
            <text:p>1526877510050860000</text:p>
          </table:table-cell>
          <table:table-cell office:value-type="string" calcext:value-type="string">
            <text:p>world</text:p>
          </table:table-cell>
          <table:table-cell office:value-type="float" office:value="-0.0341101810336" calcext:value-type="float">
            <text:p>-0.034110181</text:p>
          </table:table-cell>
          <table:table-cell office:value-type="float" office:value="0.0254812929779" calcext:value-type="float">
            <text:p>0.025481293</text:p>
          </table:table-cell>
          <table:table-cell office:value-type="float" office:value="-0.0382758229971" calcext:value-type="float">
            <text:p>-0.0382758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07559E+018" calcext:value-type="float">
            <text:p>1526877510075590000</text:p>
          </table:table-cell>
          <table:table-cell office:value-type="float" office:value="866" calcext:value-type="float">
            <text:p>866</text:p>
          </table:table-cell>
          <table:table-cell office:value-type="float" office:value="1.52687751007065E+018" calcext:value-type="float">
            <text:p>1526877510070650000</text:p>
          </table:table-cell>
          <table:table-cell office:value-type="string" calcext:value-type="string">
            <text:p>world</text:p>
          </table:table-cell>
          <table:table-cell office:value-type="float" office:value="-0.0287954602391" calcext:value-type="float">
            <text:p>-0.0287954602</text:p>
          </table:table-cell>
          <table:table-cell office:value-type="float" office:value="0.026021592319" calcext:value-type="float">
            <text:p>0.0260215923</text:p>
          </table:table-cell>
          <table:table-cell office:value-type="float" office:value="-0.0288762710989" calcext:value-type="float">
            <text:p>-0.02887627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09592E+018" calcext:value-type="float">
            <text:p>1526877510095920000</text:p>
          </table:table-cell>
          <table:table-cell office:value-type="float" office:value="867" calcext:value-type="float">
            <text:p>867</text:p>
          </table:table-cell>
          <table:table-cell office:value-type="float" office:value="1.52687751009089E+018" calcext:value-type="float">
            <text:p>1526877510090890000</text:p>
          </table:table-cell>
          <table:table-cell office:value-type="string" calcext:value-type="string">
            <text:p>world</text:p>
          </table:table-cell>
          <table:table-cell office:value-type="float" office:value="-0.038060542196" calcext:value-type="float">
            <text:p>-0.0380605422</text:p>
          </table:table-cell>
          <table:table-cell office:value-type="float" office:value="0.0314652249217" calcext:value-type="float">
            <text:p>0.0314652249</text:p>
          </table:table-cell>
          <table:table-cell office:value-type="float" office:value="-0.0445613004267" calcext:value-type="float">
            <text:p>-0.0445613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11517E+018" calcext:value-type="float">
            <text:p>1526877510115170000</text:p>
          </table:table-cell>
          <table:table-cell office:value-type="float" office:value="868" calcext:value-type="float">
            <text:p>868</text:p>
          </table:table-cell>
          <table:table-cell office:value-type="float" office:value="1.52687751011065E+018" calcext:value-type="float">
            <text:p>1526877510110650000</text:p>
          </table:table-cell>
          <table:table-cell office:value-type="string" calcext:value-type="string">
            <text:p>world</text:p>
          </table:table-cell>
          <table:table-cell office:value-type="float" office:value="-0.0280843619257" calcext:value-type="float">
            <text:p>-0.0280843619</text:p>
          </table:table-cell>
          <table:table-cell office:value-type="float" office:value="0.0316866710782" calcext:value-type="float">
            <text:p>0.0316866711</text:p>
          </table:table-cell>
          <table:table-cell office:value-type="float" office:value="-0.0258964877576" calcext:value-type="float">
            <text:p>-0.02589648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13549E+018" calcext:value-type="float">
            <text:p>1526877510135490000</text:p>
          </table:table-cell>
          <table:table-cell office:value-type="float" office:value="869" calcext:value-type="float">
            <text:p>869</text:p>
          </table:table-cell>
          <table:table-cell office:value-type="float" office:value="1.52687751013153E+018" calcext:value-type="float">
            <text:p>1526877510131530000</text:p>
          </table:table-cell>
          <table:table-cell office:value-type="string" calcext:value-type="string">
            <text:p>world</text:p>
          </table:table-cell>
          <table:table-cell office:value-type="float" office:value="-0.0310763604939" calcext:value-type="float">
            <text:p>-0.0310763605</text:p>
          </table:table-cell>
          <table:table-cell office:value-type="float" office:value="0.0303575005382" calcext:value-type="float">
            <text:p>0.0303575005</text:p>
          </table:table-cell>
          <table:table-cell office:value-type="float" office:value="-0.0387441553175" calcext:value-type="float">
            <text:p>-0.03874415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15582E+018" calcext:value-type="float">
            <text:p>1526877510155820000</text:p>
          </table:table-cell>
          <table:table-cell office:value-type="float" office:value="870" calcext:value-type="float">
            <text:p>870</text:p>
          </table:table-cell>
          <table:table-cell office:value-type="float" office:value="1.52687751015145E+018" calcext:value-type="float">
            <text:p>1526877510151450000</text:p>
          </table:table-cell>
          <table:table-cell office:value-type="string" calcext:value-type="string">
            <text:p>world</text:p>
          </table:table-cell>
          <table:table-cell office:value-type="float" office:value="-0.0352901741862" calcext:value-type="float">
            <text:p>-0.0352901742</text:p>
          </table:table-cell>
          <table:table-cell office:value-type="float" office:value="0.0298165753484" calcext:value-type="float">
            <text:p>0.0298165753</text:p>
          </table:table-cell>
          <table:table-cell office:value-type="float" office:value="-0.0437617488205" calcext:value-type="float">
            <text:p>-0.0437617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17631E+018" calcext:value-type="float">
            <text:p>1526877510176310000</text:p>
          </table:table-cell>
          <table:table-cell office:value-type="float" office:value="871" calcext:value-type="float">
            <text:p>871</text:p>
          </table:table-cell>
          <table:table-cell office:value-type="float" office:value="1.52687751017133E+018" calcext:value-type="float">
            <text:p>1526877510171330000</text:p>
          </table:table-cell>
          <table:table-cell office:value-type="string" calcext:value-type="string">
            <text:p>world</text:p>
          </table:table-cell>
          <table:table-cell office:value-type="float" office:value="-0.0235636606812" calcext:value-type="float">
            <text:p>-0.0235636607</text:p>
          </table:table-cell>
          <table:table-cell office:value-type="float" office:value="0.0310987476259" calcext:value-type="float">
            <text:p>0.0310987476</text:p>
          </table:table-cell>
          <table:table-cell office:value-type="float" office:value="-0.0366623066366" calcext:value-type="float">
            <text:p>-0.03666230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1955E+018" calcext:value-type="float">
            <text:p>1526877510195500000</text:p>
          </table:table-cell>
          <table:table-cell office:value-type="float" office:value="872" calcext:value-type="float">
            <text:p>872</text:p>
          </table:table-cell>
          <table:table-cell office:value-type="float" office:value="1.52687751019117E+018" calcext:value-type="float">
            <text:p>1526877510191170000</text:p>
          </table:table-cell>
          <table:table-cell office:value-type="string" calcext:value-type="string">
            <text:p>world</text:p>
          </table:table-cell>
          <table:table-cell office:value-type="float" office:value="-0.0114882150665" calcext:value-type="float">
            <text:p>-0.0114882151</text:p>
          </table:table-cell>
          <table:table-cell office:value-type="float" office:value="0.0328394174576" calcext:value-type="float">
            <text:p>0.0328394175</text:p>
          </table:table-cell>
          <table:table-cell office:value-type="float" office:value="-0.00621454324573" calcext:value-type="float">
            <text:p>-0.0062145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21573E+018" calcext:value-type="float">
            <text:p>1526877510215730000</text:p>
          </table:table-cell>
          <table:table-cell office:value-type="float" office:value="873" calcext:value-type="float">
            <text:p>873</text:p>
          </table:table-cell>
          <table:table-cell office:value-type="float" office:value="1.52687751021084E+018" calcext:value-type="float">
            <text:p>1526877510210840000</text:p>
          </table:table-cell>
          <table:table-cell office:value-type="string" calcext:value-type="string">
            <text:p>world</text:p>
          </table:table-cell>
          <table:table-cell office:value-type="float" office:value="-0.0311511792243" calcext:value-type="float">
            <text:p>-0.0311511792</text:p>
          </table:table-cell>
          <table:table-cell office:value-type="float" office:value="0.0342509187758" calcext:value-type="float">
            <text:p>0.0342509188</text:p>
          </table:table-cell>
          <table:table-cell office:value-type="float" office:value="-0.0327033512294" calcext:value-type="float">
            <text:p>-0.0327033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23605E+018" calcext:value-type="float">
            <text:p>1526877510236050000</text:p>
          </table:table-cell>
          <table:table-cell office:value-type="float" office:value="874" calcext:value-type="float">
            <text:p>874</text:p>
          </table:table-cell>
          <table:table-cell office:value-type="float" office:value="1.52687751023151E+018" calcext:value-type="float">
            <text:p>1526877510231510000</text:p>
          </table:table-cell>
          <table:table-cell office:value-type="string" calcext:value-type="string">
            <text:p>world</text:p>
          </table:table-cell>
          <table:table-cell office:value-type="float" office:value="-0.015752164647" calcext:value-type="float">
            <text:p>-0.0157521646</text:p>
          </table:table-cell>
          <table:table-cell office:value-type="float" office:value="0.0371641553938" calcext:value-type="float">
            <text:p>0.0371641554</text:p>
          </table:table-cell>
          <table:table-cell office:value-type="float" office:value="-0.0195276383311" calcext:value-type="float">
            <text:p>-0.01952763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2553E+018" calcext:value-type="float">
            <text:p>1526877510255300000</text:p>
          </table:table-cell>
          <table:table-cell office:value-type="float" office:value="875" calcext:value-type="float">
            <text:p>875</text:p>
          </table:table-cell>
          <table:table-cell office:value-type="float" office:value="1.52687751025121E+018" calcext:value-type="float">
            <text:p>1526877510251210000</text:p>
          </table:table-cell>
          <table:table-cell office:value-type="string" calcext:value-type="string">
            <text:p>world</text:p>
          </table:table-cell>
          <table:table-cell office:value-type="float" office:value="-0.00409304909408" calcext:value-type="float">
            <text:p>-0.0040930491</text:p>
          </table:table-cell>
          <table:table-cell office:value-type="float" office:value="0.0368311628699" calcext:value-type="float">
            <text:p>0.0368311629</text:p>
          </table:table-cell>
          <table:table-cell office:value-type="float" office:value="-0.00940804183483" calcext:value-type="float">
            <text:p>-0.00940804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27554E+018" calcext:value-type="float">
            <text:p>1526877510275540000</text:p>
          </table:table-cell>
          <table:table-cell office:value-type="float" office:value="876" calcext:value-type="float">
            <text:p>876</text:p>
          </table:table-cell>
          <table:table-cell office:value-type="float" office:value="1.52687751027086E+018" calcext:value-type="float">
            <text:p>1526877510270860000</text:p>
          </table:table-cell>
          <table:table-cell office:value-type="string" calcext:value-type="string">
            <text:p>world</text:p>
          </table:table-cell>
          <table:table-cell office:value-type="float" office:value="-0.0206521637738" calcext:value-type="float">
            <text:p>-0.0206521638</text:p>
          </table:table-cell>
          <table:table-cell office:value-type="float" office:value="0.032338000834" calcext:value-type="float">
            <text:p>0.0323380008</text:p>
          </table:table-cell>
          <table:table-cell office:value-type="float" office:value="-0.0441348850727" calcext:value-type="float">
            <text:p>-0.04413488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29584E+018" calcext:value-type="float">
            <text:p>1526877510295840000</text:p>
          </table:table-cell>
          <table:table-cell office:value-type="float" office:value="877" calcext:value-type="float">
            <text:p>877</text:p>
          </table:table-cell>
          <table:table-cell office:value-type="float" office:value="1.52687751029156E+018" calcext:value-type="float">
            <text:p>1526877510291560000</text:p>
          </table:table-cell>
          <table:table-cell office:value-type="string" calcext:value-type="string">
            <text:p>world</text:p>
          </table:table-cell>
          <table:table-cell office:value-type="float" office:value="-0.0086036818102" calcext:value-type="float">
            <text:p>-0.0086036818</text:p>
          </table:table-cell>
          <table:table-cell office:value-type="float" office:value="0.0368256233633" calcext:value-type="float">
            <text:p>0.0368256234</text:p>
          </table:table-cell>
          <table:table-cell office:value-type="float" office:value="-0.00595840811729" calcext:value-type="float">
            <text:p>-0.00595840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315E+018" calcext:value-type="float">
            <text:p>1526877510315000000</text:p>
          </table:table-cell>
          <table:table-cell office:value-type="float" office:value="878" calcext:value-type="float">
            <text:p>878</text:p>
          </table:table-cell>
          <table:table-cell office:value-type="float" office:value="1.5268775103112E+018" calcext:value-type="float">
            <text:p>1526877510311200000</text:p>
          </table:table-cell>
          <table:table-cell office:value-type="string" calcext:value-type="string">
            <text:p>world</text:p>
          </table:table-cell>
          <table:table-cell office:value-type="float" office:value="-0.00146410404705" calcext:value-type="float">
            <text:p>-0.001464104</text:p>
          </table:table-cell>
          <table:table-cell office:value-type="float" office:value="0.0369497723877" calcext:value-type="float">
            <text:p>0.0369497724</text:p>
          </table:table-cell>
          <table:table-cell office:value-type="float" office:value="-0.0105258235708" calcext:value-type="float">
            <text:p>-0.01052582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33541E+018" calcext:value-type="float">
            <text:p>1526877510335410000</text:p>
          </table:table-cell>
          <table:table-cell office:value-type="float" office:value="879" calcext:value-type="float">
            <text:p>879</text:p>
          </table:table-cell>
          <table:table-cell office:value-type="float" office:value="1.52687751033086E+018" calcext:value-type="float">
            <text:p>1526877510330860000</text:p>
          </table:table-cell>
          <table:table-cell office:value-type="string" calcext:value-type="string">
            <text:p>world</text:p>
          </table:table-cell>
          <table:table-cell office:value-type="float" office:value="-0.0104452092201" calcext:value-type="float">
            <text:p>-0.0104452092</text:p>
          </table:table-cell>
          <table:table-cell office:value-type="float" office:value="0.0407185405493" calcext:value-type="float">
            <text:p>0.0407185405</text:p>
          </table:table-cell>
          <table:table-cell office:value-type="float" office:value="-0.0571392402053" calcext:value-type="float">
            <text:p>-0.05713924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35597E+018" calcext:value-type="float">
            <text:p>1526877510355970000</text:p>
          </table:table-cell>
          <table:table-cell office:value-type="float" office:value="880" calcext:value-type="float">
            <text:p>880</text:p>
          </table:table-cell>
          <table:table-cell office:value-type="float" office:value="1.52687751035065E+018" calcext:value-type="float">
            <text:p>1526877510350650000</text:p>
          </table:table-cell>
          <table:table-cell office:value-type="string" calcext:value-type="string">
            <text:p>world</text:p>
          </table:table-cell>
          <table:table-cell office:value-type="float" office:value="-0.0053964140825" calcext:value-type="float">
            <text:p>-0.0053964141</text:p>
          </table:table-cell>
          <table:table-cell office:value-type="float" office:value="0.0381411984563" calcext:value-type="float">
            <text:p>0.0381411985</text:p>
          </table:table-cell>
          <table:table-cell office:value-type="float" office:value="-0.0792120024562" calcext:value-type="float">
            <text:p>-0.07921200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3753E+018" calcext:value-type="float">
            <text:p>1526877510375300000</text:p>
          </table:table-cell>
          <table:table-cell office:value-type="float" office:value="881" calcext:value-type="float">
            <text:p>881</text:p>
          </table:table-cell>
          <table:table-cell office:value-type="float" office:value="1.52687751037137E+018" calcext:value-type="float">
            <text:p>1526877510371370000</text:p>
          </table:table-cell>
          <table:table-cell office:value-type="string" calcext:value-type="string">
            <text:p>world</text:p>
          </table:table-cell>
          <table:table-cell office:value-type="float" office:value="0.00216668401845" calcext:value-type="float">
            <text:p>0.002166684</text:p>
          </table:table-cell>
          <table:table-cell office:value-type="float" office:value="0.0344658270478" calcext:value-type="float">
            <text:p>0.034465827</text:p>
          </table:table-cell>
          <table:table-cell office:value-type="float" office:value="-0.101573422551" calcext:value-type="float">
            <text:p>-0.10157342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39554E+018" calcext:value-type="float">
            <text:p>1526877510395540000</text:p>
          </table:table-cell>
          <table:table-cell office:value-type="float" office:value="882" calcext:value-type="float">
            <text:p>882</text:p>
          </table:table-cell>
          <table:table-cell office:value-type="float" office:value="1.52687751039105E+018" calcext:value-type="float">
            <text:p>1526877510391050000</text:p>
          </table:table-cell>
          <table:table-cell office:value-type="string" calcext:value-type="string">
            <text:p>world</text:p>
          </table:table-cell>
          <table:table-cell office:value-type="float" office:value="-0.00212712306529" calcext:value-type="float">
            <text:p>-0.0021271231</text:p>
          </table:table-cell>
          <table:table-cell office:value-type="float" office:value="0.0414539389312" calcext:value-type="float">
            <text:p>0.0414539389</text:p>
          </table:table-cell>
          <table:table-cell office:value-type="float" office:value="-0.176360994577" calcext:value-type="float">
            <text:p>-0.17636099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41591E+018" calcext:value-type="float">
            <text:p>1526877510415910000</text:p>
          </table:table-cell>
          <table:table-cell office:value-type="float" office:value="883" calcext:value-type="float">
            <text:p>883</text:p>
          </table:table-cell>
          <table:table-cell office:value-type="float" office:value="1.52687751041102E+018" calcext:value-type="float">
            <text:p>1526877510411020000</text:p>
          </table:table-cell>
          <table:table-cell office:value-type="string" calcext:value-type="string">
            <text:p>world</text:p>
          </table:table-cell>
          <table:table-cell office:value-type="float" office:value="0.00158621533774" calcext:value-type="float">
            <text:p>0.0015862153</text:p>
          </table:table-cell>
          <table:table-cell office:value-type="float" office:value="0.0359963439405" calcext:value-type="float">
            <text:p>0.0359963439</text:p>
          </table:table-cell>
          <table:table-cell office:value-type="float" office:value="-0.199019610882" calcext:value-type="float">
            <text:p>-0.1990196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4351E+018" calcext:value-type="float">
            <text:p>1526877510435100000</text:p>
          </table:table-cell>
          <table:table-cell office:value-type="float" office:value="884" calcext:value-type="float">
            <text:p>884</text:p>
          </table:table-cell>
          <table:table-cell office:value-type="float" office:value="1.52687751043097E+018" calcext:value-type="float">
            <text:p>1526877510430970000</text:p>
          </table:table-cell>
          <table:table-cell office:value-type="string" calcext:value-type="string">
            <text:p>world</text:p>
          </table:table-cell>
          <table:table-cell office:value-type="float" office:value="0.00610053865239" calcext:value-type="float">
            <text:p>0.0061005387</text:p>
          </table:table-cell>
          <table:table-cell office:value-type="float" office:value="0.0473144948483" calcext:value-type="float">
            <text:p>0.0473144948</text:p>
          </table:table-cell>
          <table:table-cell office:value-type="float" office:value="-0.30583140254" calcext:value-type="float">
            <text:p>-0.30583140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45545E+018" calcext:value-type="float">
            <text:p>1526877510455450000</text:p>
          </table:table-cell>
          <table:table-cell office:value-type="float" office:value="885" calcext:value-type="float">
            <text:p>885</text:p>
          </table:table-cell>
          <table:table-cell office:value-type="float" office:value="1.52687751045063E+018" calcext:value-type="float">
            <text:p>1526877510450630000</text:p>
          </table:table-cell>
          <table:table-cell office:value-type="string" calcext:value-type="string">
            <text:p>world</text:p>
          </table:table-cell>
          <table:table-cell office:value-type="float" office:value="0.0145656103268" calcext:value-type="float">
            <text:p>0.0145656103</text:p>
          </table:table-cell>
          <table:table-cell office:value-type="float" office:value="0.0435013845563" calcext:value-type="float">
            <text:p>0.0435013846</text:p>
          </table:table-cell>
          <table:table-cell office:value-type="float" office:value="-0.289992272854" calcext:value-type="float">
            <text:p>-0.28999227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47582E+018" calcext:value-type="float">
            <text:p>1526877510475820000</text:p>
          </table:table-cell>
          <table:table-cell office:value-type="float" office:value="886" calcext:value-type="float">
            <text:p>886</text:p>
          </table:table-cell>
          <table:table-cell office:value-type="float" office:value="1.52687751047074E+018" calcext:value-type="float">
            <text:p>1526877510470740000</text:p>
          </table:table-cell>
          <table:table-cell office:value-type="string" calcext:value-type="string">
            <text:p>world</text:p>
          </table:table-cell>
          <table:table-cell office:value-type="float" office:value="0.00920768454671" calcext:value-type="float">
            <text:p>0.0092076845</text:p>
          </table:table-cell>
          <table:table-cell office:value-type="float" office:value="0.0431109629571" calcext:value-type="float">
            <text:p>0.043110963</text:p>
          </table:table-cell>
          <table:table-cell office:value-type="float" office:value="-0.31137958169" calcext:value-type="float">
            <text:p>-0.31137958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49616E+018" calcext:value-type="float">
            <text:p>1526877510496160000</text:p>
          </table:table-cell>
          <table:table-cell office:value-type="float" office:value="887" calcext:value-type="float">
            <text:p>887</text:p>
          </table:table-cell>
          <table:table-cell office:value-type="float" office:value="1.52687751049176E+018" calcext:value-type="float">
            <text:p>1526877510491760000</text:p>
          </table:table-cell>
          <table:table-cell office:value-type="string" calcext:value-type="string">
            <text:p>world</text:p>
          </table:table-cell>
          <table:table-cell office:value-type="float" office:value="0.00377365294844" calcext:value-type="float">
            <text:p>0.0037736529</text:p>
          </table:table-cell>
          <table:table-cell office:value-type="float" office:value="0.0528717637062" calcext:value-type="float">
            <text:p>0.0528717637</text:p>
          </table:table-cell>
          <table:table-cell office:value-type="float" office:value="-0.434079289436" calcext:value-type="float">
            <text:p>-0.43407928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51548E+018" calcext:value-type="float">
            <text:p>1526877510515480000</text:p>
          </table:table-cell>
          <table:table-cell office:value-type="float" office:value="888" calcext:value-type="float">
            <text:p>888</text:p>
          </table:table-cell>
          <table:table-cell office:value-type="float" office:value="1.52687751051166E+018" calcext:value-type="float">
            <text:p>1526877510511660000</text:p>
          </table:table-cell>
          <table:table-cell office:value-type="string" calcext:value-type="string">
            <text:p>world</text:p>
          </table:table-cell>
          <table:table-cell office:value-type="float" office:value="-0.00751122040674" calcext:value-type="float">
            <text:p>-0.0075112204</text:p>
          </table:table-cell>
          <table:table-cell office:value-type="float" office:value="0.0496143251657" calcext:value-type="float">
            <text:p>0.0496143252</text:p>
          </table:table-cell>
          <table:table-cell office:value-type="float" office:value="-0.444400310516" calcext:value-type="float">
            <text:p>-0.44440031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53582E+018" calcext:value-type="float">
            <text:p>1526877510535820000</text:p>
          </table:table-cell>
          <table:table-cell office:value-type="float" office:value="889" calcext:value-type="float">
            <text:p>889</text:p>
          </table:table-cell>
          <table:table-cell office:value-type="float" office:value="1.52687751053173E+018" calcext:value-type="float">
            <text:p>1526877510531730000</text:p>
          </table:table-cell>
          <table:table-cell office:value-type="string" calcext:value-type="string">
            <text:p>world</text:p>
          </table:table-cell>
          <table:table-cell office:value-type="float" office:value="-0.00523065263405" calcext:value-type="float">
            <text:p>-0.0052306526</text:p>
          </table:table-cell>
          <table:table-cell office:value-type="float" office:value="0.0626553222537" calcext:value-type="float">
            <text:p>0.0626553223</text:p>
          </table:table-cell>
          <table:table-cell office:value-type="float" office:value="-0.557749152184" calcext:value-type="float">
            <text:p>-0.55774915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55623E+018" calcext:value-type="float">
            <text:p>1526877510556230000</text:p>
          </table:table-cell>
          <table:table-cell office:value-type="float" office:value="890" calcext:value-type="float">
            <text:p>890</text:p>
          </table:table-cell>
          <table:table-cell office:value-type="float" office:value="1.52687751055161E+018" calcext:value-type="float">
            <text:p>1526877510551610000</text:p>
          </table:table-cell>
          <table:table-cell office:value-type="string" calcext:value-type="string">
            <text:p>world</text:p>
          </table:table-cell>
          <table:table-cell office:value-type="float" office:value="0.00853998214006" calcext:value-type="float">
            <text:p>0.0085399821</text:p>
          </table:table-cell>
          <table:table-cell office:value-type="float" office:value="0.0571791902184" calcext:value-type="float">
            <text:p>0.0571791902</text:p>
          </table:table-cell>
          <table:table-cell office:value-type="float" office:value="-0.5034288764" calcext:value-type="float">
            <text:p>-0.50342887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57536E+018" calcext:value-type="float">
            <text:p>1526877510575360000</text:p>
          </table:table-cell>
          <table:table-cell office:value-type="float" office:value="891" calcext:value-type="float">
            <text:p>891</text:p>
          </table:table-cell>
          <table:table-cell office:value-type="float" office:value="1.52687751057124E+018" calcext:value-type="float">
            <text:p>1526877510571240000</text:p>
          </table:table-cell>
          <table:table-cell office:value-type="string" calcext:value-type="string">
            <text:p>world</text:p>
          </table:table-cell>
          <table:table-cell office:value-type="float" office:value="-0.0151614509523" calcext:value-type="float">
            <text:p>-0.015161451</text:p>
          </table:table-cell>
          <table:table-cell office:value-type="float" office:value="0.0587614104152" calcext:value-type="float">
            <text:p>0.0587614104</text:p>
          </table:table-cell>
          <table:table-cell office:value-type="float" office:value="-0.529748678207" calcext:value-type="float">
            <text:p>-0.52974867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59565E+018" calcext:value-type="float">
            <text:p>1526877510595650000</text:p>
          </table:table-cell>
          <table:table-cell office:value-type="float" office:value="892" calcext:value-type="float">
            <text:p>892</text:p>
          </table:table-cell>
          <table:table-cell office:value-type="float" office:value="1.52687751059078E+018" calcext:value-type="float">
            <text:p>1526877510590780000</text:p>
          </table:table-cell>
          <table:table-cell office:value-type="string" calcext:value-type="string">
            <text:p>world</text:p>
          </table:table-cell>
          <table:table-cell office:value-type="float" office:value="-0.0233821440488" calcext:value-type="float">
            <text:p>-0.023382144</text:p>
          </table:table-cell>
          <table:table-cell office:value-type="float" office:value="0.0668035820127" calcext:value-type="float">
            <text:p>0.066803582</text:p>
          </table:table-cell>
          <table:table-cell office:value-type="float" office:value="-0.647919893265" calcext:value-type="float">
            <text:p>-0.64791989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61623E+018" calcext:value-type="float">
            <text:p>1526877510616230000</text:p>
          </table:table-cell>
          <table:table-cell office:value-type="float" office:value="893" calcext:value-type="float">
            <text:p>893</text:p>
          </table:table-cell>
          <table:table-cell office:value-type="float" office:value="1.5268775106113E+018" calcext:value-type="float">
            <text:p>1526877510611300000</text:p>
          </table:table-cell>
          <table:table-cell office:value-type="string" calcext:value-type="string">
            <text:p>world</text:p>
          </table:table-cell>
          <table:table-cell office:value-type="float" office:value="-0.0204517617822" calcext:value-type="float">
            <text:p>-0.0204517618</text:p>
          </table:table-cell>
          <table:table-cell office:value-type="float" office:value="0.0640046745539" calcext:value-type="float">
            <text:p>0.0640046746</text:p>
          </table:table-cell>
          <table:table-cell office:value-type="float" office:value="-0.588624477386" calcext:value-type="float">
            <text:p>-0.58862447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63551E+018" calcext:value-type="float">
            <text:p>1526877510635510000</text:p>
          </table:table-cell>
          <table:table-cell office:value-type="float" office:value="894" calcext:value-type="float">
            <text:p>894</text:p>
          </table:table-cell>
          <table:table-cell office:value-type="float" office:value="1.52687751063105E+018" calcext:value-type="float">
            <text:p>1526877510631050000</text:p>
          </table:table-cell>
          <table:table-cell office:value-type="string" calcext:value-type="string">
            <text:p>world</text:p>
          </table:table-cell>
          <table:table-cell office:value-type="float" office:value="-0.0459129288793" calcext:value-type="float">
            <text:p>-0.0459129289</text:p>
          </table:table-cell>
          <table:table-cell office:value-type="float" office:value="0.074826836586" calcext:value-type="float">
            <text:p>0.0748268366</text:p>
          </table:table-cell>
          <table:table-cell office:value-type="float" office:value="-0.743647694588" calcext:value-type="float">
            <text:p>-0.74364769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65599E+018" calcext:value-type="float">
            <text:p>1526877510655990000</text:p>
          </table:table-cell>
          <table:table-cell office:value-type="float" office:value="895" calcext:value-type="float">
            <text:p>895</text:p>
          </table:table-cell>
          <table:table-cell office:value-type="float" office:value="1.52687751065093E+018" calcext:value-type="float">
            <text:p>1526877510650930000</text:p>
          </table:table-cell>
          <table:table-cell office:value-type="string" calcext:value-type="string">
            <text:p>world</text:p>
          </table:table-cell>
          <table:table-cell office:value-type="float" office:value="-0.0592175237834" calcext:value-type="float">
            <text:p>-0.0592175238</text:p>
          </table:table-cell>
          <table:table-cell office:value-type="float" office:value="0.0621130168438" calcext:value-type="float">
            <text:p>0.0621130168</text:p>
          </table:table-cell>
          <table:table-cell office:value-type="float" office:value="-0.669505298138" calcext:value-type="float">
            <text:p>-0.66950529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67517E+018" calcext:value-type="float">
            <text:p>1526877510675170000</text:p>
          </table:table-cell>
          <table:table-cell office:value-type="float" office:value="896" calcext:value-type="float">
            <text:p>896</text:p>
          </table:table-cell>
          <table:table-cell office:value-type="float" office:value="1.52687751067063E+018" calcext:value-type="float">
            <text:p>1526877510670630000</text:p>
          </table:table-cell>
          <table:table-cell office:value-type="string" calcext:value-type="string">
            <text:p>world</text:p>
          </table:table-cell>
          <table:table-cell office:value-type="float" office:value="-0.0592252910137" calcext:value-type="float">
            <text:p>-0.059225291</text:p>
          </table:table-cell>
          <table:table-cell office:value-type="float" office:value="0.0616789720953" calcext:value-type="float">
            <text:p>0.0616789721</text:p>
          </table:table-cell>
          <table:table-cell office:value-type="float" office:value="-0.646901488304" calcext:value-type="float">
            <text:p>-0.64690148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69555E+018" calcext:value-type="float">
            <text:p>1526877510695550000</text:p>
          </table:table-cell>
          <table:table-cell office:value-type="float" office:value="897" calcext:value-type="float">
            <text:p>897</text:p>
          </table:table-cell>
          <table:table-cell office:value-type="float" office:value="1.52687751069146E+018" calcext:value-type="float">
            <text:p>1526877510691460000</text:p>
          </table:table-cell>
          <table:table-cell office:value-type="string" calcext:value-type="string">
            <text:p>world</text:p>
          </table:table-cell>
          <table:table-cell office:value-type="float" office:value="-0.0846058428288" calcext:value-type="float">
            <text:p>-0.0846058428</text:p>
          </table:table-cell>
          <table:table-cell office:value-type="float" office:value="0.0621701180935" calcext:value-type="float">
            <text:p>0.0621701181</text:p>
          </table:table-cell>
          <table:table-cell office:value-type="float" office:value="-0.774281442165" calcext:value-type="float">
            <text:p>-0.77428144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7159E+018" calcext:value-type="float">
            <text:p>1526877510715900000</text:p>
          </table:table-cell>
          <table:table-cell office:value-type="float" office:value="898" calcext:value-type="float">
            <text:p>898</text:p>
          </table:table-cell>
          <table:table-cell office:value-type="float" office:value="1.52687751071133E+018" calcext:value-type="float">
            <text:p>1526877510711330000</text:p>
          </table:table-cell>
          <table:table-cell office:value-type="string" calcext:value-type="string">
            <text:p>world</text:p>
          </table:table-cell>
          <table:table-cell office:value-type="float" office:value="-0.087890625" calcext:value-type="float">
            <text:p>-0.087890625</text:p>
          </table:table-cell>
          <table:table-cell office:value-type="float" office:value="0.0536319538951" calcext:value-type="float">
            <text:p>0.0536319539</text:p>
          </table:table-cell>
          <table:table-cell office:value-type="float" office:value="-0.695921599865" calcext:value-type="float">
            <text:p>-0.69592159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73518E+018" calcext:value-type="float">
            <text:p>1526877510735180000</text:p>
          </table:table-cell>
          <table:table-cell office:value-type="float" office:value="899" calcext:value-type="float">
            <text:p>899</text:p>
          </table:table-cell>
          <table:table-cell office:value-type="float" office:value="1.52687751073108E+018" calcext:value-type="float">
            <text:p>1526877510731080000</text:p>
          </table:table-cell>
          <table:table-cell office:value-type="string" calcext:value-type="string">
            <text:p>world</text:p>
          </table:table-cell>
          <table:table-cell office:value-type="float" office:value="-0.113687828183" calcext:value-type="float">
            <text:p>-0.1136878282</text:p>
          </table:table-cell>
          <table:table-cell office:value-type="float" office:value="0.057197548449" calcext:value-type="float">
            <text:p>0.0571975484</text:p>
          </table:table-cell>
          <table:table-cell office:value-type="float" office:value="-0.843910813332" calcext:value-type="float">
            <text:p>-0.84391081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75546E+018" calcext:value-type="float">
            <text:p>1526877510755460000</text:p>
          </table:table-cell>
          <table:table-cell office:value-type="float" office:value="900" calcext:value-type="float">
            <text:p>900</text:p>
          </table:table-cell>
          <table:table-cell office:value-type="float" office:value="1.52687751075088E+018" calcext:value-type="float">
            <text:p>1526877510750880000</text:p>
          </table:table-cell>
          <table:table-cell office:value-type="string" calcext:value-type="string">
            <text:p>world</text:p>
          </table:table-cell>
          <table:table-cell office:value-type="float" office:value="-0.107242822647" calcext:value-type="float">
            <text:p>-0.1072428226</text:p>
          </table:table-cell>
          <table:table-cell office:value-type="float" office:value="0.0505331978202" calcext:value-type="float">
            <text:p>0.0505331978</text:p>
          </table:table-cell>
          <table:table-cell office:value-type="float" office:value="-0.740938186646" calcext:value-type="float">
            <text:p>-0.74093818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77593E+018" calcext:value-type="float">
            <text:p>1526877510775930000</text:p>
          </table:table-cell>
          <table:table-cell office:value-type="float" office:value="901" calcext:value-type="float">
            <text:p>901</text:p>
          </table:table-cell>
          <table:table-cell office:value-type="float" office:value="1.52687751077062E+018" calcext:value-type="float">
            <text:p>1526877510770620000</text:p>
          </table:table-cell>
          <table:table-cell office:value-type="string" calcext:value-type="string">
            <text:p>world</text:p>
          </table:table-cell>
          <table:table-cell office:value-type="float" office:value="-0.109919711947" calcext:value-type="float">
            <text:p>-0.1099197119</text:p>
          </table:table-cell>
          <table:table-cell office:value-type="float" office:value="0.0420115962625" calcext:value-type="float">
            <text:p>0.0420115963</text:p>
          </table:table-cell>
          <table:table-cell office:value-type="float" office:value="-0.6896494627" calcext:value-type="float">
            <text:p>-0.68964946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79546E+018" calcext:value-type="float">
            <text:p>1526877510795460000</text:p>
          </table:table-cell>
          <table:table-cell office:value-type="float" office:value="902" calcext:value-type="float">
            <text:p>902</text:p>
          </table:table-cell>
          <table:table-cell office:value-type="float" office:value="1.52687751079154E+018" calcext:value-type="float">
            <text:p>1526877510791540000</text:p>
          </table:table-cell>
          <table:table-cell office:value-type="string" calcext:value-type="string">
            <text:p>world</text:p>
          </table:table-cell>
          <table:table-cell office:value-type="float" office:value="-0.143008410931" calcext:value-type="float">
            <text:p>-0.1430084109</text:p>
          </table:table-cell>
          <table:table-cell office:value-type="float" office:value="0.0508894175291" calcext:value-type="float">
            <text:p>0.0508894175</text:p>
          </table:table-cell>
          <table:table-cell office:value-type="float" office:value="-0.850171089172" calcext:value-type="float">
            <text:p>-0.85017108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81583E+018" calcext:value-type="float">
            <text:p>1526877510815830000</text:p>
          </table:table-cell>
          <table:table-cell office:value-type="float" office:value="903" calcext:value-type="float">
            <text:p>903</text:p>
          </table:table-cell>
          <table:table-cell office:value-type="float" office:value="1.52687751081138E+018" calcext:value-type="float">
            <text:p>1526877510811380000</text:p>
          </table:table-cell>
          <table:table-cell office:value-type="string" calcext:value-type="string">
            <text:p>world</text:p>
          </table:table-cell>
          <table:table-cell office:value-type="float" office:value="-0.131961092353" calcext:value-type="float">
            <text:p>-0.1319610924</text:p>
          </table:table-cell>
          <table:table-cell office:value-type="float" office:value="0.0398198217154" calcext:value-type="float">
            <text:p>0.0398198217</text:p>
          </table:table-cell>
          <table:table-cell office:value-type="float" office:value="-0.745973348618" calcext:value-type="float">
            <text:p>-0.74597334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83624E+018" calcext:value-type="float">
            <text:p>1526877510836240000</text:p>
          </table:table-cell>
          <table:table-cell office:value-type="float" office:value="904" calcext:value-type="float">
            <text:p>904</text:p>
          </table:table-cell>
          <table:table-cell office:value-type="float" office:value="1.52687751083137E+018" calcext:value-type="float">
            <text:p>1526877510831370000</text:p>
          </table:table-cell>
          <table:table-cell office:value-type="string" calcext:value-type="string">
            <text:p>world</text:p>
          </table:table-cell>
          <table:table-cell office:value-type="float" office:value="-0.143537968397" calcext:value-type="float">
            <text:p>-0.1435379684</text:p>
          </table:table-cell>
          <table:table-cell office:value-type="float" office:value="0.0473194979131" calcext:value-type="float">
            <text:p>0.0473194979</text:p>
          </table:table-cell>
          <table:table-cell office:value-type="float" office:value="-0.846163392067" calcext:value-type="float">
            <text:p>-0.84616339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85554E+018" calcext:value-type="float">
            <text:p>1526877510855540000</text:p>
          </table:table-cell>
          <table:table-cell office:value-type="float" office:value="905" calcext:value-type="float">
            <text:p>905</text:p>
          </table:table-cell>
          <table:table-cell office:value-type="float" office:value="1.52687751085144E+018" calcext:value-type="float">
            <text:p>1526877510851440000</text:p>
          </table:table-cell>
          <table:table-cell office:value-type="string" calcext:value-type="string">
            <text:p>world</text:p>
          </table:table-cell>
          <table:table-cell office:value-type="float" office:value="-0.131717592478" calcext:value-type="float">
            <text:p>-0.1317175925</text:p>
          </table:table-cell>
          <table:table-cell office:value-type="float" office:value="0.0364507995546" calcext:value-type="float">
            <text:p>0.0364507996</text:p>
          </table:table-cell>
          <table:table-cell office:value-type="float" office:value="-0.758456408978" calcext:value-type="float">
            <text:p>-0.7584564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87588E+018" calcext:value-type="float">
            <text:p>1526877510875880000</text:p>
          </table:table-cell>
          <table:table-cell office:value-type="float" office:value="906" calcext:value-type="float">
            <text:p>906</text:p>
          </table:table-cell>
          <table:table-cell office:value-type="float" office:value="1.52687751087133E+018" calcext:value-type="float">
            <text:p>1526877510871330000</text:p>
          </table:table-cell>
          <table:table-cell office:value-type="string" calcext:value-type="string">
            <text:p>world</text:p>
          </table:table-cell>
          <table:table-cell office:value-type="float" office:value="-0.108833327889" calcext:value-type="float">
            <text:p>-0.1088333279</text:p>
          </table:table-cell>
          <table:table-cell office:value-type="float" office:value="0.038093328476" calcext:value-type="float">
            <text:p>0.0380933285</text:p>
          </table:table-cell>
          <table:table-cell office:value-type="float" office:value="-0.686880230904" calcext:value-type="float">
            <text:p>-0.68688023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89623E+018" calcext:value-type="float">
            <text:p>1526877510896230000</text:p>
          </table:table-cell>
          <table:table-cell office:value-type="float" office:value="907" calcext:value-type="float">
            <text:p>907</text:p>
          </table:table-cell>
          <table:table-cell office:value-type="float" office:value="1.52687751089107E+018" calcext:value-type="float">
            <text:p>1526877510891070000</text:p>
          </table:table-cell>
          <table:table-cell office:value-type="string" calcext:value-type="string">
            <text:p>world</text:p>
          </table:table-cell>
          <table:table-cell office:value-type="float" office:value="-0.127402693033" calcext:value-type="float">
            <text:p>-0.127402693</text:p>
          </table:table-cell>
          <table:table-cell office:value-type="float" office:value="0.0459989719093" calcext:value-type="float">
            <text:p>0.0459989719</text:p>
          </table:table-cell>
          <table:table-cell office:value-type="float" office:value="-0.813860058784" calcext:value-type="float">
            <text:p>-0.81386005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91551E+018" calcext:value-type="float">
            <text:p>1526877510915510000</text:p>
          </table:table-cell>
          <table:table-cell office:value-type="float" office:value="908" calcext:value-type="float">
            <text:p>908</text:p>
          </table:table-cell>
          <table:table-cell office:value-type="float" office:value="1.52687751091091E+018" calcext:value-type="float">
            <text:p>1526877510910910000</text:p>
          </table:table-cell>
          <table:table-cell office:value-type="string" calcext:value-type="string">
            <text:p>world</text:p>
          </table:table-cell>
          <table:table-cell office:value-type="float" office:value="-0.0998065769672" calcext:value-type="float">
            <text:p>-0.099806577</text:p>
          </table:table-cell>
          <table:table-cell office:value-type="float" office:value="0.0438719913363" calcext:value-type="float">
            <text:p>0.0438719913</text:p>
          </table:table-cell>
          <table:table-cell office:value-type="float" office:value="-0.725633203983" calcext:value-type="float">
            <text:p>-0.7256332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9359E+018" calcext:value-type="float">
            <text:p>1526877510935900000</text:p>
          </table:table-cell>
          <table:table-cell office:value-type="float" office:value="909" calcext:value-type="float">
            <text:p>909</text:p>
          </table:table-cell>
          <table:table-cell office:value-type="float" office:value="1.52687751093068E+018" calcext:value-type="float">
            <text:p>1526877510930680000</text:p>
          </table:table-cell>
          <table:table-cell office:value-type="string" calcext:value-type="string">
            <text:p>world</text:p>
          </table:table-cell>
          <table:table-cell office:value-type="float" office:value="-0.10136076808" calcext:value-type="float">
            <text:p>-0.1013607681</text:p>
          </table:table-cell>
          <table:table-cell office:value-type="float" office:value="0.0597758032382" calcext:value-type="float">
            <text:p>0.0597758032</text:p>
          </table:table-cell>
          <table:table-cell office:value-type="float" office:value="-0.820416331291" calcext:value-type="float">
            <text:p>-0.8204163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95622E+018" calcext:value-type="float">
            <text:p>1526877510956220000</text:p>
          </table:table-cell>
          <table:table-cell office:value-type="float" office:value="910" calcext:value-type="float">
            <text:p>910</text:p>
          </table:table-cell>
          <table:table-cell office:value-type="float" office:value="1.52687751095172E+018" calcext:value-type="float">
            <text:p>1526877510951720000</text:p>
          </table:table-cell>
          <table:table-cell office:value-type="string" calcext:value-type="string">
            <text:p>world</text:p>
          </table:table-cell>
          <table:table-cell office:value-type="float" office:value="-0.0647780150175" calcext:value-type="float">
            <text:p>-0.064778015</text:p>
          </table:table-cell>
          <table:table-cell office:value-type="float" office:value="0.0556120537221" calcext:value-type="float">
            <text:p>0.0556120537</text:p>
          </table:table-cell>
          <table:table-cell office:value-type="float" office:value="-0.70181375742" calcext:value-type="float">
            <text:p>-0.70181375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97546E+018" calcext:value-type="float">
            <text:p>1526877510975460000</text:p>
          </table:table-cell>
          <table:table-cell office:value-type="float" office:value="911" calcext:value-type="float">
            <text:p>911</text:p>
          </table:table-cell>
          <table:table-cell office:value-type="float" office:value="1.52687751097156E+018" calcext:value-type="float">
            <text:p>1526877510971560000</text:p>
          </table:table-cell>
          <table:table-cell office:value-type="string" calcext:value-type="string">
            <text:p>world</text:p>
          </table:table-cell>
          <table:table-cell office:value-type="float" office:value="-0.058223169297" calcext:value-type="float">
            <text:p>-0.0582231693</text:p>
          </table:table-cell>
          <table:table-cell office:value-type="float" office:value="0.0795773640275" calcext:value-type="float">
            <text:p>0.079577364</text:p>
          </table:table-cell>
          <table:table-cell office:value-type="float" office:value="-0.822415828705" calcext:value-type="float">
            <text:p>-0.82241582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099596E+018" calcext:value-type="float">
            <text:p>1526877510995960000</text:p>
          </table:table-cell>
          <table:table-cell office:value-type="float" office:value="912" calcext:value-type="float">
            <text:p>912</text:p>
          </table:table-cell>
          <table:table-cell office:value-type="float" office:value="1.52687751099139E+018" calcext:value-type="float">
            <text:p>1526877510991390000</text:p>
          </table:table-cell>
          <table:table-cell office:value-type="string" calcext:value-type="string">
            <text:p>world</text:p>
          </table:table-cell>
          <table:table-cell office:value-type="float" office:value="-0.0218686386943" calcext:value-type="float">
            <text:p>-0.0218686387</text:p>
          </table:table-cell>
          <table:table-cell office:value-type="float" office:value="0.074284568429" calcext:value-type="float">
            <text:p>0.0742845684</text:p>
          </table:table-cell>
          <table:table-cell office:value-type="float" office:value="-0.689500510693" calcext:value-type="float">
            <text:p>-0.68950051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01518E+018" calcext:value-type="float">
            <text:p>1526877511015180000</text:p>
          </table:table-cell>
          <table:table-cell office:value-type="float" office:value="913" calcext:value-type="float">
            <text:p>913</text:p>
          </table:table-cell>
          <table:table-cell office:value-type="float" office:value="1.52687751101133E+018" calcext:value-type="float">
            <text:p>1526877511011330000</text:p>
          </table:table-cell>
          <table:table-cell office:value-type="string" calcext:value-type="string">
            <text:p>world</text:p>
          </table:table-cell>
          <table:table-cell office:value-type="float" office:value="-0.00879100523889" calcext:value-type="float">
            <text:p>-0.0087910052</text:p>
          </table:table-cell>
          <table:table-cell office:value-type="float" office:value="0.0764764100313" calcext:value-type="float">
            <text:p>0.07647641</text:p>
          </table:table-cell>
          <table:table-cell office:value-type="float" office:value="-0.650619208813" calcext:value-type="float">
            <text:p>-0.6506192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03565E+018" calcext:value-type="float">
            <text:p>1526877511035650000</text:p>
          </table:table-cell>
          <table:table-cell office:value-type="float" office:value="914" calcext:value-type="float">
            <text:p>914</text:p>
          </table:table-cell>
          <table:table-cell office:value-type="float" office:value="1.52687751103123E+018" calcext:value-type="float">
            <text:p>1526877511031230000</text:p>
          </table:table-cell>
          <table:table-cell office:value-type="string" calcext:value-type="string">
            <text:p>world</text:p>
          </table:table-cell>
          <table:table-cell office:value-type="float" office:value="0.00941485911608" calcext:value-type="float">
            <text:p>0.0094148591</text:p>
          </table:table-cell>
          <table:table-cell office:value-type="float" office:value="0.100516207516" calcext:value-type="float">
            <text:p>0.1005162075</text:p>
          </table:table-cell>
          <table:table-cell office:value-type="float" office:value="-0.757661819458" calcext:value-type="float">
            <text:p>-0.75766181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05596E+018" calcext:value-type="float">
            <text:p>1526877511055960000</text:p>
          </table:table-cell>
          <table:table-cell office:value-type="float" office:value="915" calcext:value-type="float">
            <text:p>915</text:p>
          </table:table-cell>
          <table:table-cell office:value-type="float" office:value="1.52687751105112E+018" calcext:value-type="float">
            <text:p>1526877511051120000</text:p>
          </table:table-cell>
          <table:table-cell office:value-type="string" calcext:value-type="string">
            <text:p>world</text:p>
          </table:table-cell>
          <table:table-cell office:value-type="float" office:value="0.0372926294804" calcext:value-type="float">
            <text:p>0.0372926295</text:p>
          </table:table-cell>
          <table:table-cell office:value-type="float" office:value="0.10037432611" calcext:value-type="float">
            <text:p>0.1003743261</text:p>
          </table:table-cell>
          <table:table-cell office:value-type="float" office:value="-0.635151088238" calcext:value-type="float">
            <text:p>-0.63515108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07513E+018" calcext:value-type="float">
            <text:p>1526877511075130000</text:p>
          </table:table-cell>
          <table:table-cell office:value-type="float" office:value="916" calcext:value-type="float">
            <text:p>916</text:p>
          </table:table-cell>
          <table:table-cell office:value-type="float" office:value="1.52687751107102E+018" calcext:value-type="float">
            <text:p>1526877511071020000</text:p>
          </table:table-cell>
          <table:table-cell office:value-type="string" calcext:value-type="string">
            <text:p>world</text:p>
          </table:table-cell>
          <table:table-cell office:value-type="float" office:value="0.0503726713359" calcext:value-type="float">
            <text:p>0.0503726713</text:p>
          </table:table-cell>
          <table:table-cell office:value-type="float" office:value="0.100641146302" calcext:value-type="float">
            <text:p>0.1006411463</text:p>
          </table:table-cell>
          <table:table-cell office:value-type="float" office:value="-0.609513521194" calcext:value-type="float">
            <text:p>-0.60951352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09559E+018" calcext:value-type="float">
            <text:p>1526877511095590000</text:p>
          </table:table-cell>
          <table:table-cell office:value-type="float" office:value="917" calcext:value-type="float">
            <text:p>917</text:p>
          </table:table-cell>
          <table:table-cell office:value-type="float" office:value="1.52687751109098E+018" calcext:value-type="float">
            <text:p>1526877511090980000</text:p>
          </table:table-cell>
          <table:table-cell office:value-type="string" calcext:value-type="string">
            <text:p>world</text:p>
          </table:table-cell>
          <table:table-cell office:value-type="float" office:value="0.0787900388241" calcext:value-type="float">
            <text:p>0.0787900388</text:p>
          </table:table-cell>
          <table:table-cell office:value-type="float" office:value="0.124087296426" calcext:value-type="float">
            <text:p>0.1240872964</text:p>
          </table:table-cell>
          <table:table-cell office:value-type="float" office:value="-0.706824839115" calcext:value-type="float">
            <text:p>-0.70682483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11591E+018" calcext:value-type="float">
            <text:p>1526877511115910000</text:p>
          </table:table-cell>
          <table:table-cell office:value-type="float" office:value="918" calcext:value-type="float">
            <text:p>918</text:p>
          </table:table-cell>
          <table:table-cell office:value-type="float" office:value="1.52687751111075E+018" calcext:value-type="float">
            <text:p>1526877511110750000</text:p>
          </table:table-cell>
          <table:table-cell office:value-type="string" calcext:value-type="string">
            <text:p>world</text:p>
          </table:table-cell>
          <table:table-cell office:value-type="float" office:value="0.0783889442682" calcext:value-type="float">
            <text:p>0.0783889443</text:p>
          </table:table-cell>
          <table:table-cell office:value-type="float" office:value="0.117019623518" calcext:value-type="float">
            <text:p>0.1170196235</text:p>
          </table:table-cell>
          <table:table-cell office:value-type="float" office:value="-0.621336460114" calcext:value-type="float">
            <text:p>-0.62133646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13514E+018" calcext:value-type="float">
            <text:p>1526877511135140000</text:p>
          </table:table-cell>
          <table:table-cell office:value-type="float" office:value="919" calcext:value-type="float">
            <text:p>919</text:p>
          </table:table-cell>
          <table:table-cell office:value-type="float" office:value="1.52687751113161E+018" calcext:value-type="float">
            <text:p>1526877511131610000</text:p>
          </table:table-cell>
          <table:table-cell office:value-type="string" calcext:value-type="string">
            <text:p>world</text:p>
          </table:table-cell>
          <table:table-cell office:value-type="float" office:value="0.109642289579" calcext:value-type="float">
            <text:p>0.1096422896</text:p>
          </table:table-cell>
          <table:table-cell office:value-type="float" office:value="0.141866922379" calcext:value-type="float">
            <text:p>0.1418669224</text:p>
          </table:table-cell>
          <table:table-cell office:value-type="float" office:value="-0.730498313904" calcext:value-type="float">
            <text:p>-0.73049831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15541E+018" calcext:value-type="float">
            <text:p>1526877511155410000</text:p>
          </table:table-cell>
          <table:table-cell office:value-type="float" office:value="920" calcext:value-type="float">
            <text:p>920</text:p>
          </table:table-cell>
          <table:table-cell office:value-type="float" office:value="1.52687751115159E+018" calcext:value-type="float">
            <text:p>1526877511151590000</text:p>
          </table:table-cell>
          <table:table-cell office:value-type="string" calcext:value-type="string">
            <text:p>world</text:p>
          </table:table-cell>
          <table:table-cell office:value-type="float" office:value="0.103176832199" calcext:value-type="float">
            <text:p>0.1031768322</text:p>
          </table:table-cell>
          <table:table-cell office:value-type="float" office:value="0.122197642922" calcext:value-type="float">
            <text:p>0.1221976429</text:p>
          </table:table-cell>
          <table:table-cell office:value-type="float" office:value="-0.628056943417" calcext:value-type="float">
            <text:p>-0.62805694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17575E+018" calcext:value-type="float">
            <text:p>1526877511175750000</text:p>
          </table:table-cell>
          <table:table-cell office:value-type="float" office:value="921" calcext:value-type="float">
            <text:p>921</text:p>
          </table:table-cell>
          <table:table-cell office:value-type="float" office:value="1.52687751117173E+018" calcext:value-type="float">
            <text:p>1526877511171730000</text:p>
          </table:table-cell>
          <table:table-cell office:value-type="string" calcext:value-type="string">
            <text:p>world</text:p>
          </table:table-cell>
          <table:table-cell office:value-type="float" office:value="0.100339755416" calcext:value-type="float">
            <text:p>0.1003397554</text:p>
          </table:table-cell>
          <table:table-cell office:value-type="float" office:value="0.110949359834" calcext:value-type="float">
            <text:p>0.1109493598</text:p>
          </table:table-cell>
          <table:table-cell office:value-type="float" office:value="-0.573357820511" calcext:value-type="float">
            <text:p>-0.57335782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19619E+018" calcext:value-type="float">
            <text:p>1526877511196190000</text:p>
          </table:table-cell>
          <table:table-cell office:value-type="float" office:value="922" calcext:value-type="float">
            <text:p>922</text:p>
          </table:table-cell>
          <table:table-cell office:value-type="float" office:value="1.52687751119166E+018" calcext:value-type="float">
            <text:p>1526877511191660000</text:p>
          </table:table-cell>
          <table:table-cell office:value-type="string" calcext:value-type="string">
            <text:p>world</text:p>
          </table:table-cell>
          <table:table-cell office:value-type="float" office:value="0.122324064374" calcext:value-type="float">
            <text:p>0.1223240644</text:p>
          </table:table-cell>
          <table:table-cell office:value-type="float" office:value="0.124050781131" calcext:value-type="float">
            <text:p>0.1240507811</text:p>
          </table:table-cell>
          <table:table-cell office:value-type="float" office:value="-0.674645900726" calcext:value-type="float">
            <text:p>-0.67464590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21555E+018" calcext:value-type="float">
            <text:p>1526877511215550000</text:p>
          </table:table-cell>
          <table:table-cell office:value-type="float" office:value="923" calcext:value-type="float">
            <text:p>923</text:p>
          </table:table-cell>
          <table:table-cell office:value-type="float" office:value="1.52687751121063E+018" calcext:value-type="float">
            <text:p>1526877511210630000</text:p>
          </table:table-cell>
          <table:table-cell office:value-type="string" calcext:value-type="string">
            <text:p>world</text:p>
          </table:table-cell>
          <table:table-cell office:value-type="float" office:value="0.110925316811" calcext:value-type="float">
            <text:p>0.1109253168</text:p>
          </table:table-cell>
          <table:table-cell office:value-type="float" office:value="0.107702985406" calcext:value-type="float">
            <text:p>0.1077029854</text:p>
          </table:table-cell>
          <table:table-cell office:value-type="float" office:value="-0.605101943016" calcext:value-type="float">
            <text:p>-0.6051019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23588E+018" calcext:value-type="float">
            <text:p>1526877511235880000</text:p>
          </table:table-cell>
          <table:table-cell office:value-type="float" office:value="924" calcext:value-type="float">
            <text:p>924</text:p>
          </table:table-cell>
          <table:table-cell office:value-type="float" office:value="1.52687751123158E+018" calcext:value-type="float">
            <text:p>1526877511231580000</text:p>
          </table:table-cell>
          <table:table-cell office:value-type="string" calcext:value-type="string">
            <text:p>world</text:p>
          </table:table-cell>
          <table:table-cell office:value-type="float" office:value="0.120150104165" calcext:value-type="float">
            <text:p>0.1201501042</text:p>
          </table:table-cell>
          <table:table-cell office:value-type="float" office:value="0.102779753506" calcext:value-type="float">
            <text:p>0.1027797535</text:p>
          </table:table-cell>
          <table:table-cell office:value-type="float" office:value="-0.683244943619" calcext:value-type="float">
            <text:p>-0.68324494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25606E+018" calcext:value-type="float">
            <text:p>1526877511256060000</text:p>
          </table:table-cell>
          <table:table-cell office:value-type="float" office:value="925" calcext:value-type="float">
            <text:p>925</text:p>
          </table:table-cell>
          <table:table-cell office:value-type="float" office:value="1.52687751125141E+018" calcext:value-type="float">
            <text:p>1526877511251410000</text:p>
          </table:table-cell>
          <table:table-cell office:value-type="string" calcext:value-type="string">
            <text:p>world</text:p>
          </table:table-cell>
          <table:table-cell office:value-type="float" office:value="0.102083131671" calcext:value-type="float">
            <text:p>0.1020831317</text:p>
          </table:table-cell>
          <table:table-cell office:value-type="float" office:value="0.0774746090174" calcext:value-type="float">
            <text:p>0.077474609</text:p>
          </table:table-cell>
          <table:table-cell office:value-type="float" office:value="-0.586874008179" calcext:value-type="float">
            <text:p>-0.58687400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27547E+018" calcext:value-type="float">
            <text:p>1526877511275470000</text:p>
          </table:table-cell>
          <table:table-cell office:value-type="float" office:value="926" calcext:value-type="float">
            <text:p>926</text:p>
          </table:table-cell>
          <table:table-cell office:value-type="float" office:value="1.52687751127132E+018" calcext:value-type="float">
            <text:p>1526877511271320000</text:p>
          </table:table-cell>
          <table:table-cell office:value-type="string" calcext:value-type="string">
            <text:p>world</text:p>
          </table:table-cell>
          <table:table-cell office:value-type="float" office:value="0.0867798626423" calcext:value-type="float">
            <text:p>0.0867798626</text:p>
          </table:table-cell>
          <table:table-cell office:value-type="float" office:value="0.0573160797358" calcext:value-type="float">
            <text:p>0.0573160797</text:p>
          </table:table-cell>
          <table:table-cell office:value-type="float" office:value="-0.549380779266" calcext:value-type="float">
            <text:p>-0.54938077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29575E+018" calcext:value-type="float">
            <text:p>1526877511295750000</text:p>
          </table:table-cell>
          <table:table-cell office:value-type="float" office:value="927" calcext:value-type="float">
            <text:p>927</text:p>
          </table:table-cell>
          <table:table-cell office:value-type="float" office:value="1.52687751129117E+018" calcext:value-type="float">
            <text:p>1526877511291170000</text:p>
          </table:table-cell>
          <table:table-cell office:value-type="string" calcext:value-type="string">
            <text:p>world</text:p>
          </table:table-cell>
          <table:table-cell office:value-type="float" office:value="0.0901350826025" calcext:value-type="float">
            <text:p>0.0901350826</text:p>
          </table:table-cell>
          <table:table-cell office:value-type="float" office:value="0.0402354933321" calcext:value-type="float">
            <text:p>0.0402354933</text:p>
          </table:table-cell>
          <table:table-cell office:value-type="float" office:value="-0.626947939396" calcext:value-type="float">
            <text:p>-0.62694793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31611E+018" calcext:value-type="float">
            <text:p>1526877511316110000</text:p>
          </table:table-cell>
          <table:table-cell office:value-type="float" office:value="928" calcext:value-type="float">
            <text:p>928</text:p>
          </table:table-cell>
          <table:table-cell office:value-type="float" office:value="1.52687751131101E+018" calcext:value-type="float">
            <text:p>1526877511311010000</text:p>
          </table:table-cell>
          <table:table-cell office:value-type="string" calcext:value-type="string">
            <text:p>world</text:p>
          </table:table-cell>
          <table:table-cell office:value-type="float" office:value="0.0668162554502" calcext:value-type="float">
            <text:p>0.0668162555</text:p>
          </table:table-cell>
          <table:table-cell office:value-type="float" office:value="0.018633775413" calcext:value-type="float">
            <text:p>0.0186337754</text:p>
          </table:table-cell>
          <table:table-cell office:value-type="float" office:value="-0.543496370316" calcext:value-type="float">
            <text:p>-0.54349637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33542E+018" calcext:value-type="float">
            <text:p>1526877511335420000</text:p>
          </table:table-cell>
          <table:table-cell office:value-type="float" office:value="929" calcext:value-type="float">
            <text:p>929</text:p>
          </table:table-cell>
          <table:table-cell office:value-type="float" office:value="1.52687751133091E+018" calcext:value-type="float">
            <text:p>1526877511330910000</text:p>
          </table:table-cell>
          <table:table-cell office:value-type="string" calcext:value-type="string">
            <text:p>world</text:p>
          </table:table-cell>
          <table:table-cell office:value-type="float" office:value="0.0598554313183" calcext:value-type="float">
            <text:p>0.0598554313</text:p>
          </table:table-cell>
          <table:table-cell office:value-type="float" office:value="-0.0101289376616" calcext:value-type="float">
            <text:p>-0.0101289377</text:p>
          </table:table-cell>
          <table:table-cell office:value-type="float" office:value="-0.621527075768" calcext:value-type="float">
            <text:p>-0.62152707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35573E+018" calcext:value-type="float">
            <text:p>1526877511355730000</text:p>
          </table:table-cell>
          <table:table-cell office:value-type="float" office:value="930" calcext:value-type="float">
            <text:p>930</text:p>
          </table:table-cell>
          <table:table-cell office:value-type="float" office:value="1.52687751135085E+018" calcext:value-type="float">
            <text:p>1526877511350850000</text:p>
          </table:table-cell>
          <table:table-cell office:value-type="string" calcext:value-type="string">
            <text:p>world</text:p>
          </table:table-cell>
          <table:table-cell office:value-type="float" office:value="0.0400007851422" calcext:value-type="float">
            <text:p>0.0400007851</text:p>
          </table:table-cell>
          <table:table-cell office:value-type="float" office:value="-0.0289609339088" calcext:value-type="float">
            <text:p>-0.0289609339</text:p>
          </table:table-cell>
          <table:table-cell office:value-type="float" office:value="-0.534931480885" calcext:value-type="float">
            <text:p>-0.53493148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37618E+018" calcext:value-type="float">
            <text:p>1526877511376180000</text:p>
          </table:table-cell>
          <table:table-cell office:value-type="float" office:value="931" calcext:value-type="float">
            <text:p>931</text:p>
          </table:table-cell>
          <table:table-cell office:value-type="float" office:value="1.52687751137176E+018" calcext:value-type="float">
            <text:p>1526877511371760000</text:p>
          </table:table-cell>
          <table:table-cell office:value-type="string" calcext:value-type="string">
            <text:p>world</text:p>
          </table:table-cell>
          <table:table-cell office:value-type="float" office:value="0.0260579865426" calcext:value-type="float">
            <text:p>0.0260579865</text:p>
          </table:table-cell>
          <table:table-cell office:value-type="float" office:value="-0.0381447486579" calcext:value-type="float">
            <text:p>-0.0381447487</text:p>
          </table:table-cell>
          <table:table-cell office:value-type="float" office:value="-0.480385839939" calcext:value-type="float">
            <text:p>-0.48038583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39567E+018" calcext:value-type="float">
            <text:p>1526877511395670000</text:p>
          </table:table-cell>
          <table:table-cell office:value-type="float" office:value="932" calcext:value-type="float">
            <text:p>932</text:p>
          </table:table-cell>
          <table:table-cell office:value-type="float" office:value="1.52687751139062E+018" calcext:value-type="float">
            <text:p>1526877511390620000</text:p>
          </table:table-cell>
          <table:table-cell office:value-type="string" calcext:value-type="string">
            <text:p>world</text:p>
          </table:table-cell>
          <table:table-cell office:value-type="float" office:value="0.0117057487369" calcext:value-type="float">
            <text:p>0.0117057487</text:p>
          </table:table-cell>
          <table:table-cell office:value-type="float" office:value="-0.0750153064728" calcext:value-type="float">
            <text:p>-0.0750153065</text:p>
          </table:table-cell>
          <table:table-cell office:value-type="float" office:value="-0.582535684109" calcext:value-type="float">
            <text:p>-0.58253568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41609E+018" calcext:value-type="float">
            <text:p>1526877511416090000</text:p>
          </table:table-cell>
          <table:table-cell office:value-type="float" office:value="933" calcext:value-type="float">
            <text:p>933</text:p>
          </table:table-cell>
          <table:table-cell office:value-type="float" office:value="1.52687751141156E+018" calcext:value-type="float">
            <text:p>1526877511411560000</text:p>
          </table:table-cell>
          <table:table-cell office:value-type="string" calcext:value-type="string">
            <text:p>world</text:p>
          </table:table-cell>
          <table:table-cell office:value-type="float" office:value="0.00163031043485" calcext:value-type="float">
            <text:p>0.0016303104</text:p>
          </table:table-cell>
          <table:table-cell office:value-type="float" office:value="-0.0719078481197" calcext:value-type="float">
            <text:p>-0.0719078481</text:p>
          </table:table-cell>
          <table:table-cell office:value-type="float" office:value="-0.504625022411" calcext:value-type="float">
            <text:p>-0.5046250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43548E+018" calcext:value-type="float">
            <text:p>1526877511435480000</text:p>
          </table:table-cell>
          <table:table-cell office:value-type="float" office:value="934" calcext:value-type="float">
            <text:p>934</text:p>
          </table:table-cell>
          <table:table-cell office:value-type="float" office:value="1.52687751143133E+018" calcext:value-type="float">
            <text:p>1526877511431330000</text:p>
          </table:table-cell>
          <table:table-cell office:value-type="string" calcext:value-type="string">
            <text:p>world</text:p>
          </table:table-cell>
          <table:table-cell office:value-type="float" office:value="-0.0171515028924" calcext:value-type="float">
            <text:p>-0.0171515029</text:p>
          </table:table-cell>
          <table:table-cell office:value-type="float" office:value="-0.101525492966" calcext:value-type="float">
            <text:p>-0.101525493</text:p>
          </table:table-cell>
          <table:table-cell office:value-type="float" office:value="-0.584626674652" calcext:value-type="float">
            <text:p>-0.58462667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45576E+018" calcext:value-type="float">
            <text:p>1526877511455760000</text:p>
          </table:table-cell>
          <table:table-cell office:value-type="float" office:value="935" calcext:value-type="float">
            <text:p>935</text:p>
          </table:table-cell>
          <table:table-cell office:value-type="float" office:value="1.5268775114512E+018" calcext:value-type="float">
            <text:p>1526877511451200000</text:p>
          </table:table-cell>
          <table:table-cell office:value-type="string" calcext:value-type="string">
            <text:p>world</text:p>
          </table:table-cell>
          <table:table-cell office:value-type="float" office:value="-0.0243962034583" calcext:value-type="float">
            <text:p>-0.0243962035</text:p>
          </table:table-cell>
          <table:table-cell office:value-type="float" office:value="-0.0986337214708" calcext:value-type="float">
            <text:p>-0.0986337215</text:p>
          </table:table-cell>
          <table:table-cell office:value-type="float" office:value="-0.503885447979" calcext:value-type="float">
            <text:p>-0.503885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47611E+018" calcext:value-type="float">
            <text:p>1526877511476110000</text:p>
          </table:table-cell>
          <table:table-cell office:value-type="float" office:value="936" calcext:value-type="float">
            <text:p>936</text:p>
          </table:table-cell>
          <table:table-cell office:value-type="float" office:value="1.52687751147142E+018" calcext:value-type="float">
            <text:p>1526877511471420000</text:p>
          </table:table-cell>
          <table:table-cell office:value-type="string" calcext:value-type="string">
            <text:p>world</text:p>
          </table:table-cell>
          <table:table-cell office:value-type="float" office:value="-0.0281556434929" calcext:value-type="float">
            <text:p>-0.0281556435</text:p>
          </table:table-cell>
          <table:table-cell office:value-type="float" office:value="-0.0963162109256" calcext:value-type="float">
            <text:p>-0.0963162109</text:p>
          </table:table-cell>
          <table:table-cell office:value-type="float" office:value="-0.463760256767" calcext:value-type="float">
            <text:p>-0.4637602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49596E+018" calcext:value-type="float">
            <text:p>1526877511495960000</text:p>
          </table:table-cell>
          <table:table-cell office:value-type="float" office:value="937" calcext:value-type="float">
            <text:p>937</text:p>
          </table:table-cell>
          <table:table-cell office:value-type="float" office:value="1.52687751149137E+018" calcext:value-type="float">
            <text:p>1526877511491370000</text:p>
          </table:table-cell>
          <table:table-cell office:value-type="string" calcext:value-type="string">
            <text:p>world</text:p>
          </table:table-cell>
          <table:table-cell office:value-type="float" office:value="-0.0405083969235" calcext:value-type="float">
            <text:p>-0.0405083969</text:p>
          </table:table-cell>
          <table:table-cell office:value-type="float" office:value="-0.120713487267" calcext:value-type="float">
            <text:p>-0.1207134873</text:p>
          </table:table-cell>
          <table:table-cell office:value-type="float" office:value="-0.550619244576" calcext:value-type="float">
            <text:p>-0.55061924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51524E+018" calcext:value-type="float">
            <text:p>1526877511515240000</text:p>
          </table:table-cell>
          <table:table-cell office:value-type="float" office:value="938" calcext:value-type="float">
            <text:p>938</text:p>
          </table:table-cell>
          <table:table-cell office:value-type="float" office:value="1.52687751151134E+018" calcext:value-type="float">
            <text:p>1526877511511340000</text:p>
          </table:table-cell>
          <table:table-cell office:value-type="string" calcext:value-type="string">
            <text:p>world</text:p>
          </table:table-cell>
          <table:table-cell office:value-type="float" office:value="-0.0393991358578" calcext:value-type="float">
            <text:p>-0.0393991359</text:p>
          </table:table-cell>
          <table:table-cell office:value-type="float" office:value="-0.101948708296" calcext:value-type="float">
            <text:p>-0.1019487083</text:p>
          </table:table-cell>
          <table:table-cell office:value-type="float" office:value="-0.487771064043" calcext:value-type="float">
            <text:p>-0.4877710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53563E+018" calcext:value-type="float">
            <text:p>1526877511535630000</text:p>
          </table:table-cell>
          <table:table-cell office:value-type="float" office:value="939" calcext:value-type="float">
            <text:p>939</text:p>
          </table:table-cell>
          <table:table-cell office:value-type="float" office:value="1.52687751153111E+018" calcext:value-type="float">
            <text:p>1526877511531110000</text:p>
          </table:table-cell>
          <table:table-cell office:value-type="string" calcext:value-type="string">
            <text:p>world</text:p>
          </table:table-cell>
          <table:table-cell office:value-type="float" office:value="-0.0489974990487" calcext:value-type="float">
            <text:p>-0.048997499</text:p>
          </table:table-cell>
          <table:table-cell office:value-type="float" office:value="-0.119043312967" calcext:value-type="float">
            <text:p>-0.119043313</text:p>
          </table:table-cell>
          <table:table-cell office:value-type="float" office:value="-0.544027686119" calcext:value-type="float">
            <text:p>-0.54402768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55596E+018" calcext:value-type="float">
            <text:p>1526877511555960000</text:p>
          </table:table-cell>
          <table:table-cell office:value-type="float" office:value="940" calcext:value-type="float">
            <text:p>940</text:p>
          </table:table-cell>
          <table:table-cell office:value-type="float" office:value="1.52687751155092E+018" calcext:value-type="float">
            <text:p>1526877511550920000</text:p>
          </table:table-cell>
          <table:table-cell office:value-type="string" calcext:value-type="string">
            <text:p>world</text:p>
          </table:table-cell>
          <table:table-cell office:value-type="float" office:value="-0.0421237312257" calcext:value-type="float">
            <text:p>-0.0421237312</text:p>
          </table:table-cell>
          <table:table-cell office:value-type="float" office:value="-0.101672463119" calcext:value-type="float">
            <text:p>-0.1016724631</text:p>
          </table:table-cell>
          <table:table-cell office:value-type="float" office:value="-0.473803251982" calcext:value-type="float">
            <text:p>-0.4738032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57497E+018" calcext:value-type="float">
            <text:p>1526877511574970000</text:p>
          </table:table-cell>
          <table:table-cell office:value-type="float" office:value="941" calcext:value-type="float">
            <text:p>941</text:p>
          </table:table-cell>
          <table:table-cell office:value-type="float" office:value="1.52687751157142E+018" calcext:value-type="float">
            <text:p>1526877511571420000</text:p>
          </table:table-cell>
          <table:table-cell office:value-type="string" calcext:value-type="string">
            <text:p>world</text:p>
          </table:table-cell>
          <table:table-cell office:value-type="float" office:value="-0.0360175520182" calcext:value-type="float">
            <text:p>-0.036017552</text:p>
          </table:table-cell>
          <table:table-cell office:value-type="float" office:value="-0.090000629425" calcext:value-type="float">
            <text:p>-0.0900006294</text:p>
          </table:table-cell>
          <table:table-cell office:value-type="float" office:value="-0.442963242531" calcext:value-type="float">
            <text:p>-0.44296324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59549E+018" calcext:value-type="float">
            <text:p>1526877511595490000</text:p>
          </table:table-cell>
          <table:table-cell office:value-type="float" office:value="942" calcext:value-type="float">
            <text:p>942</text:p>
          </table:table-cell>
          <table:table-cell office:value-type="float" office:value="1.52687751159097E+018" calcext:value-type="float">
            <text:p>1526877511590970000</text:p>
          </table:table-cell>
          <table:table-cell office:value-type="string" calcext:value-type="string">
            <text:p>world</text:p>
          </table:table-cell>
          <table:table-cell office:value-type="float" office:value="-0.0432284846902" calcext:value-type="float">
            <text:p>-0.0432284847</text:p>
          </table:table-cell>
          <table:table-cell office:value-type="float" office:value="-0.0940102189779" calcext:value-type="float">
            <text:p>-0.094010219</text:p>
          </table:table-cell>
          <table:table-cell office:value-type="float" office:value="-0.518904447556" calcext:value-type="float">
            <text:p>-0.51890444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61583E+018" calcext:value-type="float">
            <text:p>1526877511615830000</text:p>
          </table:table-cell>
          <table:table-cell office:value-type="float" office:value="943" calcext:value-type="float">
            <text:p>943</text:p>
          </table:table-cell>
          <table:table-cell office:value-type="float" office:value="1.52687751161053E+018" calcext:value-type="float">
            <text:p>1526877511610530000</text:p>
          </table:table-cell>
          <table:table-cell office:value-type="string" calcext:value-type="string">
            <text:p>world</text:p>
          </table:table-cell>
          <table:table-cell office:value-type="float" office:value="-0.0363451614976" calcext:value-type="float">
            <text:p>-0.0363451615</text:p>
          </table:table-cell>
          <table:table-cell office:value-type="float" office:value="-0.0787633955479" calcext:value-type="float">
            <text:p>-0.0787633955</text:p>
          </table:table-cell>
          <table:table-cell office:value-type="float" office:value="-0.452897965908" calcext:value-type="float">
            <text:p>-0.45289796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6352E+018" calcext:value-type="float">
            <text:p>1526877511635200000</text:p>
          </table:table-cell>
          <table:table-cell office:value-type="float" office:value="944" calcext:value-type="float">
            <text:p>944</text:p>
          </table:table-cell>
          <table:table-cell office:value-type="float" office:value="1.52687751163124E+018" calcext:value-type="float">
            <text:p>1526877511631240000</text:p>
          </table:table-cell>
          <table:table-cell office:value-type="string" calcext:value-type="string">
            <text:p>world</text:p>
          </table:table-cell>
          <table:table-cell office:value-type="float" office:value="-0.0346780046821" calcext:value-type="float">
            <text:p>-0.0346780047</text:p>
          </table:table-cell>
          <table:table-cell office:value-type="float" office:value="-0.0849381908774" calcext:value-type="float">
            <text:p>-0.0849381909</text:p>
          </table:table-cell>
          <table:table-cell office:value-type="float" office:value="-0.530625939369" calcext:value-type="float">
            <text:p>-0.53062593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65553E+018" calcext:value-type="float">
            <text:p>1526877511655530000</text:p>
          </table:table-cell>
          <table:table-cell office:value-type="float" office:value="945" calcext:value-type="float">
            <text:p>945</text:p>
          </table:table-cell>
          <table:table-cell office:value-type="float" office:value="1.52687751165107E+018" calcext:value-type="float">
            <text:p>1526877511651070000</text:p>
          </table:table-cell>
          <table:table-cell office:value-type="string" calcext:value-type="string">
            <text:p>world</text:p>
          </table:table-cell>
          <table:table-cell office:value-type="float" office:value="-0.0291137993336" calcext:value-type="float">
            <text:p>-0.0291137993</text:p>
          </table:table-cell>
          <table:table-cell office:value-type="float" office:value="-0.0660666525364" calcext:value-type="float">
            <text:p>-0.0660666525</text:p>
          </table:table-cell>
          <table:table-cell office:value-type="float" office:value="-0.456739604473" calcext:value-type="float">
            <text:p>-0.45673960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67589E+018" calcext:value-type="float">
            <text:p>1526877511675890000</text:p>
          </table:table-cell>
          <table:table-cell office:value-type="float" office:value="946" calcext:value-type="float">
            <text:p>946</text:p>
          </table:table-cell>
          <table:table-cell office:value-type="float" office:value="1.526877511671E+018" calcext:value-type="float">
            <text:p>1526877511671000000</text:p>
          </table:table-cell>
          <table:table-cell office:value-type="string" calcext:value-type="string">
            <text:p>world</text:p>
          </table:table-cell>
          <table:table-cell office:value-type="float" office:value="-0.0236124843359" calcext:value-type="float">
            <text:p>-0.0236124843</text:p>
          </table:table-cell>
          <table:table-cell office:value-type="float" office:value="-0.0555379837751" calcext:value-type="float">
            <text:p>-0.0555379838</text:p>
          </table:table-cell>
          <table:table-cell office:value-type="float" office:value="-0.411084532738" calcext:value-type="float">
            <text:p>-0.41108453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6963E+018" calcext:value-type="float">
            <text:p>1526877511696300000</text:p>
          </table:table-cell>
          <table:table-cell office:value-type="float" office:value="947" calcext:value-type="float">
            <text:p>947</text:p>
          </table:table-cell>
          <table:table-cell office:value-type="float" office:value="1.52687751169083E+018" calcext:value-type="float">
            <text:p>1526877511690830000</text:p>
          </table:table-cell>
          <table:table-cell office:value-type="string" calcext:value-type="string">
            <text:p>world</text:p>
          </table:table-cell>
          <table:table-cell office:value-type="float" office:value="-0.0217472501099" calcext:value-type="float">
            <text:p>-0.0217472501</text:p>
          </table:table-cell>
          <table:table-cell office:value-type="float" office:value="-0.0542359910905" calcext:value-type="float">
            <text:p>-0.0542359911</text:p>
          </table:table-cell>
          <table:table-cell office:value-type="float" office:value="-0.471153616905" calcext:value-type="float">
            <text:p>-0.47115361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71559E+018" calcext:value-type="float">
            <text:p>1526877511715590000</text:p>
          </table:table-cell>
          <table:table-cell office:value-type="float" office:value="948" calcext:value-type="float">
            <text:p>948</text:p>
          </table:table-cell>
          <table:table-cell office:value-type="float" office:value="1.52687751171063E+018" calcext:value-type="float">
            <text:p>1526877511710630000</text:p>
          </table:table-cell>
          <table:table-cell office:value-type="string" calcext:value-type="string">
            <text:p>world</text:p>
          </table:table-cell>
          <table:table-cell office:value-type="float" office:value="-0.0143638243899" calcext:value-type="float">
            <text:p>-0.0143638244</text:p>
          </table:table-cell>
          <table:table-cell office:value-type="float" office:value="-0.0421301238239" calcext:value-type="float">
            <text:p>-0.0421301238</text:p>
          </table:table-cell>
          <table:table-cell office:value-type="float" office:value="-0.408683151007" calcext:value-type="float">
            <text:p>-0.4086831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73592E+018" calcext:value-type="float">
            <text:p>1526877511735920000</text:p>
          </table:table-cell>
          <table:table-cell office:value-type="float" office:value="949" calcext:value-type="float">
            <text:p>949</text:p>
          </table:table-cell>
          <table:table-cell office:value-type="float" office:value="1.52687751173148E+018" calcext:value-type="float">
            <text:p>1526877511731480000</text:p>
          </table:table-cell>
          <table:table-cell office:value-type="string" calcext:value-type="string">
            <text:p>world</text:p>
          </table:table-cell>
          <table:table-cell office:value-type="float" office:value="-0.0121107660234" calcext:value-type="float">
            <text:p>-0.012110766</text:p>
          </table:table-cell>
          <table:table-cell office:value-type="float" office:value="-0.0489588305354" calcext:value-type="float">
            <text:p>-0.0489588305</text:p>
          </table:table-cell>
          <table:table-cell office:value-type="float" office:value="-0.452092289925" calcext:value-type="float">
            <text:p>-0.45209228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75522E+018" calcext:value-type="float">
            <text:p>1526877511755220000</text:p>
          </table:table-cell>
          <table:table-cell office:value-type="float" office:value="950" calcext:value-type="float">
            <text:p>950</text:p>
          </table:table-cell>
          <table:table-cell office:value-type="float" office:value="1.5268775117513E+018" calcext:value-type="float">
            <text:p>1526877511751300000</text:p>
          </table:table-cell>
          <table:table-cell office:value-type="string" calcext:value-type="string">
            <text:p>world</text:p>
          </table:table-cell>
          <table:table-cell office:value-type="float" office:value="-0.00511926785111" calcext:value-type="float">
            <text:p>-0.0051192679</text:p>
          </table:table-cell>
          <table:table-cell office:value-type="float" office:value="-0.031078543514" calcext:value-type="float">
            <text:p>-0.0310785435</text:p>
          </table:table-cell>
          <table:table-cell office:value-type="float" office:value="-0.388189792633" calcext:value-type="float">
            <text:p>-0.38818979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77564E+018" calcext:value-type="float">
            <text:p>1526877511775640000</text:p>
          </table:table-cell>
          <table:table-cell office:value-type="float" office:value="951" calcext:value-type="float">
            <text:p>951</text:p>
          </table:table-cell>
          <table:table-cell office:value-type="float" office:value="1.52687751177107E+018" calcext:value-type="float">
            <text:p>1526877511771070000</text:p>
          </table:table-cell>
          <table:table-cell office:value-type="string" calcext:value-type="string">
            <text:p>world</text:p>
          </table:table-cell>
          <table:table-cell office:value-type="float" office:value="0.00253586610779" calcext:value-type="float">
            <text:p>0.0025358661</text:p>
          </table:table-cell>
          <table:table-cell office:value-type="float" office:value="-0.022734541446" calcext:value-type="float">
            <text:p>-0.0227345414</text:p>
          </table:table-cell>
          <table:table-cell office:value-type="float" office:value="-0.342576056719" calcext:value-type="float">
            <text:p>-0.34257605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79594E+018" calcext:value-type="float">
            <text:p>1526877511795940000</text:p>
          </table:table-cell>
          <table:table-cell office:value-type="float" office:value="952" calcext:value-type="float">
            <text:p>952</text:p>
          </table:table-cell>
          <table:table-cell office:value-type="float" office:value="1.52687751179103E+018" calcext:value-type="float">
            <text:p>1526877511791030000</text:p>
          </table:table-cell>
          <table:table-cell office:value-type="string" calcext:value-type="string">
            <text:p>world</text:p>
          </table:table-cell>
          <table:table-cell office:value-type="float" office:value="0.0066529950127" calcext:value-type="float">
            <text:p>0.006652995</text:p>
          </table:table-cell>
          <table:table-cell office:value-type="float" office:value="-0.0247058682144" calcext:value-type="float">
            <text:p>-0.0247058682</text:p>
          </table:table-cell>
          <table:table-cell office:value-type="float" office:value="-0.39142626524" calcext:value-type="float">
            <text:p>-0.39142626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81519E+018" calcext:value-type="float">
            <text:p>1526877511815190000</text:p>
          </table:table-cell>
          <table:table-cell office:value-type="float" office:value="953" calcext:value-type="float">
            <text:p>953</text:p>
          </table:table-cell>
          <table:table-cell office:value-type="float" office:value="1.52687751181081E+018" calcext:value-type="float">
            <text:p>1526877511810810000</text:p>
          </table:table-cell>
          <table:table-cell office:value-type="string" calcext:value-type="string">
            <text:p>world</text:p>
          </table:table-cell>
          <table:table-cell office:value-type="float" office:value="0.0109722428024" calcext:value-type="float">
            <text:p>0.0109722428</text:p>
          </table:table-cell>
          <table:table-cell office:value-type="float" office:value="-0.0149291791022" calcext:value-type="float">
            <text:p>-0.0149291791</text:p>
          </table:table-cell>
          <table:table-cell office:value-type="float" office:value="-0.344502091408" calcext:value-type="float">
            <text:p>-0.34450209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83563E+018" calcext:value-type="float">
            <text:p>1526877511835630000</text:p>
          </table:table-cell>
          <table:table-cell office:value-type="float" office:value="954" calcext:value-type="float">
            <text:p>954</text:p>
          </table:table-cell>
          <table:table-cell office:value-type="float" office:value="1.52687751183171E+018" calcext:value-type="float">
            <text:p>1526877511831710000</text:p>
          </table:table-cell>
          <table:table-cell office:value-type="string" calcext:value-type="string">
            <text:p>world</text:p>
          </table:table-cell>
          <table:table-cell office:value-type="float" office:value="0.0192266628146" calcext:value-type="float">
            <text:p>0.0192266628</text:p>
          </table:table-cell>
          <table:table-cell office:value-type="float" office:value="-0.0135250966996" calcext:value-type="float">
            <text:p>-0.0135250967</text:p>
          </table:table-cell>
          <table:table-cell office:value-type="float" office:value="-0.378412038088" calcext:value-type="float">
            <text:p>-0.37841203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85577E+018" calcext:value-type="float">
            <text:p>1526877511855770000</text:p>
          </table:table-cell>
          <table:table-cell office:value-type="float" office:value="955" calcext:value-type="float">
            <text:p>955</text:p>
          </table:table-cell>
          <table:table-cell office:value-type="float" office:value="1.52687751185163E+018" calcext:value-type="float">
            <text:p>1526877511851630000</text:p>
          </table:table-cell>
          <table:table-cell office:value-type="string" calcext:value-type="string">
            <text:p>world</text:p>
          </table:table-cell>
          <table:table-cell office:value-type="float" office:value="0.0198634751141" calcext:value-type="float">
            <text:p>0.0198634751</text:p>
          </table:table-cell>
          <table:table-cell office:value-type="float" office:value="-0.0100763421506" calcext:value-type="float">
            <text:p>-0.0100763422</text:p>
          </table:table-cell>
          <table:table-cell office:value-type="float" office:value="-0.32000914216" calcext:value-type="float">
            <text:p>-0.32000914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87611E+018" calcext:value-type="float">
            <text:p>1526877511876110000</text:p>
          </table:table-cell>
          <table:table-cell office:value-type="float" office:value="956" calcext:value-type="float">
            <text:p>956</text:p>
          </table:table-cell>
          <table:table-cell office:value-type="float" office:value="1.52687751187154E+018" calcext:value-type="float">
            <text:p>1526877511871540000</text:p>
          </table:table-cell>
          <table:table-cell office:value-type="string" calcext:value-type="string">
            <text:p>world</text:p>
          </table:table-cell>
          <table:table-cell office:value-type="float" office:value="0.0247897133231" calcext:value-type="float">
            <text:p>0.0247897133</text:p>
          </table:table-cell>
          <table:table-cell office:value-type="float" office:value="-0.00523929810151" calcext:value-type="float">
            <text:p>-0.0052392981</text:p>
          </table:table-cell>
          <table:table-cell office:value-type="float" office:value="-0.290775090456" calcext:value-type="float">
            <text:p>-0.2907750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89554E+018" calcext:value-type="float">
            <text:p>1526877511895540000</text:p>
          </table:table-cell>
          <table:table-cell office:value-type="float" office:value="957" calcext:value-type="float">
            <text:p>957</text:p>
          </table:table-cell>
          <table:table-cell office:value-type="float" office:value="1.52687751189144E+018" calcext:value-type="float">
            <text:p>1526877511891440000</text:p>
          </table:table-cell>
          <table:table-cell office:value-type="string" calcext:value-type="string">
            <text:p>world</text:p>
          </table:table-cell>
          <table:table-cell office:value-type="float" office:value="0.0309651326388" calcext:value-type="float">
            <text:p>0.0309651326</text:p>
          </table:table-cell>
          <table:table-cell office:value-type="float" office:value="-0.00169134186581" calcext:value-type="float">
            <text:p>-0.0016913419</text:p>
          </table:table-cell>
          <table:table-cell office:value-type="float" office:value="-0.34650605917" calcext:value-type="float">
            <text:p>-0.3465060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91604E+018" calcext:value-type="float">
            <text:p>1526877511916040000</text:p>
          </table:table-cell>
          <table:table-cell office:value-type="float" office:value="958" calcext:value-type="float">
            <text:p>958</text:p>
          </table:table-cell>
          <table:table-cell office:value-type="float" office:value="1.52687751191128E+018" calcext:value-type="float">
            <text:p>1526877511911280000</text:p>
          </table:table-cell>
          <table:table-cell office:value-type="string" calcext:value-type="string">
            <text:p>world</text:p>
          </table:table-cell>
          <table:table-cell office:value-type="float" office:value="0.0282068774104" calcext:value-type="float">
            <text:p>0.0282068774</text:p>
          </table:table-cell>
          <table:table-cell office:value-type="float" office:value="0.000623429426923" calcext:value-type="float">
            <text:p>0.0006234294</text:p>
          </table:table-cell>
          <table:table-cell office:value-type="float" office:value="-0.302382349968" calcext:value-type="float">
            <text:p>-0.302382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93538E+018" calcext:value-type="float">
            <text:p>1526877511935380000</text:p>
          </table:table-cell>
          <table:table-cell office:value-type="float" office:value="959" calcext:value-type="float">
            <text:p>959</text:p>
          </table:table-cell>
          <table:table-cell office:value-type="float" office:value="1.52687751193109E+018" calcext:value-type="float">
            <text:p>1526877511931090000</text:p>
          </table:table-cell>
          <table:table-cell office:value-type="string" calcext:value-type="string">
            <text:p>world</text:p>
          </table:table-cell>
          <table:table-cell office:value-type="float" office:value="0.0363887771964" calcext:value-type="float">
            <text:p>0.0363887772</text:p>
          </table:table-cell>
          <table:table-cell office:value-type="float" office:value="0.00646310346201" calcext:value-type="float">
            <text:p>0.0064631035</text:p>
          </table:table-cell>
          <table:table-cell office:value-type="float" office:value="-0.343044400215" calcext:value-type="float">
            <text:p>-0.3430444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95563E+018" calcext:value-type="float">
            <text:p>1526877511955630000</text:p>
          </table:table-cell>
          <table:table-cell office:value-type="float" office:value="960" calcext:value-type="float">
            <text:p>960</text:p>
          </table:table-cell>
          <table:table-cell office:value-type="float" office:value="1.52687751195097E+018" calcext:value-type="float">
            <text:p>1526877511950970000</text:p>
          </table:table-cell>
          <table:table-cell office:value-type="string" calcext:value-type="string">
            <text:p>world</text:p>
          </table:table-cell>
          <table:table-cell office:value-type="float" office:value="0.0276229958981" calcext:value-type="float">
            <text:p>0.0276229959</text:p>
          </table:table-cell>
          <table:table-cell office:value-type="float" office:value="0.00528205884621" calcext:value-type="float">
            <text:p>0.0052820588</text:p>
          </table:table-cell>
          <table:table-cell office:value-type="float" office:value="-0.298628330231" calcext:value-type="float">
            <text:p>-0.29862833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97609E+018" calcext:value-type="float">
            <text:p>1526877511976090000</text:p>
          </table:table-cell>
          <table:table-cell office:value-type="float" office:value="961" calcext:value-type="float">
            <text:p>961</text:p>
          </table:table-cell>
          <table:table-cell office:value-type="float" office:value="1.52687751197085E+018" calcext:value-type="float">
            <text:p>1526877511970850000</text:p>
          </table:table-cell>
          <table:table-cell office:value-type="string" calcext:value-type="string">
            <text:p>world</text:p>
          </table:table-cell>
          <table:table-cell office:value-type="float" office:value="0.02848155424" calcext:value-type="float">
            <text:p>0.0284815542</text:p>
          </table:table-cell>
          <table:table-cell office:value-type="float" office:value="0.00861684419215" calcext:value-type="float">
            <text:p>0.0086168442</text:p>
          </table:table-cell>
          <table:table-cell office:value-type="float" office:value="-0.267551243305" calcext:value-type="float">
            <text:p>-0.26755124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199545E+018" calcext:value-type="float">
            <text:p>1526877511995450000</text:p>
          </table:table-cell>
          <table:table-cell office:value-type="float" office:value="962" calcext:value-type="float">
            <text:p>962</text:p>
          </table:table-cell>
          <table:table-cell office:value-type="float" office:value="1.52687751199087E+018" calcext:value-type="float">
            <text:p>1526877511990870000</text:p>
          </table:table-cell>
          <table:table-cell office:value-type="string" calcext:value-type="string">
            <text:p>world</text:p>
          </table:table-cell>
          <table:table-cell office:value-type="float" office:value="0.0330423265696" calcext:value-type="float">
            <text:p>0.0330423266</text:p>
          </table:table-cell>
          <table:table-cell office:value-type="float" office:value="0.0107492730021" calcext:value-type="float">
            <text:p>0.010749273</text:p>
          </table:table-cell>
          <table:table-cell office:value-type="float" office:value="-0.321699649096" calcext:value-type="float">
            <text:p>-0.32169964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01579E+018" calcext:value-type="float">
            <text:p>1526877512015790000</text:p>
          </table:table-cell>
          <table:table-cell office:value-type="float" office:value="963" calcext:value-type="float">
            <text:p>963</text:p>
          </table:table-cell>
          <table:table-cell office:value-type="float" office:value="1.52687751201071E+018" calcext:value-type="float">
            <text:p>1526877512010710000</text:p>
          </table:table-cell>
          <table:table-cell office:value-type="string" calcext:value-type="string">
            <text:p>world</text:p>
          </table:table-cell>
          <table:table-cell office:value-type="float" office:value="0.0307025220245" calcext:value-type="float">
            <text:p>0.030702522</text:p>
          </table:table-cell>
          <table:table-cell office:value-type="float" office:value="0.00967712886631" calcext:value-type="float">
            <text:p>0.0096771289</text:p>
          </table:table-cell>
          <table:table-cell office:value-type="float" office:value="-0.272340357304" calcext:value-type="float">
            <text:p>-0.27234035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03612E+018" calcext:value-type="float">
            <text:p>1526877512036120000</text:p>
          </table:table-cell>
          <table:table-cell office:value-type="float" office:value="964" calcext:value-type="float">
            <text:p>964</text:p>
          </table:table-cell>
          <table:table-cell office:value-type="float" office:value="1.52687751203162E+018" calcext:value-type="float">
            <text:p>1526877512031620000</text:p>
          </table:table-cell>
          <table:table-cell office:value-type="string" calcext:value-type="string">
            <text:p>world</text:p>
          </table:table-cell>
          <table:table-cell office:value-type="float" office:value="0.0292747765779" calcext:value-type="float">
            <text:p>0.0292747766</text:p>
          </table:table-cell>
          <table:table-cell office:value-type="float" office:value="0.014126226306" calcext:value-type="float">
            <text:p>0.0141262263</text:p>
          </table:table-cell>
          <table:table-cell office:value-type="float" office:value="-0.312179088593" calcext:value-type="float">
            <text:p>-0.31217908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05541E+018" calcext:value-type="float">
            <text:p>1526877512055410000</text:p>
          </table:table-cell>
          <table:table-cell office:value-type="float" office:value="965" calcext:value-type="float">
            <text:p>965</text:p>
          </table:table-cell>
          <table:table-cell office:value-type="float" office:value="1.52687751205149E+018" calcext:value-type="float">
            <text:p>1526877512051490000</text:p>
          </table:table-cell>
          <table:table-cell office:value-type="string" calcext:value-type="string">
            <text:p>world</text:p>
          </table:table-cell>
          <table:table-cell office:value-type="float" office:value="0.0250942744315" calcext:value-type="float">
            <text:p>0.0250942744</text:p>
          </table:table-cell>
          <table:table-cell office:value-type="float" office:value="0.012198260054" calcext:value-type="float">
            <text:p>0.0121982601</text:p>
          </table:table-cell>
          <table:table-cell office:value-type="float" office:value="-0.276535540819" calcext:value-type="float">
            <text:p>-0.2765355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07566E+018" calcext:value-type="float">
            <text:p>1526877512075660000</text:p>
          </table:table-cell>
          <table:table-cell office:value-type="float" office:value="966" calcext:value-type="float">
            <text:p>966</text:p>
          </table:table-cell>
          <table:table-cell office:value-type="float" office:value="1.52687751207144E+018" calcext:value-type="float">
            <text:p>1526877512071440000</text:p>
          </table:table-cell>
          <table:table-cell office:value-type="string" calcext:value-type="string">
            <text:p>world</text:p>
          </table:table-cell>
          <table:table-cell office:value-type="float" office:value="0.0239255316556" calcext:value-type="float">
            <text:p>0.0239255317</text:p>
          </table:table-cell>
          <table:table-cell office:value-type="float" office:value="0.0123674850911" calcext:value-type="float">
            <text:p>0.0123674851</text:p>
          </table:table-cell>
          <table:table-cell office:value-type="float" office:value="-0.256181716919" calcext:value-type="float">
            <text:p>-0.25618171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0959E+018" calcext:value-type="float">
            <text:p>1526877512095900000</text:p>
          </table:table-cell>
          <table:table-cell office:value-type="float" office:value="967" calcext:value-type="float">
            <text:p>967</text:p>
          </table:table-cell>
          <table:table-cell office:value-type="float" office:value="1.52687751209152E+018" calcext:value-type="float">
            <text:p>1526877512091520000</text:p>
          </table:table-cell>
          <table:table-cell office:value-type="string" calcext:value-type="string">
            <text:p>world</text:p>
          </table:table-cell>
          <table:table-cell office:value-type="float" office:value="0.029816294089" calcext:value-type="float">
            <text:p>0.0298162941</text:p>
          </table:table-cell>
          <table:table-cell office:value-type="float" office:value="0.016179420054" calcext:value-type="float">
            <text:p>0.0161794201</text:p>
          </table:table-cell>
          <table:table-cell office:value-type="float" office:value="-0.28793373704" calcext:value-type="float">
            <text:p>-0.2879337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11619E+018" calcext:value-type="float">
            <text:p>1526877512116190000</text:p>
          </table:table-cell>
          <table:table-cell office:value-type="float" office:value="968" calcext:value-type="float">
            <text:p>968</text:p>
          </table:table-cell>
          <table:table-cell office:value-type="float" office:value="1.52687751211132E+018" calcext:value-type="float">
            <text:p>1526877512111320000</text:p>
          </table:table-cell>
          <table:table-cell office:value-type="string" calcext:value-type="string">
            <text:p>world</text:p>
          </table:table-cell>
          <table:table-cell office:value-type="float" office:value="0.0252019353211" calcext:value-type="float">
            <text:p>0.0252019353</text:p>
          </table:table-cell>
          <table:table-cell office:value-type="float" office:value="0.015728559345" calcext:value-type="float">
            <text:p>0.0157285593</text:p>
          </table:table-cell>
          <table:table-cell office:value-type="float" office:value="-0.252321183681" calcext:value-type="float">
            <text:p>-0.25232118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13564E+018" calcext:value-type="float">
            <text:p>1526877512135640000</text:p>
          </table:table-cell>
          <table:table-cell office:value-type="float" office:value="969" calcext:value-type="float">
            <text:p>969</text:p>
          </table:table-cell>
          <table:table-cell office:value-type="float" office:value="1.52687751213105E+018" calcext:value-type="float">
            <text:p>1526877512131050000</text:p>
          </table:table-cell>
          <table:table-cell office:value-type="string" calcext:value-type="string">
            <text:p>world</text:p>
          </table:table-cell>
          <table:table-cell office:value-type="float" office:value="0.0261858813465" calcext:value-type="float">
            <text:p>0.0261858813</text:p>
          </table:table-cell>
          <table:table-cell office:value-type="float" office:value="0.0172575898468" calcext:value-type="float">
            <text:p>0.0172575898</text:p>
          </table:table-cell>
          <table:table-cell office:value-type="float" office:value="-0.284159719944" calcext:value-type="float">
            <text:p>-0.28415971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15593E+018" calcext:value-type="float">
            <text:p>1526877512155930000</text:p>
          </table:table-cell>
          <table:table-cell office:value-type="float" office:value="970" calcext:value-type="float">
            <text:p>970</text:p>
          </table:table-cell>
          <table:table-cell office:value-type="float" office:value="1.52687751215068E+018" calcext:value-type="float">
            <text:p>1526877512150680000</text:p>
          </table:table-cell>
          <table:table-cell office:value-type="string" calcext:value-type="string">
            <text:p>world</text:p>
          </table:table-cell>
          <table:table-cell office:value-type="float" office:value="0.0224236063659" calcext:value-type="float">
            <text:p>0.0224236064</text:p>
          </table:table-cell>
          <table:table-cell office:value-type="float" office:value="0.00803562253714" calcext:value-type="float">
            <text:p>0.0080356225</text:p>
          </table:table-cell>
          <table:table-cell office:value-type="float" office:value="-0.241810515523" calcext:value-type="float">
            <text:p>-0.24181051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17514E+018" calcext:value-type="float">
            <text:p>1526877512175140000</text:p>
          </table:table-cell>
          <table:table-cell office:value-type="float" office:value="971" calcext:value-type="float">
            <text:p>971</text:p>
          </table:table-cell>
          <table:table-cell office:value-type="float" office:value="1.52687751217166E+018" calcext:value-type="float">
            <text:p>1526877512171660000</text:p>
          </table:table-cell>
          <table:table-cell office:value-type="string" calcext:value-type="string">
            <text:p>world</text:p>
          </table:table-cell>
          <table:table-cell office:value-type="float" office:value="0.0274728015065" calcext:value-type="float">
            <text:p>0.0274728015</text:p>
          </table:table-cell>
          <table:table-cell office:value-type="float" office:value="0.0152555881068" calcext:value-type="float">
            <text:p>0.0152555881</text:p>
          </table:table-cell>
          <table:table-cell office:value-type="float" office:value="-0.266288608313" calcext:value-type="float">
            <text:p>-0.26628860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19568E+018" calcext:value-type="float">
            <text:p>1526877512195680000</text:p>
          </table:table-cell>
          <table:table-cell office:value-type="float" office:value="972" calcext:value-type="float">
            <text:p>972</text:p>
          </table:table-cell>
          <table:table-cell office:value-type="float" office:value="1.52687751219145E+018" calcext:value-type="float">
            <text:p>1526877512191450000</text:p>
          </table:table-cell>
          <table:table-cell office:value-type="string" calcext:value-type="string">
            <text:p>world</text:p>
          </table:table-cell>
          <table:table-cell office:value-type="float" office:value="0.0228389482945" calcext:value-type="float">
            <text:p>0.0228389483</text:p>
          </table:table-cell>
          <table:table-cell office:value-type="float" office:value="0.00942508131266" calcext:value-type="float">
            <text:p>0.0094250813</text:p>
          </table:table-cell>
          <table:table-cell office:value-type="float" office:value="-0.220145195723" calcext:value-type="float">
            <text:p>-0.22014519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21596E+018" calcext:value-type="float">
            <text:p>1526877512215960000</text:p>
          </table:table-cell>
          <table:table-cell office:value-type="float" office:value="973" calcext:value-type="float">
            <text:p>973</text:p>
          </table:table-cell>
          <table:table-cell office:value-type="float" office:value="1.52687751221131E+018" calcext:value-type="float">
            <text:p>1526877512211310000</text:p>
          </table:table-cell>
          <table:table-cell office:value-type="string" calcext:value-type="string">
            <text:p>world</text:p>
          </table:table-cell>
          <table:table-cell office:value-type="float" office:value="0.0189279541373" calcext:value-type="float">
            <text:p>0.0189279541</text:p>
          </table:table-cell>
          <table:table-cell office:value-type="float" office:value="0.0122771952301" calcext:value-type="float">
            <text:p>0.0122771952</text:p>
          </table:table-cell>
          <table:table-cell office:value-type="float" office:value="-0.201320171356" calcext:value-type="float">
            <text:p>-0.20132017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23521E+018" calcext:value-type="float">
            <text:p>1526877512235210000</text:p>
          </table:table-cell>
          <table:table-cell office:value-type="float" office:value="974" calcext:value-type="float">
            <text:p>974</text:p>
          </table:table-cell>
          <table:table-cell office:value-type="float" office:value="1.5268775122313E+018" calcext:value-type="float">
            <text:p>1526877512231300000</text:p>
          </table:table-cell>
          <table:table-cell office:value-type="string" calcext:value-type="string">
            <text:p>world</text:p>
          </table:table-cell>
          <table:table-cell office:value-type="float" office:value="0.0239691995084" calcext:value-type="float">
            <text:p>0.0239691995</text:p>
          </table:table-cell>
          <table:table-cell office:value-type="float" office:value="0.0128868035972" calcext:value-type="float">
            <text:p>0.0128868036</text:p>
          </table:table-cell>
          <table:table-cell office:value-type="float" office:value="-0.231356143951" calcext:value-type="float">
            <text:p>-0.231356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25545E+018" calcext:value-type="float">
            <text:p>1526877512255450000</text:p>
          </table:table-cell>
          <table:table-cell office:value-type="float" office:value="975" calcext:value-type="float">
            <text:p>975</text:p>
          </table:table-cell>
          <table:table-cell office:value-type="float" office:value="1.52687751225127E+018" calcext:value-type="float">
            <text:p>1526877512251270000</text:p>
          </table:table-cell>
          <table:table-cell office:value-type="string" calcext:value-type="string">
            <text:p>world</text:p>
          </table:table-cell>
          <table:table-cell office:value-type="float" office:value="0.017989795655" calcext:value-type="float">
            <text:p>0.0179897957</text:p>
          </table:table-cell>
          <table:table-cell office:value-type="float" office:value="0.00923138484359" calcext:value-type="float">
            <text:p>0.0092313848</text:p>
          </table:table-cell>
          <table:table-cell office:value-type="float" office:value="-0.195883527398" calcext:value-type="float">
            <text:p>-0.19588352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27575E+018" calcext:value-type="float">
            <text:p>1526877512275750000</text:p>
          </table:table-cell>
          <table:table-cell office:value-type="float" office:value="976" calcext:value-type="float">
            <text:p>976</text:p>
          </table:table-cell>
          <table:table-cell office:value-type="float" office:value="1.52687751227099E+018" calcext:value-type="float">
            <text:p>1526877512270990000</text:p>
          </table:table-cell>
          <table:table-cell office:value-type="string" calcext:value-type="string">
            <text:p>world</text:p>
          </table:table-cell>
          <table:table-cell office:value-type="float" office:value="0.0136487809941" calcext:value-type="float">
            <text:p>0.013648781</text:p>
          </table:table-cell>
          <table:table-cell office:value-type="float" office:value="0.00495863426477" calcext:value-type="float">
            <text:p>0.0049586343</text:p>
          </table:table-cell>
          <table:table-cell office:value-type="float" office:value="-0.18602232635" calcext:value-type="float">
            <text:p>-0.1860223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29625E+018" calcext:value-type="float">
            <text:p>1526877512296250000</text:p>
          </table:table-cell>
          <table:table-cell office:value-type="float" office:value="977" calcext:value-type="float">
            <text:p>977</text:p>
          </table:table-cell>
          <table:table-cell office:value-type="float" office:value="1.5268775122909E+018" calcext:value-type="float">
            <text:p>1526877512290900000</text:p>
          </table:table-cell>
          <table:table-cell office:value-type="string" calcext:value-type="string">
            <text:p>world</text:p>
          </table:table-cell>
          <table:table-cell office:value-type="float" office:value="0.018041446805" calcext:value-type="float">
            <text:p>0.0180414468</text:p>
          </table:table-cell>
          <table:table-cell office:value-type="float" office:value="0.00824576616287" calcext:value-type="float">
            <text:p>0.0082457662</text:p>
          </table:table-cell>
          <table:table-cell office:value-type="float" office:value="-0.210728019476" calcext:value-type="float">
            <text:p>-0.21072801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31561E+018" calcext:value-type="float">
            <text:p>1526877512315610000</text:p>
          </table:table-cell>
          <table:table-cell office:value-type="float" office:value="978" calcext:value-type="float">
            <text:p>978</text:p>
          </table:table-cell>
          <table:table-cell office:value-type="float" office:value="1.52687751231069E+018" calcext:value-type="float">
            <text:p>1526877512310690000</text:p>
          </table:table-cell>
          <table:table-cell office:value-type="string" calcext:value-type="string">
            <text:p>world</text:p>
          </table:table-cell>
          <table:table-cell office:value-type="float" office:value="0.0122427698225" calcext:value-type="float">
            <text:p>0.0122427698</text:p>
          </table:table-cell>
          <table:table-cell office:value-type="float" office:value="0.00723777525127" calcext:value-type="float">
            <text:p>0.0072377753</text:p>
          </table:table-cell>
          <table:table-cell office:value-type="float" office:value="-0.190800175071" calcext:value-type="float">
            <text:p>-0.19080017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3359E+018" calcext:value-type="float">
            <text:p>1526877512335900000</text:p>
          </table:table-cell>
          <table:table-cell office:value-type="float" office:value="979" calcext:value-type="float">
            <text:p>979</text:p>
          </table:table-cell>
          <table:table-cell office:value-type="float" office:value="1.52687751233152E+018" calcext:value-type="float">
            <text:p>1526877512331520000</text:p>
          </table:table-cell>
          <table:table-cell office:value-type="string" calcext:value-type="string">
            <text:p>world</text:p>
          </table:table-cell>
          <table:table-cell office:value-type="float" office:value="0.013705201447" calcext:value-type="float">
            <text:p>0.0137052014</text:p>
          </table:table-cell>
          <table:table-cell office:value-type="float" office:value="0.00343230785802" calcext:value-type="float">
            <text:p>0.0034323079</text:p>
          </table:table-cell>
          <table:table-cell office:value-type="float" office:value="-0.218788936734" calcext:value-type="float">
            <text:p>-0.21878893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35616E+018" calcext:value-type="float">
            <text:p>1526877512356160000</text:p>
          </table:table-cell>
          <table:table-cell office:value-type="float" office:value="980" calcext:value-type="float">
            <text:p>980</text:p>
          </table:table-cell>
          <table:table-cell office:value-type="float" office:value="1.52687751235128E+018" calcext:value-type="float">
            <text:p>1526877512351280000</text:p>
          </table:table-cell>
          <table:table-cell office:value-type="string" calcext:value-type="string">
            <text:p>world</text:p>
          </table:table-cell>
          <table:table-cell office:value-type="float" office:value="0.0111080771312" calcext:value-type="float">
            <text:p>0.0111080771</text:p>
          </table:table-cell>
          <table:table-cell office:value-type="float" office:value="0.00677020195872" calcext:value-type="float">
            <text:p>0.006770202</text:p>
          </table:table-cell>
          <table:table-cell office:value-type="float" office:value="-0.186028391123" calcext:value-type="float">
            <text:p>-0.18602839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37564E+018" calcext:value-type="float">
            <text:p>1526877512375640000</text:p>
          </table:table-cell>
          <table:table-cell office:value-type="float" office:value="981" calcext:value-type="float">
            <text:p>981</text:p>
          </table:table-cell>
          <table:table-cell office:value-type="float" office:value="1.52687751237098E+018" calcext:value-type="float">
            <text:p>1526877512370980000</text:p>
          </table:table-cell>
          <table:table-cell office:value-type="string" calcext:value-type="string">
            <text:p>world</text:p>
          </table:table-cell>
          <table:table-cell office:value-type="float" office:value="0.0105150863528" calcext:value-type="float">
            <text:p>0.0105150864</text:p>
          </table:table-cell>
          <table:table-cell office:value-type="float" office:value="0.00358095695265" calcext:value-type="float">
            <text:p>0.003580957</text:p>
          </table:table-cell>
          <table:table-cell office:value-type="float" office:value="-0.178978607059" calcext:value-type="float">
            <text:p>-0.17897860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39611E+018" calcext:value-type="float">
            <text:p>1526877512396110000</text:p>
          </table:table-cell>
          <table:table-cell office:value-type="float" office:value="982" calcext:value-type="float">
            <text:p>982</text:p>
          </table:table-cell>
          <table:table-cell office:value-type="float" office:value="1.52687751239097E+018" calcext:value-type="float">
            <text:p>1526877512390970000</text:p>
          </table:table-cell>
          <table:table-cell office:value-type="string" calcext:value-type="string">
            <text:p>world</text:p>
          </table:table-cell>
          <table:table-cell office:value-type="float" office:value="0.00695448834449" calcext:value-type="float">
            <text:p>0.0069544883</text:p>
          </table:table-cell>
          <table:table-cell office:value-type="float" office:value="0.00321655673906" calcext:value-type="float">
            <text:p>0.0032165567</text:p>
          </table:table-cell>
          <table:table-cell office:value-type="float" office:value="-0.211720585823" calcext:value-type="float">
            <text:p>-0.21172058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41536E+018" calcext:value-type="float">
            <text:p>1526877512415360000</text:p>
          </table:table-cell>
          <table:table-cell office:value-type="float" office:value="983" calcext:value-type="float">
            <text:p>983</text:p>
          </table:table-cell>
          <table:table-cell office:value-type="float" office:value="1.52687751241092E+018" calcext:value-type="float">
            <text:p>1526877512410920000</text:p>
          </table:table-cell>
          <table:table-cell office:value-type="string" calcext:value-type="string">
            <text:p>world</text:p>
          </table:table-cell>
          <table:table-cell office:value-type="float" office:value="0.0041622063145" calcext:value-type="float">
            <text:p>0.0041622063</text:p>
          </table:table-cell>
          <table:table-cell office:value-type="float" office:value="-0.00337141309865" calcext:value-type="float">
            <text:p>-0.0033714131</text:p>
          </table:table-cell>
          <table:table-cell office:value-type="float" office:value="-0.190345615149" calcext:value-type="float">
            <text:p>-0.19034561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43575E+018" calcext:value-type="float">
            <text:p>1526877512435750000</text:p>
          </table:table-cell>
          <table:table-cell office:value-type="float" office:value="984" calcext:value-type="float">
            <text:p>984</text:p>
          </table:table-cell>
          <table:table-cell office:value-type="float" office:value="1.5268775124307E+018" calcext:value-type="float">
            <text:p>1526877512430700000</text:p>
          </table:table-cell>
          <table:table-cell office:value-type="string" calcext:value-type="string">
            <text:p>world</text:p>
          </table:table-cell>
          <table:table-cell office:value-type="float" office:value="0.00312550039962" calcext:value-type="float">
            <text:p>0.0031255004</text:p>
          </table:table-cell>
          <table:table-cell office:value-type="float" office:value="-0.000565230380744" calcext:value-type="float">
            <text:p>-0.0005652304</text:p>
          </table:table-cell>
          <table:table-cell office:value-type="float" office:value="-0.215664803982" calcext:value-type="float">
            <text:p>-0.2156648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45597E+018" calcext:value-type="float">
            <text:p>1526877512455970000</text:p>
          </table:table-cell>
          <table:table-cell office:value-type="float" office:value="985" calcext:value-type="float">
            <text:p>985</text:p>
          </table:table-cell>
          <table:table-cell office:value-type="float" office:value="1.5268775124516E+018" calcext:value-type="float">
            <text:p>1526877512451600000</text:p>
          </table:table-cell>
          <table:table-cell office:value-type="string" calcext:value-type="string">
            <text:p>world</text:p>
          </table:table-cell>
          <table:table-cell office:value-type="float" office:value="0.000448436359875" calcext:value-type="float">
            <text:p>0.0004484364</text:p>
          </table:table-cell>
          <table:table-cell office:value-type="float" office:value="-0.00578872300684" calcext:value-type="float">
            <text:p>-0.005788723</text:p>
          </table:table-cell>
          <table:table-cell office:value-type="float" office:value="-0.189841210842" calcext:value-type="float">
            <text:p>-0.18984121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47547E+018" calcext:value-type="float">
            <text:p>1526877512475470000</text:p>
          </table:table-cell>
          <table:table-cell office:value-type="float" office:value="986" calcext:value-type="float">
            <text:p>986</text:p>
          </table:table-cell>
          <table:table-cell office:value-type="float" office:value="1.52687751247168E+018" calcext:value-type="float">
            <text:p>1526877512471680000</text:p>
          </table:table-cell>
          <table:table-cell office:value-type="string" calcext:value-type="string">
            <text:p>world</text:p>
          </table:table-cell>
          <table:table-cell office:value-type="float" office:value="0.00129552022554" calcext:value-type="float">
            <text:p>0.0012955202</text:p>
          </table:table-cell>
          <table:table-cell office:value-type="float" office:value="-0.0029542776756" calcext:value-type="float">
            <text:p>-0.0029542777</text:p>
          </table:table-cell>
          <table:table-cell office:value-type="float" office:value="-0.216355547309" calcext:value-type="float">
            <text:p>-0.21635554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49592E+018" calcext:value-type="float">
            <text:p>1526877512495920000</text:p>
          </table:table-cell>
          <table:table-cell office:value-type="float" office:value="987" calcext:value-type="float">
            <text:p>987</text:p>
          </table:table-cell>
          <table:table-cell office:value-type="float" office:value="1.52687751249158E+018" calcext:value-type="float">
            <text:p>1526877512491580000</text:p>
          </table:table-cell>
          <table:table-cell office:value-type="string" calcext:value-type="string">
            <text:p>world</text:p>
          </table:table-cell>
          <table:table-cell office:value-type="float" office:value="0.00151638197713" calcext:value-type="float">
            <text:p>0.001516382</text:p>
          </table:table-cell>
          <table:table-cell office:value-type="float" office:value="-0.00158060900867" calcext:value-type="float">
            <text:p>-0.001580609</text:p>
          </table:table-cell>
          <table:table-cell office:value-type="float" office:value="-0.181011497974" calcext:value-type="float">
            <text:p>-0.1810114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51524E+018" calcext:value-type="float">
            <text:p>1526877512515240000</text:p>
          </table:table-cell>
          <table:table-cell office:value-type="float" office:value="988" calcext:value-type="float">
            <text:p>988</text:p>
          </table:table-cell>
          <table:table-cell office:value-type="float" office:value="1.52687751251161E+018" calcext:value-type="float">
            <text:p>1526877512511610000</text:p>
          </table:table-cell>
          <table:table-cell office:value-type="string" calcext:value-type="string">
            <text:p>world</text:p>
          </table:table-cell>
          <table:table-cell office:value-type="float" office:value="-0.00380109343678" calcext:value-type="float">
            <text:p>-0.0038010934</text:p>
          </table:table-cell>
          <table:table-cell office:value-type="float" office:value="-0.00554331997409" calcext:value-type="float">
            <text:p>-0.00554332</text:p>
          </table:table-cell>
          <table:table-cell office:value-type="float" office:value="-0.176871404052" calcext:value-type="float">
            <text:p>-0.17687140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53542E+018" calcext:value-type="float">
            <text:p>1526877512535420000</text:p>
          </table:table-cell>
          <table:table-cell office:value-type="float" office:value="989" calcext:value-type="float">
            <text:p>989</text:p>
          </table:table-cell>
          <table:table-cell office:value-type="float" office:value="1.52687751253113E+018" calcext:value-type="float">
            <text:p>1526877512531130000</text:p>
          </table:table-cell>
          <table:table-cell office:value-type="string" calcext:value-type="string">
            <text:p>world</text:p>
          </table:table-cell>
          <table:table-cell office:value-type="float" office:value="-0.00240337126888" calcext:value-type="float">
            <text:p>-0.0024033713</text:p>
          </table:table-cell>
          <table:table-cell office:value-type="float" office:value="-0.00877270661294" calcext:value-type="float">
            <text:p>-0.0087727066</text:p>
          </table:table-cell>
          <table:table-cell office:value-type="float" office:value="-0.201101094484" calcext:value-type="float">
            <text:p>-0.20110109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55586E+018" calcext:value-type="float">
            <text:p>1526877512555860000</text:p>
          </table:table-cell>
          <table:table-cell office:value-type="float" office:value="990" calcext:value-type="float">
            <text:p>990</text:p>
          </table:table-cell>
          <table:table-cell office:value-type="float" office:value="1.526877512551E+018" calcext:value-type="float">
            <text:p>1526877512551000000</text:p>
          </table:table-cell>
          <table:table-cell office:value-type="string" calcext:value-type="string">
            <text:p>world</text:p>
          </table:table-cell>
          <table:table-cell office:value-type="float" office:value="-0.00438772002235" calcext:value-type="float">
            <text:p>-0.00438772</text:p>
          </table:table-cell>
          <table:table-cell office:value-type="float" office:value="-0.00975342839956" calcext:value-type="float">
            <text:p>-0.0097534284</text:p>
          </table:table-cell>
          <table:table-cell office:value-type="float" office:value="-0.180345639586" calcext:value-type="float">
            <text:p>-0.18034563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57616E+018" calcext:value-type="float">
            <text:p>1526877512576160000</text:p>
          </table:table-cell>
          <table:table-cell office:value-type="float" office:value="991" calcext:value-type="float">
            <text:p>991</text:p>
          </table:table-cell>
          <table:table-cell office:value-type="float" office:value="1.52687751257062E+018" calcext:value-type="float">
            <text:p>1526877512570620000</text:p>
          </table:table-cell>
          <table:table-cell office:value-type="string" calcext:value-type="string">
            <text:p>world</text:p>
          </table:table-cell>
          <table:table-cell office:value-type="float" office:value="-0.0025013727136" calcext:value-type="float">
            <text:p>-0.0025013727</text:p>
          </table:table-cell>
          <table:table-cell office:value-type="float" office:value="-0.00815253611654" calcext:value-type="float">
            <text:p>-0.0081525361</text:p>
          </table:table-cell>
          <table:table-cell office:value-type="float" office:value="-0.153996199369" calcext:value-type="float">
            <text:p>-0.15399619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59537E+018" calcext:value-type="float">
            <text:p>1526877512595370000</text:p>
          </table:table-cell>
          <table:table-cell office:value-type="float" office:value="992" calcext:value-type="float">
            <text:p>992</text:p>
          </table:table-cell>
          <table:table-cell office:value-type="float" office:value="1.52687751259116E+018" calcext:value-type="float">
            <text:p>1526877512591160000</text:p>
          </table:table-cell>
          <table:table-cell office:value-type="string" calcext:value-type="string">
            <text:p>world</text:p>
          </table:table-cell>
          <table:table-cell office:value-type="float" office:value="-0.00457608513534" calcext:value-type="float">
            <text:p>-0.0045760851</text:p>
          </table:table-cell>
          <table:table-cell office:value-type="float" office:value="-0.0143952444196" calcext:value-type="float">
            <text:p>-0.0143952444</text:p>
          </table:table-cell>
          <table:table-cell office:value-type="float" office:value="-0.190354734659" calcext:value-type="float">
            <text:p>-0.19035473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61586E+018" calcext:value-type="float">
            <text:p>1526877512615860000</text:p>
          </table:table-cell>
          <table:table-cell office:value-type="float" office:value="993" calcext:value-type="float">
            <text:p>993</text:p>
          </table:table-cell>
          <table:table-cell office:value-type="float" office:value="1.52687751261068E+018" calcext:value-type="float">
            <text:p>1526877512610680000</text:p>
          </table:table-cell>
          <table:table-cell office:value-type="string" calcext:value-type="string">
            <text:p>world</text:p>
          </table:table-cell>
          <table:table-cell office:value-type="float" office:value="-0.00203767116182" calcext:value-type="float">
            <text:p>-0.0020376712</text:p>
          </table:table-cell>
          <table:table-cell office:value-type="float" office:value="-0.0080992328003" calcext:value-type="float">
            <text:p>-0.0080992328</text:p>
          </table:table-cell>
          <table:table-cell office:value-type="float" office:value="-0.155384734273" calcext:value-type="float">
            <text:p>-0.15538473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63532E+018" calcext:value-type="float">
            <text:p>1526877512635320000</text:p>
          </table:table-cell>
          <table:table-cell office:value-type="float" office:value="994" calcext:value-type="float">
            <text:p>994</text:p>
          </table:table-cell>
          <table:table-cell office:value-type="float" office:value="1.52687751263149E+018" calcext:value-type="float">
            <text:p>1526877512631490000</text:p>
          </table:table-cell>
          <table:table-cell office:value-type="string" calcext:value-type="string">
            <text:p>world</text:p>
          </table:table-cell>
          <table:table-cell office:value-type="float" office:value="-0.0044683679007" calcext:value-type="float">
            <text:p>-0.0044683679</text:p>
          </table:table-cell>
          <table:table-cell office:value-type="float" office:value="-0.0185397937894" calcext:value-type="float">
            <text:p>-0.0185397938</text:p>
          </table:table-cell>
          <table:table-cell office:value-type="float" office:value="-0.183481365442" calcext:value-type="float">
            <text:p>-0.18348136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65557E+018" calcext:value-type="float">
            <text:p>1526877512655570000</text:p>
          </table:table-cell>
          <table:table-cell office:value-type="float" office:value="995" calcext:value-type="float">
            <text:p>995</text:p>
          </table:table-cell>
          <table:table-cell office:value-type="float" office:value="1.52687751265127E+018" calcext:value-type="float">
            <text:p>1526877512651270000</text:p>
          </table:table-cell>
          <table:table-cell office:value-type="string" calcext:value-type="string">
            <text:p>world</text:p>
          </table:table-cell>
          <table:table-cell office:value-type="float" office:value="0.000657007098198" calcext:value-type="float">
            <text:p>0.0006570071</text:p>
          </table:table-cell>
          <table:table-cell office:value-type="float" office:value="-0.00637238519266" calcext:value-type="float">
            <text:p>-0.0063723852</text:p>
          </table:table-cell>
          <table:table-cell office:value-type="float" office:value="-0.146491765976" calcext:value-type="float">
            <text:p>-0.1464917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6761E+018" calcext:value-type="float">
            <text:p>1526877512676100000</text:p>
          </table:table-cell>
          <table:table-cell office:value-type="float" office:value="996" calcext:value-type="float">
            <text:p>996</text:p>
          </table:table-cell>
          <table:table-cell office:value-type="float" office:value="1.52687751267107E+018" calcext:value-type="float">
            <text:p>1526877512671070000</text:p>
          </table:table-cell>
          <table:table-cell office:value-type="string" calcext:value-type="string">
            <text:p>world</text:p>
          </table:table-cell>
          <table:table-cell office:value-type="float" office:value="-0.00283779134043" calcext:value-type="float">
            <text:p>-0.0028377913</text:p>
          </table:table-cell>
          <table:table-cell office:value-type="float" office:value="-0.011381233111" calcext:value-type="float">
            <text:p>-0.0113812331</text:p>
          </table:table-cell>
          <table:table-cell office:value-type="float" office:value="-0.13130196929" calcext:value-type="float">
            <text:p>-0.13130196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69547E+018" calcext:value-type="float">
            <text:p>1526877512695470000</text:p>
          </table:table-cell>
          <table:table-cell office:value-type="float" office:value="997" calcext:value-type="float">
            <text:p>997</text:p>
          </table:table-cell>
          <table:table-cell office:value-type="float" office:value="1.52687751269098E+018" calcext:value-type="float">
            <text:p>1526877512690980000</text:p>
          </table:table-cell>
          <table:table-cell office:value-type="string" calcext:value-type="string">
            <text:p>world</text:p>
          </table:table-cell>
          <table:table-cell office:value-type="float" office:value="-0.00282504362985" calcext:value-type="float">
            <text:p>-0.0028250436</text:p>
          </table:table-cell>
          <table:table-cell office:value-type="float" office:value="-0.0111223701388" calcext:value-type="float">
            <text:p>-0.0111223701</text:p>
          </table:table-cell>
          <table:table-cell office:value-type="float" office:value="-0.14818418026" calcext:value-type="float">
            <text:p>-0.14818418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71585E+018" calcext:value-type="float">
            <text:p>1526877512715850000</text:p>
          </table:table-cell>
          <table:table-cell office:value-type="float" office:value="998" calcext:value-type="float">
            <text:p>998</text:p>
          </table:table-cell>
          <table:table-cell office:value-type="float" office:value="1.5268775127108E+018" calcext:value-type="float">
            <text:p>1526877512710800000</text:p>
          </table:table-cell>
          <table:table-cell office:value-type="string" calcext:value-type="string">
            <text:p>world</text:p>
          </table:table-cell>
          <table:table-cell office:value-type="float" office:value="-0.00673930067569" calcext:value-type="float">
            <text:p>-0.0067393007</text:p>
          </table:table-cell>
          <table:table-cell office:value-type="float" office:value="-0.0148302866146" calcext:value-type="float">
            <text:p>-0.0148302866</text:p>
          </table:table-cell>
          <table:table-cell office:value-type="float" office:value="-0.13002486527" calcext:value-type="float">
            <text:p>-0.13002486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73619E+018" calcext:value-type="float">
            <text:p>1526877512736190000</text:p>
          </table:table-cell>
          <table:table-cell office:value-type="float" office:value="999" calcext:value-type="float">
            <text:p>999</text:p>
          </table:table-cell>
          <table:table-cell office:value-type="float" office:value="1.52687751273064E+018" calcext:value-type="float">
            <text:p>1526877512730640000</text:p>
          </table:table-cell>
          <table:table-cell office:value-type="string" calcext:value-type="string">
            <text:p>world</text:p>
          </table:table-cell>
          <table:table-cell office:value-type="float" office:value="-0.00623844889924" calcext:value-type="float">
            <text:p>-0.0062384489</text:p>
          </table:table-cell>
          <table:table-cell office:value-type="float" office:value="-0.0112720429897" calcext:value-type="float">
            <text:p>-0.011272043</text:p>
          </table:table-cell>
          <table:table-cell office:value-type="float" office:value="-0.130102202296" calcext:value-type="float">
            <text:p>-0.13010220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75547E+018" calcext:value-type="float">
            <text:p>1526877512755470000</text:p>
          </table:table-cell>
          <table:table-cell office:value-type="float" office:value="1000" calcext:value-type="float">
            <text:p>1000</text:p>
          </table:table-cell>
          <table:table-cell office:value-type="float" office:value="1.52687751275148E+018" calcext:value-type="float">
            <text:p>1526877512751480000</text:p>
          </table:table-cell>
          <table:table-cell office:value-type="string" calcext:value-type="string">
            <text:p>world</text:p>
          </table:table-cell>
          <table:table-cell office:value-type="float" office:value="-0.0113936178386" calcext:value-type="float">
            <text:p>-0.0113936178</text:p>
          </table:table-cell>
          <table:table-cell office:value-type="float" office:value="-0.0111269876361" calcext:value-type="float">
            <text:p>-0.0111269876</text:p>
          </table:table-cell>
          <table:table-cell office:value-type="float" office:value="-0.107972979546" calcext:value-type="float">
            <text:p>-0.10797297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77578E+018" calcext:value-type="float">
            <text:p>1526877512775780000</text:p>
          </table:table-cell>
          <table:table-cell office:value-type="float" office:value="1001" calcext:value-type="float">
            <text:p>1001</text:p>
          </table:table-cell>
          <table:table-cell office:value-type="float" office:value="1.52687751277141E+018" calcext:value-type="float">
            <text:p>1526877512771410000</text:p>
          </table:table-cell>
          <table:table-cell office:value-type="string" calcext:value-type="string">
            <text:p>world</text:p>
          </table:table-cell>
          <table:table-cell office:value-type="float" office:value="-0.01190087758" calcext:value-type="float">
            <text:p>-0.0119008776</text:p>
          </table:table-cell>
          <table:table-cell office:value-type="float" office:value="-0.0103495763615" calcext:value-type="float">
            <text:p>-0.0103495764</text:p>
          </table:table-cell>
          <table:table-cell office:value-type="float" office:value="-0.11309234798" calcext:value-type="float">
            <text:p>-0.1130923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79614E+018" calcext:value-type="float">
            <text:p>1526877512796140000</text:p>
          </table:table-cell>
          <table:table-cell office:value-type="float" office:value="1002" calcext:value-type="float">
            <text:p>1002</text:p>
          </table:table-cell>
          <table:table-cell office:value-type="float" office:value="1.52687751279119E+018" calcext:value-type="float">
            <text:p>1526877512791190000</text:p>
          </table:table-cell>
          <table:table-cell office:value-type="string" calcext:value-type="string">
            <text:p>world</text:p>
          </table:table-cell>
          <table:table-cell office:value-type="float" office:value="-0.0144780986011" calcext:value-type="float">
            <text:p>-0.0144780986</text:p>
          </table:table-cell>
          <table:table-cell office:value-type="float" office:value="-0.0110053177923" calcext:value-type="float">
            <text:p>-0.0110053178</text:p>
          </table:table-cell>
          <table:table-cell office:value-type="float" office:value="-0.0896629467607" calcext:value-type="float">
            <text:p>-0.08966294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8155E+018" calcext:value-type="float">
            <text:p>1526877512815500000</text:p>
          </table:table-cell>
          <table:table-cell office:value-type="float" office:value="1003" calcext:value-type="float">
            <text:p>1003</text:p>
          </table:table-cell>
          <table:table-cell office:value-type="float" office:value="1.52687751281104E+018" calcext:value-type="float">
            <text:p>1526877512811040000</text:p>
          </table:table-cell>
          <table:table-cell office:value-type="string" calcext:value-type="string">
            <text:p>world</text:p>
          </table:table-cell>
          <table:table-cell office:value-type="float" office:value="-0.0193735696375" calcext:value-type="float">
            <text:p>-0.0193735696</text:p>
          </table:table-cell>
          <table:table-cell office:value-type="float" office:value="-0.0135384667665" calcext:value-type="float">
            <text:p>-0.0135384668</text:p>
          </table:table-cell>
          <table:table-cell office:value-type="float" office:value="-0.089181676507" calcext:value-type="float">
            <text:p>-0.08918167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83579E+018" calcext:value-type="float">
            <text:p>1526877512835790000</text:p>
          </table:table-cell>
          <table:table-cell office:value-type="float" office:value="1004" calcext:value-type="float">
            <text:p>1004</text:p>
          </table:table-cell>
          <table:table-cell office:value-type="float" office:value="1.52687751283099E+018" calcext:value-type="float">
            <text:p>1526877512830990000</text:p>
          </table:table-cell>
          <table:table-cell office:value-type="string" calcext:value-type="string">
            <text:p>world</text:p>
          </table:table-cell>
          <table:table-cell office:value-type="float" office:value="-0.0258327517658" calcext:value-type="float">
            <text:p>-0.0258327518</text:p>
          </table:table-cell>
          <table:table-cell office:value-type="float" office:value="-0.0150154456496" calcext:value-type="float">
            <text:p>-0.0150154456</text:p>
          </table:table-cell>
          <table:table-cell office:value-type="float" office:value="-0.14563703537" calcext:value-type="float">
            <text:p>-0.14563703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85626E+018" calcext:value-type="float">
            <text:p>1526877512856260000</text:p>
          </table:table-cell>
          <table:table-cell office:value-type="float" office:value="1005" calcext:value-type="float">
            <text:p>1005</text:p>
          </table:table-cell>
          <table:table-cell office:value-type="float" office:value="1.5268775128508E+018" calcext:value-type="float">
            <text:p>1526877512850800000</text:p>
          </table:table-cell>
          <table:table-cell office:value-type="string" calcext:value-type="string">
            <text:p>world</text:p>
          </table:table-cell>
          <table:table-cell office:value-type="float" office:value="-0.0187901426107" calcext:value-type="float">
            <text:p>-0.0187901426</text:p>
          </table:table-cell>
          <table:table-cell office:value-type="float" office:value="-0.0142756989226" calcext:value-type="float">
            <text:p>-0.0142756989</text:p>
          </table:table-cell>
          <table:table-cell office:value-type="float" office:value="-0.169876620173" calcext:value-type="float">
            <text:p>-0.16987662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87568E+018" calcext:value-type="float">
            <text:p>1526877512875680000</text:p>
          </table:table-cell>
          <table:table-cell office:value-type="float" office:value="1006" calcext:value-type="float">
            <text:p>1006</text:p>
          </table:table-cell>
          <table:table-cell office:value-type="float" office:value="1.5268775128716E+018" calcext:value-type="float">
            <text:p>1526877512871600000</text:p>
          </table:table-cell>
          <table:table-cell office:value-type="string" calcext:value-type="string">
            <text:p>world</text:p>
          </table:table-cell>
          <table:table-cell office:value-type="float" office:value="-0.0248907618225" calcext:value-type="float">
            <text:p>-0.0248907618</text:p>
          </table:table-cell>
          <table:table-cell office:value-type="float" office:value="-0.0102723510936" calcext:value-type="float">
            <text:p>-0.0102723511</text:p>
          </table:table-cell>
          <table:table-cell office:value-type="float" office:value="-0.22566100955" calcext:value-type="float">
            <text:p>-0.2256610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89612E+018" calcext:value-type="float">
            <text:p>1526877512896120000</text:p>
          </table:table-cell>
          <table:table-cell office:value-type="float" office:value="1007" calcext:value-type="float">
            <text:p>1007</text:p>
          </table:table-cell>
          <table:table-cell office:value-type="float" office:value="1.52687751289215E+018" calcext:value-type="float">
            <text:p>1526877512892150000</text:p>
          </table:table-cell>
          <table:table-cell office:value-type="string" calcext:value-type="string">
            <text:p>world</text:p>
          </table:table-cell>
          <table:table-cell office:value-type="float" office:value="-0.0293865855783" calcext:value-type="float">
            <text:p>-0.0293865856</text:p>
          </table:table-cell>
          <table:table-cell office:value-type="float" office:value="-0.0124636376277" calcext:value-type="float">
            <text:p>-0.0124636376</text:p>
          </table:table-cell>
          <table:table-cell office:value-type="float" office:value="-0.38179898262" calcext:value-type="float">
            <text:p>-0.38179898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91551E+018" calcext:value-type="float">
            <text:p>1526877512915510000</text:p>
          </table:table-cell>
          <table:table-cell office:value-type="float" office:value="1008" calcext:value-type="float">
            <text:p>1008</text:p>
          </table:table-cell>
          <table:table-cell office:value-type="float" office:value="1.52687751291092E+018" calcext:value-type="float">
            <text:p>1526877512910920000</text:p>
          </table:table-cell>
          <table:table-cell office:value-type="string" calcext:value-type="string">
            <text:p>world</text:p>
          </table:table-cell>
          <table:table-cell office:value-type="float" office:value="-0.0245263278484" calcext:value-type="float">
            <text:p>-0.0245263278</text:p>
          </table:table-cell>
          <table:table-cell office:value-type="float" office:value="-0.0120764644817" calcext:value-type="float">
            <text:p>-0.0120764645</text:p>
          </table:table-cell>
          <table:table-cell office:value-type="float" office:value="-0.427336871624" calcext:value-type="float">
            <text:p>-0.42733687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93591E+018" calcext:value-type="float">
            <text:p>1526877512935910000</text:p>
          </table:table-cell>
          <table:table-cell office:value-type="float" office:value="1009" calcext:value-type="float">
            <text:p>1009</text:p>
          </table:table-cell>
          <table:table-cell office:value-type="float" office:value="1.52687751293083E+018" calcext:value-type="float">
            <text:p>1526877512930830000</text:p>
          </table:table-cell>
          <table:table-cell office:value-type="string" calcext:value-type="string">
            <text:p>world</text:p>
          </table:table-cell>
          <table:table-cell office:value-type="float" office:value="-0.0279549136758" calcext:value-type="float">
            <text:p>-0.0279549137</text:p>
          </table:table-cell>
          <table:table-cell office:value-type="float" office:value="-0.0204518698156" calcext:value-type="float">
            <text:p>-0.0204518698</text:p>
          </table:table-cell>
          <table:table-cell office:value-type="float" office:value="-0.276905119419" calcext:value-type="float">
            <text:p>-0.27690511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95618E+018" calcext:value-type="float">
            <text:p>1526877512956180000</text:p>
          </table:table-cell>
          <table:table-cell office:value-type="float" office:value="1010" calcext:value-type="float">
            <text:p>1010</text:p>
          </table:table-cell>
          <table:table-cell office:value-type="float" office:value="1.52687751295162E+018" calcext:value-type="float">
            <text:p>1526877512951620000</text:p>
          </table:table-cell>
          <table:table-cell office:value-type="string" calcext:value-type="string">
            <text:p>world</text:p>
          </table:table-cell>
          <table:table-cell office:value-type="float" office:value="-0.0277849324048" calcext:value-type="float">
            <text:p>-0.0277849324</text:p>
          </table:table-cell>
          <table:table-cell office:value-type="float" office:value="-0.0280297249556" calcext:value-type="float">
            <text:p>-0.028029725</text:p>
          </table:table-cell>
          <table:table-cell office:value-type="float" office:value="-0.0503989756107" calcext:value-type="float">
            <text:p>-0.05039897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97568E+018" calcext:value-type="float">
            <text:p>1526877512975680000</text:p>
          </table:table-cell>
          <table:table-cell office:value-type="float" office:value="1011" calcext:value-type="float">
            <text:p>1011</text:p>
          </table:table-cell>
          <table:table-cell office:value-type="float" office:value="1.52687751297167E+018" calcext:value-type="float">
            <text:p>1526877512971670000</text:p>
          </table:table-cell>
          <table:table-cell office:value-type="string" calcext:value-type="string">
            <text:p>world</text:p>
          </table:table-cell>
          <table:table-cell office:value-type="float" office:value="-0.0409271158278" calcext:value-type="float">
            <text:p>-0.0409271158</text:p>
          </table:table-cell>
          <table:table-cell office:value-type="float" office:value="-0.0345236547291" calcext:value-type="float">
            <text:p>-0.0345236547</text:p>
          </table:table-cell>
          <table:table-cell office:value-type="float" office:value="-0.0184071790427" calcext:value-type="float">
            <text:p>-0.0184071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299594E+018" calcext:value-type="float">
            <text:p>1526877512995940000</text:p>
          </table:table-cell>
          <table:table-cell office:value-type="float" office:value="1012" calcext:value-type="float">
            <text:p>1012</text:p>
          </table:table-cell>
          <table:table-cell office:value-type="float" office:value="1.5268775129911E+018" calcext:value-type="float">
            <text:p>1526877512991100000</text:p>
          </table:table-cell>
          <table:table-cell office:value-type="string" calcext:value-type="string">
            <text:p>world</text:p>
          </table:table-cell>
          <table:table-cell office:value-type="float" office:value="-0.0421059727669" calcext:value-type="float">
            <text:p>-0.0421059728</text:p>
          </table:table-cell>
          <table:table-cell office:value-type="float" office:value="-0.0304983071983" calcext:value-type="float">
            <text:p>-0.0304983072</text:p>
          </table:table-cell>
          <table:table-cell office:value-type="float" office:value="-0.0559548735619" calcext:value-type="float">
            <text:p>-0.0559548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01525E+018" calcext:value-type="float">
            <text:p>1526877513015250000</text:p>
          </table:table-cell>
          <table:table-cell office:value-type="float" office:value="1013" calcext:value-type="float">
            <text:p>1013</text:p>
          </table:table-cell>
          <table:table-cell office:value-type="float" office:value="1.52687751301086E+018" calcext:value-type="float">
            <text:p>1526877513010860000</text:p>
          </table:table-cell>
          <table:table-cell office:value-type="string" calcext:value-type="string">
            <text:p>world</text:p>
          </table:table-cell>
          <table:table-cell office:value-type="float" office:value="-0.0270946584642" calcext:value-type="float">
            <text:p>-0.0270946585</text:p>
          </table:table-cell>
          <table:table-cell office:value-type="float" office:value="-0.0322844907641" calcext:value-type="float">
            <text:p>-0.0322844908</text:p>
          </table:table-cell>
          <table:table-cell office:value-type="float" office:value="-0.0830240696669" calcext:value-type="float">
            <text:p>-0.08302406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03565E+018" calcext:value-type="float">
            <text:p>1526877513035650000</text:p>
          </table:table-cell>
          <table:table-cell office:value-type="float" office:value="1014" calcext:value-type="float">
            <text:p>1014</text:p>
          </table:table-cell>
          <table:table-cell office:value-type="float" office:value="1.52687751303167E+018" calcext:value-type="float">
            <text:p>1526877513031670000</text:p>
          </table:table-cell>
          <table:table-cell office:value-type="string" calcext:value-type="string">
            <text:p>world</text:p>
          </table:table-cell>
          <table:table-cell office:value-type="float" office:value="0.00324299000204" calcext:value-type="float">
            <text:p>0.00324299</text:p>
          </table:table-cell>
          <table:table-cell office:value-type="float" office:value="-0.00486223399639" calcext:value-type="float">
            <text:p>-0.004862234</text:p>
          </table:table-cell>
          <table:table-cell office:value-type="float" office:value="-0.0687972009182" calcext:value-type="float">
            <text:p>-0.06879720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05598E+018" calcext:value-type="float">
            <text:p>1526877513055980000</text:p>
          </table:table-cell>
          <table:table-cell office:value-type="float" office:value="1015" calcext:value-type="float">
            <text:p>1015</text:p>
          </table:table-cell>
          <table:table-cell office:value-type="float" office:value="1.5268775130516E+018" calcext:value-type="float">
            <text:p>1526877513051600000</text:p>
          </table:table-cell>
          <table:table-cell office:value-type="string" calcext:value-type="string">
            <text:p>world</text:p>
          </table:table-cell>
          <table:table-cell office:value-type="float" office:value="-0.00262954970822" calcext:value-type="float">
            <text:p>-0.0026295497</text:p>
          </table:table-cell>
          <table:table-cell office:value-type="float" office:value="0.0116647016257" calcext:value-type="float">
            <text:p>0.0116647016</text:p>
          </table:table-cell>
          <table:table-cell office:value-type="float" office:value="-0.047638874501" calcext:value-type="float">
            <text:p>-0.04763887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07528E+018" calcext:value-type="float">
            <text:p>1526877513075280000</text:p>
          </table:table-cell>
          <table:table-cell office:value-type="float" office:value="1016" calcext:value-type="float">
            <text:p>1016</text:p>
          </table:table-cell>
          <table:table-cell office:value-type="float" office:value="1.52687751307141E+018" calcext:value-type="float">
            <text:p>1526877513071410000</text:p>
          </table:table-cell>
          <table:table-cell office:value-type="string" calcext:value-type="string">
            <text:p>world</text:p>
          </table:table-cell>
          <table:table-cell office:value-type="float" office:value="-0.00168731645681" calcext:value-type="float">
            <text:p>-0.0016873165</text:p>
          </table:table-cell>
          <table:table-cell office:value-type="float" office:value="-0.000358554534614" calcext:value-type="float">
            <text:p>-0.0003585545</text:p>
          </table:table-cell>
          <table:table-cell office:value-type="float" office:value="-0.0171586684883" calcext:value-type="float">
            <text:p>-0.01715866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0959E+018" calcext:value-type="float">
            <text:p>1526877513095900000</text:p>
          </table:table-cell>
          <table:table-cell office:value-type="float" office:value="1017" calcext:value-type="float">
            <text:p>1017</text:p>
          </table:table-cell>
          <table:table-cell office:value-type="float" office:value="1.52687751309133E+018" calcext:value-type="float">
            <text:p>1526877513091330000</text:p>
          </table:table-cell>
          <table:table-cell office:value-type="string" calcext:value-type="string">
            <text:p>world</text:p>
          </table:table-cell>
          <table:table-cell office:value-type="float" office:value="0.00315100420266" calcext:value-type="float">
            <text:p>0.0031510042</text:p>
          </table:table-cell>
          <table:table-cell office:value-type="float" office:value="0.00232738559134" calcext:value-type="float">
            <text:p>0.0023273856</text:p>
          </table:table-cell>
          <table:table-cell office:value-type="float" office:value="-0.00940950401127" calcext:value-type="float">
            <text:p>-0.009409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1161E+018" calcext:value-type="float">
            <text:p>1526877513116100000</text:p>
          </table:table-cell>
          <table:table-cell office:value-type="float" office:value="1018" calcext:value-type="float">
            <text:p>1018</text:p>
          </table:table-cell>
          <table:table-cell office:value-type="float" office:value="1.52687751311103E+018" calcext:value-type="float">
            <text:p>1526877513111030000</text:p>
          </table:table-cell>
          <table:table-cell office:value-type="string" calcext:value-type="string">
            <text:p>world</text:p>
          </table:table-cell>
          <table:table-cell office:value-type="float" office:value="-0.00166992051527" calcext:value-type="float">
            <text:p>-0.0016699205</text:p>
          </table:table-cell>
          <table:table-cell office:value-type="float" office:value="-0.00169940514024" calcext:value-type="float">
            <text:p>-0.0016994051</text:p>
          </table:table-cell>
          <table:table-cell office:value-type="float" office:value="-0.0068854726851" calcext:value-type="float">
            <text:p>-0.00688547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13541E+018" calcext:value-type="float">
            <text:p>1526877513135410000</text:p>
          </table:table-cell>
          <table:table-cell office:value-type="float" office:value="1019" calcext:value-type="float">
            <text:p>1019</text:p>
          </table:table-cell>
          <table:table-cell office:value-type="float" office:value="1.52687751313088E+018" calcext:value-type="float">
            <text:p>1526877513130880000</text:p>
          </table:table-cell>
          <table:table-cell office:value-type="string" calcext:value-type="string">
            <text:p>world</text:p>
          </table:table-cell>
          <table:table-cell office:value-type="float" office:value="-0.00708940345794" calcext:value-type="float">
            <text:p>-0.0070894035</text:p>
          </table:table-cell>
          <table:table-cell office:value-type="float" office:value="-0.00166999537032" calcext:value-type="float">
            <text:p>-0.0016699954</text:p>
          </table:table-cell>
          <table:table-cell office:value-type="float" office:value="-0.0135654360056" calcext:value-type="float">
            <text:p>-0.0135654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15578E+018" calcext:value-type="float">
            <text:p>1526877513155780000</text:p>
          </table:table-cell>
          <table:table-cell office:value-type="float" office:value="1020" calcext:value-type="float">
            <text:p>1020</text:p>
          </table:table-cell>
          <table:table-cell office:value-type="float" office:value="1.52687751315169E+018" calcext:value-type="float">
            <text:p>1526877513151690000</text:p>
          </table:table-cell>
          <table:table-cell office:value-type="string" calcext:value-type="string">
            <text:p>world</text:p>
          </table:table-cell>
          <table:table-cell office:value-type="float" office:value="-0.000972352456301" calcext:value-type="float">
            <text:p>-0.0009723525</text:p>
          </table:table-cell>
          <table:table-cell office:value-type="float" office:value="-0.000660705380142" calcext:value-type="float">
            <text:p>-0.0006607054</text:p>
          </table:table-cell>
          <table:table-cell office:value-type="float" office:value="0.00489789713174" calcext:value-type="float">
            <text:p>0.00489789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17612E+018" calcext:value-type="float">
            <text:p>1526877513176120000</text:p>
          </table:table-cell>
          <table:table-cell office:value-type="float" office:value="1021" calcext:value-type="float">
            <text:p>1021</text:p>
          </table:table-cell>
          <table:table-cell office:value-type="float" office:value="1.52687751317166E+018" calcext:value-type="float">
            <text:p>1526877513171660000</text:p>
          </table:table-cell>
          <table:table-cell office:value-type="string" calcext:value-type="string">
            <text:p>world</text:p>
          </table:table-cell>
          <table:table-cell office:value-type="float" office:value="-0.00142638606485" calcext:value-type="float">
            <text:p>-0.0014263861</text:p>
          </table:table-cell>
          <table:table-cell office:value-type="float" office:value="-0.00237935921177" calcext:value-type="float">
            <text:p>-0.0023793592</text:p>
          </table:table-cell>
          <table:table-cell office:value-type="float" office:value="-0.00725398166105" calcext:value-type="float">
            <text:p>-0.00725398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19552E+018" calcext:value-type="float">
            <text:p>1526877513195520000</text:p>
          </table:table-cell>
          <table:table-cell office:value-type="float" office:value="1022" calcext:value-type="float">
            <text:p>1022</text:p>
          </table:table-cell>
          <table:table-cell office:value-type="float" office:value="1.52687751319058E+018" calcext:value-type="float">
            <text:p>1526877513190580000</text:p>
          </table:table-cell>
          <table:table-cell office:value-type="string" calcext:value-type="string">
            <text:p>world</text:p>
          </table:table-cell>
          <table:table-cell office:value-type="float" office:value="0.00000235548941419" calcext:value-type="float">
            <text:p>2.35548941419E-006</text:p>
          </table:table-cell>
          <table:table-cell office:value-type="float" office:value="0.00207629986107" calcext:value-type="float">
            <text:p>0.0020762999</text:p>
          </table:table-cell>
          <table:table-cell office:value-type="float" office:value="-0.000924372579902" calcext:value-type="float">
            <text:p>-0.00092437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21598E+018" calcext:value-type="float">
            <text:p>1526877513215980000</text:p>
          </table:table-cell>
          <table:table-cell office:value-type="float" office:value="1023" calcext:value-type="float">
            <text:p>1023</text:p>
          </table:table-cell>
          <table:table-cell office:value-type="float" office:value="1.5268775132115E+018" calcext:value-type="float">
            <text:p>1526877513211500000</text:p>
          </table:table-cell>
          <table:table-cell office:value-type="string" calcext:value-type="string">
            <text:p>world</text:p>
          </table:table-cell>
          <table:table-cell office:value-type="float" office:value="0.00336109451018" calcext:value-type="float">
            <text:p>0.0033610945</text:p>
          </table:table-cell>
          <table:table-cell office:value-type="float" office:value="0.000433799112216" calcext:value-type="float">
            <text:p>0.0004337991</text:p>
          </table:table-cell>
          <table:table-cell office:value-type="float" office:value="0.00605755019933" calcext:value-type="float">
            <text:p>0.00605755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23525E+018" calcext:value-type="float">
            <text:p>1526877513235250000</text:p>
          </table:table-cell>
          <table:table-cell office:value-type="float" office:value="1024" calcext:value-type="float">
            <text:p>1024</text:p>
          </table:table-cell>
          <table:table-cell office:value-type="float" office:value="1.52687751323149E+018" calcext:value-type="float">
            <text:p>1526877513231490000</text:p>
          </table:table-cell>
          <table:table-cell office:value-type="string" calcext:value-type="string">
            <text:p>world</text:p>
          </table:table-cell>
          <table:table-cell office:value-type="float" office:value="-0.00186331162695" calcext:value-type="float">
            <text:p>-0.0018633116</text:p>
          </table:table-cell>
          <table:table-cell office:value-type="float" office:value="-0.00120919942856" calcext:value-type="float">
            <text:p>-0.0012091994</text:p>
          </table:table-cell>
          <table:table-cell office:value-type="float" office:value="-0.00363963004202" calcext:value-type="float">
            <text:p>-0.003639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25562E+018" calcext:value-type="float">
            <text:p>1526877513255620000</text:p>
          </table:table-cell>
          <table:table-cell office:value-type="float" office:value="1025" calcext:value-type="float">
            <text:p>1025</text:p>
          </table:table-cell>
          <table:table-cell office:value-type="float" office:value="1.52687751325151E+018" calcext:value-type="float">
            <text:p>1526877513251510000</text:p>
          </table:table-cell>
          <table:table-cell office:value-type="string" calcext:value-type="string">
            <text:p>world</text:p>
          </table:table-cell>
          <table:table-cell office:value-type="float" office:value="0.00276865530759" calcext:value-type="float">
            <text:p>0.0027686553</text:p>
          </table:table-cell>
          <table:table-cell office:value-type="float" office:value="0.00467686494812" calcext:value-type="float">
            <text:p>0.0046768649</text:p>
          </table:table-cell>
          <table:table-cell office:value-type="float" office:value="-0.00136871717405" calcext:value-type="float">
            <text:p>-0.00136871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27588E+018" calcext:value-type="float">
            <text:p>1526877513275880000</text:p>
          </table:table-cell>
          <table:table-cell office:value-type="float" office:value="1026" calcext:value-type="float">
            <text:p>1026</text:p>
          </table:table-cell>
          <table:table-cell office:value-type="float" office:value="1.52687751327136E+018" calcext:value-type="float">
            <text:p>1526877513271360000</text:p>
          </table:table-cell>
          <table:table-cell office:value-type="string" calcext:value-type="string">
            <text:p>world</text:p>
          </table:table-cell>
          <table:table-cell office:value-type="float" office:value="-0.00386855658144" calcext:value-type="float">
            <text:p>-0.0038685566</text:p>
          </table:table-cell>
          <table:table-cell office:value-type="float" office:value="-0.00445375032723" calcext:value-type="float">
            <text:p>-0.0044537503</text:p>
          </table:table-cell>
          <table:table-cell office:value-type="float" office:value="0.00333545915782" calcext:value-type="float">
            <text:p>0.0033354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29626E+018" calcext:value-type="float">
            <text:p>1526877513296260000</text:p>
          </table:table-cell>
          <table:table-cell office:value-type="float" office:value="1027" calcext:value-type="float">
            <text:p>1027</text:p>
          </table:table-cell>
          <table:table-cell office:value-type="float" office:value="1.52687751329111E+018" calcext:value-type="float">
            <text:p>1526877513291110000</text:p>
          </table:table-cell>
          <table:table-cell office:value-type="string" calcext:value-type="string">
            <text:p>world</text:p>
          </table:table-cell>
          <table:table-cell office:value-type="float" office:value="0.00186174712144" calcext:value-type="float">
            <text:p>0.0018617471</text:p>
          </table:table-cell>
          <table:table-cell office:value-type="float" office:value="-0.00077654258348" calcext:value-type="float">
            <text:p>-0.0007765426</text:p>
          </table:table-cell>
          <table:table-cell office:value-type="float" office:value="0.00430918764323" calcext:value-type="float">
            <text:p>0.00430918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31561E+018" calcext:value-type="float">
            <text:p>1526877513315610000</text:p>
          </table:table-cell>
          <table:table-cell office:value-type="float" office:value="1028" calcext:value-type="float">
            <text:p>1028</text:p>
          </table:table-cell>
          <table:table-cell office:value-type="float" office:value="1.5268775133111E+018" calcext:value-type="float">
            <text:p>1526877513311100000</text:p>
          </table:table-cell>
          <table:table-cell office:value-type="string" calcext:value-type="string">
            <text:p>world</text:p>
          </table:table-cell>
          <table:table-cell office:value-type="float" office:value="0.00112750439439" calcext:value-type="float">
            <text:p>0.0011275044</text:p>
          </table:table-cell>
          <table:table-cell office:value-type="float" office:value="-0.00140687124804" calcext:value-type="float">
            <text:p>-0.0014068712</text:p>
          </table:table-cell>
          <table:table-cell office:value-type="float" office:value="0.000290250522085" calcext:value-type="float">
            <text:p>0.00029025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33595E+018" calcext:value-type="float">
            <text:p>1526877513335950000</text:p>
          </table:table-cell>
          <table:table-cell office:value-type="float" office:value="1029" calcext:value-type="float">
            <text:p>1029</text:p>
          </table:table-cell>
          <table:table-cell office:value-type="float" office:value="1.526877513331E+018" calcext:value-type="float">
            <text:p>1526877513331000000</text:p>
          </table:table-cell>
          <table:table-cell office:value-type="string" calcext:value-type="string">
            <text:p>world</text:p>
          </table:table-cell>
          <table:table-cell office:value-type="float" office:value="-0.0024808680173" calcext:value-type="float">
            <text:p>-0.002480868</text:p>
          </table:table-cell>
          <table:table-cell office:value-type="float" office:value="0.00022051029373" calcext:value-type="float">
            <text:p>0.0002205103</text:p>
          </table:table-cell>
          <table:table-cell office:value-type="float" office:value="-0.0029018742498" calcext:value-type="float">
            <text:p>-0.00290187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35514E+018" calcext:value-type="float">
            <text:p>1526877513355140000</text:p>
          </table:table-cell>
          <table:table-cell office:value-type="float" office:value="1030" calcext:value-type="float">
            <text:p>1030</text:p>
          </table:table-cell>
          <table:table-cell office:value-type="float" office:value="1.52687751335091E+018" calcext:value-type="float">
            <text:p>1526877513350910000</text:p>
          </table:table-cell>
          <table:table-cell office:value-type="string" calcext:value-type="string">
            <text:p>world</text:p>
          </table:table-cell>
          <table:table-cell office:value-type="float" office:value="0.00441927369684" calcext:value-type="float">
            <text:p>0.0044192737</text:p>
          </table:table-cell>
          <table:table-cell office:value-type="float" office:value="0.00265110144392" calcext:value-type="float">
            <text:p>0.0026511014</text:p>
          </table:table-cell>
          <table:table-cell office:value-type="float" office:value="-0.00426433188841" calcext:value-type="float">
            <text:p>-0.00426433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37572E+018" calcext:value-type="float">
            <text:p>1526877513375720000</text:p>
          </table:table-cell>
          <table:table-cell office:value-type="float" office:value="1031" calcext:value-type="float">
            <text:p>1031</text:p>
          </table:table-cell>
          <table:table-cell office:value-type="float" office:value="1.52687751337061E+018" calcext:value-type="float">
            <text:p>1526877513370610000</text:p>
          </table:table-cell>
          <table:table-cell office:value-type="string" calcext:value-type="string">
            <text:p>world</text:p>
          </table:table-cell>
          <table:table-cell office:value-type="float" office:value="0.0020341547206" calcext:value-type="float">
            <text:p>0.0020341547</text:p>
          </table:table-cell>
          <table:table-cell office:value-type="float" office:value="-0.000426175072789" calcext:value-type="float">
            <text:p>-0.0004261751</text:p>
          </table:table-cell>
          <table:table-cell office:value-type="float" office:value="0.000257411506027" calcext:value-type="float">
            <text:p>0.00025741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3962E+018" calcext:value-type="float">
            <text:p>1526877513396200000</text:p>
          </table:table-cell>
          <table:table-cell office:value-type="float" office:value="1032" calcext:value-type="float">
            <text:p>1032</text:p>
          </table:table-cell>
          <table:table-cell office:value-type="float" office:value="1.52687751339161E+018" calcext:value-type="float">
            <text:p>1526877513391610000</text:p>
          </table:table-cell>
          <table:table-cell office:value-type="string" calcext:value-type="string">
            <text:p>world</text:p>
          </table:table-cell>
          <table:table-cell office:value-type="float" office:value="-0.00188913848251" calcext:value-type="float">
            <text:p>-0.0018891385</text:p>
          </table:table-cell>
          <table:table-cell office:value-type="float" office:value="-0.00173032120802" calcext:value-type="float">
            <text:p>-0.0017303212</text:p>
          </table:table-cell>
          <table:table-cell office:value-type="float" office:value="0.00555091351271" calcext:value-type="float">
            <text:p>0.00555091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41541E+018" calcext:value-type="float">
            <text:p>1526877513415410000</text:p>
          </table:table-cell>
          <table:table-cell office:value-type="float" office:value="1033" calcext:value-type="float">
            <text:p>1033</text:p>
          </table:table-cell>
          <table:table-cell office:value-type="float" office:value="1.52687751341162E+018" calcext:value-type="float">
            <text:p>1526877513411620000</text:p>
          </table:table-cell>
          <table:table-cell office:value-type="string" calcext:value-type="string">
            <text:p>world</text:p>
          </table:table-cell>
          <table:table-cell office:value-type="float" office:value="0.00370238116011" calcext:value-type="float">
            <text:p>0.0037023812</text:p>
          </table:table-cell>
          <table:table-cell office:value-type="float" office:value="0.00539291091263" calcext:value-type="float">
            <text:p>0.0053929109</text:p>
          </table:table-cell>
          <table:table-cell office:value-type="float" office:value="-0.000430210027844" calcext:value-type="float">
            <text:p>-0.000430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4358E+018" calcext:value-type="float">
            <text:p>1526877513435800000</text:p>
          </table:table-cell>
          <table:table-cell office:value-type="float" office:value="1034" calcext:value-type="float">
            <text:p>1034</text:p>
          </table:table-cell>
          <table:table-cell office:value-type="float" office:value="1.52687751343166E+018" calcext:value-type="float">
            <text:p>1526877513431660000</text:p>
          </table:table-cell>
          <table:table-cell office:value-type="string" calcext:value-type="string">
            <text:p>world</text:p>
          </table:table-cell>
          <table:table-cell office:value-type="float" office:value="-0.00617691408843" calcext:value-type="float">
            <text:p>-0.0061769141</text:p>
          </table:table-cell>
          <table:table-cell office:value-type="float" office:value="-0.00264688674361" calcext:value-type="float">
            <text:p>-0.0026468867</text:p>
          </table:table-cell>
          <table:table-cell office:value-type="float" office:value="-0.00384880462661" calcext:value-type="float">
            <text:p>-0.00384880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45605E+018" calcext:value-type="float">
            <text:p>1526877513456050000</text:p>
          </table:table-cell>
          <table:table-cell office:value-type="float" office:value="1035" calcext:value-type="float">
            <text:p>1035</text:p>
          </table:table-cell>
          <table:table-cell office:value-type="float" office:value="1.52687751345163E+018" calcext:value-type="float">
            <text:p>1526877513451630000</text:p>
          </table:table-cell>
          <table:table-cell office:value-type="string" calcext:value-type="string">
            <text:p>world</text:p>
          </table:table-cell>
          <table:table-cell office:value-type="float" office:value="0.00368889141828" calcext:value-type="float">
            <text:p>0.0036888914</text:p>
          </table:table-cell>
          <table:table-cell office:value-type="float" office:value="-0.00713381823152" calcext:value-type="float">
            <text:p>-0.0071338182</text:p>
          </table:table-cell>
          <table:table-cell office:value-type="float" office:value="0.000898292288184" calcext:value-type="float">
            <text:p>0.00089829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47534E+018" calcext:value-type="float">
            <text:p>1526877513475340000</text:p>
          </table:table-cell>
          <table:table-cell office:value-type="float" office:value="1036" calcext:value-type="float">
            <text:p>1036</text:p>
          </table:table-cell>
          <table:table-cell office:value-type="float" office:value="1.52687751347062E+018" calcext:value-type="float">
            <text:p>1526877513470620000</text:p>
          </table:table-cell>
          <table:table-cell office:value-type="string" calcext:value-type="string">
            <text:p>world</text:p>
          </table:table-cell>
          <table:table-cell office:value-type="float" office:value="0.00388646940701" calcext:value-type="float">
            <text:p>0.0038864694</text:p>
          </table:table-cell>
          <table:table-cell office:value-type="float" office:value="0.00695365713909" calcext:value-type="float">
            <text:p>0.0069536571</text:p>
          </table:table-cell>
          <table:table-cell office:value-type="float" office:value="0.00400779070333" calcext:value-type="float">
            <text:p>0.00400779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49541E+018" calcext:value-type="float">
            <text:p>1526877513495410000</text:p>
          </table:table-cell>
          <table:table-cell office:value-type="float" office:value="1037" calcext:value-type="float">
            <text:p>1037</text:p>
          </table:table-cell>
          <table:table-cell office:value-type="float" office:value="1.52687751349116E+018" calcext:value-type="float">
            <text:p>1526877513491160000</text:p>
          </table:table-cell>
          <table:table-cell office:value-type="string" calcext:value-type="string">
            <text:p>world</text:p>
          </table:table-cell>
          <table:table-cell office:value-type="float" office:value="0.000948034110479" calcext:value-type="float">
            <text:p>0.0009480341</text:p>
          </table:table-cell>
          <table:table-cell office:value-type="float" office:value="0.00733639113605" calcext:value-type="float">
            <text:p>0.0073363911</text:p>
          </table:table-cell>
          <table:table-cell office:value-type="float" office:value="0.00359343923628" calcext:value-type="float">
            <text:p>0.0035934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51567E+018" calcext:value-type="float">
            <text:p>1526877513515670000</text:p>
          </table:table-cell>
          <table:table-cell office:value-type="float" office:value="1038" calcext:value-type="float">
            <text:p>1038</text:p>
          </table:table-cell>
          <table:table-cell office:value-type="float" office:value="1.52687751351066E+018" calcext:value-type="float">
            <text:p>1526877513510660000</text:p>
          </table:table-cell>
          <table:table-cell office:value-type="string" calcext:value-type="string">
            <text:p>world</text:p>
          </table:table-cell>
          <table:table-cell office:value-type="float" office:value="-0.0077535873279" calcext:value-type="float">
            <text:p>-0.0077535873</text:p>
          </table:table-cell>
          <table:table-cell office:value-type="float" office:value="-0.00589235965163" calcext:value-type="float">
            <text:p>-0.0058923597</text:p>
          </table:table-cell>
          <table:table-cell office:value-type="float" office:value="-0.00456222519279" calcext:value-type="float">
            <text:p>-0.00456222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53594E+018" calcext:value-type="float">
            <text:p>1526877513535940000</text:p>
          </table:table-cell>
          <table:table-cell office:value-type="float" office:value="1039" calcext:value-type="float">
            <text:p>1039</text:p>
          </table:table-cell>
          <table:table-cell office:value-type="float" office:value="1.52687751353128E+018" calcext:value-type="float">
            <text:p>1526877513531280000</text:p>
          </table:table-cell>
          <table:table-cell office:value-type="string" calcext:value-type="string">
            <text:p>world</text:p>
          </table:table-cell>
          <table:table-cell office:value-type="float" office:value="0.0010695005767" calcext:value-type="float">
            <text:p>0.0010695006</text:p>
          </table:table-cell>
          <table:table-cell office:value-type="float" office:value="-0.0000779493711889" calcext:value-type="float">
            <text:p>-7.79493711889E-005</text:p>
          </table:table-cell>
          <table:table-cell office:value-type="float" office:value="-0.0017569726333" calcext:value-type="float">
            <text:p>-0.00175697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55523E+018" calcext:value-type="float">
            <text:p>1526877513555230000</text:p>
          </table:table-cell>
          <table:table-cell office:value-type="float" office:value="1040" calcext:value-type="float">
            <text:p>1040</text:p>
          </table:table-cell>
          <table:table-cell office:value-type="float" office:value="1.52687751355077E+018" calcext:value-type="float">
            <text:p>1526877513550770000</text:p>
          </table:table-cell>
          <table:table-cell office:value-type="string" calcext:value-type="string">
            <text:p>world</text:p>
          </table:table-cell>
          <table:table-cell office:value-type="float" office:value="-0.00352838425897" calcext:value-type="float">
            <text:p>-0.0035283843</text:p>
          </table:table-cell>
          <table:table-cell office:value-type="float" office:value="0.00199312483892" calcext:value-type="float">
            <text:p>0.0019931248</text:p>
          </table:table-cell>
          <table:table-cell office:value-type="float" office:value="-0.00375823723152" calcext:value-type="float">
            <text:p>-0.00375823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57551E+018" calcext:value-type="float">
            <text:p>1526877513575510000</text:p>
          </table:table-cell>
          <table:table-cell office:value-type="float" office:value="1041" calcext:value-type="float">
            <text:p>1041</text:p>
          </table:table-cell>
          <table:table-cell office:value-type="float" office:value="1.52687751357146E+018" calcext:value-type="float">
            <text:p>1526877513571460000</text:p>
          </table:table-cell>
          <table:table-cell office:value-type="string" calcext:value-type="string">
            <text:p>world</text:p>
          </table:table-cell>
          <table:table-cell office:value-type="float" office:value="0.00376468477771" calcext:value-type="float">
            <text:p>0.0037646848</text:p>
          </table:table-cell>
          <table:table-cell office:value-type="float" office:value="0.00262616202235" calcext:value-type="float">
            <text:p>0.002626162</text:p>
          </table:table-cell>
          <table:table-cell office:value-type="float" office:value="0.00622323807329" calcext:value-type="float">
            <text:p>0.00622323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59607E+018" calcext:value-type="float">
            <text:p>1526877513596070000</text:p>
          </table:table-cell>
          <table:table-cell office:value-type="float" office:value="1042" calcext:value-type="float">
            <text:p>1042</text:p>
          </table:table-cell>
          <table:table-cell office:value-type="float" office:value="1.52687751359117E+018" calcext:value-type="float">
            <text:p>1526877513591170000</text:p>
          </table:table-cell>
          <table:table-cell office:value-type="string" calcext:value-type="string">
            <text:p>world</text:p>
          </table:table-cell>
          <table:table-cell office:value-type="float" office:value="-0.000183558091521" calcext:value-type="float">
            <text:p>-0.0001835581</text:p>
          </table:table-cell>
          <table:table-cell office:value-type="float" office:value="0.000206872471608" calcext:value-type="float">
            <text:p>0.0002068725</text:p>
          </table:table-cell>
          <table:table-cell office:value-type="float" office:value="-0.00056101125665" calcext:value-type="float">
            <text:p>-0.00056101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61533E+018" calcext:value-type="float">
            <text:p>1526877513615330000</text:p>
          </table:table-cell>
          <table:table-cell office:value-type="float" office:value="1043" calcext:value-type="float">
            <text:p>1043</text:p>
          </table:table-cell>
          <table:table-cell office:value-type="float" office:value="1.52687751361098E+018" calcext:value-type="float">
            <text:p>1526877513610980000</text:p>
          </table:table-cell>
          <table:table-cell office:value-type="string" calcext:value-type="string">
            <text:p>world</text:p>
          </table:table-cell>
          <table:table-cell office:value-type="float" office:value="0.0000307658192469" calcext:value-type="float">
            <text:p>3.07658192469E-005</text:p>
          </table:table-cell>
          <table:table-cell office:value-type="float" office:value="0.00665616383776" calcext:value-type="float">
            <text:p>0.0066561638</text:p>
          </table:table-cell>
          <table:table-cell office:value-type="float" office:value="-0.0028609377332" calcext:value-type="float">
            <text:p>-0.00286093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63562E+018" calcext:value-type="float">
            <text:p>1526877513635620000</text:p>
          </table:table-cell>
          <table:table-cell office:value-type="float" office:value="1044" calcext:value-type="float">
            <text:p>1044</text:p>
          </table:table-cell>
          <table:table-cell office:value-type="float" office:value="1.52687751363075E+018" calcext:value-type="float">
            <text:p>1526877513630750000</text:p>
          </table:table-cell>
          <table:table-cell office:value-type="string" calcext:value-type="string">
            <text:p>world</text:p>
          </table:table-cell>
          <table:table-cell office:value-type="float" office:value="-0.00246682134457" calcext:value-type="float">
            <text:p>-0.0024668213</text:p>
          </table:table-cell>
          <table:table-cell office:value-type="float" office:value="-0.00355146103539" calcext:value-type="float">
            <text:p>-0.003551461</text:p>
          </table:table-cell>
          <table:table-cell office:value-type="float" office:value="0.0000697881914675" calcext:value-type="float">
            <text:p>6.97881914675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65592E+018" calcext:value-type="float">
            <text:p>1526877513655920000</text:p>
          </table:table-cell>
          <table:table-cell office:value-type="float" office:value="1045" calcext:value-type="float">
            <text:p>1045</text:p>
          </table:table-cell>
          <table:table-cell office:value-type="float" office:value="1.52687751365149E+018" calcext:value-type="float">
            <text:p>1526877513651490000</text:p>
          </table:table-cell>
          <table:table-cell office:value-type="string" calcext:value-type="string">
            <text:p>world</text:p>
          </table:table-cell>
          <table:table-cell office:value-type="float" office:value="0.00127811089624" calcext:value-type="float">
            <text:p>0.0012781109</text:p>
          </table:table-cell>
          <table:table-cell office:value-type="float" office:value="-0.00339565519243" calcext:value-type="float">
            <text:p>-0.0033956552</text:p>
          </table:table-cell>
          <table:table-cell office:value-type="float" office:value="0.0030016778037" calcext:value-type="float">
            <text:p>0.00300167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67523E+018" calcext:value-type="float">
            <text:p>1526877513675230000</text:p>
          </table:table-cell>
          <table:table-cell office:value-type="float" office:value="1046" calcext:value-type="float">
            <text:p>1046</text:p>
          </table:table-cell>
          <table:table-cell office:value-type="float" office:value="1.52687751367129E+018" calcext:value-type="float">
            <text:p>1526877513671290000</text:p>
          </table:table-cell>
          <table:table-cell office:value-type="string" calcext:value-type="string">
            <text:p>world</text:p>
          </table:table-cell>
          <table:table-cell office:value-type="float" office:value="0.0034553532023" calcext:value-type="float">
            <text:p>0.0034553532</text:p>
          </table:table-cell>
          <table:table-cell office:value-type="float" office:value="-0.00278304191306" calcext:value-type="float">
            <text:p>-0.0027830419</text:p>
          </table:table-cell>
          <table:table-cell office:value-type="float" office:value="0.00816841982305" calcext:value-type="float">
            <text:p>0.00816841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69565E+018" calcext:value-type="float">
            <text:p>1526877513695650000</text:p>
          </table:table-cell>
          <table:table-cell office:value-type="float" office:value="1047" calcext:value-type="float">
            <text:p>1047</text:p>
          </table:table-cell>
          <table:table-cell office:value-type="float" office:value="1.52687751369089E+018" calcext:value-type="float">
            <text:p>1526877513690890000</text:p>
          </table:table-cell>
          <table:table-cell office:value-type="string" calcext:value-type="string">
            <text:p>world</text:p>
          </table:table-cell>
          <table:table-cell office:value-type="float" office:value="0.00194118614309" calcext:value-type="float">
            <text:p>0.0019411861</text:p>
          </table:table-cell>
          <table:table-cell office:value-type="float" office:value="0.00274786795489" calcext:value-type="float">
            <text:p>0.002747868</text:p>
          </table:table-cell>
          <table:table-cell office:value-type="float" office:value="-0.00738035980612" calcext:value-type="float">
            <text:p>-0.00738035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71598E+018" calcext:value-type="float">
            <text:p>1526877513715980000</text:p>
          </table:table-cell>
          <table:table-cell office:value-type="float" office:value="1048" calcext:value-type="float">
            <text:p>1048</text:p>
          </table:table-cell>
          <table:table-cell office:value-type="float" office:value="1.52687751371168E+018" calcext:value-type="float">
            <text:p>1526877513711680000</text:p>
          </table:table-cell>
          <table:table-cell office:value-type="string" calcext:value-type="string">
            <text:p>world</text:p>
          </table:table-cell>
          <table:table-cell office:value-type="float" office:value="-0.00276009272784" calcext:value-type="float">
            <text:p>-0.0027600927</text:p>
          </table:table-cell>
          <table:table-cell office:value-type="float" office:value="-0.00302502280101" calcext:value-type="float">
            <text:p>-0.0030250228</text:p>
          </table:table-cell>
          <table:table-cell office:value-type="float" office:value="0.00197780551389" calcext:value-type="float">
            <text:p>0.00197780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73523E+018" calcext:value-type="float">
            <text:p>1526877513735230000</text:p>
          </table:table-cell>
          <table:table-cell office:value-type="float" office:value="1049" calcext:value-type="float">
            <text:p>1049</text:p>
          </table:table-cell>
          <table:table-cell office:value-type="float" office:value="1.52687751373062E+018" calcext:value-type="float">
            <text:p>1526877513730620000</text:p>
          </table:table-cell>
          <table:table-cell office:value-type="string" calcext:value-type="string">
            <text:p>world</text:p>
          </table:table-cell>
          <table:table-cell office:value-type="float" office:value="0.00516436016187" calcext:value-type="float">
            <text:p>0.0051643602</text:p>
          </table:table-cell>
          <table:table-cell office:value-type="float" office:value="0.00180709408596" calcext:value-type="float">
            <text:p>0.0018070941</text:p>
          </table:table-cell>
          <table:table-cell office:value-type="float" office:value="0.000304451968987" calcext:value-type="float">
            <text:p>0.0003044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75545E+018" calcext:value-type="float">
            <text:p>1526877513755450000</text:p>
          </table:table-cell>
          <table:table-cell office:value-type="float" office:value="1050" calcext:value-type="float">
            <text:p>1050</text:p>
          </table:table-cell>
          <table:table-cell office:value-type="float" office:value="1.52687751375147E+018" calcext:value-type="float">
            <text:p>1526877513751470000</text:p>
          </table:table-cell>
          <table:table-cell office:value-type="string" calcext:value-type="string">
            <text:p>world</text:p>
          </table:table-cell>
          <table:table-cell office:value-type="float" office:value="-0.00460400991142" calcext:value-type="float">
            <text:p>-0.0046040099</text:p>
          </table:table-cell>
          <table:table-cell office:value-type="float" office:value="-0.00428013876081" calcext:value-type="float">
            <text:p>-0.0042801388</text:p>
          </table:table-cell>
          <table:table-cell office:value-type="float" office:value="-0.00569529132918" calcext:value-type="float">
            <text:p>-0.00569529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77579E+018" calcext:value-type="float">
            <text:p>1526877513775790000</text:p>
          </table:table-cell>
          <table:table-cell office:value-type="float" office:value="1051" calcext:value-type="float">
            <text:p>1051</text:p>
          </table:table-cell>
          <table:table-cell office:value-type="float" office:value="1.52687751377122E+018" calcext:value-type="float">
            <text:p>1526877513771220000</text:p>
          </table:table-cell>
          <table:table-cell office:value-type="string" calcext:value-type="string">
            <text:p>world</text:p>
          </table:table-cell>
          <table:table-cell office:value-type="float" office:value="-0.00337414816022" calcext:value-type="float">
            <text:p>-0.0033741482</text:p>
          </table:table-cell>
          <table:table-cell office:value-type="float" office:value="0.00554615538567" calcext:value-type="float">
            <text:p>0.0055461554</text:p>
          </table:table-cell>
          <table:table-cell office:value-type="float" office:value="-0.000265675364062" calcext:value-type="float">
            <text:p>-0.00026567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79609E+018" calcext:value-type="float">
            <text:p>1526877513796090000</text:p>
          </table:table-cell>
          <table:table-cell office:value-type="float" office:value="1052" calcext:value-type="float">
            <text:p>1052</text:p>
          </table:table-cell>
          <table:table-cell office:value-type="float" office:value="1.52687751379097E+018" calcext:value-type="float">
            <text:p>1526877513790970000</text:p>
          </table:table-cell>
          <table:table-cell office:value-type="string" calcext:value-type="string">
            <text:p>world</text:p>
          </table:table-cell>
          <table:table-cell office:value-type="float" office:value="0.00309190386906" calcext:value-type="float">
            <text:p>0.0030919039</text:p>
          </table:table-cell>
          <table:table-cell office:value-type="float" office:value="0.00109607470222" calcext:value-type="float">
            <text:p>0.0010960747</text:p>
          </table:table-cell>
          <table:table-cell office:value-type="float" office:value="0.00706596625969" calcext:value-type="float">
            <text:p>0.00706596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81526E+018" calcext:value-type="float">
            <text:p>1526877513815260000</text:p>
          </table:table-cell>
          <table:table-cell office:value-type="float" office:value="1053" calcext:value-type="float">
            <text:p>1053</text:p>
          </table:table-cell>
          <table:table-cell office:value-type="float" office:value="1.52687751381062E+018" calcext:value-type="float">
            <text:p>1526877513810620000</text:p>
          </table:table-cell>
          <table:table-cell office:value-type="string" calcext:value-type="string">
            <text:p>world</text:p>
          </table:table-cell>
          <table:table-cell office:value-type="float" office:value="0.00284776091576" calcext:value-type="float">
            <text:p>0.0028477609</text:p>
          </table:table-cell>
          <table:table-cell office:value-type="float" office:value="-0.00314510054886" calcext:value-type="float">
            <text:p>-0.0031451005</text:p>
          </table:table-cell>
          <table:table-cell office:value-type="float" office:value="0.00204090727493" calcext:value-type="float">
            <text:p>0.00204090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83574E+018" calcext:value-type="float">
            <text:p>1526877513835740000</text:p>
          </table:table-cell>
          <table:table-cell office:value-type="float" office:value="1054" calcext:value-type="float">
            <text:p>1054</text:p>
          </table:table-cell>
          <table:table-cell office:value-type="float" office:value="1.52687751383146E+018" calcext:value-type="float">
            <text:p>1526877513831460000</text:p>
          </table:table-cell>
          <table:table-cell office:value-type="string" calcext:value-type="string">
            <text:p>world</text:p>
          </table:table-cell>
          <table:table-cell office:value-type="float" office:value="0.003254102543" calcext:value-type="float">
            <text:p>0.0032541025</text:p>
          </table:table-cell>
          <table:table-cell office:value-type="float" office:value="0.00363836809993" calcext:value-type="float">
            <text:p>0.0036383681</text:p>
          </table:table-cell>
          <table:table-cell office:value-type="float" office:value="-0.000373860122636" calcext:value-type="float">
            <text:p>-0.00037386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85625E+018" calcext:value-type="float">
            <text:p>1526877513856250000</text:p>
          </table:table-cell>
          <table:table-cell office:value-type="float" office:value="1055" calcext:value-type="float">
            <text:p>1055</text:p>
          </table:table-cell>
          <table:table-cell office:value-type="float" office:value="1.52687751385128E+018" calcext:value-type="float">
            <text:p>1526877513851280000</text:p>
          </table:table-cell>
          <table:table-cell office:value-type="string" calcext:value-type="string">
            <text:p>world</text:p>
          </table:table-cell>
          <table:table-cell office:value-type="float" office:value="-0.00225951173343" calcext:value-type="float">
            <text:p>-0.0022595117</text:p>
          </table:table-cell>
          <table:table-cell office:value-type="float" office:value="-0.00073040346615" calcext:value-type="float">
            <text:p>-0.0007304035</text:p>
          </table:table-cell>
          <table:table-cell office:value-type="float" office:value="0.00219410145655" calcext:value-type="float">
            <text:p>0.00219410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87533E+018" calcext:value-type="float">
            <text:p>1526877513875330000</text:p>
          </table:table-cell>
          <table:table-cell office:value-type="float" office:value="1056" calcext:value-type="float">
            <text:p>1056</text:p>
          </table:table-cell>
          <table:table-cell office:value-type="float" office:value="1.52687751387106E+018" calcext:value-type="float">
            <text:p>1526877513871060000</text:p>
          </table:table-cell>
          <table:table-cell office:value-type="string" calcext:value-type="string">
            <text:p>world</text:p>
          </table:table-cell>
          <table:table-cell office:value-type="float" office:value="0.00177240220364" calcext:value-type="float">
            <text:p>0.0017724022</text:p>
          </table:table-cell>
          <table:table-cell office:value-type="float" office:value="-0.00518656149507" calcext:value-type="float">
            <text:p>-0.0051865615</text:p>
          </table:table-cell>
          <table:table-cell office:value-type="float" office:value="-0.00510614179075" calcext:value-type="float">
            <text:p>-0.00510614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89565E+018" calcext:value-type="float">
            <text:p>1526877513895650000</text:p>
          </table:table-cell>
          <table:table-cell office:value-type="float" office:value="1057" calcext:value-type="float">
            <text:p>1057</text:p>
          </table:table-cell>
          <table:table-cell office:value-type="float" office:value="1.52687751389111E+018" calcext:value-type="float">
            <text:p>1526877513891110000</text:p>
          </table:table-cell>
          <table:table-cell office:value-type="string" calcext:value-type="string">
            <text:p>world</text:p>
          </table:table-cell>
          <table:table-cell office:value-type="float" office:value="-0.00233311764896" calcext:value-type="float">
            <text:p>-0.0023331176</text:p>
          </table:table-cell>
          <table:table-cell office:value-type="float" office:value="0.0058988891542" calcext:value-type="float">
            <text:p>0.0058988892</text:p>
          </table:table-cell>
          <table:table-cell office:value-type="float" office:value="0.00441552884877" calcext:value-type="float">
            <text:p>0.0044155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91619E+018" calcext:value-type="float">
            <text:p>1526877513916190000</text:p>
          </table:table-cell>
          <table:table-cell office:value-type="float" office:value="1058" calcext:value-type="float">
            <text:p>1058</text:p>
          </table:table-cell>
          <table:table-cell office:value-type="float" office:value="1.52687751391083E+018" calcext:value-type="float">
            <text:p>1526877513910830000</text:p>
          </table:table-cell>
          <table:table-cell office:value-type="string" calcext:value-type="string">
            <text:p>world</text:p>
          </table:table-cell>
          <table:table-cell office:value-type="float" office:value="-0.00178745482117" calcext:value-type="float">
            <text:p>-0.0017874548</text:p>
          </table:table-cell>
          <table:table-cell office:value-type="float" office:value="-0.000282007735223" calcext:value-type="float">
            <text:p>-0.0002820077</text:p>
          </table:table-cell>
          <table:table-cell office:value-type="float" office:value="0.00267695076764" calcext:value-type="float">
            <text:p>0.00267695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93553E+018" calcext:value-type="float">
            <text:p>1526877513935530000</text:p>
          </table:table-cell>
          <table:table-cell office:value-type="float" office:value="1059" calcext:value-type="float">
            <text:p>1059</text:p>
          </table:table-cell>
          <table:table-cell office:value-type="float" office:value="1.52687751393179E+018" calcext:value-type="float">
            <text:p>1526877513931790000</text:p>
          </table:table-cell>
          <table:table-cell office:value-type="string" calcext:value-type="string">
            <text:p>world</text:p>
          </table:table-cell>
          <table:table-cell office:value-type="float" office:value="-0.000931014190428" calcext:value-type="float">
            <text:p>-0.0009310142</text:p>
          </table:table-cell>
          <table:table-cell office:value-type="float" office:value="-0.000672364840284" calcext:value-type="float">
            <text:p>-0.0006723648</text:p>
          </table:table-cell>
          <table:table-cell office:value-type="float" office:value="-0.00139092793688" calcext:value-type="float">
            <text:p>-0.00139092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95574E+018" calcext:value-type="float">
            <text:p>1526877513955740000</text:p>
          </table:table-cell>
          <table:table-cell office:value-type="float" office:value="1060" calcext:value-type="float">
            <text:p>1060</text:p>
          </table:table-cell>
          <table:table-cell office:value-type="float" office:value="1.52687751395161E+018" calcext:value-type="float">
            <text:p>1526877513951610000</text:p>
          </table:table-cell>
          <table:table-cell office:value-type="string" calcext:value-type="string">
            <text:p>world</text:p>
          </table:table-cell>
          <table:table-cell office:value-type="float" office:value="-0.00221802177839" calcext:value-type="float">
            <text:p>-0.0022180218</text:p>
          </table:table-cell>
          <table:table-cell office:value-type="float" office:value="0.000282249238808" calcext:value-type="float">
            <text:p>0.0002822492</text:p>
          </table:table-cell>
          <table:table-cell office:value-type="float" office:value="-0.00714497454464" calcext:value-type="float">
            <text:p>-0.00714497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97604E+018" calcext:value-type="float">
            <text:p>1526877513976040000</text:p>
          </table:table-cell>
          <table:table-cell office:value-type="float" office:value="1061" calcext:value-type="float">
            <text:p>1061</text:p>
          </table:table-cell>
          <table:table-cell office:value-type="float" office:value="1.52687751397159E+018" calcext:value-type="float">
            <text:p>1526877513971590000</text:p>
          </table:table-cell>
          <table:table-cell office:value-type="string" calcext:value-type="string">
            <text:p>world</text:p>
          </table:table-cell>
          <table:table-cell office:value-type="float" office:value="-0.00311369169503" calcext:value-type="float">
            <text:p>-0.0031136917</text:p>
          </table:table-cell>
          <table:table-cell office:value-type="float" office:value="0.00168065587059" calcext:value-type="float">
            <text:p>0.0016806559</text:p>
          </table:table-cell>
          <table:table-cell office:value-type="float" office:value="0.000362129881978" calcext:value-type="float">
            <text:p>0.00036212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399541E+018" calcext:value-type="float">
            <text:p>1526877513995410000</text:p>
          </table:table-cell>
          <table:table-cell office:value-type="float" office:value="1062" calcext:value-type="float">
            <text:p>1062</text:p>
          </table:table-cell>
          <table:table-cell office:value-type="float" office:value="1.52687751399166E+018" calcext:value-type="float">
            <text:p>1526877513991660000</text:p>
          </table:table-cell>
          <table:table-cell office:value-type="string" calcext:value-type="string">
            <text:p>world</text:p>
          </table:table-cell>
          <table:table-cell office:value-type="float" office:value="0.0069197784178" calcext:value-type="float">
            <text:p>0.0069197784</text:p>
          </table:table-cell>
          <table:table-cell office:value-type="float" office:value="-0.00248692813329" calcext:value-type="float">
            <text:p>-0.0024869281</text:p>
          </table:table-cell>
          <table:table-cell office:value-type="float" office:value="-0.00343095348217" calcext:value-type="float">
            <text:p>-0.00343095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01582E+018" calcext:value-type="float">
            <text:p>1526877514015820000</text:p>
          </table:table-cell>
          <table:table-cell office:value-type="float" office:value="1063" calcext:value-type="float">
            <text:p>1063</text:p>
          </table:table-cell>
          <table:table-cell office:value-type="float" office:value="1.52687751401145E+018" calcext:value-type="float">
            <text:p>1526877514011450000</text:p>
          </table:table-cell>
          <table:table-cell office:value-type="string" calcext:value-type="string">
            <text:p>world</text:p>
          </table:table-cell>
          <table:table-cell office:value-type="float" office:value="-0.0000737579539418" calcext:value-type="float">
            <text:p>-0.000073758</text:p>
          </table:table-cell>
          <table:table-cell office:value-type="float" office:value="-0.00116322247777" calcext:value-type="float">
            <text:p>-0.0011632225</text:p>
          </table:table-cell>
          <table:table-cell office:value-type="float" office:value="0.00720071140677" calcext:value-type="float">
            <text:p>0.00720071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03612E+018" calcext:value-type="float">
            <text:p>1526877514036120000</text:p>
          </table:table-cell>
          <table:table-cell office:value-type="float" office:value="1064" calcext:value-type="float">
            <text:p>1064</text:p>
          </table:table-cell>
          <table:table-cell office:value-type="float" office:value="1.52687751403153E+018" calcext:value-type="float">
            <text:p>1526877514031530000</text:p>
          </table:table-cell>
          <table:table-cell office:value-type="string" calcext:value-type="string">
            <text:p>world</text:p>
          </table:table-cell>
          <table:table-cell office:value-type="float" office:value="0.0015515757259" calcext:value-type="float">
            <text:p>0.0015515757</text:p>
          </table:table-cell>
          <table:table-cell office:value-type="float" office:value="0.00203099311329" calcext:value-type="float">
            <text:p>0.0020309931</text:p>
          </table:table-cell>
          <table:table-cell office:value-type="float" office:value="0.00823191180825" calcext:value-type="float">
            <text:p>0.0082319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05546E+018" calcext:value-type="float">
            <text:p>1526877514055460000</text:p>
          </table:table-cell>
          <table:table-cell office:value-type="float" office:value="1065" calcext:value-type="float">
            <text:p>1065</text:p>
          </table:table-cell>
          <table:table-cell office:value-type="float" office:value="1.52687751405133E+018" calcext:value-type="float">
            <text:p>1526877514051330000</text:p>
          </table:table-cell>
          <table:table-cell office:value-type="string" calcext:value-type="string">
            <text:p>world</text:p>
          </table:table-cell>
          <table:table-cell office:value-type="float" office:value="-0.00309442961589" calcext:value-type="float">
            <text:p>-0.0030944296</text:p>
          </table:table-cell>
          <table:table-cell office:value-type="float" office:value="0.0000916580902413" calcext:value-type="float">
            <text:p>9.16580902413E-005</text:p>
          </table:table-cell>
          <table:table-cell office:value-type="float" office:value="-0.00265651522204" calcext:value-type="float">
            <text:p>-0.0026565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07589E+018" calcext:value-type="float">
            <text:p>1526877514075890000</text:p>
          </table:table-cell>
          <table:table-cell office:value-type="float" office:value="1066" calcext:value-type="float">
            <text:p>1066</text:p>
          </table:table-cell>
          <table:table-cell office:value-type="float" office:value="1.52687751407097E+018" calcext:value-type="float">
            <text:p>1526877514070970000</text:p>
          </table:table-cell>
          <table:table-cell office:value-type="string" calcext:value-type="string">
            <text:p>world</text:p>
          </table:table-cell>
          <table:table-cell office:value-type="float" office:value="0.00278884987347" calcext:value-type="float">
            <text:p>0.0027888499</text:p>
          </table:table-cell>
          <table:table-cell office:value-type="float" office:value="0.00275453808717" calcext:value-type="float">
            <text:p>0.0027545381</text:p>
          </table:table-cell>
          <table:table-cell office:value-type="float" office:value="-0.00837339833379" calcext:value-type="float">
            <text:p>-0.00837339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09613E+018" calcext:value-type="float">
            <text:p>1526877514096130000</text:p>
          </table:table-cell>
          <table:table-cell office:value-type="float" office:value="1067" calcext:value-type="float">
            <text:p>1067</text:p>
          </table:table-cell>
          <table:table-cell office:value-type="float" office:value="1.52687751409064E+018" calcext:value-type="float">
            <text:p>1526877514090640000</text:p>
          </table:table-cell>
          <table:table-cell office:value-type="string" calcext:value-type="string">
            <text:p>world</text:p>
          </table:table-cell>
          <table:table-cell office:value-type="float" office:value="-0.00308896088973" calcext:value-type="float">
            <text:p>-0.0030889609</text:p>
          </table:table-cell>
          <table:table-cell office:value-type="float" office:value="-0.00438696658239" calcext:value-type="float">
            <text:p>-0.0043869666</text:p>
          </table:table-cell>
          <table:table-cell office:value-type="float" office:value="0.000122162513435" calcext:value-type="float">
            <text:p>0.0001221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11562E+018" calcext:value-type="float">
            <text:p>1526877514115620000</text:p>
          </table:table-cell>
          <table:table-cell office:value-type="float" office:value="1068" calcext:value-type="float">
            <text:p>1068</text:p>
          </table:table-cell>
          <table:table-cell office:value-type="float" office:value="1.5268775141114E+018" calcext:value-type="float">
            <text:p>1526877514111400000</text:p>
          </table:table-cell>
          <table:table-cell office:value-type="string" calcext:value-type="string">
            <text:p>world</text:p>
          </table:table-cell>
          <table:table-cell office:value-type="float" office:value="-0.00067063519964" calcext:value-type="float">
            <text:p>-0.0006706352</text:p>
          </table:table-cell>
          <table:table-cell office:value-type="float" office:value="-0.000273284502327" calcext:value-type="float">
            <text:p>-0.0002732845</text:p>
          </table:table-cell>
          <table:table-cell office:value-type="float" office:value="0.00409161206335" calcext:value-type="float">
            <text:p>0.00409161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13584E+018" calcext:value-type="float">
            <text:p>1526877514135840000</text:p>
          </table:table-cell>
          <table:table-cell office:value-type="float" office:value="1069" calcext:value-type="float">
            <text:p>1069</text:p>
          </table:table-cell>
          <table:table-cell office:value-type="float" office:value="1.52687751413122E+018" calcext:value-type="float">
            <text:p>1526877514131220000</text:p>
          </table:table-cell>
          <table:table-cell office:value-type="string" calcext:value-type="string">
            <text:p>world</text:p>
          </table:table-cell>
          <table:table-cell office:value-type="float" office:value="-0.000210252168472" calcext:value-type="float">
            <text:p>-0.0002102522</text:p>
          </table:table-cell>
          <table:table-cell office:value-type="float" office:value="-0.000435292255133" calcext:value-type="float">
            <text:p>-0.0004352923</text:p>
          </table:table-cell>
          <table:table-cell office:value-type="float" office:value="0.00294901547022" calcext:value-type="float">
            <text:p>0.00294901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15612E+018" calcext:value-type="float">
            <text:p>1526877514156120000</text:p>
          </table:table-cell>
          <table:table-cell office:value-type="float" office:value="1070" calcext:value-type="float">
            <text:p>1070</text:p>
          </table:table-cell>
          <table:table-cell office:value-type="float" office:value="1.52687751415131E+018" calcext:value-type="float">
            <text:p>1526877514151310000</text:p>
          </table:table-cell>
          <table:table-cell office:value-type="string" calcext:value-type="string">
            <text:p>world</text:p>
          </table:table-cell>
          <table:table-cell office:value-type="float" office:value="0.00191981345415" calcext:value-type="float">
            <text:p>0.0019198135</text:p>
          </table:table-cell>
          <table:table-cell office:value-type="float" office:value="-0.000740217103157" calcext:value-type="float">
            <text:p>-0.0007402171</text:p>
          </table:table-cell>
          <table:table-cell office:value-type="float" office:value="0.00238974113017" calcext:value-type="float">
            <text:p>0.00238974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17552E+018" calcext:value-type="float">
            <text:p>1526877514175520000</text:p>
          </table:table-cell>
          <table:table-cell office:value-type="float" office:value="1071" calcext:value-type="float">
            <text:p>1071</text:p>
          </table:table-cell>
          <table:table-cell office:value-type="float" office:value="1.52687751417117E+018" calcext:value-type="float">
            <text:p>1526877514171170000</text:p>
          </table:table-cell>
          <table:table-cell office:value-type="string" calcext:value-type="string">
            <text:p>world</text:p>
          </table:table-cell>
          <table:table-cell office:value-type="float" office:value="0.000282827881165" calcext:value-type="float">
            <text:p>0.0002828279</text:p>
          </table:table-cell>
          <table:table-cell office:value-type="float" office:value="0.000624335953034" calcext:value-type="float">
            <text:p>0.000624336</text:p>
          </table:table-cell>
          <table:table-cell office:value-type="float" office:value="-0.000916141318157" calcext:value-type="float">
            <text:p>-0.00091614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19588E+018" calcext:value-type="float">
            <text:p>1526877514195880000</text:p>
          </table:table-cell>
          <table:table-cell office:value-type="float" office:value="1072" calcext:value-type="float">
            <text:p>1072</text:p>
          </table:table-cell>
          <table:table-cell office:value-type="float" office:value="1.52687751419104E+018" calcext:value-type="float">
            <text:p>1526877514191040000</text:p>
          </table:table-cell>
          <table:table-cell office:value-type="string" calcext:value-type="string">
            <text:p>world</text:p>
          </table:table-cell>
          <table:table-cell office:value-type="float" office:value="0.000942754501011" calcext:value-type="float">
            <text:p>0.0009427545</text:p>
          </table:table-cell>
          <table:table-cell office:value-type="float" office:value="0.0053385598585" calcext:value-type="float">
            <text:p>0.0053385599</text:p>
          </table:table-cell>
          <table:table-cell office:value-type="float" office:value="-0.000541172630619" calcext:value-type="float">
            <text:p>-0.00054117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21618E+018" calcext:value-type="float">
            <text:p>1526877514216180000</text:p>
          </table:table-cell>
          <table:table-cell office:value-type="float" office:value="1073" calcext:value-type="float">
            <text:p>1073</text:p>
          </table:table-cell>
          <table:table-cell office:value-type="float" office:value="1.52687751421087E+018" calcext:value-type="float">
            <text:p>1526877514210870000</text:p>
          </table:table-cell>
          <table:table-cell office:value-type="string" calcext:value-type="string">
            <text:p>world</text:p>
          </table:table-cell>
          <table:table-cell office:value-type="float" office:value="0.000923436135054" calcext:value-type="float">
            <text:p>0.0009234361</text:p>
          </table:table-cell>
          <table:table-cell office:value-type="float" office:value="-0.00209477450699" calcext:value-type="float">
            <text:p>-0.0020947745</text:p>
          </table:table-cell>
          <table:table-cell office:value-type="float" office:value="0.00120384502225" calcext:value-type="float">
            <text:p>0.0012038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23547E+018" calcext:value-type="float">
            <text:p>1526877514235470000</text:p>
          </table:table-cell>
          <table:table-cell office:value-type="float" office:value="1074" calcext:value-type="float">
            <text:p>1074</text:p>
          </table:table-cell>
          <table:table-cell office:value-type="float" office:value="1.52687751423057E+018" calcext:value-type="float">
            <text:p>1526877514230570000</text:p>
          </table:table-cell>
          <table:table-cell office:value-type="string" calcext:value-type="string">
            <text:p>world</text:p>
          </table:table-cell>
          <table:table-cell office:value-type="float" office:value="-0.00209525972605" calcext:value-type="float">
            <text:p>-0.0020952597</text:p>
          </table:table-cell>
          <table:table-cell office:value-type="float" office:value="0.00103078992106" calcext:value-type="float">
            <text:p>0.0010307899</text:p>
          </table:table-cell>
          <table:table-cell office:value-type="float" office:value="-0.00168248137925" calcext:value-type="float">
            <text:p>-0.00168248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2558E+018" calcext:value-type="float">
            <text:p>1526877514255800000</text:p>
          </table:table-cell>
          <table:table-cell office:value-type="float" office:value="1075" calcext:value-type="float">
            <text:p>1075</text:p>
          </table:table-cell>
          <table:table-cell office:value-type="float" office:value="1.52687751425149E+018" calcext:value-type="float">
            <text:p>1526877514251490000</text:p>
          </table:table-cell>
          <table:table-cell office:value-type="string" calcext:value-type="string">
            <text:p>world</text:p>
          </table:table-cell>
          <table:table-cell office:value-type="float" office:value="0.00320054544136" calcext:value-type="float">
            <text:p>0.0032005454</text:p>
          </table:table-cell>
          <table:table-cell office:value-type="float" office:value="0.000576980004553" calcext:value-type="float">
            <text:p>0.00057698</text:p>
          </table:table-cell>
          <table:table-cell office:value-type="float" office:value="0.00404482521117" calcext:value-type="float">
            <text:p>0.00404482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27616E+018" calcext:value-type="float">
            <text:p>1526877514276160000</text:p>
          </table:table-cell>
          <table:table-cell office:value-type="float" office:value="1076" calcext:value-type="float">
            <text:p>1076</text:p>
          </table:table-cell>
          <table:table-cell office:value-type="float" office:value="1.52687751427148E+018" calcext:value-type="float">
            <text:p>1526877514271480000</text:p>
          </table:table-cell>
          <table:table-cell office:value-type="string" calcext:value-type="string">
            <text:p>world</text:p>
          </table:table-cell>
          <table:table-cell office:value-type="float" office:value="-0.00227399799041" calcext:value-type="float">
            <text:p>-0.002273998</text:p>
          </table:table-cell>
          <table:table-cell office:value-type="float" office:value="-0.00197648070753" calcext:value-type="float">
            <text:p>-0.0019764807</text:p>
          </table:table-cell>
          <table:table-cell office:value-type="float" office:value="-0.0032838541083" calcext:value-type="float">
            <text:p>-0.00328385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29547E+018" calcext:value-type="float">
            <text:p>1526877514295470000</text:p>
          </table:table-cell>
          <table:table-cell office:value-type="float" office:value="1077" calcext:value-type="float">
            <text:p>1077</text:p>
          </table:table-cell>
          <table:table-cell office:value-type="float" office:value="1.52687751429129E+018" calcext:value-type="float">
            <text:p>1526877514291290000</text:p>
          </table:table-cell>
          <table:table-cell office:value-type="string" calcext:value-type="string">
            <text:p>world</text:p>
          </table:table-cell>
          <table:table-cell office:value-type="float" office:value="0.000721471384168" calcext:value-type="float">
            <text:p>0.0007214714</text:p>
          </table:table-cell>
          <table:table-cell office:value-type="float" office:value="0.000209528487176" calcext:value-type="float">
            <text:p>0.0002095285</text:p>
          </table:table-cell>
          <table:table-cell office:value-type="float" office:value="0.00375189003535" calcext:value-type="float">
            <text:p>0.003751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316E+018" calcext:value-type="float">
            <text:p>1526877514316000000</text:p>
          </table:table-cell>
          <table:table-cell office:value-type="float" office:value="1078" calcext:value-type="float">
            <text:p>1078</text:p>
          </table:table-cell>
          <table:table-cell office:value-type="float" office:value="1.52687751431092E+018" calcext:value-type="float">
            <text:p>1526877514310920000</text:p>
          </table:table-cell>
          <table:table-cell office:value-type="string" calcext:value-type="string">
            <text:p>world</text:p>
          </table:table-cell>
          <table:table-cell office:value-type="float" office:value="0.00244506634772" calcext:value-type="float">
            <text:p>0.0024450663</text:p>
          </table:table-cell>
          <table:table-cell office:value-type="float" office:value="0.00124472379684" calcext:value-type="float">
            <text:p>0.0012447238</text:p>
          </table:table-cell>
          <table:table-cell office:value-type="float" office:value="0.00069306360092" calcext:value-type="float">
            <text:p>0.00069306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33531E+018" calcext:value-type="float">
            <text:p>1526877514335310000</text:p>
          </table:table-cell>
          <table:table-cell office:value-type="float" office:value="1079" calcext:value-type="float">
            <text:p>1079</text:p>
          </table:table-cell>
          <table:table-cell office:value-type="float" office:value="1.52687751433066E+018" calcext:value-type="float">
            <text:p>1526877514330660000</text:p>
          </table:table-cell>
          <table:table-cell office:value-type="string" calcext:value-type="string">
            <text:p>world</text:p>
          </table:table-cell>
          <table:table-cell office:value-type="float" office:value="-0.00026247871574" calcext:value-type="float">
            <text:p>-0.0002624787</text:p>
          </table:table-cell>
          <table:table-cell office:value-type="float" office:value="-0.00573200872168" calcext:value-type="float">
            <text:p>-0.0057320087</text:p>
          </table:table-cell>
          <table:table-cell office:value-type="float" office:value="-0.00296111730859" calcext:value-type="float">
            <text:p>-0.00296111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35544E+018" calcext:value-type="float">
            <text:p>1526877514355440000</text:p>
          </table:table-cell>
          <table:table-cell office:value-type="float" office:value="1080" calcext:value-type="float">
            <text:p>1080</text:p>
          </table:table-cell>
          <table:table-cell office:value-type="float" office:value="1.52687751435139E+018" calcext:value-type="float">
            <text:p>1526877514351390000</text:p>
          </table:table-cell>
          <table:table-cell office:value-type="string" calcext:value-type="string">
            <text:p>world</text:p>
          </table:table-cell>
          <table:table-cell office:value-type="float" office:value="-0.00644844584167" calcext:value-type="float">
            <text:p>-0.0064484458</text:p>
          </table:table-cell>
          <table:table-cell office:value-type="float" office:value="0.00400608219206" calcext:value-type="float">
            <text:p>0.0040060822</text:p>
          </table:table-cell>
          <table:table-cell office:value-type="float" office:value="-0.00744442176074" calcext:value-type="float">
            <text:p>-0.00744442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37588E+018" calcext:value-type="float">
            <text:p>1526877514375880000</text:p>
          </table:table-cell>
          <table:table-cell office:value-type="float" office:value="1081" calcext:value-type="float">
            <text:p>1081</text:p>
          </table:table-cell>
          <table:table-cell office:value-type="float" office:value="1.52687751437118E+018" calcext:value-type="float">
            <text:p>1526877514371180000</text:p>
          </table:table-cell>
          <table:table-cell office:value-type="string" calcext:value-type="string">
            <text:p>world</text:p>
          </table:table-cell>
          <table:table-cell office:value-type="float" office:value="0.0030920105055" calcext:value-type="float">
            <text:p>0.0030920105</text:p>
          </table:table-cell>
          <table:table-cell office:value-type="float" office:value="-0.0000895468983799" calcext:value-type="float">
            <text:p>-8.95468983799E-005</text:p>
          </table:table-cell>
          <table:table-cell office:value-type="float" office:value="0.00570444250479" calcext:value-type="float">
            <text:p>0.00570444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39626E+018" calcext:value-type="float">
            <text:p>1526877514396260000</text:p>
          </table:table-cell>
          <table:table-cell office:value-type="float" office:value="1082" calcext:value-type="float">
            <text:p>1082</text:p>
          </table:table-cell>
          <table:table-cell office:value-type="float" office:value="1.52687751439089E+018" calcext:value-type="float">
            <text:p>1526877514390890000</text:p>
          </table:table-cell>
          <table:table-cell office:value-type="string" calcext:value-type="string">
            <text:p>world</text:p>
          </table:table-cell>
          <table:table-cell office:value-type="float" office:value="0.00357578881085" calcext:value-type="float">
            <text:p>0.0035757888</text:p>
          </table:table-cell>
          <table:table-cell office:value-type="float" office:value="0.00286404648796" calcext:value-type="float">
            <text:p>0.0028640465</text:p>
          </table:table-cell>
          <table:table-cell office:value-type="float" office:value="0.00501182582229" calcext:value-type="float">
            <text:p>0.00501182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41561E+018" calcext:value-type="float">
            <text:p>1526877514415610000</text:p>
          </table:table-cell>
          <table:table-cell office:value-type="float" office:value="1083" calcext:value-type="float">
            <text:p>1083</text:p>
          </table:table-cell>
          <table:table-cell office:value-type="float" office:value="1.52687751441102E+018" calcext:value-type="float">
            <text:p>1526877514411020000</text:p>
          </table:table-cell>
          <table:table-cell office:value-type="string" calcext:value-type="string">
            <text:p>world</text:p>
          </table:table-cell>
          <table:table-cell office:value-type="float" office:value="0.0014299179893" calcext:value-type="float">
            <text:p>0.001429918</text:p>
          </table:table-cell>
          <table:table-cell office:value-type="float" office:value="-0.0000927656656131" calcext:value-type="float">
            <text:p>-9.27656656131E-005</text:p>
          </table:table-cell>
          <table:table-cell office:value-type="float" office:value="0.00252182618715" calcext:value-type="float">
            <text:p>0.00252182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43599E+018" calcext:value-type="float">
            <text:p>1526877514435990000</text:p>
          </table:table-cell>
          <table:table-cell office:value-type="float" office:value="1084" calcext:value-type="float">
            <text:p>1084</text:p>
          </table:table-cell>
          <table:table-cell office:value-type="float" office:value="1.52687751443081E+018" calcext:value-type="float">
            <text:p>1526877514430810000</text:p>
          </table:table-cell>
          <table:table-cell office:value-type="string" calcext:value-type="string">
            <text:p>world</text:p>
          </table:table-cell>
          <table:table-cell office:value-type="float" office:value="0.00032834277954" calcext:value-type="float">
            <text:p>0.0003283428</text:p>
          </table:table-cell>
          <table:table-cell office:value-type="float" office:value="0.00128094782121" calcext:value-type="float">
            <text:p>0.0012809478</text:p>
          </table:table-cell>
          <table:table-cell office:value-type="float" office:value="0.0025381911546" calcext:value-type="float">
            <text:p>0.0025381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45533E+018" calcext:value-type="float">
            <text:p>1526877514455330000</text:p>
          </table:table-cell>
          <table:table-cell office:value-type="float" office:value="1085" calcext:value-type="float">
            <text:p>1085</text:p>
          </table:table-cell>
          <table:table-cell office:value-type="float" office:value="1.52687751445152E+018" calcext:value-type="float">
            <text:p>1526877514451520000</text:p>
          </table:table-cell>
          <table:table-cell office:value-type="string" calcext:value-type="string">
            <text:p>world</text:p>
          </table:table-cell>
          <table:table-cell office:value-type="float" office:value="0.000562434084713" calcext:value-type="float">
            <text:p>0.0005624341</text:p>
          </table:table-cell>
          <table:table-cell office:value-type="float" office:value="0.00111274654046" calcext:value-type="float">
            <text:p>0.0011127465</text:p>
          </table:table-cell>
          <table:table-cell office:value-type="float" office:value="0.000947451568209" calcext:value-type="float">
            <text:p>0.0009474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47551E+018" calcext:value-type="float">
            <text:p>1526877514475510000</text:p>
          </table:table-cell>
          <table:table-cell office:value-type="float" office:value="1086" calcext:value-type="float">
            <text:p>1086</text:p>
          </table:table-cell>
          <table:table-cell office:value-type="float" office:value="1.52687751447133E+018" calcext:value-type="float">
            <text:p>1526877514471330000</text:p>
          </table:table-cell>
          <table:table-cell office:value-type="string" calcext:value-type="string">
            <text:p>world</text:p>
          </table:table-cell>
          <table:table-cell office:value-type="float" office:value="0.000121654753457" calcext:value-type="float">
            <text:p>0.0001216548</text:p>
          </table:table-cell>
          <table:table-cell office:value-type="float" office:value="0.000674302631523" calcext:value-type="float">
            <text:p>0.0006743026</text:p>
          </table:table-cell>
          <table:table-cell office:value-type="float" office:value="0.000250980490819" calcext:value-type="float">
            <text:p>0.00025098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49582E+018" calcext:value-type="float">
            <text:p>1526877514495820000</text:p>
          </table:table-cell>
          <table:table-cell office:value-type="float" office:value="1087" calcext:value-type="float">
            <text:p>1087</text:p>
          </table:table-cell>
          <table:table-cell office:value-type="float" office:value="1.52687751449139E+018" calcext:value-type="float">
            <text:p>1526877514491390000</text:p>
          </table:table-cell>
          <table:table-cell office:value-type="string" calcext:value-type="string">
            <text:p>world</text:p>
          </table:table-cell>
          <table:table-cell office:value-type="float" office:value="-0.0000817455365905" calcext:value-type="float">
            <text:p>-8.17455365905E-005</text:p>
          </table:table-cell>
          <table:table-cell office:value-type="float" office:value="0.000292075128527" calcext:value-type="float">
            <text:p>0.0002920751</text:p>
          </table:table-cell>
          <table:table-cell office:value-type="float" office:value="0.000124847618281" calcext:value-type="float">
            <text:p>0.00012484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51617E+018" calcext:value-type="float">
            <text:p>1526877514516170000</text:p>
          </table:table-cell>
          <table:table-cell office:value-type="float" office:value="1088" calcext:value-type="float">
            <text:p>1088</text:p>
          </table:table-cell>
          <table:table-cell office:value-type="float" office:value="1.52687751451108E+018" calcext:value-type="float">
            <text:p>1526877514511080000</text:p>
          </table:table-cell>
          <table:table-cell office:value-type="string" calcext:value-type="string">
            <text:p>world</text:p>
          </table:table-cell>
          <table:table-cell office:value-type="float" office:value="0.0000482919822389" calcext:value-type="float">
            <text:p>0.000048292</text:p>
          </table:table-cell>
          <table:table-cell office:value-type="float" office:value="0.000137698414619" calcext:value-type="float">
            <text:p>0.0001376984</text:p>
          </table:table-cell>
          <table:table-cell office:value-type="float" office:value="0.000264671078185" calcext:value-type="float">
            <text:p>0.00026467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53542E+018" calcext:value-type="float">
            <text:p>1526877514535420000</text:p>
          </table:table-cell>
          <table:table-cell office:value-type="float" office:value="1089" calcext:value-type="float">
            <text:p>1089</text:p>
          </table:table-cell>
          <table:table-cell office:value-type="float" office:value="1.52687751453092E+018" calcext:value-type="float">
            <text:p>1526877514530920000</text:p>
          </table:table-cell>
          <table:table-cell office:value-type="string" calcext:value-type="string">
            <text:p>world</text:p>
          </table:table-cell>
          <table:table-cell office:value-type="float" office:value="0.000112977184472" calcext:value-type="float">
            <text:p>0.0001129772</text:p>
          </table:table-cell>
          <table:table-cell office:value-type="float" office:value="0.000373565359041" calcext:value-type="float">
            <text:p>0.0003735654</text:p>
          </table:table-cell>
          <table:table-cell office:value-type="float" office:value="0.0000949838577071" calcext:value-type="float">
            <text:p>9.49838577071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55582E+018" calcext:value-type="float">
            <text:p>1526877514555820000</text:p>
          </table:table-cell>
          <table:table-cell office:value-type="float" office:value="1090" calcext:value-type="float">
            <text:p>1090</text:p>
          </table:table-cell>
          <table:table-cell office:value-type="float" office:value="1.52687751455059E+018" calcext:value-type="float">
            <text:p>1526877514550590000</text:p>
          </table:table-cell>
          <table:table-cell office:value-type="string" calcext:value-type="string">
            <text:p>world</text:p>
          </table:table-cell>
          <table:table-cell office:value-type="float" office:value="-0.0000037886602513" calcext:value-type="float">
            <text:p>-3.7886602513E-006</text:p>
          </table:table-cell>
          <table:table-cell office:value-type="float" office:value="-0.0000793349754531" calcext:value-type="float">
            <text:p>-0.000079335</text:p>
          </table:table-cell>
          <table:table-cell office:value-type="float" office:value="0.000324923021253" calcext:value-type="float">
            <text:p>0.0003249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57603E+018" calcext:value-type="float">
            <text:p>1526877514576030000</text:p>
          </table:table-cell>
          <table:table-cell office:value-type="float" office:value="1091" calcext:value-type="float">
            <text:p>1091</text:p>
          </table:table-cell>
          <table:table-cell office:value-type="float" office:value="1.52687751457139E+018" calcext:value-type="float">
            <text:p>1526877514571390000</text:p>
          </table:table-cell>
          <table:table-cell office:value-type="string" calcext:value-type="string">
            <text:p>world</text:p>
          </table:table-cell>
          <table:table-cell office:value-type="float" office:value="0.000115197406558" calcext:value-type="float">
            <text:p>0.0001151974</text:p>
          </table:table-cell>
          <table:table-cell office:value-type="float" office:value="0.000407086801715" calcext:value-type="float">
            <text:p>0.0004070868</text:p>
          </table:table-cell>
          <table:table-cell office:value-type="float" office:value="-0.000288259645458" calcext:value-type="float">
            <text:p>-0.00028825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59552E+018" calcext:value-type="float">
            <text:p>1526877514595520000</text:p>
          </table:table-cell>
          <table:table-cell office:value-type="float" office:value="1092" calcext:value-type="float">
            <text:p>1092</text:p>
          </table:table-cell>
          <table:table-cell office:value-type="float" office:value="1.52687751459116E+018" calcext:value-type="float">
            <text:p>1526877514591160000</text:p>
          </table:table-cell>
          <table:table-cell office:value-type="string" calcext:value-type="string">
            <text:p>world</text:p>
          </table:table-cell>
          <table:table-cell office:value-type="float" office:value="-0.000142321790918" calcext:value-type="float">
            <text:p>-0.0001423218</text:p>
          </table:table-cell>
          <table:table-cell office:value-type="float" office:value="-0.000362897990271" calcext:value-type="float">
            <text:p>-0.000362898</text:p>
          </table:table-cell>
          <table:table-cell office:value-type="float" office:value="0.000493237166665" calcext:value-type="float">
            <text:p>0.00049323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61585E+018" calcext:value-type="float">
            <text:p>1526877514615850000</text:p>
          </table:table-cell>
          <table:table-cell office:value-type="float" office:value="1093" calcext:value-type="float">
            <text:p>1093</text:p>
          </table:table-cell>
          <table:table-cell office:value-type="float" office:value="1.52687751461104E+018" calcext:value-type="float">
            <text:p>1526877514611040000</text:p>
          </table:table-cell>
          <table:table-cell office:value-type="string" calcext:value-type="string">
            <text:p>world</text:p>
          </table:table-cell>
          <table:table-cell office:value-type="float" office:value="0.000157922069775" calcext:value-type="float">
            <text:p>0.0001579221</text:p>
          </table:table-cell>
          <table:table-cell office:value-type="float" office:value="0.000234314531554" calcext:value-type="float">
            <text:p>0.0002343145</text:p>
          </table:table-cell>
          <table:table-cell office:value-type="float" office:value="-0.000198147463379" calcext:value-type="float">
            <text:p>-0.00019814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63623E+018" calcext:value-type="float">
            <text:p>1526877514636230000</text:p>
          </table:table-cell>
          <table:table-cell office:value-type="float" office:value="1094" calcext:value-type="float">
            <text:p>1094</text:p>
          </table:table-cell>
          <table:table-cell office:value-type="float" office:value="1.52687751463087E+018" calcext:value-type="float">
            <text:p>1526877514630870000</text:p>
          </table:table-cell>
          <table:table-cell office:value-type="string" calcext:value-type="string">
            <text:p>world</text:p>
          </table:table-cell>
          <table:table-cell office:value-type="float" office:value="-0.0000521726615261" calcext:value-type="float">
            <text:p>-5.21726615261E-005</text:p>
          </table:table-cell>
          <table:table-cell office:value-type="float" office:value="-0.000382538797567" calcext:value-type="float">
            <text:p>-0.0003825388</text:p>
          </table:table-cell>
          <table:table-cell office:value-type="float" office:value="0.000160362789757" calcext:value-type="float">
            <text:p>0.00016036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65557E+018" calcext:value-type="float">
            <text:p>1526877514655570000</text:p>
          </table:table-cell>
          <table:table-cell office:value-type="float" office:value="1095" calcext:value-type="float">
            <text:p>1095</text:p>
          </table:table-cell>
          <table:table-cell office:value-type="float" office:value="1.5268775146517E+018" calcext:value-type="float">
            <text:p>1526877514651700000</text:p>
          </table:table-cell>
          <table:table-cell office:value-type="string" calcext:value-type="string">
            <text:p>world</text:p>
          </table:table-cell>
          <table:table-cell office:value-type="float" office:value="0.000246750947554" calcext:value-type="float">
            <text:p>0.0002467509</text:p>
          </table:table-cell>
          <table:table-cell office:value-type="float" office:value="0.000337118748575" calcext:value-type="float">
            <text:p>0.0003371187</text:p>
          </table:table-cell>
          <table:table-cell office:value-type="float" office:value="-0.000247348187258" calcext:value-type="float">
            <text:p>-0.00024734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676E+018" calcext:value-type="float">
            <text:p>1526877514676000000</text:p>
          </table:table-cell>
          <table:table-cell office:value-type="float" office:value="1096" calcext:value-type="float">
            <text:p>1096</text:p>
          </table:table-cell>
          <table:table-cell office:value-type="float" office:value="1.52687751467154E+018" calcext:value-type="float">
            <text:p>1526877514671540000</text:p>
          </table:table-cell>
          <table:table-cell office:value-type="string" calcext:value-type="string">
            <text:p>world</text:p>
          </table:table-cell>
          <table:table-cell office:value-type="float" office:value="-0.0000212005397771" calcext:value-type="float">
            <text:p>-2.12005397771E-005</text:p>
          </table:table-cell>
          <table:table-cell office:value-type="float" office:value="0.000123476536828" calcext:value-type="float">
            <text:p>0.0001234765</text:p>
          </table:table-cell>
          <table:table-cell office:value-type="float" office:value="0.0000812562502688" calcext:value-type="float">
            <text:p>8.1256250268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69516E+018" calcext:value-type="float">
            <text:p>1526877514695160000</text:p>
          </table:table-cell>
          <table:table-cell office:value-type="float" office:value="1097" calcext:value-type="float">
            <text:p>1097</text:p>
          </table:table-cell>
          <table:table-cell office:value-type="float" office:value="1.52687751469127E+018" calcext:value-type="float">
            <text:p>1526877514691270000</text:p>
          </table:table-cell>
          <table:table-cell office:value-type="string" calcext:value-type="string">
            <text:p>world</text:p>
          </table:table-cell>
          <table:table-cell office:value-type="float" office:value="-0.000156451686053" calcext:value-type="float">
            <text:p>-0.0001564517</text:p>
          </table:table-cell>
          <table:table-cell office:value-type="float" office:value="0.0000949788227445" calcext:value-type="float">
            <text:p>9.49788227445E-005</text:p>
          </table:table-cell>
          <table:table-cell office:value-type="float" office:value="0.000197139772354" calcext:value-type="float">
            <text:p>0.00019713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71545E+018" calcext:value-type="float">
            <text:p>1526877514715450000</text:p>
          </table:table-cell>
          <table:table-cell office:value-type="float" office:value="1098" calcext:value-type="float">
            <text:p>1098</text:p>
          </table:table-cell>
          <table:table-cell office:value-type="float" office:value="1.52687751471097E+018" calcext:value-type="float">
            <text:p>1526877514710970000</text:p>
          </table:table-cell>
          <table:table-cell office:value-type="string" calcext:value-type="string">
            <text:p>world</text:p>
          </table:table-cell>
          <table:table-cell office:value-type="float" office:value="0.000137183247716" calcext:value-type="float">
            <text:p>0.0001371832</text:p>
          </table:table-cell>
          <table:table-cell office:value-type="float" office:value="-0.000346464366885" calcext:value-type="float">
            <text:p>-0.0003464644</text:p>
          </table:table-cell>
          <table:table-cell office:value-type="float" office:value="-0.000157371701789" calcext:value-type="float">
            <text:p>-0.00015737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73599E+018" calcext:value-type="float">
            <text:p>1526877514735990000</text:p>
          </table:table-cell>
          <table:table-cell office:value-type="float" office:value="1099" calcext:value-type="float">
            <text:p>1099</text:p>
          </table:table-cell>
          <table:table-cell office:value-type="float" office:value="1.52687751473159E+018" calcext:value-type="float">
            <text:p>1526877514731590000</text:p>
          </table:table-cell>
          <table:table-cell office:value-type="string" calcext:value-type="string">
            <text:p>world</text:p>
          </table:table-cell>
          <table:table-cell office:value-type="float" office:value="-0.00161215709522" calcext:value-type="float">
            <text:p>-0.0016121571</text:p>
          </table:table-cell>
          <table:table-cell office:value-type="float" office:value="-0.000755840796046" calcext:value-type="float">
            <text:p>-0.0007558408</text:p>
          </table:table-cell>
          <table:table-cell office:value-type="float" office:value="-0.00195007759612" calcext:value-type="float">
            <text:p>-0.0019500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75535E+018" calcext:value-type="float">
            <text:p>1526877514755350000</text:p>
          </table:table-cell>
          <table:table-cell office:value-type="float" office:value="1100" calcext:value-type="float">
            <text:p>1100</text:p>
          </table:table-cell>
          <table:table-cell office:value-type="float" office:value="1.52687751475131E+018" calcext:value-type="float">
            <text:p>1526877514751310000</text:p>
          </table:table-cell>
          <table:table-cell office:value-type="string" calcext:value-type="string">
            <text:p>world</text:p>
          </table:table-cell>
          <table:table-cell office:value-type="float" office:value="0.00126085523516" calcext:value-type="float">
            <text:p>0.0012608552</text:p>
          </table:table-cell>
          <table:table-cell office:value-type="float" office:value="0.000734192959499" calcext:value-type="float">
            <text:p>0.000734193</text:p>
          </table:table-cell>
          <table:table-cell office:value-type="float" office:value="0.00110642169602" calcext:value-type="float">
            <text:p>0.00110642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77579E+018" calcext:value-type="float">
            <text:p>1526877514775790000</text:p>
          </table:table-cell>
          <table:table-cell office:value-type="float" office:value="1101" calcext:value-type="float">
            <text:p>1101</text:p>
          </table:table-cell>
          <table:table-cell office:value-type="float" office:value="1.52687751477093E+018" calcext:value-type="float">
            <text:p>1526877514770930000</text:p>
          </table:table-cell>
          <table:table-cell office:value-type="string" calcext:value-type="string">
            <text:p>world</text:p>
          </table:table-cell>
          <table:table-cell office:value-type="float" office:value="0.000278063584119" calcext:value-type="float">
            <text:p>0.0002780636</text:p>
          </table:table-cell>
          <table:table-cell office:value-type="float" office:value="0.0000930152891669" calcext:value-type="float">
            <text:p>9.30152891669E-005</text:p>
          </table:table-cell>
          <table:table-cell office:value-type="float" office:value="0.000530127435923" calcext:value-type="float">
            <text:p>0.00053012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79606E+018" calcext:value-type="float">
            <text:p>1526877514796060000</text:p>
          </table:table-cell>
          <table:table-cell office:value-type="float" office:value="1102" calcext:value-type="float">
            <text:p>1102</text:p>
          </table:table-cell>
          <table:table-cell office:value-type="float" office:value="1.52687751479079E+018" calcext:value-type="float">
            <text:p>1526877514790790000</text:p>
          </table:table-cell>
          <table:table-cell office:value-type="string" calcext:value-type="string">
            <text:p>world</text:p>
          </table:table-cell>
          <table:table-cell office:value-type="float" office:value="-0.000130355299916" calcext:value-type="float">
            <text:p>-0.0001303553</text:p>
          </table:table-cell>
          <table:table-cell office:value-type="float" office:value="0.000248341995757" calcext:value-type="float">
            <text:p>0.000248342</text:p>
          </table:table-cell>
          <table:table-cell office:value-type="float" office:value="-0.0000563609355595" calcext:value-type="float">
            <text:p>-5.63609355595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8154E+018" calcext:value-type="float">
            <text:p>1526877514815400000</text:p>
          </table:table-cell>
          <table:table-cell office:value-type="float" office:value="1103" calcext:value-type="float">
            <text:p>1103</text:p>
          </table:table-cell>
          <table:table-cell office:value-type="float" office:value="1.52687751481062E+018" calcext:value-type="float">
            <text:p>1526877514810620000</text:p>
          </table:table-cell>
          <table:table-cell office:value-type="string" calcext:value-type="string">
            <text:p>world</text:p>
          </table:table-cell>
          <table:table-cell office:value-type="float" office:value="-0.00133581808768" calcext:value-type="float">
            <text:p>-0.0013358181</text:p>
          </table:table-cell>
          <table:table-cell office:value-type="float" office:value="-0.000744077493437" calcext:value-type="float">
            <text:p>-0.0007440775</text:p>
          </table:table-cell>
          <table:table-cell office:value-type="float" office:value="-0.0018952714745" calcext:value-type="float">
            <text:p>-0.00189527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83592E+018" calcext:value-type="float">
            <text:p>1526877514835920000</text:p>
          </table:table-cell>
          <table:table-cell office:value-type="float" office:value="1104" calcext:value-type="float">
            <text:p>1104</text:p>
          </table:table-cell>
          <table:table-cell office:value-type="float" office:value="1.52687751483145E+018" calcext:value-type="float">
            <text:p>1526877514831450000</text:p>
          </table:table-cell>
          <table:table-cell office:value-type="string" calcext:value-type="string">
            <text:p>world</text:p>
          </table:table-cell>
          <table:table-cell office:value-type="float" office:value="-0.000468867918244" calcext:value-type="float">
            <text:p>-0.0004688679</text:p>
          </table:table-cell>
          <table:table-cell office:value-type="float" office:value="-0.000102106278064" calcext:value-type="float">
            <text:p>-0.0001021063</text:p>
          </table:table-cell>
          <table:table-cell office:value-type="float" office:value="-0.00107914826367" calcext:value-type="float">
            <text:p>-0.00107914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85515E+018" calcext:value-type="float">
            <text:p>1526877514855150000</text:p>
          </table:table-cell>
          <table:table-cell office:value-type="float" office:value="1105" calcext:value-type="float">
            <text:p>1105</text:p>
          </table:table-cell>
          <table:table-cell office:value-type="float" office:value="1.52687751485118E+018" calcext:value-type="float">
            <text:p>1526877514851180000</text:p>
          </table:table-cell>
          <table:table-cell office:value-type="string" calcext:value-type="string">
            <text:p>world</text:p>
          </table:table-cell>
          <table:table-cell office:value-type="float" office:value="-0.000658534758259" calcext:value-type="float">
            <text:p>-0.0006585348</text:p>
          </table:table-cell>
          <table:table-cell office:value-type="float" office:value="-0.000580622232519" calcext:value-type="float">
            <text:p>-0.0005806222</text:p>
          </table:table-cell>
          <table:table-cell office:value-type="float" office:value="-0.000577635713853" calcext:value-type="float">
            <text:p>-0.00057763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87558E+018" calcext:value-type="float">
            <text:p>1526877514875580000</text:p>
          </table:table-cell>
          <table:table-cell office:value-type="float" office:value="1106" calcext:value-type="float">
            <text:p>1106</text:p>
          </table:table-cell>
          <table:table-cell office:value-type="float" office:value="1.52687751487092E+018" calcext:value-type="float">
            <text:p>1526877514870920000</text:p>
          </table:table-cell>
          <table:table-cell office:value-type="string" calcext:value-type="string">
            <text:p>world</text:p>
          </table:table-cell>
          <table:table-cell office:value-type="float" office:value="-0.0000519716995768" calcext:value-type="float">
            <text:p>-5.19716995768E-005</text:p>
          </table:table-cell>
          <table:table-cell office:value-type="float" office:value="0.000116699113278" calcext:value-type="float">
            <text:p>0.0001166991</text:p>
          </table:table-cell>
          <table:table-cell office:value-type="float" office:value="-0.000582202512305" calcext:value-type="float">
            <text:p>-0.00058220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89606E+018" calcext:value-type="float">
            <text:p>1526877514896060000</text:p>
          </table:table-cell>
          <table:table-cell office:value-type="float" office:value="1107" calcext:value-type="float">
            <text:p>1107</text:p>
          </table:table-cell>
          <table:table-cell office:value-type="float" office:value="1.52687751489066E+018" calcext:value-type="float">
            <text:p>1526877514890660000</text:p>
          </table:table-cell>
          <table:table-cell office:value-type="string" calcext:value-type="string">
            <text:p>world</text:p>
          </table:table-cell>
          <table:table-cell office:value-type="float" office:value="-0.000049721544201" calcext:value-type="float">
            <text:p>-4.9721544201E-005</text:p>
          </table:table-cell>
          <table:table-cell office:value-type="float" office:value="-0.000206562646781" calcext:value-type="float">
            <text:p>-0.0002065626</text:p>
          </table:table-cell>
          <table:table-cell office:value-type="float" office:value="0.000356719567208" calcext:value-type="float">
            <text:p>0.00035671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91544E+018" calcext:value-type="float">
            <text:p>1526877514915440000</text:p>
          </table:table-cell>
          <table:table-cell office:value-type="float" office:value="1108" calcext:value-type="float">
            <text:p>1108</text:p>
          </table:table-cell>
          <table:table-cell office:value-type="float" office:value="1.52687751491153E+018" calcext:value-type="float">
            <text:p>1526877514911530000</text:p>
          </table:table-cell>
          <table:table-cell office:value-type="string" calcext:value-type="string">
            <text:p>world</text:p>
          </table:table-cell>
          <table:table-cell office:value-type="float" office:value="-0.0000523213966517" calcext:value-type="float">
            <text:p>-5.23213966517E-005</text:p>
          </table:table-cell>
          <table:table-cell office:value-type="float" office:value="0.000125557242427" calcext:value-type="float">
            <text:p>0.0001255572</text:p>
          </table:table-cell>
          <table:table-cell office:value-type="float" office:value="-0.000544095528312" calcext:value-type="float">
            <text:p>-0.00054409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9358E+018" calcext:value-type="float">
            <text:p>1526877514935800000</text:p>
          </table:table-cell>
          <table:table-cell office:value-type="float" office:value="1109" calcext:value-type="float">
            <text:p>1109</text:p>
          </table:table-cell>
          <table:table-cell office:value-type="float" office:value="1.52687751493142E+018" calcext:value-type="float">
            <text:p>1526877514931420000</text:p>
          </table:table-cell>
          <table:table-cell office:value-type="string" calcext:value-type="string">
            <text:p>world</text:p>
          </table:table-cell>
          <table:table-cell office:value-type="float" office:value="-0.0000437658673036" calcext:value-type="float">
            <text:p>-4.37658673036E-005</text:p>
          </table:table-cell>
          <table:table-cell office:value-type="float" office:value="-0.000158426249982" calcext:value-type="float">
            <text:p>-0.0001584262</text:p>
          </table:table-cell>
          <table:table-cell office:value-type="float" office:value="-0.0000140362244565" calcext:value-type="float">
            <text:p>-1.40362244565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95624E+018" calcext:value-type="float">
            <text:p>1526877514956240000</text:p>
          </table:table-cell>
          <table:table-cell office:value-type="float" office:value="1110" calcext:value-type="float">
            <text:p>1110</text:p>
          </table:table-cell>
          <table:table-cell office:value-type="float" office:value="1.52687751495143E+018" calcext:value-type="float">
            <text:p>1526877514951430000</text:p>
          </table:table-cell>
          <table:table-cell office:value-type="string" calcext:value-type="string">
            <text:p>world</text:p>
          </table:table-cell>
          <table:table-cell office:value-type="float" office:value="-0.000230921898037" calcext:value-type="float">
            <text:p>-0.0002309219</text:p>
          </table:table-cell>
          <table:table-cell office:value-type="float" office:value="0.0000579829720664" calcext:value-type="float">
            <text:p>0.000057983</text:p>
          </table:table-cell>
          <table:table-cell office:value-type="float" office:value="0.0000555016304133" calcext:value-type="float">
            <text:p>5.55016304133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97566E+018" calcext:value-type="float">
            <text:p>1526877514975660000</text:p>
          </table:table-cell>
          <table:table-cell office:value-type="float" office:value="1111" calcext:value-type="float">
            <text:p>1111</text:p>
          </table:table-cell>
          <table:table-cell office:value-type="float" office:value="1.5268775149715E+018" calcext:value-type="float">
            <text:p>1526877514971500000</text:p>
          </table:table-cell>
          <table:table-cell office:value-type="string" calcext:value-type="string">
            <text:p>world</text:p>
          </table:table-cell>
          <table:table-cell office:value-type="float" office:value="0.0000539619213669" calcext:value-type="float">
            <text:p>5.39619213669E-005</text:p>
          </table:table-cell>
          <table:table-cell office:value-type="float" office:value="-0.0000723750708858" calcext:value-type="float">
            <text:p>-7.23750708858E-005</text:p>
          </table:table-cell>
          <table:table-cell office:value-type="float" office:value="-0.000487935991259" calcext:value-type="float">
            <text:p>-0.000487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499614E+018" calcext:value-type="float">
            <text:p>1526877514996140000</text:p>
          </table:table-cell>
          <table:table-cell office:value-type="float" office:value="1112" calcext:value-type="float">
            <text:p>1112</text:p>
          </table:table-cell>
          <table:table-cell office:value-type="float" office:value="1.52687751499146E+018" calcext:value-type="float">
            <text:p>1526877514991460000</text:p>
          </table:table-cell>
          <table:table-cell office:value-type="string" calcext:value-type="string">
            <text:p>world</text:p>
          </table:table-cell>
          <table:table-cell office:value-type="float" office:value="0.0000450190564152" calcext:value-type="float">
            <text:p>4.50190564152E-005</text:p>
          </table:table-cell>
          <table:table-cell office:value-type="float" office:value="0.000130163796712" calcext:value-type="float">
            <text:p>0.0001301638</text:p>
          </table:table-cell>
          <table:table-cell office:value-type="float" office:value="-0.0000137545139296" calcext:value-type="float">
            <text:p>-1.37545139296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01575E+018" calcext:value-type="float">
            <text:p>1526877515015750000</text:p>
          </table:table-cell>
          <table:table-cell office:value-type="float" office:value="1113" calcext:value-type="float">
            <text:p>1113</text:p>
          </table:table-cell>
          <table:table-cell office:value-type="float" office:value="1.52687751501141E+018" calcext:value-type="float">
            <text:p>1526877515011410000</text:p>
          </table:table-cell>
          <table:table-cell office:value-type="string" calcext:value-type="string">
            <text:p>world</text:p>
          </table:table-cell>
          <table:table-cell office:value-type="float" office:value="-0.000252575147897" calcext:value-type="float">
            <text:p>-0.0002525751</text:p>
          </table:table-cell>
          <table:table-cell office:value-type="float" office:value="-0.0000497277433169" calcext:value-type="float">
            <text:p>-4.97277433169E-005</text:p>
          </table:table-cell>
          <table:table-cell office:value-type="float" office:value="0.0000835759274196" calcext:value-type="float">
            <text:p>8.35759274196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03621E+018" calcext:value-type="float">
            <text:p>1526877515036210000</text:p>
          </table:table-cell>
          <table:table-cell office:value-type="float" office:value="1114" calcext:value-type="float">
            <text:p>1114</text:p>
          </table:table-cell>
          <table:table-cell office:value-type="float" office:value="1.52687751503115E+018" calcext:value-type="float">
            <text:p>1526877515031150000</text:p>
          </table:table-cell>
          <table:table-cell office:value-type="string" calcext:value-type="string">
            <text:p>world</text:p>
          </table:table-cell>
          <table:table-cell office:value-type="float" office:value="-0.000206066091778" calcext:value-type="float">
            <text:p>-0.0002060661</text:p>
          </table:table-cell>
          <table:table-cell office:value-type="float" office:value="-0.000322969310218" calcext:value-type="float">
            <text:p>-0.0003229693</text:p>
          </table:table-cell>
          <table:table-cell office:value-type="float" office:value="-0.0000340514379786" calcext:value-type="float">
            <text:p>-3.40514379786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05548E+018" calcext:value-type="float">
            <text:p>1526877515055480000</text:p>
          </table:table-cell>
          <table:table-cell office:value-type="float" office:value="1115" calcext:value-type="float">
            <text:p>1115</text:p>
          </table:table-cell>
          <table:table-cell office:value-type="float" office:value="1.52687751505113E+018" calcext:value-type="float">
            <text:p>1526877515051130000</text:p>
          </table:table-cell>
          <table:table-cell office:value-type="string" calcext:value-type="string">
            <text:p>world</text:p>
          </table:table-cell>
          <table:table-cell office:value-type="float" office:value="0.0000624676176812" calcext:value-type="float">
            <text:p>6.24676176812E-005</text:p>
          </table:table-cell>
          <table:table-cell office:value-type="float" office:value="0.000140083619044" calcext:value-type="float">
            <text:p>0.0001400836</text:p>
          </table:table-cell>
          <table:table-cell office:value-type="float" office:value="-0.00034435998532" calcext:value-type="float">
            <text:p>-0.000344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07589E+018" calcext:value-type="float">
            <text:p>1526877515075890000</text:p>
          </table:table-cell>
          <table:table-cell office:value-type="float" office:value="1116" calcext:value-type="float">
            <text:p>1116</text:p>
          </table:table-cell>
          <table:table-cell office:value-type="float" office:value="1.52687751507088E+018" calcext:value-type="float">
            <text:p>1526877515070880000</text:p>
          </table:table-cell>
          <table:table-cell office:value-type="string" calcext:value-type="string">
            <text:p>world</text:p>
          </table:table-cell>
          <table:table-cell office:value-type="float" office:value="-0.0000663115934003" calcext:value-type="float">
            <text:p>-6.63115934003E-005</text:p>
          </table:table-cell>
          <table:table-cell office:value-type="float" office:value="-0.000189591693925" calcext:value-type="float">
            <text:p>-0.0001895917</text:p>
          </table:table-cell>
          <table:table-cell office:value-type="float" office:value="0.000218778688577" calcext:value-type="float">
            <text:p>0.00021877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09624E+018" calcext:value-type="float">
            <text:p>1526877515096240000</text:p>
          </table:table-cell>
          <table:table-cell office:value-type="float" office:value="1117" calcext:value-type="float">
            <text:p>1117</text:p>
          </table:table-cell>
          <table:table-cell office:value-type="float" office:value="1.52687751509159E+018" calcext:value-type="float">
            <text:p>1526877515091590000</text:p>
          </table:table-cell>
          <table:table-cell office:value-type="string" calcext:value-type="string">
            <text:p>world</text:p>
          </table:table-cell>
          <table:table-cell office:value-type="float" office:value="0.000136474976898" calcext:value-type="float">
            <text:p>0.000136475</text:p>
          </table:table-cell>
          <table:table-cell office:value-type="float" office:value="0.000487238343339" calcext:value-type="float">
            <text:p>0.0004872383</text:p>
          </table:table-cell>
          <table:table-cell office:value-type="float" office:value="-0.0000716869326425" calcext:value-type="float">
            <text:p>-7.16869326425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11572E+018" calcext:value-type="float">
            <text:p>1526877515115720000</text:p>
          </table:table-cell>
          <table:table-cell office:value-type="float" office:value="1118" calcext:value-type="float">
            <text:p>1118</text:p>
          </table:table-cell>
          <table:table-cell office:value-type="float" office:value="1.5268775151113E+018" calcext:value-type="float">
            <text:p>1526877515111300000</text:p>
          </table:table-cell>
          <table:table-cell office:value-type="string" calcext:value-type="string">
            <text:p>world</text:p>
          </table:table-cell>
          <table:table-cell office:value-type="float" office:value="-0.000144651014125" calcext:value-type="float">
            <text:p>-0.000144651</text:p>
          </table:table-cell>
          <table:table-cell office:value-type="float" office:value="-0.000276178034255" calcext:value-type="float">
            <text:p>-0.000276178</text:p>
          </table:table-cell>
          <table:table-cell office:value-type="float" office:value="0.000173063570401" calcext:value-type="float">
            <text:p>0.00017306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13597E+018" calcext:value-type="float">
            <text:p>1526877515135970000</text:p>
          </table:table-cell>
          <table:table-cell office:value-type="float" office:value="1119" calcext:value-type="float">
            <text:p>1119</text:p>
          </table:table-cell>
          <table:table-cell office:value-type="float" office:value="1.52687751513117E+018" calcext:value-type="float">
            <text:p>1526877515131170000</text:p>
          </table:table-cell>
          <table:table-cell office:value-type="string" calcext:value-type="string">
            <text:p>world</text:p>
          </table:table-cell>
          <table:table-cell office:value-type="float" office:value="-0.000204545081942" calcext:value-type="float">
            <text:p>-0.0002045451</text:p>
          </table:table-cell>
          <table:table-cell office:value-type="float" office:value="0.0000332558265654" calcext:value-type="float">
            <text:p>3.32558265654E-005</text:p>
          </table:table-cell>
          <table:table-cell office:value-type="float" office:value="0.0000175357054104" calcext:value-type="float">
            <text:p>1.75357054104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15529E+018" calcext:value-type="float">
            <text:p>1526877515155290000</text:p>
          </table:table-cell>
          <table:table-cell office:value-type="float" office:value="1120" calcext:value-type="float">
            <text:p>1120</text:p>
          </table:table-cell>
          <table:table-cell office:value-type="float" office:value="1.5268775151511E+018" calcext:value-type="float">
            <text:p>1526877515151100000</text:p>
          </table:table-cell>
          <table:table-cell office:value-type="string" calcext:value-type="string">
            <text:p>world</text:p>
          </table:table-cell>
          <table:table-cell office:value-type="float" office:value="0.000273621728411" calcext:value-type="float">
            <text:p>0.0002736217</text:p>
          </table:table-cell>
          <table:table-cell office:value-type="float" office:value="-0.0000581841231906" calcext:value-type="float">
            <text:p>-5.81841231906E-005</text:p>
          </table:table-cell>
          <table:table-cell office:value-type="float" office:value="0.000167948543094" calcext:value-type="float">
            <text:p>0.00016794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17565E+018" calcext:value-type="float">
            <text:p>1526877515175650000</text:p>
          </table:table-cell>
          <table:table-cell office:value-type="float" office:value="1121" calcext:value-type="float">
            <text:p>1121</text:p>
          </table:table-cell>
          <table:table-cell office:value-type="float" office:value="1.52687751517088E+018" calcext:value-type="float">
            <text:p>1526877515170880000</text:p>
          </table:table-cell>
          <table:table-cell office:value-type="string" calcext:value-type="string">
            <text:p>world</text:p>
          </table:table-cell>
          <table:table-cell office:value-type="float" office:value="-0.000194845386432" calcext:value-type="float">
            <text:p>-0.0001948454</text:p>
          </table:table-cell>
          <table:table-cell office:value-type="float" office:value="0.000266140559688" calcext:value-type="float">
            <text:p>0.0002661406</text:p>
          </table:table-cell>
          <table:table-cell office:value-type="float" office:value="0.000475162058137" calcext:value-type="float">
            <text:p>0.00047516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19613E+018" calcext:value-type="float">
            <text:p>1526877515196130000</text:p>
          </table:table-cell>
          <table:table-cell office:value-type="float" office:value="1122" calcext:value-type="float">
            <text:p>1122</text:p>
          </table:table-cell>
          <table:table-cell office:value-type="float" office:value="1.5268775151906E+018" calcext:value-type="float">
            <text:p>1526877515190600000</text:p>
          </table:table-cell>
          <table:table-cell office:value-type="string" calcext:value-type="string">
            <text:p>world</text:p>
          </table:table-cell>
          <table:table-cell office:value-type="float" office:value="0.000116513467219" calcext:value-type="float">
            <text:p>0.0001165135</text:p>
          </table:table-cell>
          <table:table-cell office:value-type="float" office:value="0.0000552835990675" calcext:value-type="float">
            <text:p>5.52835990675E-005</text:p>
          </table:table-cell>
          <table:table-cell office:value-type="float" office:value="0.000155645117047" calcext:value-type="float">
            <text:p>0.00015564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21544E+018" calcext:value-type="float">
            <text:p>1526877515215440000</text:p>
          </table:table-cell>
          <table:table-cell office:value-type="float" office:value="1123" calcext:value-type="float">
            <text:p>1123</text:p>
          </table:table-cell>
          <table:table-cell office:value-type="float" office:value="1.52687751521139E+018" calcext:value-type="float">
            <text:p>1526877515211390000</text:p>
          </table:table-cell>
          <table:table-cell office:value-type="string" calcext:value-type="string">
            <text:p>world</text:p>
          </table:table-cell>
          <table:table-cell office:value-type="float" office:value="-0.000022569878638" calcext:value-type="float">
            <text:p>-2.2569878638E-005</text:p>
          </table:table-cell>
          <table:table-cell office:value-type="float" office:value="-0.0000751758270781" calcext:value-type="float">
            <text:p>-7.51758270781E-005</text:p>
          </table:table-cell>
          <table:table-cell office:value-type="float" office:value="-0.000147392391227" calcext:value-type="float">
            <text:p>-0.00014739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23579E+018" calcext:value-type="float">
            <text:p>1526877515235790000</text:p>
          </table:table-cell>
          <table:table-cell office:value-type="float" office:value="1124" calcext:value-type="float">
            <text:p>1124</text:p>
          </table:table-cell>
          <table:table-cell office:value-type="float" office:value="1.52687751523119E+018" calcext:value-type="float">
            <text:p>1526877515231190000</text:p>
          </table:table-cell>
          <table:table-cell office:value-type="string" calcext:value-type="string">
            <text:p>world</text:p>
          </table:table-cell>
          <table:table-cell office:value-type="float" office:value="0.0000729500679881" calcext:value-type="float">
            <text:p>7.29500679881E-005</text:p>
          </table:table-cell>
          <table:table-cell office:value-type="float" office:value="-0.00000637624543742" calcext:value-type="float">
            <text:p>-6.37624543742E-006</text:p>
          </table:table-cell>
          <table:table-cell office:value-type="float" office:value="0.000240702065639" calcext:value-type="float">
            <text:p>0.00024070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25617E+018" calcext:value-type="float">
            <text:p>1526877515256170000</text:p>
          </table:table-cell>
          <table:table-cell office:value-type="float" office:value="1125" calcext:value-type="float">
            <text:p>1125</text:p>
          </table:table-cell>
          <table:table-cell office:value-type="float" office:value="1.52687751525102E+018" calcext:value-type="float">
            <text:p>1526877515251020000</text:p>
          </table:table-cell>
          <table:table-cell office:value-type="string" calcext:value-type="string">
            <text:p>world</text:p>
          </table:table-cell>
          <table:table-cell office:value-type="float" office:value="-0.00023730857356" calcext:value-type="float">
            <text:p>-0.0002373086</text:p>
          </table:table-cell>
          <table:table-cell office:value-type="float" office:value="0.0001348892838" calcext:value-type="float">
            <text:p>0.0001348893</text:p>
          </table:table-cell>
          <table:table-cell office:value-type="float" office:value="-0.0000133943540277" calcext:value-type="float">
            <text:p>-1.33943540277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27548E+018" calcext:value-type="float">
            <text:p>1526877515275480000</text:p>
          </table:table-cell>
          <table:table-cell office:value-type="float" office:value="1126" calcext:value-type="float">
            <text:p>1126</text:p>
          </table:table-cell>
          <table:table-cell office:value-type="float" office:value="1.52687751527094E+018" calcext:value-type="float">
            <text:p>1526877515270940000</text:p>
          </table:table-cell>
          <table:table-cell office:value-type="string" calcext:value-type="string">
            <text:p>world</text:p>
          </table:table-cell>
          <table:table-cell office:value-type="float" office:value="0.0000622783045401" calcext:value-type="float">
            <text:p>6.22783045401E-005</text:p>
          </table:table-cell>
          <table:table-cell office:value-type="float" office:value="0.000148200953845" calcext:value-type="float">
            <text:p>0.000148201</text:p>
          </table:table-cell>
          <table:table-cell office:value-type="float" office:value="0.0000838171836222" calcext:value-type="float">
            <text:p>8.3817183622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29604E+018" calcext:value-type="float">
            <text:p>1526877515296040000</text:p>
          </table:table-cell>
          <table:table-cell office:value-type="float" office:value="1127" calcext:value-type="float">
            <text:p>1127</text:p>
          </table:table-cell>
          <table:table-cell office:value-type="float" office:value="1.5268775152906E+018" calcext:value-type="float">
            <text:p>1526877515290600000</text:p>
          </table:table-cell>
          <table:table-cell office:value-type="string" calcext:value-type="string">
            <text:p>world</text:p>
          </table:table-cell>
          <table:table-cell office:value-type="float" office:value="0.000261192093603" calcext:value-type="float">
            <text:p>0.0002611921</text:p>
          </table:table-cell>
          <table:table-cell office:value-type="float" office:value="0.000119509262731" calcext:value-type="float">
            <text:p>0.0001195093</text:p>
          </table:table-cell>
          <table:table-cell office:value-type="float" office:value="0.000451134808827" calcext:value-type="float">
            <text:p>0.00045113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3154E+018" calcext:value-type="float">
            <text:p>1526877515315400000</text:p>
          </table:table-cell>
          <table:table-cell office:value-type="float" office:value="1128" calcext:value-type="float">
            <text:p>1128</text:p>
          </table:table-cell>
          <table:table-cell office:value-type="float" office:value="1.52687751531156E+018" calcext:value-type="float">
            <text:p>1526877515311560000</text:p>
          </table:table-cell>
          <table:table-cell office:value-type="string" calcext:value-type="string">
            <text:p>world</text:p>
          </table:table-cell>
          <table:table-cell office:value-type="float" office:value="-0.000026936919312" calcext:value-type="float">
            <text:p>-2.6936919312E-005</text:p>
          </table:table-cell>
          <table:table-cell office:value-type="float" office:value="-0.0000683490943629" calcext:value-type="float">
            <text:p>-6.83490943629E-005</text:p>
          </table:table-cell>
          <table:table-cell office:value-type="float" office:value="0.000140405347338" calcext:value-type="float">
            <text:p>0.00014040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3358E+018" calcext:value-type="float">
            <text:p>1526877515335800000</text:p>
          </table:table-cell>
          <table:table-cell office:value-type="float" office:value="1129" calcext:value-type="float">
            <text:p>1129</text:p>
          </table:table-cell>
          <table:table-cell office:value-type="float" office:value="1.52687751533131E+018" calcext:value-type="float">
            <text:p>1526877515331310000</text:p>
          </table:table-cell>
          <table:table-cell office:value-type="string" calcext:value-type="string">
            <text:p>world</text:p>
          </table:table-cell>
          <table:table-cell office:value-type="float" office:value="-0.000276866659988" calcext:value-type="float">
            <text:p>-0.0002768667</text:p>
          </table:table-cell>
          <table:table-cell office:value-type="float" office:value="-0.000257971551036" calcext:value-type="float">
            <text:p>-0.0002579716</text:p>
          </table:table-cell>
          <table:table-cell office:value-type="float" office:value="-0.00000406098115491" calcext:value-type="float">
            <text:p>-0.0000040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35617E+018" calcext:value-type="float">
            <text:p>1526877515356170000</text:p>
          </table:table-cell>
          <table:table-cell office:value-type="float" office:value="1130" calcext:value-type="float">
            <text:p>1130</text:p>
          </table:table-cell>
          <table:table-cell office:value-type="float" office:value="1.52687751535098E+018" calcext:value-type="float">
            <text:p>1526877515350980000</text:p>
          </table:table-cell>
          <table:table-cell office:value-type="string" calcext:value-type="string">
            <text:p>world</text:p>
          </table:table-cell>
          <table:table-cell office:value-type="float" office:value="0.000105587474536" calcext:value-type="float">
            <text:p>0.0001055875</text:p>
          </table:table-cell>
          <table:table-cell office:value-type="float" office:value="0.000216094151256" calcext:value-type="float">
            <text:p>0.0002160942</text:p>
          </table:table-cell>
          <table:table-cell office:value-type="float" office:value="0.000198581474251" calcext:value-type="float">
            <text:p>0.00019858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37555E+018" calcext:value-type="float">
            <text:p>1526877515375550000</text:p>
          </table:table-cell>
          <table:table-cell office:value-type="float" office:value="1131" calcext:value-type="float">
            <text:p>1131</text:p>
          </table:table-cell>
          <table:table-cell office:value-type="float" office:value="1.52687751537081E+018" calcext:value-type="float">
            <text:p>1526877515370810000</text:p>
          </table:table-cell>
          <table:table-cell office:value-type="string" calcext:value-type="string">
            <text:p>world</text:p>
          </table:table-cell>
          <table:table-cell office:value-type="float" office:value="0.000127425984829" calcext:value-type="float">
            <text:p>0.000127426</text:p>
          </table:table-cell>
          <table:table-cell office:value-type="float" office:value="-0.0000458219801658" calcext:value-type="float">
            <text:p>-0.000045822</text:p>
          </table:table-cell>
          <table:table-cell office:value-type="float" office:value="0.000703735218849" calcext:value-type="float">
            <text:p>0.0007037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39597E+018" calcext:value-type="float">
            <text:p>1526877515395970000</text:p>
          </table:table-cell>
          <table:table-cell office:value-type="float" office:value="1132" calcext:value-type="float">
            <text:p>1132</text:p>
          </table:table-cell>
          <table:table-cell office:value-type="float" office:value="1.52687751539169E+018" calcext:value-type="float">
            <text:p>1526877515391690000</text:p>
          </table:table-cell>
          <table:table-cell office:value-type="string" calcext:value-type="string">
            <text:p>world</text:p>
          </table:table-cell>
          <table:table-cell office:value-type="float" office:value="0.0000371722380805" calcext:value-type="float">
            <text:p>3.71722380805E-005</text:p>
          </table:table-cell>
          <table:table-cell office:value-type="float" office:value="0.000484291987959" calcext:value-type="float">
            <text:p>0.000484292</text:p>
          </table:table-cell>
          <table:table-cell office:value-type="float" office:value="0.0000608345144428" calcext:value-type="float">
            <text:p>6.0834514442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41527E+018" calcext:value-type="float">
            <text:p>1526877515415270000</text:p>
          </table:table-cell>
          <table:table-cell office:value-type="float" office:value="1133" calcext:value-type="float">
            <text:p>1133</text:p>
          </table:table-cell>
          <table:table-cell office:value-type="float" office:value="1.52687751541163E+018" calcext:value-type="float">
            <text:p>1526877515411630000</text:p>
          </table:table-cell>
          <table:table-cell office:value-type="string" calcext:value-type="string">
            <text:p>world</text:p>
          </table:table-cell>
          <table:table-cell office:value-type="float" office:value="-0.000145484009408" calcext:value-type="float">
            <text:p>-0.000145484</text:p>
          </table:table-cell>
          <table:table-cell office:value-type="float" office:value="-0.00040592617006" calcext:value-type="float">
            <text:p>-0.0004059262</text:p>
          </table:table-cell>
          <table:table-cell office:value-type="float" office:value="0.000331470015226" calcext:value-type="float">
            <text:p>0.000331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43577E+018" calcext:value-type="float">
            <text:p>1526877515435770000</text:p>
          </table:table-cell>
          <table:table-cell office:value-type="float" office:value="1134" calcext:value-type="float">
            <text:p>1134</text:p>
          </table:table-cell>
          <table:table-cell office:value-type="float" office:value="1.5268775154315E+018" calcext:value-type="float">
            <text:p>1526877515431500000</text:p>
          </table:table-cell>
          <table:table-cell office:value-type="string" calcext:value-type="string">
            <text:p>world</text:p>
          </table:table-cell>
          <table:table-cell office:value-type="float" office:value="0.00000161513889907" calcext:value-type="float">
            <text:p>1.61513889907E-006</text:p>
          </table:table-cell>
          <table:table-cell office:value-type="float" office:value="0.000272177276202" calcext:value-type="float">
            <text:p>0.0002721773</text:p>
          </table:table-cell>
          <table:table-cell office:value-type="float" office:value="0.000138010160299" calcext:value-type="float">
            <text:p>0.00013801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45606E+018" calcext:value-type="float">
            <text:p>1526877515456060000</text:p>
          </table:table-cell>
          <table:table-cell office:value-type="float" office:value="1135" calcext:value-type="float">
            <text:p>1135</text:p>
          </table:table-cell>
          <table:table-cell office:value-type="float" office:value="1.52687751545129E+018" calcext:value-type="float">
            <text:p>1526877515451290000</text:p>
          </table:table-cell>
          <table:table-cell office:value-type="string" calcext:value-type="string">
            <text:p>world</text:p>
          </table:table-cell>
          <table:table-cell office:value-type="float" office:value="-0.0000420804899477" calcext:value-type="float">
            <text:p>-4.20804899477E-005</text:p>
          </table:table-cell>
          <table:table-cell office:value-type="float" office:value="0.0000816537940409" calcext:value-type="float">
            <text:p>8.16537940409E-005</text:p>
          </table:table-cell>
          <table:table-cell office:value-type="float" office:value="0.000216593165533" calcext:value-type="float">
            <text:p>0.00021659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47545E+018" calcext:value-type="float">
            <text:p>1526877515475450000</text:p>
          </table:table-cell>
          <table:table-cell office:value-type="float" office:value="1136" calcext:value-type="float">
            <text:p>1136</text:p>
          </table:table-cell>
          <table:table-cell office:value-type="float" office:value="1.52687751547153E+018" calcext:value-type="float">
            <text:p>1526877515471530000</text:p>
          </table:table-cell>
          <table:table-cell office:value-type="string" calcext:value-type="string">
            <text:p>world</text:p>
          </table:table-cell>
          <table:table-cell office:value-type="float" office:value="0.000187732468476" calcext:value-type="float">
            <text:p>0.0001877325</text:p>
          </table:table-cell>
          <table:table-cell office:value-type="float" office:value="0.000135557638714" calcext:value-type="float">
            <text:p>0.0001355576</text:p>
          </table:table-cell>
          <table:table-cell office:value-type="float" office:value="0.000428373110481" calcext:value-type="float">
            <text:p>0.00042837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49578E+018" calcext:value-type="float">
            <text:p>1526877515495780000</text:p>
          </table:table-cell>
          <table:table-cell office:value-type="float" office:value="1137" calcext:value-type="float">
            <text:p>1137</text:p>
          </table:table-cell>
          <table:table-cell office:value-type="float" office:value="1.52687751549134E+018" calcext:value-type="float">
            <text:p>1526877515491340000</text:p>
          </table:table-cell>
          <table:table-cell office:value-type="string" calcext:value-type="string">
            <text:p>world</text:p>
          </table:table-cell>
          <table:table-cell office:value-type="float" office:value="0.0000201841030503" calcext:value-type="float">
            <text:p>2.01841030503E-005</text:p>
          </table:table-cell>
          <table:table-cell office:value-type="float" office:value="0.0000415421309299" calcext:value-type="float">
            <text:p>4.15421309299E-005</text:p>
          </table:table-cell>
          <table:table-cell office:value-type="float" office:value="0.0000883967150003" calcext:value-type="float">
            <text:p>8.83967150003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51613E+018" calcext:value-type="float">
            <text:p>1526877515516130000</text:p>
          </table:table-cell>
          <table:table-cell office:value-type="float" office:value="1138" calcext:value-type="float">
            <text:p>1138</text:p>
          </table:table-cell>
          <table:table-cell office:value-type="float" office:value="1.52687751551103E+018" calcext:value-type="float">
            <text:p>1526877515511030000</text:p>
          </table:table-cell>
          <table:table-cell office:value-type="string" calcext:value-type="string">
            <text:p>world</text:p>
          </table:table-cell>
          <table:table-cell office:value-type="float" office:value="-0.000116866001918" calcext:value-type="float">
            <text:p>-0.000116866</text:p>
          </table:table-cell>
          <table:table-cell office:value-type="float" office:value="-0.000059470814449" calcext:value-type="float">
            <text:p>-5.9470814449E-005</text:p>
          </table:table-cell>
          <table:table-cell office:value-type="float" office:value="0.000188926875126" calcext:value-type="float">
            <text:p>0.00018892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53544E+018" calcext:value-type="float">
            <text:p>1526877515535440000</text:p>
          </table:table-cell>
          <table:table-cell office:value-type="float" office:value="1139" calcext:value-type="float">
            <text:p>1139</text:p>
          </table:table-cell>
          <table:table-cell office:value-type="float" office:value="1.52687751553087E+018" calcext:value-type="float">
            <text:p>1526877515530870000</text:p>
          </table:table-cell>
          <table:table-cell office:value-type="string" calcext:value-type="string">
            <text:p>world</text:p>
          </table:table-cell>
          <table:table-cell office:value-type="float" office:value="-0.00000301562977256" calcext:value-type="float">
            <text:p>-3.01562977256E-006</text:p>
          </table:table-cell>
          <table:table-cell office:value-type="float" office:value="0.000312117481371" calcext:value-type="float">
            <text:p>0.0003121175</text:p>
          </table:table-cell>
          <table:table-cell office:value-type="float" office:value="-0.0000548261450604" calcext:value-type="float">
            <text:p>-5.48261450604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55583E+018" calcext:value-type="float">
            <text:p>1526877515555830000</text:p>
          </table:table-cell>
          <table:table-cell office:value-type="float" office:value="1140" calcext:value-type="float">
            <text:p>1140</text:p>
          </table:table-cell>
          <table:table-cell office:value-type="float" office:value="1.52687751555165E+018" calcext:value-type="float">
            <text:p>1526877515551650000</text:p>
          </table:table-cell>
          <table:table-cell office:value-type="string" calcext:value-type="string">
            <text:p>world</text:p>
          </table:table-cell>
          <table:table-cell office:value-type="float" office:value="0.000203328716452" calcext:value-type="float">
            <text:p>0.0002033287</text:p>
          </table:table-cell>
          <table:table-cell office:value-type="float" office:value="0.0000910210801521" calcext:value-type="float">
            <text:p>9.10210801521E-005</text:p>
          </table:table-cell>
          <table:table-cell office:value-type="float" office:value="0.000748222984839" calcext:value-type="float">
            <text:p>0.0007482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57595E+018" calcext:value-type="float">
            <text:p>1526877515575950000</text:p>
          </table:table-cell>
          <table:table-cell office:value-type="float" office:value="1141" calcext:value-type="float">
            <text:p>1141</text:p>
          </table:table-cell>
          <table:table-cell office:value-type="float" office:value="1.52687751557132E+018" calcext:value-type="float">
            <text:p>1526877515571320000</text:p>
          </table:table-cell>
          <table:table-cell office:value-type="string" calcext:value-type="string">
            <text:p>world</text:p>
          </table:table-cell>
          <table:table-cell office:value-type="float" office:value="0.000306554342387" calcext:value-type="float">
            <text:p>0.0003065543</text:p>
          </table:table-cell>
          <table:table-cell office:value-type="float" office:value="0.000479487207485" calcext:value-type="float">
            <text:p>0.0004794872</text:p>
          </table:table-cell>
          <table:table-cell office:value-type="float" office:value="0.000347016699379" calcext:value-type="float">
            <text:p>0.00034701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5953E+018" calcext:value-type="float">
            <text:p>1526877515595300000</text:p>
          </table:table-cell>
          <table:table-cell office:value-type="float" office:value="1142" calcext:value-type="float">
            <text:p>1142</text:p>
          </table:table-cell>
          <table:table-cell office:value-type="float" office:value="1.52687751559117E+018" calcext:value-type="float">
            <text:p>1526877515591170000</text:p>
          </table:table-cell>
          <table:table-cell office:value-type="string" calcext:value-type="string">
            <text:p>world</text:p>
          </table:table-cell>
          <table:table-cell office:value-type="float" office:value="-0.000144809993799" calcext:value-type="float">
            <text:p>-0.00014481</text:p>
          </table:table-cell>
          <table:table-cell office:value-type="float" office:value="-0.000337962585036" calcext:value-type="float">
            <text:p>-0.0003379626</text:p>
          </table:table-cell>
          <table:table-cell office:value-type="float" office:value="0.000137726339744" calcext:value-type="float">
            <text:p>0.00013772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61578E+018" calcext:value-type="float">
            <text:p>1526877515615780000</text:p>
          </table:table-cell>
          <table:table-cell office:value-type="float" office:value="1143" calcext:value-type="float">
            <text:p>1143</text:p>
          </table:table-cell>
          <table:table-cell office:value-type="float" office:value="1.52687751561098E+018" calcext:value-type="float">
            <text:p>1526877515610980000</text:p>
          </table:table-cell>
          <table:table-cell office:value-type="string" calcext:value-type="string">
            <text:p>world</text:p>
          </table:table-cell>
          <table:table-cell office:value-type="float" office:value="-0.000121533885249" calcext:value-type="float">
            <text:p>-0.0001215339</text:p>
          </table:table-cell>
          <table:table-cell office:value-type="float" office:value="0.000270708580501" calcext:value-type="float">
            <text:p>0.0002707086</text:p>
          </table:table-cell>
          <table:table-cell office:value-type="float" office:value="-0.0000234479084611" calcext:value-type="float">
            <text:p>-2.34479084611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63515E+018" calcext:value-type="float">
            <text:p>1526877515635150000</text:p>
          </table:table-cell>
          <table:table-cell office:value-type="float" office:value="1144" calcext:value-type="float">
            <text:p>1144</text:p>
          </table:table-cell>
          <table:table-cell office:value-type="float" office:value="1.52687751563159E+018" calcext:value-type="float">
            <text:p>1526877515631590000</text:p>
          </table:table-cell>
          <table:table-cell office:value-type="string" calcext:value-type="string">
            <text:p>world</text:p>
          </table:table-cell>
          <table:table-cell office:value-type="float" office:value="-0.00000981835910352" calcext:value-type="float">
            <text:p>-9.81835910352E-006</text:p>
          </table:table-cell>
          <table:table-cell office:value-type="float" office:value="-0.000252085214015" calcext:value-type="float">
            <text:p>-0.0002520852</text:p>
          </table:table-cell>
          <table:table-cell office:value-type="float" office:value="0.000260097789578" calcext:value-type="float">
            <text:p>0.0002600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65556E+018" calcext:value-type="float">
            <text:p>1526877515655560000</text:p>
          </table:table-cell>
          <table:table-cell office:value-type="float" office:value="1145" calcext:value-type="float">
            <text:p>1145</text:p>
          </table:table-cell>
          <table:table-cell office:value-type="float" office:value="1.52687751565132E+018" calcext:value-type="float">
            <text:p>1526877515651320000</text:p>
          </table:table-cell>
          <table:table-cell office:value-type="string" calcext:value-type="string">
            <text:p>world</text:p>
          </table:table-cell>
          <table:table-cell office:value-type="float" office:value="0.0000232183865592" calcext:value-type="float">
            <text:p>2.32183865592E-005</text:p>
          </table:table-cell>
          <table:table-cell office:value-type="float" office:value="0.000243188958848" calcext:value-type="float">
            <text:p>0.000243189</text:p>
          </table:table-cell>
          <table:table-cell office:value-type="float" office:value="0.000180486109457" calcext:value-type="float">
            <text:p>0.00018048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67583E+018" calcext:value-type="float">
            <text:p>1526877515675830000</text:p>
          </table:table-cell>
          <table:table-cell office:value-type="float" office:value="1146" calcext:value-type="float">
            <text:p>1146</text:p>
          </table:table-cell>
          <table:table-cell office:value-type="float" office:value="1.52687751567116E+018" calcext:value-type="float">
            <text:p>1526877515671160000</text:p>
          </table:table-cell>
          <table:table-cell office:value-type="string" calcext:value-type="string">
            <text:p>world</text:p>
          </table:table-cell>
          <table:table-cell office:value-type="float" office:value="0.0000195008851733" calcext:value-type="float">
            <text:p>1.95008851733E-005</text:p>
          </table:table-cell>
          <table:table-cell office:value-type="float" office:value="-0.0000599144404987" calcext:value-type="float">
            <text:p>-5.99144404987E-005</text:p>
          </table:table-cell>
          <table:table-cell office:value-type="float" office:value="0.000185860990314" calcext:value-type="float">
            <text:p>0.0001858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69609E+018" calcext:value-type="float">
            <text:p>1526877515696090000</text:p>
          </table:table-cell>
          <table:table-cell office:value-type="float" office:value="1147" calcext:value-type="float">
            <text:p>1147</text:p>
          </table:table-cell>
          <table:table-cell office:value-type="float" office:value="1.52687751569095E+018" calcext:value-type="float">
            <text:p>1526877515690950000</text:p>
          </table:table-cell>
          <table:table-cell office:value-type="string" calcext:value-type="string">
            <text:p>world</text:p>
          </table:table-cell>
          <table:table-cell office:value-type="float" office:value="-0.0000113701307782" calcext:value-type="float">
            <text:p>-1.13701307782E-005</text:p>
          </table:table-cell>
          <table:table-cell office:value-type="float" office:value="0.000129181717057" calcext:value-type="float">
            <text:p>0.0001291817</text:p>
          </table:table-cell>
          <table:table-cell office:value-type="float" office:value="0.0000479804075439" calcext:value-type="float">
            <text:p>4.79804075439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71554E+018" calcext:value-type="float">
            <text:p>1526877515715540000</text:p>
          </table:table-cell>
          <table:table-cell office:value-type="float" office:value="1148" calcext:value-type="float">
            <text:p>1148</text:p>
          </table:table-cell>
          <table:table-cell office:value-type="float" office:value="1.52687751571066E+018" calcext:value-type="float">
            <text:p>1526877515710660000</text:p>
          </table:table-cell>
          <table:table-cell office:value-type="string" calcext:value-type="string">
            <text:p>world</text:p>
          </table:table-cell>
          <table:table-cell office:value-type="float" office:value="-0.000220007583266" calcext:value-type="float">
            <text:p>-0.0002200076</text:p>
          </table:table-cell>
          <table:table-cell office:value-type="float" office:value="-0.000298027938697" calcext:value-type="float">
            <text:p>-0.0002980279</text:p>
          </table:table-cell>
          <table:table-cell office:value-type="float" office:value="-0.0000631051952951" calcext:value-type="float">
            <text:p>-6.31051952951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73596E+018" calcext:value-type="float">
            <text:p>1526877515735960000</text:p>
          </table:table-cell>
          <table:table-cell office:value-type="float" office:value="1149" calcext:value-type="float">
            <text:p>1149</text:p>
          </table:table-cell>
          <table:table-cell office:value-type="float" office:value="1.52687751573147E+018" calcext:value-type="float">
            <text:p>1526877515731470000</text:p>
          </table:table-cell>
          <table:table-cell office:value-type="string" calcext:value-type="string">
            <text:p>world</text:p>
          </table:table-cell>
          <table:table-cell office:value-type="float" office:value="-0.00000122110213852" calcext:value-type="float">
            <text:p>-1.22110213852E-006</text:p>
          </table:table-cell>
          <table:table-cell office:value-type="float" office:value="0.000000207699486054" calcext:value-type="float">
            <text:p>2.07699486054E-007</text:p>
          </table:table-cell>
          <table:table-cell office:value-type="float" office:value="0.000217439897824" calcext:value-type="float">
            <text:p>0.00021743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75522E+018" calcext:value-type="float">
            <text:p>1526877515755220000</text:p>
          </table:table-cell>
          <table:table-cell office:value-type="float" office:value="1150" calcext:value-type="float">
            <text:p>1150</text:p>
          </table:table-cell>
          <table:table-cell office:value-type="float" office:value="1.5268775157512E+018" calcext:value-type="float">
            <text:p>1526877515751200000</text:p>
          </table:table-cell>
          <table:table-cell office:value-type="string" calcext:value-type="string">
            <text:p>world</text:p>
          </table:table-cell>
          <table:table-cell office:value-type="float" office:value="0.000190713995835" calcext:value-type="float">
            <text:p>0.000190714</text:p>
          </table:table-cell>
          <table:table-cell office:value-type="float" office:value="0.000150630541611" calcext:value-type="float">
            <text:p>0.0001506305</text:p>
          </table:table-cell>
          <table:table-cell office:value-type="float" office:value="-0.0000705199345248" calcext:value-type="float">
            <text:p>-7.0519934524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77556E+018" calcext:value-type="float">
            <text:p>1526877515775560000</text:p>
          </table:table-cell>
          <table:table-cell office:value-type="float" office:value="1151" calcext:value-type="float">
            <text:p>1151</text:p>
          </table:table-cell>
          <table:table-cell office:value-type="float" office:value="1.52687751577107E+018" calcext:value-type="float">
            <text:p>1526877515771070000</text:p>
          </table:table-cell>
          <table:table-cell office:value-type="string" calcext:value-type="string">
            <text:p>world</text:p>
          </table:table-cell>
          <table:table-cell office:value-type="float" office:value="-0.000108160762466" calcext:value-type="float">
            <text:p>-0.0001081608</text:p>
          </table:table-cell>
          <table:table-cell office:value-type="float" office:value="0.0000386948922824" calcext:value-type="float">
            <text:p>3.86948922824E-005</text:p>
          </table:table-cell>
          <table:table-cell office:value-type="float" office:value="0.000155440648086" calcext:value-type="float">
            <text:p>0.00015544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7958E+018" calcext:value-type="float">
            <text:p>1526877515795800000</text:p>
          </table:table-cell>
          <table:table-cell office:value-type="float" office:value="1152" calcext:value-type="float">
            <text:p>1152</text:p>
          </table:table-cell>
          <table:table-cell office:value-type="float" office:value="1.52687751579085E+018" calcext:value-type="float">
            <text:p>1526877515790850000</text:p>
          </table:table-cell>
          <table:table-cell office:value-type="string" calcext:value-type="string">
            <text:p>world</text:p>
          </table:table-cell>
          <table:table-cell office:value-type="float" office:value="0.000193709769519" calcext:value-type="float">
            <text:p>0.0001937098</text:p>
          </table:table-cell>
          <table:table-cell office:value-type="float" office:value="0.00019053457072" calcext:value-type="float">
            <text:p>0.0001905346</text:p>
          </table:table-cell>
          <table:table-cell office:value-type="float" office:value="0.000161157993716" calcext:value-type="float">
            <text:p>0.0001611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81638E+018" calcext:value-type="float">
            <text:p>1526877515816380000</text:p>
          </table:table-cell>
          <table:table-cell office:value-type="float" office:value="1153" calcext:value-type="float">
            <text:p>1153</text:p>
          </table:table-cell>
          <table:table-cell office:value-type="float" office:value="1.52687751581168E+018" calcext:value-type="float">
            <text:p>1526877515811680000</text:p>
          </table:table-cell>
          <table:table-cell office:value-type="string" calcext:value-type="string">
            <text:p>world</text:p>
          </table:table-cell>
          <table:table-cell office:value-type="float" office:value="-0.0000182958610822" calcext:value-type="float">
            <text:p>-1.82958610822E-005</text:p>
          </table:table-cell>
          <table:table-cell office:value-type="float" office:value="-0.000112368143164" calcext:value-type="float">
            <text:p>-0.0001123681</text:p>
          </table:table-cell>
          <table:table-cell office:value-type="float" office:value="0.00030678420444" calcext:value-type="float">
            <text:p>0.00030678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83565E+018" calcext:value-type="float">
            <text:p>1526877515835650000</text:p>
          </table:table-cell>
          <table:table-cell office:value-type="float" office:value="1154" calcext:value-type="float">
            <text:p>1154</text:p>
          </table:table-cell>
          <table:table-cell office:value-type="float" office:value="1.52687751583143E+018" calcext:value-type="float">
            <text:p>1526877515831430000</text:p>
          </table:table-cell>
          <table:table-cell office:value-type="string" calcext:value-type="string">
            <text:p>world</text:p>
          </table:table-cell>
          <table:table-cell office:value-type="float" office:value="-0.0000424996687798" calcext:value-type="float">
            <text:p>-4.24996687798E-005</text:p>
          </table:table-cell>
          <table:table-cell office:value-type="float" office:value="0.000123009231174" calcext:value-type="float">
            <text:p>0.0001230092</text:p>
          </table:table-cell>
          <table:table-cell office:value-type="float" office:value="-0.0000519235036336" calcext:value-type="float">
            <text:p>-5.19235036336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85604E+018" calcext:value-type="float">
            <text:p>1526877515856040000</text:p>
          </table:table-cell>
          <table:table-cell office:value-type="float" office:value="1155" calcext:value-type="float">
            <text:p>1155</text:p>
          </table:table-cell>
          <table:table-cell office:value-type="float" office:value="1.52687751585118E+018" calcext:value-type="float">
            <text:p>1526877515851180000</text:p>
          </table:table-cell>
          <table:table-cell office:value-type="string" calcext:value-type="string">
            <text:p>world</text:p>
          </table:table-cell>
          <table:table-cell office:value-type="float" office:value="-0.0000941409234656" calcext:value-type="float">
            <text:p>-9.41409234656E-005</text:p>
          </table:table-cell>
          <table:table-cell office:value-type="float" office:value="-0.00030907074688" calcext:value-type="float">
            <text:p>-0.0003090707</text:p>
          </table:table-cell>
          <table:table-cell office:value-type="float" office:value="0.0000866632035468" calcext:value-type="float">
            <text:p>8.6663203546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87545E+018" calcext:value-type="float">
            <text:p>1526877515875450000</text:p>
          </table:table-cell>
          <table:table-cell office:value-type="float" office:value="1156" calcext:value-type="float">
            <text:p>1156</text:p>
          </table:table-cell>
          <table:table-cell office:value-type="float" office:value="1.52687751587103E+018" calcext:value-type="float">
            <text:p>1526877515871030000</text:p>
          </table:table-cell>
          <table:table-cell office:value-type="string" calcext:value-type="string">
            <text:p>world</text:p>
          </table:table-cell>
          <table:table-cell office:value-type="float" office:value="-0.000277600076515" calcext:value-type="float">
            <text:p>-0.0002776001</text:p>
          </table:table-cell>
          <table:table-cell office:value-type="float" office:value="0.0000440615112893" calcext:value-type="float">
            <text:p>4.40615112893E-005</text:p>
          </table:table-cell>
          <table:table-cell office:value-type="float" office:value="0.000100484539871" calcext:value-type="float">
            <text:p>0.00010048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89583E+018" calcext:value-type="float">
            <text:p>1526877515895830000</text:p>
          </table:table-cell>
          <table:table-cell office:value-type="float" office:value="1157" calcext:value-type="float">
            <text:p>1157</text:p>
          </table:table-cell>
          <table:table-cell office:value-type="float" office:value="1.52687751589064E+018" calcext:value-type="float">
            <text:p>1526877515890640000</text:p>
          </table:table-cell>
          <table:table-cell office:value-type="string" calcext:value-type="string">
            <text:p>world</text:p>
          </table:table-cell>
          <table:table-cell office:value-type="float" office:value="0.000258982327068" calcext:value-type="float">
            <text:p>0.0002589823</text:p>
          </table:table-cell>
          <table:table-cell office:value-type="float" office:value="-0.0000645507680019" calcext:value-type="float">
            <text:p>-6.45507680019E-005</text:p>
          </table:table-cell>
          <table:table-cell office:value-type="float" office:value="-0.000171731226146" calcext:value-type="float">
            <text:p>-0.0001717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91631E+018" calcext:value-type="float">
            <text:p>1526877515916310000</text:p>
          </table:table-cell>
          <table:table-cell office:value-type="float" office:value="1158" calcext:value-type="float">
            <text:p>1158</text:p>
          </table:table-cell>
          <table:table-cell office:value-type="float" office:value="1.5268775159114E+018" calcext:value-type="float">
            <text:p>1526877515911400000</text:p>
          </table:table-cell>
          <table:table-cell office:value-type="string" calcext:value-type="string">
            <text:p>world</text:p>
          </table:table-cell>
          <table:table-cell office:value-type="float" office:value="-0.0000515029387316" calcext:value-type="float">
            <text:p>-5.15029387316E-005</text:p>
          </table:table-cell>
          <table:table-cell office:value-type="float" office:value="0.000367248256225" calcext:value-type="float">
            <text:p>0.0003672483</text:p>
          </table:table-cell>
          <table:table-cell office:value-type="float" office:value="0.00024449211196" calcext:value-type="float">
            <text:p>0.00024449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9356E+018" calcext:value-type="float">
            <text:p>1526877515935600000</text:p>
          </table:table-cell>
          <table:table-cell office:value-type="float" office:value="1159" calcext:value-type="float">
            <text:p>1159</text:p>
          </table:table-cell>
          <table:table-cell office:value-type="float" office:value="1.52687751593115E+018" calcext:value-type="float">
            <text:p>1526877515931150000</text:p>
          </table:table-cell>
          <table:table-cell office:value-type="string" calcext:value-type="string">
            <text:p>world</text:p>
          </table:table-cell>
          <table:table-cell office:value-type="float" office:value="0.0000490226520924" calcext:value-type="float">
            <text:p>4.90226520924E-005</text:p>
          </table:table-cell>
          <table:table-cell office:value-type="float" office:value="-0.0000347316963598" calcext:value-type="float">
            <text:p>-3.47316963598E-005</text:p>
          </table:table-cell>
          <table:table-cell office:value-type="float" office:value="-0.0000554026191821" calcext:value-type="float">
            <text:p>-5.54026191821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95591E+018" calcext:value-type="float">
            <text:p>1526877515955910000</text:p>
          </table:table-cell>
          <table:table-cell office:value-type="float" office:value="1160" calcext:value-type="float">
            <text:p>1160</text:p>
          </table:table-cell>
          <table:table-cell office:value-type="float" office:value="1.52687751595097E+018" calcext:value-type="float">
            <text:p>1526877515950970000</text:p>
          </table:table-cell>
          <table:table-cell office:value-type="string" calcext:value-type="string">
            <text:p>world</text:p>
          </table:table-cell>
          <table:table-cell office:value-type="float" office:value="-0.0000126135491882" calcext:value-type="float">
            <text:p>-1.26135491882E-005</text:p>
          </table:table-cell>
          <table:table-cell office:value-type="float" office:value="-0.000160470357514" calcext:value-type="float">
            <text:p>-0.0001604704</text:p>
          </table:table-cell>
          <table:table-cell office:value-type="float" office:value="0.0000652937596897" calcext:value-type="float">
            <text:p>6.52937596897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97511E+018" calcext:value-type="float">
            <text:p>1526877515975110000</text:p>
          </table:table-cell>
          <table:table-cell office:value-type="float" office:value="1161" calcext:value-type="float">
            <text:p>1161</text:p>
          </table:table-cell>
          <table:table-cell office:value-type="float" office:value="1.5268775159707E+018" calcext:value-type="float">
            <text:p>1526877515970700000</text:p>
          </table:table-cell>
          <table:table-cell office:value-type="string" calcext:value-type="string">
            <text:p>world</text:p>
          </table:table-cell>
          <table:table-cell office:value-type="float" office:value="0.000024357035727" calcext:value-type="float">
            <text:p>0.000024357</text:p>
          </table:table-cell>
          <table:table-cell office:value-type="float" office:value="-0.000200762326131" calcext:value-type="float">
            <text:p>-0.0002007623</text:p>
          </table:table-cell>
          <table:table-cell office:value-type="float" office:value="-0.000022344844183" calcext:value-type="float">
            <text:p>-2.2344844183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599549E+018" calcext:value-type="float">
            <text:p>1526877515995490000</text:p>
          </table:table-cell>
          <table:table-cell office:value-type="float" office:value="1162" calcext:value-type="float">
            <text:p>1162</text:p>
          </table:table-cell>
          <table:table-cell office:value-type="float" office:value="1.52687751599165E+018" calcext:value-type="float">
            <text:p>1526877515991650000</text:p>
          </table:table-cell>
          <table:table-cell office:value-type="string" calcext:value-type="string">
            <text:p>world</text:p>
          </table:table-cell>
          <table:table-cell office:value-type="float" office:value="-0.000134612637339" calcext:value-type="float">
            <text:p>-0.0001346126</text:p>
          </table:table-cell>
          <table:table-cell office:value-type="float" office:value="-0.0000592796423007" calcext:value-type="float">
            <text:p>-5.92796423007E-005</text:p>
          </table:table-cell>
          <table:table-cell office:value-type="float" office:value="-0.000176862929948" calcext:value-type="float">
            <text:p>-0.00017686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01592E+018" calcext:value-type="float">
            <text:p>1526877516015920000</text:p>
          </table:table-cell>
          <table:table-cell office:value-type="float" office:value="1163" calcext:value-type="float">
            <text:p>1163</text:p>
          </table:table-cell>
          <table:table-cell office:value-type="float" office:value="1.52687751601172E+018" calcext:value-type="float">
            <text:p>1526877516011720000</text:p>
          </table:table-cell>
          <table:table-cell office:value-type="string" calcext:value-type="string">
            <text:p>world</text:p>
          </table:table-cell>
          <table:table-cell office:value-type="float" office:value="-0.0000760857437854" calcext:value-type="float">
            <text:p>-7.60857437854E-005</text:p>
          </table:table-cell>
          <table:table-cell office:value-type="float" office:value="-0.0000407055558753" calcext:value-type="float">
            <text:p>-4.07055558753E-005</text:p>
          </table:table-cell>
          <table:table-cell office:value-type="float" office:value="0.0000240091903834" calcext:value-type="float">
            <text:p>2.40091903834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03605E+018" calcext:value-type="float">
            <text:p>1526877516036050000</text:p>
          </table:table-cell>
          <table:table-cell office:value-type="float" office:value="1164" calcext:value-type="float">
            <text:p>1164</text:p>
          </table:table-cell>
          <table:table-cell office:value-type="float" office:value="1.52687751603161E+018" calcext:value-type="float">
            <text:p>1526877516031610000</text:p>
          </table:table-cell>
          <table:table-cell office:value-type="string" calcext:value-type="string">
            <text:p>world</text:p>
          </table:table-cell>
          <table:table-cell office:value-type="float" office:value="-0.0000342781204381" calcext:value-type="float">
            <text:p>-3.42781204381E-005</text:p>
          </table:table-cell>
          <table:table-cell office:value-type="float" office:value="-0.000225302137551" calcext:value-type="float">
            <text:p>-0.0002253021</text:p>
          </table:table-cell>
          <table:table-cell office:value-type="float" office:value="0.00017159327399" calcext:value-type="float">
            <text:p>0.00017159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0556E+018" calcext:value-type="float">
            <text:p>1526877516055600000</text:p>
          </table:table-cell>
          <table:table-cell office:value-type="float" office:value="1165" calcext:value-type="float">
            <text:p>1165</text:p>
          </table:table-cell>
          <table:table-cell office:value-type="float" office:value="1.52687751605145E+018" calcext:value-type="float">
            <text:p>1526877516051450000</text:p>
          </table:table-cell>
          <table:table-cell office:value-type="string" calcext:value-type="string">
            <text:p>world</text:p>
          </table:table-cell>
          <table:table-cell office:value-type="float" office:value="-0.000245914561674" calcext:value-type="float">
            <text:p>-0.0002459146</text:p>
          </table:table-cell>
          <table:table-cell office:value-type="float" office:value="0.000324110966176" calcext:value-type="float">
            <text:p>0.000324111</text:p>
          </table:table-cell>
          <table:table-cell office:value-type="float" office:value="-0.00026399010676" calcext:value-type="float">
            <text:p>-0.00026399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07574E+018" calcext:value-type="float">
            <text:p>1526877516075740000</text:p>
          </table:table-cell>
          <table:table-cell office:value-type="float" office:value="1166" calcext:value-type="float">
            <text:p>1166</text:p>
          </table:table-cell>
          <table:table-cell office:value-type="float" office:value="1.52687751607128E+018" calcext:value-type="float">
            <text:p>1526877516071280000</text:p>
          </table:table-cell>
          <table:table-cell office:value-type="string" calcext:value-type="string">
            <text:p>world</text:p>
          </table:table-cell>
          <table:table-cell office:value-type="float" office:value="-0.000244042341365" calcext:value-type="float">
            <text:p>-0.0002440423</text:p>
          </table:table-cell>
          <table:table-cell office:value-type="float" office:value="-0.000181643350516" calcext:value-type="float">
            <text:p>-0.0001816434</text:p>
          </table:table-cell>
          <table:table-cell office:value-type="float" office:value="-0.0000184035452548" calcext:value-type="float">
            <text:p>-1.8403545254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09614E+018" calcext:value-type="float">
            <text:p>1526877516096140000</text:p>
          </table:table-cell>
          <table:table-cell office:value-type="float" office:value="1167" calcext:value-type="float">
            <text:p>1167</text:p>
          </table:table-cell>
          <table:table-cell office:value-type="float" office:value="1.52687751609104E+018" calcext:value-type="float">
            <text:p>1526877516091040000</text:p>
          </table:table-cell>
          <table:table-cell office:value-type="string" calcext:value-type="string">
            <text:p>world</text:p>
          </table:table-cell>
          <table:table-cell office:value-type="float" office:value="0.000304228335153" calcext:value-type="float">
            <text:p>0.0003042283</text:p>
          </table:table-cell>
          <table:table-cell office:value-type="float" office:value="0.000295072299195" calcext:value-type="float">
            <text:p>0.0002950723</text:p>
          </table:table-cell>
          <table:table-cell office:value-type="float" office:value="-0.000299102684949" calcext:value-type="float">
            <text:p>-0.00029910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11557E+018" calcext:value-type="float">
            <text:p>1526877516115570000</text:p>
          </table:table-cell>
          <table:table-cell office:value-type="float" office:value="1168" calcext:value-type="float">
            <text:p>1168</text:p>
          </table:table-cell>
          <table:table-cell office:value-type="float" office:value="1.52687751611079E+018" calcext:value-type="float">
            <text:p>1526877516110790000</text:p>
          </table:table-cell>
          <table:table-cell office:value-type="string" calcext:value-type="string">
            <text:p>world</text:p>
          </table:table-cell>
          <table:table-cell office:value-type="float" office:value="-0.000153316941578" calcext:value-type="float">
            <text:p>-0.0001533169</text:p>
          </table:table-cell>
          <table:table-cell office:value-type="float" office:value="-0.000716238690075" calcext:value-type="float">
            <text:p>-0.0007162387</text:p>
          </table:table-cell>
          <table:table-cell office:value-type="float" office:value="-0.0000531876867171" calcext:value-type="float">
            <text:p>-5.31876867171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13586E+018" calcext:value-type="float">
            <text:p>1526877516135860000</text:p>
          </table:table-cell>
          <table:table-cell office:value-type="float" office:value="1169" calcext:value-type="float">
            <text:p>1169</text:p>
          </table:table-cell>
          <table:table-cell office:value-type="float" office:value="1.52687751613162E+018" calcext:value-type="float">
            <text:p>1526877516131620000</text:p>
          </table:table-cell>
          <table:table-cell office:value-type="string" calcext:value-type="string">
            <text:p>world</text:p>
          </table:table-cell>
          <table:table-cell office:value-type="float" office:value="-0.0000508564589836" calcext:value-type="float">
            <text:p>-5.08564589836E-005</text:p>
          </table:table-cell>
          <table:table-cell office:value-type="float" office:value="0.000176928035216" calcext:value-type="float">
            <text:p>0.000176928</text:p>
          </table:table-cell>
          <table:table-cell office:value-type="float" office:value="-0.0000822380388854" calcext:value-type="float">
            <text:p>-0.0000822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15617E+018" calcext:value-type="float">
            <text:p>1526877516156170000</text:p>
          </table:table-cell>
          <table:table-cell office:value-type="float" office:value="1170" calcext:value-type="float">
            <text:p>1170</text:p>
          </table:table-cell>
          <table:table-cell office:value-type="float" office:value="1.52687751615139E+018" calcext:value-type="float">
            <text:p>1526877516151390000</text:p>
          </table:table-cell>
          <table:table-cell office:value-type="string" calcext:value-type="string">
            <text:p>world</text:p>
          </table:table-cell>
          <table:table-cell office:value-type="float" office:value="-0.000117974028399" calcext:value-type="float">
            <text:p>-0.000117974</text:p>
          </table:table-cell>
          <table:table-cell office:value-type="float" office:value="-0.000391617359128" calcext:value-type="float">
            <text:p>-0.0003916174</text:p>
          </table:table-cell>
          <table:table-cell office:value-type="float" office:value="-0.000152945198352" calcext:value-type="float">
            <text:p>-0.00015294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17551E+018" calcext:value-type="float">
            <text:p>1526877516175510000</text:p>
          </table:table-cell>
          <table:table-cell office:value-type="float" office:value="1171" calcext:value-type="float">
            <text:p>1171</text:p>
          </table:table-cell>
          <table:table-cell office:value-type="float" office:value="1.52687751617108E+018" calcext:value-type="float">
            <text:p>1526877516171080000</text:p>
          </table:table-cell>
          <table:table-cell office:value-type="string" calcext:value-type="string">
            <text:p>world</text:p>
          </table:table-cell>
          <table:table-cell office:value-type="float" office:value="0.0000360191006621" calcext:value-type="float">
            <text:p>3.60191006621E-005</text:p>
          </table:table-cell>
          <table:table-cell office:value-type="float" office:value="0.000299299048493" calcext:value-type="float">
            <text:p>0.000299299</text:p>
          </table:table-cell>
          <table:table-cell office:value-type="float" office:value="-0.0000131672059069" calcext:value-type="float">
            <text:p>-1.31672059069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19597E+018" calcext:value-type="float">
            <text:p>1526877516195970000</text:p>
          </table:table-cell>
          <table:table-cell office:value-type="float" office:value="1172" calcext:value-type="float">
            <text:p>1172</text:p>
          </table:table-cell>
          <table:table-cell office:value-type="float" office:value="1.5268775161909E+018" calcext:value-type="float">
            <text:p>1526877516190900000</text:p>
          </table:table-cell>
          <table:table-cell office:value-type="string" calcext:value-type="string">
            <text:p>world</text:p>
          </table:table-cell>
          <table:table-cell office:value-type="float" office:value="0.00000366630683857" calcext:value-type="float">
            <text:p>3.66630683857E-006</text:p>
          </table:table-cell>
          <table:table-cell office:value-type="float" office:value="-0.000224462462938" calcext:value-type="float">
            <text:p>-0.0002244625</text:p>
          </table:table-cell>
          <table:table-cell office:value-type="float" office:value="-0.0000869331706781" calcext:value-type="float">
            <text:p>-8.69331706781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21523E+018" calcext:value-type="float">
            <text:p>1526877516215230000</text:p>
          </table:table-cell>
          <table:table-cell office:value-type="float" office:value="1173" calcext:value-type="float">
            <text:p>1173</text:p>
          </table:table-cell>
          <table:table-cell office:value-type="float" office:value="1.52687751621181E+018" calcext:value-type="float">
            <text:p>1526877516211810000</text:p>
          </table:table-cell>
          <table:table-cell office:value-type="string" calcext:value-type="string">
            <text:p>world</text:p>
          </table:table-cell>
          <table:table-cell office:value-type="float" office:value="0.0000322887935909" calcext:value-type="float">
            <text:p>3.22887935909E-005</text:p>
          </table:table-cell>
          <table:table-cell office:value-type="float" office:value="-0.0000760711991461" calcext:value-type="float">
            <text:p>-7.60711991461E-005</text:p>
          </table:table-cell>
          <table:table-cell office:value-type="float" office:value="0.0000294819255942" calcext:value-type="float">
            <text:p>2.9481925594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23563E+018" calcext:value-type="float">
            <text:p>1526877516235630000</text:p>
          </table:table-cell>
          <table:table-cell office:value-type="float" office:value="1174" calcext:value-type="float">
            <text:p>1174</text:p>
          </table:table-cell>
          <table:table-cell office:value-type="float" office:value="1.5268775162316E+018" calcext:value-type="float">
            <text:p>1526877516231600000</text:p>
          </table:table-cell>
          <table:table-cell office:value-type="string" calcext:value-type="string">
            <text:p>world</text:p>
          </table:table-cell>
          <table:table-cell office:value-type="float" office:value="-0.000168675673194" calcext:value-type="float">
            <text:p>-0.0001686757</text:p>
          </table:table-cell>
          <table:table-cell office:value-type="float" office:value="-0.0000708600855432" calcext:value-type="float">
            <text:p>-7.08600855432E-005</text:p>
          </table:table-cell>
          <table:table-cell office:value-type="float" office:value="-0.000259525811998" calcext:value-type="float">
            <text:p>-0.00025952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25593E+018" calcext:value-type="float">
            <text:p>1526877516255930000</text:p>
          </table:table-cell>
          <table:table-cell office:value-type="float" office:value="1175" calcext:value-type="float">
            <text:p>1175</text:p>
          </table:table-cell>
          <table:table-cell office:value-type="float" office:value="1.52687751625129E+018" calcext:value-type="float">
            <text:p>1526877516251290000</text:p>
          </table:table-cell>
          <table:table-cell office:value-type="string" calcext:value-type="string">
            <text:p>world</text:p>
          </table:table-cell>
          <table:table-cell office:value-type="float" office:value="-0.000137734998134" calcext:value-type="float">
            <text:p>-0.000137735</text:p>
          </table:table-cell>
          <table:table-cell office:value-type="float" office:value="-0.000188281701412" calcext:value-type="float">
            <text:p>-0.0001882817</text:p>
          </table:table-cell>
          <table:table-cell office:value-type="float" office:value="0.000215575433685" calcext:value-type="float">
            <text:p>0.00021557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27522E+018" calcext:value-type="float">
            <text:p>1526877516275220000</text:p>
          </table:table-cell>
          <table:table-cell office:value-type="float" office:value="1176" calcext:value-type="float">
            <text:p>1176</text:p>
          </table:table-cell>
          <table:table-cell office:value-type="float" office:value="1.52687751627105E+018" calcext:value-type="float">
            <text:p>1526877516271050000</text:p>
          </table:table-cell>
          <table:table-cell office:value-type="string" calcext:value-type="string">
            <text:p>world</text:p>
          </table:table-cell>
          <table:table-cell office:value-type="float" office:value="-0.0000842607259983" calcext:value-type="float">
            <text:p>-8.42607259983E-005</text:p>
          </table:table-cell>
          <table:table-cell office:value-type="float" office:value="0.000155248853844" calcext:value-type="float">
            <text:p>0.0001552489</text:p>
          </table:table-cell>
          <table:table-cell office:value-type="float" office:value="-0.0000303156921291" calcext:value-type="float">
            <text:p>-3.03156921291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29554E+018" calcext:value-type="float">
            <text:p>1526877516295540000</text:p>
          </table:table-cell>
          <table:table-cell office:value-type="float" office:value="1177" calcext:value-type="float">
            <text:p>1177</text:p>
          </table:table-cell>
          <table:table-cell office:value-type="float" office:value="1.52687751629061E+018" calcext:value-type="float">
            <text:p>1526877516290610000</text:p>
          </table:table-cell>
          <table:table-cell office:value-type="string" calcext:value-type="string">
            <text:p>world</text:p>
          </table:table-cell>
          <table:table-cell office:value-type="float" office:value="0.0000244154798565" calcext:value-type="float">
            <text:p>2.44154798565E-005</text:p>
          </table:table-cell>
          <table:table-cell office:value-type="float" office:value="-0.000470943952678" calcext:value-type="float">
            <text:p>-0.000470944</text:p>
          </table:table-cell>
          <table:table-cell office:value-type="float" office:value="-0.0000913606199902" calcext:value-type="float">
            <text:p>-9.1360619990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31578E+018" calcext:value-type="float">
            <text:p>1526877516315780000</text:p>
          </table:table-cell>
          <table:table-cell office:value-type="float" office:value="1178" calcext:value-type="float">
            <text:p>1178</text:p>
          </table:table-cell>
          <table:table-cell office:value-type="float" office:value="1.52687751631147E+018" calcext:value-type="float">
            <text:p>1526877516311470000</text:p>
          </table:table-cell>
          <table:table-cell office:value-type="string" calcext:value-type="string">
            <text:p>world</text:p>
          </table:table-cell>
          <table:table-cell office:value-type="float" office:value="-0.00002369116919" calcext:value-type="float">
            <text:p>-2.369116919E-005</text:p>
          </table:table-cell>
          <table:table-cell office:value-type="float" office:value="0.0000886255729711" calcext:value-type="float">
            <text:p>8.86255729711E-005</text:p>
          </table:table-cell>
          <table:table-cell office:value-type="float" office:value="-0.000206538563361" calcext:value-type="float">
            <text:p>-0.00020653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33634E+018" calcext:value-type="float">
            <text:p>1526877516336340000</text:p>
          </table:table-cell>
          <table:table-cell office:value-type="float" office:value="1179" calcext:value-type="float">
            <text:p>1179</text:p>
          </table:table-cell>
          <table:table-cell office:value-type="float" office:value="1.52687751633139E+018" calcext:value-type="float">
            <text:p>1526877516331390000</text:p>
          </table:table-cell>
          <table:table-cell office:value-type="string" calcext:value-type="string">
            <text:p>world</text:p>
          </table:table-cell>
          <table:table-cell office:value-type="float" office:value="0.0000664420149405" calcext:value-type="float">
            <text:p>0.000066442</text:p>
          </table:table-cell>
          <table:table-cell office:value-type="float" office:value="-0.000362837599823" calcext:value-type="float">
            <text:p>-0.0003628376</text:p>
          </table:table-cell>
          <table:table-cell office:value-type="float" office:value="0.000229110461078" calcext:value-type="float">
            <text:p>0.00022911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3555E+018" calcext:value-type="float">
            <text:p>1526877516355500000</text:p>
          </table:table-cell>
          <table:table-cell office:value-type="float" office:value="1180" calcext:value-type="float">
            <text:p>1180</text:p>
          </table:table-cell>
          <table:table-cell office:value-type="float" office:value="1.52687751635113E+018" calcext:value-type="float">
            <text:p>1526877516351130000</text:p>
          </table:table-cell>
          <table:table-cell office:value-type="string" calcext:value-type="string">
            <text:p>world</text:p>
          </table:table-cell>
          <table:table-cell office:value-type="float" office:value="-0.0000193582127395" calcext:value-type="float">
            <text:p>-1.93582127395E-005</text:p>
          </table:table-cell>
          <table:table-cell office:value-type="float" office:value="0.0000507015647599" calcext:value-type="float">
            <text:p>5.07015647599E-005</text:p>
          </table:table-cell>
          <table:table-cell office:value-type="float" office:value="-0.000525222916622" calcext:value-type="float">
            <text:p>-0.00052522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37596E+018" calcext:value-type="float">
            <text:p>1526877516375960000</text:p>
          </table:table-cell>
          <table:table-cell office:value-type="float" office:value="1181" calcext:value-type="float">
            <text:p>1181</text:p>
          </table:table-cell>
          <table:table-cell office:value-type="float" office:value="1.52687751637093E+018" calcext:value-type="float">
            <text:p>1526877516370930000</text:p>
          </table:table-cell>
          <table:table-cell office:value-type="string" calcext:value-type="string">
            <text:p>world</text:p>
          </table:table-cell>
          <table:table-cell office:value-type="float" office:value="-0.000179742171895" calcext:value-type="float">
            <text:p>-0.0001797422</text:p>
          </table:table-cell>
          <table:table-cell office:value-type="float" office:value="-0.000339591410011" calcext:value-type="float">
            <text:p>-0.0003395914</text:p>
          </table:table-cell>
          <table:table-cell office:value-type="float" office:value="-0.0000619388738414" calcext:value-type="float">
            <text:p>-6.19388738414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39519E+018" calcext:value-type="float">
            <text:p>1526877516395190000</text:p>
          </table:table-cell>
          <table:table-cell office:value-type="float" office:value="1182" calcext:value-type="float">
            <text:p>1182</text:p>
          </table:table-cell>
          <table:table-cell office:value-type="float" office:value="1.5268775163908E+018" calcext:value-type="float">
            <text:p>1526877516390800000</text:p>
          </table:table-cell>
          <table:table-cell office:value-type="string" calcext:value-type="string">
            <text:p>world</text:p>
          </table:table-cell>
          <table:table-cell office:value-type="float" office:value="-0.00000781026028562" calcext:value-type="float">
            <text:p>-7.81026028562E-006</text:p>
          </table:table-cell>
          <table:table-cell office:value-type="float" office:value="-0.0000359273399226" calcext:value-type="float">
            <text:p>-3.59273399226E-005</text:p>
          </table:table-cell>
          <table:table-cell office:value-type="float" office:value="-0.0000456128000224" calcext:value-type="float">
            <text:p>-4.56128000224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41568E+018" calcext:value-type="float">
            <text:p>1526877516415680000</text:p>
          </table:table-cell>
          <table:table-cell office:value-type="float" office:value="1183" calcext:value-type="float">
            <text:p>1183</text:p>
          </table:table-cell>
          <table:table-cell office:value-type="float" office:value="1.52687751641166E+018" calcext:value-type="float">
            <text:p>1526877516411660000</text:p>
          </table:table-cell>
          <table:table-cell office:value-type="string" calcext:value-type="string">
            <text:p>world</text:p>
          </table:table-cell>
          <table:table-cell office:value-type="float" office:value="0.000105692721263" calcext:value-type="float">
            <text:p>0.0001056927</text:p>
          </table:table-cell>
          <table:table-cell office:value-type="float" office:value="-0.000136512011522" calcext:value-type="float">
            <text:p>-0.000136512</text:p>
          </table:table-cell>
          <table:table-cell office:value-type="float" office:value="0.0000293895809591" calcext:value-type="float">
            <text:p>2.93895809591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43599E+018" calcext:value-type="float">
            <text:p>1526877516435990000</text:p>
          </table:table-cell>
          <table:table-cell office:value-type="float" office:value="1184" calcext:value-type="float">
            <text:p>1184</text:p>
          </table:table-cell>
          <table:table-cell office:value-type="float" office:value="1.52687751643144E+018" calcext:value-type="float">
            <text:p>1526877516431440000</text:p>
          </table:table-cell>
          <table:table-cell office:value-type="string" calcext:value-type="string">
            <text:p>world</text:p>
          </table:table-cell>
          <table:table-cell office:value-type="float" office:value="-0.0000167073558259" calcext:value-type="float">
            <text:p>-1.67073558259E-005</text:p>
          </table:table-cell>
          <table:table-cell office:value-type="float" office:value="-0.0000514388157171" calcext:value-type="float">
            <text:p>-5.14388157171E-005</text:p>
          </table:table-cell>
          <table:table-cell office:value-type="float" office:value="-0.0000883105094545" calcext:value-type="float">
            <text:p>-8.83105094545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45539E+018" calcext:value-type="float">
            <text:p>1526877516455390000</text:p>
          </table:table-cell>
          <table:table-cell office:value-type="float" office:value="1185" calcext:value-type="float">
            <text:p>1185</text:p>
          </table:table-cell>
          <table:table-cell office:value-type="float" office:value="1.52687751645121E+018" calcext:value-type="float">
            <text:p>1526877516451210000</text:p>
          </table:table-cell>
          <table:table-cell office:value-type="string" calcext:value-type="string">
            <text:p>world</text:p>
          </table:table-cell>
          <table:table-cell office:value-type="float" office:value="-0.000166541882209" calcext:value-type="float">
            <text:p>-0.0001665419</text:p>
          </table:table-cell>
          <table:table-cell office:value-type="float" office:value="-0.0000456009875052" calcext:value-type="float">
            <text:p>-0.000045601</text:p>
          </table:table-cell>
          <table:table-cell office:value-type="float" office:value="-0.000195812317543" calcext:value-type="float">
            <text:p>-0.00019581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47573E+018" calcext:value-type="float">
            <text:p>1526877516475730000</text:p>
          </table:table-cell>
          <table:table-cell office:value-type="float" office:value="1186" calcext:value-type="float">
            <text:p>1186</text:p>
          </table:table-cell>
          <table:table-cell office:value-type="float" office:value="1.52687751647131E+018" calcext:value-type="float">
            <text:p>1526877516471310000</text:p>
          </table:table-cell>
          <table:table-cell office:value-type="string" calcext:value-type="string">
            <text:p>world</text:p>
          </table:table-cell>
          <table:table-cell office:value-type="float" office:value="-0.000148512554006" calcext:value-type="float">
            <text:p>-0.0001485126</text:p>
          </table:table-cell>
          <table:table-cell office:value-type="float" office:value="-0.000238501001149" calcext:value-type="float">
            <text:p>-0.000238501</text:p>
          </table:table-cell>
          <table:table-cell office:value-type="float" office:value="-0.000091446141596" calcext:value-type="float">
            <text:p>-9.1446141596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4961E+018" calcext:value-type="float">
            <text:p>1526877516496100000</text:p>
          </table:table-cell>
          <table:table-cell office:value-type="float" office:value="1187" calcext:value-type="float">
            <text:p>1187</text:p>
          </table:table-cell>
          <table:table-cell office:value-type="float" office:value="1.526877516491E+018" calcext:value-type="float">
            <text:p>1526877516491000000</text:p>
          </table:table-cell>
          <table:table-cell office:value-type="string" calcext:value-type="string">
            <text:p>world</text:p>
          </table:table-cell>
          <table:table-cell office:value-type="float" office:value="-0.000184547825484" calcext:value-type="float">
            <text:p>-0.0001845478</text:p>
          </table:table-cell>
          <table:table-cell office:value-type="float" office:value="-0.0000729756138753" calcext:value-type="float">
            <text:p>-7.29756138753E-005</text:p>
          </table:table-cell>
          <table:table-cell office:value-type="float" office:value="-0.000053496522014" calcext:value-type="float">
            <text:p>-5.3496522014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51541E+018" calcext:value-type="float">
            <text:p>1526877516515410000</text:p>
          </table:table-cell>
          <table:table-cell office:value-type="float" office:value="1188" calcext:value-type="float">
            <text:p>1188</text:p>
          </table:table-cell>
          <table:table-cell office:value-type="float" office:value="1.52687751651082E+018" calcext:value-type="float">
            <text:p>1526877516510820000</text:p>
          </table:table-cell>
          <table:table-cell office:value-type="string" calcext:value-type="string">
            <text:p>world</text:p>
          </table:table-cell>
          <table:table-cell office:value-type="float" office:value="-0.00010076345643" calcext:value-type="float">
            <text:p>-0.0001007635</text:p>
          </table:table-cell>
          <table:table-cell office:value-type="float" office:value="-0.000366036372725" calcext:value-type="float">
            <text:p>-0.0003660364</text:p>
          </table:table-cell>
          <table:table-cell office:value-type="float" office:value="0.000309456867399" calcext:value-type="float">
            <text:p>0.00030945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53576E+018" calcext:value-type="float">
            <text:p>1526877516535760000</text:p>
          </table:table-cell>
          <table:table-cell office:value-type="float" office:value="1189" calcext:value-type="float">
            <text:p>1189</text:p>
          </table:table-cell>
          <table:table-cell office:value-type="float" office:value="1.52687751653074E+018" calcext:value-type="float">
            <text:p>1526877516530740000</text:p>
          </table:table-cell>
          <table:table-cell office:value-type="string" calcext:value-type="string">
            <text:p>world</text:p>
          </table:table-cell>
          <table:table-cell office:value-type="float" office:value="0.00014156170073" calcext:value-type="float">
            <text:p>0.0001415617</text:p>
          </table:table-cell>
          <table:table-cell office:value-type="float" office:value="0.000347799592419" calcext:value-type="float">
            <text:p>0.0003477996</text:p>
          </table:table-cell>
          <table:table-cell office:value-type="float" office:value="-0.000426499696914" calcext:value-type="float">
            <text:p>-0.00042649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55596E+018" calcext:value-type="float">
            <text:p>1526877516555960000</text:p>
          </table:table-cell>
          <table:table-cell office:value-type="float" office:value="1190" calcext:value-type="float">
            <text:p>1190</text:p>
          </table:table-cell>
          <table:table-cell office:value-type="float" office:value="1.52687751655188E+018" calcext:value-type="float">
            <text:p>1526877516551880000</text:p>
          </table:table-cell>
          <table:table-cell office:value-type="string" calcext:value-type="string">
            <text:p>world</text:p>
          </table:table-cell>
          <table:table-cell office:value-type="float" office:value="-0.0000335486765835" calcext:value-type="float">
            <text:p>-3.35486765835E-005</text:p>
          </table:table-cell>
          <table:table-cell office:value-type="float" office:value="-0.000191712737433" calcext:value-type="float">
            <text:p>-0.0001917127</text:p>
          </table:table-cell>
          <table:table-cell office:value-type="float" office:value="0.000218992150621" calcext:value-type="float">
            <text:p>0.00021899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57522E+018" calcext:value-type="float">
            <text:p>1526877516575220000</text:p>
          </table:table-cell>
          <table:table-cell office:value-type="float" office:value="1191" calcext:value-type="float">
            <text:p>1191</text:p>
          </table:table-cell>
          <table:table-cell office:value-type="float" office:value="1.52687751657148E+018" calcext:value-type="float">
            <text:p>1526877516571480000</text:p>
          </table:table-cell>
          <table:table-cell office:value-type="string" calcext:value-type="string">
            <text:p>world</text:p>
          </table:table-cell>
          <table:table-cell office:value-type="float" office:value="-0.000148321705637" calcext:value-type="float">
            <text:p>-0.0001483217</text:p>
          </table:table-cell>
          <table:table-cell office:value-type="float" office:value="0.0000886390407686" calcext:value-type="float">
            <text:p>0.000088639</text:p>
          </table:table-cell>
          <table:table-cell office:value-type="float" office:value="-0.0000881153537193" calcext:value-type="float">
            <text:p>-8.81153537193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59561E+018" calcext:value-type="float">
            <text:p>1526877516595610000</text:p>
          </table:table-cell>
          <table:table-cell office:value-type="float" office:value="1192" calcext:value-type="float">
            <text:p>1192</text:p>
          </table:table-cell>
          <table:table-cell office:value-type="float" office:value="1.52687751659125E+018" calcext:value-type="float">
            <text:p>1526877516591250000</text:p>
          </table:table-cell>
          <table:table-cell office:value-type="string" calcext:value-type="string">
            <text:p>world</text:p>
          </table:table-cell>
          <table:table-cell office:value-type="float" office:value="0.000169765829924" calcext:value-type="float">
            <text:p>0.0001697658</text:p>
          </table:table-cell>
          <table:table-cell office:value-type="float" office:value="-0.00041295166011" calcext:value-type="float">
            <text:p>-0.0004129517</text:p>
          </table:table-cell>
          <table:table-cell office:value-type="float" office:value="-0.00040835008258" calcext:value-type="float">
            <text:p>-0.00040835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61611E+018" calcext:value-type="float">
            <text:p>1526877516616110000</text:p>
          </table:table-cell>
          <table:table-cell office:value-type="float" office:value="1193" calcext:value-type="float">
            <text:p>1193</text:p>
          </table:table-cell>
          <table:table-cell office:value-type="float" office:value="1.52687751661094E+018" calcext:value-type="float">
            <text:p>1526877516610940000</text:p>
          </table:table-cell>
          <table:table-cell office:value-type="string" calcext:value-type="string">
            <text:p>world</text:p>
          </table:table-cell>
          <table:table-cell office:value-type="float" office:value="0.0000629741043667" calcext:value-type="float">
            <text:p>6.29741043667E-005</text:p>
          </table:table-cell>
          <table:table-cell office:value-type="float" office:value="0.000375203147996" calcext:value-type="float">
            <text:p>0.0003752031</text:p>
          </table:table-cell>
          <table:table-cell office:value-type="float" office:value="0.0000845192116685" calcext:value-type="float">
            <text:p>8.45192116685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63559E+018" calcext:value-type="float">
            <text:p>1526877516635590000</text:p>
          </table:table-cell>
          <table:table-cell office:value-type="float" office:value="1194" calcext:value-type="float">
            <text:p>1194</text:p>
          </table:table-cell>
          <table:table-cell office:value-type="float" office:value="1.52687751663064E+018" calcext:value-type="float">
            <text:p>1526877516630640000</text:p>
          </table:table-cell>
          <table:table-cell office:value-type="string" calcext:value-type="string">
            <text:p>world</text:p>
          </table:table-cell>
          <table:table-cell office:value-type="float" office:value="0.0000136000653583" calcext:value-type="float">
            <text:p>1.36000653583E-005</text:p>
          </table:table-cell>
          <table:table-cell office:value-type="float" office:value="-0.000087877153419" calcext:value-type="float">
            <text:p>-8.7877153419E-005</text:p>
          </table:table-cell>
          <table:table-cell office:value-type="float" office:value="0.000142503253301" calcext:value-type="float">
            <text:p>0.00014250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65602E+018" calcext:value-type="float">
            <text:p>1526877516656020000</text:p>
          </table:table-cell>
          <table:table-cell office:value-type="float" office:value="1195" calcext:value-type="float">
            <text:p>1195</text:p>
          </table:table-cell>
          <table:table-cell office:value-type="float" office:value="1.52687751665139E+018" calcext:value-type="float">
            <text:p>1526877516651390000</text:p>
          </table:table-cell>
          <table:table-cell office:value-type="string" calcext:value-type="string">
            <text:p>world</text:p>
          </table:table-cell>
          <table:table-cell office:value-type="float" office:value="0.000164944853168" calcext:value-type="float">
            <text:p>0.0001649449</text:p>
          </table:table-cell>
          <table:table-cell office:value-type="float" office:value="-0.0000811222489574" calcext:value-type="float">
            <text:p>-8.11222489574E-005</text:p>
          </table:table-cell>
          <table:table-cell office:value-type="float" office:value="-0.000312507647322" calcext:value-type="float">
            <text:p>-0.00031250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67522E+018" calcext:value-type="float">
            <text:p>1526877516675220000</text:p>
          </table:table-cell>
          <table:table-cell office:value-type="float" office:value="1196" calcext:value-type="float">
            <text:p>1196</text:p>
          </table:table-cell>
          <table:table-cell office:value-type="float" office:value="1.52687751667109E+018" calcext:value-type="float">
            <text:p>1526877516671090000</text:p>
          </table:table-cell>
          <table:table-cell office:value-type="string" calcext:value-type="string">
            <text:p>world</text:p>
          </table:table-cell>
          <table:table-cell office:value-type="float" office:value="-0.000256128580077" calcext:value-type="float">
            <text:p>-0.0002561286</text:p>
          </table:table-cell>
          <table:table-cell office:value-type="float" office:value="-0.0000649473658996" calcext:value-type="float">
            <text:p>-6.49473658996E-005</text:p>
          </table:table-cell>
          <table:table-cell office:value-type="float" office:value="-0.000165785750141" calcext:value-type="float">
            <text:p>-0.00016578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69571E+018" calcext:value-type="float">
            <text:p>1526877516695710000</text:p>
          </table:table-cell>
          <table:table-cell office:value-type="float" office:value="1197" calcext:value-type="float">
            <text:p>1197</text:p>
          </table:table-cell>
          <table:table-cell office:value-type="float" office:value="1.52687751669075E+018" calcext:value-type="float">
            <text:p>1526877516690750000</text:p>
          </table:table-cell>
          <table:table-cell office:value-type="string" calcext:value-type="string">
            <text:p>world</text:p>
          </table:table-cell>
          <table:table-cell office:value-type="float" office:value="-0.000221049645916" calcext:value-type="float">
            <text:p>-0.0002210496</text:p>
          </table:table-cell>
          <table:table-cell office:value-type="float" office:value="-0.000395672104787" calcext:value-type="float">
            <text:p>-0.0003956721</text:p>
          </table:table-cell>
          <table:table-cell office:value-type="float" office:value="0.0000644174142508" calcext:value-type="float">
            <text:p>6.4417414250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71601E+018" calcext:value-type="float">
            <text:p>1526877516716010000</text:p>
          </table:table-cell>
          <table:table-cell office:value-type="float" office:value="1198" calcext:value-type="float">
            <text:p>1198</text:p>
          </table:table-cell>
          <table:table-cell office:value-type="float" office:value="1.52687751671165E+018" calcext:value-type="float">
            <text:p>1526877516711650000</text:p>
          </table:table-cell>
          <table:table-cell office:value-type="string" calcext:value-type="string">
            <text:p>world</text:p>
          </table:table-cell>
          <table:table-cell office:value-type="float" office:value="0.00184550636914" calcext:value-type="float">
            <text:p>0.0018455064</text:p>
          </table:table-cell>
          <table:table-cell office:value-type="float" office:value="0.000730111729354" calcext:value-type="float">
            <text:p>0.0007301117</text:p>
          </table:table-cell>
          <table:table-cell office:value-type="float" office:value="0.00185963802505" calcext:value-type="float">
            <text:p>0.0018596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73555E+018" calcext:value-type="float">
            <text:p>1526877516735550000</text:p>
          </table:table-cell>
          <table:table-cell office:value-type="float" office:value="1199" calcext:value-type="float">
            <text:p>1199</text:p>
          </table:table-cell>
          <table:table-cell office:value-type="float" office:value="1.52687751673151E+018" calcext:value-type="float">
            <text:p>1526877516731510000</text:p>
          </table:table-cell>
          <table:table-cell office:value-type="string" calcext:value-type="string">
            <text:p>world</text:p>
          </table:table-cell>
          <table:table-cell office:value-type="float" office:value="0.000432511442341" calcext:value-type="float">
            <text:p>0.0004325114</text:p>
          </table:table-cell>
          <table:table-cell office:value-type="float" office:value="0.0000106770021375" calcext:value-type="float">
            <text:p>0.000010677</text:p>
          </table:table-cell>
          <table:table-cell office:value-type="float" office:value="0.000876513018738" calcext:value-type="float">
            <text:p>0.0008765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75588E+018" calcext:value-type="float">
            <text:p>1526877516755880000</text:p>
          </table:table-cell>
          <table:table-cell office:value-type="float" office:value="1200" calcext:value-type="float">
            <text:p>1200</text:p>
          </table:table-cell>
          <table:table-cell office:value-type="float" office:value="1.52687751675125E+018" calcext:value-type="float">
            <text:p>1526877516751250000</text:p>
          </table:table-cell>
          <table:table-cell office:value-type="string" calcext:value-type="string">
            <text:p>world</text:p>
          </table:table-cell>
          <table:table-cell office:value-type="float" office:value="-0.00101903919131" calcext:value-type="float">
            <text:p>-0.0010190392</text:p>
          </table:table-cell>
          <table:table-cell office:value-type="float" office:value="-0.000176462388481" calcext:value-type="float">
            <text:p>-0.0001764624</text:p>
          </table:table-cell>
          <table:table-cell office:value-type="float" office:value="-0.001479934901" calcext:value-type="float">
            <text:p>-0.00147993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77606E+018" calcext:value-type="float">
            <text:p>1526877516776060000</text:p>
          </table:table-cell>
          <table:table-cell office:value-type="float" office:value="1201" calcext:value-type="float">
            <text:p>1201</text:p>
          </table:table-cell>
          <table:table-cell office:value-type="float" office:value="1.52687751677112E+018" calcext:value-type="float">
            <text:p>1526877516771120000</text:p>
          </table:table-cell>
          <table:table-cell office:value-type="string" calcext:value-type="string">
            <text:p>world</text:p>
          </table:table-cell>
          <table:table-cell office:value-type="float" office:value="-0.000361868820619" calcext:value-type="float">
            <text:p>-0.0003618688</text:p>
          </table:table-cell>
          <table:table-cell office:value-type="float" office:value="-0.000472726969747" calcext:value-type="float">
            <text:p>-0.000472727</text:p>
          </table:table-cell>
          <table:table-cell office:value-type="float" office:value="-0.000822209112812" calcext:value-type="float">
            <text:p>-0.00082220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79551E+018" calcext:value-type="float">
            <text:p>1526877516795510000</text:p>
          </table:table-cell>
          <table:table-cell office:value-type="float" office:value="1202" calcext:value-type="float">
            <text:p>1202</text:p>
          </table:table-cell>
          <table:table-cell office:value-type="float" office:value="1.5268775167909E+018" calcext:value-type="float">
            <text:p>1526877516790900000</text:p>
          </table:table-cell>
          <table:table-cell office:value-type="string" calcext:value-type="string">
            <text:p>world</text:p>
          </table:table-cell>
          <table:table-cell office:value-type="float" office:value="-0.000303472072119" calcext:value-type="float">
            <text:p>-0.0003034721</text:p>
          </table:table-cell>
          <table:table-cell office:value-type="float" office:value="0.00024143695191" calcext:value-type="float">
            <text:p>0.000241437</text:p>
          </table:table-cell>
          <table:table-cell office:value-type="float" office:value="-0.000247994379606" calcext:value-type="float">
            <text:p>-0.0002479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81582E+018" calcext:value-type="float">
            <text:p>1526877516815820000</text:p>
          </table:table-cell>
          <table:table-cell office:value-type="float" office:value="1203" calcext:value-type="float">
            <text:p>1203</text:p>
          </table:table-cell>
          <table:table-cell office:value-type="float" office:value="1.52687751681069E+018" calcext:value-type="float">
            <text:p>1526877516810690000</text:p>
          </table:table-cell>
          <table:table-cell office:value-type="string" calcext:value-type="string">
            <text:p>world</text:p>
          </table:table-cell>
          <table:table-cell office:value-type="float" office:value="0.00119807955343" calcext:value-type="float">
            <text:p>0.0011980796</text:p>
          </table:table-cell>
          <table:table-cell office:value-type="float" office:value="0.000389514490962" calcext:value-type="float">
            <text:p>0.0003895145</text:p>
          </table:table-cell>
          <table:table-cell office:value-type="float" office:value="0.00180220720358" calcext:value-type="float">
            <text:p>0.0018022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83616E+018" calcext:value-type="float">
            <text:p>1526877516836160000</text:p>
          </table:table-cell>
          <table:table-cell office:value-type="float" office:value="1204" calcext:value-type="float">
            <text:p>1204</text:p>
          </table:table-cell>
          <table:table-cell office:value-type="float" office:value="1.52687751683152E+018" calcext:value-type="float">
            <text:p>1526877516831520000</text:p>
          </table:table-cell>
          <table:table-cell office:value-type="string" calcext:value-type="string">
            <text:p>world</text:p>
          </table:table-cell>
          <table:table-cell office:value-type="float" office:value="0.000500050024129" calcext:value-type="float">
            <text:p>0.00050005</text:p>
          </table:table-cell>
          <table:table-cell office:value-type="float" office:value="0.000220763817197" calcext:value-type="float">
            <text:p>0.0002207638</text:p>
          </table:table-cell>
          <table:table-cell office:value-type="float" office:value="0.000477169145597" calcext:value-type="float">
            <text:p>0.00047716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85535E+018" calcext:value-type="float">
            <text:p>1526877516855350000</text:p>
          </table:table-cell>
          <table:table-cell office:value-type="float" office:value="1205" calcext:value-type="float">
            <text:p>1205</text:p>
          </table:table-cell>
          <table:table-cell office:value-type="float" office:value="1.5268775168515E+018" calcext:value-type="float">
            <text:p>1526877516851500000</text:p>
          </table:table-cell>
          <table:table-cell office:value-type="string" calcext:value-type="string">
            <text:p>world</text:p>
          </table:table-cell>
          <table:table-cell office:value-type="float" office:value="0.000526924734004" calcext:value-type="float">
            <text:p>0.0005269247</text:p>
          </table:table-cell>
          <table:table-cell office:value-type="float" office:value="0.0000277570434264" calcext:value-type="float">
            <text:p>0.000027757</text:p>
          </table:table-cell>
          <table:table-cell office:value-type="float" office:value="0.000197223766008" calcext:value-type="float">
            <text:p>0.00019722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87583E+018" calcext:value-type="float">
            <text:p>1526877516875830000</text:p>
          </table:table-cell>
          <table:table-cell office:value-type="float" office:value="1206" calcext:value-type="float">
            <text:p>1206</text:p>
          </table:table-cell>
          <table:table-cell office:value-type="float" office:value="1.52687751687143E+018" calcext:value-type="float">
            <text:p>1526877516871430000</text:p>
          </table:table-cell>
          <table:table-cell office:value-type="string" calcext:value-type="string">
            <text:p>world</text:p>
          </table:table-cell>
          <table:table-cell office:value-type="float" office:value="0.00019862112822" calcext:value-type="float">
            <text:p>0.0001986211</text:p>
          </table:table-cell>
          <table:table-cell office:value-type="float" office:value="0.0000828352058306" calcext:value-type="float">
            <text:p>8.28352058306E-005</text:p>
          </table:table-cell>
          <table:table-cell office:value-type="float" office:value="0.00035815971205" calcext:value-type="float">
            <text:p>0.00035815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89601E+018" calcext:value-type="float">
            <text:p>1526877516896010000</text:p>
          </table:table-cell>
          <table:table-cell office:value-type="float" office:value="1207" calcext:value-type="float">
            <text:p>1207</text:p>
          </table:table-cell>
          <table:table-cell office:value-type="float" office:value="1.52687751689114E+018" calcext:value-type="float">
            <text:p>1526877516891140000</text:p>
          </table:table-cell>
          <table:table-cell office:value-type="string" calcext:value-type="string">
            <text:p>world</text:p>
          </table:table-cell>
          <table:table-cell office:value-type="float" office:value="0.000556597718969" calcext:value-type="float">
            <text:p>0.0005565977</text:p>
          </table:table-cell>
          <table:table-cell office:value-type="float" office:value="0.000111699082481" calcext:value-type="float">
            <text:p>0.0001116991</text:p>
          </table:table-cell>
          <table:table-cell office:value-type="float" office:value="-0.00012982005137" calcext:value-type="float">
            <text:p>-0.00012982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91546E+018" calcext:value-type="float">
            <text:p>1526877516915460000</text:p>
          </table:table-cell>
          <table:table-cell office:value-type="float" office:value="1208" calcext:value-type="float">
            <text:p>1208</text:p>
          </table:table-cell>
          <table:table-cell office:value-type="float" office:value="1.52687751691084E+018" calcext:value-type="float">
            <text:p>1526877516910840000</text:p>
          </table:table-cell>
          <table:table-cell office:value-type="string" calcext:value-type="string">
            <text:p>world</text:p>
          </table:table-cell>
          <table:table-cell office:value-type="float" office:value="-0.000534700928256" calcext:value-type="float">
            <text:p>-0.0005347009</text:p>
          </table:table-cell>
          <table:table-cell office:value-type="float" office:value="-0.000156618276378" calcext:value-type="float">
            <text:p>-0.0001566183</text:p>
          </table:table-cell>
          <table:table-cell office:value-type="float" office:value="-0.000366186897736" calcext:value-type="float">
            <text:p>-0.00036618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93585E+018" calcext:value-type="float">
            <text:p>1526877516935850000</text:p>
          </table:table-cell>
          <table:table-cell office:value-type="float" office:value="1209" calcext:value-type="float">
            <text:p>1209</text:p>
          </table:table-cell>
          <table:table-cell office:value-type="float" office:value="1.52687751693157E+018" calcext:value-type="float">
            <text:p>1526877516931570000</text:p>
          </table:table-cell>
          <table:table-cell office:value-type="string" calcext:value-type="string">
            <text:p>world</text:p>
          </table:table-cell>
          <table:table-cell office:value-type="float" office:value="0.0000359719560947" calcext:value-type="float">
            <text:p>0.000035972</text:p>
          </table:table-cell>
          <table:table-cell office:value-type="float" office:value="0.0000609313428868" calcext:value-type="float">
            <text:p>6.09313428868E-005</text:p>
          </table:table-cell>
          <table:table-cell office:value-type="float" office:value="-0.000165126941283" calcext:value-type="float">
            <text:p>-0.00016512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9561E+018" calcext:value-type="float">
            <text:p>1526877516956100000</text:p>
          </table:table-cell>
          <table:table-cell office:value-type="float" office:value="1210" calcext:value-type="float">
            <text:p>1210</text:p>
          </table:table-cell>
          <table:table-cell office:value-type="float" office:value="1.52687751695138E+018" calcext:value-type="float">
            <text:p>1526877516951380000</text:p>
          </table:table-cell>
          <table:table-cell office:value-type="string" calcext:value-type="string">
            <text:p>world</text:p>
          </table:table-cell>
          <table:table-cell office:value-type="float" office:value="-0.000146993945236" calcext:value-type="float">
            <text:p>-0.0001469939</text:p>
          </table:table-cell>
          <table:table-cell office:value-type="float" office:value="-0.000243340546149" calcext:value-type="float">
            <text:p>-0.0002433405</text:p>
          </table:table-cell>
          <table:table-cell office:value-type="float" office:value="0.000142280070577" calcext:value-type="float">
            <text:p>0.00014228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97552E+018" calcext:value-type="float">
            <text:p>1526877516975520000</text:p>
          </table:table-cell>
          <table:table-cell office:value-type="float" office:value="1211" calcext:value-type="float">
            <text:p>1211</text:p>
          </table:table-cell>
          <table:table-cell office:value-type="float" office:value="1.52687751697111E+018" calcext:value-type="float">
            <text:p>1526877516971110000</text:p>
          </table:table-cell>
          <table:table-cell office:value-type="string" calcext:value-type="string">
            <text:p>world</text:p>
          </table:table-cell>
          <table:table-cell office:value-type="float" office:value="0.000168182392372" calcext:value-type="float">
            <text:p>0.0001681824</text:p>
          </table:table-cell>
          <table:table-cell office:value-type="float" office:value="-0.0000148570470628" calcext:value-type="float">
            <text:p>-0.000014857</text:p>
          </table:table-cell>
          <table:table-cell office:value-type="float" office:value="-0.000164658820722" calcext:value-type="float">
            <text:p>-0.00016465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699586E+018" calcext:value-type="float">
            <text:p>1526877516995860000</text:p>
          </table:table-cell>
          <table:table-cell office:value-type="float" office:value="1212" calcext:value-type="float">
            <text:p>1212</text:p>
          </table:table-cell>
          <table:table-cell office:value-type="float" office:value="1.52687751699089E+018" calcext:value-type="float">
            <text:p>1526877516990890000</text:p>
          </table:table-cell>
          <table:table-cell office:value-type="string" calcext:value-type="string">
            <text:p>world</text:p>
          </table:table-cell>
          <table:table-cell office:value-type="float" office:value="0.0000520079447597" calcext:value-type="float">
            <text:p>5.20079447597E-005</text:p>
          </table:table-cell>
          <table:table-cell office:value-type="float" office:value="-0.000097005686257" calcext:value-type="float">
            <text:p>-9.7005686257E-005</text:p>
          </table:table-cell>
          <table:table-cell office:value-type="float" office:value="-0.000110345128633" calcext:value-type="float">
            <text:p>-0.00011034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701624E+018" calcext:value-type="float">
            <text:p>1526877517016240000</text:p>
          </table:table-cell>
          <table:table-cell office:value-type="float" office:value="1213" calcext:value-type="float">
            <text:p>1213</text:p>
          </table:table-cell>
          <table:table-cell office:value-type="float" office:value="1.52687751701172E+018" calcext:value-type="float">
            <text:p>1526877517011720000</text:p>
          </table:table-cell>
          <table:table-cell office:value-type="string" calcext:value-type="string">
            <text:p>world</text:p>
          </table:table-cell>
          <table:table-cell office:value-type="float" office:value="-0.0000408835549024" calcext:value-type="float">
            <text:p>-4.08835549024E-005</text:p>
          </table:table-cell>
          <table:table-cell office:value-type="float" office:value="0.0000439700816059" calcext:value-type="float">
            <text:p>4.39700816059E-005</text:p>
          </table:table-cell>
          <table:table-cell office:value-type="float" office:value="-0.000134167465148" calcext:value-type="float">
            <text:p>-0.00013416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70358E+018" calcext:value-type="float">
            <text:p>1526877517035800000</text:p>
          </table:table-cell>
          <table:table-cell office:value-type="float" office:value="1214" calcext:value-type="float">
            <text:p>1214</text:p>
          </table:table-cell>
          <table:table-cell office:value-type="float" office:value="1.52687751703147E+018" calcext:value-type="float">
            <text:p>1526877517031470000</text:p>
          </table:table-cell>
          <table:table-cell office:value-type="string" calcext:value-type="string">
            <text:p>world</text:p>
          </table:table-cell>
          <table:table-cell office:value-type="float" office:value="0.000287501519779" calcext:value-type="float">
            <text:p>0.0002875015</text:p>
          </table:table-cell>
          <table:table-cell office:value-type="float" office:value="-0.000255317601841" calcext:value-type="float">
            <text:p>-0.0002553176</text:p>
          </table:table-cell>
          <table:table-cell office:value-type="float" office:value="-0.000257747306023" calcext:value-type="float">
            <text:p>-0.00025774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705604E+018" calcext:value-type="float">
            <text:p>1526877517056040000</text:p>
          </table:table-cell>
          <table:table-cell office:value-type="float" office:value="1215" calcext:value-type="float">
            <text:p>1215</text:p>
          </table:table-cell>
          <table:table-cell office:value-type="float" office:value="1.52687751705128E+018" calcext:value-type="float">
            <text:p>1526877517051280000</text:p>
          </table:table-cell>
          <table:table-cell office:value-type="string" calcext:value-type="string">
            <text:p>world</text:p>
          </table:table-cell>
          <table:table-cell office:value-type="float" office:value="-0.000210537356907" calcext:value-type="float">
            <text:p>-0.0002105374</text:p>
          </table:table-cell>
          <table:table-cell office:value-type="float" office:value="0.0000691983441357" calcext:value-type="float">
            <text:p>6.91983441357E-005</text:p>
          </table:table-cell>
          <table:table-cell office:value-type="float" office:value="0.0000591308489675" calcext:value-type="float">
            <text:p>5.91308489675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707545E+018" calcext:value-type="float">
            <text:p>1526877517075450000</text:p>
          </table:table-cell>
          <table:table-cell office:value-type="float" office:value="1216" calcext:value-type="float">
            <text:p>1216</text:p>
          </table:table-cell>
          <table:table-cell office:value-type="float" office:value="1.52687751707097E+018" calcext:value-type="float">
            <text:p>1526877517070970000</text:p>
          </table:table-cell>
          <table:table-cell office:value-type="string" calcext:value-type="string">
            <text:p>world</text:p>
          </table:table-cell>
          <table:table-cell office:value-type="float" office:value="0.000126933940919" calcext:value-type="float">
            <text:p>0.0001269339</text:p>
          </table:table-cell>
          <table:table-cell office:value-type="float" office:value="-0.000204221345484" calcext:value-type="float">
            <text:p>-0.0002042213</text:p>
          </table:table-cell>
          <table:table-cell office:value-type="float" office:value="-0.0000247686402872" calcext:value-type="float">
            <text:p>-2.4768640287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70957E+018" calcext:value-type="float">
            <text:p>1526877517095700000</text:p>
          </table:table-cell>
          <table:table-cell office:value-type="float" office:value="1217" calcext:value-type="float">
            <text:p>1217</text:p>
          </table:table-cell>
          <table:table-cell office:value-type="float" office:value="1.52687751709093E+018" calcext:value-type="float">
            <text:p>1526877517090930000</text:p>
          </table:table-cell>
          <table:table-cell office:value-type="string" calcext:value-type="string">
            <text:p>world</text:p>
          </table:table-cell>
          <table:table-cell office:value-type="float" office:value="0.000195820000954" calcext:value-type="float">
            <text:p>0.00019582</text:p>
          </table:table-cell>
          <table:table-cell office:value-type="float" office:value="0.000153784087161" calcext:value-type="float">
            <text:p>0.0001537841</text:p>
          </table:table-cell>
          <table:table-cell office:value-type="float" office:value="-0.000363643019227" calcext:value-type="float">
            <text:p>-0.0003636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711621E+018" calcext:value-type="float">
            <text:p>1526877517116210000</text:p>
          </table:table-cell>
          <table:table-cell office:value-type="float" office:value="1218" calcext:value-type="float">
            <text:p>1218</text:p>
          </table:table-cell>
          <table:table-cell office:value-type="float" office:value="1.52687751711088E+018" calcext:value-type="float">
            <text:p>1526877517110880000</text:p>
          </table:table-cell>
          <table:table-cell office:value-type="string" calcext:value-type="string">
            <text:p>world</text:p>
          </table:table-cell>
          <table:table-cell office:value-type="float" office:value="-0.00018386906595" calcext:value-type="float">
            <text:p>-0.0001838691</text:p>
          </table:table-cell>
          <table:table-cell office:value-type="float" office:value="-0.000500449270476" calcext:value-type="float">
            <text:p>-0.0005004493</text:p>
          </table:table-cell>
          <table:table-cell office:value-type="float" office:value="0.000204563562875" calcext:value-type="float">
            <text:p>0.00020456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713548E+018" calcext:value-type="float">
            <text:p>1526877517135480000</text:p>
          </table:table-cell>
          <table:table-cell office:value-type="float" office:value="1219" calcext:value-type="float">
            <text:p>1219</text:p>
          </table:table-cell>
          <table:table-cell office:value-type="float" office:value="1.52687751713071E+018" calcext:value-type="float">
            <text:p>1526877517130710000</text:p>
          </table:table-cell>
          <table:table-cell office:value-type="string" calcext:value-type="string">
            <text:p>world</text:p>
          </table:table-cell>
          <table:table-cell office:value-type="float" office:value="0.000103124984889" calcext:value-type="float">
            <text:p>0.000103125</text:p>
          </table:table-cell>
          <table:table-cell office:value-type="float" office:value="0.000222293572733" calcext:value-type="float">
            <text:p>0.0002222936</text:p>
          </table:table-cell>
          <table:table-cell office:value-type="float" office:value="-0.0000698890871718" calcext:value-type="float">
            <text:p>-6.9889087171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715576E+018" calcext:value-type="float">
            <text:p>1526877517155760000</text:p>
          </table:table-cell>
          <table:table-cell office:value-type="float" office:value="1220" calcext:value-type="float">
            <text:p>1220</text:p>
          </table:table-cell>
          <table:table-cell office:value-type="float" office:value="1.52687751715158E+018" calcext:value-type="float">
            <text:p>1526877517151580000</text:p>
          </table:table-cell>
          <table:table-cell office:value-type="string" calcext:value-type="string">
            <text:p>world</text:p>
          </table:table-cell>
          <table:table-cell office:value-type="float" office:value="0.000295743258903" calcext:value-type="float">
            <text:p>0.0002957433</text:p>
          </table:table-cell>
          <table:table-cell office:value-type="float" office:value="-0.000221309790504" calcext:value-type="float">
            <text:p>-0.0002213098</text:p>
          </table:table-cell>
          <table:table-cell office:value-type="float" office:value="-0.000342258106684" calcext:value-type="float">
            <text:p>-0.00034225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717621E+018" calcext:value-type="float">
            <text:p>1526877517176210000</text:p>
          </table:table-cell>
          <table:table-cell office:value-type="float" office:value="1221" calcext:value-type="float">
            <text:p>1221</text:p>
          </table:table-cell>
          <table:table-cell office:value-type="float" office:value="1.52687751717135E+018" calcext:value-type="float">
            <text:p>1526877517171350000</text:p>
          </table:table-cell>
          <table:table-cell office:value-type="string" calcext:value-type="string">
            <text:p>world</text:p>
          </table:table-cell>
          <table:table-cell office:value-type="float" office:value="-0.000110679291538" calcext:value-type="float">
            <text:p>-0.0001106793</text:p>
          </table:table-cell>
          <table:table-cell office:value-type="float" office:value="-0.000122818775708" calcext:value-type="float">
            <text:p>-0.0001228188</text:p>
          </table:table-cell>
          <table:table-cell office:value-type="float" office:value="0.0000452141248388" calcext:value-type="float">
            <text:p>4.52141248388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719552E+018" calcext:value-type="float">
            <text:p>1526877517195520000</text:p>
          </table:table-cell>
          <table:table-cell office:value-type="float" office:value="1222" calcext:value-type="float">
            <text:p>1222</text:p>
          </table:table-cell>
          <table:table-cell office:value-type="float" office:value="1.52687751719115E+018" calcext:value-type="float">
            <text:p>1526877517191150000</text:p>
          </table:table-cell>
          <table:table-cell office:value-type="string" calcext:value-type="string">
            <text:p>world</text:p>
          </table:table-cell>
          <table:table-cell office:value-type="float" office:value="-0.000167733131093" calcext:value-type="float">
            <text:p>-0.0001677331</text:p>
          </table:table-cell>
          <table:table-cell office:value-type="float" office:value="0.0000496392094647" calcext:value-type="float">
            <text:p>4.96392094647E-005</text:p>
          </table:table-cell>
          <table:table-cell office:value-type="float" office:value="-0.000329078873619" calcext:value-type="float">
            <text:p>-0.00032907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721606E+018" calcext:value-type="float">
            <text:p>1526877517216060000</text:p>
          </table:table-cell>
          <table:table-cell office:value-type="float" office:value="1223" calcext:value-type="float">
            <text:p>1223</text:p>
          </table:table-cell>
          <table:table-cell office:value-type="float" office:value="1.52687751721109E+018" calcext:value-type="float">
            <text:p>1526877517211090000</text:p>
          </table:table-cell>
          <table:table-cell office:value-type="string" calcext:value-type="string">
            <text:p>world</text:p>
          </table:table-cell>
          <table:table-cell office:value-type="float" office:value="-0.0000249207805609" calcext:value-type="float">
            <text:p>-2.49207805609E-005</text:p>
          </table:table-cell>
          <table:table-cell office:value-type="float" office:value="-0.000043768548494" calcext:value-type="float">
            <text:p>-4.3768548494E-005</text:p>
          </table:table-cell>
          <table:table-cell office:value-type="float" office:value="-0.0000627488043392" calcext:value-type="float">
            <text:p>-6.27488043392E-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723551E+018" calcext:value-type="float">
            <text:p>1526877517235510000</text:p>
          </table:table-cell>
          <table:table-cell office:value-type="float" office:value="1224" calcext:value-type="float">
            <text:p>1224</text:p>
          </table:table-cell>
          <table:table-cell office:value-type="float" office:value="1.52687751723093E+018" calcext:value-type="float">
            <text:p>1526877517230930000</text:p>
          </table:table-cell>
          <table:table-cell office:value-type="string" calcext:value-type="string">
            <text:p>world</text:p>
          </table:table-cell>
          <table:table-cell office:value-type="float" office:value="0.000368390145013" calcext:value-type="float">
            <text:p>0.0003683901</text:p>
          </table:table-cell>
          <table:table-cell office:value-type="float" office:value="0.000173318345333" calcext:value-type="float">
            <text:p>0.0001733183</text:p>
          </table:table-cell>
          <table:table-cell office:value-type="float" office:value="-0.000266324583208" calcext:value-type="float">
            <text:p>-0.00026632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687751725594E+018" calcext:value-type="float">
            <text:p>1526877517255940000</text:p>
          </table:table-cell>
          <table:table-cell office:value-type="float" office:value="1225" calcext:value-type="float">
            <text:p>1225</text:p>
          </table:table-cell>
          <table:table-cell office:value-type="float" office:value="1.52687751725114E+018" calcext:value-type="float">
            <text:p>1526877517251140000</text:p>
          </table:table-cell>
          <table:table-cell office:value-type="string" calcext:value-type="string">
            <text:p>world</text:p>
          </table:table-cell>
          <table:table-cell office:value-type="float" office:value="0.0000377603137167" calcext:value-type="float">
            <text:p>3.77603137167E-005</text:p>
          </table:table-cell>
          <table:table-cell office:value-type="float" office:value="-0.000280568201561" calcext:value-type="float">
            <text:p>-0.0002805682</text:p>
          </table:table-cell>
          <table:table-cell office:value-type="float" office:value="-0.000056842865888" calcext:value-type="float">
            <text:p>-5.6842865888E-005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8-05-21T14:44:19.416670439</dc:date>
    <meta:editing-duration>P0D</meta:editing-duration>
    <meta:editing-cycles>1</meta:editing-cycles>
    <meta:document-statistic meta:table-count="1" meta:cell-count="91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5cm" svg:height="9.006cm" xlink:href=".." xlink:type="simple" chart:class="chart:line" chart:style-name="ch1">
        <chart:legend chart:legend-position="end" svg:x="13.173cm" svg:y="4.204cm" style:legend-expansion="high" chart:style-name="ch2"/>
        <chart:plot-area chart:style-name="ch3" table:cell-range-address="Sheet1.E2:Sheet1.E916" svg:x="0.32cm" svg:y="0.18cm" svg:width="12.533cm" svg:height="8.646cm">
          <chartooo:coordinate-region svg:x="1.153cm" svg:y="0.379cm" svg:width="11.7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916" chart:class="chart:line">
            <chart:data-point chart:repeated="9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149698375026">
                <text:p>-0.000149698375026</text:p>
                <draw:g>
                  <svg:desc>Sheet1.E2:Sheet1.E9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48278093548">
                <text:p>0.000148278093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118505435239">
                <text:p>-0.0001185054352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306913957">
                <text:p>0.0002306913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124601367861">
                <text:p>-0.001246013678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45502721332">
                <text:p>0.000455027213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410495966207">
                <text:p>0.0004104959662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57064481755">
                <text:p>0.0001570644817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366706808563">
                <text:p>0.000003667068085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0924169609789">
                <text:p>-0.000924169609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354159245035">
                <text:p>0.000354159245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599640305154">
                <text:p>0.0005996403051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148626422742">
                <text:p>-0.0001486264227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797384127509">
                <text:p>0.00007973841275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070388232416">
                <text:p>-0.0000703882324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52418244397">
                <text:p>0.0001524182443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091952533694">
                <text:p>-0.000919525336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337022327585">
                <text:p>0.0003370223275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366821594071">
                <text:p>0.0003668215940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691735258442">
                <text:p>0.00006917352584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149818166392">
                <text:p>0.0001498181663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464370765258">
                <text:p>0.0004643707652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0269417447271">
                <text:p>-0.0002694174472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079872981587">
                <text:p>-0.0000798729815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358268793207">
                <text:p>0.0003582687932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500526744872">
                <text:p>-0.0005005267448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0107733358163">
                <text:p>-0.0001077333581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621491853963">
                <text:p>0.00006214918539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12778416567">
                <text:p>0.000127784165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0982759593171">
                <text:p>0.000009827595931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27644678994">
                <text:p>0.0000276446789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000732131684344">
                <text:p>-0.000007321316843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489558078698">
                <text:p>0.00004895580786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0122044686577">
                <text:p>-0.0001220446865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0677794741932">
                <text:p>0.000006777947419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0549409014639">
                <text:p>-0.0005494090146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207617267733">
                <text:p>0.0002076172677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38531395351">
                <text:p>0.0001385313953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0780586196925">
                <text:p>-0.00007805861969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271174911177">
                <text:p>0.0002711749111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27406681329">
                <text:p>-0.000274066813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0277675630059">
                <text:p>-0.0002776756300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0690622371621">
                <text:p>-0.0006906223716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40910259122">
                <text:p>0.000409102591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92270630598">
                <text:p>0.002922706305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129098212346">
                <text:p>-0.001290982123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036322165397">
                <text:p>-0.000363221653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12973297853">
                <text:p>-0.00129732978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266586896032">
                <text:p>0.0002665868960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138095370494">
                <text:p>-0.001380953704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713710091077">
                <text:p>0.0007137100910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544750422705">
                <text:p>0.0005447504227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197890563868">
                <text:p>0.0001978905638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0135799724376">
                <text:p>-0.0001357997243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675545772538">
                <text:p>0.0006755457725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0349145324435">
                <text:p>-0.0003491453244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0260355358478">
                <text:p>-0.0002603553584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1883393561">
                <text:p>0.00018833935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0746901059756">
                <text:p>0.000007469010597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304759759456">
                <text:p>0.003047597594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281740352511">
                <text:p>-0.002817403525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065049668774">
                <text:p>-0.000650496687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83408684097">
                <text:p>0.001834086840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144517759327">
                <text:p>-0.001445177593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124776281882">
                <text:p>-0.001247762818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249121221714">
                <text:p>0.00002491212217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232443111599">
                <text:p>0.0002324431115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0260076747509">
                <text:p>-0.0002600767475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00575968224439">
                <text:p>-0.00005759682244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110141991172">
                <text:p>-0.001101419911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00836459221318">
                <text:p>-0.00008364592213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0291411415674">
                <text:p>-0.0002914114156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802937312983">
                <text:p>0.0008029373129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202240174985">
                <text:p>0.0002022401749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0773312465753">
                <text:p>-0.0007733124657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297524943016">
                <text:p>0.00297524943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0107573333662">
                <text:p>-0.001075733336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168196344748">
                <text:p>-0.001681963447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109431624878">
                <text:p>-0.001094316248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907238048967">
                <text:p>0.0009072380489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659712590277">
                <text:p>0.0006597125902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252074241871">
                <text:p>0.0002520742418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0398399715777">
                <text:p>-0.0003983997157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539267552085">
                <text:p>0.0005392675520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0894989352673">
                <text:p>0.000008949893526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137145761983">
                <text:p>0.0001371457619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00113945716294">
                <text:p>-0.00001139457162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0123887555674">
                <text:p>-0.00012388755567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268343545031">
                <text:p>0.0002683435450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539431232028">
                <text:p>0.0005394312320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0757193483878">
                <text:p>-0.0007571934838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768789032008">
                <text:p>0.00007687890320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390505418181">
                <text:p>0.0003905054181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20829346613">
                <text:p>0.000208293466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00333487841999">
                <text:p>-0.0000333487841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0123213059851">
                <text:p>-0.0001232130598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108467962127">
                <text:p>-0.001084679621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794114603195">
                <text:p>0.0007941146031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132783781737">
                <text:p>0.0001327837817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00620282662567">
                <text:p>-0.00006202826625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131133041577">
                <text:p>0.0001311330415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257172447164">
                <text:p>0.0002571724471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00620987120783">
                <text:p>-0.00006209871207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0543620437384">
                <text:p>-0.0005436204373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122416892555">
                <text:p>-0.001224168925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17561593652">
                <text:p>0.001175615936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794826913625">
                <text:p>0.00794826913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534297805279">
                <text:p>0.005342978052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180852087215">
                <text:p>-0.001808520872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301813124679">
                <text:p>0.003018131246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106099816039">
                <text:p>-0.01060998160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29153698124">
                <text:p>0.00291536981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337261077948">
                <text:p>0.003372610779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789823883679">
                <text:p>0.0007898238836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591210275888">
                <text:p>-0.005912102758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355751207098">
                <text:p>0.003557512070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578217674047">
                <text:p>-0.005782176740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673659192398">
                <text:p>0.006736591923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447701569647">
                <text:p>-0.004477015696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144944700878">
                <text:p>-0.001449447008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110886851326">
                <text:p>0.001108868513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348998350091">
                <text:p>-0.003489983500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261304085143">
                <text:p>0.0002613040851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657878583297">
                <text:p>0.006578785832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011962314602">
                <text:p>-0.00119623146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0175117864273">
                <text:p>-0.0001751178642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0282949476968">
                <text:p>-0.0002829494769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346400612034">
                <text:p>0.003464006120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57980050426">
                <text:p>0.001579800504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61427888088">
                <text:p>0.001614278880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139595090877">
                <text:p>-0.001395950908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291336048394">
                <text:p>-0.002913360483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0101497943979">
                <text:p>-0.001014979439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191747234203">
                <text:p>-0.001917472342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403366144747">
                <text:p>0.004033661447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544943497516">
                <text:p>0.0005449434975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093728286447">
                <text:p>-0.000937282864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444312859327">
                <text:p>0.004443128593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106071941555">
                <text:p>-0.010607194155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856085680425">
                <text:p>0.0008560856804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48814532347">
                <text:p>0.00488145323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0844133086503">
                <text:p>-0.0008441330865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0236647203565">
                <text:p>-0.002366472035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00890007941052">
                <text:p>-0.00008900079410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157220778055">
                <text:p>0.001572207780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0853736302815">
                <text:p>-0.0008537363028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104879611172">
                <text:p>-0.001048796111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346096348949">
                <text:p>0.00003460963489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471869995818">
                <text:p>0.004718699958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312810228206">
                <text:p>0.003128102282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0435196887702">
                <text:p>-0.004351968877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8888207376">
                <text:p>0.00088882073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128189916722">
                <text:p>0.0012818991672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0249496009201">
                <text:p>-0.002494960092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0352451135404">
                <text:p>-0.003524511354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170575117227">
                <text:p>0.001705751172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0304157554638">
                <text:p>-0.0003041575546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238701555645">
                <text:p>0.0002387015556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12808899628">
                <text:p>-0.00128088996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333336880431">
                <text:p>0.003333368804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6511378102">
                <text:p>0.0065113781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687197735533">
                <text:p>-0.006871977355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0844904454425">
                <text:p>-0.0008449044544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25692244526">
                <text:p>0.0002569224452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0946813204791">
                <text:p>-0.0009468132047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342994666426">
                <text:p>0.0003429946664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00368390115909">
                <text:p>-0.0003683901159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127079361118">
                <text:p>0.001270793611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13814115664">
                <text:p>0.00138141156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287594390102">
                <text:p>0.002875943901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00539075001143">
                <text:p>-0.0005390750011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00741893541999">
                <text:p>-0.0007418935419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366819789633">
                <text:p>0.003668197896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949246401433">
                <text:p>0.0009492464014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0680228986312">
                <text:p>-0.00006802289863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0219253287651">
                <text:p>-0.002192532876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036570369266">
                <text:p>-0.00365703692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498857116327">
                <text:p>0.0004988571163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364479795098">
                <text:p>0.0036447979509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273847486824">
                <text:p>0.002738474868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180442817509">
                <text:p>0.001804428175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21416945383">
                <text:p>-0.00214169453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153176730964">
                <text:p>-0.001531767309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964683888014">
                <text:p>0.0009646838880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0314664008329">
                <text:p>-0.0003146640083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568328378722">
                <text:p>-0.005683283787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206467602402">
                <text:p>-0.002064676024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527114002034">
                <text:p>0.005271140020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492850132287">
                <text:p>0.004928501322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505032390356">
                <text:p>0.005050323903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255727767944">
                <text:p>0.002557277679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110873312224">
                <text:p>0.001108733122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624991254881">
                <text:p>-0.006249912548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354467588477">
                <text:p>-0.003544675884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126228877343">
                <text:p>-0.0012622887734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239668227732">
                <text:p>-0.002396682277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038227676414">
                <text:p>-0.00382276764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138544361107">
                <text:p>0.0013854436110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10080316663">
                <text:p>0.01100803166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753996660933">
                <text:p>0.007539966609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382039393298">
                <text:p>0.003820393932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203074305318">
                <text:p>0.002030743053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751441391185">
                <text:p>0.0075144139118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584670249373">
                <text:p>0.005846702493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147524429485">
                <text:p>0.001475244294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06378793716">
                <text:p>0.01063787937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877631269395">
                <text:p>0.008776312693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28545584157">
                <text:p>0.01285455841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06037051976">
                <text:p>0.02060370519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167879760265">
                <text:p>0.01678797602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162555761635">
                <text:p>0.01625557616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78238600492">
                <text:p>0.01782386004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11909834668">
                <text:p>0.01119098346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69056579471">
                <text:p>0.01690565794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30343174189">
                <text:p>0.02303431741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96471698582">
                <text:p>0.01964716985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32870019972">
                <text:p>0.02328700199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46963838488">
                <text:p>0.01469638384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63834989071">
                <text:p>0.016383498907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2145800516">
                <text:p>0.0121458005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45350145176">
                <text:p>0.01453501451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52409411967">
                <text:p>0.01524094119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1635934934">
                <text:p>0.0116359349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606003357098">
                <text:p>0.0060600335709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506063224748">
                <text:p>0.005060632247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0663417484611">
                <text:p>-0.006634174846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0575313530862">
                <text:p>-0.005753135308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143809877336">
                <text:p>-0.01438098773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36478407681">
                <text:p>-0.0364784076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413183607161">
                <text:p>-0.04131836071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563625469804">
                <text:p>-0.05636254698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9507997334">
                <text:p>-0.095079973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106373593211">
                <text:p>-0.1063735932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154504358768">
                <text:p>-0.1545043587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155661344528">
                <text:p>-0.1556613445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173282414675">
                <text:p>-0.1732824146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243425145745">
                <text:p>-0.2434251457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240730926394">
                <text:p>-0.2407309263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250767022371">
                <text:p>-0.25076702237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33306235075">
                <text:p>-0.333062350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330695807934">
                <text:p>-0.33069580793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411720812321">
                <text:p>-0.41172081232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380615442991">
                <text:p>-0.3806154429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474619209766">
                <text:p>-0.4746192097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44706851244">
                <text:p>-0.447068512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43749922514">
                <text:p>-0.437499225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554039001465">
                <text:p>-0.5540390014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524500191212">
                <text:p>-0.5245001912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628623008728">
                <text:p>-0.6286230087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567345380783">
                <text:p>-0.5673453807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556279957294">
                <text:p>-0.5562799572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689247846603">
                <text:p>-0.6892478466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643983781338">
                <text:p>-0.6439837813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611512124538">
                <text:p>-0.6115121245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757358670235">
                <text:p>-0.75735867023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71578592062">
                <text:p>-0.7157859206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833890914917">
                <text:p>-0.8338909149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742680549622">
                <text:p>-0.7426805496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89400434494">
                <text:p>-0.8940043449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789030492306">
                <text:p>-0.7890304923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749533474445">
                <text:p>-0.7495334744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897222757339">
                <text:p>-0.8972227573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800334751606">
                <text:p>-0.80033475160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958081007004">
                <text:p>-0.9580810070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823044538498">
                <text:p>-0.8230445384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746850371361">
                <text:p>-0.74685037136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898435652256">
                <text:p>-0.8984356522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768560230732">
                <text:p>-0.7685602307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842938780785">
                <text:p>-0.84293878078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729143857956">
                <text:p>-0.7291438579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648958027363">
                <text:p>-0.6489580273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738144755363">
                <text:p>-0.7381447553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638374686241">
                <text:p>-0.63837468624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688837766647">
                <text:p>-0.6888377666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582660913467">
                <text:p>-0.5826609134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512329816818">
                <text:p>-0.5123298168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558668196201">
                <text:p>-0.5586681962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477908015251">
                <text:p>-0.4779080152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507857680321">
                <text:p>-0.50785768032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426886320114">
                <text:p>-0.4268863201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367485523224">
                <text:p>-0.36748552322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394322037697">
                <text:p>-0.3943220376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319138348103">
                <text:p>-0.31913834810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273798853159">
                <text:p>-0.2737988531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282968580723">
                <text:p>-0.28296858072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216606885195">
                <text:p>-0.2166068851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223656386137">
                <text:p>-0.2236563861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168448328972">
                <text:p>-0.1684483289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149800986052">
                <text:p>-0.1498009860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104135908186">
                <text:p>-0.1041359081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690653398633">
                <text:p>-0.06906533986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441429689527">
                <text:p>-0.04414296895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109718805179">
                <text:p>-0.010971880517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272440239787">
                <text:p>0.027244023978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515962876379">
                <text:p>0.051596287637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709205716848">
                <text:p>0.07092057168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23522952199">
                <text:p>0.12352295219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32458508015">
                <text:p>0.13245850801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94466471672">
                <text:p>0.19446647167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93484038115">
                <text:p>0.1934840381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01421499252">
                <text:p>0.2014214992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280523836613">
                <text:p>0.2805238366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27447488904">
                <text:p>0.274474889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81193256378">
                <text:p>0.28119325637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85686844587">
                <text:p>0.38568684458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63349497318">
                <text:p>0.36334949731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58544641733">
                <text:p>0.4585446417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38751846552">
                <text:p>0.43875184655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35890102386">
                <text:p>0.53589010238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85021442175">
                <text:p>0.4850214421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76926624775">
                <text:p>0.4769266247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616342902184">
                <text:p>0.6163429021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555607974529">
                <text:p>0.55560797452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50458371639">
                <text:p>0.55045837163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680250406265">
                <text:p>0.68025040626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616706728935">
                <text:p>0.61670672893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769121527672">
                <text:p>0.76912152767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68133443594">
                <text:p>0.681334435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840678811073">
                <text:p>0.84067881107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740777254105">
                <text:p>0.74077725410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94785416126">
                <text:p>0.6947854161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865487933159">
                <text:p>0.8654879331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63200104237">
                <text:p>0.7632001042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884763836861">
                <text:p>0.8847638368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794597685337">
                <text:p>0.79459768533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735950708389">
                <text:p>0.73595070838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06425774097">
                <text:p>0.90642577409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793143510818">
                <text:p>0.7931435108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04635846615">
                <text:p>0.9046358466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796577453613">
                <text:p>0.7965774536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747718691826">
                <text:p>0.7477186918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865731239319">
                <text:p>0.86573123931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764191865921">
                <text:p>0.7641918659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88300126791">
                <text:p>0.883001267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752496540546">
                <text:p>0.75249654054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679796159267">
                <text:p>0.6797961592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796578884125">
                <text:p>0.7965788841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676819622517">
                <text:p>0.6768196225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764889478683">
                <text:p>0.7648894786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635945320129">
                <text:p>0.63594532012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62644958496">
                <text:p>0.5626449584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642668306828">
                <text:p>0.64266830682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532492876053">
                <text:p>0.53249287605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53766608238">
                <text:p>0.55376660823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60674226284">
                <text:p>0.4606742262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87261509895">
                <text:p>0.3872615098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03692901134">
                <text:p>0.4036929011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34267556667">
                <text:p>0.3342675566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2188385725">
                <text:p>0.321883857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57797062397">
                <text:p>0.2577970623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212343543768">
                <text:p>0.2123435437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215659379959">
                <text:p>0.21565937995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68171852827">
                <text:p>0.16817185282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70718729496">
                <text:p>0.17071872949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30736649036">
                <text:p>0.13073664903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06066800654">
                <text:p>0.1060668006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1220741272">
                <text:p>0.112207412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856447964907">
                <text:p>0.085644796490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808481276035">
                <text:p>0.080848127603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575553439558">
                <text:p>0.05755534395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427656769753">
                <text:p>0.04276567697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396731160581">
                <text:p>0.039673116058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284523516893">
                <text:p>0.028452351689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217319875956">
                <text:p>0.02173198759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133799016476">
                <text:p>0.013379901647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545528531075">
                <text:p>0.005455285310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00728657096624">
                <text:p>-0.007286570966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0127685694024">
                <text:p>-0.01276856940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0213622488081">
                <text:p>-0.021362248808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0260389074683">
                <text:p>-0.026038907468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0282333511859">
                <text:p>-0.028233351185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0483641885221">
                <text:p>-0.04836418852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0459519103169">
                <text:p>-0.045951910316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0639741420746">
                <text:p>-0.063974142074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0615855753422">
                <text:p>-0.061585575342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0558697395027">
                <text:p>-0.055869739502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0815007090569">
                <text:p>-0.081500709056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0671591833234">
                <text:p>-0.067159183323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0766373872757">
                <text:p>-0.076637387275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0861799791455">
                <text:p>-0.086179979145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0845461338758">
                <text:p>-0.08454613387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100133866072">
                <text:p>-0.10013386607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0900912880898">
                <text:p>-0.090091288089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8350186795">
                <text:p>-0.083501867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100387468934">
                <text:p>-0.10038746893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094068184495">
                <text:p>-0.09406818449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105672731996">
                <text:p>-0.10567273199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0879723355174">
                <text:p>-0.087972335517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107650667429">
                <text:p>-0.10765066742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0897949635983">
                <text:p>-0.089794963598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0807662308216">
                <text:p>-0.080766230821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101461701095">
                <text:p>-0.10146170109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0860808342695">
                <text:p>-0.08608083426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0999147519469">
                <text:p>-0.09991475194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0848618000746">
                <text:p>-0.084861800074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0809614211321">
                <text:p>-0.08096142113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100659042597">
                <text:p>-0.10065904259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0854587629437">
                <text:p>-0.085458762943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0982105433941">
                <text:p>-0.098210543394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0871311426163">
                <text:p>-0.08713114261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0933058187366">
                <text:p>-0.093305818736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825444534421">
                <text:p>-0.082544453442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0657580345869">
                <text:p>-0.06575803458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0732819959521">
                <text:p>-0.073281995952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0646550953388">
                <text:p>-0.064655095338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05358697474">
                <text:p>-0.053586974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0549477636814">
                <text:p>-0.054947763681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047671161592">
                <text:p>-0.04767116159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03445738554">
                <text:p>-0.0344573855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0178369302303">
                <text:p>-0.017836930230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313975960016">
                <text:p>-0.03139759600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0164660923183">
                <text:p>-0.016466092318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141380168498">
                <text:p>-0.014138016849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00616990681738">
                <text:p>-0.0061699068173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00313690910116">
                <text:p>-0.003136909101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00404712837189">
                <text:p>-0.0040471283718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00306624616496">
                <text:p>-0.0030662461649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00266554113477">
                <text:p>-0.002665541134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00181464990601">
                <text:p>-0.001814649906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164130609483">
                <text:p>0.0016413060948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17381014768">
                <text:p>0.001738101476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00395037652925">
                <text:p>-0.003950376529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0059007788077">
                <text:p>-0.005900778807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00176060432568">
                <text:p>-0.0017606043256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0080705974251">
                <text:p>-0.008070597425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0741604575887">
                <text:p>-0.0074160457588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0150274503976">
                <text:p>-0.015027450397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0144442114979">
                <text:p>-0.014444211497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01925932616">
                <text:p>-0.019259326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0137574058026">
                <text:p>-0.013757405802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0169938988984">
                <text:p>-0.016993898898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0243441946805">
                <text:p>-0.024344194680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0231879800558">
                <text:p>-0.023187980055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0274086073041">
                <text:p>-0.02740860730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0264584645629">
                <text:p>-0.026458464562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0275029148906">
                <text:p>-0.02750291489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0325768142939">
                <text:p>-0.032576814293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0253446288407">
                <text:p>-0.025344628840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0334779843688">
                <text:p>-0.033477984368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0283566601574">
                <text:p>-0.028356660157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0336819887161">
                <text:p>-0.033681988716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0387177914381">
                <text:p>-0.038717791438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0331745743752">
                <text:p>-0.033174574375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0393862053752">
                <text:p>-0.03938620537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0393554419279">
                <text:p>-0.039355441927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0370067544281">
                <text:p>-0.037006754428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0495824553072">
                <text:p>-0.049582455307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0375495404005">
                <text:p>-0.03754954040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0469750054181">
                <text:p>-0.046975005418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0437406226993">
                <text:p>-0.043740622699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0432667322457">
                <text:p>-0.043266732245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042996712029">
                <text:p>-0.04299671202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0365252271295">
                <text:p>-0.036525227129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0484157800674">
                <text:p>-0.048415780067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0371603816748">
                <text:p>-0.037160381674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0336275286973">
                <text:p>-0.033627528697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0455960668623">
                <text:p>-0.045596066862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0337309278548">
                <text:p>-0.033730927854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0301520638168">
                <text:p>-0.030152063816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0355917066336">
                <text:p>-0.035591706633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297970883548">
                <text:p>-0.029797088354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0315703041852">
                <text:p>-0.031570304185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0261997766793">
                <text:p>-0.026199776679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0301010087132">
                <text:p>-0.030101008713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0299765970558">
                <text:p>-0.029976597055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0134759619832">
                <text:p>-0.01347596198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0376143008471">
                <text:p>-0.037614300847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0130599625409">
                <text:p>-0.013059962540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0169559028">
                <text:p>-0.016955902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00834106840193">
                <text:p>-0.0083410684019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000883314292878">
                <text:p>-0.00088331429287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00549837294966">
                <text:p>-0.0054983729496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00419583451003">
                <text:p>-0.0041958345100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007488575764">
                <text:p>-0.00748857576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0060919560492">
                <text:p>-0.00609195604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000636510085315">
                <text:p>-0.00063651008531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0041758781299">
                <text:p>-0.00417587812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00830332096666">
                <text:p>-0.0083033209666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375860417262">
                <text:p>0.0037586041726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0108270347118">
                <text:p>-0.010827034711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0054597412236">
                <text:p>-0.00545974122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0000656500924379">
                <text:p>-0.000065650092437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0116584608331">
                <text:p>-0.01165846083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227961270139">
                <text:p>0.0022796127013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00137744122185">
                <text:p>-0.0013774412218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0112570719793">
                <text:p>-0.011257071979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00892159715295">
                <text:p>-0.008921597152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000796890584752">
                <text:p>-0.0007968905847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217019300908">
                <text:p>0.0021701930090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0082726739347">
                <text:p>-0.00827267393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393943116069">
                <text:p>0.003939431160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00256513059139">
                <text:p>-0.0025651305913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535938423127">
                <text:p>0.0053593842312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00108947954141">
                <text:p>-0.0010894795414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302214268595">
                <text:p>0.0030221426859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106884781271">
                <text:p>0.010688478127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558904185891">
                <text:p>0.0055890418589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985174905509">
                <text:p>0.0098517490550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561020383611">
                <text:p>0.0056102038361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724919047207">
                <text:p>0.0072491904720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165188498795">
                <text:p>0.016518849879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805288087577">
                <text:p>0.0080528808757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137657057494">
                <text:p>0.013765705749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439951056615">
                <text:p>0.004399510566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191777143627">
                <text:p>0.019177714362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250222161412">
                <text:p>0.00025022216141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121565191075">
                <text:p>0.01215651910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221843235195">
                <text:p>0.022184323519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154421143234">
                <text:p>0.015442114323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64550274983">
                <text:p>0.006455027498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159275252372">
                <text:p>0.015927525237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949600618333">
                <text:p>0.0094960061833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726738199592">
                <text:p>0.0072673819959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156037220731">
                <text:p>0.015603722073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183486063033">
                <text:p>0.018348606303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698585947976">
                <text:p>0.0069858594797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876937247813">
                <text:p>0.0087693724781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646618381143">
                <text:p>0.0064661838114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141158103943">
                <text:p>0.014115810394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637059146538">
                <text:p>0.0063705914653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14786249958">
                <text:p>0.01478624995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155491195619">
                <text:p>0.015549119561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13097025454">
                <text:p>0.01309702545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116794537753">
                <text:p>0.011679453775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718892598525">
                <text:p>0.0071889259852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146055966616">
                <text:p>0.01460559666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487132789567">
                <text:p>0.0048713278956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183630781248">
                <text:p>0.0018363078124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225087311119">
                <text:p>0.022508731111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112699605525">
                <text:p>0.01126996055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000375897157937">
                <text:p>-0.00037589715793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625106412917">
                <text:p>0.0062510641291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930694676936">
                <text:p>0.0093069467693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430342694744">
                <text:p>0.0043034269474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00728621054441">
                <text:p>-0.0072862105444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194736523554">
                <text:p>0.00019473652355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00806205626577">
                <text:p>-0.0080620562657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000831487588584">
                <text:p>-0.00083148758858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222520390525">
                <text:p>0.0022252039052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00861422065645">
                <text:p>-0.008614220656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00785103719682">
                <text:p>-0.0078510371968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0175380948931">
                <text:p>-0.017538094893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0000838162377477">
                <text:p>-0.000083816237747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0356805324554">
                <text:p>-0.035680532455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013623258099">
                <text:p>-0.01362325809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0206340104342">
                <text:p>-0.020634010434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0250300336629">
                <text:p>-0.025030033662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0206227265298">
                <text:p>-0.020622726529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036310352385">
                <text:p>-0.03631035238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0176829453558">
                <text:p>-0.017682945355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0192849859595">
                <text:p>-0.019284985959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039302662015">
                <text:p>-0.03930266201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0389680117369">
                <text:p>-0.038968011736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0328028202057">
                <text:p>-0.032802820205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0341101810336">
                <text:p>-0.03411018103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0287954602391">
                <text:p>-0.02879546023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038060542196">
                <text:p>-0.03806054219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0280843619257">
                <text:p>-0.028084361925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0310763604939">
                <text:p>-0.031076360493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0352901741862">
                <text:p>-0.035290174186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0235636606812">
                <text:p>-0.02356366068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0114882150665">
                <text:p>-0.011488215066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0311511792243">
                <text:p>-0.031151179224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015752164647">
                <text:p>-0.01575216464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00409304909408">
                <text:p>-0.0040930490940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0206521637738">
                <text:p>-0.020652163773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0086036818102">
                <text:p>-0.008603681810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00146410404705">
                <text:p>-0.0014641040470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0104452092201">
                <text:p>-0.010445209220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0053964140825">
                <text:p>-0.005396414082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216668401845">
                <text:p>0.0021666840184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00212712306529">
                <text:p>-0.0021271230652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158621533774">
                <text:p>0.0015862153377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610053865239">
                <text:p>0.0061005386523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145656103268">
                <text:p>0.014565610326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920768454671">
                <text:p>0.0092076845467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377365294844">
                <text:p>0.0037736529484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00751122040674">
                <text:p>-0.0075112204067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00523065263405">
                <text:p>-0.0052306526340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853998214006">
                <text:p>0.0085399821400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0151614509523">
                <text:p>-0.015161450952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0233821440488">
                <text:p>-0.023382144048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0204517617822">
                <text:p>-0.020451761782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0459129288793">
                <text:p>-0.045912928879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0592175237834">
                <text:p>-0.059217523783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0592252910137">
                <text:p>-0.059225291013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0846058428288">
                <text:p>-0.084605842828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087890625">
                <text:p>-0.08789062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113687828183">
                <text:p>-0.11368782818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107242822647">
                <text:p>-0.10724282264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109919711947">
                <text:p>-0.10991971194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143008410931">
                <text:p>-0.14300841093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131961092353">
                <text:p>-0.13196109235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143537968397">
                <text:p>-0.14353796839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131717592478">
                <text:p>-0.13171759247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108833327889">
                <text:p>-0.10883332788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127402693033">
                <text:p>-0.12740269303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0998065769672">
                <text:p>-0.099806576967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10136076808">
                <text:p>-0.1013607680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0647780150175">
                <text:p>-0.064778015017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058223169297">
                <text:p>-0.05822316929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0218686386943">
                <text:p>-0.021868638694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00879100523889">
                <text:p>-0.008791005238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941485911608">
                <text:p>0.0094148591160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372926294804">
                <text:p>0.037292629480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503726713359">
                <text:p>0.050372671335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787900388241">
                <text:p>0.078790038824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783889442682">
                <text:p>0.078388944268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09642289579">
                <text:p>0.10964228957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03176832199">
                <text:p>0.10317683219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00339755416">
                <text:p>0.1003397554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122324064374">
                <text:p>0.12232406437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10925316811">
                <text:p>0.11092531681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20150104165">
                <text:p>0.12015010416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102083131671">
                <text:p>0.10208313167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867798626423">
                <text:p>0.086779862642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901350826025">
                <text:p>0.09013508260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668162554502">
                <text:p>0.066816255450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598554313183">
                <text:p>0.059855431318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400007851422">
                <text:p>0.040000785142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260579865426">
                <text:p>0.026057986542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117057487369">
                <text:p>0.011705748736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163031043485">
                <text:p>0.0016303104348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0171515028924">
                <text:p>-0.017151502892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0243962034583">
                <text:p>-0.024396203458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0281556434929">
                <text:p>-0.028155643492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0405083969235">
                <text:p>-0.040508396923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0393991358578">
                <text:p>-0.039399135857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0489974990487">
                <text:p>-0.048997499048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0421237312257">
                <text:p>-0.042123731225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0360175520182">
                <text:p>-0.036017552018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0432284846902">
                <text:p>-0.043228484690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0363451614976">
                <text:p>-0.036345161497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0346780046821">
                <text:p>-0.034678004682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0291137993336">
                <text:p>-0.029113799333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0236124843359">
                <text:p>-0.023612484335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0217472501099">
                <text:p>-0.021747250109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143638243899">
                <text:p>-0.014363824389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0121107660234">
                <text:p>-0.012110766023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00511926785111">
                <text:p>-0.0051192678511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253586610779">
                <text:p>0.0025358661077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66529950127">
                <text:p>0.006652995012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109722428024">
                <text:p>0.010972242802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192266628146">
                <text:p>0.019226662814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198634751141">
                <text:p>0.019863475114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247897133231">
                <text:p>0.024789713323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309651326388">
                <text:p>0.030965132638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282068774104">
                <text:p>0.028206877410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363887771964">
                <text:p>0.036388777196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276229958981">
                <text:p>0.027622995898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2848155424">
                <text:p>0.0284815542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330423265696">
                <text:p>0.033042326569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307025220245">
                <text:p>0.030702522024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292747765779">
                <text:p>0.029274776577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250942744315">
                <text:p>0.025094274431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239255316556">
                <text:p>0.023925531655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29816294089">
                <text:p>0.02981629408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252019353211">
                <text:p>0.025201935321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261858813465">
                <text:p>0.026185881346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224236063659">
                <text:p>0.022423606365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274728015065">
                <text:p>0.027472801506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228389482945">
                <text:p>0.022838948294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189279541373">
                <text:p>0.018927954137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239691995084">
                <text:p>0.023969199508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17989795655">
                <text:p>0.0179897956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136487809941">
                <text:p>0.013648780994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18041446805">
                <text:p>0.01804144680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122427698225">
                <text:p>0.012242769822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13705201447">
                <text:p>0.01370520144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111080771312">
                <text:p>0.01110807713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105150863528">
                <text:p>0.010515086352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695448834449">
                <text:p>0.0069544883444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41622063145">
                <text:p>0.004162206314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312550039962">
                <text:p>0.0031255003996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0448436359875">
                <text:p>0.00044843635987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129552022554">
                <text:p>0.0012955202255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151638197713">
                <text:p>0.0015163819771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00380109343678">
                <text:p>-0.0038010934367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00240337126888">
                <text:p>-0.0024033712688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00438772002235">
                <text:p>-0.0043877200223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0025013727136">
                <text:p>-0.002501372713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00457608513534">
                <text:p>-0.0045760851353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00203767116182">
                <text:p>-0.0020376711618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0044683679007">
                <text:p>-0.004468367900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0657007098198">
                <text:p>0.00065700709819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00283779134043">
                <text:p>-0.0028377913404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00282504362985">
                <text:p>-0.0028250436298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00673930067569">
                <text:p>-0.0067393006756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00623844889924">
                <text:p>-0.0062384488992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0113936178386">
                <text:p>-0.011393617838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01190087758">
                <text:p>-0.0119008775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0144780986011">
                <text:p>-0.014478098601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0193735696375">
                <text:p>-0.019373569637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0258327517658">
                <text:p>-0.025832751765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0187901426107">
                <text:p>-0.018790142610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0248907618225">
                <text:p>-0.024890761822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0293865855783">
                <text:p>-0.029386585578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0245263278484">
                <text:p>-0.024526327848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0279549136758">
                <text:p>-0.027954913675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0277849324048">
                <text:p>-0.027784932404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0409271158278">
                <text:p>-0.040927115827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0421059727669">
                <text:p>-0.042105972766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0270946584642">
                <text:p>-0.027094658464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324299000204">
                <text:p>0.0032429900020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00262954970822">
                <text:p>-0.0026295497082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00168731645681">
                <text:p>-0.0016873164568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315100420266">
                <text:p>0.0031510042026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00166992051527">
                <text:p>-0.0016699205152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00708940345794">
                <text:p>-0.0070894034579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000972352456301">
                <text:p>-0.00097235245630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00142638606485">
                <text:p>-0.0014263860648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000235548941419">
                <text:p>0.0000023554894141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336109451018">
                <text:p>0.0033610945101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00186331162695">
                <text:p>-0.0018633116269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276865530759">
                <text:p>0.0027686553075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00386855658144">
                <text:p>-0.0038685565814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186174712144">
                <text:p>0.0018617471214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112750439439">
                <text:p>0.0011275043943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0024808680173">
                <text:p>-0.002480868017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441927369684">
                <text:p>0.0044192736968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20341547206">
                <text:p>0.002034154720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00188913848251">
                <text:p>-0.0018891384825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370238116011">
                <text:p>0.0037023811601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00617691408843">
                <text:p>-0.0061769140884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368889141828">
                <text:p>0.0036888914182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388646940701">
                <text:p>0.0038864694070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0948034110479">
                <text:p>0.00094803411047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0077535873279">
                <text:p>-0.007753587327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10695005767">
                <text:p>0.001069500576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00352838425897">
                <text:p>-0.0035283842589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376468477771">
                <text:p>0.0037646847777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000183558091521">
                <text:p>-0.00018355809152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00307658192469">
                <text:p>0.000030765819246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00246682134457">
                <text:p>-0.0024668213445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127811089624">
                <text:p>0.0012781108962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34553532023">
                <text:p>0.003455353202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194118614309">
                <text:p>0.0019411861430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00276009272784">
                <text:p>-0.0027600927278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516436016187">
                <text:p>0.0051643601618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00460400991142">
                <text:p>-0.0046040099114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00337414816022">
                <text:p>-0.0033741481602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309190386906">
                <text:p>0.0030919038690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284776091576">
                <text:p>0.0028477609157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3254102543">
                <text:p>0.00325410254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00225951173343">
                <text:p>-0.0022595117334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177240220364">
                <text:p>0.0017724022036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00233311764896">
                <text:p>-0.0023331176489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00178745482117">
                <text:p>-0.0017874548211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000931014190428">
                <text:p>-0.00093101419042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00221802177839">
                <text:p>-0.0022180217783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00311369169503">
                <text:p>-0.0031136916950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69197784178">
                <text:p>0.006919778417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0000737579539418">
                <text:p>-0.000073757953941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15515757259">
                <text:p>0.001551575725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00309442961589">
                <text:p>-0.0030944296158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278884987347">
                <text:p>0.0027888498734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00308896088973">
                <text:p>-0.0030889608897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00067063519964">
                <text:p>-0.0006706351996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000210252168472">
                <text:p>-0.00021025216847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191981345415">
                <text:p>0.0019198134541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0282827881165">
                <text:p>0.00028282788116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0942754501011">
                <text:p>0.00094275450101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0923436135054">
                <text:p>0.00092343613505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0.00209525972605">
                <text:p>-0.0020952597260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320054544136">
                <text:p>0.0032005454413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00227399799041">
                <text:p>-0.0022739979904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0721471384168">
                <text:p>0.00072147138416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244506634772">
                <text:p>0.0024450663477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00026247871574">
                <text:p>-0.0002624787157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0.00644844584167">
                <text:p>-0.0064484458416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30920105055">
                <text:p>0.003092010505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357578881085">
                <text:p>0.0035757888108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14299179893">
                <text:p>0.001429917989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032834277954">
                <text:p>0.00032834277954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0562434084713">
                <text:p>0.0005624340847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0121654753457">
                <text:p>0.00012165475345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0.0000817455365905">
                <text:p>-0.000081745536590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00482919822389">
                <text:p>0.000048291982238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0112977184472">
                <text:p>0.00011297718447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0000037886602513">
                <text:p>-0.000003788660251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0115197406558">
                <text:p>0.00011519740655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000142321790918">
                <text:p>-0.00014232179091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0157922069775">
                <text:p>0.00015792206977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.0000521726615261">
                <text:p>-0.000052172661526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0246750947554">
                <text:p>0.00024675094755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0.0000212005397771">
                <text:p>-0.000021200539777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0.000156451686053">
                <text:p>-0.00015645168605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0137183247716">
                <text:p>0.00013718324771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00161215709522">
                <text:p>-0.0016121570952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126085523516">
                <text:p>0.0012608552351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0278063584119">
                <text:p>0.00027806358411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0.000130355299916">
                <text:p>-0.00013035529991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00133581808768">
                <text:p>-0.0013358180876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000468867918244">
                <text:p>-0.00046886791824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000658534758259">
                <text:p>-0.00065853475825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0.0000519716995768">
                <text:p>-0.000051971699576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000049721544201">
                <text:p>-0.00004972154420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0.0000523213966517">
                <text:p>-0.000052321396651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0000437658673036">
                <text:p>-0.000043765867303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0.000230921898037">
                <text:p>-0.00023092189803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00539619213669">
                <text:p>0.000053961921366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00450190564152">
                <text:p>0.000045019056415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0.000252575147897">
                <text:p>-0.00025257514789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000206066091778">
                <text:p>-0.00020606609177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00624676176812">
                <text:p>0.00006246761768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0.0000663115934003">
                <text:p>-0.000066311593400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0136474976898">
                <text:p>0.00013647497689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000144651014125">
                <text:p>-0.00014465101412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0.000204545081942">
                <text:p>-0.00020454508194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0273621728411">
                <text:p>0.00027362172841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0.000194845386432">
                <text:p>-0.00019484538643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0116513467219">
                <text:p>0.00011651346721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0.000022569878638">
                <text:p>-0.00002256987863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00729500679881">
                <text:p>0.000072950067988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0.00023730857356">
                <text:p>-0.0002373085735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00622783045401">
                <text:p>0.000062278304540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0261192093603">
                <text:p>0.00026119209360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0.000026936919312">
                <text:p>-0.00002693691931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000276866659988">
                <text:p>-0.00027686665998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105587474536">
                <text:p>0.00010558747453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0127425984829">
                <text:p>0.00012742598482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00371722380805">
                <text:p>0.000037172238080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0.000145484009408">
                <text:p>-0.00014548400940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000161513889907">
                <text:p>0.0000016151388990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0.0000420804899477">
                <text:p>-0.000042080489947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0187732468476">
                <text:p>0.00018773246847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00201841030503">
                <text:p>0.000020184103050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0.000116866001918">
                <text:p>-0.00011686600191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0.00000301562977256">
                <text:p>-0.0000030156297725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203328716452">
                <text:p>0.00020332871645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0306554342387">
                <text:p>0.00030655434238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0.000144809993799">
                <text:p>-0.00014480999379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0.000121533885249">
                <text:p>-0.00012153388524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00000981835910352">
                <text:p>-0.0000098183591035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00232183865592">
                <text:p>0.000023218386559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00195008851733">
                <text:p>0.000019500885173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0.0000113701307782">
                <text:p>-0.000011370130778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000220007583266">
                <text:p>-0.00022000758326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0.00000122110213852">
                <text:p>-0.0000012211021385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0190713995835">
                <text:p>0.00019071399583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0.000108160762466">
                <text:p>-0.00010816076246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0193709769519">
                <text:p>0.00019370976951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0000182958610822">
                <text:p>-0.000018295861082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0.0000424996687798">
                <text:p>-0.000042499668779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0000941409234656">
                <text:p>-0.000094140923465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0.000277600076515">
                <text:p>-0.00027760007651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0258982327068">
                <text:p>0.00025898232706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0.0000515029387316">
                <text:p>-0.000051502938731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00490226520924">
                <text:p>0.000049022652092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0000126135491882">
                <text:p>-0.000012613549188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0024357035727">
                <text:p>0.00002435703572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000134612637339">
                <text:p>-0.00013461263733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0.0000760857437854">
                <text:p>-0.000076085743785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0.0000342781204381">
                <text:p>-0.000034278120438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0.000245914561674">
                <text:p>-0.00024591456167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0.000244042341365">
                <text:p>-0.00024404234136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0304228335153">
                <text:p>0.00030422833515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0.000153316941578">
                <text:p>-0.00015331694157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0.0000508564589836">
                <text:p>-0.000050856458983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0.000117974028399">
                <text:p>-0.00011797402839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00360191006621">
                <text:p>0.000036019100662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000366630683857">
                <text:p>0.0000036663068385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00322887935909">
                <text:p>0.000032288793590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0.000168675673194">
                <text:p>-0.00016867567319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0.000137734998134">
                <text:p>-0.00013773499813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0.0000842607259983">
                <text:p>-0.000084260725998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00244154798565">
                <text:p>0.000024415479856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0.00002369116919">
                <text:p>-0.0000236911691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00664420149405">
                <text:p>0.000066442014940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0.0000193582127395">
                <text:p>-0.000019358212739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0.000179742171895">
                <text:p>-0.00017974217189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0.00000781026028562">
                <text:p>-0.0000078102602856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0105692721263">
                <text:p>0.00010569272126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0000167073558259">
                <text:p>-0.000016707355825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0.000166541882209">
                <text:p>-0.00016654188220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0.000148512554006">
                <text:p>-0.00014851255400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0.000184547825484">
                <text:p>-0.00018454782548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0.00010076345643">
                <text:p>-0.0001007634564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014156170073">
                <text:p>0.0001415617007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0000335486765835">
                <text:p>-0.000033548676583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0.000148321705637">
                <text:p>-0.00014832170563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0169765829924">
                <text:p>0.00016976582992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00629741043667">
                <text:p>0.000062974104366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00136000653583">
                <text:p>0.000013600065358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0164944853168">
                <text:p>0.00016494485316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0.000256128580077">
                <text:p>-0.00025612858007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000221049645916">
                <text:p>-0.00022104964591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184550636914">
                <text:p>0.0018455063691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0432511442341">
                <text:p>0.00043251144234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00101903919131">
                <text:p>-0.0010190391913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000361868820619">
                <text:p>-0.00036186882061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0.000303472072119">
                <text:p>-0.00030347207211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119807955343">
                <text:p>0.0011980795534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0500050024129">
                <text:p>0.00050005002412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0526924734004">
                <text:p>0.00052692473400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019862112822">
                <text:p>0.0001986211282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0556597718969">
                <text:p>0.00055659771896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000534700928256">
                <text:p>-0.00053470092825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00359719560947">
                <text:p>0.000035971956094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000146993945236">
                <text:p>-0.00014699394523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0168182392372">
                <text:p>0.00016818239237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00520079447597">
                <text:p>0.000052007944759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0.0000408835549024">
                <text:p>-0.000040883554902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0287501519779">
                <text:p>0.00028750151977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0.000210537356907">
                <text:p>-0.00021053735690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0126933940919">
                <text:p>0.00012693394091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0195820000954">
                <text:p>0.00019582000095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00018386906595">
                <text:p>-0.0001838690659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0103124984889">
                <text:p>0.00010312498488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0295743258903">
                <text:p>0.00029574325890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0.000110679291538">
                <text:p>-0.00011067929153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0.000167733131093">
                <text:p>-0.00016773313109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0000249207805609">
                <text:p>-0.000024920780560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0368390145013">
                <text:p>0.00036839014501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00377603137167">
                <text:p>0.00003776031371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72cm" svg:y="4.204cm" style:legend-expansion="high" chart:style-name="ch2"/>
        <chart:plot-area chart:style-name="ch3" table:cell-range-address="Sheet1.F2:Sheet1.F916" svg:x="0.319cm" svg:y="0.18cm" svg:width="12.534cm" svg:height="8.646cm">
          <chartooo:coordinate-region svg:x="1.152cm" svg:y="0.379cm" svg:width="11.701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916" chart:class="chart:line">
            <chart:data-point chart:repeated="9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263748195721">
                <text:p>0.000263748195721</text:p>
                <draw:g>
                  <svg:desc>Sheet1.F2:Sheet1.F9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0732793560019">
                <text:p>-0.0000732793560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243570480961">
                <text:p>0.0002435704809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02055933187">
                <text:p>0.0002020559331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110854674131">
                <text:p>-0.00110854674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592982512899">
                <text:p>0.000592982512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681218749378">
                <text:p>0.000681218749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76181672234">
                <text:p>0.0002761816722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00810314377304">
                <text:p>-0.0000810314377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103241589386">
                <text:p>-0.001032415893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659598677885">
                <text:p>0.0006595986778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708067906089">
                <text:p>0.0007080679060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665904080961">
                <text:p>0.00006659040809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52802200662">
                <text:p>0.000528022006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284843175905">
                <text:p>-0.0002848431759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03615418286">
                <text:p>0.0002036154182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15235170722">
                <text:p>-0.00152351707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16585905198">
                <text:p>0.001165859051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509472680278">
                <text:p>0.000509472680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06337324926">
                <text:p>0.0002063373249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0315947181662">
                <text:p>-0.0000315947181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18699467951">
                <text:p>0.0002186994679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238706707023">
                <text:p>0.0002387067070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0339072488714">
                <text:p>-0.000339072488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0389653170714">
                <text:p>-0.0003896531707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0070770867751">
                <text:p>-0.0000707708677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564437417779">
                <text:p>0.0005644374177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00968184904195">
                <text:p>-0.00009681849041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368722539861">
                <text:p>0.0003687225398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0162736134371">
                <text:p>-0.0001627361343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289341434836">
                <text:p>0.0002893414348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222881499212">
                <text:p>0.0002228814992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00281961401924">
                <text:p>-0.00002819614019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164475583006">
                <text:p>0.0001644755830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705062120687">
                <text:p>0.00007050621206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209446321242">
                <text:p>-0.002094463212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796413281932">
                <text:p>0.0007964132819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76730112778">
                <text:p>0.000767301127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00493324769195">
                <text:p>-0.00004933247691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662866863422">
                <text:p>0.0006628668634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0121442950331">
                <text:p>-0.0001214429503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219554174691">
                <text:p>0.0002195541746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184203882236">
                <text:p>-0.001842038822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96245406894">
                <text:p>0.000962454068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263164145872">
                <text:p>0.002631641458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0943611841649">
                <text:p>-0.0009436118416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63952349592">
                <text:p>0.000639523495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243370980024">
                <text:p>-0.002433709800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695992261171">
                <text:p>0.0006959922611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335828633979">
                <text:p>-0.003358286339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89614342526">
                <text:p>0.001896143425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480498361867">
                <text:p>0.0004804983618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494763138704">
                <text:p>0.0004947631387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31045259675">
                <text:p>0.0000310452596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389153137803">
                <text:p>0.0003891531378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0147450191434">
                <text:p>-0.0001474501914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0324934400851">
                <text:p>-0.0003249344008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0028456110158">
                <text:p>-0.000028456110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326966182911">
                <text:p>0.00003269661829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93938288046">
                <text:p>0.000939382880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340453232639">
                <text:p>-0.003404532326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049831753131">
                <text:p>-0.000498317531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283185567241">
                <text:p>0.0002831855672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0642408849671">
                <text:p>-0.0006424088496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151179812383">
                <text:p>-0.001511798123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448000442702">
                <text:p>0.0004480004427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000268220901489">
                <text:p>-0.000002682209014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0224489442189">
                <text:p>-0.0002244894421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755531145842">
                <text:p>0.00007555311458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16717921244">
                <text:p>-0.00167179212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238115491811">
                <text:p>0.0002381154918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0416274153395">
                <text:p>-0.0004162741533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872486853041">
                <text:p>0.0008724868530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157064059749">
                <text:p>0.00001570640597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109202973545">
                <text:p>-0.001092029735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162770738825">
                <text:p>0.001627707388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00199722126126">
                <text:p>-0.0001997221261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158453988843">
                <text:p>-0.001584539888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100003473926">
                <text:p>-0.001000034739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33782927878">
                <text:p>0.001337829278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727549835574">
                <text:p>0.0007275498355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582380802371">
                <text:p>0.0005823808023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0259164778981">
                <text:p>-0.0002591647789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262450572336">
                <text:p>0.0002624505723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137089009513">
                <text:p>0.0001370890095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93079351448">
                <text:p>0.0019307935144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813321501482">
                <text:p>0.0008133215014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0717901741154">
                <text:p>-0.0007179017411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06550217606">
                <text:p>0.001065502176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509240489919">
                <text:p>0.0005092404899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217469013296">
                <text:p>-0.0021746901329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40955310781">
                <text:p>0.001409553107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697453739122">
                <text:p>0.0006974537391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432033470133">
                <text:p>0.0004320334701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427562423283">
                <text:p>0.0004275624232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0170482162503">
                <text:p>-0.0001704821625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11964563746">
                <text:p>-0.00119645637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01410259958">
                <text:p>0.001014102599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139110442251">
                <text:p>-0.001391104422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811141449958">
                <text:p>0.0008111414499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713680172339">
                <text:p>0.0007136801723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201429444132">
                <text:p>0.0002014294441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400745659135">
                <text:p>0.0004007456591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116235832684">
                <text:p>-0.001162358326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290108658373">
                <text:p>-0.002901086583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223850598559">
                <text:p>0.002238505985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690529402345">
                <text:p>-0.006905294023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274173077196">
                <text:p>0.002741730771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22744962573">
                <text:p>0.001227449625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5746972058">
                <text:p>0.00157469720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239021889865">
                <text:p>-0.002390218898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216181366704">
                <text:p>0.0021618136670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0872836564668">
                <text:p>-0.0008728365646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751548167318">
                <text:p>-0.007515481673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0102003104985">
                <text:p>-0.0001020031049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525949429721">
                <text:p>0.005259494297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463371444494">
                <text:p>0.004633714444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379516882822">
                <text:p>-0.003795168828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477144960314">
                <text:p>-0.004771449603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369074987248">
                <text:p>0.0036907498724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264418125153">
                <text:p>0.002644181251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0658612931147">
                <text:p>-0.0006586129311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0300853792578">
                <text:p>-0.003008537925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00791219004896">
                <text:p>-0.0007912190048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206250278279">
                <text:p>0.002062502782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168760912493">
                <text:p>-0.001687609124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009407652542">
                <text:p>-0.00094076525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00660476682242">
                <text:p>-0.0006604766822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447454070672">
                <text:p>0.004474540706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00689441338181">
                <text:p>-0.0006894413381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00563788344152">
                <text:p>-0.0005637883441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0275927456096">
                <text:p>-0.0027592745609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360270752572">
                <text:p>0.003602707525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0466113211587">
                <text:p>-0.004661132115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235918001272">
                <text:p>0.002359180012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0231289444491">
                <text:p>-0.002312894444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0536298565567">
                <text:p>-0.005362985655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246087973937">
                <text:p>0.002460879739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831500568893">
                <text:p>0.0008315005688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442671636119">
                <text:p>-0.004426716361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541349407285">
                <text:p>0.0005413494072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145360291936">
                <text:p>0.001453602919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191363191698">
                <text:p>0.001913631916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58444715105">
                <text:p>0.00584447151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214285985567">
                <text:p>-0.002142859855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332343159243">
                <text:p>-0.003323431592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4734021388">
                <text:p>0.00147340213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165677606128">
                <text:p>-0.001656776061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377522781491">
                <text:p>-0.003775227814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0105632690247">
                <text:p>-0.001056326902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694263726473">
                <text:p>0.006942637264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0586980767548">
                <text:p>-0.005869807675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0017002876848">
                <text:p>-0.000170028768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215353537351">
                <text:p>0.002153535373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265672709793">
                <text:p>0.002656727097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0227423734032">
                <text:p>-0.002274237340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280532147735">
                <text:p>0.002805321477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211610272527">
                <text:p>0.002116102725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413644872606">
                <text:p>-0.004136448726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229593459517">
                <text:p>0.002295934595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615267723333">
                <text:p>0.000615267723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00393338239519">
                <text:p>-0.0003933382395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0434156181291">
                <text:p>-0.004341561812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278446939774">
                <text:p>0.002784469397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00499154091813">
                <text:p>-0.0004991540918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188199616969">
                <text:p>0.0018819961696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272116763517">
                <text:p>0.002721167635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0414928700775">
                <text:p>-0.004149287007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256992550567">
                <text:p>0.002569925505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131423131097">
                <text:p>0.001314231310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16921593342">
                <text:p>0.00169215933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213505746797">
                <text:p>0.002135057467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019101863727">
                <text:p>-0.00191018637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176658853889">
                <text:p>0.001766588538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00955541385338">
                <text:p>-0.0009555413853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130697211716">
                <text:p>0.0001306972117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154999070219">
                <text:p>0.00001549990702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631151313428">
                <text:p>0.0006311513134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14008297585">
                <text:p>0.00140082975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366225693142">
                <text:p>0.0003662256931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347085436806">
                <text:p>0.003470854368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0190860591829">
                <text:p>-0.0001908605918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0109251798131">
                <text:p>-0.001092517981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0130405765958">
                <text:p>-0.0013040576595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0254873419181">
                <text:p>-0.0025487341918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0178111193236">
                <text:p>-0.001781111932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199026265182">
                <text:p>-0.001990262651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485291192308">
                <text:p>0.004852911923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51003312692">
                <text:p>0.00510033126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7286736276">
                <text:p>0.0072867362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317201414146">
                <text:p>0.003172014141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0608429778367">
                <text:p>-0.006084297783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047151139006">
                <text:p>-0.00471511390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0862727500498">
                <text:p>-0.008627275004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0247078458779">
                <text:p>-0.0024707845877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015200166963">
                <text:p>-0.00152001669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928050139919">
                <text:p>0.0009280501399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0203872844577">
                <text:p>-0.002038728445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187277188525">
                <text:p>0.001872771885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159826292656">
                <text:p>0.0015982629265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397606519982">
                <text:p>0.0039760651998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0406537018716">
                <text:p>-0.004065370187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284786522388">
                <text:p>0.002847865223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226700212806">
                <text:p>0.002267002128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581189105287">
                <text:p>0.0058118910528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144832278602">
                <text:p>0.001448322786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343727646396">
                <text:p>0.003437276463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785323884338">
                <text:p>0.007853238843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25743597746">
                <text:p>0.012574359774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157185457647">
                <text:p>0.01571854576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781977549195">
                <text:p>0.007819775491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42135815695">
                <text:p>0.01421358156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34399754554">
                <text:p>0.02343997545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264912284911">
                <text:p>0.02649122849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316795185208">
                <text:p>0.03167951852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308100301772">
                <text:p>0.030810030177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80226001143">
                <text:p>0.03802260011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409086719155">
                <text:p>0.04090867191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440736040473">
                <text:p>0.044073604047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484761372209">
                <text:p>0.04847613722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456540547311">
                <text:p>0.04565405473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486901029944">
                <text:p>0.04869010299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577338971198">
                <text:p>0.057733897119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586972609162">
                <text:p>0.05869726091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564760491252">
                <text:p>0.05647604912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547129884362">
                <text:p>0.05471298843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794524401426">
                <text:p>0.079452440142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722100436687">
                <text:p>0.072210043668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03801764548">
                <text:p>0.1038017645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909000486135">
                <text:p>0.09090004861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967298597097">
                <text:p>0.09672985970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39941394329">
                <text:p>0.1399413943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19736477733">
                <text:p>0.1197364777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61666750908">
                <text:p>0.1616667509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49242475629">
                <text:p>0.14924247562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53562933207">
                <text:p>0.15356293320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86540186405">
                <text:p>0.1865401864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73527806997">
                <text:p>0.1735278069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6913664341">
                <text:p>0.169136643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09481701255">
                <text:p>0.2094817012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01525479555">
                <text:p>0.2015254795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37827181816">
                <text:p>0.2378271818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15874254704">
                <text:p>0.2158742547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69223988056">
                <text:p>0.2692239880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51038014889">
                <text:p>0.25103801488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37191930413">
                <text:p>0.2371919304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00160825253">
                <text:p>0.30016082525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80971497297">
                <text:p>0.2809714972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37558865547">
                <text:p>0.3375588655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06711435318">
                <text:p>0.3067114353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0618584156">
                <text:p>0.306185841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79792928696">
                <text:p>0.3797929286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513032794">
                <text:p>0.35130327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37848901749">
                <text:p>0.3378489017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12175834179">
                <text:p>0.41217583417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91681194305">
                <text:p>0.3916811943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64532017708">
                <text:p>0.4645320177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16152000427">
                <text:p>0.41615200042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09343147278">
                <text:p>0.5093431472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46845293045">
                <text:p>0.4468452930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33729469776">
                <text:p>0.4337294697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31561493874">
                <text:p>0.5315614938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71315890551">
                <text:p>0.4713158905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74106454849">
                <text:p>0.57410645484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97067153454">
                <text:p>0.4970671534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5889377594">
                <text:p>0.458893775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59625506401">
                <text:p>0.5596255064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89532113075">
                <text:p>0.4895321130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58505058289">
                <text:p>0.55850505828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99826818705">
                <text:p>0.4998268187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54140454531">
                <text:p>0.45414045453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36652565002">
                <text:p>0.5366525650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73735392094">
                <text:p>0.4737353920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21175324917">
                <text:p>0.5211753249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54887241125">
                <text:p>0.4548872411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06445086002">
                <text:p>0.4064450860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68591064215">
                <text:p>0.4685910642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1426306963">
                <text:p>0.414263069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5649600029">
                <text:p>0.4564960002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91362369061">
                <text:p>0.39136236906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47056478262">
                <text:p>0.3470564782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83787214756">
                <text:p>0.3837872147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24695438147">
                <text:p>0.3246954381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01275193691">
                <text:p>0.3012751936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29401731491">
                <text:p>0.3294017314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76056885719">
                <text:p>0.2760568857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03148180246">
                <text:p>0.30314818024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50657886267">
                <text:p>0.2506578862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251200914383">
                <text:p>0.2512009143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03761726618">
                <text:p>0.20376172661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71082317829">
                <text:p>0.17108231782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74993783236">
                <text:p>0.1749937832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40657827258">
                <text:p>0.14065782725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285674721">
                <text:p>0.128567472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977074354887">
                <text:p>0.097707435488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724911168218">
                <text:p>0.07249111682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574975758791">
                <text:p>0.05749757587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37534147501">
                <text:p>0.0375341475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109838368371">
                <text:p>0.01098383683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00482239713892">
                <text:p>-0.0048223971389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0237627122551">
                <text:p>-0.023762712255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0537228137255">
                <text:p>-0.05372281372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0675980746746">
                <text:p>-0.067598074674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0772184506059">
                <text:p>-0.07721845060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124229803681">
                <text:p>-0.1242298036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13016526401">
                <text:p>-0.1301652640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180087015033">
                <text:p>-0.1800870150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178985863924">
                <text:p>-0.17898586392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234135270119">
                <text:p>-0.2341352701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219734504819">
                <text:p>-0.2197345048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225553005934">
                <text:p>-0.2255530059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301433563232">
                <text:p>-0.3014335632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278040826321">
                <text:p>-0.27804082632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280262470245">
                <text:p>-0.2802624702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355428904295">
                <text:p>-0.3554289042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330845415592">
                <text:p>-0.33084541559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416323184967">
                <text:p>-0.4163231849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379984855652">
                <text:p>-0.3799848556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470960229635">
                <text:p>-0.4709602296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421907037497">
                <text:p>-0.4219070374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402893155813">
                <text:p>-0.4028931558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509088158607">
                <text:p>-0.50908815860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458418130875">
                <text:p>-0.4584181308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533470392227">
                <text:p>-0.5334703922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485162705183">
                <text:p>-0.48516270518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45011022687">
                <text:p>-0.4501102268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565120577812">
                <text:p>-0.5651205778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500036716461">
                <text:p>-0.50003671646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582251191139">
                <text:p>-0.5822511911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51182615757">
                <text:p>-0.5118261575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488323718309">
                <text:p>-0.4883237183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580507040024">
                <text:p>-0.5805070400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514097929001">
                <text:p>-0.5140979290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607870995998">
                <text:p>-0.60787099599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523769915104">
                <text:p>-0.52376991510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482649564743">
                <text:p>-0.48264956474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578563570976">
                <text:p>-0.5785635709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498914092779">
                <text:p>-0.49891409277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577757716179">
                <text:p>-0.57775771617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487271785736">
                <text:p>-0.4872717857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432547450066">
                <text:p>-0.43254745006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503777861595">
                <text:p>-0.50377786159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419624179602">
                <text:p>-0.41962417960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434782266617">
                <text:p>-0.4347822666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358339846134">
                <text:p>-0.3583398461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300355553627">
                <text:p>-0.3003555536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303370475769">
                <text:p>-0.3033704757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240662008524">
                <text:p>-0.2406620085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220310509205">
                <text:p>-0.22031050920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157419785857">
                <text:p>-0.1574197858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114679425955">
                <text:p>-0.11467942595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0853349342942">
                <text:p>-0.085334934294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0468376465142">
                <text:p>-0.04683764651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00817935913801">
                <text:p>-0.008179359138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229050051421">
                <text:p>0.02290500514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4768287763">
                <text:p>0.047682877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949226096272">
                <text:p>0.09492260962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07061117887">
                <text:p>0.1070611178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6009041667">
                <text:p>0.160090416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6593208909">
                <text:p>0.1659320890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81627810001">
                <text:p>0.18162781000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249860793352">
                <text:p>0.2498607933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4259519577">
                <text:p>0.2425951957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53541648388">
                <text:p>0.2535416483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34271967411">
                <text:p>0.33427196741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15593183041">
                <text:p>0.31559318304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12417173386">
                <text:p>0.41241717338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78802597523">
                <text:p>0.37880259752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462375730276">
                <text:p>0.4623757302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435245215893">
                <text:p>0.43524521589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42410799861">
                <text:p>0.4241079986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555876553059">
                <text:p>0.55587655305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11278271675">
                <text:p>0.5112782716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617902517319">
                <text:p>0.61790251731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564395785332">
                <text:p>0.56439578533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6576025486">
                <text:p>0.5657602548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69714307785">
                <text:p>0.6971430778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642256498337">
                <text:p>0.64225649833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635210216045">
                <text:p>0.6352102160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790592908859">
                <text:p>0.79059290885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720181047916">
                <text:p>0.72018104791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897443652153">
                <text:p>0.89744365215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798844456673">
                <text:p>0.79884445667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757635951042">
                <text:p>0.75763595104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35204565525">
                <text:p>0.9352045655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869878530502">
                <text:p>0.8698785305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01994085312">
                <text:p>1.019940853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10057663918">
                <text:p>0.9100576639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08996915817">
                <text:p>1.089969158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58105862141">
                <text:p>0.95810586214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895890593529">
                <text:p>0.89589059352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10482215881">
                <text:p>1.1048221588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75561499596">
                <text:p>0.97556149959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15723514557">
                <text:p>1.157235145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00272941589">
                <text:p>1.0027294158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2670571804">
                <text:p>0.926705718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14292216301">
                <text:p>1.1429221630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00186610222">
                <text:p>1.0018661022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1401976347">
                <text:p>1.14019763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994510173798">
                <text:p>0.9945101737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15422725677">
                <text:p>1.1542272567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84565079212">
                <text:p>0.9845650792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899015307426">
                <text:p>0.89901530742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08816003799">
                <text:p>1.0881600379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93983566761">
                <text:p>0.9398356676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854484260082">
                <text:p>0.85448426008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01945722103">
                <text:p>1.0194572210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87789440155">
                <text:p>0.8778944015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966177940369">
                <text:p>0.96617794036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847699284554">
                <text:p>0.84769928455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762183904648">
                <text:p>0.7621839046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882953047752">
                <text:p>0.8829530477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755312979221">
                <text:p>0.75531297922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23844075203">
                <text:p>0.82384407520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697051525116">
                <text:p>0.6970515251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637552917004">
                <text:p>0.6375529170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707292973995">
                <text:p>0.7072929739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603481173515">
                <text:p>0.60348117351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672373175621">
                <text:p>0.6723731756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61949133873">
                <text:p>0.56194913387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506429433823">
                <text:p>0.50642943382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54613506794">
                <text:p>0.5461350679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60198491812">
                <text:p>0.4601984918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502004027367">
                <text:p>0.50200402736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12728726864">
                <text:p>0.4127287268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58430802822">
                <text:p>0.35843080282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98337602615">
                <text:p>0.3983376026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27079355717">
                <text:p>0.32707935571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36079537868">
                <text:p>0.3360795378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278126716614">
                <text:p>0.27812671661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36927211285">
                <text:p>0.23692721128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248774752021">
                <text:p>0.24877475202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96462035179">
                <text:p>0.19646203517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205962687731">
                <text:p>0.20596268773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62533730268">
                <text:p>0.16253373026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27737551928">
                <text:p>0.12773755192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34421482682">
                <text:p>0.1344214826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0313654691">
                <text:p>0.1031365469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873299539089">
                <text:p>0.087329953908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6322003901">
                <text:p>0.063220039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506071969867">
                <text:p>0.05060719698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382377430797">
                <text:p>0.038237743079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242128185928">
                <text:p>0.02421281859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481936056167">
                <text:p>0.0048193605616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00726751564071">
                <text:p>-0.0072675156407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0132481139153">
                <text:p>-0.01324811391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0329984612763">
                <text:p>-0.03299846127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0393465720117">
                <text:p>-0.039346572011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055257640779">
                <text:p>-0.05525764077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0608950741589">
                <text:p>-0.060895074158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0560283884406">
                <text:p>-0.056028388440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0840542912483">
                <text:p>-0.084054291248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0860360711813">
                <text:p>-0.08603607118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100804552436">
                <text:p>-0.10080455243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10004325211">
                <text:p>-0.100043252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0913829952478">
                <text:p>-0.091382995247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124786376953">
                <text:p>-0.12478637695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107357367873">
                <text:p>-0.1073573678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134453386068">
                <text:p>-0.13445338606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119946166873">
                <text:p>-0.11994616687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110709816217">
                <text:p>-0.11070981621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140293508768">
                <text:p>-0.14029350876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125075474381">
                <text:p>-0.12507547438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147678747773">
                <text:p>-0.14767874777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13609804213">
                <text:p>-0.1360980421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122378572822">
                <text:p>-0.1223785728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143080800772">
                <text:p>-0.14308080077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137897133827">
                <text:p>-0.13789713382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15685158968">
                <text:p>-0.1568515896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132899388671">
                <text:p>-0.13289938867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128686979413">
                <text:p>-0.12868697941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155838936567">
                <text:p>-0.1558389365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128484249115">
                <text:p>-0.1284842491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151829883456">
                <text:p>-0.15182988345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131823509932">
                <text:p>-0.13182350993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122981160879">
                <text:p>-0.12298116087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139404729009">
                <text:p>-0.13940472900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11815816164">
                <text:p>-0.1181581616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133441463113">
                <text:p>-0.13344146311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11902436614">
                <text:p>-0.1190243661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101942799985">
                <text:p>-0.10194279998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117364361882">
                <text:p>-0.11736436188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104341343045">
                <text:p>-0.10434134304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112511903048">
                <text:p>-0.11251190304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0939008891582">
                <text:p>-0.093900889158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0880549103022">
                <text:p>-0.088054910302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0942815691233">
                <text:p>-0.094281569123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0805958807468">
                <text:p>-0.080595880746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0861042141914">
                <text:p>-0.08610421419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0707828402519">
                <text:p>-0.07078284025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0617547556758">
                <text:p>-0.061754755675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0742118507624">
                <text:p>-0.074211850762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0620938390493">
                <text:p>-0.062093839049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0663139298558">
                <text:p>-0.066313929855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0542845502496">
                <text:p>-0.054284550249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0484307669103">
                <text:p>-0.04843076691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054055634886">
                <text:p>-0.05405563488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0481317639351">
                <text:p>-0.048131763935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0535245351493">
                <text:p>-0.053524535149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037601467222">
                <text:p>-0.03760146722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0407928898931">
                <text:p>-0.040792889893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0402186214924">
                <text:p>-0.040218621492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0335084199905">
                <text:p>-0.033508419990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0405899360776">
                <text:p>-0.040589936077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0327372699976">
                <text:p>-0.032737269997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0273998528719">
                <text:p>-0.027399852871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0298357065767">
                <text:p>-0.029835706576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0246198959649">
                <text:p>-0.024619895964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0291791856289">
                <text:p>-0.029179185628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0207878798246">
                <text:p>-0.020787879824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0194475278258">
                <text:p>-0.019447527825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0196506343782">
                <text:p>-0.019650634378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0162491388619">
                <text:p>-0.016249138861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0170565787703">
                <text:p>-0.017056578770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0114595610648">
                <text:p>-0.011459561064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0112028289586">
                <text:p>-0.011202828958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0103796627373">
                <text:p>-0.010379662737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0119671095163">
                <text:p>-0.011967109516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0105555746704">
                <text:p>-0.010555574670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0100810043514">
                <text:p>-0.010081004351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00675283838063">
                <text:p>-0.0067528383806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00695455307141">
                <text:p>-0.0069545530714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00827856268734">
                <text:p>-0.0082785626873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00641845120117">
                <text:p>-0.006418451201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0095215048641">
                <text:p>-0.009521504864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0115184448659">
                <text:p>-0.011518444865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0159004703164">
                <text:p>-0.015900470316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0135762803257">
                <text:p>-0.013576280325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0196621529758">
                <text:p>-0.019662152975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0154119990766">
                <text:p>-0.015411999076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0124201290309">
                <text:p>-0.012420129030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0126781882718">
                <text:p>-0.012678188271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0142240505666">
                <text:p>-0.014224050566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0118855973706">
                <text:p>-0.011885597370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00593516882509">
                <text:p>-0.0059351688250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00486263539642">
                <text:p>-0.0048626353964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00427152402699">
                <text:p>-0.0042715240269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00533643830568">
                <text:p>-0.0053364383056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0051630330272">
                <text:p>-0.005163033027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00518397009">
                <text:p>-0.0051839700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00499272812158">
                <text:p>-0.0049927281215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00420162361115">
                <text:p>-0.004201623611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00135104660876">
                <text:p>-0.0013510466087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138133473229">
                <text:p>0.0013813347322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235426519066">
                <text:p>0.0023542651906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135342311114">
                <text:p>0.013534231111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994167849422">
                <text:p>0.0099416784942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149736749008">
                <text:p>0.014973674900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176903270185">
                <text:p>0.017690327018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217453502119">
                <text:p>0.021745350211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15387326479">
                <text:p>0.01538732647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248815063387">
                <text:p>0.024881506338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236735232174">
                <text:p>0.02367352321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312945879996">
                <text:p>0.031294587999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254812929779">
                <text:p>0.025481292977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26021592319">
                <text:p>0.02602159231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314652249217">
                <text:p>0.031465224921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316866710782">
                <text:p>0.031686671078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303575005382">
                <text:p>0.030357500538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298165753484">
                <text:p>0.029816575348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310987476259">
                <text:p>0.031098747625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328394174576">
                <text:p>0.032839417457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342509187758">
                <text:p>0.034250918775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371641553938">
                <text:p>0.037164155393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368311628699">
                <text:p>0.036831162869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32338000834">
                <text:p>0.03233800083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368256233633">
                <text:p>0.036825623363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369497723877">
                <text:p>0.036949772387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407185405493">
                <text:p>0.040718540549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381411984563">
                <text:p>0.03814119845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344658270478">
                <text:p>0.034465827047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414539389312">
                <text:p>0.041453938931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359963439405">
                <text:p>0.035996343940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473144948483">
                <text:p>0.047314494848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435013845563">
                <text:p>0.04350138455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431109629571">
                <text:p>0.043110962957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528717637062">
                <text:p>0.052871763706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496143251657">
                <text:p>0.049614325165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626553222537">
                <text:p>0.062655322253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571791902184">
                <text:p>0.057179190218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587614104152">
                <text:p>0.058761410415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668035820127">
                <text:p>0.066803582012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640046745539">
                <text:p>0.064004674553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74826836586">
                <text:p>0.07482683658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621130168438">
                <text:p>0.062113016843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616789720953">
                <text:p>0.061678972095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621701180935">
                <text:p>0.062170118093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536319538951">
                <text:p>0.053631953895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57197548449">
                <text:p>0.05719754844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505331978202">
                <text:p>0.050533197820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420115962625">
                <text:p>0.042011596262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508894175291">
                <text:p>0.05088941752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398198217154">
                <text:p>0.039819821715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473194979131">
                <text:p>0.047319497913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364507995546">
                <text:p>0.036450799554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38093328476">
                <text:p>0.03809332847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459989719093">
                <text:p>0.045998971909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438719913363">
                <text:p>0.043871991336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597758032382">
                <text:p>0.059775803238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556120537221">
                <text:p>0.055612053722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795773640275">
                <text:p>0.07957736402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74284568429">
                <text:p>0.07428456842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764764100313">
                <text:p>0.07647641003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00516207516">
                <text:p>0.10051620751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0037432611">
                <text:p>0.1003743261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00641146302">
                <text:p>0.10064114630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24087296426">
                <text:p>0.12408729642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17019623518">
                <text:p>0.11701962351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41866922379">
                <text:p>0.14186692237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22197642922">
                <text:p>0.12219764292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10949359834">
                <text:p>0.11094935983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124050781131">
                <text:p>0.12405078113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07702985406">
                <text:p>0.10770298540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02779753506">
                <text:p>0.10277975350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774746090174">
                <text:p>0.077474609017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573160797358">
                <text:p>0.057316079735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402354933321">
                <text:p>0.040235493332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18633775413">
                <text:p>0.01863377541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0101289376616">
                <text:p>-0.01012893766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0289609339088">
                <text:p>-0.028960933908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0381447486579">
                <text:p>-0.038144748657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0750153064728">
                <text:p>-0.075015306472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0719078481197">
                <text:p>-0.071907848119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101525492966">
                <text:p>-0.10152549296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0986337214708">
                <text:p>-0.09863372147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0963162109256">
                <text:p>-0.096316210925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120713487267">
                <text:p>-0.12071348726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101948708296">
                <text:p>-0.10194870829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119043312967">
                <text:p>-0.11904331296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101672463119">
                <text:p>-0.10167246311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090000629425">
                <text:p>-0.09000062942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0940102189779">
                <text:p>-0.094010218977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0787633955479">
                <text:p>-0.078763395547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0849381908774">
                <text:p>-0.084938190877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0660666525364">
                <text:p>-0.066066652536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0555379837751">
                <text:p>-0.055537983775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0542359910905">
                <text:p>-0.054235991090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0421301238239">
                <text:p>-0.042130123823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0489588305354">
                <text:p>-0.048958830535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031078543514">
                <text:p>-0.03107854351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022734541446">
                <text:p>-0.02273454144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0247058682144">
                <text:p>-0.024705868214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0149291791022">
                <text:p>-0.014929179102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0135250966996">
                <text:p>-0.013525096699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0100763421506">
                <text:p>-0.010076342150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00523929810151">
                <text:p>-0.0052392981015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00169134186581">
                <text:p>-0.0016913418658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0623429426923">
                <text:p>0.00062342942692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646310346201">
                <text:p>0.0064631034620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528205884621">
                <text:p>0.0052820588462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861684419215">
                <text:p>0.0086168441921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107492730021">
                <text:p>0.010749273002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967712886631">
                <text:p>0.0096771288663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14126226306">
                <text:p>0.01412622630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12198260054">
                <text:p>0.01219826005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123674850911">
                <text:p>0.012367485091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16179420054">
                <text:p>0.01617942005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15728559345">
                <text:p>0.01572855934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172575898468">
                <text:p>0.017257589846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803562253714">
                <text:p>0.0080356225371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152555881068">
                <text:p>0.015255588106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942508131266">
                <text:p>0.0094250813126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122771952301">
                <text:p>0.012277195230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128868035972">
                <text:p>0.012886803597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923138484359">
                <text:p>0.0092313848435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495863426477">
                <text:p>0.0049586342647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824576616287">
                <text:p>0.0082457661628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723777525127">
                <text:p>0.0072377752512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343230785802">
                <text:p>0.0034323078580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677020195872">
                <text:p>0.0067702019587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358095695265">
                <text:p>0.0035809569526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321655673906">
                <text:p>0.0032165567390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00337141309865">
                <text:p>-0.0033714130986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000565230380744">
                <text:p>-0.00056523038074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0.00578872300684">
                <text:p>-0.0057887230068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0.0029542776756">
                <text:p>-0.002954277675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00158060900867">
                <text:p>-0.0015806090086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00554331997409">
                <text:p>-0.0055433199740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00877270661294">
                <text:p>-0.0087727066129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0.00975342839956">
                <text:p>-0.0097534283995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00815253611654">
                <text:p>-0.0081525361165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0143952444196">
                <text:p>-0.014395244419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0080992328003">
                <text:p>-0.008099232800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0185397937894">
                <text:p>-0.018539793789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00637238519266">
                <text:p>-0.0063723851926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011381233111">
                <text:p>-0.01138123311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0111223701388">
                <text:p>-0.011122370138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0148302866146">
                <text:p>-0.014830286614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0112720429897">
                <text:p>-0.011272042989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0111269876361">
                <text:p>-0.011126987636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0103495763615">
                <text:p>-0.010349576361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0110053177923">
                <text:p>-0.011005317792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0135384667665">
                <text:p>-0.013538466766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0150154456496">
                <text:p>-0.015015445649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0142756989226">
                <text:p>-0.014275698922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0102723510936">
                <text:p>-0.010272351093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0124636376277">
                <text:p>-0.012463637627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0120764644817">
                <text:p>-0.012076464481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0204518698156">
                <text:p>-0.020451869815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0280297249556">
                <text:p>-0.028029724955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0345236547291">
                <text:p>-0.034523654729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0304983071983">
                <text:p>-0.030498307198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0322844907641">
                <text:p>-0.032284490764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00486223399639">
                <text:p>-0.0048622339963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116647016257">
                <text:p>0.011664701625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000358554534614">
                <text:p>-0.00035855453461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232738559134">
                <text:p>0.0023273855913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00169940514024">
                <text:p>-0.0016994051402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00166999537032">
                <text:p>-0.0016699953703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000660705380142">
                <text:p>-0.00066070538014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00237935921177">
                <text:p>-0.0023793592117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207629986107">
                <text:p>0.0020762998610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0433799112216">
                <text:p>0.00043379911221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0.00120919942856">
                <text:p>-0.0012091994285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467686494812">
                <text:p>0.0046768649481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00445375032723">
                <text:p>-0.0044537503272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00077654258348">
                <text:p>-0.0007765425834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0.00140687124804">
                <text:p>-0.0014068712480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022051029373">
                <text:p>0.0002205102937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265110144392">
                <text:p>0.0026511014439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0.000426175072789">
                <text:p>-0.00042617507278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0.00173032120802">
                <text:p>-0.0017303212080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539291091263">
                <text:p>0.0053929109126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0.00264688674361">
                <text:p>-0.0026468867436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00713381823152">
                <text:p>-0.0071338182315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695365713909">
                <text:p>0.0069536571390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733639113605">
                <text:p>0.0073363911360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0.00589235965163">
                <text:p>-0.0058923596516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0000779493711889">
                <text:p>-0.000077949371188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199312483892">
                <text:p>0.0019931248389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262616202235">
                <text:p>0.0026261620223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0206872471608">
                <text:p>0.00020687247160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665616383776">
                <text:p>0.0066561638377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00355146103539">
                <text:p>-0.0035514610353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00339565519243">
                <text:p>-0.0033956551924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00278304191306">
                <text:p>-0.0027830419130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274786795489">
                <text:p>0.0027478679548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0.00302502280101">
                <text:p>-0.0030250228010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180709408596">
                <text:p>0.0018070940859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00428013876081">
                <text:p>-0.0042801387608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554615538567">
                <text:p>0.0055461553856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109607470222">
                <text:p>0.0010960747022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00314510054886">
                <text:p>-0.0031451005488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363836809993">
                <text:p>0.0036383680999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00073040346615">
                <text:p>-0.0007304034661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00518656149507">
                <text:p>-0.0051865614950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58988891542">
                <text:p>0.005898889154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000282007735223">
                <text:p>-0.00028200773522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000672364840284">
                <text:p>-0.00067236484028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0282249238808">
                <text:p>0.00028224923880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168065587059">
                <text:p>0.0016806558705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00248692813329">
                <text:p>-0.0024869281332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00116322247777">
                <text:p>-0.0011632224777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203099311329">
                <text:p>0.0020309931132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00916580902413">
                <text:p>0.000091658090241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275453808717">
                <text:p>0.0027545380871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0.00438696658239">
                <text:p>-0.0043869665823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0.000273284502327">
                <text:p>-0.00027328450232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0.000435292255133">
                <text:p>-0.00043529225513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0.000740217103157">
                <text:p>-0.00074021710315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0624335953034">
                <text:p>0.00062433595303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53385598585">
                <text:p>0.005338559858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0.00209477450699">
                <text:p>-0.0020947745069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103078992106">
                <text:p>0.0010307899210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0576980004553">
                <text:p>0.00057698000455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0.00197648070753">
                <text:p>-0.0019764807075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0209528487176">
                <text:p>0.00020952848717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124472379684">
                <text:p>0.0012447237968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0.00573200872168">
                <text:p>-0.0057320087216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400608219206">
                <text:p>0.0040060821920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0.0000895468983799">
                <text:p>-0.000089546898379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286404648796">
                <text:p>0.0028640464879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0.0000927656656131">
                <text:p>-0.000092765665613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128094782121">
                <text:p>0.0012809478212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111274654046">
                <text:p>0.0011127465404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0674302631523">
                <text:p>0.00067430263152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0292075128527">
                <text:p>0.00029207512852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0137698414619">
                <text:p>0.00013769841461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0373565359041">
                <text:p>0.00037356535904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0.0000793349754531">
                <text:p>-0.000079334975453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0407086801715">
                <text:p>0.00040708680171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0.000362897990271">
                <text:p>-0.00036289799027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0234314531554">
                <text:p>0.00023431453155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0.000382538797567">
                <text:p>-0.00038253879756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0337118748575">
                <text:p>0.00033711874857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0123476536828">
                <text:p>0.000123476536828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00949788227445">
                <text:p>0.000094978822744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0.000346464366885">
                <text:p>-0.00034646436688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0.000755840796046">
                <text:p>-0.00075584079604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734192959499">
                <text:p>0.00073419295949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00930152891669">
                <text:p>0.000093015289166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0248341995757">
                <text:p>0.00024834199575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0.000744077493437">
                <text:p>-0.00074407749343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0.000102106278064">
                <text:p>-0.00010210627806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0.000580622232519">
                <text:p>-0.00058062223251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0116699113278">
                <text:p>0.00011669911327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0.000206562646781">
                <text:p>-0.00020656264678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0125557242427">
                <text:p>0.00012555724242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0.000158426249982">
                <text:p>-0.00015842624998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00579829720664">
                <text:p>0.000057982972066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0.0000723750708858">
                <text:p>-0.000072375070885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0130163796712">
                <text:p>0.00013016379671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0.0000497277433169">
                <text:p>-0.000049727743316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0.000322969310218">
                <text:p>-0.00032296931021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0140083619044">
                <text:p>0.00014008361904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0.000189591693925">
                <text:p>-0.00018959169392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0487238343339">
                <text:p>0.00048723834333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0.000276178034255">
                <text:p>-0.00027617803425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00332558265654">
                <text:p>0.000033255826565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0.0000581841231906">
                <text:p>-0.000058184123190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0266140559688">
                <text:p>0.00026614055968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00552835990675">
                <text:p>0.000055283599067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0.0000751758270781">
                <text:p>-0.000075175827078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0.00000637624543742">
                <text:p>-0.0000063762454374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01348892838">
                <text:p>0.000134889283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0148200953845">
                <text:p>0.00014820095384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0119509262731">
                <text:p>0.00011950926273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0.0000683490943629">
                <text:p>-0.000068349094362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0.000257971551036">
                <text:p>-0.00025797155103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216094151256">
                <text:p>0.00021609415125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0.0000458219801658">
                <text:p>-0.000045821980165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0484291987959">
                <text:p>0.00048429198795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0.00040592617006">
                <text:p>-0.0004059261700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0272177276202">
                <text:p>0.00027217727620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00816537940409">
                <text:p>0.000081653794040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0135557638714">
                <text:p>0.00013555763871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00415421309299">
                <text:p>0.000041542130929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0.000059470814449">
                <text:p>-0.00005947081444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0312117481371">
                <text:p>0.00031211748137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0910210801521">
                <text:p>0.000091021080152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0479487207485">
                <text:p>0.00047948720748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0.000337962585036">
                <text:p>-0.000337962585036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0270708580501">
                <text:p>0.00027070858050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0.000252085214015">
                <text:p>-0.00025208521401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0243188958848">
                <text:p>0.00024318895884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0.0000599144404987">
                <text:p>-0.000059914440498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0129181717057">
                <text:p>0.00012918171705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0.000298027938697">
                <text:p>-0.00029802793869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0000207699486054">
                <text:p>0.00000020769948605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0150630541611">
                <text:p>0.00015063054161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00386948922824">
                <text:p>0.000038694892282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019053457072">
                <text:p>0.0001905345707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0.000112368143164">
                <text:p>-0.00011236814316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0123009231174">
                <text:p>0.00012300923117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0.00030907074688">
                <text:p>-0.0003090707468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00440615112893">
                <text:p>0.000044061511289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0.0000645507680019">
                <text:p>-0.000064550768001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0367248256225">
                <text:p>0.00036724825622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0.0000347316963598">
                <text:p>-0.000034731696359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0.000160470357514">
                <text:p>-0.00016047035751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0.000200762326131">
                <text:p>-0.00020076232613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0.0000592796423007">
                <text:p>-0.000059279642300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0.0000407055558753">
                <text:p>-0.000040705555875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0.000225302137551">
                <text:p>-0.00022530213755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0324110966176">
                <text:p>0.00032411096617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0.000181643350516">
                <text:p>-0.00018164335051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0295072299195">
                <text:p>0.00029507229919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0.000716238690075">
                <text:p>-0.00071623869007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0176928035216">
                <text:p>0.00017692803521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0.000391617359128">
                <text:p>-0.00039161735912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0299299048493">
                <text:p>0.00029929904849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0.000224462462938">
                <text:p>-0.00022446246293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0.0000760711991461">
                <text:p>-0.000076071199146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0.0000708600855432">
                <text:p>-0.000070860085543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0.000188281701412">
                <text:p>-0.00018828170141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0155248853844">
                <text:p>0.00015524885384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0.000470943952678">
                <text:p>-0.00047094395267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00886255729711">
                <text:p>0.000088625572971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0.000362837599823">
                <text:p>-0.00036283759982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0507015647599">
                <text:p>0.000050701564759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0.000339591410011">
                <text:p>-0.00033959141001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0.0000359273399226">
                <text:p>-0.000035927339922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0.000136512011522">
                <text:p>-0.00013651201152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0.0000514388157171">
                <text:p>-0.000051438815717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0.0000456009875052">
                <text:p>-0.000045600987505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0.000238501001149">
                <text:p>-0.00023850100114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0.0000729756138753">
                <text:p>-0.000072975613875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0.000366036372725">
                <text:p>-0.0003660363727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0347799592419">
                <text:p>0.00034779959241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0.000191712737433">
                <text:p>-0.00019171273743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00886390407686">
                <text:p>0.000088639040768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0.00041295166011">
                <text:p>-0.0004129516601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0375203147996">
                <text:p>0.00037520314799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0.000087877153419">
                <text:p>-0.00008787715341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0.0000811222489574">
                <text:p>-0.000081122248957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0.0000649473658996">
                <text:p>-0.000064947365899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0.000395672104787">
                <text:p>-0.00039567210478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0730111729354">
                <text:p>0.00073011172935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00106770021375">
                <text:p>0.000010677002137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0.000176462388481">
                <text:p>-0.00017646238848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0.000472726969747">
                <text:p>-0.00047272696974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024143695191">
                <text:p>0.0002414369519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0389514490962">
                <text:p>0.00038951449096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0220763817197">
                <text:p>0.00022076381719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00277570434264">
                <text:p>0.000027757043426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00828352058306">
                <text:p>0.000082835205830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0111699082481">
                <text:p>0.00011169908248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0.000156618276378">
                <text:p>-0.00015661827637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00609313428868">
                <text:p>0.000060931342886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0.000243340546149">
                <text:p>-0.00024334054614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0.0000148570470628">
                <text:p>-0.000014857047062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0.000097005686257">
                <text:p>-0.00009700568625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00439700816059">
                <text:p>0.000043970081605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0.000255317601841">
                <text:p>-0.00025531760184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00691983441357">
                <text:p>0.000069198344135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0.000204221345484">
                <text:p>-0.00020422134548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0153784087161">
                <text:p>0.00015378408716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0.000500449270476">
                <text:p>-0.00050044927047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0222293572733">
                <text:p>0.00022229357273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0.000221309790504">
                <text:p>-0.00022130979050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0.000122818775708">
                <text:p>-0.00012281877570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00496392094647">
                <text:p>0.000049639209464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0.000043768548494">
                <text:p>-0.00004376854849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0173318345333">
                <text:p>0.00017331834533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0.000280568201561">
                <text:p>-0.0002805682015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